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Poltavska Oblast(10:25). Red Alert: aerial threat. Sirens sounding. Take cover now!</text:span>
</text:h>
      <text:p text:style-name="P4">
Authors: liveuamap (Language: en)</text:p>
      <text:p text:style-name="P4">
Time: 2023-05-29T-105:27:00</text:p>
      <text:p text:style-name="P4">
Location: Poltavska Oblast (Latitude:49.47705000 Longtitude:33.81866000)</text:p>
      <text:p text:style-name="P4">
Videos: []</text:p>
      <text:p text:style-name="P4">
Images: []</text:p>
      <text:p text:style-name="P4">
Tags: ["Europe", "Central and Eastern Europe"]</text:p>
      <text:p text:style-name="P4">
Id: 22566160</text:p>
      <!--METADATA-->
      <text:p text:style-name="P4">
Poltava(10:25). Red Alert: aerial threat. Sirens sounding. Take covernow!</text:p>
      <text:p text:style-name="P4">
News Collection Link: <text:a xlink:type="simple" xlink:href="https://liveuamap.com/en/2023/29-may-poltavska-oblast1025-red-alert-aerial-g" text:style-name="Internet_20_link" text:visited-style-name="Visited_20_Internet_20_Link">
https://liveuamap.com/en/2023/29-may-poltavska-oblast1025-red-alert-aerial-g</text:a>
</text:p>
      <text:p text:style-name="P4">
News Source: <text:a xlink:type="simple" xlink:href="https://t.me/suspilnepoltava/11333" text:style-name="Internet_20_link" text:visited-style-name="Visited_20_Internet_20_Link">
https://t.me/suspilnepoltava/11333</text:a>
</text:p>
      <!--NEWS-->
      <text:h text:style-name="P10" text:outline-level="1">
<text:span text:style-name="T4">
Kyiv(10:09). Red Alert: aerial threat. Sirens sounding. Take cover now!</text:span>
</text:h>
      <text:p text:style-name="P4">
Authors: liveuamap (Language: en)</text:p>
      <text:p text:style-name="P4">
Time: 2023-05-29T-115:10:00</text:p>
      <text:p text:style-name="P4">
Location: Kyiv (Latitude:50.44343 Longtitude:30.53022)</text:p>
      <text:p text:style-name="P4">
Videos: []</text:p>
      <text:p text:style-name="P4">
Images: []</text:p>
      <text:p text:style-name="P4">
Tags: ["Europe", "Central and Eastern Europe"]</text:p>
      <text:p text:style-name="P4">
Id: 22566150</text:p>
      <!--METADATA-->
      <text:p text:style-name="P4">
Kyiv(10:09). Red Alert: aerial threat. Sirens sounding. Take cover now!</text:p>
      <text:p text:style-name="P4">
News Collection Link: <text:a xlink:type="simple" xlink:href="https://liveuamap.com/en/2023/29-may-kyiv1009-red-alert-aerial-threat-sireng" text:style-name="Internet_20_link" text:visited-style-name="Visited_20_Internet_20_Link">
https://liveuamap.com/en/2023/29-may-kyiv1009-red-alert-aerial-threat-sireng</text:a>
</text:p>
      <text:p text:style-name="P4">
News Source: <text:a xlink:type="simple" xlink:href="https://t.me/KyivCityOfficial/6813" text:style-name="Internet_20_link" text:visited-style-name="Visited_20_Internet_20_Link">
https://t.me/KyivCityOfficial/6813</text:a>
</text:p>
      <!--NEWS-->
      <text:h text:style-name="P10" text:outline-level="1">
<text:span text:style-name="T4">
JSC Kupiansk Directio Rusian Army Shelled well, Krasne First, Figololivka, Novomlinsk, ...</text:span>
</text:h>
      <text:p text:style-name="P4">
Authors: liveuamap (Language: en)</text:p>
      <text:p text:style-name="P4">
Time: 2023-05-29T-86:49:00</text:p>
      <text:p text:style-name="P4">
Location: Kupiansk (Latitude:49.63784 Longtitude:37.91159)</text:p>
      <text:p text:style-name="P4">
Videos: []</text:p>
      <text:p text:style-name="P4">
Images: []</text:p>
      <text:p text:style-name="P4">
Tags: ["Russia"]</text:p>
      <text:p text:style-name="P4">
Id: 22566208</text:p>
      <!--METADATA-->
      <text:p text:style-name="P4">
At Kupiansk direction Russian army shelled Kolodyazne, Krasne Pershe,Fyholivka, Novomlynsk, Dvorichna, Zapadne, Masutivka, Kyslivka, Berestove ofKharkiv region. Russian aviation conducted airstrikes at Kyslivka of Kharkivregion, - General Staff of Armed Forces of Ukraine says in the morning report</text:p>
      <text:p text:style-name="P4">
News Collection Link: <text:a xlink:type="simple" xlink:href="https://liveuamap.com/en/2023/29-may-at-kupiansk-direction-russian-army-shelled-kolodyazne" text:style-name="Internet_20_link" text:visited-style-name="Visited_20_Internet_20_Link">
https://liveuamap.com/en/2023/29-may-at-kupiansk-direction-russian-army-shelled-kolodyazne</text:a>
</text:p>
      <text:p text:style-name="P4">
News Source: <text:a xlink:type="simple" xlink:href="https://t.me/lumsrc/4930" text:style-name="Internet_20_link" text:visited-style-name="Visited_20_Internet_20_Link">
https://t.me/lumsrc/4930</text:a>
</text:p>
      <!--NEWS-->
      <text:h text:style-name="P10" text:outline-level="1">
<text:span text:style-name="T4">
At Lyman direction Russian army shelled Nevske, Bilohorivka of Luhansk region; Torske, Verkhn...</text:span>
</text:h>
      <text:p text:style-name="P4">
Authors: liveuamap (Language: en)</text:p>
      <text:p text:style-name="P4">
Time: 2023-05-29T-89:49:00</text:p>
      <text:p text:style-name="P4">
Location: Lyman (Latitude:49.36192 Longtitude:37.95794)</text:p>
      <text:p text:style-name="P4">
Videos: []</text:p>
      <text:p text:style-name="P4">
Images: []</text:p>
      <text:p text:style-name="P4">
Tags: ["Russia"]</text:p>
      <text:p text:style-name="P4">
Id: 22566206</text:p>
      <!--METADATA-->
      <text:p text:style-name="P4">
At Lyman direction Russian army shelled Nevske, Bilohorivka of Luhansk region;Torske, Verkhnokamyanske and Spirne of Donetsk region. Russian aviationconducted airstrikes at Yahidne of Kharkiv region; Serhiyivka, Bilohorivka ofLuhansk region; Ivanivka, Spirne, Ray-Oleksandrivka, Vesele of Donetsk region,- General Staff of Armed Forces of Ukraine says in the morning report</text:p>
      <text:p text:style-name="P4">
News Collection Link: <text:a xlink:type="simple" xlink:href="https://liveuamap.com/en/2023/29-may-at-lyman-direction-russian-army-shelled-nevske-bilohorivka" text:style-name="Internet_20_link" text:visited-style-name="Visited_20_Internet_20_Link">
https://liveuamap.com/en/2023/29-may-at-lyman-direction-russian-army-shelled-nevske-bilohorivka</text:a>
</text:p>
      <text:p text:style-name="P4">
News Source: <text:a xlink:type="simple" xlink:href="https://t.me/lumsrc/4931" text:style-name="Internet_20_link" text:visited-style-name="Visited_20_Internet_20_Link">
https://t.me/lumsrc/4931</text:a>
</text:p>
      <!--NEWS-->
      <text:h text:style-name="P10" text:outline-level="1">
<text:span text:style-name="T4">
JSC Avdiivka Directio Rusian Army Shelled Avdiivka, Pervomaisko, Karlovka of Donetsk Region ...</text:span>
</text:h>
      <text:p text:style-name="P4">
Authors: liveuamap (Language: en)</text:p>
      <text:p text:style-name="P4">
Time: 2023-05-29T-91:49:00</text:p>
      <text:p text:style-name="P4">
Location: Donetsk (Latitude:48.09058 Longtitude:37.6062)</text:p>
      <text:p text:style-name="P4">
Videos: []</text:p>
      <text:p text:style-name="P4">
Images: []</text:p>
      <text:p text:style-name="P4">
Tags: ["Russia"]</text:p>
      <text:p text:style-name="P4">
Id: 22566201</text:p>
      <!--METADATA-->
      <text:p text:style-name="P4">
At Avdiyivka direction Russian army shelled Avdiyivka, Pervomayske, Karlivkaof Donetsk region. Russian aviation conducted airstrikes at Avdiyivka,Vodyane, Pervomayske of Donetsk region, - General Staff of Armed Forces ofUkraine says in the morning report</text:p>
      <text:p text:style-name="P4">
News Collection Link: <text:a xlink:type="simple" xlink:href="https://liveuamap.com/en/2023/29-may-at-avdiyivka-direction-russian-army-shelled-avdiyivka" text:style-name="Internet_20_link" text:visited-style-name="Visited_20_Internet_20_Link">
https://liveuamap.com/en/2023/29-may-at-avdiyivka-direction-russian-army-shelled-avdiyivka</text:a>
</text:p>
      <text:p text:style-name="P4">
News Source: <text:a xlink:type="simple" xlink:href="https://t.me/lumsrc/4933" text:style-name="Internet_20_link" text:visited-style-name="Visited_20_Internet_20_Link">
https://t.me/lumsrc/4933</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29T-95:49:00</text:p>
      <text:p text:style-name="P4">
Location: Kherson (Latitude:46.83741 Longtitude:33.41526)</text:p>
      <text:p text:style-name="P4">
Videos: []</text:p>
      <text:p text:style-name="P4">
Images: []</text:p>
      <text:p text:style-name="P4">
Tags: ["Russia"]</text:p>
      <text:p text:style-name="P4">
Id: 22566196</text:p>
      <!--METADATA-->
      <text:p text:style-name="P4">
At Zaporizhzhia and Kherson Directions Russian Army Shelled Vremivka, Novopilof Donetsk Region; Olhivske, Huliaipole, Mala Tokmachka, Novodanylivka, Orikhiv, Novoandriyivka, Mali Scherbaky and Stepnohrisk of ZaporizhiareGion; Zolota Balka, Mykhaylivka, Vesele, Kozatske, Mykolaivka, Lvove, Ivanivka, Antonivka, Dniprovske, Kizomys of Kherson Region and Kherson City Aviation Contempion D Airstrike at Beryslav of Kherson Region, Generalstaff of Armed Forces of Ukraine Says in the Morning Report</text:p>
      <text:p text:style-name="P4">
News Collection Link: <text:a xlink:type="simple" xlink:href="https://liveuamap.com/en/2023/29-may-at-zaporizhzhia-and-kherson-directions-russian-army" text:style-name="Internet_20_link" text:visited-style-name="Visited_20_Internet_20_Link">
https://liveuamap.com/en/2023/29-MAY-AT-ZAPORIZHIA-HARSON-DIRUSONS-RUSSIAN-ARMY</text:a>
</text:p>
      <text:p text:style-name="P4">
News Source: <text:a xlink:type="simple" xlink:href="https://t.me/lumsrc/4936" text:style-name="Internet_20_link" text:visited-style-name="Visited_20_Internet_20_Link">
https://t.me/lumsrc/4936</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9T-97:49:00</text:p>
      <text:p text:style-name="P4">
Location: Velyka Novosilka (Latitude:47.93784000 Longtitude:37.51011000)</text:p>
      <text:p text:style-name="P4">
Videos: []</text:p>
      <text:p text:style-name="P4">
Images: []</text:p>
      <text:p text:style-name="P4">
Tags: ["Russia"]</text:p>
      <text:p text:style-name="P4">
Id: 22566192</text:p>
      <!--METADATA-->
      <text:p text:style-name="P4">
Russian forces conducting offensive actions at Lyman, Bakhmut, Avdiivka andMaryinka directions. Ukrainian military had 19 combat engagements with Russianforces near Masutivka, south-east to Orikhovo-Vasylivka, and towardsIvanivske, Maryinka, Velyka Novosilka of Donetsk region, - General Staff ofArmed Forces of Ukraine says in the morning report</text:p>
      <text:p text:style-name="P4">
News Collection Link: <text:a xlink:type="simple" xlink:href="https://liveuamap.com/en/2023/29-may-russian-forces-conducting-offensive-actions-at-lyman" text:style-name="Internet_20_link" text:visited-style-name="Visited_20_Internet_20_Link">
https://liveuamap.com/en/2023/29-may-russian-forces-conducting-offensive-actions-at-lyman</text:a>
</text:p>
      <text:p text:style-name="P4">
News Source: <text:a xlink:type="simple" xlink:href="https://t.me/lumsrc/4937" text:style-name="Internet_20_link" text:visited-style-name="Visited_20_Internet_20_Link">
https://t.me/lumsrc/4937</text:a>
</text:p>
      <!--NEWS-->
      <text:h text:style-name="P10" text:outline-level="1">
<text:span text:style-name="T4">
Poltavska Oblast(11:49). Red Alert: aerial threat. Sirens sounding. Take cover now!</text:span>
</text:h>
      <text:p text:style-name="P4">
Authors: liveuamap (Language: en)</text:p>
      <text:p text:style-name="P4">
Time: 2023-05-29T05:50:00</text:p>
      <text:p text:style-name="P4">
Location: Poltavska Oblast (Latitude:49.47583 Longtitude:33.81859)</text:p>
      <text:p text:style-name="P4">
Videos: []</text:p>
      <text:p text:style-name="P4">
Images: []</text:p>
      <text:p text:style-name="P4">
Tags: ["Europe", "Central and Eastern Europe"]</text:p>
      <text:p text:style-name="P4">
Id: 22566213</text:p>
      <!--METADATA-->
      <text:p text:style-name="P4">
Poltava(11:49). Red Alert: aerial threat. Sirens sounding. Take covernow!</text:p>
      <text:p text:style-name="P4">
News Collection Link: <text:a xlink:type="simple" xlink:href="https://liveuamap.com/en/2023/29-may-poltavska-oblast1149-red-alert-aerial-g" text:style-name="Internet_20_link" text:visited-style-name="Visited_20_Internet_20_Link">
https://liveuamap.com/en/2023/29-may-poltavska-oblast1149-red-alert-aerial-g</text:a>
</text:p>
      <text:p text:style-name="P4">
News Source: <text:a xlink:type="simple" xlink:href="https://t.me/suspilnepoltava/11335" text:style-name="Internet_20_link" text:visited-style-name="Visited_20_Internet_20_Link">
https://t.me/suspilnepoltava/11335</text:a>
</text:p>
      <!--NEWS-->
      <text:h text:style-name="P10" text:outline-level="1">
<text:span text:style-name="T4">
Kherson, Kherson region, Nikolaev, Mykolaiv region (22: Chch). Red Alrt: Aerial Tchretate. WITH...</text:span>
</text:h>
      <text:p text:style-name="P4">
Authors: liveuamap (Language: en)</text:p>
      <text:p text:style-name="P4">
Time: 2023-05-29T16:46:00</text:p>
      <text:p text:style-name="P4">
Location: Kherson (Latitude:46.65581000 Longtitude:32.61780000)</text:p>
      <text:p text:style-name="P4">
Videos: []</text:p>
      <text:p text:style-name="P4">
Images: []</text:p>
      <text:p text:style-name="P4">
Tags: ["Europe", "Central and Eastern Europe"]</text:p>
      <text:p text:style-name="P4">
Id: 22566337</text:p>
      <!--METADATA-->
      <text:p text:style-name="P4">
Kherson, Kherson region, Mykolaiv, Mykolaiv region(22:44). Red Alert:aerial threat. Sirens sounding. Take cover now!</text:p>
      <text:p text:style-name="P4">
News Collection Link: <text:a xlink:type="simple" xlink:href="https://liveuamap.com/en/2023/29-may-kherson-khersonska-oblast-mykolaiv-mykg" text:style-name="Internet_20_link" text:visited-style-name="Visited_20_Internet_20_Link">
https://liveuamap.com/en/2023/29-may-kherson-khersonska-oblast-mykolaiv-mykg</text:a>
</text:p>
      <text:p text:style-name="P4">
News Source: <text:a xlink:type="simple" xlink:href="https://t.me/air_alert_ua/46861" text:style-name="Internet_20_link" text:visited-style-name="Visited_20_Internet_20_Link">
https://t.me/air_alert_ua/46861</text:a>
</text:p>
      <!--NEWS-->
      <text:h text:style-name="P10" text:outline-level="1">
<text:span text:style-name="T4">
Kharkiv, Kharkivska Oblast(23:02). Red Alert: aerial threat. Sirens sounding. Take cover now!</text:span>
</text:h>
      <text:p text:style-name="P4">
Authors: liveuamap (Language: en)</text:p>
      <text:p text:style-name="P4">
Time: 2023-05-29T17:03:00</text:p>
      <text:p text:style-name="P4">
Location: Kharkiv (Latitude:49.98074 Longtitude:36.25377)</text:p>
      <text:p text:style-name="P4">
Videos: []</text:p>
      <text:p text:style-name="P4">
Images: []</text:p>
      <text:p text:style-name="P4">
Tags: ["Europe", "Central and Eastern Europe"]</text:p>
      <text:p text:style-name="P4">
Id: 22566338</text:p>
      <!--METADATA-->
      <text:p text:style-name="P4">
Kharkiv, Kharkiv region(23:02). Red Alert: aerial threat. Sirens sounding.Take cover now!</text:p>
      <text:p text:style-name="P4">
News Collection Link: <text:a xlink:type="simple" xlink:href="https://liveuamap.com/en/2023/29-may-kharkiv-kharkivska-oblast2302-red-alerg" text:style-name="Internet_20_link" text:visited-style-name="Visited_20_Internet_20_Link">
https://liveuamap.com/en/2023/29-may-kharkiv-kharkivska-oblast2302-red-alerg</text:a>
</text:p>
      <text:p text:style-name="P4">
News Source: <text:a xlink:type="simple" xlink:href="https://t.me/air_alert_ua/46862" text:style-name="Internet_20_link" text:visited-style-name="Visited_20_Internet_20_Link">
https://t.me/air_alert_ua/46862</text:a>
</text:p>
      <!--NEWS-->
      <text:h text:style-name="P10" text:outline-level="1">
<text:span text:style-name="T4">
Kirovohradska Oblast(23:11). Red Alert: aerial threat. Sirens sounding. Take cover now!</text:span>
</text:h>
      <text:p text:style-name="P4">
Authors: liveuamap (Language: en)</text:p>
      <text:p text:style-name="P4">
Time: 2023-05-29T17:13:00</text:p>
      <text:p text:style-name="P4">
Location: Kirovohradska Oblast (Latitude:48.50037 Longtitude:32.00099)</text:p>
      <text:p text:style-name="P4">
Videos: []</text:p>
      <text:p text:style-name="P4">
Images: []</text:p>
      <text:p text:style-name="P4">
Tags: ["Europe", "Central and Eastern Europe"]</text:p>
      <text:p text:style-name="P4">
Id: 22566339</text:p>
      <!--METADATA-->
      <text:p text:style-name="P4">
Kirovohrad region(23:11). Red Alert: aerial threat. Sirens sounding. Takecover now!</text:p>
      <text:p text:style-name="P4">
News Collection Link: <text:a xlink:type="simple" xlink:href="https://liveuamap.com/en/2023/29-may-kirovohradska-oblast2311-red-alert-aerg" text:style-name="Internet_20_link" text:visited-style-name="Visited_20_Internet_20_Link">
https://liveuamap.com/en/2023/29-may-kirovohradska-oblast2311-red-alert-aerg</text:a>
</text:p>
      <text:p text:style-name="P4">
News Source: <text:a xlink:type="simple" xlink:href="https://t.me/air_alert_ua/46863" text:style-name="Internet_20_link" text:visited-style-name="Visited_20_Internet_20_Link">
https://t.me/air_alert_ua/46863</text:a>
</text:p>
      <!--NEWS-->
      <text:h text:style-name="P10" text:outline-level="1">
<text:span text:style-name="T4">
Cherkaska Oblast(00:01). Red Alert: aerial threat. Sirens sounding. Take cover now!</text:span>
</text:h>
      <text:p text:style-name="P4">
Authors: liveuamap (Language: en)</text:p>
      <text:p text:style-name="P4">
Time: 2023-05-29T18:03:00</text:p>
      <text:p text:style-name="P4">
Location: Cherkaska Oblast (Latitude:49.25000000 Longtitude:31.33333000)</text:p>
      <text:p text:style-name="P4">
Videos: []</text:p>
      <text:p text:style-name="P4">
Images: []</text:p>
      <text:p text:style-name="P4">
Tags: ["Europe", "Central and Eastern Europe"]</text:p>
      <text:p text:style-name="P4">
Id: 22566340</text:p>
      <!--METADATA-->
      <text:p text:style-name="P4">
Cherkas(00:01). Red Alert: aerial threat. Sirens sounding. Take covernow!</text:p>
      <text:p text:style-name="P4">
News Collection Link: <text:a xlink:type="simple" xlink:href="https://liveuamap.com/en/2023/29-may-cherkaska-oblast0001-red-alert-aerial-g" text:style-name="Internet_20_link" text:visited-style-name="Visited_20_Internet_20_Link">
https://liveuamap.com/en/2023/29-may-cherkaska-oblast0001-red-alert-aerial-g</text:a>
</text:p>
      <text:p text:style-name="P4">
News Source: <text:a xlink:type="simple" xlink:href="https://t.me/air_alert_ua/46865" text:style-name="Internet_20_link" text:visited-style-name="Visited_20_Internet_20_Link">
https://t.me/air_alert_ua/46865</text:a>
</text:p>
      <!--NEWS-->
      <text:h text:style-name="P10" text:outline-level="1">
<text:span text:style-name="T4">
Kyiv, Kyiv Oblast(00:35). Red Alert: aerial threat. Sirens sounding. Take cover now!</text:span>
</text:h>
      <text:p text:style-name="P4">
Authors: liveuamap (Language: en)</text:p>
      <text:p text:style-name="P4">
Time: 2023-05-29T18:36:00</text:p>
      <text:p text:style-name="P4">
Location: Kyiv (Latitude:50.44454 Longtitude:30.52962)</text:p>
      <text:p text:style-name="P4">
Videos: []</text:p>
      <text:p text:style-name="P4">
Images: []</text:p>
      <text:p text:style-name="P4">
Tags: ["Europe", "Central and Eastern Europe"]</text:p>
      <text:p text:style-name="P4">
Id: 22566342</text:p>
      <!--METADATA-->
      <text:p text:style-name="P4">
Kyiv, Kyiv region(00:35). Red Alert: aerial threat. Sirens sounding. Takecover now!</text:p>
      <text:p text:style-name="P4">
News Collection Link: <text:a xlink:type="simple" xlink:href="https://liveuamap.com/en/2023/29-may-kyiv-kyiv-oblast0035-red-alert-aerial-g" text:style-name="Internet_20_link" text:visited-style-name="Visited_20_Internet_20_Link">
https://liveuamap.com/en/2023/29-may-kyiv-kyiv-oblast0035-red-alert-aerial-g</text:a>
</text:p>
      <text:p text:style-name="P4">
News Source: <text:a xlink:type="simple" xlink:href="https://t.me/air_alert_ua/46866" text:style-name="Internet_20_link" text:visited-style-name="Visited_20_Internet_20_Link">
https://t.me/air_alert_ua/46866</text:a>
</text:p>
      <!--NEWS-->
      <text:h text:style-name="P10" text:outline-level="1">
<text:span text:style-name="T4">
Chernihivska Oblast(00:38). Red Alert: aerial threat. Sirens sounding. Take cover now!</text:span>
</text:h>
      <text:p text:style-name="P4">
Authors: liveuamap (Language: en)</text:p>
      <text:p text:style-name="P4">
Time: 2023-05-29T18:38:00</text:p>
      <text:p text:style-name="P4">
Location: Chernihivska Oblast (Latitude:51.33237 Longtitude:31.99955)</text:p>
      <text:p text:style-name="P4">
Videos: []</text:p>
      <text:p text:style-name="P4">
Images: []</text:p>
      <text:p text:style-name="P4">
Tags: ["Europe", "Central and Eastern Europe"]</text:p>
      <text:p text:style-name="P4">
Id: 22566343</text:p>
      <!--METADATA-->
      <text:p text:style-name="P4">
Chernihiv region(00:38). Red Alert: aerial threat. Sirens sounding. Takecover now!</text:p>
      <text:p text:style-name="P4">
News Collection Link: <text:a xlink:type="simple" xlink:href="https://liveuamap.com/en/2023/29-may-chernihivska-oblast0038-red-alert-aerig" text:style-name="Internet_20_link" text:visited-style-name="Visited_20_Internet_20_Link">
https://liveuamap.com/en/2023/29-may-chernihivska-oblast0038-red-alert-aerig</text:a>
</text:p>
      <text:p text:style-name="P4">
News Source: <text:a xlink:type="simple" xlink:href="https://t.me/suspilnechernihiv/19040" text:style-name="Internet_20_link" text:visited-style-name="Visited_20_Internet_20_Link">
https://t.me/suspilnechernihiv/19040</text:a>
</text:p>
      <!--NEWS-->
      <text:h text:style-name="P10" text:outline-level="1">
<text:span text:style-name="T4">
Zhytomyr, Zhytomyrska Oblast(01:36). Red Alert: aerial threat. Sirens sounding. Take cover now!</text:span>
</text:h>
      <text:p text:style-name="P4">
Authors: liveuamap (Language: en)</text:p>
      <text:p text:style-name="P4">
Time: 2023-05-29T19:36:00</text:p>
      <text:p text:style-name="P4">
Location: Zhytomyr (Latitude:50.26418 Longtitude:28.67779)</text:p>
      <text:p text:style-name="P4">
Videos: []</text:p>
      <text:p text:style-name="P4">
Images: []</text:p>
      <text:p text:style-name="P4">
Tags: ["Europe", "Central and Eastern Europe"]</text:p>
      <text:p text:style-name="P4">
Id: 22566344</text:p>
      <!--METADATA-->
      <text:p text:style-name="P4">
Zhytomyr, Zhytomyr region(01:36). Red Alert: aerial threat. Sirenssounding. Take cover now!</text:p>
      <text:p text:style-name="P4">
News Collection Link: <text:a xlink:type="simple" xlink:href="https://liveuamap.com/en/2023/29-may-zhytomyr-zhytomyrska-oblast0136-red-alg" text:style-name="Internet_20_link" text:visited-style-name="Visited_20_Internet_20_Link">
https://liveuamap.com/en/2023/29-may-zhytomyr-zhytomyrska-oblast0136-red-alg</text:a>
</text:p>
      <text:p text:style-name="P4">
News Source: <text:a xlink:type="simple" xlink:href="https://t.me/air_alert_ua/46871" text:style-name="Internet_20_link" text:visited-style-name="Visited_20_Internet_20_Link">
https://t.me/air_alert_ua/46871</text:a>
</text:p>
      <!--NEWS-->
      <text:h text:style-name="P10" text:outline-level="1">
<text:span text:style-name="T4">
Kyiv(02:27). Red Alert: aerial threat. Sirens sounding. Take cover now!</text:span>
</text:h>
      <text:p text:style-name="P4">
Authors: liveuamap (Language: en)</text:p>
      <text:p text:style-name="P4">
Time: 2023-05-29T20:28:00</text:p>
      <text:p text:style-name="P4">
Location: Kyiv (Latitude:50.44276 Longtitude:30.53106)</text:p>
      <text:p text:style-name="P4">
Videos: []</text:p>
      <text:p text:style-name="P4">
Images: []</text:p>
      <text:p text:style-name="P4">
Tags: ["Europe", "Central and Eastern Europe"]</text:p>
      <text:p text:style-name="P4">
Id: 22566345</text:p>
      <!--METADATA-->
      <text:p text:style-name="P4">
Kyiv(02:27). Red Alert: aerial threat. Sirens sounding. Take cover now!</text:p>
      <text:p text:style-name="P4">
News Collection Link: <text:a xlink:type="simple" xlink:href="https://liveuamap.com/en/2023/30-may-kyiv0227-red-alert-aerial-threat-sireng" text:style-name="Internet_20_link" text:visited-style-name="Visited_20_Internet_20_Link">
https://liveuamap.com/en/2023/30-may-kyiv0227-red-alert-aerial-threat-sireng</text:a>
</text:p>
      <text:p text:style-name="P4">
News Source: <text:a xlink:type="simple" xlink:href="https://t.me/chanel24/90294" text:style-name="Internet_20_link" text:visited-style-name="Visited_20_Internet_20_Link">
https://t.me/chanel24/90294</text:a>
</text:p>
      <!--NEWS-->
      <text:h text:style-name="P10" text:outline-level="1">
<text:span text:style-name="T4">
1 person killed, 3 wounded, 20 Shahed drones shot down in a new Russian attack against Kyiv</text:span>
</text:h>
      <text:p text:style-name="P4">
Authors: liveuamap (Language: en)</text:p>
      <text:p text:style-name="P4">
Time: 2023-05-29T23:08:47</text:p>
      <text:p text:style-name="P4">
Location: Kyiv, Kyiv city (Latitude:50.36996 Longtitude:30.50182)</text:p>
      <text:p text:style-name="P4">
Videos: []</text:p>
      <text:p text:style-name="P4">
Images: ["<text:a xlink:type="simple" xlink:href="https://liveuamap.com/pics/2023/05/30/22566348_0.jpg" text:style-name="Internet_20_link" text:visited-style-name="Visited_20_Internet_20_Link">
22566348_0.jpg</text:a>
"]</text:p>
      <text:p text:style-name="P4">
Tags: []</text:p>
      <text:p text:style-name="P4">
Id: 22566348</text:p>
      <!--METADATA-->
      <text:p text:style-name="P4">
1 person killed, 3 wounded, 20 Shahed drones shot down in a new Russian attackagainst Kyiv</text:p>
      <text:p text:style-name="P4">
<draw:frame draw:style-name="fr1" draw:name="Image2" text:anchor-type="as-char" svg:width="6.9236in" svg:height="9.231467in" draw:z-index="0">
<draw:image xlink:href="../Images/liveuamap/2023-05-29T23-08-47/22566348_0.jpg" xlink:type="simple" xlink:show="embed" xlink:actuate="onLoad" draw:mime-type="image/jpeg"/>
</draw:frame>
News Collection Link: <text:a xlink:type="simple" xlink:href="https://liveuamap.com/en/2023/30-may-1-person-killed-3-wounded-20-shahed-drones-shot-down" text:style-name="Internet_20_link" text:visited-style-name="Visited_20_Internet_20_Link">
https://liveuamap.com/en/2023/30-may-1-person-killed-3-wounded-20-shahed-drones-shot-down</text:a>
</text:p>
      <text:p text:style-name="P4">
News Source: <text:a xlink:type="simple" xlink:href="https://t.me/espresotb/63861" text:style-name="Internet_20_link" text:visited-style-name="Visited_20_Internet_20_Link">
https://t.me/espresotb/63861</text:a>
</text:p>
      <!--NEWS-->
      <text:h text:style-name="P10" text:outline-level="1">
<text:span text:style-name="T4">
The Ministry of Reintegration reported where Ukrainians get free legal aid in Poland</text:span>
</text:h>
      <text:p text:style-name="P4">
Author: ['АРМІЯINFORM']</text:p>
      <text:p text:style-name="P4">
Time: 2023-05-29T34:00:00-04:00</text:p>
      <text:p text:style-name="P4">
Description: Ukrainian Shukachi Prithelok with Polish Vidpovly, to the law of Country, the right to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1-642x336-1.jpg" text:style-name="Internet_20_link" text:visited-style-name="Visited_20_Internet_20_Link">
2-1-642x336-1.jpg</text:a>
']</text:p>
      <text:p text:style-name="P4">
Tags: ['ДОПОМОГА ВПО', 'МІНРЕІНТЕГРАЦІЇ']</text:p>
      <text:p text:style-name="P4">
Category: News</text:p>
      <!--METADATA-->
      <text:p text:style-name="P4">
<draw:frame draw:style-name="fr1" draw:name="Image3" text:anchor-type="as-char" svg:width="6.9236in" svg:height="3.623566in" draw:z-index="0">
<draw:image xlink:href="../Images/AРМІЯINFORM/2023-05-29T34-00-00-04-00/2-1-642x336-1.jpg" xlink:type="simple" xlink:show="embed" xlink:actuate="onLoad" draw:mime-type="image/jpeg"/>
</draw:frame>
Ukrainian asylum seekers in Poland have a free legal assistance in accordance with the laws of this country.</text:p>
      <text:p text:style-name="P4">
About it <text:a xlink:type="simple" xlink:href="https://www.kmu.gov.ua/news/minreintehratsii-povidomylo-de-ukraintsiam-otrymaty-bezkoshtovnu-iurydychnu-dopomohu-u-polshchi" text:style-name="Internet_20_link" text:visited-style-name="Visited_20_Internet_20_Link">
reports</text:a>
Government portal.</text:p>
      <text:p text:style-name="P4">
You can get this help in the following organizations:</text:p>
      <text:p text:style-name="P4">
1 . Legal Aid Coordination Center. The Center provides free legal assistance to persons, forced to leave their countries and seek protection in the Polishcherace of war and persecution.</text:p>
      <text:p text:style-name="P4">
<text:span text:style-name="T5">
Adress: ul. Towarova 25a, 00-869 Warszawa.</text:span>
</text:p>
      <text:p text:style-name="P4">
2 . Fund of Justice under the Ministry of Justice of Poland. Provides urgent tabs for the victims of crimes, witnesses and their relatives, including sacrifices of armed aggression in Ukraine.</text:p>
      <text:p text:style-name="P4">
<text:span text:style-name="T5">
Adress: Al. Ujazdowskie 11, 00-567 Warszawa.</text:span>
</text:p>
      <text:p text:style-name="P4">
3 . Assistance points for asylum seekers. Free legal, psychological and medical assistance is provided here. Available at the link search engineering will choose to choose the item closest to you.</text:p>
      <text:p text:style-name="P4">
4 . Lawyers for Ukraine. The Facebook group brings together citizens of Ukraine who will provide legal assistance, and Polish lawyers ready to provide it with a free.</text:p>
      <text:p text:style-name="P4">
5 . Legal portal for asylum seekers from Ukraine. Here, Ukrainians can receive information about the most common questions: crossing the border, legalization of stay, legislative changes concerning Ukrainians and their interference in Poland.</text:p>
      <text:p text:style-name="P4">
There are currently more than 1,500 legal aid points in Poland. Both citizens of Poland and foreigners living in the territory of Ukraine can apply. You can choose the item in the right place at <text:a xlink:type="simple" xlink:href="https://zapisy-np.ms.gov.pl/ua" text:style-name="Internet_20_link" text:visited-style-name="Visited_20_Internet_20_Link">
link</text:a>
.</text:p>
      <text:p text:style-name="P4">
News Source: <text:a xlink:type="simple" xlink:href="https://armyinform.com.ua/2023/05/29/minreintegracziyi-povidomylo-de-ukrayinczyam-otrymaty-bezkoshtovnu-yurydychnu-dopomogu-u-polshhi/" text:style-name="Internet_20_link" text:visited-style-name="Visited_20_Internet_20_Link">
https://armyinform.com.ua/2023/05/29/minreintegracziyi-povidomylo-de-ukrayinczyam-otrymaty-bezkoshtovnu-yurydychnu-dopomogu-u-polshhi/</text:a>
</text:p>
      <!--NEWS-->
      <text:h text:style-name="P10" text:outline-level="1">
<text:span text:style-name="T4">
The coordination headquarters told about actions that can adversely affect the prisoners of war exchange</text:span>
</text:h>
      <text:p text:style-name="P4">
Author: ['АРМІЯINFORM']</text:p>
      <text:p text:style-name="P4">
Time: 2023-05-29T35:00:00-04:00</text:p>
      <text:p text:style-name="P4">
Description: At the coordinating headquarters to the Motherlands of Vіsysovo Polisholi, the yaki can be done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6025016737881239606_w-e1685294764100.jpg" text:style-name="Internet_20_link" text:visited-style-name="Visited_20_Internet_20_Link">
photo_6025016737881239606_w-e1685294764100.jpg</text:a>
']</text:p>
      <text:p text:style-name="P4">
Tags: ['ВІЙНА', 'КООРДИНАЦІЙНИЙ ШТАБ З ПИТАНЬ ПОВОДЖЕННЯ З ВІЙСЬКОВОПОЛОНЕНИМИ']</text:p>
      <text:p text:style-name="P4">
Category: News</text:p>
      <!--METADATA-->
      <text:p text:style-name="P4">
<draw:frame draw:style-name="fr1" draw:name="Image4" text:anchor-type="as-char" svg:width="6.9236in" svg:height="5.436652in" draw:z-index="0">
<draw:image xlink:href="../Images/AРМІЯINFORM/2023-05-29T35-00-00-04-00/photo_6025016737881239606_w-e1685294764100.jpg" xlink:type="simple" xlink:show="embed" xlink:actuate="onLoad" draw:mime-type="image/jpeg"/>
</draw:frame>
The coordination headquarters of prisoners of war have reported a list of actions that could adversely affect the exchange process.</text:p>
      <text:p text:style-name="P4">
About it <text:a xlink:type="simple" xlink:href="https://t.me/Koord_shtab/1145" text:style-name="Internet_20_link" text:visited-style-name="Visited_20_Internet_20_Link">
the one was talking</text:a>
During the meeting of the coordination headquarters with families of prisoners and missing persons in Zhytomyr.</text:p>
      <text:p text:style-name="P4">
In particular, they spoke about the dissemination of the personal data of our defenders from the defenders. The coordination headquarters urges not to publish and disseminate such information to outsiders. It can be used by scammers of tamanipulators, as well as interfere with the exchange processes.</text:p>
      <text:p text:style-name="P4">
One of the topics that was announced at the meeting was to confirm the captivity of the defenders in the Register of the National Information Bureau.</text:p>
      <text:p text:style-name="P4">
The staff representative noted that only the International Committee of the Red Cross can officially confirm the captivity. All other evidence, which is evidenced by the immigrant of the defender, shall be registered and taken into account in the subsequent work of dismissal.</text:p>
      <text:p text:style-name="P4">
News Source: <text:a xlink:type="simple" xlink:href="https://armyinform.com.ua/2023/05/29/u-koordynaczijnomu-shtabi-rozpovily-pro-diyi-yaki-mozhut-negatyvno-vplyvaty-na-proczes-obminu-vijskovopolonenyh/" text:style-name="Internet_20_link" text:visited-style-name="Visited_20_Internet_20_Link">
https://armyinform.com.ua/2023/05/29/u-koordynaczijnomu-shtabi-rozpovily-pro-diyi-yaki-mozhut-negatyvno-vplyvaty-na-proczes-obminu-vijskovopolonenyh/</text:a>
</text:p>
      <!--NEWS-->
      <text:h text:style-name="P10" text:outline-level="1">
<text:span text:style-name="T4">
Help veterans adapt to civilian life</text:span>
</text:h>
      <text:p text:style-name="P4">
Author: ['АРМІЯINFORM']</text:p>
      <text:p text:style-name="P4">
Time: 2023-05-29T36:00:00-04:00</text:p>
      <text:p text:style-name="P4">
Description: About CENREMELA MINRINTEGRASICA in telegram. PID Medicanes Vicepremmer'yr-Ministra ... War with Ukraine 2022, War with Ukraine latest news today,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ilyustratyvne-foto.webp" text:style-name="Internet_20_link" text:visited-style-name="Visited_20_Internet_20_Link">
ilyustratyvne-foto.webp</text:a>
']</text:p>
      <text:p text:style-name="P4">
Tags: ['STOPRUSSIA', 'АГРЕСІЯ РФ', 'АТО/ООС', 'ВЕТЕРАНИ ВІЙНИ', 'ВІЙНА', 'ВТОРГНЕННЯ РФ']</text:p>
      <text:p text:style-name="P4">
Category: News</text:p>
      <!--METADATA-->
      <text:p text:style-name="P4">
<draw:frame draw:style-name="fr1" draw:name="Image5" text:anchor-type="as-char" svg:width="6.9236in" svg:height="3.894525in" draw:z-index="0">
<draw:image xlink:href="../ConvertedIMGs/AРМІЯINFORM/2023-05-29T36-00-00-04-00/ilyustratyvne-foto.png" xlink:type="simple" xlink:show="embed" xlink:actuate="onLoad" draw:mime-type="image/png"/>
</draw:frame>
About it <text:a xlink:type="simple" xlink:href="https://t.me/minre_ua/3439" text:style-name="Internet_20_link" text:visited-style-name="Visited_20_Internet_20_Link">
reports</text:a>
Ministry of Reintegration in Telegram.</text:p>
      <text:p text:style-name="P4">
Under the chairmanship of Viceremier, Irina Vereshchuk, a meeting was held to form and implement state policy in the field of social protection.</text:p>
      <text:p text:style-name="P4">
It was attended by representatives of the Ministry of Defense, the Ministry of Defense, the Ministry of Internal Affairs, the Ministry of Finance, the Ministry of Social Policy, the Ministry of Health, the Ministry of Defense, as well as the Presidential Office.</text:p>
      <text:p text:style-name="P4">
Irina Vereshchuk focused on the issue of a comprehensive approach to socialization of veterans and veterans and solving their real needs.</text:p>
      <text:p text:style-name="P4">
The participants of the meeting stated that it is necessary to simplify the procedures to confirm the status of the veteran. This can be done by active introduction of digital tools. In particular, it is proposed to digitize documents for the disability, contusion or disability as a result of hostilities. This will help to get the right benefits from the state.</text:p>
      <text:p text:style-name="P4">
They also focused on strengthening communication between bodies that are driven by persons who were dismissed from military service for health reasons after 24 2022. In particular, the introduction of interaction between the Unified State Register of War Veterans and the relevant information systems of competent houses.</text:p>
      <text:p text:style-name="P4">
In addition, they discussed the project on the procedure for granting the status of a participant. In particular, it is about persons who from February 24 to March 25, 2022 in accordance with the Law of Ukraine “On Ensuring the Participation of Civilians of UK of Ukraine” defended our country in connection with Russia's aggression.</text:p>
      <text:p text:style-name="P4">
“We need to attract all the necessary resources for socialization of those who are returning. People who risked their lives who have given their health to protect Ukraine, deserve a fair and worthy attitude. As a state, we have to help them successfully adapt to civilian life, ” - summarized avalascepremier.</text:p>
      <text:p text:style-name="P4">
News Source: <text:a xlink:type="simple" xlink:href="https://armyinform.com.ua/2023/05/29/dopomogty-veteranam-adaptuvatysya-do-czyvilnogo-zhyttya/" text:style-name="Internet_20_link" text:visited-style-name="Visited_20_Internet_20_Link">
https://armyinform.com.ua/2023/05/29/dopomogty-veteranam-adaptuvatysya-do-czyvilnogo-zhyttya/</text:a>
</text:p>
      <!--NEWS-->
      <text:h text:style-name="P10" text:outline-level="1">
<text:span text:style-name="T4">
The EU stated that after attacks on Kyiv and Dnipro, the leadership of the Russian Federation will be held accountable</text:span>
</text:h>
      <text:p text:style-name="P4">
Author: ['АРМІЯINFORM']</text:p>
      <text:p text:style-name="P4">
Time: 2023-05-29T37:00:00-04:00</text:p>
      <text:p text:style-name="P4">
Description: At the єvrosoyuz, the Ostanniki attacks on the DNIPRU TAKIVE ISTISHILED to attract up to ... the war with Ukraine 2022, the war with Ukraine is the latest news today, the news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7eed97f-es-pixabay.jpg" text:style-name="Internet_20_link" text:visited-style-name="Visited_20_Internet_20_Link">
7eed97f-es-pixabay.jpg</text:a>
']</text:p>
      <text:p text:style-name="P4">
Tags: ['АТАКА ДРОНІВ', 'ЄВРОСОЮЗ']</text:p>
      <text:p text:style-name="P4">
Category: News</text:p>
      <!--METADATA-->
      <text:p text:style-name="P4">
<draw:frame draw:style-name="fr1" draw:name="Image6" text:anchor-type="as-char" svg:width="6.9236in" svg:height="3.883237in" draw:z-index="0">
<draw:image xlink:href="../Images/AРМІЯINFORM/2023-05-29T37-00-00-04-00/7eed97f-es-pixabay.jpg" xlink:type="simple" xlink:show="embed" xlink:actuate="onLoad" draw:mime-type="image/jpeg"/>
</draw:frame>
In the European Union, after the last Russian attacks on the Dnieper and Kiev, it was promised to hold the Russian leadership for the terror of civilian regulation.</text:p>
      <text:p text:style-name="P4">
About it <text:a xlink:type="simple" xlink:href="https://twitter.com/NabilaEUspox/status/1662808007544131585" text:style-name="Internet_20_link" text:visited-style-name="Visited_20_Internet_20_Link">
stated</text:a>
A spokeswoman for the EU Foreign Policy Service was Massral.</text:p>
      <text:p text:style-name="P4">
"Russia's barbaric attacks continue, killing and terrorizing civilians: an attack on a hospital in the Dnieper, now Kiev at the dawn of Kiev.</text:p>
      <text:p text:style-name="P4">
She assured that the EU was still ready to help Ukraine protect itself.</text:p>
      <text:p text:style-name="P4">
News Source: <text:a xlink:type="simple" xlink:href="https://armyinform.com.ua/2023/05/29/u-yes-zayavyly-shho-pislya-atak-na-kyyiv-ta-dnipro-kerivnycztvo-rf-bude-prytyagnuto-do-vidpovidalnosti/" text:style-name="Internet_20_link" text:visited-style-name="Visited_20_Internet_20_Link">
https://armyinform.com.ua/2023/05/29/u-yes-zayavyly-shho-pislya-atak-na-kyyiv-ta-dnipro-kerivnycztvo-rf-bude-prytyagnuto-do-vidpovidalnosti/</text:a>
</text:p>
      <!--NEWS-->
      <text:h text:style-name="P10" text:outline-level="1">
<text:span text:style-name="T4">
Rospropaganda widens fake, as if Ukraine is preparing an explosion on a nuclear object</text:span>
</text:h>
      <text:p text:style-name="P4">
Author: ['АРМІЯINFORM']</text:p>
      <text:p text:style-name="P4">
Time: 2023-05-29T38:00:00-04:00</text:p>
      <text:p text:style-name="P4">
Description: Vorog sewing aword about those, which are Ukrainian, a provocation of the one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fejk-rashafejktkdej-2.jpg" text:style-name="Internet_20_link" text:visited-style-name="Visited_20_Internet_20_Link">
fejk-rashafejktkdej-2.jpg</text:a>
']</text:p>
      <text:p text:style-name="P4">
Tags: ['РОСІЙСЬКА ДЕЗІНФОРМАЦІЯ', 'ЦЕНТР ПРОТИДІЇ ДЕЗІНФОРМАЦІЇ ПРИ РНБО УКРАЇНИ']</text:p>
      <text:p text:style-name="P4">
Category: News</text:p>
      <!--METADATA-->
      <text:p text:style-name="P4">
<draw:frame draw:style-name="fr1" draw:name="Image7" text:anchor-type="as-char" svg:width="6.9236in" svg:height="3.709896in" draw:z-index="0">
<draw:image xlink:href="../Images/AРМІЯINFORM/2023-05-29T38-00-00-04-00/fejk-rashafejktkdej-2.jpg" xlink:type="simple" xlink:show="embed" xlink:actuate="onLoad" draw:mime-type="image/jpeg"/>
</draw:frame>
The enemy spreads misinformation that Ukraine allegedly prepares a provocation with a heating in Kharkiv with repositories with waste nuclear fuel, which will affect not only Ukraine, Russia and Belarus, and even the EU.</text:p>
      <text:p text:style-name="P4">
About it <text:a xlink:type="simple" xlink:href="https://www.facebook.com/protydiyadezinformatsiyi.cpd/posts/pfbid0En959FBvoYXbz6Q8w2nD9Ni974h3aggg7ziid97wVeNwduS7STbLp17yCxYfKNrEl" text:style-name="Internet_20_link" text:visited-style-name="Visited_20_Internet_20_Link">
reports</text:a>
Center for combating misinformation.</text:p>
      <text:p text:style-name="P4">
The propaganda of the Russian Federation will spread the fake that Ukrainians will remove land and other real estate objects for the construction, reconstruction of critical infrastructure entities, or give them to Polish citizens.</text:p>
      <text:p text:style-name="P4">
The invaders are disinfection about a document from the Armed Forces General Staff about the allegedly enlightenment of a multinational contingent of troops into the Russian war against Ukraine.</text:p>
      <text:p text:style-name="P4">
“This information is not true. The main purpose of such fakes is to sowing among Ukrainians, as well as to discredit Ukraine in the international arena, ”the CPD noted.</text:p>
      <text:p text:style-name="P4">
News Source: <text:a xlink:type="simple" xlink:href="https://armyinform.com.ua/2023/05/29/rospropaganda-shyryt-fejk-nachebto-ukrayina-gotuye-vybuh-na-yadernomu-obyekti/" text:style-name="Internet_20_link" text:visited-style-name="Visited_20_Internet_20_Link">
https://armyinform.com.ua/2023/05/29/rospropaganda-shyryt-fejk-nachebto-ukrayina-gotuye-vybuh-na-yadernomu-obyekti/</text:a>
</text:p>
      <!--NEWS-->
      <text:h text:style-name="P10" text:outline-level="1">
<text:span text:style-name="T4">
Residents of the frontline territories of Kherson region have access to Ukrainian radio and television</text:span>
</text:h>
      <text:p text:style-name="P4">
Author: ['АРМІЯINFORM']</text:p>
      <text:p text:style-name="P4">
Time: 2023-05-29T39:00:00-04:00</text:p>
      <text:p text:style-name="P4">
Description: Meshkantzi Pofrontovikh Teritarian Kherson region May, access to Ukrainian Radio 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tzd0uhje67d26ikgjc6s.w695.jpg" text:style-name="Internet_20_link" text:visited-style-name="Visited_20_Internet_20_Link">
tzd0uhje67d26ikgjc6s.w695.jpg</text:a>
']</text:p>
      <text:p text:style-name="P4">
Tags: ['МІНРЕІНТЕГРАЦІЇ', 'ХЕРСОНЩИНА']</text:p>
      <text:p text:style-name="P4">
Category: News</text:p>
      <!--METADATA-->
      <text:p text:style-name="P4">
<draw:frame draw:style-name="fr1" draw:name="Image8" text:anchor-type="as-char" svg:width="6.9236in" svg:height="3.885186in" draw:z-index="0">
<draw:image xlink:href="../Images/AРМІЯINFORM/2023-05-29T39-00-00-04-00/tzd0uhje67d26ikgjc6s.w695.jpg" xlink:type="simple" xlink:show="embed" xlink:actuate="onLoad" draw:mime-type="image/jpeg"/>
</draw:frame>
Illustrative photo</text:p>
      <text:p text:style-name="P4">
Residents of the frontline territories of Kherson region have access to Ukrainian radio and television.</text:p>
      <text:p text:style-name="P4">
About it <text:a xlink:type="simple" xlink:href="https://minre.gov.ua/2023/05/28/meshkanczi-pryfrontovyh-terytorij-hersonshhyny-dyvlyatsya-i-sluhayut-ukrayinske/" text:style-name="Internet_20_link" text:visited-style-name="Visited_20_Internet_20_Link">
reports</text:a>
Ministry of Reintegration of Ukraine.</text:p>
      <text:p text:style-name="P4">
According to the Ministry, all transmitting stations in the region, from which T2 television signal is given, are in the temporarily occupied Khirson region ..</text:p>
      <text:p text:style-name="P4">
In Kherson itself and the surrounding areas, 44 DVB-T digital tuner television canal can be watched.</text:p>
      <text:p text:style-name="P4">
Also, the information telephony is available from transmitters from Nikolaev for 34.58, 39 and 48 TV channels.</text:p>
      <text:p text:style-name="P4">
In the same part of the Kherson region you can listen to Ukrainian radio(100,6mg), FM army(99 MHz).</text:p>
      <text:p text:style-name="P4">
News Source: <text:a xlink:type="simple" xlink:href="https://armyinform.com.ua/2023/05/29/meshkanczi-pryfrontovyh-terytorij-hersonshhyny-mayut-dostup-do-ukrayinskogo-radio-i-telebachennya/" text:style-name="Internet_20_link" text:visited-style-name="Visited_20_Internet_20_Link">
https://armyinform.com.ua/2023/05/29/meshkanczi-pryfrontovyh-terytorij-hersonshhyny-mayut-dostup-do-ukrayinskogo-radio-i-telebachennya/</text:a>
</text:p>
      <!--NEWS-->
      <text:h text:style-name="P10" text:outline-level="1">
<text:span text:style-name="T4">
Інформаційна безпека: Українцям нагадали, про що варто пам’ятати під час ракетних обстрілів</text:span>
</text:h>
      <text:p text:style-name="P4">
Author: ['АРМІЯINFORM']</text:p>
      <text:p text:style-name="P4">
Time: 2023-05-29T40:00:00-04:00</text:p>
      <text:p text:style-name="P4">
Description: Ukrainians are guessing about those, ortho warto Pam’yatati pd hour of rocket -wrapped.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flijhknxoaio_h2.jpg" text:style-name="Internet_20_link" text:visited-style-name="Visited_20_Internet_20_Link">
flijhknxoaio_h2.jpg</text:a>
']</text:p>
      <text:p text:style-name="P4">
Tags: ['ІНФОРМАЦІЙНА БЕЗПЕКА', 'МІНРЕІНТЕГРАЦІЇ']</text:p>
      <text:p text:style-name="P4">
Category: News</text:p>
      <!--METADATA-->
      <text:p text:style-name="P4">
<draw:frame draw:style-name="fr1" draw:name="Image9" text:anchor-type="as-char" svg:width="6.9236in" svg:height="6.9236in" draw:z-index="0">
<draw:image xlink:href="../Images/AРМІЯINFORM/2023-05-29T40-00-00-04-00/flijhknxoaio_h2.jpg" xlink:type="simple" xlink:show="embed" xlink:actuate="onLoad" draw:mime-type="image/jpeg"/>
</draw:frame>
Ukrainians are reminded of what is worth remembering during rocket attacks.</text:p>
      <text:p text:style-name="P4">
About it <text:a xlink:type="simple" xlink:href="https://minre.gov.ua/2023/05/28/informaczijna-bezpeka-pid-chas-raketnyh-obstriliv-pro-shho-varto-pamyataty/" text:style-name="Internet_20_link" text:visited-style-name="Visited_20_Internet_20_Link">
reports</text:a>
Ministry of Reintegration.</text:p>
      <text:p text:style-name="P4">
For the sake of our country's safety, one can in no way be distributed on social networks:</text:p>
      <ul>
        <li>
photos and videos of our air defense missiles; * photo and video positions of our air defense facilities; * information about the number of equipment seen or launches heard; * their assumptions on weapons location.</li>
      </ul>
      <text:p text:style-name="P4">
"By passing such information to the enemy, you actually adjust the fire in the country. The eight uses your publications to lay the routes the use of the reception, bypassing our air defense, correction and the task of strikes by the air defense means," the statement reads.</text:p>
      <text:p text:style-name="P4">
News Source: <text:a xlink:type="simple" xlink:href="https://armyinform.com.ua/2023/05/29/informaczijna-bezpeka-ukrayinczyam-nagadaly-pro-shho-varto-pamyataty-pid-chas-raketnyh-obstriliv/" text:style-name="Internet_20_link" text:visited-style-name="Visited_20_Internet_20_Link">
https://armyinform.com.ua/2023/05/29/informaczijna-bezpeka-ukrayinczyam-nagadaly-pro-shho-varto-pamyataty-pid-chas-raketnyh-obstriliv/</text:a>
</text:p>
      <!--NEWS-->
      <text:h text:style-name="P10" text:outline-level="1">
<text:span text:style-name="T4">
Aviation of Defense Forces per day struck 15 beats in the enemy's concentration areas</text:span>
</text:h>
      <text:p text:style-name="P4">
Author: ['АРМІЯINFORM']</text:p>
      <text:p text:style-name="P4">
Time: 2023-05-29T41:00:00-04:00</text:p>
      <text:p text:style-name="P4">
Description: Avіaatsіya defense forces for Dob took 15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vicziya_udar-1-1.jpg" text:style-name="Internet_20_link" text:visited-style-name="Visited_20_Internet_20_Link">
avicziya_udar-1-1.jpg</text:a>
']</text:p>
      <text:p text:style-name="P4">
Tags: ['ГЕНШТАБ ЗС УКРАЇНИ', 'ОПЕРАТИВНА ІНФОРМАЦІЯ', 'ХРОНІКА ОБОРОНИ']</text:p>
      <text:p text:style-name="P4">
Category: News</text:p>
      <!--METADATA-->
      <text:p text:style-name="P4">
<draw:frame draw:style-name="fr1" draw:name="Image10" text:anchor-type="as-char" svg:width="6.9236in" svg:height="4.834981in" draw:z-index="0">
<draw:image xlink:href="../Images/AРМІЯINFORM/2023-05-29T41-00-00-04-00/avicziya_udar-1-1.jpg" xlink:type="simple" xlink:show="embed" xlink:actuate="onLoad" draw:mime-type="image/jpeg"/>
</draw:frame>
<text:span text:style-name="T4">
<text:span text:style-name="T5">
* 🔥 Situation on Russian invasion </text:span>
</text:span>
*</text:p>
      <text:p text:style-name="P4">
Aviation of defense forces per day made 15 beats in the areas of concentration of the personal staff and military equipment of the enemy, as well as 6-on itsular-arrest complexes.</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Our defenders of the last day destroyed the enemy UAV of the intelligence type.</text:p>
      <text:p text:style-name="P4">
The departments of rocket troops and artillery struck three areas of concentration and military equipment, the C-300 anti-aircraft missile system and the Anti-aircraft missile system of Thor, six management points, the ROB station, the artillery unit at the firing position and the composition of the enemy's ammunition.</text:p>
      <text:p text:style-name="P4">
News Source: <text:a xlink:type="simple" xlink:href="https://armyinform.com.ua/2023/05/29/aviacziya-syl-oborony-za-dobu-zavdala-15-udariv-po-rajonah-zoseredzhennya-voroga/" text:style-name="Internet_20_link" text:visited-style-name="Visited_20_Internet_20_Link">
https://armyinform.com.ua/2023/05/29/aviacziya-syl-oborony-za-dobu-zavdala-15-udariv-po-rajonah-zoseredzhennya-voroga/</text:a>
</text:p>
      <!--NEWS-->
      <text:h text:style-name="P10" text:outline-level="1">
<text:span text:style-name="T4">
In Belarus for combat training arrives military Russian</text:span>
</text:h>
      <text:p text:style-name="P4">
Author: ['АРМІЯINFORM']</text:p>
      <text:p text:style-name="P4">
Time: 2023-05-29T42:00:00-04:00</text:p>
      <text:p text:style-name="P4">
Description: At half -igoni, the repubbleki, the Bilorus was Vozhnoi Pirzdili of the Zbroyshi forces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765432.png" text:style-name="Internet_20_link" text:visited-style-name="Visited_20_Internet_20_Link">
765432.png</text:a>
']</text:p>
      <text:p text:style-name="P4">
Tags: ['БІЛОРУСЬ', 'ГЕНШТАБ ЗС УКРАЇНИ', 'ОПЕРАТИВНА ІНФОРМАЦІЯ']</text:p>
      <text:p text:style-name="P4">
Category: News</text:p>
      <!--METADATA-->
      <text:p text:style-name="P4">
<draw:frame draw:style-name="fr1" draw:name="Image11" text:anchor-type="as-char" svg:width="6.9236in" svg:height="4.123388in" draw:z-index="0">
<draw:image xlink:href="../Images/AРМІЯINFORM/2023-05-29T42-00-00-04-00/765432.png" xlink:type="simple" xlink:show="embed" xlink:actuate="onLoad" draw:mime-type="image/png"/>
</draw:frame>
<text:span text:style-name="T4">
<text:span text:style-name="T5">
* 🔥 Situation on Russian invasion </text:span>
</text:span>
*</text:p>
      <text:p text:style-name="P4">
The landfills of the Republic of Belarus arrive identified units of the Armed Forces Federation for carrying out combat preparation measures in front of the war for the war in Ukraine.</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In the Volyn and Polissya directions, the operational situation remains a steady, no signs of formation of offensive groups were detected," - said the UNGEGANTS of the Armed Forces.</text:p>
      <text:p text:style-name="P4">
News Source: <text:a xlink:type="simple" xlink:href="https://armyinform.com.ua/2023/05/29/u-bilorus-dlya-bojovoyi-pidgotovky-prybuvayut-vijskovi-rf/" text:style-name="Internet_20_link" text:visited-style-name="Visited_20_Internet_20_Link">
https://armyinform.com.ua/2023/05/29/u-bilorus-dlya-bojovoyi-pidgotovky-prybuvayut-vijskovi-rf/</text:a>
</text:p>
      <!--NEWS-->
      <text:h text:style-name="P10" text:outline-level="1">
<text:span text:style-name="T4">
Front Situation: Ukrainian soldiers repelled 19 Russian attacks - the General Staff of the Armed Forces</text:span>
</text:h>
      <text:p text:style-name="P4">
Author: ['АРМІЯINFORM']</text:p>
      <text:p text:style-name="P4">
Time: 2023-05-29T43:00:00-04:00</text:p>
      <text:p text:style-name="P4">
Description: The lasts of the PIDRODRODILITION OF THE INSTRUCTION OF THE WIDELIBILILICIA of 19 pouring attacks.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7ca91bb-fotor-2023-4-8-6-46-17.jpg" text:style-name="Internet_20_link" text:visited-style-name="Visited_20_Internet_20_Link">
7ca91bb-fotor-2023-4-8-6-46-17.jpg</text:a>
']</text:p>
      <text:p text:style-name="P4">
Tags: ['ГЕНЕРАЛЬНИЙ ШТАБ ЗС УКРАЇНИ', 'ОПЕРАТИВНА ІНФОРМАЦІЯ']</text:p>
      <text:p text:style-name="P4">
Category: News</text:p>
      <!--METADATA-->
      <text:p text:style-name="P4">
<draw:frame draw:style-name="fr1" draw:name="Image12" text:anchor-type="as-char" svg:width="6.9236in" svg:height="3.883237in" draw:z-index="0">
<draw:image xlink:href="../Images/AРМІЯINFORM/2023-05-29T43-00-00-04-00/7ca91bb-fotor-2023-4-8-6-46-17.jpg" xlink:type="simple" xlink:show="embed" xlink:actuate="onLoad" draw:mime-type="image/jpeg"/>
</draw:frame>
<text:span text:style-name="T4">
<text:span text:style-name="T5">
* 🔥 Situation on Russian invasion </text:span>
</text:span>
*</text:p>
      <text:p text:style-name="P4">
Over the past day, the defense units repelled 19 enemy attacks.</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The enemy continues to focus the basic efforts on attempts by full occupation of the Luhansk and Donetsk regions," the message reads.</text:p>
      <text:p text:style-name="P4">
In the area of Marinka, in particular, our defenders repelled 12 enemy attacks.</text:p>
      <text:p text:style-name="P4">
In the Kupyansk direction, the enemy unsuccessfully stepped near Masyutivka, the Nabakhmut direction-the north-or-or-or-or-more Orikhovo-Vasylivka and in the direction of theuvanivsky.</text:p>
      <text:p text:style-name="P4">
In Zaporizhzhya and Kherson directions, the enemy continues to conduct defense.</text:p>
      <text:p text:style-name="P4">
News Source: <text:a xlink:type="simple" xlink:href="https://armyinform.com.ua/2023/05/29/sytuacziya-na-fronti-ukrayinski-voyiny-za-dobu-vidbyly-19-rosijskyh-atak-genshtab-zsu/" text:style-name="Internet_20_link" text:visited-style-name="Visited_20_Internet_20_Link">
https://armyinform.com.ua/2023/05/29/sytuacziya-na-fronti-ukrayinski-voyiny-za-dobu-vidbyly-19-rosijskyh-atak-genshtab-zsu/</text:a>
</text:p>
      <!--NEWS-->
      <text:h text:style-name="P10" text:outline-level="1">
<text:span text:style-name="T4">
During the day, the enemy struck 97 aviation strike</text:span>
</text:h>
      <text:p text:style-name="P4">
Author: ['АРМІЯINFORM']</text:p>
      <text:p text:style-name="P4">
Time: 2023-05-29T44:00:00-04:00</text:p>
      <text:p text:style-name="P4">
Description: Lent out the enemy by the head of the 97th Avіaetsiyni stroke. Takozh Vorog Zdіsnovy 39 ... War with Ukraine 2022, War with Ukraine latest news today, News War with Ukraine 2022 The last for today, will there be a war between Ukraine and Russia and when, the war with Ukraine in 2022 will be or not, will it be or not, will it be, will it be The war with Ukraine in the near future says, the war with Ukraine, Ukrainian news today, Ukrainian news in Ukrainian media in Russian</text:p>
      <text:p text:style-name="P4">
Images: ['<text:a xlink:type="simple" xlink:href="https://armyinform.com.ua/wp-content/uploads/2023/05/ilyustratyvne-foto_large.jpg" text:style-name="Internet_20_link" text:visited-style-name="Visited_20_Internet_20_Link">
ilyustratyvne-foto_large.jpg</text:a>
']</text:p>
      <text:p text:style-name="P4">
Tags: ['ВІЙНА', 'ГЕНШТАБ ЗС УКРАЇНИ', 'ОПЕРАТИВНА ІНФОРМАЦІЯ']</text:p>
      <text:p text:style-name="P4">
Category: News</text:p>
      <!--METADATA-->
      <text:p text:style-name="P4">
<draw:frame draw:style-name="fr1" draw:name="Image13" text:anchor-type="as-char" svg:width="6.9236in" svg:height="3.893007in" draw:z-index="0">
<draw:image xlink:href="../Images/AРМІЯINFORM/2023-05-29T44-00-00-04-00/ilyustratyvne-foto_large.jpg" xlink:type="simple" xlink:show="embed" xlink:actuate="onLoad" draw:mime-type="image/jpeg"/>
</draw:frame>
<text:span text:style-name="T4">
<text:span text:style-name="T5">
* 🔥 Situation on Russian invasion </text:span>
</text:span>
*</text:p>
      <text:p text:style-name="P4">
Over the past day, the enemy has struck 97 aviation strikes. Also, the enemies of 39 shelling from jet fire systems on the positions of our military and settlements.</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Tonight, Russian terrorists have struck the next missile and aircraft shoes in Ukraine. Information on the consequences of this terroristATA is currently clarified, ”the message reads.</text:p>
      <text:p text:style-name="P4">
The General Staff of the Armed Forces was warned that the probability of missile and aviation -haired assignments throughout Ukraine remains high.</text:p>
      <text:p text:style-name="P4">
News Source: <text:a xlink:type="simple" xlink:href="https://armyinform.com.ua/2023/05/29/za-dobu-vorog-zavdav-97-aviaczijnyh-udariv-zdijsnyv-39-obstriliv-z-rszv/" text:style-name="Internet_20_link" text:visited-style-name="Visited_20_Internet_20_Link">
https://armyinform.com.ua/2023/05/29/za-dobu-vorog-zavdav-97-aviaczijnyh-udariv-zdijsnyv-39-obstriliv-z-rszv/</text:a>
</text:p>
      <!--NEWS-->
      <text:h text:style-name="P10" text:outline-level="1">
<text:span text:style-name="T4">
Defense forces eliminated more than 400 invaders in a day, destroyed 4 tanks and 11 BBM</text:span>
</text:h>
      <text:p text:style-name="P4">
Author: ['АРМІЯINFORM']</text:p>
      <text:p text:style-name="P4">
Time: 2023-05-29T45:00:00-04:00</text:p>
      <text:p text:style-name="P4">
Description: Zagalni Boyov, Find the enemy on 02.24.22 to 05.29.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traty_05-29-2023-scaled.jpg" text:style-name="Internet_20_link" text:visited-style-name="Visited_20_Internet_20_Link">
vtraty_05-29-2023-scaled.jpg</text:a>
']</text:p>
      <text:p text:style-name="P4">
Tags: ['STOPRUSSIA', 'АГРЕСІЯ РФ', 'ВТОРГНЕННЯ РФ', 'ВТРАТИ ВОРОГА', 'ГЕНЕРАЛЬНИЙ ШТАБ ЗС УКРАЇНИ']</text:p>
      <text:p text:style-name="P4">
Category: News</text:p>
      <!--METADATA-->
      <text:p text:style-name="P4">
<draw:frame draw:style-name="fr1" draw:name="Image14" text:anchor-type="as-char" svg:width="6.9236in" svg:height="6.975527in" draw:z-index="0">
<draw:image xlink:href="../Images/AРМІЯINFORM/2023-05-29T45-00-00-04-00/vtraty_05-29-2023-scaled.jpg" xlink:type="simple" xlink:show="embed" xlink:actuate="onLoad" draw:mime-type="image/jpeg"/>
</draw:frame>
The total fighting loss of the enemy from 24.02.22 to 29.05.23 will be orientated:</text:p>
      <text:p text:style-name="P4">
<text:span text:style-name="T4">
<text:span text:style-name="T5">
 Personnel - </text:span>
* 207030(+430)persons eliminated</text:span>
<text:span text:style-name="T5">
 tanks - </text:span>
<text:span text:style-name="T5">
 3801(+4)</text:span>
<text:span text:style-name="T4">
 combat armored vehicles - </text:span>
 7467(+11)<text:span text:style-name="T4">
<text:span text:style-name="T5">
 Artillery systems - </text:span>
<text:span text:style-name="T5">
 3435(+10)</text:span>
 </text:span>
 RSZV - <text:span text:style-name="T4">
 575(+1)</text:span>
<text:span text:style-name="T5">
 air defense - </text:span>
<text:span text:style-name="T5">
 331(+2)</text:span>
<text:span text:style-name="T4">
 aircraft - </text:span>
 313(0)<text:span text:style-name="T4">
<text:span text:style-name="T5">
 helicopters - </text:span>
* 298(0)</text:span>
<text:span text:style-name="T5">
 UAV Operative Tactical Level-</text:span>
<text:span text:style-name="T5">
 3054(+61)</text:span>
<text:span text:style-name="T4">
 Winged missiles - </text:span>
 1056(0)<text:span text:style-name="T4">
<text:span text:style-name="T5">
 ships / boats - </text:span>
* 18(0)</text:span>
<text:span text:style-name="T5">
 Automobile equipment and tanks - </text:span>
<text:span text:style-name="T5">
 6207(+15)</text:span>
<text:span text:style-name="T4">
 Special Technique - </text:span>
 453(+2)The data is specified ...</text:p>
      <text:p text:style-name="P4">
Beat the occupier!Let's win together!Our strength <text:span text:style-name="T4">
 - </text:span>
 in truth!</text:p>
      <text:p text:style-name="P4">
<text:span text:style-name="T4">
 Source: </text:span>
 <text:a xlink:type="simple" xlink:href="https://www.facebook.com/GeneralStaff.ua" text:style-name="Internet_20_link" text:visited-style-name="Visited_20_Internet_20_Link">
General Staff of Armed Forces</text:a>
As of 29.05.23.</text:p>
      <text:p text:style-name="P4">
News Source: <text:a xlink:type="simple" xlink:href="https://armyinform.com.ua/2023/05/29/syly-oborony-likviduvaly-za-dobu-ponad-400-okupantiv-znyshhyly-4-tanky-ta-11-bbm/" text:style-name="Internet_20_link" text:visited-style-name="Visited_20_Internet_20_Link">
https://armyinform.com.ua/2023/05/29/syly-oborony-likviduvaly-za-dobu-ponad-400-okupantiv-znyshhyly-4-tanky-ta-11-bbm/</text:a>
</text:p>
      <!--NEWS-->
      <text:h text:style-name="P10" text:outline-level="1">
<text:span text:style-name="T4">
During the night attack in Ukraine, the defenders of the sky destroyed 67 enemy air purposes</text:span>
</text:h>
      <text:p text:style-name="P4">
Author: ['АРМІЯINFORM']</text:p>
      <text:p text:style-name="P4">
Time: 2023-05-29T46:00:00-04:00</text:p>
      <text:p text:style-name="P4">
Description: 29 injury 2023 Rock 00:00 year at 05:00. Rosіyskі PRAPACHI attacked VIISKOVI ... War with Ukraine 2022, War with Ukraine latest news today, News War with Ukraine 2022 Last for today, will there be a war between Ukraine and Russia, and when, there will be a war with Ukraine in 2022, whether there will be or not, will there be The war with Ukraine in the near future says, the war with Ukraine, Ukrainian news today, Ukrainian news in Ukrainian media in Russian</text:p>
      <text:p text:style-name="P4">
Images: ['<text:a xlink:type="simple" xlink:href="https://armyinform.com.ua/wp-content/uploads/2023/01/1670993729-6450.webp" text:style-name="Internet_20_link" text:visited-style-name="Visited_20_Internet_20_Link">
1670993729-6450.webp</text:a>
']</text:p>
      <text:p text:style-name="P4">
Tags: []</text:p>
      <text:p text:style-name="P4">
Category: News</text:p>
      <!--METADATA-->
      <text:p text:style-name="P4">
<draw:frame draw:style-name="fr1" draw:name="Image15" text:anchor-type="as-char" svg:width="6.9236in" svg:height="4.604194in" draw:z-index="0">
<draw:image xlink:href="../ConvertedIMGs/AРМІЯINFORM/2023-05-29T46-00-00-04-00/1670993729-6450.png" xlink:type="simple" xlink:show="embed" xlink:actuate="onLoad" draw:mime-type="image/png"/>
</draw:frame>
May 29, 2023 from 00:00 to 05:00. Russian invaders attacked by military objects and objects of critical infrastructure of Ukraine winged and shock drones. This time, the enemy released up to 40 winged air rocket bases X-101/X-555 of nine strategic aviation aircraft-95MC from the Caspian Sea.</text:p>
      <text:p text:style-name="P4">
About it <text:a xlink:type="simple" xlink:href="https://t.me/kpszsu/2543" text:style-name="Internet_20_link" text:visited-style-name="Visited_20_Internet_20_Link">
report</text:a>
Air Force of the Armed Forces.</text:p>
      <text:p text:style-name="P4">
From the north and southern directions, the enemy attacked the Iranian balashad-136/131. In total - about 35 shock drones.</text:p>
      <text:p text:style-name="P4">
During the night, air defense worked in the areas of responsibility of all air commandments of the Air Force: "Center", "East", "South" and "West".</text:p>
      <text:p text:style-name="P4">
The forces and means of air commands in cooperation with the air defense of other components of Ukraine's defense forces have destroyed 67 air purposes:</text:p>
      <text:p text:style-name="P4">
-37 winged missiles X-101/X-555;</text:p>
      <text:p text:style-name="P4">
-29 shock UAV ShahED-136/131;</text:p>
      <text:p text:style-name="P4">
-1 reconnaissance UAV of the operative-tactical level.</text:p>
      <text:p text:style-name="P4">
News Source: <text:a xlink:type="simple" xlink:href="https://armyinform.com.ua/2023/05/29/pid-chas-nichnoyi-ataky-zahysnyky-neba-znyshhyly-67-vorozhyh-povitryanyh-czilej-po-ukrayini/" text:style-name="Internet_20_link" text:visited-style-name="Visited_20_Internet_20_Link">
https://armyinform.com.ua/2023/05/29/pid-chas-nichnoyi-ataky-zahysnyky-neba-znyshhyly-67-vorozhyh-povitryanyh-czilej-po-ukrayini/</text:a>
</text:p>
      <!--NEWS-->
      <text:h text:style-name="P10" text:outline-level="1">
<text:span text:style-name="T4">
The Russian leadership will be held accountable for attacks in Kiev and Dnipro - a spokeswoman for the EU</text:span>
</text:h>
      <text:p text:style-name="P4">
Author: ['АРМІЯINFORM']</text:p>
      <text:p text:style-name="P4">
Time: 2023-05-29T47:00:00-04:00</text:p>
      <text:p text:style-name="P4">
Description: PISLALY OSENIKH MASSOVANIA NACKS ROSICHIC PROPPUNTS TO DNIPRO 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1685301416_raketnyj-udar-rf-po-dnipru_large.jpg" text:style-name="Internet_20_link" text:visited-style-name="Visited_20_Internet_20_Link">
1685301416_raketnyj-udar-rf-po-dnipru_large.jpg</text:a>
']</text:p>
      <text:p text:style-name="P4">
Tags: ['STOPRUSSIA', 'YES', 'АГРЕСІЯ РФ', 'ВТОРГНЕННЯ РФ', 'РОСІЙСЬКІ АТАКИ']</text:p>
      <text:p text:style-name="P4">
Category: News</text:p>
      <!--METADATA-->
      <text:p text:style-name="P4">
<draw:frame draw:style-name="fr1" draw:name="Image16" text:anchor-type="as-char" svg:width="6.9236in" svg:height="4.370522in" draw:z-index="0">
<draw:image xlink:href="../Images/AРМІЯINFORM/2023-05-29T47-00-00-04-00/1685301416_raketnyj-udar-rf-po-dnipru_large.jpg" xlink:type="simple" xlink:show="embed" xlink:actuate="onLoad" draw:mime-type="image/jpeg"/>
</draw:frame>
Illustrative photo</text:p>
      <text:p text:style-name="P4">
After the last massive air attacks of the Russian invaders on the Dnieper, such as in the European Union, they promised to hold the management of the aggressor country.</text:p>
      <text:p text:style-name="P4">
This was stated by a spokeswoman for the EU Foreign Policy Service Massral in <text:a xlink:type="simple" xlink:href="https://twitter.com/NabilaEUspox/status/1662808007544131585" text:style-name="Internet_20_link" text:visited-style-name="Visited_20_Internet_20_Link">
Twitter</text:a>
.</text:p>
      <text:p text:style-name="P4">
«Варварські атаки росії тривають, вбиваючи та тероризуючи мирних жителів:напад на лікарню в Дніпрі, тепер Київ. Керівництво рф та винні будутьпритягнуті до відповідальності», — йдеться в повідомленні.</text:p>
      <text:p text:style-name="P4">
News Source: <text:a xlink:type="simple" xlink:href="https://armyinform.com.ua/2023/05/29/kerivnycztvo-rf-prytyagnut-do-vidpovidalnosti-za-ataky-po-kyyevu-ta-dnipru-rechnyczya-yes/" text:style-name="Internet_20_link" text:visited-style-name="Visited_20_Internet_20_Link">
https://armyinform.com.ua/2023/05/29/kerivnycztvo-rf-prytyagnut-do-vidpovidalnosti-za-ataky-po-kyyevu-ta-dnipru-rechnyczya-yes/</text:a>
</text:p>
      <!--NEWS-->
      <text:h text:style-name="P10" text:outline-level="1">
<text:span text:style-name="T4">
Alexei Reznikov urged Australia to join the international "tank coalition"</text:span>
</text:h>
      <text:p text:style-name="P4">
Author: ['АРМІЯINFORM']</text:p>
      <text:p text:style-name="P4">
Time: 2023-05-29T48:00:00-04:00</text:p>
      <text:p text:style-name="P4">
Description: Ministra of the defense of Ukraine Oleksiy Reznikov, having paced Australia for Vіsyskov for the Duphoom fo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reznikov-10-1.jpg" text:style-name="Internet_20_link" text:visited-style-name="Visited_20_Internet_20_Link">
reznikov-10-1.jpg</text:a>
']</text:p>
      <text:p text:style-name="P4">
Tags: ['АВСТРАЛІЯ', 'АГРЕСІЯ РФ', 'ВТОРГНЕННЯ РФ', 'ОЛЕКСІЙ РЕЗНІКОВ', 'ОФІЦІЙНО', 'ТАНКОВА КОАЛІЦІЯ']</text:p>
      <text:p text:style-name="P4">
Category: News</text:p>
      <!--METADATA-->
      <text:p text:style-name="P4">
<draw:frame draw:style-name="fr1" draw:name="Image17" text:anchor-type="as-char" svg:width="6.9236in" svg:height="4.615733in" draw:z-index="0">
<draw:image xlink:href="../Images/AРМІЯINFORM/2023-05-29T48-00-00-04-00/reznikov-10-1.jpg" xlink:type="simple" xlink:show="embed" xlink:actuate="onLoad" draw:mime-type="image/jpeg"/>
</draw:frame>
Photo by Nazar Voloshin</text:p>
      <text:p text:style-name="P4">
The Minister of Defense of Ukraine Oleksiy Reznikov thanked Australia for military development for official Kiev and called on Canberre to join "<text:a xlink:type="simple" xlink:href="https://armyinform.com.ua/2023/02/22/vilnyj-svit-stvoryv-tankovu-koalicziyu-shhob-dopomogty-ukrayini-peremogty-v-czij-vijni-oleksij-reznikov/" text:style-name="Internet_20_link" text:visited-style-name="Visited_20_Internet_20_Link">
tank coalition"</text:a>
.</text:p>
      <text:p text:style-name="P4">
Про це глава українського оборонного відомства<text:a xlink:type="simple" xlink:href="https://twitter.com/oleksiireznikov/status/1662944820132708353" text:style-name="Internet_20_link" text:visited-style-name="Visited_20_Internet_20_Link">
написав</text:a>
Utwitter.</text:p>
      <text:p text:style-name="P4">
“Throughout history, you have repeatedly argued that the Australians are a nation of freedoms who always oppose the bully. You are 15 thousand kilometers, but are close to our common values and willingness to protect them. Therefore, in the first month of the Russian aggression, Australia was the largest contributor of Ukraine, ”Alexei Reznikov said.</text:p>
      <text:p text:style-name="P4">
He added that Australian armored personnel carriers <text:a xlink:type="simple" xlink:href="https://armyinform.com.ua/2023/04/09/avstralijski-bushmaster-efektyvno-praczyuyut-na-bahmutskomu-napryamku/" text:style-name="Internet_20_link" text:visited-style-name="Visited_20_Internet_20_Link">
Bushmaster</text:a>
are incredible in real -like operations. However, the Ukrainian struggle for global freedom is still unfinished, and Kiev still needs Australia support.</text:p>
      <text:p text:style-name="P4">
“I urge you to join the international" tank coalition "today. In addition to the tanks, we would be honored to get Australian armored vehicles. They could be invaluable for our troops during the contrast, ”said Alexei Reznikov.</text:p>
      <text:p text:style-name="P4">
News Source: <text:a xlink:type="simple" xlink:href="https://armyinform.com.ua/2023/05/29/oleksij-reznikov-zaklykav-avstraliyu-doluchytysya-do-mizhnarodnoyi-tankovoyi-koalicziyi/" text:style-name="Internet_20_link" text:visited-style-name="Visited_20_Internet_20_Link">
https://armyinform.com.ua/2023/05/29/oleksij-reznikov-zaklykav-avstraliyu-doluchytysya-do-mizhnarodnoyi-tankovoyi-koalicziyi/</text:a>
</text:p>
      <!--NEWS-->
      <text:h text:style-name="P10" text:outline-level="1">
<text:span text:style-name="T4">
Romania begins multinational military training Saber Guardian-23</text:span>
</text:h>
      <text:p text:style-name="P4">
Author: ['АРМІЯINFORM']</text:p>
      <text:p text:style-name="P4">
Time: 2023-05-29T49:00:00-04:00</text:p>
      <text:p text:style-name="P4">
Description: Rumuni is a large-scale Bagatonatnatsiyonalni Saber Guardian-23 for the distric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g23.jpg" text:style-name="Internet_20_link" text:visited-style-name="Visited_20_Internet_20_Link">
sg23.jpg</text:a>
']</text:p>
      <text:p text:style-name="P4">
Tags: ['SABER GUARDIAN-23', 'ВІЙСЬКОВІ НАВЧАННЯ', 'РУМУНІЯ']</text:p>
      <text:p text:style-name="P4">
Category: News</text:p>
      <!--METADATA-->
      <text:p text:style-name="P4">
<draw:frame draw:style-name="fr1" draw:name="Image18" text:anchor-type="as-char" svg:width="6.9236in" svg:height="3.894525in" draw:z-index="0">
<draw:image xlink:href="../Images/AРМІЯINFORM/2023-05-29T49-00-00-04-00/sg23.jpg" xlink:type="simple" xlink:show="embed" xlink:actuate="onLoad" draw:mime-type="image/jpeg"/>
</draw:frame>
Romania begins large-scale multinational exercises of Saberguardian-23 with the participation of 10 thousand military from 13 countries.</text:p>
      <text:p text:style-name="P4">
About it <text:a xlink:type="simple" xlink:href="https://www.mapn.ro/cpresa/17965_conducerea-mapn,-la-ceremonia-de-deschidere-a-saber-guardian-23" text:style-name="Internet_20_link" text:visited-style-name="Visited_20_Internet_20_Link">
reports</text:a>
Romania Ministry's Presentation Service.</text:p>
      <text:p text:style-name="P4">
About 10,000 military from Romania, Albania, Bulgaria, France, Georgia, Greece, Italy, Northern Macedonia, Moldova, the Netherlands, Montenegro, Poland, Portugal Ishaya will take part in the SG23 exercises until June 9. In addition, more than 1 700 pieces of equipment will be involved.</text:p>
      <text:p text:style-name="P4">
Saber Guardian maneuvers, started in 2013, are held every two relics of compatibility in a wide range of missions for NATO member states. Planned training activities include maneuvers in the forcing obstacles, tactical exercises with and without combat firing, considering the equipment of all categories of troops, parachute landing, as well as special medical evacuation and treatment of the wounded.</text:p>
      <text:p text:style-name="P4">
News Source: <text:a xlink:type="simple" xlink:href="https://armyinform.com.ua/2023/05/29/u-rumuniyi-rozpochynayutsya-bagatonaczionalni-vijskovi-navchannya-saber-guardian-23/" text:style-name="Internet_20_link" text:visited-style-name="Visited_20_Internet_20_Link">
https://armyinform.com.ua/2023/05/29/u-rumuniyi-rozpochynayutsya-bagatonaczionalni-vijskovi-navchannya-saber-guardian-23/</text:a>
</text:p>
      <!--NEWS-->
      <text:h text:style-name="P10" text:outline-level="1">
<text:span text:style-name="T4">
For combat duty, Russia brought two carriers of "caliber" - a total volley up to 16 missiles</text:span>
</text:h>
      <text:p text:style-name="P4">
Author: ['АРМІЯINFORM']</text:p>
      <text:p text:style-name="P4">
Time: 2023-05-29T50:00:00-04:00</text:p>
      <text:p text:style-name="P4">
Description: The village at 8:30 29 29 Rosia was visited by the sea of two missiles by a saglny in a sink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9/6563.png" text:style-name="Internet_20_link" text:visited-style-name="Visited_20_Internet_20_Link">
6563.png</text:a>
']</text:p>
      <text:p text:style-name="P4">
Tags: ['STOPRUSSIA', 'АГРЕСІЯ РФ', 'ВТОРГНЕННЯ РФ', 'КАЛІБРИ', 'ОК «ПІВДЕНЬ»']</text:p>
      <text:p text:style-name="P4">
Category: News</text:p>
      <!--METADATA-->
      <text:p text:style-name="P4">
<draw:frame draw:style-name="fr1" draw:name="Image19" text:anchor-type="as-char" svg:width="6.9236in" svg:height="3.863616in" draw:z-index="0">
<draw:image xlink:href="../Images/AРМІЯINFORM/2023-05-29T50-00-00-04-00/6563.png" xlink:type="simple" xlink:show="embed" xlink:actuate="onLoad" draw:mime-type="image/png"/>
</draw:frame>
As of 8:30 pm on May 29, Russia brought into the Black Sea two missile ships to 16 winged caliber missiles.</text:p>
      <text:p text:style-name="P4">
About it informs the operational command "South" in <text:a xlink:type="simple" xlink:href="https://www.facebook.com/OperationalCommandSouth/posts/pfbid0aMpJN2KNkuPbN4AEhRJdh4Ft14Zo16yJDGsmg3iE9sFVWrhUguz3gbBScJ6snexXl" text:style-name="Internet_20_link" text:visited-style-name="Visited_20_Internet_20_Link">
Facebook.</text:a>
"The enemy continues to increase the presence of rocket carriers in the Black Sea," he goes in the message.</text:p>
      <text:p text:style-name="P4">
Recall that as of 06:00 the enemy <text:a xlink:type="simple" xlink:href="https://www.facebook.com/OperationalCommandSouth/posts/pfbid0Gi5dxDS2DfKP1uTvk6AstXktZMTTRZWdMFDW6UuQg1SMN9KwL5vV7y52aUSiQJT1l" text:style-name="Internet_20_link" text:visited-style-name="Visited_20_Internet_20_Link">
held</text:a>
On combat duty, an excess rocket launcher whose equipment is up to 8 calibers. There were 6 enemy ships in the Black Sea, 1 in Azov.</text:p>
      <text:p text:style-name="P4">
In the OK South estimate the level of threat, as high enough and asked to non -navigate alarm.</text:p>
      <text:p text:style-name="P4">
News Source: <text:a xlink:type="simple" xlink:href="https://armyinform.com.ua/2023/05/29/na-bojove-cherguvannya-rosiya-vyvela-dva-nosiya-kalibriv-zagalnyj-zalp-do-16-raket/" text:style-name="Internet_20_link" text:visited-style-name="Visited_20_Internet_20_Link">
https://armyinform.com.ua/2023/05/29/na-bojove-cherguvannya-rosiya-vyvela-dva-nosiya-kalibriv-zagalnyj-zalp-do-16-raket/</text:a>
</text:p>
      <!--NEWS-->
      <text:h text:style-name="P10" text:outline-level="1">
<text:span text:style-name="T4">
Ukrainian rescuers reported on departures for combat fires</text:span>
</text:h>
      <text:p text:style-name="P4">
Author: ['АРМІЯINFORM']</text:p>
      <text:p text:style-name="P4">
Time: 2023-05-29T51:00:00-04:00</text:p>
      <text:p text:style-name="P4">
Description: Lent out, 28 injuries, the Holder Service of Ukraine of Zavzvichahi ... War with Ukraine 2022, the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0" text:anchor-type="as-char" svg:width="6.9236in" svg:height="3.888597in" draw:z-index="0">
<draw:image xlink:href="../Images/AРМІЯINFORM/2023-05-29T51-00-00-04-00/xzvev8dxadlvsx-pozhezha.jpg" xlink:type="simple" xlink:show="embed" xlink:actuate="onLoad" draw:mime-type="image/jpeg"/>
</draw:frame>
Illustrative photo</text:p>
      <text:p text:style-name="P4">
During the last day, <text:span text:style-name="T4">
 May 28, </text:span>
 Divisions of the State Service of Ukraine of Uncertain Situations <text:span text:style-name="T4">
 86 trips </text:span>
 to eliminate the consequences of the occupants of settlements and infrastructure. 10 fires were eliminated. Psychological assistance was provided to 111 persons.</text:p>
      <text:p text:style-name="P4">
This is stated in <text:a xlink:type="simple" xlink:href="https://dsns.gov.ua/uk/news/nadzvicaini-podiyi/operativna-informaciia-dsns-shhodo-naslidkiv-vedennia-boiovix-dii-rosiiskoiu-federacijeiu-171" text:style-name="Internet_20_link" text:visited-style-name="Visited_20_Internet_20_Link">
message</text:a>
SES of Ukraine.</text:p>
      <text:p text:style-name="P4">
Since the beginning of large -scale aggression of Russia, the units of the SES of Ukraine made 96 670 trips to eliminate the consequences of shelling, 14 708 fires have been eliminated, 4063 persons were rescued, 215 585 persons were provided with psychological assistance.</text:p>
      <text:p text:style-name="P4">
News Source: <text:a xlink:type="simple" xlink:href="https://armyinform.com.ua/2023/05/29/ukrayinski-ryatuvalnyky-vidzvituvaly-pro-vyyizdy-na-bojovi-pozhezhi-3/" text:style-name="Internet_20_link" text:visited-style-name="Visited_20_Internet_20_Link">
https://armyinform.com.ua/2023/05/29/ukrayinski-ryatuvalnyky-vidzvituvaly-pro-vyyizdy-na-bojovi-pozhezhi-3/</text:a>
</text:p>
      <!--NEWS-->
      <text:h text:style-name="P10" text:outline-level="1">
<text:span text:style-name="T4">
Yaroslav Maguchikh's army won the Diamond League stage with a new season's record</text:span>
</text:h>
      <text:p text:style-name="P4">
Author: ['Олександр Тереверко']</text:p>
      <text:p text:style-name="P4">
Time: 2023-05-29T52:00:00-04:00</text:p>
      <text:p text:style-name="P4">
Description: Oprace three Armyski Stribunki at the Tree of the Treases launched Minoi Vechora in the nippl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a34cc277aec9040.jpg" text:style-name="Internet_20_link" text:visited-style-name="Visited_20_Internet_20_Link">
2a34cc277aec9040.jpg</text:a>
']</text:p>
      <text:p text:style-name="P4">
Tags: ['АРМІЙСЬКИЙ СПОРТ', 'ВТОРГНЕННЯ РФ', 'ЯРОСЛАВА МАГУЧІХ']</text:p>
      <text:p text:style-name="P4">
Category: News</text:p>
      <!--METADATA-->
      <text:p text:style-name="P4">
<draw:frame draw:style-name="fr1" draw:name="Image21" text:anchor-type="as-char" svg:width="6.9236in" svg:height="3.894525in" draw:z-index="0">
<draw:image xlink:href="../Images/AРМІЯINFORM/2023-05-29T52-00-00-04-00/2a34cc277aec9040.jpg" xlink:type="simple" xlink:show="embed" xlink:actuate="onLoad" draw:mime-type="image/jpeg"/>
</draw:frame>
At once, three army jumps in height started last evening on the more commercial commercial competitions in athletics in the capital of Morocardabat: Yaroslav Maguchikh, Irina Gerashchenko and Yulia Levchenko.</text:p>
      <text:p text:style-name="P4">
Of course, the main favorite of the start was Yaroslav Maguchih, who today is a world rating and the author of the best result of the season in the world. Competition to Ukrainian army in the sector for jumps made Angelina Topichz Serbia, Nadezhda Dubovitskaya from Kazakhstan.</text:p>
      <text:p text:style-name="P4">
Yaroslav Maguchich missed the starting height - 1.81 m. Irina Gerashchenko took her first attempt, Yulia Levchenko - from the second. The next one - 1.87 m - Gerashchenko and on the first attempt, but Levchenko did not obey, and Julia cease to be aware.</text:p>
      <text:p text:style-name="P4">
When the judges raised the bar to a height of 1.91 m, the sector appeared in the sector. And the rest of the participants did not cope with this height, and it became clear that the Ukrainian nitrogen would play with each other "gold" and "silver".</text:p>
      <text:p text:style-name="P4">
The next height of 1.95 m Maguchi took on the second attempt, Gerashchenko failed to submit it at all. So, Yaroslav became the winner, but not stopped. Staying in the sector in solitude, Maguchi declared herself a height of 2.01 M. from the first attempt of Yaroslav easily flew over the bar, which caused the swallows of the audience. Satisfied with the result, the army stopped performances.</text:p>
      <text:p text:style-name="P4">
Winning the stage of the Diamond League, Yaroslav Maguchi shows the outstanding result of the season in the world. Yaroslav remains the only athlete of the Svita, who jumped 2 meters and higher in 2023.</text:p>
      <text:p text:style-name="P4">
By the way, last year the army also won the stage of the Diamond League in Rabat.</text:p>
      <text:p text:style-name="P4">
News Source: <text:a xlink:type="simple" xlink:href="https://armyinform.com.ua/2023/05/29/armijka-yaroslava-maguchih-peremogla-na-etapi-diamantovoyi-ligy-z-novym-rekordom-sezonu/" text:style-name="Internet_20_link" text:visited-style-name="Visited_20_Internet_20_Link">
https://armyinform.com.ua/2023/05/29/armijka-yaroslava-maguchih-peremogla-na-etapi-diamantovoyi-ligy-z-novym-rekordom-sezonu/</text:a>
</text:p>
      <!--NEWS-->
      <text:h text:style-name="P10" text:outline-level="1">
<text:span text:style-name="T4">
In the morning, Russian troops fired at Sumy region: almost 30 parishes were recorded</text:span>
</text:h>
      <text:p text:style-name="P4">
Author: ['АРМІЯINFORM']</text:p>
      <text:p text:style-name="P4">
Time: 2023-05-29T53:00:00-04:00</text:p>
      <text:p text:style-name="P4">
Description: The village at 9:00 29 Rosіyskі Vіsyskovi Trichi was plagued by the prime minor of Sumsko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original-2.jpg" text:style-name="Internet_20_link" text:visited-style-name="Visited_20_Internet_20_Link">
original-2.jpg</text:a>
']</text:p>
      <text:p text:style-name="P4">
Tags: ['STOPRUSSIA', 'АГРЕСІЯ РФ', 'ВТОРГНЕННЯ РФ', 'СУМЩИНА', 'ХАРКІВСЬКИЙ ТРИБУНАЛ']</text:p>
      <text:p text:style-name="P4">
Category: News</text:p>
      <!--METADATA-->
      <text:p text:style-name="P4">
<draw:frame draw:style-name="fr1" draw:name="Image22" text:anchor-type="as-char" svg:width="6.9236in" svg:height="3.259862in" draw:z-index="0">
<draw:image xlink:href="../Images/AРМІЯINFORM/2023-05-29T53-00-00-04-00/original-2.jpg" xlink:type="simple" xlink:show="embed" xlink:actuate="onLoad" draw:mime-type="image/jpeg"/>
</draw:frame>
As of 9:00 on May 29, the Russian military fired at the borderline region three times.</text:p>
      <text:p text:style-name="P4">
About it <text:a xlink:type="simple" xlink:href="https://t.me/ok_pivnich1/2893" text:style-name="Internet_20_link" text:visited-style-name="Visited_20_Internet_20_Link">
reports</text:a>
Operational Command "North".</text:p>
      <text:p text:style-name="P4">
<text:span text:style-name="T5">
From 00:50 to 01:25 fixed </text:span>
<text:span text:style-name="T5">
 16 parishes </text:span>
<text:span text:style-name="T5">
, probably from the artillery, in the area of N.P. Mid-Buddha. </text:span>
From 03:15 to 03:25, <text:span text:style-name="T4">
 3 parishes </text:span>
, probably from the artillery, in the area of NP. Katerynivka. <text:span text:style-name="T5">
From 07:45 to 08:00 fixed </text:span>
<text:span text:style-name="T5">
 10 parishes </text:span>
*, probably with a mortar of 82 mm, in the area of NP. Mid-Buddha.</text:p>
      <text:p text:style-name="P4">
There was no information about losses among the local population or damage to civilian infrastructure.</text:p>
      <text:p text:style-name="P4">
News Source: <text:a xlink:type="simple" xlink:href="https://armyinform.com.ua/2023/05/29/zranku-rosijski-vijska-obstrilyuvaly-prykordonnya-sumshhyny-zafiksovano-majzhe-30-pryhodiv/" text:style-name="Internet_20_link" text:visited-style-name="Visited_20_Internet_20_Link">
https://armyinform.com.ua/2023/05/29/zranku-rosijski-vijska-obstrilyuvaly-prykordonnya-sumshhyny-zafiksovano-majzhe-30-pryhodiv/</text:a>
</text:p>
      <!--NEWS-->
      <text:h text:style-name="P10" text:outline-level="1">
<text:span text:style-name="T4">
The Ministry of Defense has started developing amendments to the Regulations on the Citizens of Ukraine of Military Service in the Armed Forces</text:span>
</text:h>
      <text:p text:style-name="P4">
Author: ['АРМІЯINFORM']</text:p>
      <text:p text:style-name="P4">
Time: 2023-05-29T54:00:00-04:00</text:p>
      <text:p text:style-name="P4">
Description: Office of Vidnate, Ukrainian, roded the rod to Zmin before Polivnna about passage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АГРЕСІЯ РФ', 'ВТОРГНЕННЯ РФ', 'МІНІСТЕРСТВО ОБОРОНИ УКРАЇНИ']</text:p>
      <text:p text:style-name="P4">
Category: News</text:p>
      <!--METADATA-->
      <text:p text:style-name="P4">
<draw:frame draw:style-name="fr1" draw:name="Image23" text:anchor-type="as-char" svg:width="6.9236in" svg:height="4.608521in" draw:z-index="0">
<draw:image xlink:href="../Images/AРМІЯINFORM/2023-05-29T54-00-00-04-00/photo_2021-12-10_12-16-09.jpg" xlink:type="simple" xlink:show="embed" xlink:actuate="onLoad" draw:mime-type="image/jpeg"/>
</draw:frame>
Ministry of Defence Ukraine</text:p>
      <text:p text:style-name="P4">
The Defense Office of Ukraine began to develop amendments to the provision of military service in the Armed Forces of Ukraine, in which the rules of service in peacetime and special periods will be clear and regulated.</text:p>
      <text:p text:style-name="P4">
About this <text:a xlink:type="simple" xlink:href="https://t.me/ministry_of_defense_ua/7637" text:style-name="Internet_20_link" text:visited-style-name="Visited_20_Internet_20_Link">
informs</text:a>
Ministry of Defence Ukraine.</text:p>
      <text:p text:style-name="P4">
“Servicemen will be appointed to positions with staffing, which correspond to their actual military rank. The minimum and maximum terms of service and staying will also be set. Appointment to higher positions will be held on a rating principal. The rotation of military personnel will be introduced in the way of gaining the necessary experience, ”the Verification said.</text:p>
      <text:p text:style-name="P4">
It is noted that the persons whose candidates were rejected from the promotion of the service will be recommended for dismissal.</text:p>
      <text:p text:style-name="P4">
<text:span text:style-name="T4">
 In the basis of changes - NATO staff management standards. </text:span>
</text:p>
      <text:p text:style-name="P4">
"After the development, approval and consideration of the Cabinet of Ministers of Ukraine, amendments to the" provisions of proceeding by citizens of Ukraine of military service in the Armed Forces ", it will be submitted by the state for entry into force by the Decree of the President of Ukraine," the UMU said.</text:p>
      <text:p text:style-name="P4">
News Source: <text:a xlink:type="simple" xlink:href="https://armyinform.com.ua/2023/05/29/minoborony-rozpochalo-rozrobku-zmin-do-polozhennya-pro-prohodzhennya-gromadyanamy-ukrayiny-vijskovoyi-sluzhby-u-zsu/" text:style-name="Internet_20_link" text:visited-style-name="Visited_20_Internet_20_Link">
https://armyinform.com.ua/2023/05/29/minoborony-rozpochalo-rozrobku-zmin-do-polozhennya-pro-prohodzhennya-gromadyanamy-ukrayiny-vijskovoyi-sluzhby-u-zsu/</text:a>
</text:p>
      <!--NEWS-->
      <text:h text:style-name="P10" text:outline-level="1">
<text:span text:style-name="T4">
Court organizer over Ukrainian sailors who were captured in the Kerch Strait, threatens 15 years in prison</text:span>
</text:h>
      <text:p text:style-name="P4">
Author: ['АРМІЯINFORM']</text:p>
      <text:p text:style-name="P4">
Time: 2023-05-29T55:00:00-04:00</text:p>
      <text:p text:style-name="P4">
Description: PID Hour Walked by the Rosіyans of the Crimsoi Pіvostrov in 2014 Rotsі Kolishniy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ovidomilo-pro-pidozru-zradniku-z-krimu-shho-organizovuvav-sudilishhe-nad-ukrainskimi-moryakami-yaki-u-2018-roci-potrapili-v-polon-u-kerchenskij-protoci.jpeg" text:style-name="Internet_20_link" text:visited-style-name="Visited_20_Internet_20_Link">
povidomilo-pro-pidozru-zradniku-z-krimu-shho-organizovuvav-sudilishhe-nad-ukrainskimi-moryakami-yaki-u-2018-roci-potrapili-v-polon-u-kerchenskij-protoci.jpeg</text:a>
']</text:p>
      <text:p text:style-name="P4">
Tags: ['STOPRUSSIA', 'АГРЕСІЯ РФ', 'ВТОРГНЕННЯ РФ', 'ДБР', 'КОЛАБОРАНТИ']</text:p>
      <text:p text:style-name="P4">
Category: News</text:p>
      <!--METADATA-->
      <text:p text:style-name="P4">
<draw:frame draw:style-name="fr1" draw:name="Image24" text:anchor-type="as-char" svg:width="6.9236in" svg:height="4.329865in" draw:z-index="0">
<draw:image xlink:href="../Images/AРМІЯINFORM/2023-05-29T55-00-00-04-00/povidomilo-pro-pidozru-zradniku-z-krimu-shho-organizovuvav-sudilishhe-nad-ukrainskimi-moryakami-yaki-u-2018-roci-potrapili-v-polon-u-kerchenskij-protoci.jpeg" xlink:type="simple" xlink:show="embed" xlink:actuate="onLoad" draw:mime-type="image/jpeg"/>
</draw:frame>
During the capture of the Russians by the Crimean Peninsula in 2014, the former guarantor-guarantor ignored all the instructions of his leadership, deciding to move to the side of the enemy. The invaders appointed him the investigative department of the FSB of the Russian Federation and Sevastopol.</text:p>
      <text:p text:style-name="P4">
Among other things, the collaborator persecuted the Crimean Tatar activists. In the criminal proceedings he initiated, local Sudam -Tatar religious organizations were recognized as terrorist, and their leaders were detained and kept in inhumane conditions.</text:p>
      <text:p text:style-name="P4">
In 2018, the person involved in distinguished by the fact that he arranged a judgment over the Ukrainian gates, captured by the Russians in the Kerch Strait during their transition from the Black to the Azov Sea. In court, he sought to hold all the detained Ukrainians in the detention center in the pre -trial detention center, including the wounded.</text:p>
      <text:p text:style-name="P4">
The former Ukrainian law enforcement officer has been informed in absentia of suspicion of disposal and treason. The sanction of the article provides for punishment in the form of a nomination of will for up to 15 years.</text:p>
      <text:p text:style-name="P4">
<text:span text:style-name="T4">
 Source: </text:span>
 <text:a xlink:type="simple" xlink:href="https://dbr.gov.ua/news/dbr-povidomilo-pro-pidozru-zradniku-z-krimu-shho-organizovuvav-sudilishhe-nad-ukrainskimi-moryakami-yaki-u-2018-roci-potrapili-v-polon-u-kerchenskij-protoci" text:style-name="Internet_20_link" text:visited-style-name="Visited_20_Internet_20_Link">
<text:span text:style-name="T5">
DBR</text:span>
</text:a>
</text:p>
      <text:p text:style-name="P4">
News Source: <text:a xlink:type="simple" xlink:href="https://armyinform.com.ua/2023/05/29/organizatoru-sudu-nad-ukrayinskymy-moryakamy-yaki-potrapyly-v-polon-u-kerchenskij-protoczi-zagrozhuye-15-rokiv-tyurmy/" text:style-name="Internet_20_link" text:visited-style-name="Visited_20_Internet_20_Link">
https://armyinform.com.ua/2023/05/29/organizatoru-sudu-nad-ukrayinskymy-moryakamy-yaki-potrapyly-v-polon-u-kerchenskij-protoczi-zagrozhuye-15-rokiv-tyurmy/</text:a>
</text:p>
      <!--NEWS-->
      <text:h text:style-name="P10" text:outline-level="1">
<text:span text:style-name="T4">
Ukrainian troops in the Liman direction are kept by busy borders - Alexander Sirsky</text:span>
</text:h>
      <text:p text:style-name="P4">
Author: ['АРМІЯINFORM']</text:p>
      <text:p text:style-name="P4">
Time: 2023-05-29T56:00:00-04:00</text:p>
      <text:p text:style-name="P4">
Description: On the Limanskoye of the Ukrainian Partniy, I picodrzdiye of the STIIKO Utitrimvati ... The war with Ukraine 2022, the war with Ukraine Latest news today, the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syrskyj.jpg" text:style-name="Internet_20_link" text:visited-style-name="Visited_20_Internet_20_Link">
syrskyj.jpg</text:a>
']</text:p>
      <text:p text:style-name="P4">
Tags: ['STOPRUSSIA', 'АГРЕСІЯ РФ', 'ВТОРГНЕННЯ РФ', 'ОЛЕКСАНДР СИРСЬКИЙ']</text:p>
      <text:p text:style-name="P4">
Category: News</text:p>
      <!--METADATA-->
      <text:p text:style-name="P4">
<draw:frame draw:style-name="fr1" draw:name="Image25" text:anchor-type="as-char" svg:width="6.9236in" svg:height="3.894525in" draw:z-index="0">
<draw:image xlink:href="../Images/AРМІЯINFORM/2023-05-29T56-00-00-04-00/syrskyj.jpg" xlink:type="simple" xlink:show="embed" xlink:actuate="onLoad" draw:mime-type="image/jpeg"/>
</draw:frame>
In the Liman direction, Ukrainian units and units continue to maintain occupied boundaries and positions.</text:p>
      <text:p text:style-name="P4">
About it <text:a xlink:type="simple" xlink:href="https://t.me/osirskiy/92" text:style-name="Internet_20_link" text:visited-style-name="Visited_20_Internet_20_Link">
reported</text:a>
Commander of the Eastern Group Vivsk, Colonel-General Alexander Sirsky.</text:p>
      <text:p text:style-name="P4">
The Ukrainian military reflects all the attempts of the enemy to move forward in the areas of the white, controversial, Novoselivske, tortian, causing him significant losses with the full -minded and equipment.</text:p>
      <text:p text:style-name="P4">
“He met with the commanders of units and units that perform the tasks of Natal Hot points of the front. Jointly discussed possible scenarios of development of events in this direction and the current situation at the front, ”said Colonel-General Alexander Sirsky.</text:p>
      <text:p text:style-name="P4">
He added that it will soon come when Ukraine will move to actively comprehensive actions, identifying specific tasks for preparation for them.</text:p>
      <text:p text:style-name="P4">
In addition, the Commander of the Eastern Group of the troops thanked and awarded the front soldiers of the 10th OGL, 54th OMBR, 81st ODSBR, 95th ODSBR, 92nd OMBR.</text:p>
      <text:p text:style-name="P4">
“From the officer to the soldier, everyone with honor fulfill his duty to the Ukrainian Narode. We remember everyone who died in battles. We stand, we will be beating, we will make!” -said Colonel-General Alexander Sirsky.</text:p>
      <text:p text:style-name="P4">
News Source: <text:a xlink:type="simple" xlink:href="https://armyinform.com.ua/2023/05/29/ukrayinski-vijska-na-lymanskomu-napryamku-stijko-utrymuyut-zajnyati-rubezhi-oleksandr-syrskyj/" text:style-name="Internet_20_link" text:visited-style-name="Visited_20_Internet_20_Link">
https://armyinform.com.ua/2023/05/29/ukrayinski-vijska-na-lymanskomu-napryamku-stijko-utrymuyut-zajnyati-rubezhi-oleksandr-syrskyj/</text:a>
</text:p>
      <!--NEWS-->
      <text:h text:style-name="P10" text:outline-level="1">
<text:span text:style-name="T4">
During the day of the Pyrotechnics of the SESS neutralized almost 100 explosive items</text:span>
</text:h>
      <text:p text:style-name="P4">
Author: ['АРМІЯINFORM']</text:p>
      <text:p text:style-name="P4">
Time: 2023-05-29T57:00:00-04:00</text:p>
      <text:p text:style-name="P4">
Description: Lent out, 28 injuries, pirotechnici pikdrodrizhili of the Holder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c0dcc28bebeeb3211a1b8c44265196e8.jpeg" text:style-name="Internet_20_link" text:visited-style-name="Visited_20_Internet_20_Link">
c0dcc28bebeeb3211a1b8c44265196e8.jpeg</text:a>
']</text:p>
      <text:p text:style-name="P4">
Tags: ['STOPRUSSIA', 'АГРЕСІЯ РФ', 'ВІЙНА', 'ВТОРГНЕННЯ РФ', 'ДСНС УКРАЇНИ', 'РОЗМІНУВАННЯ']</text:p>
      <text:p text:style-name="P4">
Category: News</text:p>
      <!--METADATA-->
      <text:p text:style-name="P4">
<draw:frame draw:style-name="fr1" draw:name="Image26" text:anchor-type="as-char" svg:width="6.9236in" svg:height="3.896076in" draw:z-index="0">
<draw:image xlink:href="../Images/AРМІЯINFORM/2023-05-29T57-00-00-04-00/c0dcc28bebeeb3211a1b8c44265196e8.jpeg" xlink:type="simple" xlink:show="embed" xlink:actuate="onLoad" draw:mime-type="image/jpeg"/>
</draw:frame>
Illustrative photo</text:p>
      <text:p text:style-name="P4">
During the last day, <text:span text:style-name="T4">
 May 28 </text:span>
, pyrotechnic units of the State Service of Ukraine for Emergency Situations <text:span text:style-name="T4">
 41 times </text:span>
 were involved in the execution of demining.</text:p>
      <text:p text:style-name="P4">
About it _ <text:a xlink:type="simple" xlink:href="https://dsns.gov.ua/uk/news/nadzvicaini-podiyi/informaciia-shhodo-diialnosti-pirotexnicnix-pidrozdiliv-dsns-118" text:style-name="Internet_20_link" text:visited-style-name="Visited_20_Internet_20_Link">
reports</text:a>
_ SESU Ukraine.</text:p>
      <text:p text:style-name="P4">
Pyrotechnical units found, seized and disposed(cleared)territory over <text:span text:style-name="T4">
 3 hectares </text:span>
.</text:p>
      <text:p text:style-name="P4">
Most often pyrotechnic units worked: in Kharkiv region 18 533 times, Kyiv region - 7807, Donetsk region - 5488, Mykolaiv region - 5000, Kherson region - 5158, Chernihiv - 4648, Sumy - 2080, Cherkasy region - 1110.</text:p>
      <text:p text:style-name="P4">
Reference: 393 126 units and 2891 kg of explosive, including 2907 -day, have been disposed of since the beginning of a large -scale military invasion of the Russian Federation in the territory of Ukraine. aviation bombs. The area of about 87 274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29/za-dobu-pirotehniky-dsns-zneshkodyly-majzhe-100-vybuhonebezpechnyh-predmetiv/" text:style-name="Internet_20_link" text:visited-style-name="Visited_20_Internet_20_Link">
https://armyinform.com.ua/2023/05/29/za-dobu-pirotehniky-dsns-zneshkodyly-majzhe-100-vybuhonebezpechnyh-predmetiv/</text:a>
</text:p>
      <!--NEWS-->
      <text:h text:style-name="P10" text:outline-level="1">
<text:span text:style-name="T4">
On May 30, there will be a briefing on the condition and prospects of mine reservoirs</text:span>
</text:h>
      <text:p text:style-name="P4">
Author: ['АРМІЯINFORM']</text:p>
      <text:p text:style-name="P4">
Time: 2023-05-29T58:00:00-04:00</text:p>
      <text:p text:style-name="P4">
Description: At Vivtorok, 30 injuries 2023, about 11:00 at the Military Media Center for the site of the chief ... War with Ukraine 2022, war with Ukraine Latest news today, News War with Ukraine 2022 Last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9970634_1472340980263112_2054601699345904249_n-e1685348043905.jpg" text:style-name="Internet_20_link" text:visited-style-name="Visited_20_Internet_20_Link">
349970634_1472340980263112_2054601699345904249_n-e1685348043905.jpg</text:a>
']</text:p>
      <text:p text:style-name="P4">
Tags: ['БРИФІНГ']</text:p>
      <text:p text:style-name="P4">
Category: News</text:p>
      <!--METADATA-->
      <text:p text:style-name="P4">
<draw:frame draw:style-name="fr1" draw:name="Image27" text:anchor-type="as-char" svg:width="6.9236in" svg:height="3.704126in" draw:z-index="0">
<draw:image xlink:href="../Images/AРМІЯINFORM/2023-05-29T58-00-00-04-00/349970634_1472340980263112_2054601699345904249_n-e1685348043905.jpg" xlink:type="simple" xlink:show="embed" xlink:actuate="onLoad" draw:mime-type="image/jpeg"/>
</draw:frame>
On Tuesday, May 30, 2023, at 11:00 in <text:a xlink:type="simple" xlink:href="https://www.facebook.com/permalink.php" text:style-name="Internet_20_link" text:visited-style-name="Visited_20_Internet_20_Link">
Military Mediacenter</text:a>
With the participation of the Head of the Department of Humanitarian Demand Organization of Ukraine, Serhiy Reva will take place on the condition and prospects of reservoirs in Kyiv, Chernihiv, and other de -industrial territories.</text:p>
      <text:p text:style-name="P4">
During the briefing, statistics on the exchanged reservoirs will be published and a drone for underwater demining will be presented.</text:p>
      <text:p text:style-name="P4">
Accreditation of media representatives is required and will last until 10:00 on May 30.</text:p>
      <text:p text:style-name="P4">
Accreditation applications should be sent to: psmodu@post.mil.gov.uaiz with the name, first name and patronymic of the journalist, name of the publication, contact phone.</text:p>
      <text:p text:style-name="P4">
News Source: <text:a xlink:type="simple" xlink:href="https://armyinform.com.ua/2023/05/29/30-travnya-vidbudetsya-bryfing-shhodo-stanu-ta-perspektyv-rozminuvannya-ukrayinskyh-vodojm/" text:style-name="Internet_20_link" text:visited-style-name="Visited_20_Internet_20_Link">
https://armyinform.com.ua/2023/05/29/30-travnya-vidbudetsya-bryfing-shhodo-stanu-ta-perspektyv-rozminuvannya-ukrayinskyh-vodojm/</text:a>
</text:p>
      <!--NEWS-->
      <text:h text:style-name="P10" text:outline-level="1">
<text:span text:style-name="T4">
Anna Malyar: Wagnerivtsi began to derive units from Bakhmut, a regular army comes into their place</text:span>
</text:h>
      <text:p text:style-name="P4">
Author: ['АРМІЯINFORM']</text:p>
      <text:p text:style-name="P4">
Time: 2023-05-29T59:00:00-04:00</text:p>
      <text:p text:style-name="P4">
Description: At Bakhmut’s strength, the tonses of the advanced vogs of Suttєvo was gone, ... the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5f6a5523.jpg" text:style-name="Internet_20_link" text:visited-style-name="Visited_20_Internet_20_Link">
5f6a5523.jpg</text:a>
']</text:p>
      <text:p text:style-name="P4">
Tags: ['АГРЕСІЯ РФ', 'БАХМУТСЬКИЙ НАПРЯМОК', 'ВТОРГНЕННЯ РФ', 'ГАННА МАЛЯР']</text:p>
      <text:p text:style-name="P4">
Category: News</text:p>
      <!--METADATA-->
      <text:p text:style-name="P4">
<draw:frame draw:style-name="fr1" draw:name="Image28" text:anchor-type="as-char" svg:width="6.9236in" svg:height="4.615733in" draw:z-index="0">
<draw:image xlink:href="../Images/AРМІЯINFORM/2023-05-29T59-00-00-04-00/5f6a5523.jpg" xlink:type="simple" xlink:show="embed" xlink:actuate="onLoad" draw:mime-type="image/jpeg"/>
</draw:frame>
Gannamaars. Photo: Dmitry Yurchenko / Armyinfom</text:p>
      <text:p text:style-name="P4">
In the Bakhmut direction, the intensity of the offensive actions of the enemy has significantly increased, as it replaces troops with "Wagnets" with regular units and tries to stabilize the defense in this direction. Ouria by their actions significantly complicate the enemy this process.</text:p>
      <text:p text:style-name="P4">
At the same time, as <text:a xlink:type="simple" xlink:href="https://t.me/annamaliar/801" text:style-name="Internet_20_link" text:visited-style-name="Visited_20_Internet_20_Link">
informs</text:a>
Deputy Ministers of Ukraine Anna Malyar, the intensity of enemy artillery shelling has not been made.</text:p>
      <text:p text:style-name="P4">
“Bakhmut. The Wagnerivtsi derive their units, in their place comes a regular army. Our troops control the outskirts of Bakhmut in the Southwestern Part in the Airplane. In the north, the suburbs of Bakhmut also there is an enemy units. In the south of Bakhmut, the enemy attempts to settle and build up army units, ”she said.</text:p>
      <text:p text:style-name="P4">
According to Anna Malyar, as of yesterday and this morning, Naflan's promotion is not carried out in connection with other tasks.</text:p>
      <text:p text:style-name="P4">
News Source: <text:a xlink:type="simple" xlink:href="https://armyinform.com.ua/2023/05/29/ganna-malyar-vagnerivczi-pochaly-vyvodyty-pidrozdily-z-bahmuta-na-yihnye-miscze-zahodyt-regulyarna-armiya/" text:style-name="Internet_20_link" text:visited-style-name="Visited_20_Internet_20_Link">
https://armyinform.com.ua/2023/05/29/ganna-malyar-vagnerivczi-pochaly-vyvodyty-pidrozdily-z-bahmuta-na-yihnye-miscze-zahodyt-regulyarna-armiya/</text:a>
</text:p>
      <!--NEWS-->
      <text:h text:style-name="P10" text:outline-level="1">
<text:span text:style-name="T4">
The FSB agent was detained in Zaporozhye, who "caught" Russian missiles on Ukraine</text:span>
</text:h>
      <text:p text:style-name="P4">
Author: ['АРМІЯINFORM']</text:p>
      <text:p text:style-name="P4">
Time: 2023-05-29T60:00:00-04:00</text:p>
      <text:p text:style-name="P4">
Description: Crourno agent of the FSB PID Hour of special operations at Zaporizhzhi. Behind Yogo Vvedeni Rosіyskі ... War with Ukraine 2022, War with Ukraine Latest News Today, News War with Ukraine 2022 Last for today, will there be a war between Ukraine and Russia, and when, there will be a war with Ukraine in 2022, whether there will be, whether there will be, whether there will be a war with Ukraine, whether it will be, whether it will be The war with Ukraine in the near future says, the war with Ukraine, Ukrainian news today, Ukrainian news in Ukrainian media in Russian</text:p>
      <text:p text:style-name="P4">
Images: ['<text:a xlink:type="simple" xlink:href="https://armyinform.com.ua/wp-content/uploads/2023/05/56686e3a5779b908c65372da25ece3cd-e1685345404508.jpeg" text:style-name="Internet_20_link" text:visited-style-name="Visited_20_Internet_20_Link">
56686e3a5779b908c65372da25ece3cd-e1685345404508.jpeg</text:a>
']</text:p>
      <text:p text:style-name="P4">
Tags: ['АГЕНТ ФСБ', 'АГРЕСІЯ РФ', 'ЗАПОРІЖЖЯ', 'СБУ']</text:p>
      <text:p text:style-name="P4">
Category: News</text:p>
      <!--METADATA-->
      <text:p text:style-name="P4">
<draw:frame draw:style-name="fr1" draw:name="Image29" text:anchor-type="as-char" svg:width="6.9236in" svg:height="4.379177in" draw:z-index="0">
<draw:image xlink:href="../Images/AРМІЯINFORM/2023-05-29T60-00-00-04-00/56686e3a5779b908c65372da25ece3cd-e1685345404508.jpeg" xlink:type="simple" xlink:show="embed" xlink:actuate="onLoad" draw:mime-type="image/jpeg"/>
</draw:frame>
The FSB agent was detained during a special operation in Zaporozhye. Under his aiming, the Music invaders made a series of rocket strokes around the city in April Tatrava of this year. Then 3 locals were killed as a result of enemy shelling. 30 private homes were also destroyed and one non -industrial enterprises of the region were damaged. The attacker is threatened with life imprisonment.</text:p>
      <text:p text:style-name="P4">
About it <text:a xlink:type="simple" xlink:href="https://ssu.gov.ua/novyny/sbu-zatrymala-kolyshnoho-deputatakomunista-zaporizkoi-miskrady-yakyi-navodyv-rosiiski-rakety-na-ukrainu" text:style-name="Internet_20_link" text:visited-style-name="Visited_20_Internet_20_Link">
reports</text:a>
Security Service of Ukraine.</text:p>
      <text:p text:style-name="P4">
According to the investigation, the hostile associate was a passionate supporter of communism, who in 2001 received 6 years in prison for planning the coup of the state in Ukraine.</text:p>
      <text:p text:style-name="P4">
After his release, he entered the local branch of the forbidden Communist Party and in 2015 was a deputy of the Zaporizhzhya City Council for almost half a year. He was also a one -time participant in the Protective Organizations of the Union of Soviet Officers and the Immortal Regiment.</text:p>
      <text:p text:style-name="P4">
At the end of 2022, he was recruited by the FSB personnel employee for exploration and subversive activities against Ukraine. For the execution of hostile goods, the Russian agent has formed its own informational network. It was stored for the former "one -party" person who lives in Zaporozhye. Through it "in the dark" he received information about the current industrial enterprises and technical condition of critical infrastructure.</text:p>
      <text:p text:style-name="P4">
Then the traitor personally went to the terrain and conducted a hidden photo and ideo-fixation of Ukrainian objects. The received information transmitted the Russian Federation for the preparation of air attacks in the territory of the region. After the enemy, the nobleman "reported" on their consequences to the FSB.</text:p>
      <text:p text:style-name="P4">
During searches at the place of residence of the detainee, mobile phones, which he used to communicate with the Russian special service, were found. He also has a large number of prohibited communist symbolism.</text:p>
      <text:p text:style-name="P4">
On the basis of the evidence of the person, the person was informed of the suspicion of the state -owned state, committed in the state of martial law. He is currently in custody. The investigation is being investigated to establish all the circumstances of the crime.</text:p>
      <text:p text:style-name="P4">
News Source: <text:a xlink:type="simple" xlink:href="https://armyinform.com.ua/2023/05/29/u-zaporizhzhi-zatrymano-agenta-fsb-yakyj-navodyv-rosijski-rakety-na-ukrayinu/" text:style-name="Internet_20_link" text:visited-style-name="Visited_20_Internet_20_Link">
https://armyinform.com.ua/2023/05/29/u-zaporizhzhi-zatrymano-agenta-fsb-yakyj-navodyv-rosijski-rakety-na-ukrayinu/</text:a>
</text:p>
      <!--NEWS-->
      <text:h text:style-name="P10" text:outline-level="1">
<text:span text:style-name="T4">
NATO and NATO started a new stage of cooperation on the development of military innovation</text:span>
</text:h>
      <text:p text:style-name="P4">
Author: ['АРМІЯINFORM']</text:p>
      <text:p text:style-name="P4">
Time: 2023-05-29T61:00:00-04:00</text:p>
      <text:p text:style-name="P4">
Description: OFITSIINA TO EXPERTITS TO UKARYANA IT IN BRUSSELI, SCHOL NUTITISHIAH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nato-5.jpg" text:style-name="Internet_20_link" text:visited-style-name="Visited_20_Internet_20_Link">
nato-5.jpg</text:a>
']</text:p>
      <text:p text:style-name="P4">
Tags: ['ВОЄННІ ІННОВАЦІЇ', 'МІНЦИФИ', 'НАТО']</text:p>
      <text:p text:style-name="P4">
Category: News</text:p>
      <!--METADATA-->
      <text:p text:style-name="P4">
<draw:frame draw:style-name="fr1" draw:name="Image30" text:anchor-type="as-char" svg:width="6.9236in" svg:height="3.894525in" draw:z-index="0">
<draw:image xlink:href="../Images/AРМІЯINFORM/2023-05-29T61-00-00-04-00/nato-5.jpg" xlink:type="simple" xlink:show="embed" xlink:actuate="onLoad" draw:mime-type="image/jpeg"/>
</draw:frame>
Officials and experts from NATO and Ukraine met in Brussels to identify ways of further cooperation in the field of science and technology.</text:p>
      <text:p text:style-name="P4">
About it <text:a xlink:type="simple" xlink:href="https://www.nato.int/cps/en/natohq/news_215006.htm" text:style-name="Internet_20_link" text:visited-style-name="Visited_20_Internet_20_Link">
reported</text:a>
NATO press service.</text:p>
      <text:p text:style-name="P4">
Within the framework of the joint working group of Ukraine-NATO on the issues of scientific tacological cooperation, Viceremier-Minister of Ukraine Mykhailo Fedorov, NATO Secretary General on New Challenges of Security David Vanville, launched an innovative Ukrainian-NATO innovative dialogue.</text:p>
      <text:p text:style-name="P4">
Innovative dialogue aims at expanding the existing partnership of Ukraine-Nasta exchange of thoughts on the development of innovative ecosystems for both commercial and defense needs, as well as by exchanging lessons obtained by Nagus, which continues to defend itself from the aggressive war of Russia.</text:p>
      <text:p text:style-name="P4">
“Along with the courage of Ukrainians, we honor the creativity, dexterity of tanning that embody the Armed Forces of Ukraine. NATO supports Ukraine, in particular in its innovative efforts. Where startups and non -governmental organizations are to defeat Russian aggressors today, we also see the path of a domestic Ukrainian innovative ecosystem in economic reconstruction tomorrow, ”said NATO Secretary -General Assistant Secretary -General David vile.</text:p>
      <text:p text:style-name="P4">
At the same time, Viceremier-Minister of Ukraine Mikhail Fedorov <text:a xlink:type="simple" xlink:href="https://t.me/zedigital/3178" text:style-name="Internet_20_link" text:visited-style-name="Visited_20_Internet_20_Link">
noted</text:a>
that has begun a new stage of cooperation is so much about the track of military innovation.</text:p>
      <text:p text:style-name="P4">
“The Alliance will provide expert support for Ukrainian developments. Also, the model of funding for military innovations and on prospects for <text:a xlink:type="simple" xlink:href="https://armyinform.com.ua/2023/04/26/v-ukrayini-zapustyly-klaster-z-rozvytku-oboronnyh-tehnologij-brave1/" text:style-name="Internet_20_link" text:visited-style-name="Visited_20_Internet_20_Link">
Brave1</text:a>
”, - said Mikhail Fedorov.</text:p>
      <text:p text:style-name="P4">
News Source: <text:a xlink:type="simple" xlink:href="https://armyinform.com.ua/2023/05/29/minczyfry-ta-nato-rozpochaly-novyj-etap-spivpraczi-shhodo-rozvytku-voyennyh-innovaczij/" text:style-name="Internet_20_link" text:visited-style-name="Visited_20_Internet_20_Link">
https://armyinform.com.ua/2023/05/29/minczyfry-ta-nato-rozpochaly-novyj-etap-spivpraczi-shhodo-rozvytku-voyennyh-innovaczij/</text:a>
</text:p>
      <!--NEWS-->
      <text:h text:style-name="P10" text:outline-level="1">
<text:span text:style-name="T4">
136 of the settlements of Ukraine fired the army of the Russian Federation per day</text:span>
</text:h>
      <text:p text:style-name="P4">
Author: ['АРМІЯINFORM']</text:p>
      <text:p text:style-name="P4">
Time: 2023-05-29T62:00:00-04:00</text:p>
      <text:p text:style-name="P4">
Description: The last passes of Rosiyski Vіsyska were shelled by the Terito of 14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4792a330-6c86-4b66-81f8-cab3b1c156ae.jpg" text:style-name="Internet_20_link" text:visited-style-name="Visited_20_Internet_20_Link">
4792a330-6c86-4b66-81f8-cab3b1c156ae.jpg</text:a>
']</text:p>
      <text:p text:style-name="P4">
Tags: ['АГРЕСІЯ РФ', 'ВТОРГНЕННЯ РФ', 'ОБСТРІЛИ ІНФРАСТРУКТУРИ']</text:p>
      <text:p text:style-name="P4">
Category: News</text:p>
      <!--METADATA-->
      <text:p text:style-name="P4">
<draw:frame draw:style-name="fr1" draw:name="Image31" text:anchor-type="as-char" svg:width="6.9236in" svg:height="5.244627in" draw:z-index="0">
<draw:image xlink:href="../Images/AРМІЯINFORM/2023-05-29T62-00-00-04-00/4792a330-6c86-4b66-81f8-cab3b1c156ae.jpg" xlink:type="simple" xlink:show="embed" xlink:actuate="onLoad" draw:mime-type="image/jpeg"/>
</draw:frame>
During the last day, Russian troops fired the territory of 14 regions of Ukraine.</text:p>
      <text:p text:style-name="P4">
About it <text:a xlink:type="simple" xlink:href="https://t.me/militarymediacenter/2073" text:style-name="Internet_20_link" text:visited-style-name="Visited_20_Internet_20_Link">
reports</text:a>
Military Mediacenter.</text:p>
      <text:p text:style-name="P4">
From different types of weapons(mortars, tanks, artillery, RSZV, percussion UAVs, strategic and tactical aviation)136 settlements and 48 objects of infrastructure were fired.</text:p>
      <text:p text:style-name="P4">
There are injured among civilians, the number of victims is clarified.</text:p>
      <text:p text:style-name="P4">
News Source: <text:a xlink:type="simple" xlink:href="https://armyinform.com.ua/2023/05/29/136-naselenyh-punktiv-ukrayiny-obstrilyala-armiya-rf-za-dobu/" text:style-name="Internet_20_link" text:visited-style-name="Visited_20_Internet_20_Link">
https://armyinform.com.ua/2023/05/29/136-naselenyh-punktiv-ukrayiny-obstrilyala-armiya-rf-za-dobu/</text:a>
</text:p>
      <!--NEWS-->
      <text:h text:style-name="P10" text:outline-level="1">
<text:span text:style-name="T4">
Office of the Prosecutor General of Ukraine: More than 90 thousand military crimes are documented</text:span>
</text:h>
      <text:p text:style-name="P4">
Author: ['АРМІЯINFORM']</text:p>
      <text:p text:style-name="P4">
Time: 2023-05-29T6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29052023ua.jpg" text:style-name="Internet_20_link" text:visited-style-name="Visited_20_Internet_20_Link">
warcrime-29052023ua.jpg</text:a>
', '<text:a xlink:type="simple" xlink:href="https://armyinform.com.ua/wp-content/uploads/2023/05/warcrime-29052023en.jpg" text:style-name="Internet_20_link" text:visited-style-name="Visited_20_Internet_20_Link">
warcrime-29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2" text:anchor-type="as-char" svg:width="6.9236in" svg:height="4.448413in" draw:z-index="0">
<draw:image xlink:href="../Images/AРМІЯINFORM/2023-05-29T63-00-00-04-00/warcrime-29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text:span>
 <text:span text:style-name="T4">
 29 </text:span>
 <text:span text:style-name="T4">
 May </text:span>
 Registered:</text:p>
      <ul>
        <li>
90 013 Military Crimes, * 17 259 crimes against national security of Ukraine.</li>
      </ul>
      <text:p text:style-name="P4">
In addition, according to the official data of juvenile prosecutors, <text:span text:style-name="T4">
 1469 children have become </text:span>
 as a result of Russian aggression, including:</text:p>
      <ul>
        <li>
483 - Children were killed, * 986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3" text:anchor-type="as-char" svg:width="6.9236in" svg:height="4.448413in" draw:z-index="0">
<draw:image xlink:href="../Images/AРМІЯINFORM/2023-05-29T63-00-00-04-00/warcrime-29052023en.jpg" xlink:type="simple" xlink:show="embed" xlink:actuate="onLoad" draw:mime-type="image/jpeg"/>
</draw:frame>
</text:p>
      <text:p text:style-name="P4">
News Source: <text:a xlink:type="simple" xlink:href="https://armyinform.com.ua/2023/05/29/ofis-genprokurora-ukrayiny-zadokumentovano-ponad-90-tysyach-voyennyh-zlochyniv/" text:style-name="Internet_20_link" text:visited-style-name="Visited_20_Internet_20_Link">
https://armyinform.com.ua/2023/05/29/ofis-genprokurora-ukrayiny-zadokumentovano-ponad-90-tysyach-voyennyh-zlochyniv/</text:a>
</text:p>
      <!--NEWS-->
      <text:h text:style-name="P10" text:outline-level="1">
<text:span text:style-name="T4">
Ukrainian veterans overcame a 20-kilometer marathon in Brussels</text:span>
</text:h>
      <text:p text:style-name="P4">
Author: ['Олександр Тереверко']</text:p>
      <text:p text:style-name="P4">
Time: 2023-05-29T64:00:00-04:00</text:p>
      <text:p text:style-name="P4">
Description: Pasted by the capital of Belgії, the traditional 20-kilometrotroviy Zabіg “20km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oto1-7.jpg" text:style-name="Internet_20_link" text:visited-style-name="Visited_20_Internet_20_Link">
foto1-7.jpg</text:a>
', '<text:a xlink:type="simple" xlink:href="https://armyinform.com.ua/wp-content/uploads/2023/05/foto2-5.jpg" text:style-name="Internet_20_link" text:visited-style-name="Visited_20_Internet_20_Link">
foto2-5.jpg</text:a>
']</text:p>
      <text:p text:style-name="P4">
Tags: ['ВЕТЕРАНИ', 'ВТОРГНЕННЯ РФ', 'ДОПОМОГА ПАРТНЕРІВ', 'СВІТ ПІДТРИМУЄ УКРАЇНУ']</text:p>
      <text:p text:style-name="P4">
Category: News</text:p>
      <!--METADATA-->
      <text:p text:style-name="P4">
<draw:frame draw:style-name="fr1" draw:name="Image34" text:anchor-type="as-char" svg:width="6.9236in" svg:height="3.513727in" draw:z-index="0">
<draw:image xlink:href="../Images/AРМІЯINFORM/2023-05-29T64-00-00-04-00/foto1-7.jpg" xlink:type="simple" xlink:show="embed" xlink:actuate="onLoad" draw:mime-type="image/jpeg"/>
</draw:frame>
Last Sunday, the traditional 20km de bruxeles ranks took place in the Belgium capital, which was attended by thousands of running supporters. Representatives of Ukraine-veterans of the Russo-Ukrainian war Roman Kashpur and two Yuri-Kozlovsky and Cintilevich-were also the middle of the marathon river.</text:p>
      <text:p text:style-name="P4">
In 2019, a serviceman Roman Kashpur lost his leg on the front, but did not lose his desire to live, despite the war caused by war, a fulfilling life. He was helped by sports. "Don't give up, don't lower your hands!Get up, find yourself, search is a rehab, ”is a veteran's life credo.</text:p>
      <text:p text:style-name="P4">
Kashpur-a participant and winner of the All-Ukrainian competitions of the Project "Game of Heroes" in 2021, the record holder of Ukraine in the nomination "Drawing of the An-26 aircraft(16 tons)a person with disabilities. " This year, Roman was already running a full marathon distance. On April 23, he defeated 42 kilometers of London Marathon. Kashpur became the first in the war -meter of war to run this marathon.</text:p>
      <text:p text:style-name="P4">
Another participant in the Brussels race, Yuri Kozlovsky lost his foot in 2016. He also a participant in the competition of Invictus Games, Hero Games, Murf Challenge, was elected to the Ukrainian national team of the US Marine Corps.</text:p>
      <text:p text:style-name="P4">
In 2014, the third participant in the 20-kilometer race was in 2014, defending the Lugansk airport. He worked a lot and fruitfully to recover, and he succeeded because of his annoying nature.</text:p>
      <text:p text:style-name="P4">
<draw:frame draw:style-name="fr1" draw:name="Image35" text:anchor-type="as-char" svg:width="6.9236in" svg:height="6.352515in" draw:z-index="0">
<draw:image xlink:href="../Images/AРМІЯINFORM/2023-05-29T64-00-00-04-00/foto2-5.jpg" xlink:type="simple" xlink:show="embed" xlink:actuate="onLoad" draw:mime-type="image/jpeg"/>
</draw:frame>
At the 20KM de Bruxeles press conference, our veterans have given hope that they will inspire other defenders who are a similar situation in the Brussels marathon.</text:p>
      <text:p text:style-name="P4">
"We thank the veterans who selflessly defend Ukraine and Europe of the over Russian aggression," said the volunteer of Promote Ukraine and the initiator of the visit of Ukrainian veterans to Brussels Jan Brovdi. "We are trying to provide them with support and the help needed to return to civilian life the difficulties they face during their service."</text:p>
      <text:p text:style-name="P4">
Funds from the participation of Ukrainian veterans in the Brussels race will receive a supportive Foundation "Citizen", which helps military personnel in Ukraine, organizes their prosthetics.</text:p>
      <text:p text:style-name="P4">
News Source: <text:a xlink:type="simple" xlink:href="https://armyinform.com.ua/2023/05/29/ukrayinski-veterany-zdolaly-20-kilometrovyj-marafon-u-bryusseli/" text:style-name="Internet_20_link" text:visited-style-name="Visited_20_Internet_20_Link">
https://armyinform.com.ua/2023/05/29/ukrayinski-veterany-zdolaly-20-kilometrovyj-marafon-u-bryusseli/</text:a>
</text:p>
      <!--NEWS-->
      <text:h text:style-name="P10" text:outline-level="1">
<text:span text:style-name="T4">
Німеччина забезпечить безпеку саміту НАТО, розмістивши систему Patriot у Литві</text:span>
</text:h>
      <text:p text:style-name="P4">
Author: ['АРМІЯINFORM']</text:p>
      <text:p text:style-name="P4">
Time: 2023-05-29T65:00:00-04:00</text:p>
      <text:p text:style-name="P4">
Description: The Mini Construction of the Defense of Nimuccini said, the Kraina to move his Patriot Zi ...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atriot-1.jpg" text:style-name="Internet_20_link" text:visited-style-name="Visited_20_Internet_20_Link">
patriot-1.jpg</text:a>
']</text:p>
      <text:p text:style-name="P4">
Tags: ['ВІЛЬНЮС', 'ЗРК PATRIOT', 'НІМЕЧЧИНА', 'САМІТУ НАТО']</text:p>
      <text:p text:style-name="P4">
Category: News</text:p>
      <!--METADATA-->
      <text:p text:style-name="P4">
<draw:frame draw:style-name="fr1" draw:name="Image36" text:anchor-type="as-char" svg:width="6.9236in" svg:height="3.894525in" draw:z-index="0">
<draw:image xlink:href="../Images/AРМІЯINFORM/2023-05-29T65-00-00-04-00/patriot-1.jpg" xlink:type="simple" xlink:show="embed" xlink:actuate="onLoad" draw:mime-type="image/jpeg"/>
</draw:frame>
The German Ministry of Defense has stated that the country would move its units from Slovakia and support from Poland to Lithuania to protect NATO.</text:p>
      <text:p text:style-name="P4">
According to <text:a xlink:type="simple" xlink:href="https://twitter.com/BMVg_Bundeswehr/status/1662140404819542030" text:style-name="Internet_20_link" text:visited-style-name="Visited_20_Internet_20_Link">
statement</text:a>
, Germany will also provide other land, air and maritime to ensure safety <text:a xlink:type="simple" xlink:href="https://armyinform.com.ua/2022/11/09/nastupnyj-samit-nato-vidbudetsya-vlitku-2023-roku-v-lytvi/" text:style-name="Internet_20_link" text:visited-style-name="Visited_20_Internet_20_Link">
NATO Summit</text:a>
scheduled for July 11-12.</text:p>
      <text:p text:style-name="P4">
“Due to its various capabilities, the Bundesver will make a significant contribution to NATO's safety. It shows again: we are flexible, and when we are needed, you can rely on Germany in the Alliance. Together with our Universities, we show solidarity and unity inside and out, ”said German Defense Minister Boris Pistorius.</text:p>
      <text:p text:style-name="P4">
Recall that in April 2023 Germany <text:a xlink:type="simple" xlink:href="https://armyinform.com.ua/2023/04/19/nimechchyna-nadala-ukrayini-chergovyj-paket-vijskovoyi-dopomogy-do-yakogo-vhodyt-zrk-patriot/" text:style-name="Internet_20_link" text:visited-style-name="Visited_20_Internet_20_Link">
provided</text:a>
Ukraine SRKPATROTIOT.</text:p>
      <text:p text:style-name="P4">
News Source: <text:a xlink:type="simple" xlink:href="https://armyinform.com.ua/2023/05/29/nimechchyna-zabezpechyt-bezpeku-samitu-nato-rozmistyvshy-systemu-patriot-u-lytvi/" text:style-name="Internet_20_link" text:visited-style-name="Visited_20_Internet_20_Link">
https://armyinform.com.ua/2023/05/29/nimechchyna-zabezpechyt-bezpeku-samitu-nato-rozmistyvshy-systemu-patriot-u-lytvi/</text:a>
</text:p>
      <!--NEWS-->
      <text:h text:style-name="P10" text:outline-level="1">
<text:span text:style-name="T4">
There are 6 enemy ships - the Navy of the Armed Forces in the Black Sea on combat duty</text:span>
</text:h>
      <text:p text:style-name="P4">
Author: ['АРМІЯINFORM']</text:p>
      <text:p text:style-name="P4">
Time: 2023-05-29T66:00:00-04:00</text:p>
      <text:p text:style-name="P4">
Description: At the Chorny Morce on the Board Cherguvanni, I am excited by 6 thief shipbuilders, there are two people of the Yakiki ... War with Ukraine 2022, the war with Ukraine is the latest news today, the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9750947_1083343686403664_7113009102742138329_n.jpg" text:style-name="Internet_20_link" text:visited-style-name="Visited_20_Internet_20_Link">
349750947_1083343686403664_7113009102742138329_n.jpg</text:a>
']</text:p>
      <text:p text:style-name="P4">
Tags: ['STOPRUSSIA', 'АГРЕСІЯ РФ', 'ВІЙНА', 'ВМС ЗС УКРАЇНИ', 'ВТОРГНЕННЯ РФ']</text:p>
      <text:p text:style-name="P4">
Category: News</text:p>
      <!--METADATA-->
      <text:p text:style-name="P4">
In the Black Sea, there are 6 enemy ships on the battle duty, interviewed by two carriers of winged Caliber missiles, a total volley of up to 16 missiles; Vasovsky Sea - 1 enemy ship; In the Mediterranean, there are up to 7 enemy ships at the combat marriage, including 1 carrier of the caliber winged missiles, a total volley of up to 4 rockets.</text:p>
      <text:p text:style-name="P4">
About it on their official Facebook page <text:a xlink:type="simple" xlink:href="https://www.facebook.com/navy.mil.gov.ua/posts/pfbid02SHr6xxYLDufmzz3mPMgbFG129HiyfNbEfJj2ywae2njC5drC1PJJ8ADFJfLgoaiNl" text:style-name="Internet_20_link" text:visited-style-name="Visited_20_Internet_20_Link">
report</text:a>
Navy of the Armed Forces of Ukraine.</text:p>
      <text:p text:style-name="P4">
<text:span text:style-name="T4">
 per day, in the interests of the Russian Federation, the passage of the Kerch-Yenicral Strait made: </text:span>
</text:p>
      <ul>
        <li>
to the Azov Sea - 14 vessels, 3 of them continued the movement with the Bosphorus Strait; * To the Black Sea - 25 vessels, 9 of them continued the movement in the direction of the Bosphorus.</li>
      </ul>
      <text:p text:style-name="P4">
<draw:frame draw:style-name="fr1" draw:name="Image37" text:anchor-type="as-char" svg:width="6.9236in" svg:height="8.6545in" draw:z-index="0">
<draw:image xlink:href="../Images/AРМІЯINFORM/2023-05-29T66-00-00-04-00/349750947_1083343686403664_7113009102742138329_n.jpg" xlink:type="simple" xlink:show="embed" xlink:actuate="onLoad" draw:mime-type="image/jpeg"/>
</draw:frame>
<text:span text:style-name="T4">
 The Russian Federation continues to violate the International Convention on the Protection of Human Life in 1974.(SOLAS)by turning off automatic identification systems(AIS), Nazi vessels in the Azov Sea Factory </text:span>
</text:p>
      <text:p text:style-name="P4">
News Source: <text:a xlink:type="simple" xlink:href="https://armyinform.com.ua/2023/05/29/dva-nosiyi-raket-kalibr-trymaye-rosiya-u-chornomu-mori-zagalnyj-zalp-do-16-raket-vms-zsu/" text:style-name="Internet_20_link" text:visited-style-name="Visited_20_Internet_20_Link">
https://armyinform.com.ua/2023/05/29/dva-nosiyi-raket-kalibr-trymaye-rosiya-u-chornomu-mori-zagalnyj-zalp-do-16-raket-vms-zsu/</text:a>
</text:p>
      <!--NEWS-->
      <text:h text:style-name="P10" text:outline-level="1">
<text:span text:style-name="T4">
The enemy attacked Ukraine today, probably "Iskander" - Yuri Ignat</text:span>
</text:h>
      <text:p text:style-name="P4">
Author: ['АРМІЯINFORM']</text:p>
      <text:p text:style-name="P4">
Time: 2023-05-29T67:00:00-04:00</text:p>
      <text:p text:style-name="P4">
Description: — Сьогодні вдень були застосовані ракети, які летять по балістичній траєк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823539.jpg" text:style-name="Internet_20_link" text:visited-style-name="Visited_20_Internet_20_Link">
2823539.jpg</text:a>
']</text:p>
      <text:p text:style-name="P4">
Tags: ['STOPRUSSIA', 'АГРЕСІЯ РФ', 'ВІЙНА', 'ВТОРГНЕННЯ РФ', 'ІСКАНДЕРИ', 'ЮРІЙ ІГНАТ']</text:p>
      <text:p text:style-name="P4">
Category: News</text:p>
      <!--METADATA-->
      <text:p text:style-name="P4">
<draw:frame draw:style-name="fr1" draw:name="Image38" text:anchor-type="as-char" svg:width="6.9236in" svg:height="4.369813in" draw:z-index="0">
<draw:image xlink:href="../Images/AРМІЯINFORM/2023-05-29T67-00-00-04-00/2823539.jpg" xlink:type="simple" xlink:show="embed" xlink:actuate="onLoad" draw:mime-type="image/jpeg"/>
</draw:frame>
Ілюстративне фото</text:p>
      <text:p text:style-name="P4">
— Сьогодні вдень були застосовані ракети, які летять по балістичнійтраєкторії. Попередньо, це були «Іскандери». Вони є різних модифікацій. Це«Іскандер-М» — балістична ракета та «Іскандер-К» — крилата. Можливо, булизастосовані і комплекси С-300 та С-400, — повідомив в ефірі телемарафону«Єдині новини» речник командування Повітряних Сил ЗСУ полковник Юрій Ігнат.</text:p>
      <text:p text:style-name="P4">
За його словами, напрямок атаки ворога був з півночі з наземних комплексів. В«Іскандерів» дальність стрільби сотні кілометрів, і вони можуть діставати добагатьох областей України.</text:p>
      <text:p text:style-name="P4">
<text:span text:style-name="T5">
Підготував Ігор Березинський</text:span>
</text:p>
      <text:p text:style-name="P4">
News Source: <text:a xlink:type="simple" xlink:href="https://armyinform.com.ua/2023/05/29/vorog-atakuvav-sogodni-ukrayinu-jmovirno-iskanderamy-yurij-ignat/" text:style-name="Internet_20_link" text:visited-style-name="Visited_20_Internet_20_Link">
https://armyinform.com.ua/2023/05/29/vorog-atakuvav-sogodni-ukrayinu-jmovirno-iskanderamy-yurij-ignat/</text:a>
</text:p>
      <!--NEWS-->
      <text:h text:style-name="P10" text:outline-level="1">
<text:span text:style-name="T4">
The Ministry of Defense on the Day of Memory of the US veterans thanked the American people for the extraordinary support of Ukraine</text:span>
</text:h>
      <text:p text:style-name="P4">
Author: ['АРМІЯINFORM']</text:p>
      <text:p text:style-name="P4">
Time: 2023-05-29T68:00:00-04:00</text:p>
      <text:p text:style-name="P4">
Description: The USA is in the United States, the day of Pam'yati Veterani, Yaki were perked up by all Vikhin I Zbroany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minoborony-den-pamyati-veteraniv-ssha.jpg" text:style-name="Internet_20_link" text:visited-style-name="Visited_20_Internet_20_Link">
minoborony-den-pamyati-veteraniv-ssha.jpg</text:a>
']</text:p>
      <text:p text:style-name="P4">
Tags: ['STOPRUSSIA', 'АГРЕСІЯ РФ', 'ВЕТЕРАНИ США', 'ВТОРГНЕННЯ РФ', "ДЕНЬ ПАМ'ЯТІ", 'МІНІСТЕРСТВО ОБОРОНИ УКРАЇНИ']</text:p>
      <text:p text:style-name="P4">
Category: News</text:p>
      <!--METADATA-->
      <text:p text:style-name="P4">
<draw:frame draw:style-name="fr1" draw:name="Image39" text:anchor-type="as-char" svg:width="6.9236in" svg:height="6.9236in" draw:z-index="0">
<draw:image xlink:href="../Images/AРМІЯINFORM/2023-05-29T68-00-00-04-00/minoborony-den-pamyati-veteraniv-ssha.jpg" xlink:type="simple" xlink:show="embed" xlink:actuate="onLoad" draw:mime-type="image/jpeg"/>
</draw:frame>
Today, the United States celebrates the Day of Memory of Veterans who died in all armed conflicts in which the United States defended freedom and democracy.</text:p>
      <text:p text:style-name="P4">
The Ministry of Defense of Ukraine on its official page on <text:a xlink:type="simple" xlink:href="https://www.facebook.com/MinistryofDefence.UA/posts/pfbid0p13WDb1edh1s9QE32837XiTUyWdFoqEMoFXS7TnFWk7ucMR2i7u4jMuDw2LkWQFhl" text:style-name="Internet_20_link" text:visited-style-name="Visited_20_Internet_20_Link">
Facebook</text:a>
It noted that American society considers civic duty to remember anyone who has died prematurely, fighting for the democratic ideals that this people are famous for.</text:p>
      <text:p text:style-name="P4">
“Together with the friendly American people we honor the courage, the determination of the lazy warriors of the United States. At the same time, we recall and lean the heads of the prehoundness and heroism of Ukrainian defenders who have given their lives, protecting Ukraine from the Russian aggressor. I am grateful to American friends for the extraordinary support of Ukraine in our struggle for independence, ” - said in the report.</text:p>
      <text:p text:style-name="P4">
News Source: <text:a xlink:type="simple" xlink:href="https://armyinform.com.ua/2023/05/29/minoborony-u-den-pamyati-veteraniv-ssha-podyakuvalo-amerykanskomu-narodu-za-nadzvychajnu-pidtrymku-ukrayiny/" text:style-name="Internet_20_link" text:visited-style-name="Visited_20_Internet_20_Link">
https://armyinform.com.ua/2023/05/29/minoborony-u-den-pamyati-veteraniv-ssha-podyakuvalo-amerykanskomu-narodu-za-nadzvychajnu-pidtrymku-ukrayiny/</text:a>
</text:p>
      <!--NEWS-->
      <text:h text:style-name="P10" text:outline-level="1">
<text:span text:style-name="T4">
Special Forces of GRO MO "Artan" ready for battle</text:span>
</text:h>
      <text:p text:style-name="P4">
Author: ['АРМІЯINFORM']</text:p>
      <text:p text:style-name="P4">
Time: 2023-05-29T69:00:00-04:00</text:p>
      <text:p text:style-name="P4">
Description: About the cowdomiles of the Gur MO Ukrainian. Zbro at our hands, a pelch of a good cold okh us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УР МО УКРАЇНИ']</text:p>
      <text:p text:style-name="P4">
Category: News</text:p>
      <!--METADATA-->
      <text:p text:style-name="P4">
About it <text:a xlink:type="simple" xlink:href="https://www.youtube.com/watch" text:style-name="Internet_20_link" text:visited-style-name="Visited_20_Internet_20_Link">
reports</text:a>
GUR MUNUKRAIN.</text:p>
      <text:p text:style-name="P4">
Weapons in our hands, the call of a brave heart drives us forward.</text:p>
      <text:p text:style-name="P4">
News Source: <text:a xlink:type="simple" xlink:href="https://armyinform.com.ua/2023/05/29/speczpidrozdil-gur-mo-artan-gotovyj-do-boyu/" text:style-name="Internet_20_link" text:visited-style-name="Visited_20_Internet_20_Link">
https://armyinform.com.ua/2023/05/29/speczpidrozdil-gur-mo-artan-gotovyj-do-boyu/</text:a>
</text:p>
      <!--NEWS-->
      <text:h text:style-name="P10" text:outline-level="1">
<text:span text:style-name="T4">
The Convention will strengthen the cooperation of states in investigating the crime of genocide, crimes against humanity and war crimes</text:span>
</text:h>
      <text:p text:style-name="P4">
Author: ['АРМІЯINFORM']</text:p>
      <text:p text:style-name="P4">
Time: 2023-05-29T70:00:00-04:00</text:p>
      <text:p text:style-name="P4">
Description: Network in the metro station, Ljubljana, the Slovenia, the Detamatical Robot was diplomatical ... The war with Ukraine 2022, the war with Ukraine is the latest news today, the news war with Ukraine 2022 The last ones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udra.jpg" text:style-name="Internet_20_link" text:visited-style-name="Visited_20_Internet_20_Link">
mudra.jpg</text:a>
']</text:p>
      <text:p text:style-name="P4">
Tags: ['STOPRUSSIA', 'АГРЕСІЯ РФ', 'ВІЙНА', 'ВОЄННІ ЗЛОЧИНИ', 'ВТОРГНЕННЯ РФ', 'ЗЛОЧИНИ ПРОТИ ЛЮДЯНОСТІ', 'МІЖНАРОДНЕ СПІВРОБІТНИЦТВО']</text:p>
      <text:p text:style-name="P4">
Category: News</text:p>
      <!--METADATA-->
      <text:p text:style-name="P4">
<draw:frame draw:style-name="fr1" draw:name="Image40" text:anchor-type="as-char" svg:width="6.9236in" svg:height="4.615733in" draw:z-index="0">
<draw:image xlink:href="../Images/AРМІЯINFORM/2023-05-29T70-00-00-04-00/mudra.jpg" xlink:type="simple" xlink:show="embed" xlink:actuate="onLoad" draw:mime-type="image/jpeg"/>
</draw:frame>
Recently in Lyublyana, the Republic of Slovenia, has completed its robotical conference on preparation and adoption of the Convention on International Workers in Investigation and Personation(Slovenia, Netherlands, Belgium, Argentina, Mongolia, Senegal)In 2011, another 80.</text:p>
      <text:p text:style-name="P4">
This is stated in <text:a xlink:type="simple" xlink:href="https://www.kmu.gov.ua/news/iryna-mudra-pryiniattia-novoi-konventsii-maie-posylyty-spivrobitnytstvo-derzhav-u-rozsliduvanni-ta-pokaranni-za-zlochyn-henotsydu-zlochyny-proty-liudianosti-voienni-zlochyny" text:style-name="Internet_20_link" text:visited-style-name="Visited_20_Internet_20_Link">
message</text:a>
on a single webport of the executive authorities of Ukraine.</text:p>
      <text:p text:style-name="P4">
In the course of work, the delegation of Ukraine, headed by Deputy Minister of Justice Irina Mududra, together with delegations 52 other participating states and 16 conservation states, have harvested and agreed on the text of a new multilateral international treaty, become a global instrument in the international struggle with impunity. Violation of international law of humanitarian law.</text:p>
      <text:p text:style-name="P4">
With the entry into force of the Convention, modern complex mechanism for international cooperation in criminal cases will be introduced, which will contribute to criminal prosecution for the crime of genocide, crimes of counter -bloodresses and war crimes.</text:p>
      <text:p text:style-name="P4">
Cooperation on the basis of the Convention covers the receipt by the courts, the bodies of pre -trial investigation and the prosecutor's office of international legal aid in the collection, as well as the possibility of extradition of persons who are suspected of convicted persons for such crimes and try to avoid criminal responsibility by hiding abroad.</text:p>
      <text:p text:style-name="P4">
According to Irina Wise, Ukraine's accession to the Convention and other developers will ensure effective cooperation of competent-bars of Ukraine during criminal proceedings in the investigation of genocide, crimes against humanity, war crimes committed in the territory of our state during the Russian war against Ukraine, Extradition of war criminals both from the European continent and from the countries of Asia, Africa and South and North America.</text:p>
      <text:p text:style-name="P4">
The Convention will be opened for signing in January 2024 in Hague(Netherlands).</text:p>
      <text:p text:style-name="P4">
They emphasized the need to continue supporting Russia's reference, including the creation of a special tribunal on aggression, international compensation mechanism and confiscation of Russian assets.</text:p>
      <text:p text:style-name="P4">
News Source: <text:a xlink:type="simple" xlink:href="https://armyinform.com.ua/2023/05/29/konvencziya-posylyt-spivrobitnycztvo-derzhav-u-rozsliduvanni-zlochynu-genoczydu-zlochyniv-proty-lyudyanosti-ta-voyennyh-zlochyniv/" text:style-name="Internet_20_link" text:visited-style-name="Visited_20_Internet_20_Link">
https://armyinform.com.ua/2023/05/29/konvencziya-posylyt-spivrobitnycztvo-derzhav-u-rozsliduvanni-zlochynu-genoczydu-zlochyniv-proty-lyudyanosti-ta-voyennyh-zlochyniv/</text:a>
</text:p>
      <!--NEWS-->
      <text:h text:style-name="P10" text:outline-level="1">
<text:span text:style-name="T4">
Air Force destroyed 11 "Iskanders" that attacked the Kyiv region today</text:span>
</text:h>
      <text:p text:style-name="P4">
Author: ['АРМІЯINFORM']</text:p>
      <text:p text:style-name="P4">
Time: 2023-05-29T71:00:00-04:00</text:p>
      <text:p text:style-name="P4">
Description: Syogodnі, 29 traveler, close 11:30 am enemy in a vrieg for a doba by a healthy blow to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0/ppo.jpg" text:style-name="Internet_20_link" text:visited-style-name="Visited_20_Internet_20_Link">
ppo.jpg</text:a>
']</text:p>
      <text:p text:style-name="P4">
Tags: ['АГРЕСІЯ РФ', 'ВАЛЕРІЙ ЗАЛУЖНИЙ', 'ВТОРГНЕННЯ РФ', 'КИЇВЩИНА', 'ОТРК ІСКАНДЕР-М']</text:p>
      <text:p text:style-name="P4">
Category: News</text:p>
      <!--METADATA-->
      <text:p text:style-name="P4">
<draw:frame draw:style-name="fr1" draw:name="Image41" text:anchor-type="as-char" svg:width="6.9236in" svg:height="3.899934in" draw:z-index="0">
<draw:image xlink:href="../Images/AРМІЯINFORM/2023-05-29T71-00-00-04-00/ppo.jpg" xlink:type="simple" xlink:show="embed" xlink:actuate="onLoad" draw:mime-type="image/jpeg"/>
</draw:frame>
Today, May 29, at about 11:30 enemy <text:a xlink:type="simple" xlink:href="https://armyinform.com.ua/2023/05/29/pid-chas-nichnoyi-ataky-zahysnyky-neba-znyshhyly-67-vorozhyh-povitryanyh-czilej-po-ukrayini/" text:style-name="Internet_20_link" text:visited-style-name="Visited_20_Internet_20_Link">
second</text:a>
For the production of rocket strike in Ukraine. He attacked the Kyivshchyna regionalist and winged landed rockets with OTRC "Iskander".</text:p>
      <text:p text:style-name="P4">
About it <text:a xlink:type="simple" xlink:href="https://t.me/CinCAFU/507" text:style-name="Internet_20_link" text:visited-style-name="Visited_20_Internet_20_Link">
wrote</text:a>
Commander-in-Chief of Armed Forces General Valery Zaluzhny in Telegrams.</text:p>
      <text:p text:style-name="P4">
“In total, 11 missiles have been released: Iskander-M and Iskander-K from the Northern Apriest. All targets have been destroyed by the forces and means of air defense, ”General Valery Zaluzhny said.</text:p>
      <text:p text:style-name="P4">
News Source: <text:a xlink:type="simple" xlink:href="https://armyinform.com.ua/2023/05/29/syly-ppo-znyshhyly-11-iskanderiv-yakymy-atakuvaly-kyyivshhynu/" text:style-name="Internet_20_link" text:visited-style-name="Visited_20_Internet_20_Link">
https://armyinform.com.ua/2023/05/29/syly-ppo-znyshhyly-11-iskanderiv-yakymy-atakuvaly-kyyivshhynu/</text:a>
</text:p>
      <!--NEWS-->
      <text:h text:style-name="P10" text:outline-level="1">
<text:span text:style-name="T4">
11 years will spend behind the bars of the Odessa who raised money for the occupiers</text:span>
</text:h>
      <text:p text:style-name="P4">
Author: ['АРМІЯINFORM']</text:p>
      <text:p text:style-name="P4">
Time: 2023-05-29T72:00:00-04:00</text:p>
      <text:p text:style-name="P4">
Description: Zibrano Blessing the Propes on the Room of the Ensemble, Yak has closed the Fіnannsuvannya channel ... The war with Ukraine 2022, the war with Ukraine is th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29_12-01-40.jpg" text:style-name="Internet_20_link" text:visited-style-name="Visited_20_Internet_20_Link">
photo_2023-05-29_12-01-40.jpg</text:a>
']</text:p>
      <text:p text:style-name="P4">
Tags: ['STOPRUSSIA', 'АГРЕСІЯ РФ', 'ВТОРГНЕННЯ РФ', 'КОЛАБОРАНТИ', 'СБУ']</text:p>
      <text:p text:style-name="P4">
Category: News</text:p>
      <!--METADATA-->
      <text:p text:style-name="P4">
<draw:frame draw:style-name="fr1" draw:name="Image42" text:anchor-type="as-char" svg:width="6.9236in" svg:height="4.609964in" draw:z-index="0">
<draw:image xlink:href="../Images/AРМІЯINFORM/2023-05-29T72-00-00-04-00/photo_2023-05-29_12-01-40.jpg" xlink:type="simple" xlink:show="embed" xlink:actuate="onLoad" draw:mime-type="image/jpeg"/>
</draw:frame>
The undisputed evidence of the enemy equipment was collected, which has established the dutyfinance of DNR fighters. It was detained during the contradictory measures of the Second December last December.</text:p>
      <text:p text:style-name="P4">
According to the investigation, the malefactor is a local resident. Its two relatives in 2016 joined the ranks of the DNR Sparta terrorist group and fought the anti -terrorist operation in the east of Ukraine. At the beginning of a large -scale invasion of both the savings were part of the regular units of the Southern military round of the Armed Forces of the Russian Federation and participated in the seizure of Mariupol and part of Kherson region.</text:p>
      <text:p text:style-name="P4">
Having learned about the low level of logistical support of occupants, the woman voluntarily organized the fundraising for them. For this purpose, the messengers and prohibited social networks "VKontakte" and "Classmates" posted a message calling for cash assistance to the invaders.</text:p>
      <text:p text:style-name="P4">
In addition, she attached a photo with the details of the Russian banking card, which belonged to the cohabitant of a belligerent relative.</text:p>
      <text:p text:style-name="P4">
On the basis of the evidence collected, the court found the malefactor guilty of the absence of the aggressor and appointed her 11 years and 4 months of imprisonment with confiscation of themin.</text:p>
      <text:p text:style-name="P4">
<text:span text:style-name="T4">
 Source: </text:span>
 _ <text:a xlink:type="simple" xlink:href="https://t.me/SBUkr/8453" text:style-name="Internet_20_link" text:visited-style-name="Visited_20_Internet_20_Link">
SBU</text:a>
_</text:p>
      <text:p text:style-name="P4">
News Source: <text:a xlink:type="simple" xlink:href="https://armyinform.com.ua/2023/05/29/11-rokiv-tyurmy-otrymala-odesytka-yaka-organizuvala-zbir-groshej-dlya-okupantiv/" text:style-name="Internet_20_link" text:visited-style-name="Visited_20_Internet_20_Link">
https://armyinform.com.ua/2023/05/29/11-rokiv-tyurmy-otrymala-odesytka-yaka-organizuvala-zbir-groshej-dlya-okupantiv/</text:a>
</text:p>
      <!--NEWS-->
      <text:h text:style-name="P10" text:outline-level="1">
<text:span text:style-name="T4">
In Poland there is a combat medical training of Ukrainian military</text:span>
</text:h>
      <text:p text:style-name="P4">
Author: ['АРМІЯINFORM']</text:p>
      <text:p text:style-name="P4">
Time: 2023-05-29T73:00:00-04:00</text:p>
      <text:p text:style-name="P4">
Description: VIISKOVOVOVOSKI ZSU passes specialized Boygov Medicna Pіdgotovka in Polsh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medical03.jpg" text:style-name="Internet_20_link" text:visited-style-name="Visited_20_Internet_20_Link">
medical03.jpg</text:a>
', '<text:a xlink:type="simple" xlink:href="https://armyinform.com.ua/wp-content/uploads/2023/05/medical02-1-150x150.jpg" text:style-name="Internet_20_link" text:visited-style-name="Visited_20_Internet_20_Link">
medical02-1-150x150.jpg</text:a>
', '<text:a xlink:type="simple" xlink:href="https://armyinform.com.ua/wp-content/uploads/2023/05/medical01-150x150.jpg" text:style-name="Internet_20_link" text:visited-style-name="Visited_20_Internet_20_Link">
medical01-150x150.jpg</text:a>
']</text:p>
      <text:p text:style-name="P4">
Tags: ['ДОПОМОГА ПАРТНЕРІВ', 'МЕДИЧНА ПІДГОТОВКА', 'НАВЧАННЯ ВІЙСЬКОВИХ', 'ПОЛЬЩА', 'СВІТ ПІДТРИМУЄ УКРАЇНУ']</text:p>
      <text:p text:style-name="P4">
Category: News</text:p>
      <!--METADATA-->
      <text:p text:style-name="P4">
<draw:frame draw:style-name="fr1" draw:name="Image43" text:anchor-type="as-char" svg:width="6.9236in" svg:height="3.894525in" draw:z-index="0">
<draw:image xlink:href="../Images/AРМІЯINFORM/2023-05-29T73-00-00-04-00/medical03.jpg" xlink:type="simple" xlink:show="embed" xlink:actuate="onLoad" draw:mime-type="image/jpeg"/>
</draw:frame>
The Armed Forces servicemen are undergoing specialized combat medical training in Vpolshi.</text:p>
      <text:p text:style-name="P4">
About it <text:a xlink:type="simple" xlink:href="https://www.facebook.com/GeneralStaff.ua/posts/pfbid0yZwUp7BRqcw9gRZe2jEbbF52wnAbLhMAXM2HJZcjHcLRZrPRfXbbhz8J9CsU2iCvl" text:style-name="Internet_20_link" text:visited-style-name="Visited_20_Internet_20_Link">
reports</text:a>
The General Staff of the Armed Forces.</text:p>
      <text:p text:style-name="P4">
Training in accordance with the Standard "Tactical Assistance to the wounded in the context of combatants" occurs under the guidance of the Medical Medicines of the instructors of the Armed Silkanada, the United Kingdom and Poland as part of the Operation Operation of Armed Silkanada and ORBITAL operation.</text:p>
      <text:p text:style-name="P4">
In the course, the Ukrainian military will learn to provide critical rescue assistance to their brothers and sessions.</text:p>
      <text:p text:style-name="P4">
<text:a xlink:type="simple" xlink:href="https://armyinform.com.ua/wp-content/uploads/2023/05/medical02-1.jpg" text:style-name="Internet_20_link" text:visited-style-name="Visited_20_Internet_20_Link">
!(Images/AРМІЯINFORM/2023-05-29T73-00-00-04-00/medical02-1-150x150.jpg)</text:a>
</text:p>
      <text:p text:style-name="P4">
<text:a xlink:type="simple" xlink:href="https://armyinform.com.ua/wp-content/uploads/2023/05/medical01.jpg" text:style-name="Internet_20_link" text:visited-style-name="Visited_20_Internet_20_Link">
<draw:frame draw:style-name="fr1" draw:name="Image44" text:anchor-type="as-char" svg:width="6.9236in" svg:height="6.9236in" draw:z-index="0">
<draw:image xlink:href="../Images/AРМІЯINFORM/2023-05-29T73-00-00-04-00/medical01-150x150.jpg" xlink:type="simple" xlink:show="embed" xlink:actuate="onLoad" draw:mime-type="image/jpeg"/>
</draw:frame>
</text:a>
The military personnel of the Armed Forces of Ukraine will also be able to transfer the values and experience acquired to other soldiers, continuing the fight against the illegal invasion of the Russian.</text:p>
      <text:p text:style-name="P4">
News Source: <text:a xlink:type="simple" xlink:href="https://armyinform.com.ua/2023/05/29/u-polshhi-vidbuvayetsya-bojova-medychna-pidgotovka-ukrayinskyh-vijskovyh/" text:style-name="Internet_20_link" text:visited-style-name="Visited_20_Internet_20_Link">
https://armyinform.com.ua/2023/05/29/u-polshhi-vidbuvayetsya-bojova-medychna-pidgotovka-ukrayinskyh-vijskovyh/</text:a>
</text:p>
      <!--NEWS-->
      <text:h text:style-name="P10" text:outline-level="1">
<text:span text:style-name="T4">
During a conversation with HUN Saint, the head of state noted the preparation in Cambodia of Ukrainian demining specialists</text:span>
</text:h>
      <text:p text:style-name="P4">
Author: ['АРМІЯINFORM']</text:p>
      <text:p text:style-name="P4">
Time: 2023-05-29T74:00:00-04:00</text:p>
      <text:p text:style-name="P4">
Description: President of Ukraine Volodymyr Zelensky Zelensmov Rozmov Z Prem-Ministrom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f7b39cd-52ec-4463-a371-7dd4e2dc0678.jpg" text:style-name="Internet_20_link" text:visited-style-name="Visited_20_Internet_20_Link">
2f7b39cd-52ec-4463-a371-7dd4e2dc0678.jpg</text:a>
']</text:p>
      <text:p text:style-name="P4">
Tags: ['ВОЛОДИМИР ЗЕЛЕНСЬКИЙ', 'ПРЕЗИДЕНТ УКРАЇНИ', 'ПРЕМʼЄР-МІНІСТР КАМБОДЖІ', 'ХУН СЕН']</text:p>
      <text:p text:style-name="P4">
Category: News</text:p>
      <!--METADATA-->
      <text:p text:style-name="P4">
<draw:frame draw:style-name="fr1" draw:name="Image45" text:anchor-type="as-char" svg:width="6.9236in" svg:height="4.615733in" draw:z-index="0">
<draw:image xlink:href="../Images/AРМІЯINFORM/2023-05-29T74-00-00-04-00/2f7b39cd-52ec-4463-a371-7dd4e2dc0678.jpg" xlink:type="simple" xlink:show="embed" xlink:actuate="onLoad" draw:mime-type="image/jpeg"/>
</draw:frame>
President of Ukraine Volodymyr Zelensky has a telephone conversation with Prime Minister Cambodia Hun Saint. During the conversation, the Head of State thanked Government Vambodzi for a fundamental position to support Ukraine's sovereignty and territorial persistence.</text:p>
      <text:p text:style-name="P4">
About it <text:a xlink:type="simple" xlink:href="https://t.me/V_Zelenskiy_official/6403" text:style-name="Internet_20_link" text:visited-style-name="Visited_20_Internet_20_Link">
wrote</text:a>
President of Ukraine Utelegram-channel.</text:p>
      <text:p text:style-name="P4">
"I noted the preparation of Camboda of Ukrainian mine specialists. I am to continue this cooperation. He spoke about the Ukrainian formula of Miruta invited Camboda to join specific steps in its implementation, ”the President said.</text:p>
      <text:p text:style-name="P4">
News Source: <text:a xlink:type="simple" xlink:href="https://armyinform.com.ua/2023/05/29/glava-derzhavy-u-rozmovi-z-hun-senom-vidznachyv-pidgotovku-u-kambodzhi-ukrayinskyh-speczialistiv-iz-rozminuvannya/" text:style-name="Internet_20_link" text:visited-style-name="Visited_20_Internet_20_Link">
https://armyinform.com.ua/2023/05/29/glava-derzhavy-u-rozmovi-z-hun-senom-vidznachyv-pidgotovku-u-kambodzhi-ukrayinskyh-speczialistiv-iz-rozminuvannya/</text:a>
</text:p>
      <!--NEWS-->
      <text:h text:style-name="P10" text:outline-level="1">
<text:span text:style-name="T4">
This will strengthen the combat capabilities of the Armed Forces: the President thanked Denmark for increasing the funding of the Ukrainian Fund</text:span>
</text:h>
      <text:p text:style-name="P4">
Author: ['АРМІЯINFORM']</text:p>
      <text:p text:style-name="P4">
Time: 2023-05-29T75:00:00-04:00</text:p>
      <text:p text:style-name="P4">
Description: President of Ukraine Volodymyr Zelensky about those, ShO Daniga Zbilshil Finannuva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zelenskyj-studenty.jpg" text:style-name="Internet_20_link" text:visited-style-name="Visited_20_Internet_20_Link">
zelenskyj-studenty.jpg</text:a>
']</text:p>
      <text:p text:style-name="P4">
Tags: ['ВОЛОДИМИР ЗЕЛЕНСЬКИЙ', 'ВТОРГНЕННЯ РФ', 'ДОПОМОГА ПАРТНЕРІВ', 'КОРОЛІВСТВО ДАНІЯ', 'СВІТ ПІДТРИМУЄ УКРАЇНУ']</text:p>
      <text:p text:style-name="P4">
Category: News</text:p>
      <!--METADATA-->
      <text:p text:style-name="P4">
<draw:frame draw:style-name="fr1" draw:name="Image46" text:anchor-type="as-char" svg:width="6.9236in" svg:height="4.613273in" draw:z-index="0">
<draw:image xlink:href="../Images/AРМІЯINFORM/2023-05-29T75-00-00-04-00/zelenskyj-studenty.jpg" xlink:type="simple" xlink:show="embed" xlink:actuate="onLoad" draw:mime-type="image/jpeg"/>
</draw:frame>
President of Ukraine Volodymyr Zelensky reported that Denmark has increased the funding of the Foundation to support Ukraine by $ 2.6 billion. Such a step will invoke the combat capabilities of Ukraine's defense forces in the fight against the Russian Federation.</text:p>
      <text:p text:style-name="P4">
The head of state wrote about it in <text:a xlink:type="simple" xlink:href="https://twitter.com/ZelenskyyUa/status/1663138989832826883" text:style-name="Internet_20_link" text:visited-style-name="Visited_20_Internet_20_Link">
Twitter.</text:a>
“I am grateful to folking(<text:span text:style-name="T5">
Donpaya Parliament of Denmark - Ed .</text:span>
), Danish and the people of Denmark for the decision to increase the funding of the Fund to support Ukraine by $ 2.6 billion. This tangible contribution will even more increase the combat capacity of the Armed Forces in the short and medium term. Our power is unity!” - said Volodymyr Zelenskyy.</text:p>
      <text:p text:style-name="P4">
Recall that on May 26 during the Ukrainian Investment Forum in Copenhagenibulo <text:a xlink:type="simple" xlink:href="https://armyinform.com.ua/2023/05/27/daniya-vidkryla-speczialnyj-investyczijnyj-fond-dlya-ukrayiny-na-sumu-v-1-mlrd-kron/" text:style-name="Internet_20_link" text:visited-style-name="Visited_20_Internet_20_Link">
announced</text:a>
Passing the social program of the Danish Investment Fund for Ukraine an amount of 1 billion Danish crowns, which is approximately $ 133 million.</text:p>
      <text:p text:style-name="P4">
News Source: <text:a xlink:type="simple" xlink:href="https://armyinform.com.ua/2023/05/29/cze-posylyt-bojovi-mozhlyvosti-zsu-prezydent-podyakuvav-daniyi-za-zbilshennya-finansuvannya-ukrayinskogo-fondu/" text:style-name="Internet_20_link" text:visited-style-name="Visited_20_Internet_20_Link">
https://armyinform.com.ua/2023/05/29/cze-posylyt-bojovi-mozhlyvosti-zsu-prezydent-podyakuvav-daniyi-za-zbilshennya-finansuvannya-ukrayinskogo-fondu/</text:a>
</text:p>
      <!--NEWS-->
      <text:h text:style-name="P10" text:outline-level="1">
<text:span text:style-name="T4">
Ministry of Defense refines the methods and approaches to the organization of internal audit according to the challenges of wartime</text:span>
</text:h>
      <text:p text:style-name="P4">
Author: ['АРМІЯINFORM']</text:p>
      <text:p text:style-name="P4">
Time: 2023-05-29T76:00:00-04:00</text:p>
      <text:p text:style-name="P4">
Description: The ROZROK NEW METHODIS IN PIDKhodiv to the organized internal audit in the ministry ... War with Ukraine 2022, War with Ukraine Latest News Today,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0/04/20160206.jpg" text:style-name="Internet_20_link" text:visited-style-name="Visited_20_Internet_20_Link">
20160206.jpg</text:a>
']</text:p>
      <text:p text:style-name="P4">
Tags: ['ВНУТРІШНІЙ АУДИТ', 'МОУ', 'ОЛЕКСАНДР ТИТКОВСЬКИЙ']</text:p>
      <text:p text:style-name="P4">
Category: News</text:p>
      <!--METADATA-->
      <text:p text:style-name="P4">
<draw:frame draw:style-name="fr1" draw:name="Image47" text:anchor-type="as-char" svg:width="6.9236in" svg:height="3.840589in" draw:z-index="0">
<draw:image xlink:href="../Images/AРМІЯINFORM/2023-05-29T76-00-00-04-00/20160206.jpg" xlink:type="simple" xlink:show="embed" xlink:actuate="onLoad" draw:mime-type="image/jpeg"/>
</draw:frame>
The development of new methods and approaches to the organization of internal audit in the Ministry of Defense and the Armed Forces of Ukraine continues continuously in accordance with the challenges of wartime.</text:p>
      <text:p text:style-name="P4">
This was reported by the Director of the Department of Internal Audit of the Ministry of Defense of Ukraine Colonel Alexander Titkovsky during a conference of the Institute of Internal Auditors Ciia South West Conference.</text:p>
      <ul>
        <li>
In the context of a large -scale war, it is important for us to prevent the ineffective use of financial and material resources, as well as to provide the Ministry of Defense of Ukraine with sufficient confidence that the principles of virtue, legality and efficiency in all spheres of military activity are observed.</li>
      </ul>
      <text:p text:style-name="P4">
According to him, despite the challenges caused by the large-scale invasion of the state-state-state-state, the successful introduction and conduct of new species of internal audit, such as audit of the effectiveness of the internal control system and risk management, effectiveness of basic processes of activity, audit of compliance and regulations, and the regulations. NATO standards.</text:p>
      <ul>
        <li>
In 2023, the Minister of Defense of Ukraine Alexei Reznikov approved a planning audit, which is first based on the study of the efficiency of the main processes in the Ministry of Defense and the Armed Forces, such as the process of organizing and carrying out weapons and military equipment in martial law, process The use of material and technical assistance, the use of budgetary funds with expensive programs, etc.,-said the officer.</li>
      </ul>
      <text:p text:style-name="P4">
In addition, as Oleksandr Titkovsky noted, in the course of the main tasks, according to the plan, internal auditors begin to use new types of software, namely Korovay and Logfas.</text:p>
      <text:p text:style-name="P4">
The Director of the Department of Internal Audit of the Ministry of Defense of Ukraine, thanked foreign partners for their support in the fight against the Russian aggressor stressed the openness to further cooperation for the sake of the victory of Ukraine.</text:p>
      <text:p text:style-name="P4">
<text:span text:style-name="T4">
 Source: </text:span>
 <text:a xlink:type="simple" xlink:href="https://www.mil.gov.ua/news/2023/05/29/minoboroni-vdoskonalyue-metodi-i-pidhodi-do-organizaczii-vnutrishnogo-auditu-vidpovidno-do-viklikiv-voennogo-chasu/" text:style-name="Internet_20_link" text:visited-style-name="Visited_20_Internet_20_Link">
__ Ministry of Defense of Ukraine_</text:a>
</text:p>
      <text:p text:style-name="P4">
News Source: <text:a xlink:type="simple" xlink:href="https://armyinform.com.ua/2023/05/29/minoborony-vdoskonalyuye-metody-i-pidhody-do-organizacziyi-vnutrishnogo-audytu-vidpovidno-do-vyklykiv-voyennogo-chasu/" text:style-name="Internet_20_link" text:visited-style-name="Visited_20_Internet_20_Link">
https://armyinform.com.ua/2023/05/29/minoborony-vdoskonalyuye-metody-i-pidhody-do-organizacziyi-vnutrishnogo-audytu-vidpovidno-do-vyklykiv-voyennogo-chasu/</text:a>
</text:p>
      <!--NEWS-->
      <text:h text:style-name="P10" text:outline-level="1">
<text:span text:style-name="T4">
Gur reacted to rocket attacks: our answer will not be delayed</text:span>
</text:h>
      <text:p text:style-name="P4">
Author: ['АРМІЯINFORM']</text:p>
      <text:p text:style-name="P4">
Time: 2023-05-29T77:00:00-04:00</text:p>
      <text:p text:style-name="P4">
Description: PISLAYA TO TARIRISHICAL PROSKAVATIA OF WORKING BASTICAL MASTERS DIRECTIONS 29 ADITIONS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ez-imeni-10.jpg" text:style-name="Internet_20_link" text:visited-style-name="Visited_20_Internet_20_Link">
bez-imeni-10.jpg</text:a>
']</text:p>
      <text:p text:style-name="P4">
Tags: ['АГРЕСІЯ РФ', 'ВТОРГНЕННЯ РФ', 'ГУР МОУ', 'КИРИЛО БУДАНОВ', 'РАКЕТНА АТАКА']</text:p>
      <text:p text:style-name="P4">
Category: News</text:p>
      <!--METADATA-->
      <text:p text:style-name="P4">
<draw:frame draw:style-name="fr1" draw:name="Image48" text:anchor-type="as-char" svg:width="6.9236in" svg:height="4.252244in" draw:z-index="0">
<draw:image xlink:href="../Images/AРМІЯINFORM/2023-05-29T77-00-00-04-00/bez-imeni-10.jpg" xlink:type="simple" xlink:show="embed" xlink:actuate="onLoad" draw:mime-type="image/jpeg"/>
</draw:frame>
Following the attempt of terrorist Russia to attack Ukraine on May 29, 2023, the head of the Main Directorate of Intelligence of the Ministry of Defense of Ukraine, Major-General Kirill Budanov made a statement stating that he failed to intimidate the Ukrainians and the answer would not be lost.</text:p>
      <text:p text:style-name="P4">
About it <text:a xlink:type="simple" xlink:href="https://gur.gov.ua/content/cherhova-sproba-terorystychnykh-dii-rf-vkotre-zaznala-porazky-nachalnyk-hur-mo-ukrainy-kyrylo-budanov.html" text:style-name="Internet_20_link" text:visited-style-name="Visited_20_Internet_20_Link">
reports</text:a>
GUR MOU.</text:p>
      <text:p text:style-name="P4">
"All those who still believed, believe in the Russian Federation, or maybe dream of being intimidated by Ukraine, I want to upset you - it is not so: everyone was in their workplaces and continue to perform their workplaces." , - said the head of Ukrainian military intelligence.</text:p>
      <text:p text:style-name="P4">
Cyril Budanov stressed that “all those who tried to intimidate us, dreaming that he will bring some effect, - you will soon regret it. Our answer will be short. Soon everyone will see everything. "</text:p>
      <text:p text:style-name="P4">
News Source: <text:a xlink:type="simple" xlink:href="https://armyinform.com.ua/2023/05/29/gur-vidreaguvalo-na-raketni-ataky-chergova-sproba-terorystychnyh-dij-rf-vkotre-zaznala-porazky/" text:style-name="Internet_20_link" text:visited-style-name="Visited_20_Internet_20_Link">
https://armyinform.com.ua/2023/05/29/gur-vidreaguvalo-na-raketni-ataky-chergova-sproba-terorystychnyh-dij-rf-vkotre-zaznala-porazky/</text:a>
</text:p>
      <!--NEWS-->
      <text:h text:style-name="P10" text:outline-level="1">
<text:span text:style-name="T4">
More than half a million hryvnias have been charged to the State Budget of Ukraine for the benefit of the MOU</text:span>
</text:h>
      <text:p text:style-name="P4">
Author: ['АРМІЯINFORM']</text:p>
      <text:p text:style-name="P4">
Time: 2023-05-29T78:00:00-04:00</text:p>
      <text:p text:style-name="P4">
Description: To the sovereign budget of Ukrainian, it was pulled by a hryvnia 533 hryvnias for non -leaving viconnia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3/minoborony.jpg" text:style-name="Internet_20_link" text:visited-style-name="Visited_20_Internet_20_Link">
minoborony.jpg</text:a>
']</text:p>
      <text:p text:style-name="P4">
Tags: ['МОУ', 'СПЕЦІАЛІЗОВАНА ПРОКУРАТУРА У ВІЙСЬКОВІЙ ТА ОБОРОННІЙ СФЕРІ']</text:p>
      <text:p text:style-name="P4">
Category: News</text:p>
      <!--METADATA-->
      <text:p text:style-name="P4">
<draw:frame draw:style-name="fr1" draw:name="Image49" text:anchor-type="as-char" svg:width="6.9236in" svg:height="4.609964in" draw:z-index="0">
<draw:image xlink:href="../Images/AРМІЯINFORM/2023-05-29T78-00-00-04-00/minoborony.jpg" xlink:type="simple" xlink:show="embed" xlink:actuate="onLoad" draw:mime-type="image/jpeg"/>
</draw:frame>
The State Budget of Ukraine has been charged <text:span text:style-name="T4">
 over UAH 533 thousand </text:span>
 The enforcement of the state contract for the repair of special purpose equipment.</text:p>
      <text:p text:style-name="P4">
About it <text:a xlink:type="simple" xlink:href="https://vppnr.gp.gov.ua/ua/news.html" text:style-name="Internet_20_link" text:visited-style-name="Visited_20_Internet_20_Link">
reports</text:a>
The press service of the Specialized Prosecutor's Office in the field of defense of the Central Region.</text:p>
      <text:p text:style-name="P4">
In December 2020, a state contract was concluded between the Ministry of Defense of Ukraine and the state -owned enterprise for the performance of works and delivery of state defense order.</text:p>
      <text:p text:style-name="P4">
Contrary to the terms of the contract, the contractor did not comply with the sebete liabilities for the supply of products within the term specified in the contract.</text:p>
      <text:p text:style-name="P4">
The Kyiv Specialized Prosecutor's Office in the Military and Defense Sconcentral Region went to court in the 23 of the Law of Ukraine "Prosecutor's Office".</text:p>
      <text:p text:style-name="P4">
The decision of the Commercial Court of Kyiv of January 31, 2023 satisfied the statement of the Kiev Special Prosecutor's Office to recover from the enterprise of the corresponding sanctions for improper execution of the state contract for the repair of technical use.</text:p>
      <text:p text:style-name="P4">
News Source: <text:a xlink:type="simple" xlink:href="https://armyinform.com.ua/2023/05/29/na-koryst-mou-do-derzhbyudzhetu-ukrayiny-styagnuto-ponad-piv-miljona-gryven/" text:style-name="Internet_20_link" text:visited-style-name="Visited_20_Internet_20_Link">
https://armyinform.com.ua/2023/05/29/na-koryst-mou-do-derzhbyudzhetu-ukrayiny-styagnuto-ponad-piv-miljona-gryven/</text:a>
</text:p>
      <!--NEWS-->
      <text:h text:style-name="P10" text:outline-level="1">
<text:span text:style-name="T4">
The Ukrainian delegation in the status of CCDCOE member first participated in the meeting of the Center's executive committee</text:span>
</text:h>
      <text:p text:style-name="P4">
Author: ['АРМІЯINFORM']</text:p>
      <text:p text:style-name="P4">
Time: 2023-05-29T79:00:00-04:00</text:p>
      <text:p text:style-name="P4">
Description: Syogodnі, 29 Herbalop, from Tallinni Ukrainian delegation took fate from Zavodannin Kerivny ... War with Ukraine 2022, War with Ukraine Latest News today, News War with Ukraine 2022 Last for Ukraine,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7248413_169028842806530_1388117925557216235_n.jpg" text:style-name="Internet_20_link" text:visited-style-name="Visited_20_Internet_20_Link">
347248413_169028842806530_1388117925557216235_n.jpg</text:a>
']</text:p>
      <text:p text:style-name="P4">
Tags: ['CCDCOE', 'КІБЕРБЕЗПЕКА', 'КІБЕРОБОРОНА ДЕРЖАВИ', 'РНБО УКРАЇНИ']</text:p>
      <text:p text:style-name="P4">
Category: News</text:p>
      <!--METADATA-->
      <text:p text:style-name="P4">
<draw:frame draw:style-name="fr1" draw:name="Image50" text:anchor-type="as-char" svg:width="6.9236in" svg:height="3.277171in" draw:z-index="0">
<draw:image xlink:href="../Images/AРМІЯINFORM/2023-05-29T79-00-00-04-00/347248413_169028842806530_1388117925557216235_n.jpg" xlink:type="simple" xlink:show="embed" xlink:actuate="onLoad" draw:mime-type="image/jpeg"/>
</draw:frame>
Today, on May 29, in Tallinn, the Ukrainian delegation took part in a meeting of the Committee of the Joint Center(Ccdcoe).</text:p>
      <text:p text:style-name="P4">
Про це <text:a xlink:type="simple" xlink:href="https://www.rnbo.gov.ua/ua/Diialnist/6372.html" text:style-name="Internet_20_link" text:visited-style-name="Visited_20_Internet_20_Link">
повідомляє</text:a>
National Security and Defense of Ukraine.</text:p>
      <text:p text:style-name="P4">
The chairman of the Ukrainian delegation - Deputy Secretary of the National Security Council of Ukraine, Serhiy Demedyuk, noted that raising the flag of Ukraine VCCDCOE was an important step in our country on the way of joining NATO.</text:p>
      <text:p text:style-name="P4">
“Ukraine, which has been forced to defend its independence with a terrorist on all fronts for over eight years, showed a high level of resistance in cyberspace. However, Russian hackers are a threat not only for our country, but for the whole world. In order to ensure the international security of tangent values of the entire democratic world, we must unite the Taraz with a common enemy, ”said Sergey Demedyuk.</text:p>
      <text:p text:style-name="P4">
Also, the Deputy Secretary of the NSDC of Ukraine thanked the members of the Leading Committee of Care of Ukraine, noting that CCDCOE demonstrated unity in the issue of our country to the center.</text:p>
      <text:p text:style-name="P4">
Recall that on May 16, 2023, Ukraine became a full member of CCDCOE as a holder of the Concerns country. Ukraine's accession to the Center is a significant relevant to our country in the strengthening of international interaction of Cybersecurity and Cybroborons.</text:p>
      <text:p text:style-name="P4">
News Source: <text:a xlink:type="simple" xlink:href="https://armyinform.com.ua/2023/05/29/ukrayinska-delegacziya-u-statusi-chlena-ccdcoe-vpershe-vzyala-uchast-u-zasidanni-kerivnogo-komitetu-czentru/" text:style-name="Internet_20_link" text:visited-style-name="Visited_20_Internet_20_Link">
https://armyinform.com.ua/2023/05/29/ukrayinska-delegacziya-u-statusi-chlena-ccdcoe-vpershe-vzyala-uchast-u-zasidanni-kerivnogo-komitetu-czentru/</text:a>
</text:p>
      <!--NEWS-->
      <text:h text:style-name="P10" text:outline-level="1">
<text:span text:style-name="T4">
Anna Malyar: Russia, in addition to ordinary, also leads a psychological war</text:span>
</text:h>
      <text:p text:style-name="P4">
Author: ['АРМІЯINFORM']</text:p>
      <text:p text:style-name="P4">
Time: 2023-05-29T80:00:00-04:00</text:p>
      <text:p text:style-name="P4">
Description: Rosiyani leads the same to the psychologist, the head of the man as much as possible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5f6a5374.jpg" text:style-name="Internet_20_link" text:visited-style-name="Visited_20_Internet_20_Link">
5f6a5374.jpg</text:a>
']</text:p>
      <text:p text:style-name="P4">
Tags: ['STOPRUSSIA', 'АГРЕСІЯ РФ', 'ВТОРГНЕННЯ РФ', 'ГАННА МАЛЯР']</text:p>
      <text:p text:style-name="P4">
Category: News</text:p>
      <!--METADATA-->
      <text:p text:style-name="P4">
<draw:frame draw:style-name="fr1" draw:name="Image51" text:anchor-type="as-char" svg:width="6.9236in" svg:height="4.615733in" draw:z-index="0">
<draw:image xlink:href="../Images/AРМІЯINFORM/2023-05-29T80-00-00-04-00/5f6a5374.jpg" xlink:type="simple" xlink:show="embed" xlink:actuate="onLoad" draw:mime-type="image/jpeg"/>
</draw:frame>
Gannamaars. Photo: Dmitry Yurchenko / Armyinfom</text:p>
      <text:p text:style-name="P4">
The Russians also wage a psychological war, whose task is to undermine the psychological stability of Ukrainians and unity, since these two factors of resistance are important.</text:p>
      <text:p text:style-name="P4">
On this <text:a xlink:type="simple" xlink:href="https://t.me/annamaliar/802" text:style-name="Internet_20_link" text:visited-style-name="Visited_20_Internet_20_Link">
emphasizes</text:a>
Deputy Minister of Defense of Ukraine Anna Malyar.</text:p>
      <text:p text:style-name="P4">
She explains that the Russians do it military and information methods.</text:p>
      <text:p text:style-name="P4">
“For example, launching rockets in civilian sites in the center of Kiev is a weapon used for psychological purposes. First of all, to intimidate. Kiev for Ukrainian is not just the capital, but a symbol of indomitability and resistance. Therefore, to hit Lyev for the enemy is to show the vulnerability of our symbol of stability. The enemy is subconsciously the impression of the defenselessness of the capital, ”Anna Malyar said.</text:p>
      <text:p text:style-name="P4">
She also added that a few hours before the next missile attack on Ukraine, the invaders launched an information and psychological attack for the next discrediting of Ukraine.</text:p>
      <text:p text:style-name="P4">
“The enemy beats those who have the trust of citizens. For what? Just like with rockets in Kiev - to sow a sense of defenselessness, ”Hannamaars said.</text:p>
      <text:p text:style-name="P4">
According to the Deputy Minister of Defense of Ukraine, a large -scale war shows a funny property(uncomplicated)They have no fear.</text:p>
      <text:p text:style-name="P4">
News Source: <text:a xlink:type="simple" xlink:href="https://armyinform.com.ua/2023/05/29/ganna-malyar-rosiya-okrim-zvychajnoyi-takozh-vede-i-psyhologichnu-vijnu/" text:style-name="Internet_20_link" text:visited-style-name="Visited_20_Internet_20_Link">
https://armyinform.com.ua/2023/05/29/ganna-malyar-rosiya-okrim-zvychajnoyi-takozh-vede-i-psyhologichnu-vijnu/</text:a>
</text:p>
      <!--NEWS-->
      <text:h text:style-name="P10" text:outline-level="1">
<text:span text:style-name="T4">
The New Zealand military conducted comprehensive training with the Armed Forces recruits as part of the Interflex Operation</text:span>
</text:h>
      <text:p text:style-name="P4">
Author: ['АРМІЯINFORM']</text:p>
      <text:p text:style-name="P4">
Time: 2023-05-29T81:00:00-04:00</text:p>
      <text:p text:style-name="P4">
Description: The framework of the Bagatonatziyonnaya Opeasza “INTERFlex” ZAGALNOVISKOVOKOKOKOK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9880444_138949255855793_3469869169060026702_n.jpg" text:style-name="Internet_20_link" text:visited-style-name="Visited_20_Internet_20_Link">
349880444_138949255855793_3469869169060026702_n.jpg</text:a>
']</text:p>
      <text:p text:style-name="P4">
Tags: ['STOPRUSSIA', 'АГРЕСІЯ РФ', 'ВТОРГНЕННЯ РФ', 'ІНТЕРФЛЕКС', 'СВІТ ПІДТРИМУЄ УКРАЇНУ']</text:p>
      <text:p text:style-name="P4">
Category: News</text:p>
      <!--METADATA-->
      <text:p text:style-name="P4">
<draw:frame draw:style-name="fr1" draw:name="Image52" text:anchor-type="as-char" svg:width="6.9236in" svg:height="4.49457in" draw:z-index="0">
<draw:image xlink:href="../Images/AРМІЯINFORM/2023-05-29T81-00-00-04-00/349880444_138949255855793_3469869169060026702_n.jpg" xlink:type="simple" xlink:show="embed" xlink:actuate="onLoad" draw:mime-type="image/jpeg"/>
</draw:frame>
Within the framework of the Multinational Educational Operations, Interflex on Basic Warning Training of the Armed Forces of the Armed Forces in the United Kingdom, highly qualified military instructors of the Defense Forces of New Zealand, they do not help to turn motivated Ukrainian recruits into a pre -linked speakers, teaching their skills.</text:p>
      <text:p text:style-name="P4">
About it <text:a xlink:type="simple" xlink:href="https://www.facebook.com/GeneralStaff.ua/posts/pfbid02CA1YJBDuq9iRqx87qv5A6bSSbVmHbpcFQsP5uE6sVLDVMskVQqmozfZCiDtLstt9l" text:style-name="Internet_20_link" text:visited-style-name="Visited_20_Internet_20_Link">
reports</text:a>
The General Staff of the Armed Forces.</text:p>
      <text:p text:style-name="P4">
In general, the Nova Zealand defense forces in the United Kingdom will teach Ukrainian recruits such skills as weapons, aid, first aid on the battlefield, attacking offensive and defensive operations in different conditions.</text:p>
      <text:p text:style-name="P4">
As early as August 15, 2022, the government and the forces of New Zealand officially reported that they made a decision to "make a significant development of 120 forces of Defense forces of New Zealand in the United Kingdom to assist in the training of Ukrainian military personnel in the framework of the International efforts."</text:p>
      <text:p text:style-name="P4">
The Defense Minister of New Zealand has said: “This deployment is also a statement of the new Zealand's defense personnel to gain valuable experience through the statement of basic military skills in a foreign environment, along with key partners, which helps to maintain our military capacity. The infantry preparation is well consistent with the skills and capabilities of more personnel. The training will be conducted exclusively in one of the places of the kingdom of the kingdom and the personnel of the Defense forces of New Zealand will not get to Ukraine. ”</text:p>
      <text:p text:style-name="P4">
News Source: <text:a xlink:type="simple" xlink:href="https://armyinform.com.ua/2023/05/29/novozelandski-vijskovi-provely-kompleksni-navchannya-z-novobranczyamy-zsu-v-ramkah-operacziyi-interfleks/" text:style-name="Internet_20_link" text:visited-style-name="Visited_20_Internet_20_Link">
https://armyinform.com.ua/2023/05/29/novozelandski-vijskovi-provely-kompleksni-navchannya-z-novobranczyamy-zsu-v-ramkah-operacziyi-interfleks/</text:a>
</text:p>
      <!--NEWS-->
      <text:h text:style-name="P10" text:outline-level="1">
<text:span text:style-name="T4">
Victory in the war with Russia and Ukraine's membership in the EU and NATO is a recipe for stable peace in Europe</text:span>
</text:h>
      <text:p text:style-name="P4">
Author: ['АРМІЯINFORM']</text:p>
      <text:p text:style-name="P4">
Time: 2023-05-29T82:00:00-04:00</text:p>
      <text:p text:style-name="P4">
Description: -Premus-Minіstonії Kallas PID Hour of Spynoye Zustychi Z, war with Ukraine 2022, the war with Ukraine Latest news today, News War with Ukraine 2022, is the last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7256636_924845522075993_7996274983465867652_n.jpg" text:style-name="Internet_20_link" text:visited-style-name="Visited_20_Internet_20_Link">
347256636_924845522075993_7996274983465867652_n.jpg</text:a>
']</text:p>
      <text:p text:style-name="P4">
Tags: ['STOPRUSSIA', 'АГРЕСІЯ РФ', 'ВЕРХОВНА РАДА УКРАЇНИ', 'ВІЙНА', 'ВТОРГНЕННЯ РФ']</text:p>
      <text:p text:style-name="P4">
Category: News</text:p>
      <!--METADATA-->
      <text:p text:style-name="P4">
<draw:frame draw:style-name="fr1" draw:name="Image53" text:anchor-type="as-char" svg:width="6.9236in" svg:height="5.059878in" draw:z-index="0">
<draw:image xlink:href="../Images/AРМІЯINFORM/2023-05-29T82-00-00-04-00/347256636_924845522075993_7996274983465867652_n.jpg" xlink:type="simple" xlink:show="embed" xlink:actuate="onLoad" draw:mime-type="image/jpeg"/>
</draw:frame>
-This was emphasized by the Prime Minister of Estonia Kai Callas during jointly with the heads of governments of Germany, Lithuania and Latvia,-said Olena Kondratyuk, deputy chairman of the Verkhovna Rada of Ukraine.</text:p>
      <text:p text:style-name="P4">
Ukraine, in her opinion, has already proven to the world, which she can win in this case with the support of the Transatlantic Family.</text:p>
      <text:p text:style-name="P4">
According to Kai Callas, the sooner Putin understands that he does not reach his goals, the sooner this war will end.</text:p>
      <ul>
        <li>
          <text:p text:style-name="P4">
Our power is unity, and Russia's strategy is to destroy this unity. It has to make a cycle of Russian aggression. To do this, we need to exhaust the Russian car and support Ukraine to win. For long-term Vevropy peace, we should end the gray zones in European safety and NATO-NATO-NATO-NATO-NATO,-said Estonia Prime Minister.</text:p>
        </li>
        <li>
          <text:p text:style-name="P4">
I thank Ms. Kaja Kallas, with whom I was able to personally meet the support of Ukraine during a visit to Estonia, for her leadership, advocacy and perseverance in the approach of victory and implementation of the Euro -Atlantic work of the Ukrainian people, - said Elena Kondratyuk.</text:p>
        </li>
      </ul>
      <text:p text:style-name="P4">
<text:span text:style-name="T4">
 Source: </text:span>
 <text:a xlink:type="simple" xlink:href="https://www.facebook.com/verkhovna.rada.ukraine/posts/pfbid02HPBExnNGyzqbarpT5zKhrJCTAH2mDZbDZHzN9FmvfwJiF91hcS14X6A8NmTt3uKxl" text:style-name="Internet_20_link" text:visited-style-name="Visited_20_Internet_20_Link">
_ <text:span text:style-name="T5">
spovna Rada of Ukraine.</text:span>
</text:a>
</text:p>
      <text:p text:style-name="P4">
News Source: <text:a xlink:type="simple" xlink:href="https://armyinform.com.ua/2023/05/29/peremoga-u-vijni-z-rosiyeyu-ta-chlenstvo-ukrayiny-v-yes-i-nato-os-reczept-stabilnogo-myru-v-yevropi/" text:style-name="Internet_20_link" text:visited-style-name="Visited_20_Internet_20_Link">
https://armyinform.com.ua/2023/05/29/peremoga-u-vijni-z-rosiyeyu-ta-chlenstvo-ukrayiny-v-yes-i-nato-os-reczept-stabilnogo-myru-v-yevropi/</text:a>
</text:p>
      <!--NEWS-->
      <text:h text:style-name="P10" text:outline-level="1">
<text:span text:style-name="T4">
Parliament defined May 8, the Day of Remembrance and Victory over Nazism in the Second World War 1939 - 1945</text:span>
</text:h>
      <text:p text:style-name="P4">
Author: ['АРМІЯINFORM']</text:p>
      <text:p text:style-name="P4">
Time: 2023-05-29T83:00:00-04:00</text:p>
      <text:p text:style-name="P4">
Description: About CED DOIMLAY Verkhovna is glad of Ukraine. In order to get up the day of Pam'yati To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50238929_976354170031274_2199289994086261544_n-e1685370358363.jpg" text:style-name="Internet_20_link" text:visited-style-name="Visited_20_Internet_20_Link">
350238929_976354170031274_2199289994086261544_n-e1685370358363.jpg</text:a>
']</text:p>
      <text:p text:style-name="P4">
Tags: ['ВЕРХОВНА РАДА УКРАЇНИ', 'ДЕНЬ ПЕРЕМОГИ НАД НАЦИЗМОМ У ДРУГІЙ СВІТОВІЙ ВІЙНІ']</text:p>
      <text:p text:style-name="P4">
Category: News</text:p>
      <!--METADATA-->
      <text:p text:style-name="P4">
<draw:frame draw:style-name="fr1" draw:name="Image54" text:anchor-type="as-char" svg:width="6.9236in" svg:height="4.304171in" draw:z-index="0">
<draw:image xlink:href="../Images/AРМІЯINFORM/2023-05-29T83-00-00-04-00/350238929_976354170031274_2199289994086261544_n-e1685370358363.jpg" xlink:type="simple" xlink:show="embed" xlink:actuate="onLoad" draw:mime-type="image/jpeg"/>
</draw:frame>
About it <text:a xlink:type="simple" xlink:href="https://www.facebook.com/verkhovna.rada.ukraine/posts/pfbid028trjHA2FtjnNTTQo1kF5e2vxvZpZxandMKQWzv3FjNUjrjYGAod8z83DwpdaiNyfl" text:style-name="Internet_20_link" text:visited-style-name="Visited_20_Internet_20_Link">
reports</text:a>
Verkhovna Rada of Ukraine.</text:p>
      <text:p text:style-name="P4">
In order to establish the Day of Remembrance and Victory over Nazism, people who have received, on the proposal of the President, amended Article 73 of the Code of Labor of Ukraine, as well as the law on the perpetuation of the victory over Nazism(№ 9278).</text:p>
      <text:p text:style-name="P4">
Прийняття закону сприятиме утвердженню в Україні європейської традиції щодовідзначення щорічно 8 травня перемоги над нацизмом та дозволить розвінчатиміфи й маніпуляції радянсько-російської пропаганди.</text:p>
      <text:p text:style-name="P4">
News Source: <text:a xlink:type="simple" xlink:href="https://armyinform.com.ua/2023/05/29/parlament-vyznachyv-8-travnya-dnem-pamyati-ta-peremogy-nad-naczyzmom-u-drugij-svitovij-vijni-1939-1945-rokiv/" text:style-name="Internet_20_link" text:visited-style-name="Visited_20_Internet_20_Link">
https://armyinform.com.ua/2023/05/29/parlament-vyznachyv-8-travnya-dnem-pamyati-ta-peremogy-nad-naczyzmom-u-drugij-svitovij-vijni-1939-1945-rokiv/</text:a>
</text:p>
      <!--NEWS-->
      <text:h text:style-name="P10" text:outline-level="1">
<text:span text:style-name="T4">
Two girlfriends from Kramatorsk will be judged for the state council and work on the enemy</text:span>
</text:h>
      <text:p text:style-name="P4">
Author: ['АРМІЯINFORM']</text:p>
      <text:p text:style-name="P4">
Time: 2023-05-29T84:00:00-04:00</text:p>
      <text:p text:style-name="P4">
Description: About CED DOIMLAS OFIC A General Prosecutor. RIVNNENSKA Regional Prosecutor's Office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50373146_945956633383660_265862056590825753_n.jpg" text:style-name="Internet_20_link" text:visited-style-name="Visited_20_Internet_20_Link">
350373146_945956633383660_265862056590825753_n.jpg</text:a>
']</text:p>
      <text:p text:style-name="P4">
Tags: ['STOPRUSSIA', 'АГРЕСІЯ РФ', 'ВІЙНА', 'ВТОРГНЕННЯ РФ', 'ДОНЕЧЧИНА', 'ОФІС ГЕНЕРАЛЬНОГО ПРОКУРОРА УКРАЇНИ']</text:p>
      <text:p text:style-name="P4">
Category: News</text:p>
      <!--METADATA-->
      <text:p text:style-name="P4">
<draw:frame draw:style-name="fr1" draw:name="Image55" text:anchor-type="as-char" svg:width="6.9236in" svg:height="5.1927in" draw:z-index="0">
<draw:image xlink:href="../Images/AРМІЯINFORM/2023-05-29T84-00-00-04-00/350373146_945956633383660_265862056590825753_n.jpg" xlink:type="simple" xlink:show="embed" xlink:actuate="onLoad" draw:mime-type="image/jpeg"/>
</draw:frame>
About it <text:a xlink:type="simple" xlink:href="https://www.facebook.com/pgo.gov.ua/posts/pfbid02E5QQku42mXc45oZWGUdYCDDfUdkLbPePcJJtB9DALZ29ab2cqjLgLBQMDfuKNryyl" text:style-name="Internet_20_link" text:visited-style-name="Visited_20_Internet_20_Link">
reports</text:a>
Office of the Prosecutor General.</text:p>
      <text:p text:style-name="P4">
The Rivne Regional Prosecutor's Office sent an indictment to the court for two residents of Donetsk region. One of them is charged with state treason and the other is the expansion of information on the location of the Armed Forces units committed in the conditions(Part 2 of Art. 111, Part 2 of Art. 114-2 of the Criminal Code of Ukraine).</text:p>
      <text:p text:style-name="P4">
Слідством встановлено, що жительку Краматорська завербував представникспецслужб рф. На виконання завдань свого куратора жінка коригувала вогоньокупантів. Вона регулярно через месенджер повідомляла співробітнику силспеціальних операцій головного управління генерального штабу зс рф інформаціющодо результатів та місць ракетних ударів, завданих ворогом по населенихпунктах Донеччини.</text:p>
      <text:p text:style-name="P4">
Вона також передавала дані про місця дислокації, рух, кількість особовогоскладу та техніки ЗСУ для подальшого їх артилерійського обстрілу.</text:p>
      <text:p text:style-name="P4">
Обвинувачена усвідомлювала, що ця інформація буде використана ворогом дляподальшого проведення розвідувально-підривної діяльності на шкоду інтересам тадержавній безпеці України. За це агресор, у разі захоплення регіону,гарантував їй керівну посаду в окупаційній адміністрації.</text:p>
      <text:p text:style-name="P4">
У цій діяльності обвинуваченій допомагала подруга, теж жителька Краматорська,яка в силу своєї професійної діяльності володіла інформацією про місцядислокації ЗСУ.</text:p>
      <text:p text:style-name="P4">
Обидві прихильниці «руського міра» наразі перебувають під вартою.</text:p>
      <text:p text:style-name="P4">
Досудове розслідування — СБУ.</text:p>
      <text:p text:style-name="P4">
News Source: <text:a xlink:type="simple" xlink:href="https://armyinform.com.ua/2023/05/29/dvoh-podrug-z-kramatorska-sudytymut-za-derzhzradu-ta-robotu-na-voroga/" text:style-name="Internet_20_link" text:visited-style-name="Visited_20_Internet_20_Link">
https://armyinform.com.ua/2023/05/29/dvoh-podrug-z-kramatorska-sudytymut-za-derzhzradu-ta-robotu-na-voroga/</text:a>
</text:p>
      <!--NEWS-->
      <text:h text:style-name="P10" text:outline-level="1">
<text:span text:style-name="T4">
The unity and solidarity of the international community are the key to restoring justice and peace - Andriy Kostin</text:span>
</text:h>
      <text:p text:style-name="P4">
Author: ['АРМІЯINFORM']</text:p>
      <text:p text:style-name="P4">
Time: 2023-05-29T93:00:00-04:00</text:p>
      <text:p text:style-name="P4">
Description: About Tse Ofіs of the General Prosecutor of the Vice in Telegram-channel. General Prosecutor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1/ofis-generalnogo-prokurora.jpg" text:style-name="Internet_20_link" text:visited-style-name="Visited_20_Internet_20_Link">
ofis-generalnogo-prokurora.jpg</text:a>
']</text:p>
      <text:p text:style-name="P4">
Tags: ['STOPRUSSIA', 'ВІЙНА', 'ВТОРГНЕННЯ РФ', 'ОФІС ГЕНЕРАЛЬНОГО ПРОКУРОРА УКРАЇНИ']</text:p>
      <text:p text:style-name="P4">
Category: News</text:p>
      <!--METADATA-->
      <text:p text:style-name="P4">
<draw:frame draw:style-name="fr1" draw:name="Image56" text:anchor-type="as-char" svg:width="6.9236in" svg:height="3.883237in" draw:z-index="0">
<draw:image xlink:href="../Images/AРМІЯINFORM/2023-05-29T93-00-00-04-00/ofis-generalnogo-prokurora.jpg" xlink:type="simple" xlink:show="embed" xlink:actuate="onLoad" draw:mime-type="image/jpeg"/>
</draw:frame>
Illustrative photo</text:p>
      <text:p text:style-name="P4">
About this office of the Prosecutor General <text:a xlink:type="simple" xlink:href="https://t.me/pgo_gov_ua/12643" text:style-name="Internet_20_link" text:visited-style-name="Visited_20_Internet_20_Link">
reports</text:a>
in the telegram channel.</text:p>
      <text:p text:style-name="P4">
Prosecutor General Andriy Kostin Online participated in a security forumglobs in Bratislava.</text:p>
      <text:p text:style-name="P4">
Impunity for crimes committed against Ukraine is unacceptable. For this, we build a global network of responsibility - investigation and judicial mining both at the national and international levels, - said I Kostin during his speech.</text:p>
      <text:p text:style-name="P4">
The Prosecutor General noted that at the same time the struggle for justice at the same time is a huge challenge.</text:p>
      <text:p text:style-name="P4">
The aggressor commits new and new crimes daily. Increasing these challenges, international support is crucial.</text:p>
      <text:p text:style-name="P4">
Andriy Kostin thanked the European Community and the Great Seven with a solidarity with Ukraine.</text:p>
      <text:p text:style-name="P4">
Today I was asked if Putin would ever come before court. For a doubt, my answer is, "Never say never." Everything is in our pubs. The unity and solidarity of the international community are the key to restoring faith and peace, - the Prosecutor General stated.</text:p>
      <text:p text:style-name="P4">
Globsec is an analytical organization of global direction with UM headquarters. Bratislava, which is devoted to the ideas of spreading democracy, security, prosperity of truth development in Europe and around the world. It is an independent, non -party Taneoorya organization. Its mission is to influence the formation of the future through the generation of new ideas and solutions for a better and safer world.</text:p>
      <text:p text:style-name="P4">
News Source: <text:a xlink:type="simple" xlink:href="https://armyinform.com.ua/2023/05/29/yednist-i-solidarnist-mizhnarodnoyi-spilnoty-ye-klyuchamy-do-vidnovlennya-spravedlyvosti-ta-myru-andrij-kostin/" text:style-name="Internet_20_link" text:visited-style-name="Visited_20_Internet_20_Link">
https://armyinform.com.ua/2023/05/29/yednist-i-solidarnist-mizhnarodnoyi-spilnoty-ye-klyuchamy-do-vidnovlennya-spravedlyvosti-ta-myru-andrij-kostin/</text:a>
</text:p>
      <!--NEWS-->
      <text:h text:style-name="P10" text:outline-level="1">
<text:span text:style-name="T4">
Having carried out rocket rocket launchers in the Black Sea, the enemy continues to keep the caliber ready.</text:span>
</text:h>
      <text:p text:style-name="P4">
Author: ['АРМІЯINFORM']</text:p>
      <text:p text:style-name="P4">
Time: 2023-05-29T97:00:00-04:00</text:p>
      <text:p text:style-name="P4">
Description: About the operational command of the command "PIVDEN" in Facebutsi. Thus, the reserve, the war with Ukraine 2022, the war with Ukraine is the latest news today, the war with Ukraine 2022 The last for today, whether the war between Ukraine and Russia will be,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2/11/pidvodnyj-choven-kalibry.jpg" text:style-name="Internet_20_link" text:visited-style-name="Visited_20_Internet_20_Link">
pidvodnyj-choven-kalibry.jpg</text:a>
']</text:p>
      <text:p text:style-name="P4">
Tags: ['STOPRUSSIA', 'АГРЕСІЯ РФ', 'ВІЙНА', 'ВТОРГНЕННЯ РФ', 'ОК «ПІВДЕНЬ»']</text:p>
      <text:p text:style-name="P4">
Category: News</text:p>
      <!--METADATA-->
      <text:p text:style-name="P4">
<draw:frame draw:style-name="fr1" draw:name="Image57" text:anchor-type="as-char" svg:width="6.9236in" svg:height="4.366107in" draw:z-index="0">
<draw:image xlink:href="../Images/AРМІЯINFORM/2023-05-29T97-00-00-04-00/pidvodnyj-choven-kalibry.jpg" xlink:type="simple" xlink:show="embed" xlink:actuate="onLoad" draw:mime-type="image/jpeg"/>
</draw:frame>
Illustrative photo</text:p>
      <text:p text:style-name="P4">
About this operational command "South" <text:a xlink:type="simple" xlink:href="https://www.facebook.com/OperationalCommandSouth/posts/pfbid031RjHc9qvYpfK7SFJaTLRNEsPPh7PaVh6Am2Pu1xYfqjUTQBEmMp6tMQF1LiNonX3l" text:style-name="Internet_20_link" text:visited-style-name="Visited_20_Internet_20_Link">
reports</text:a>
on Facebook.</text:p>
      <text:p text:style-name="P4">
So, in the evening, having taken another underwater rocket launcher on duty, one of the enemy was taken at the base.</text:p>
      <text:p text:style-name="P4">
<text:span text:style-name="T4">
 So </text:span>
 <text:span text:style-name="T4">
, as of </text:span>
 <text:span text:style-name="T4">
 </text:span>
 21 <text:span text:style-name="T4">
 </text:span>
 <text:span text:style-name="T4">
: </text:span>
 <text:span text:style-name="T4">
 00 </text:span>
 <text:span text:style-name="T4">
 </text:span>
 in the sea 3 rocket carriages - 1 harvest and 2 subdivision <text:span text:style-name="T4">
 </text:span>
 <text:span text:style-name="T4">
 no </text:span>
 <text:span text:style-name="T4">
. </text:span>
. **</text:p>
      <text:p text:style-name="P4">
<text:span text:style-name="T4">
 Total volley - 16 missiles. </text:span>
</text:p>
      <text:p text:style-name="P4">
<text:span text:style-name="T4">
 The level of rocket danger remains very high!</text:span>
</text:p>
      <text:p text:style-name="P4">
Be vigilant and responsible, do not neglect your own safety and do not help the eight through HIP on social networks.</text:p>
      <text:p text:style-name="P4">
Consciousness and mind are approaching victory!</text:p>
      <text:p text:style-name="P4">
News Source: <text:a xlink:type="simple" xlink:href="https://armyinform.com.ua/2023/05/29/zdijsnivshy-rotacziyu-raketonosiyiv-v-chornomu-mori-vorog-prodovzhuye-trymaty-napogotovi-kalibry/" text:style-name="Internet_20_link" text:visited-style-name="Visited_20_Internet_20_Link">
https://armyinform.com.ua/2023/05/29/zdijsnivshy-rotacziyu-raketonosiyiv-v-chornomu-mori-vorog-prodovzhuye-trymaty-napogotovi-kalibry/</text:a>
</text:p>
      <!--NEWS-->
      <text:h text:style-name="P10" text:outline-level="1">
<text:span text:style-name="T4">
How to help veterans adapt to civilian life</text:span>
</text:h>
      <text:p text:style-name="P4">
Author: ['АРМІЯINFORM']</text:p>
      <text:p text:style-name="P4">
Time: 2023-05-29T98:00:00-04:00</text:p>
      <text:p text:style-name="P4">
Description: PID Medicanes Vicepremeres-Ministra izhrini Vereshchuk narada narada Formannnya ... War with Ukraine 2022, War with Ukraine Latest News today, News War with Ukraine 2022 The last ones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630_360_1462927657-8164.jpg" text:style-name="Internet_20_link" text:visited-style-name="Visited_20_Internet_20_Link">
630_360_1462927657-8164.jpg</text:a>
']</text:p>
      <text:p text:style-name="P4">
Tags: ['STOPRUSSIA', 'АГРЕСІЯ РФ', 'ВЕТЕРАНИ ВІЙНИ', 'ВІЙНА', 'ВТОРГНЕННЯ РФ', 'МІНОБОРОНИ', 'МІНРЕІНТЕГРАЦІЇ', 'СОЦЗАХИСТ ПІД ЧАС ВІЙНИ', 'СОЦІАЛЬНА АДАПТАЦІЯ']</text:p>
      <text:p text:style-name="P4">
Category: News</text:p>
      <!--METADATA-->
      <text:p text:style-name="P4">
<draw:frame draw:style-name="fr1" draw:name="Image58" text:anchor-type="as-char" svg:width="6.9236in" svg:height="3.954686in" draw:z-index="0">
<draw:image xlink:href="../Images/AРМІЯINFORM/2023-05-29T98-00-00-04-00/630_360_1462927657-8164.jpg" xlink:type="simple" xlink:show="embed" xlink:actuate="onLoad" draw:mime-type="image/jpeg"/>
</draw:frame>
Illustrative photo</text:p>
      <text:p text:style-name="P4">
Under the chairmanship of Viceremier, Irina Vereshchuk, a meeting was held to form and implement state policy in the field of social protection. It was attended by representatives of the Ministry of Defense, the Ministry of Internal Affairs, the Ministry of Internal Affairs, the Ministry of Finance, the Ministry of Social Policy, the Ministry of Social Policy, the Ministry of Defense, and the Presidential Office.</text:p>
      <text:p text:style-name="P4">
About the results of this working meeting <text:a xlink:type="simple" xlink:href="https://minre.gov.ua/2023/05/29/dopomogty-veteranam-adaptuvatysya-do-czyvilnogo-zhyttya-iryna-vereshhuk/" text:style-name="Internet_20_link" text:visited-style-name="Visited_20_Internet_20_Link">
writes</text:a>
On its official website, the Ministry of Independent of Reintegration of Temporarily Occupied Territories of Ukraine.</text:p>
      <text:p text:style-name="P4">
Irina Vereshchuk focused on the issue of a comprehensive approach to socialization of veterans and veterans and solving their real needs.</text:p>
      <text:p text:style-name="P4">
The participants of the meeting stated that it is necessary to simplify the procedures to confirm the status of the veteran. This can be done by active introduction of digital tools. In particular, it is proposed to digitize documents for the disability, contusion or disability as a result of hostilities. This will help to get the right benefits from the state.</text:p>
      <text:p text:style-name="P4">
They also focused on strengthening communication between bodies that are driven by persons who were dismissed from military service for health reasons after 24 2022. In particular, the introduction of interaction between the Unified State Register of War Veterans and the relevant information systems of competent houses.</text:p>
      <text:p text:style-name="P4">
In addition, they discussed the project on the procedure for granting the status of a participant. In particular, it is about persons who from February 24 to March 25, 2022 in accordance with the Law of Ukraine “On Ensuring the Participation of Civilians of UK of Ukraine” defended our country in connection with Russia's aggression.</text:p>
      <text:p text:style-name="P4">
“We need to attract all the necessary resources for socialization of those who are returning. People who risked their lives who have given their health to protect Ukraine, deserve a fair and worthy attitude. As a state, we have to help them successfully adapt to civilian life, ” - summarized avalascepremier.</text:p>
      <text:p text:style-name="P4">
News Source: <text:a xlink:type="simple" xlink:href="https://armyinform.com.ua/2023/05/29/dopomogty-veteranam-adaptuvatysya-do-czyvilnogo-zhyttya-iryna-vereshhuk/" text:style-name="Internet_20_link" text:visited-style-name="Visited_20_Internet_20_Link">
https://armyinform.com.ua/2023/05/29/dopomogty-veteranam-adaptuvatysya-do-czyvilnogo-zhyttya-iryna-vereshhuk/</text:a>
</text:p>
      <!--NEWS-->
      <text:h text:style-name="P10" text:outline-level="1">
<text:span text:style-name="T4">
Tsurenko successfully started on Rolan Harros</text:span>
</text:h>
      <text:p text:style-name="P4">
Authors: Ukrinform (Person)</text:p>
      <text:p text:style-name="P4">
Publisher: Укринформ (Organization)</text:p>
      <text:p text:style-name="P4">
Published Time: 2023-05-30T-113:57:00+03:00</text:p>
      <text:p text:style-name="P4">
Modified Time: 2023-05-30T17:57:00+03:00</text:p>
      <text:p text:style-name="P4">
Description: The Ukrainian won the Barbora Creychikov Czech. - Ukrinform.</text:p>
      <text:p text:style-name="P4">
Images: ['<text:a xlink:type="simple" xlink:href="https://static.ukrinform.com/photos/2023_05/thumb_files/630_360_1685458584-494.jpeg" text:style-name="Internet_20_link" text:visited-style-name="Visited_20_Internet_20_Link">
630_360_16854...</text:a>
']</text:p>
      <text:p text:style-name="P4">
Tags: ['Цуренко', 'Теніс']</text:p>
      <text:p text:style-name="P4">
Type: Article</text:p>
      <!--METADATA-->
      <text:p text:style-name="P4">
<draw:frame draw:style-name="fr1" draw:name="Image59" text:anchor-type="as-char" svg:width="6.9236in" svg:height="3.956343in" draw:z-index="0">
<draw:image xlink:href="../Images/yкринформ/2023-05-30T-113-57-00-03-00/630_360_1685458584-494.jpeg" xlink:type="simple" xlink:show="embed" xlink:actuate="onLoad" draw:mime-type="image/jpeg"/>
</draw:frame>
The Ukrainian won the Barbora Creychikov Czech.</text:p>
      <text:p text:style-name="P4">
Ukrainian tennis player Lesya Tsurenko(WTA 66)It released the second round of French championship from tennis 2023, Ukrinform reports.</text:p>
      <text:p text:style-name="P4">
In the 1/64 finals "Rolan Harros" Ukrainian in two sets beat Barbora Krachikov(WTA 13)From the Czech Republic - 6: 2, 6: 4. The match lasted 1 hour and 29 minutes.</text:p>
      <text:p text:style-name="P4">
It was the first meeting of the tennis player. The Ukrainian has never submitted a way, made 6 double mistakes and made 5/8 break points.</text:p>
      <text:p text:style-name="P4">
In the next round of French Major Tsurenko will play against laziness Zhu(№40wta)or Lauren Davis(№52 WTA).</text:p>
      <text:p text:style-name="P4">
<text:span text:style-name="T4">
Читайте також:</text:span>
 <text:a xlink:type="simple" xlink:href="https://www.ukrinform.ua/rubric-sports/3716073-katerina-bajndl-prograla-u-persomu-koli-rolan-garros.html" text:style-name="Internet_20_link" text:visited-style-name="Visited_20_Internet_20_Link">
 Катерина <text:span text:style-name="T4">
Байндль</text:span>
 програла у першому колі «РоланГаррос» </text:a>
As reported by Ukrinform, Kateryna Bindl(№83 WTA)Olzidanilovich from Serbia in the first circle of Rolan Harros.</text:p>
      <text:p text:style-name="P4">
Photo: btu.org.ua</text:p>
      <text:p text:style-name="P4">
News Source: <text:a xlink:type="simple" xlink:href="https://www.ukrinform.ua/rubric-sports/3716191-curenko-uspisno-startuvala-na-rolan-garros.html" text:style-name="Internet_20_link" text:visited-style-name="Visited_20_Internet_20_Link">
https://www.ukrinform.ua/rubric-sports/3716191-curenko-uspisno-startuvala-na-rolan-garros.html</text:a>
</text:p>
      <!--NEWS-->
      <text:h text:style-name="P10" text:outline-level="1">
<text:span text:style-name="T4">
Twitter can ban in the EU</text:span>
</text:h>
      <text:p text:style-name="P4">
Authors: Ukrinform (Person)</text:p>
      <text:p text:style-name="P4">
Publisher: Укринформ (Organization)</text:p>
      <text:p text:style-name="P4">
Published Time: 2023-05-30T-14:58:00+03:00</text:p>
      <text:p text:style-name="P4">
Modified Time: 2023-05-30T23:58:00+03:00</text:p>
      <text:p text:style-name="P4">
Description: The Twitter Ilon Mask platform can potentially be banned in Europe if it does not comply with the rules for combating misinformation. - Ukrinform.</text:p>
      <text:p text:style-name="P4">
Images: ['<text:a xlink:type="simple" xlink:href="https://static.ukrinform.com/photos/2022_10/thumb_files/630_360_1666921831-192.jpg" text:style-name="Internet_20_link" text:visited-style-name="Visited_20_Internet_20_Link">
630_360_16669...</text:a>
']</text:p>
      <text:p text:style-name="P4">
Tags: ['Євросоюз', 'Twitter', 'Заборона', 'Соцмережі']</text:p>
      <text:p text:style-name="P4">
Type: Article</text:p>
      <!--METADATA-->
      <text:p text:style-name="P4">
<draw:frame draw:style-name="fr1" draw:name="Image60" text:anchor-type="as-char" svg:width="6.9236in" svg:height="3.956343in" draw:z-index="0">
<draw:image xlink:href="../Images/yкринформ/2023-05-30T-14-58-00-03-00/630_360_1666921831-192.jpg" xlink:type="simple" xlink:show="embed" xlink:actuate="onLoad" draw:mime-type="image/jpeg"/>
</draw:frame>
The platformatwitter Ilon Mask can potentially be banned in Europe if it does not comply with the rules for combating misinformation.</text:p>
      <text:p text:style-name="P4">
About it reports <text:a xlink:type="simple" xlink:href="https://www.politico.eu/article/banned-france-digital-minister-jean-noel-barrot-threatens-twitter-block-follow-eu-rules/" text:style-name="Internet_20_link" text:visited-style-name="Visited_20_Internet_20_Link">
Politico</text:a>
France's statement to the statement of French digital technologies Jean-Note Barro, Ukrinform reports.</text:p>
      <text:p text:style-name="P4">
Barro stated that the US company would prohibit entry to the EU if it is a new European European Digital Services Law, which would come into force throughout the EU at the end of August.</text:p>
      <text:p text:style-name="P4">
<text:span text:style-name="T4">
 Read also: </text:span>
 <text:span text:style-name="T4">
 <text:a xlink:type="simple" xlink:href="https://www.ukrinform.ua/rubric-technology/3714945-twitter-vihodit-iz-dobrovilnoi-ugodi-es-pro-borotbu-z-dezinformacieu.html" text:style-name="Internet_20_link" text:visited-style-name="Visited_20_Internet_20_Link">
Twitter proceeds from the EU voluntary agreement on misinformation</text:a>
</text:span>
</text:p>
      <text:p text:style-name="P4">
"Misinformation is one of the most serious threats to our democracies. <text:span text:style-name="T4">
 <text:a xlink:type="simple" xlink:href="https://www.ukrinform.ua/tag-twitter" text:style-name="Internet_20_link" text:visited-style-name="Visited_20_Internet_20_Link">
Twitter</text:a>
</text:span>
, if it constantly regulates our rules, it will be forbidden to the EU, "Barro said.</text:p>
      <text:p text:style-name="P4">
It is worth noting that the Law on Digital Services prescribes the obligations of technological companies on tracking political advertising, the struggle of melting and the promotion of broader access and participation of outsiders.</text:p>
      <text:p text:style-name="P4">
<text:span text:style-name="T4">
 Read also: </text:span>
 <text:span text:style-name="T4">
 [Twitter accused Microsoft of unauthorized data(https://www.ukrinform.ua/rubric-technology/3711434-twitter-zvinuvativ-microsoft-u-nesankcionovanomu-vikoristanni-danih.html)</text:span>
</text:p>
      <text:p text:style-name="P4">
As reported <text:a xlink:type="simple" xlink:href="https://www.ukrinform.ua/rubric-technology/3714945-twitter-vihodit-iz-dobrovilnoi-ugodi-es-pro-borotbu-z-dezinformacieu.html" text:style-name="Internet_20_link" text:visited-style-name="Visited_20_Internet_20_Link">
Ukrinform</text:a>
, Twitter proceeds from the Voluntary Agreement of the European Union to combat misinformation on the Internet.</text:p>
      <text:p text:style-name="P4">
News Source: <text:a xlink:type="simple" xlink:href="https://www.ukrinform.ua/rubric-technology/3716209-twitter-mozut-zaboroniti-u-es.html" text:style-name="Internet_20_link" text:visited-style-name="Visited_20_Internet_20_Link">
https://www.ukrinform.ua/rubric-technology/3716209-twitter-mozut-zaboroniti-u-es.html</text:a>
</text:p>
      <!--NEWS-->
      <text:h text:style-name="P10" text:outline-level="1">
<text:span text:style-name="T4">
The EU has imposed sanctions against seven Russians for action against the sovereignty of Moldova and Ukraine</text:span>
</text:h>
      <text:p text:style-name="P4">
Authors: Ukrinform (Person)</text:p>
      <text:p text:style-name="P4">
Publisher: Укринформ (Organization)</text:p>
      <text:p text:style-name="P4">
Published Time: 2023-05-30T-16:47:00+03:00</text:p>
      <text:p text:style-name="P4">
Modified Time: 2023-05-30T23:47:00+03:00</text:p>
      <text:p text:style-name="P4">
Description: The EU Council today has decided to extend restrictive measures to 7 persons at once on two sanctions: for actions aimed at destabilization, undermining or threats of sovereignty and independence of the Republic of Moldova, and for actions aimed at territorial integrity, sovereignty and independence of Ukraine. - Ukrinform.</text:p>
      <text:p text:style-name="P4">
Images: ['<text:a xlink:type="simple" xlink:href="https://static.ukrinform.com/photos/2019_03/thumb_files/630_360_1552317427-848.jpg" text:style-name="Internet_20_link" text:visited-style-name="Visited_20_Internet_20_Link">
630_360_15523...</text:a>
']</text:p>
      <text:p text:style-name="P4">
Tags: ['Антиросійські санкції', 'Євросоюз', 'Молдова', 'Україна', 'Росія']</text:p>
      <text:p text:style-name="P4">
Type: Article</text:p>
      <!--METADATA-->
      <text:p text:style-name="P4">
<draw:frame draw:style-name="fr1" draw:name="Image61" text:anchor-type="as-char" svg:width="6.9236in" svg:height="3.956343in" draw:z-index="0">
<draw:image xlink:href="../Images/yкринформ/2023-05-30T-16-47-00-03-00/630_360_1552317427-848.jpg" xlink:type="simple" xlink:show="embed" xlink:actuate="onLoad" draw:mime-type="image/jpeg"/>
</draw:frame>
The Council has made the decision to extend restrictive measures to 7 people at once with sanction regimes: for actions aimed at destabilization, undermining or fogs of sovereignty and independence of the Republic of Moldova, and for actions, directed options from territorial integrity, sovereignty and independence of Ukraine.</text:p>
      <text:p text:style-name="P4">
According to Ukrinform, such information is published today on the site of the European Council.</text:p>
      <text:p text:style-name="P4">
“Moldova is one of the countries that are the most amazing consequences of Russian invasion of Ukraine. There are serious ones, growing tatural attempts to destabilize the country. Today's expansion of the sanction lining sends an important political signal to support Moldova by the EU to the current difficult context. The EU's position remains firm: we will do the offensive on those who destabilize our rectal neighborhood, ”the EU's High Representative Josep Borrel said in this regard.</text:p>
      <text:p text:style-name="P4">
<text:span text:style-name="T4">
 Read also: </text:span>
 <text:span text:style-name="T4">
 [Ukraine will apply sanctions against Iran for 50 years.(https://www.ukrinform.ua/rubric-polytics/3715676-ukraina-zastosue-sankcii-proti-iranu-na-50-rokiv-rada-zatverdila-risenna-rnbo.html)</text:span>
</text:p>
      <text:p text:style-name="P4">
The accepted package is intended for influence and sensitive internal situation to Vomold, connected with attempts to destabilize the country, and at the same time - anti -confident Moldova citizens, which are attached to the efforts of Ukraine's destruction of Ukraine and to support the Russian aggressive war.</text:p>
      <text:p text:style-name="P4">
The updated sanction list includes citizens of Moldova and Russia, who were attached to such destabilizing actions. Some of them were attached to the case of such a "bank fraud", which resulted in the budget of Moldova undergoing losses. Others are involved in the actions directed from Moscow Classes and aimed at organizing manifestations with the use of violence, financing the shares of disobedience, unlawful export of capital and support of the Russian FSB projections. Two of the persons whose sanctions were widespread were supported by Russian troops and to cooperate with the Russian occupation power in the captured territories of Ukraine.</text:p>
      <text:p text:style-name="P4">
<text:span text:style-name="T4">
 Read also: </text:span>
 <text:span text:style-name="T4">
 <text:a xlink:type="simple" xlink:href="https://www.ukrinform.ua/rubric-world/3715669-polsa-zaprovadila-sankcii-proti-365-biloruskih-cinovnikiv-cerez-virok-zurnalistu-pocobutu.html" text:style-name="Internet_20_link" text:visited-style-name="Visited_20_Internet_20_Link">
Poland has imposed sanctions against 365 Belarusian officials through the sentence of the journalist of the Behafts</text:a>
 </text:span>
</text:p>
      <text:p text:style-name="P4">
“The efforts to destabilize the Republic of Moldova have increased significantly since the beginning of Russian aggressive <text:span text:style-name="T4">
 <text:a xlink:type="simple" xlink:href="http://https://www.ukrinform.ua/tag-vijna-z-rosieu" text:style-name="Internet_20_link" text:visited-style-name="Visited_20_Internet_20_Link">
War</text:a>
</text:span>
 Against Ukraine, and pose a direct threat to the stability and safety of the external borders of the EU. The EU remains adamant in the support of Moldova, its resistance, security, stability, economy and energy supply before fact -retestant actions by external actors, ”the message reads.</text:p>
      <text:p text:style-name="P4">
<text:span text:style-name="T4">
 Read also: </text:span>
 <text:span text:style-name="T4">
 <text:a xlink:type="simple" xlink:href="https://www.ukrinform.ua/rubric-world/3714184-sankcii-proti-rf-maut-vikonuvati-vsi-kraini-prezident-kipru.html" text:style-name="Internet_20_link" text:visited-style-name="Visited_20_Internet_20_Link">
Sanctions against Russia should be fulfilled by all Cyprus President</text:a>
</text:span>
</text:p>
      <text:p text:style-name="P4">
As it was reported, tomorrow the President of the European Commission Ursula von Derlyen and the high representative of the EU Josep Borrel will be taken to Chisinau, they will be disstitution with the President of the Republic of Moldova I have Sandu and other official persons. On the same day, May 31, Josep Borrel officially presents the EU's new -aid civil mission for Moldova. On June 1, the 2nd meeting of the European political community will be held in the capital of the country.</text:p>
      <text:p text:style-name="P4">
News Source: <text:a xlink:type="simple" xlink:href="https://www.ukrinform.ua/rubric-world/3716298-es-zaprovadiv-sankcii-proti-se-simoh-rosian-za-dii-proti-suverenitetu-moldovi-j-ukraini.html" text:style-name="Internet_20_link" text:visited-style-name="Visited_20_Internet_20_Link">
https://www.ukrinform.ua/rubric-world/3716298-es-zaprovadiv-sankcii-proti-se-simoh-rosian-za-dii-proti-suverenitetu-moldovi-j-ukraini.html</text:a>
</text:p>
      <!--NEWS-->
      <text:h text:style-name="P10" text:outline-level="1">
<text:span text:style-name="T4">
OP held a meeting with representatives of the British Prime Minister's office - what they said</text:span>
</text:h>
      <text:p text:style-name="P4">
Authors: Ukrinform (Person)</text:p>
      <text:p text:style-name="P4">
Publisher: Укринформ (Organization)</text:p>
      <text:p text:style-name="P4">
Published Time: 2023-05-30T-18:32:00+03:00</text:p>
      <text:p text:style-name="P4">
Modified Time: 2023-05-30T23:32:00+03:00</text:p>
      <text:p text:style-name="P4">
Description: The Presidential Office has held online meetings with representatives of the United Kingdom Prime Minister. - Ukrinform.</text:p>
      <text:p text:style-name="P4">
Images: ['<text:a xlink:type="simple" xlink:href="https://static.ukrinform.com/photos/2023_05/thumb_files/630_360_1685478570-181.jpeg" text:style-name="Internet_20_link" text:visited-style-name="Visited_20_Internet_20_Link">
630_360_16854...</text:a>
']</text:p>
      <text:p text:style-name="P4">
Tags: ['Британія', 'Офіс Президента', 'Ріші Сунак']</text:p>
      <text:p text:style-name="P4">
Type: Article</text:p>
      <!--METADATA-->
      <text:p text:style-name="P4">
<draw:frame draw:style-name="fr1" draw:name="Image62" text:anchor-type="as-char" svg:width="6.9236in" svg:height="3.956343in" draw:z-index="0">
<draw:image xlink:href="../Images/yкринформ/2023-05-30T-18-32-00-03-00/630_360_1685478570-181.jpeg" xlink:type="simple" xlink:show="embed" xlink:actuate="onLoad" draw:mime-type="image/jpeg"/>
</draw:frame>
The office resident has an online meeting with representatives of the Prime Minister of Ministry of Ministers.</text:p>
      <text:p text:style-name="P4">
According to Ukrinform, it reports <text:a xlink:type="simple" xlink:href="https://president.gov.ua/news/koordinaciya-domovlenostej-prezidenta-ukrayini-v-ofisi-glavi-83257" text:style-name="Internet_20_link" text:visited-style-name="Visited_20_Internet_20_Link">
Presidential Office</text:a>
.</text:p>
      <text:p text:style-name="P4">
“On the instructions of the Head of State and the Head of the Presidential Office of Ukraine and in order to coordinate the implementation of the agreements reached by Vladimir Zelensky's reserves of negotiations with the Prime Minister <text:a xlink:type="simple" xlink:href="https://www.ukrinform.ua/tag-britania" text:style-name="Internet_20_link" text:visited-style-name="Visited_20_Internet_20_Link">
Great Britain</text:a>
Rishi Sunak within the framework of the visit of the Kingdom and participation in the Samy Group Summit, Presidential Head Igor Zhovkva, Roman Mashovets and Andriy Sibiga held a meeting with a delegation of the United Kingdom, headed Barrow Tanacher Defense Staff and Prime Minister Radakin's Chief Military Advisor, ”the message reads.</text:p>
      <text:p text:style-name="P4">
On the Ukrainian side, the meeting was also attended by: First Deputy Ministry of Defense of Ukraine Lieutenant General Oleksandr Pavlyuk, Deputy Ministers of Defense Oleksandr Polishchuk and Denis Sharapov, First Deputy Minister for strategic industries of Ukraine Oleg Possible and others.</text:p>
      <text:p text:style-name="P4">
The main topic of the conversation was to strengthen the defensive capabilities of Ukraine and to give our country effective security guarantees on the way to NATO membership. Recognizing decisions should be made at the NATO Vilnius Summit in July.</text:p>
      <text:p text:style-name="P4">
Igor Zhovkva thanked for the strong support of Ukraine by the United Kingdom, in particular in military assistance, leadership in the supply of advanced types of arms to strengthen defense, as well as a leading role in the creation of a coalition.</text:p>
      <text:p text:style-name="P4">
"The aviation coalition aimed at the implementation of the Aviation Component of the Ukrainian Concept" Heavenly Shield of Ukraine "should work in the near future: from the preparation of Ukrainian pilots now to receiving the Western model by Ukraine in the most long time," he said.</text:p>
      <text:p text:style-name="P4">
The Deputy Head of the Presidential Office noted an effective dialogue at the highest mammothepam, which managed to establish between Ukraine and the United Kingdom on these issues.<text:span text:style-name="T4">
 Read also: </text:span>
 [Zelensky met with the "<text:span text:style-name="T4">
 Atlantic </text:span>
 Council" delegation]]](https://www.ukrinform.ua/rubric-polytics/3716237-zelenskij-zustrivsa-iz-delegacieu-atlanticnoi-radi.html)Separately, the interlocutors discussed the implementation of the Ukrainian formula of peace. The parties agreed that the head of the office of the president Andriy Yermak will in the near future discuss with his colleagues from other countries the format, specific date and place of the Global Peace Summit.</text:p>
      <text:p text:style-name="P4">
The importance of the International Conference on Recovery of Ukraine, which will be held in London in June, was noted. The participants of the meeting agreed that the conference should help attract investments and increase the financial support of Ukraine.</text:p>
      <text:p text:style-name="P4">
As reported <text:a xlink:type="simple" xlink:href="https://www.ukrinform.ua/rubric-polytics/3716295-v-op-proveli-videozustric-iz-predstavnikami-politikobezpekovogo-kerivnictva-polsi.html" text:style-name="Internet_20_link" text:visited-style-name="Visited_20_Internet_20_Link">
Ukrinform</text:a>
, In the office of the President, there was a deployment with representatives of the Political and Chief Security leadership of Poland.</text:p>
      <text:p text:style-name="P4">
<text:span text:style-name="T5">
Foto: op</text:span>
</text:p>
      <text:p text:style-name="P4">
News Source: <text:a xlink:type="simple" xlink:href="https://www.ukrinform.ua/rubric-polytics/3716297-v-op-proveli-zustric-iz-predstavnikami-ofisu-britanskogo-premera-pro-so-govorili.html" text:style-name="Internet_20_link" text:visited-style-name="Visited_20_Internet_20_Link">
https://www.ukrinform.ua/rubric-polytics/3716297-v-op-proveli-zustric-iz-predstavnikami-ofisu-britanskogo-premera-pro-so-govorili.html</text:a>
</text:p>
      <!--NEWS-->
      <text:h text:style-name="P10" text:outline-level="1">
<text:span text:style-name="T4">
AT Kupyansk Directive Russian Army Shele Kolodyazhn, Kamyanka, Krasnaya Pershe, Novomolinsk, D ...</text:span>
</text:h>
      <text:p text:style-name="P4">
Authors: liveuamap (Language: en)</text:p>
      <text:p text:style-name="P4">
Time: 2023-05-30T-20:24:00</text:p>
      <text:p text:style-name="P4">
Location: Kharkiv (Latitude:49.4824 Longtitude:37.70061)</text:p>
      <text:p text:style-name="P4">
Videos: []</text:p>
      <text:p text:style-name="P4">
Images: []</text:p>
      <text:p text:style-name="P4">
Tags: ["Russia"]</text:p>
      <text:p text:style-name="P4">
Id: 22566504</text:p>
      <!--METADATA-->
      <text:p text:style-name="P4">
At Kupiansk direction Russian army shelled Kolodyazne, Kamyanka, KrasnePershe, Novomlynsk, Dvorichna, Zapadne, Masutivka, Petropavlivka, Kucherivka,Kyslivka, Hlushkivka, Berestove and Bohuslavka of Kharkiv region. Russianaviation conducted airstrike at Stelmakhivka, - General Staff of Armed Forcesof Ukraine says in the morning report</text:p>
      <text:p text:style-name="P4">
News Collection Link: <text:a xlink:type="simple" xlink:href="https://liveuamap.com/en/2023/30-may-at-kupiansk-direction-russian-army-shelled-kolodyazne" text:style-name="Internet_20_link" text:visited-style-name="Visited_20_Internet_20_Link">
https://liveuamap.com/en/2023/30-may-at-kupiansk-direction-russian-army-shelled-kolodyazne</text:a>
</text:p>
      <text:p text:style-name="P4">
News Source: <text:a xlink:type="simple" xlink:href="https://t.me/lumsrc/4939" text:style-name="Internet_20_link" text:visited-style-name="Visited_20_Internet_20_Link">
https://t.me/lumsrc/4939</text:a>
</text:p>
      <!--NEWS-->
      <text:h text:style-name="P10" text:outline-level="1">
<text:span text:style-name="T4">
The CEO of the IAEA on the UN Security Council has announced the principles of compliance with nuclear security</text:span>
</text:h>
      <text:p text:style-name="P4">
Authors: Ukrinform (Person)</text:p>
      <text:p text:style-name="P4">
Publisher: Укринформ (Organization)</text:p>
      <text:p text:style-name="P4">
Published Time: 2023-05-30T-20:25:00+03:00</text:p>
      <text:p text:style-name="P4">
Modified Time: 2023-05-30T23:25:00+03:00</text:p>
      <text:p text:style-name="P4">
Description: The CEO Rafael Grosssey has formulated five nuclear security principles, which he said to guarantee nuclear security at the Zaporizhzhia NPP. - Ukrinform.</text:p>
      <text:p text:style-name="P4">
Images: ['<text:a xlink:type="simple" xlink:href="https://static.ukrinform.com/photos/2023_05/thumb_files/630_360_1685477830-172.jpeg" text:style-name="Internet_20_link" text:visited-style-name="Visited_20_Internet_20_Link">
630_360_16854...</text:a>
']</text:p>
      <text:p text:style-name="P4">
Tags: ['МАГАТЕ', 'Окупація', 'Агресія РФ', 'Радбез ООН', 'Запорізька АЕС', 'Війна з Росією']</text:p>
      <text:p text:style-name="P4">
Type: Article</text:p>
      <!--METADATA-->
      <text:p text:style-name="P4">
<draw:frame draw:style-name="fr1" draw:name="Image64" text:anchor-type="as-char" svg:width="6.9236in" svg:height="3.956343in" draw:z-index="0">
<draw:image xlink:href="../Images/yкринформ/2023-05-30T-20-25-00-03-00/630_360_1685477830-172.jpeg" xlink:type="simple" xlink:show="embed" xlink:actuate="onLoad" draw:mime-type="image/jpeg"/>
</draw:frame>
The CEO Rafael Grosssey has formulated five nuclear security principles, which, he said, will help guarantee the nuclear security of the Nazaposhi NPP.</text:p>
      <text:p text:style-name="P4">
According to Ukrinform in New York, he announced their insertion during a meeting of the UN Security Council on the ZPP situation.</text:p>
      <text:p text:style-name="P4">
According to Grossi, he defined these principles on the basis of "intensive consultations" with the leadership of Ukraine and the Russian Federation.</text:p>
      <text:p text:style-name="P4">
First of all, "there should be no attacks of any kind from the territory of the station, in particular, aimed at the reactor fuel storage," he said.</text:p>
      <text:p text:style-name="P4">
<text:span text:style-name="T4">
 Read also: </text:span>
 <text:span text:style-name="T4">
 [Russians "knock out" from employees for the consent(https://www.ukrinform.ua/rubric-ato/3716243-rosiani-vibivaut-zi-spivrobitnikiv-zaes-zgodu-na-spivpracu-energoatom.html)</text:span>
</text:p>
      <text:p text:style-name="P4">
The NPP infrastructure should not be used as a repository or base for weapons, such as rocket launchers, artillery systems and ammunition, as well as tanks or military personnel that can be used for attack.</text:p>
      <text:p text:style-name="P4">
Cannot be exposed to electricity supply with <text:span text:style-name="T4">
 <text:a xlink:type="simple" xlink:href="https://www.ukrinform.ua/tag-zaporizka-aes" text:style-name="Internet_20_link" text:visited-style-name="Visited_20_Internet_20_Link">
power plant</text:a>
</text:span>
 outside the object. To this end, it is necessary to make every effort to ensure that external electropolies remain accessible and safe at any time.</text:p>
      <text:p text:style-name="P4">
All structures, systems and components required for the safe operation of the object must be protected from attacks or sabotage.</text:p>
      <text:p text:style-name="P4">
<text:span text:style-name="T4">
 Read also: </text:span>
 <text:span text:style-name="T4">
 [today the UN Council will discuss the situation on Zaporizhzhya)(https://www.ukrinform.ua/rubric-world/3716235-sogodni-radbez-oon-obgovorit-situaciu-na-zaporizkij-aes.html)</text:span>
</text:p>
      <text:p text:style-name="P4">
You should not take any actions that would undermine these principles.</text:p>
      <text:p text:style-name="P4">
Grossi stressed that compliance with these principles is intended to prevent nuclear avalas and ensure the integrity of the station.</text:p>
      <text:p text:style-name="P4">
"I consider these obligations necessary to avoid a threat to the incident," he added.</text:p>
      <text:p text:style-name="P4">
<text:span text:style-name="T4">
 Read also: </text:span>
 <text:span text:style-name="T4">
 <text:a xlink:type="simple" xlink:href="https://www.ukrinform.ua/rubric-ato/3713543-rosiani-oblastuvali-logisticnu-i-vijskovu-bazu-na-troh-energoblokah-zaes-rozvidka.html" text:style-name="Internet_20_link" text:visited-style-name="Visited_20_Internet_20_Link">
Russians have arranged a logistics and military base of solar units of the ZPP - Intelligence</text:a>
</text:span>
</text:p>
      <text:p text:style-name="P4">
It was reported that the ZPP has been captured since the beginning of March 2022. The occupying was transferred to its military base, the station territory and machinery.</text:p>
      <text:p text:style-name="P4">
News Source: <text:a xlink:type="simple" xlink:href="https://www.ukrinform.ua/rubric-economy/3716294-gendirektor-magate-na-radbezi-oon-ogolosiv-principi-dotrimanna-adernoi-bezpeki-zaes.html" text:style-name="Internet_20_link" text:visited-style-name="Visited_20_Internet_20_Link">
https://www.ukrinform.ua/rubric-economy/3716294-gendirektor-magate-na-radbezi-oon-ogolosiv-principi-dotrimanna-adernoi-bezpeki-zaes.html</text:a>
</text:p>
      <!--NEWS-->
      <text:h text:style-name="P10" text:outline-level="1">
<text:span text:style-name="T4">
OP conducted video evidence with representatives of Political and Security leadership of Poland</text:span>
</text:h>
      <text:p text:style-name="P4">
Authors: Ukrinform (Person)</text:p>
      <text:p text:style-name="P4">
Publisher: Укринформ (Organization)</text:p>
      <text:p text:style-name="P4">
Published Time: 2023-05-30T-22:18:00+03:00</text:p>
      <text:p text:style-name="P4">
Modified Time: 2023-05-30T23:18:00+03:00</text:p>
      <text:p text:style-name="P4">
Description: The Presidential Office took a video show with representatives of the Political and Security leadership of Poland. - Ukrinform.</text:p>
      <text:p text:style-name="P4">
Images: ['<text:a xlink:type="simple" xlink:href="https://static.ukrinform.com/photos/2023_05/thumb_files/630_360_1685477644-157.jpeg" text:style-name="Internet_20_link" text:visited-style-name="Visited_20_Internet_20_Link">
630_360_16854...</text:a>
']</text:p>
      <text:p text:style-name="P4">
Tags: ['Польща', 'Україна', 'Офіс Президента']</text:p>
      <text:p text:style-name="P4">
Type: Article</text:p>
      <!--METADATA-->
      <text:p text:style-name="P4">
<draw:frame draw:style-name="fr1" draw:name="Image65" text:anchor-type="as-char" svg:width="6.9236in" svg:height="3.956343in" draw:z-index="0">
<draw:image xlink:href="../Images/yкринформ/2023-05-30T-22-18-00-03-00/630_360_1685477644-157.jpeg" xlink:type="simple" xlink:show="embed" xlink:actuate="onLoad" draw:mime-type="image/jpeg"/>
</draw:frame>
The office of the resident took a video show with representatives of Political and Security of Poland.</text:p>
      <text:p text:style-name="P4">
According to Ukrinform, it reports <text:a xlink:type="simple" xlink:href="https://www.president.gov.ua/news/koordinaciya-domovlenostej-prezidenta-ukrayini-vidbulasya-vi-83249" text:style-name="Internet_20_link" text:visited-style-name="Visited_20_Internet_20_Link">
Presidential Office</text:a>
.</text:p>
      <text:p text:style-name="P4">
On behalf of the President of Ukraine and in order to coordinate the executions achieved during the official visit of Vladimir Zelensky Record <text:a xlink:type="simple" xlink:href="https://www.ukrinform.ua/tag-polsa" text:style-name="Internet_20_link" text:visited-style-name="Visited_20_Internet_20_Link">
Poland</text:a>
In early April, the head of the office of the Head of State Andriy Yermak, together with other members of the commander -in -law and the government, conducted a planned video of the State Secretary, Head of the Bureau of International Policy of the Presidential Office of the Republic of Polandamarkin.</text:p>
      <text:p text:style-name="P4">
The Ukrainian side was also attended by: the deputy head of the president Roman Mashovets, Igor Zhovkva, Andriy Sibiga, Deputy Minister of Foreign Affairs Yevgeny Perebinis, First Deputy Minister of Defense of Lieutenant General Oleksandr Pavlyuk, Deputy Minister of Defense Minister Oleg industries are possible and others.</text:p>
      <text:p text:style-name="P4">
On the Polish side were joined by: State Secretary, Head of the National Security Bureau of the Republic of Poland, Jacek Severe and Minister, Member of the Council of Ministers of Poland Michal Dvruchik.</text:p>
      <text:p text:style-name="P4">
Yermak thanked for the effective support from the President and the Government of Poland's defensive capabilities of Ukraine. He also noted the importance of the Leader position of the Republic of Poland in the promotion of the Euro -Atlantic aspiring state.</text:p>
      <text:p text:style-name="P4">
The Polish delegation was informed of the current challenges that are pre -Ukraine due to the invasion of the Russian Federation, the current situation on the front, the actions of Russian -friendly, missile attacks of Russia on civilian infrastructure and citizens of Ukraine. With the use of ballistic missiles. The representatives of the Presidential and Defense Office of Ukraine thoroughly discussed the state of bilateral cooperation with the Popol delegation in the field of defense support of the Armed Forces of Ukraine.Yermak also detailed the vision of the Ukrainian side regarding Ukrainian security guarantees on the way to the Alliance and emphasized the importance of the most ambitious iconic decisions of the NATO summit in Vilnius.</text:p>
      <text:p text:style-name="P4">
During the meeting, there was a substantive exchange of views on the further steps of realizing the formula of the President of Ukraine and preparation for the global summit. The Polish side was acquainted with the results of the participation of the Zamamits of the League of Arab States and the Seven Group.</text:p>
      <text:p text:style-name="P4">
<text:span text:style-name="T4">
 Read also: </text:span>
 <text:a xlink:type="simple" xlink:href="https://www.ukrinform.ua/rubric-ato/3715540-u-polsi-ukrainski-vijskovi-opanovuut-navicki-dopomogi-poranenim.html" text:style-name="Internet_20_link" text:visited-style-name="Visited_20_Internet_20_Link">
in Poland Ukrainian military master the skills of helping the soldered</text:a>
“Ukraine will never go to any compromises for its territories. Non -intervals from the Russian Federation are impossible until it removes its troops from the territory of Ukraine, ” - said the head of the office of the Head of State.</text:p>
      <text:p text:style-name="P4">
According to the results of the meeting, the parties agreed on further close coordination of the Tawamentia between Ukraine and Poland in order to strengthen Ukraine's capabilities of the reference of sovereignty and territorial integrity.</text:p>
      <text:p text:style-name="P4">
As reported <text:a xlink:type="simple" xlink:href="https://www.ukrinform.ua/rubric-polytics/3716237-zelenskij-zustrivsa-iz-delegacieu-atlanticnoi-radi.html" text:style-name="Internet_20_link" text:visited-style-name="Visited_20_Internet_20_Link">
Ukrinform</text:a>
, President of Ukraine Volodymyr Zelensky met with the Atlantic Council delegation.</text:p>
      <text:p text:style-name="P4">
<text:span text:style-name="T5">
Foto: op</text:span>
</text:p>
      <text:p text:style-name="P4">
News Source: <text:a xlink:type="simple" xlink:href="https://www.ukrinform.ua/rubric-polytics/3716295-v-op-proveli-videozustric-iz-predstavnikami-politikobezpekovogo-kerivnictva-polsi.html" text:style-name="Internet_20_link" text:visited-style-name="Visited_20_Internet_20_Link">
https://www.ukrinform.ua/rubric-polytics/3716295-v-op-proveli-videozustric-iz-predstavnikami-politikobezpekovogo-kerivnictva-polsi.html</text:a>
</text:p>
      <!--NEWS-->
      <text:h text:style-name="P10" text:outline-level="1">
<text:span text:style-name="T4">
At Lyman direction Russian army shelled Nevske, Dibrova, Bilohorivka of Luhansk region and Sp...</text:span>
</text:h>
      <text:p text:style-name="P4">
Authors: liveuamap (Language: en)</text:p>
      <text:p text:style-name="P4">
Time: 2023-05-30T-22:24:00</text:p>
      <text:p text:style-name="P4">
Location: Lyman (Latitude:48.97999 Longtitude:37.82032)</text:p>
      <text:p text:style-name="P4">
Videos: []</text:p>
      <text:p text:style-name="P4">
Images: []</text:p>
      <text:p text:style-name="P4">
Tags: ["Russia"]</text:p>
      <text:p text:style-name="P4">
Id: 22566503</text:p>
      <!--METADATA-->
      <text:p text:style-name="P4">
At Lyman direction Russian army shelled Nevske, Dibrova, Bilohorivka ofLuhansk region and Spirne of Donetsk region. Russian aviation conductedairstrikes at Bilohorivka of Luhansk region; Siversk and Spirne of Donetskregion. Conducted missile strike at Lyman, - General Staff of Armed Forces ofUkraine says in the morning report</text:p>
      <text:p text:style-name="P4">
News Collection Link: <text:a xlink:type="simple" xlink:href="https://liveuamap.com/en/2023/30-may-at-lyman-direction-russian-army-shelled-nevske-dibrova" text:style-name="Internet_20_link" text:visited-style-name="Visited_20_Internet_20_Link">
https://liveuamap.com/en/2023/30-may-at-lyman-direction-russian-army-shelled-nevske-dibrova</text:a>
</text:p>
      <text:p text:style-name="P4">
News Source: <text:a xlink:type="simple" xlink:href="https://t.me/lumsrc/4940" text:style-name="Internet_20_link" text:visited-style-name="Visited_20_Internet_20_Link">
https://t.me/lumsrc/4940</text:a>
</text:p>
      <!--NEWS-->
      <text:h text:style-name="P10" text:outline-level="1">
<text:span text:style-name="T4">
OP commented on the possibility of negotiations with the Russian Federation</text:span>
</text:h>
      <text:p text:style-name="P4">
Authors: Ukrinform (Person)</text:p>
      <text:p text:style-name="P4">
Publisher: Укринформ (Organization)</text:p>
      <text:p text:style-name="P4">
Published Time: 2023-05-30T-24:11:00+03:00</text:p>
      <text:p text:style-name="P4">
Modified Time: 2023-05-30T23:11:00+03:00</text:p>
      <text:p text:style-name="P4">
Description: There is no point in talking about any negotiation processes with Russia. - Ukrinform.</text:p>
      <text:p text:style-name="P4">
Images: ['<text:a xlink:type="simple" xlink:href="https://static.ukrinform.com/photos/2022_08/thumb_files/630_360_1660836873-578.jpg" text:style-name="Internet_20_link" text:visited-style-name="Visited_20_Internet_20_Link">
630_360_16608...</text:a>
']</text:p>
      <text:p text:style-name="P4">
Tags: ['Окупація', 'Переговори', 'Офіс Президента', 'Подоляк', 'Війна з Росією', 'Єдині новини']</text:p>
      <text:p text:style-name="P4">
Type: Article</text:p>
      <!--METADATA-->
      <text:p text:style-name="P4">
<draw:frame draw:style-name="fr1" draw:name="Image68" text:anchor-type="as-char" svg:width="6.9236in" svg:height="3.956343in" draw:z-index="0">
<draw:image xlink:href="../Images/yкринформ/2023-05-30T-24-11-00-03-00/630_360_1660836873-578.jpg" xlink:type="simple" xlink:show="embed" xlink:actuate="onLoad" draw:mime-type="image/jpeg"/>
</draw:frame>
It is pointless to talk about some negotiation processes with Russia.</text:p>
      <text:p text:style-name="P4">
The adviser to the head of the office of the Office President Mikhail Podolyak informed about it in the Telector "The only news, Ukrinform correspondent reports.</text:p>
      <text:p text:style-name="P4">
"There is no point in talking about some negotiation processes today," said Podolyak.</text:p>
      <text:p text:style-name="P4">
<text:span text:style-name="T4">
 Read also: </text:span>
 <text:span text:style-name="T4">
 [Ukraine is not related to the attacks(https://www.ukrinform.ua/rubric-polytics/3716275-ukraina-ne-mae-vidnosenna-do-atak-bezpilotnikiv-na-moskvu-podolak.html)</text:span>
</text:p>
      <text:p text:style-name="P4">
He told what President Volodymyr Zelenskyy is stable and why he is inhabited that this war will go on a historically correct route. According to its words, the head of the Ukrainian state always emphasizes: for us there is a formular, which has a number one point - that the Russians will remove all their troops from our territories, and there is no difference - forcibly or voluntarily.</text:p>
      <text:p text:style-name="P4">
Separately, the adviser to the head of the OP noted that the President of Ukraine constantly emphasizes: there is no point in talking to such a subject as Russian President Vladimir Putin, Bota unrealistically, inadequately evaluates himself, Russia, his capabilities, in particular, resource, and so on.</text:p>
      <text:p text:style-name="P4">
"That is, there is no point in wasting time on the fact that it will not be implemented," Podolyak said.</text:p>
      <text:p text:style-name="P4">
<text:span text:style-name="T4">
 Read also: </text:span>
 <text:span text:style-name="T4">
 <text:a xlink:type="simple" xlink:href="https://www.ukrinform.ua/rubric-polytics/3715772-ukraini-potribna-120kilometrova-demilitarizovana-zona-na-teritorii-rosii-podolak.html" text:style-name="Internet_20_link" text:visited-style-name="Visited_20_Internet_20_Link">
Ukraine requires a 120 -kilometer demilitarized zonna territory of Russia - Podolyak</text:a>
</text:span>
</text:p>
      <text:p text:style-name="P4">
He said that several things will be implemented in reality, including the Armed Forces of Ukraine, in particular, forcibly, by reducing the maximum number of Russians. After that, the process of rapid transformation will begin in Russia, and then a number of legal results will be recorded(As for what happened - ed.), informed the adviser to the head of the OP.</text:p>
      <text:p text:style-name="P4">
He focused on the destruction of long -range missiles in Russia, holding an international conference on the control of nuclear arsenal, reparations, the question that all the arrested assets of the Russian Federation have been transmitted accurately and voluntarily Russia.</text:p>
      <text:p text:style-name="P4">
“In addition, for a certain percentage of raw materials, say, we will suggest rent that Russia is paid for 50 years, and so on. That is, there are many points, but allivons begin only from the number one position, the formula of Peace of Zelensky - output to the borders of 1991, ”said the adviser to the head of the OP.Answering the question of what the purpose is that Putin signed a law that allows elections and deported people in temporarily occupied territories, Podolyak expressed the opinion that it was an exclusively information strategy.</text:p>
      <text:p text:style-name="P4">
According to the advisor of the head of the OP, Russia in the territories captured by her.(Located - ed.)solely as <text:span text:style-name="T4">
 <text:a xlink:type="simple" xlink:href="https://www.ukrinform.ua/tag-okupacia" text:style-name="Internet_20_link" text:visited-style-name="Visited_20_Internet_20_Link">
occupation</text:a>
</text:span>
 A administration that cannot tamper any legally any actions that will be recognized as international law.</text:p>
      <text:p text:style-name="P4">
“And let's wait for a large -scale compulsory liberation of all territories with the immigrating in the maximum number of Russians. And then let's talk from the remains of the political political elite, which they meant when they spoke of a legal action. Fictitious legal actions, ”Podolyak said.</text:p>
      <text:p text:style-name="P4">
<text:span text:style-name="T4">
 Read also: </text:span>
 <text:span text:style-name="T4">
 <text:a xlink:type="simple" xlink:href="https://www.ukrinform.ua/rubric-polytics/3715228-rozmova-z-rosianami-pocnetsa-lise-pisla-vivedenna-vijsk-z-ukraini-podolak.html" text:style-name="Internet_20_link" text:visited-style-name="Visited_20_Internet_20_Link">
conversation with the Russians will only start after the Issue from Ukraine - Podolyak</text:a>
</text:span>
</text:p>
      <text:p text:style-name="P4">
He emphasized that there are no new regions of Russia, but there are exclusively -corresponding Russian regions of Ukraine, which were destroyed, destroyed by the Russian army, which, he said, should be destroyed.</text:p>
      <text:p text:style-name="P4">
As it was reported, Putin signed a decree allowing residents to deport the territories of Ukraine who have not taken Russian citizenship.</text:p>
      <text:p text:style-name="P4">
News Source: <text:a xlink:type="simple" xlink:href="https://www.ukrinform.ua/rubric-ato/3716293-u-op-prokomentuvali-mozlivist-peregovoriv-iz-rf.html" text:style-name="Internet_20_link" text:visited-style-name="Visited_20_Internet_20_Link">
https://www.ukrinform.ua/rubric-ato/3716293-u-op-prokomentuvali-mozlivist-peregovoriv-iz-rf.html</text:a>
</text:p>
      <!--NEWS-->
      <text:h text:style-name="P10" text:outline-level="1">
<text:span text:style-name="T4">
Bakhmut Directio Rusian Army Shelled Vasukivka, Kramatorsk, Tikhonivka, Orikhovo-Vasillo ...</text:span>
</text:h>
      <text:p text:style-name="P4">
Authors: liveuamap (Language: en)</text:p>
      <text:p text:style-name="P4">
Time: 2023-05-30T-24:24:00</text:p>
      <text:p text:style-name="P4">
Location: Toretsk, Donetsk Oblast (Latitude:48.39639 Longtitude:37.8491)</text:p>
      <text:p text:style-name="P4">
Videos: []</text:p>
      <text:p text:style-name="P4">
Images: []</text:p>
      <text:p text:style-name="P4">
Tags: ["Russia"]</text:p>
      <text:p text:style-name="P4">
Id: 22566502</text:p>
      <!--METADATA-->
      <text:p text:style-name="P4">
At Bakhmut direction Russian army shelled Vasukivka, Kramatorsk, Tykhonivka,Orikhovo-Vasylivka, Bakhmut, Chasiv Yar, Ivanivske, Predtechyne, Bila Hora,Zalizne and New York of Donetsk region. Russian aviation conducted airstrikeat Toretsk of Donetsk region, - General Staff of Armed Forces of Ukraine saysin the morning report</text:p>
      <text:p text:style-name="P4">
News Collection Link: <text:a xlink:type="simple" xlink:href="https://liveuamap.com/en/2023/30-may-at-bakhmut-direction-russian-army-shelled-vasukivka" text:style-name="Internet_20_link" text:visited-style-name="Visited_20_Internet_20_Link">
https://liveuamap.com/en/2023/30-may-at-bakhmut-direction-russian-army-shelled-vasukivka</text:a>
</text:p>
      <text:p text:style-name="P4">
News Source: <text:a xlink:type="simple" xlink:href="https://t.me/lumsrc/4941" text:style-name="Internet_20_link" text:visited-style-name="Visited_20_Internet_20_Link">
https://t.me/lumsrc/4941</text:a>
</text:p>
      <!--NEWS-->
      <text:h text:style-name="P10" text:outline-level="1">
<text:span text:style-name="T4">
Russia has announced Nayev in the "search"</text:span>
</text:h>
      <text:p text:style-name="P4">
Authors: Ukrinform (Person)</text:p>
      <text:p text:style-name="P4">
Publisher: Укринформ (Organization)</text:p>
      <text:p text:style-name="P4">
Published Time: 2023-05-30T-26:04:00+03:00</text:p>
      <text:p text:style-name="P4">
Modified Time: 2023-05-30T23:04:00+03:00</text:p>
      <text:p text:style-name="P4">
Description: Russia has announced the "search" of the Commander of the Joint Forces of the Armed Forces of Ukraine. - Ukrinform.</text:p>
      <text:p text:style-name="P4">
Images: ['<text:a xlink:type="simple" xlink:href="https://static.ukrinform.com/photos/2023_05/thumb_files/630_360_1685476658-485.jpg" text:style-name="Internet_20_link" text:visited-style-name="Visited_20_Internet_20_Link">
630_360_16854...</text:a>
']</text:p>
      <text:p text:style-name="P4">
Tags: ['Розшук', 'ЗСУ', 'Сергій Наєв', 'Війна з Росією']</text:p>
      <text:p text:style-name="P4">
Type: Article</text:p>
      <!--METADATA-->
      <text:p text:style-name="P4">
<draw:frame draw:style-name="fr1" draw:name="Image69" text:anchor-type="as-char" svg:width="6.9236in" svg:height="3.956343in" draw:z-index="0">
<draw:image xlink:href="../Images/yкринформ/2023-05-30T-26-04-00-03-00/630_360_1685476658-485.jpg" xlink:type="simple" xlink:show="embed" xlink:actuate="onLoad" draw:mime-type="image/jpeg"/>
</draw:frame>
Russia was a good time in the "search" of the Commander of the Joint Forces of the Armed Forces of Ukraine.</text:p>
      <text:p text:style-name="P4">
This was reported by the press service of the United States Command of the Armed Forces of Ukraine in <text:a xlink:type="simple" xlink:href="https://www.facebook.com/100064381853653/posts/pfbid0MKKTyrBqThJ71eDiJFTgfR84XmEuw5EK4pb7Zb9eLutkYvt7rJL3dkLGT1GFMUjSl/" text:style-name="Internet_20_link" text:visited-style-name="Visited_20_Internet_20_Link">
Facebook</text:a>
, reports Ukrinform.</text:p>
      <text:p text:style-name="P4">
“Russia has been declared in <text:a xlink:type="simple" xlink:href="https://www.ukrinform.ua/tag-rozsuk" text:style-name="Internet_20_link" text:visited-style-name="Visited_20_Internet_20_Link">
wanted</text:a>
Commander of the Joint Forces of the Armed Forces of Ukraine Lieutenant General Sergeyev. The information about this appeared on the official website of the Ministry of Internal Affairs of the Russian Federation on Tuesday, May 30. But while the Russian propaganda spends crazy money on children's threats and intimidation, Mandwain that "nothing will stop the idea that has come"!"</text:p>
      <text:p text:style-name="P4">
<text:span text:style-name="T4">
 Read also: </text:span>
 <text:a xlink:type="simple" xlink:href="https://www.ukrinform.ua/rubric-ato/3716274-u-minoboroni-poasnili-motivi-rosii-ogolositi-v-rozsuk-zaluznogo-j-sirskogo.html" text:style-name="Internet_20_link" text:visited-style-name="Visited_20_Internet_20_Link">
in <text:span text:style-name="T4">
 the Ministry of Defense </text:span>
 <text:span text:style-name="T4">
 explained </text:span>
 <text:span text:style-name="T4">
 motifs </text:span>
 <text:span text:style-name="T4">
 </text:span>
 Russia <text:span text:style-name="T4">
<text:span text:style-name="T5">
* to declare </text:span>
* in "</text:span>
 search <text:span text:style-name="T4">
" </text:span>
 Zaluzhny <text:span text:style-name="T4">
 and </text:span>
 and <text:span text:style-name="T4">
 Syrsky </text:span>
</text:a>
As reported by Ukrinform, Russian media <text:a xlink:type="simple" xlink:href="https://zona.media/news/2023/05/30/zalujni" text:style-name="Internet_20_link" text:visited-style-name="Visited_20_Internet_20_Link">
mediason</text:a>
th <text:a xlink:type="simple" xlink:href="https://t.me/tass_agency/194079" text:style-name="Internet_20_link" text:visited-style-name="Visited_20_Internet_20_Link">
TASS</text:a>
In the basis of the search of the Ministry of Internal Affairs of the Russian Federation revealed data on the search of the Commander -in -Chief of the Armed Forces Valery Zaluzhny and commander -in -chief troops of the Armed Forces of the Armed Forces of Ukraine Alexander Sirsky "under the criminal article".</text:p>
      <text:p text:style-name="P4">
<text:span text:style-name="T5">
Foto: Command of the Joint Forces of the Armed Forces of Ukraine</text:span>
</text:p>
      <text:p text:style-name="P4">
News Source: <text:a xlink:type="simple" xlink:href="https://www.ukrinform.ua/rubric-ato/3716292-rosia-ogolosila-naeva-u-rozsuk.html" text:style-name="Internet_20_link" text:visited-style-name="Visited_20_Internet_20_Link">
https://www.ukrinform.ua/rubric-ato/3716292-rosia-ogolosila-naeva-u-rozsuk.html</text:a>
</text:p>
      <!--NEWS-->
      <text:h text:style-name="P10" text:outline-level="1">
<text:span text:style-name="T4">
At Maryinka direction Russian army shelled Maryinka and Heorhiyivka of Donetsk region. Russia...</text:span>
</text:h>
      <text:p text:style-name="P4">
Authors: liveuamap (Language: en)</text:p>
      <text:p text:style-name="P4">
Time: 2023-05-30T-26:24:00</text:p>
      <text:p text:style-name="P4">
Location: Marinka, Donetsk Oblast (Latitude:47.96234 Longtitude:37.43265)</text:p>
      <text:p text:style-name="P4">
Videos: []</text:p>
      <text:p text:style-name="P4">
Images: []</text:p>
      <text:p text:style-name="P4">
Tags: ["Russia"]</text:p>
      <text:p text:style-name="P4">
Id: 22566500</text:p>
      <!--METADATA-->
      <text:p text:style-name="P4">
At Maryinka direction Russian army shelled Maryinka and Heorhiyivka of Donetskregion. Russian aviation conducted airstrike at Heorhiyivka, - General Staffof Armed Forces of Ukraine says in the morning report</text:p>
      <text:p text:style-name="P4">
News Collection Link: <text:a xlink:type="simple" xlink:href="https://liveuamap.com/en/2023/30-may-at-maryinka-direction-russian-army-shelled-maryinka" text:style-name="Internet_20_link" text:visited-style-name="Visited_20_Internet_20_Link">
https://liveuamap.com/en/2023/30-may-at-maryinka-direction-russian-army-shelled-maryinka</text:a>
</text:p>
      <text:p text:style-name="P4">
News Source: <text:a xlink:type="simple" xlink:href="https://t.me/lumsrc/4943" text:style-name="Internet_20_link" text:visited-style-name="Visited_20_Internet_20_Link">
https://t.me/lumsrc/4943</text:a>
</text:p>
      <!--NEWS-->
      <text:h text:style-name="P10" text:outline-level="1">
<text:span text:style-name="T4">
States hope Sweden will become a member of NATO to the summit in Vilnius</text:span>
</text:h>
      <text:p text:style-name="P4">
Authors: Ukrinform (Person)</text:p>
      <text:p text:style-name="P4">
Publisher: Укринформ (Organization)</text:p>
      <text:p text:style-name="P4">
Published Time: 2023-05-30T-28:00:00+03:00</text:p>
      <text:p text:style-name="P4">
Modified Time: 2023-05-30T23:00:00+03:00</text:p>
      <text:p text:style-name="P4">
Description: US Secretary of State Anthony Blinken expressed his hope that Sweden would become a full member of the North Atlantic Alliance over the next weeks and called on Turkey and Hungary to accelerate the process of making this decision. - Ukrinform.</text:p>
      <text:p text:style-name="P4">
Images: ['<text:a xlink:type="simple" xlink:href="https://static.ukrinform.com/photos/2023_03/thumb_files/630_360_1678904013-608.jpg" text:style-name="Internet_20_link" text:visited-style-name="Visited_20_Internet_20_Link">
630_360_16789...</text:a>
']</text:p>
      <text:p text:style-name="P4">
Tags: ['НАТО', 'США', 'Швеція', 'Держдеп', 'Блінкен']</text:p>
      <text:p text:style-name="P4">
Type: Article</text:p>
      <!--METADATA-->
      <text:p text:style-name="P4">
<draw:frame draw:style-name="fr1" draw:name="Image70" text:anchor-type="as-char" svg:width="6.9236in" svg:height="3.956343in" draw:z-index="0">
<draw:image xlink:href="../Images/yкринформ/2023-05-30T-28-00-00-03-00/630_360_1678904013-608.jpg" xlink:type="simple" xlink:show="embed" xlink:actuate="onLoad" draw:mime-type="image/jpeg"/>
</draw:frame>
US Secretary of State Anthony Blinken expressed his hope that Sweden would be a full -fledged North Atlantic Alliance over the next weeks and to accelerate the process of making this decision.</text:p>
      <text:p text:style-name="P4">
The head of the State Department stated this on Tuesday during a meeting in Sweden with the Prime Minister of this country, Ulf Christerson, reports his own correspondentation.</text:p>
      <text:p text:style-name="P4">
“Turkey has expressed important and legitimate anxiety, Sweden and Finland have responded to these anxiety, so it is time to move forward. We wanted this to happen to the Vilnius Summit, ”the head of American diplomatia said.</text:p>
      <text:p text:style-name="P4">
<text:span text:style-name="T4">
 Read also: </text:span>
 <text:span text:style-name="T4">
 <text:a xlink:type="simple" xlink:href="https://www.ukrinform.ua/rubric-world/3715875-bajden-obgovoriv-z-erdoganom-pitanna-f16-ta-vstup-svecii-v-nato.html" text:style-name="Internet_20_link" text:visited-style-name="Visited_20_Internet_20_Link">
Biden discussed with Erdogan F-16 and NATO introduction</text:a>
</text:span>
</text:p>
      <text:p text:style-name="P4">
He emphasized that in the interests of the entire Alliance, including the United States, have Sweden a full -fledged NATO ally.</text:p>
      <text:p text:style-name="P4">
"We expect this process to be completed in the next weeks," the US Secretary of State.</text:p>
      <text:p text:style-name="P4">
In this connection, he called on Turkey and Hungary, which have not yet ratified the need for Sweden's accession to the Alliance, to complete this process as soon as possible.</text:p>
      <text:p text:style-name="P4">
“There is no reason to postpone it for later. Sweden is ready now. Claiming should be accepted now, ”the US Department of State Department emphasized.</text:p>
      <text:p text:style-name="P4">
<text:span text:style-name="T4">
 Read also: </text:span>
 <text:span text:style-name="T4">
 <text:a xlink:type="simple" xlink:href="https://www.ukrinform.ua/rubric-world/3715770-blinken-ide-v-pivnicnu-evropu-govoritime-pro-vilnuskij-samit-nato-ta-pidtrimku-ukraini.html" text:style-name="Internet_20_link" text:visited-style-name="Visited_20_Internet_20_Link">
Blinken goes to northern Europe - the NATO Summit and support of Ukraine will speak</text:a>
</text:span>
</text:p>
      <text:p text:style-name="P4">
As reported by Ukrinform, after the start of a full -scale Russian invasion of Ukraine, neutral Sweden and Finland have applied for the accession of the Dop -Atlantic Alliance. During the Madrid summit in June 2022, the Ukrainians were invited to join NATO from all 30 members. At the same time, Umadride was signed a tripartite memorandum that reflected the concern of the Supreme Status of Terrorism in Finland and Sweden. On April 4, Finania officially became a member of NATO.</text:p>
      <text:p text:style-name="P4">
<text:span text:style-name="T5">
!(https://www.ukrinform.ua/rubric-world/3715479-nimeccina-rozgorne-sistemu-patriot-u-litvi-dla-zahistu-samitu-nato.html) </text:span>
*</text:p>
      <text:p text:style-name="P4">
News Source: <text:a xlink:type="simple" xlink:href="https://www.ukrinform.ua/rubric-world/3716290-stati-spodivautsa-so-svecia-stane-clenom-nato-do-samitu-v-vilnusi.html" text:style-name="Internet_20_link" text:visited-style-name="Visited_20_Internet_20_Link">
https://www.ukrinform.ua/rubric-world/3716290-stati-spodivautsa-so-svecia-stane-clenom-nato-do-samitu-v-vilnusi.html</text:a>
</text:p>
      <!--NEWS-->
      <text:h text:style-name="P10" text:outline-level="1">
<text:span text:style-name="T4">
Russian forces attempting to conduct offensive actions in Donetsk and Luhansk regions. Ukraine...</text:span>
</text:h>
      <text:p text:style-name="P4">
Authors: liveuamap (Language: en)</text:p>
      <text:p text:style-name="P4">
Time: 2023-05-30T-29:25:00</text:p>
      <text:p text:style-name="P4">
Location: Marinka, Donetsk Oblast (Latitude:47.94176 Longtitude:37.50011)</text:p>
      <text:p text:style-name="P4">
Videos: []</text:p>
      <text:p text:style-name="P4">
Images: []</text:p>
      <text:p text:style-name="P4">
Tags: ["Russia"]</text:p>
      <text:p text:style-name="P4">
Id: 22566497</text:p>
      <!--METADATA-->
      <text:p text:style-name="P4">
Russian forces attempting to conduct offensive actions in Donetsk and Luhanskregions. Ukrainian military had 27 combat engagements with Russian forces nearMasutivka, Krokhmalne of Kharkiv region and Novoselivske and Stelmakhivka ofLuhansk region, Maryinka, - General Staff of Armed Forces of Ukraine says inthe morning report</text:p>
      <text:p text:style-name="P4">
News Collection Link: <text:a xlink:type="simple" xlink:href="https://liveuamap.com/en/2023/30-may-russian-forces-attempting-to-conduct-offensive-actions" text:style-name="Internet_20_link" text:visited-style-name="Visited_20_Internet_20_Link">
https://liveuamap.com/en/2023/30-may-russian-forces-attempting-to-conduct-offensive-actions</text:a>
</text:p>
      <text:p text:style-name="P4">
News Source: <text:a xlink:type="simple" xlink:href="https://t.me/lumsrc/4946" text:style-name="Internet_20_link" text:visited-style-name="Visited_20_Internet_20_Link">
https://t.me/lumsrc/4946</text:a>
</text:p>
      <!--NEWS-->
      <text:h text:style-name="P10" text:outline-level="1">
<text:span text:style-name="T4">
The Prime Minister of Estonia discussed with the Ministry of Foreign Affairs of the British bringing to the Russian Federation accountable</text:span>
</text:h>
      <text:p text:style-name="P4">
Authors: Ukrinform (Person)</text:p>
      <text:p text:style-name="P4">
Publisher: Укринформ (Organization)</text:p>
      <text:p text:style-name="P4">
Published Time: 2023-05-30T-31:55:00+03:00</text:p>
      <text:p text:style-name="P4">
Modified Time: 2023-05-30T22:55:00+03:00</text:p>
      <text:p text:style-name="P4">
Description: Estonia Prime Minister Kai Callas, at a meeting with the Ministry of Foreign Affairs of the UK, James Kleverli in Tallinn, discussed the prosecution of Russia and its leadership for aggression and war crimes, expectations from NATO Summit in Vilnius, as well as bilateral cooperation. - Ukrinform.</text:p>
      <text:p text:style-name="P4">
Images: ['<text:a xlink:type="simple" xlink:href="https://static.ukrinform.com/photos/2023_05/thumb_files/630_360_1685476364-273.jpg" text:style-name="Internet_20_link" text:visited-style-name="Visited_20_Internet_20_Link">
630_360_16854...</text:a>
']</text:p>
      <text:p text:style-name="P4">
Tags: ['Британія', 'Естонія', 'НАТО', 'Війна з Росією']</text:p>
      <text:p text:style-name="P4">
Type: Article</text:p>
      <!--METADATA-->
      <text:p text:style-name="P4">
<draw:frame draw:style-name="fr1" draw:name="Image71" text:anchor-type="as-char" svg:width="6.9236in" svg:height="3.956343in" draw:z-index="0">
<draw:image xlink:href="../Images/yкринформ/2023-05-30T-31-55-00-03-00/630_360_1685476364-273.jpg" xlink:type="simple" xlink:show="embed" xlink:actuate="onLoad" draw:mime-type="image/jpeg"/>
</draw:frame>
Estonia Prime Minister Kai Callas, at a meeting with the Ministry of Foreign Affairs of the UK, James-Markleverli in Tallinn, discussed Russia and its reference for aggression and war crimes, expectations from NATO's summit, and bilateral cooperation.</text:p>
      <text:p text:style-name="P4">
About it reports Ukrinform with reference to the Estonian broadcaster <text:a xlink:type="simple" xlink:href="https://rus.err.ee/1608993443/kallas-glave-britanskogo-mid-rossijskoe-rukovodstvo-nado-privlech-k-otvetstvennosti" text:style-name="Internet_20_link" text:visited-style-name="Visited_20_Internet_20_Link">
ERR</text:a>
.</text:p>
      <text:p text:style-name="P4">
“A stable world is impossible without a world order, which is based on respect for dottorial integrity and sovereignty. Also in order to interrupt cyclicals by <text:a xlink:type="simple" xlink:href="https://www.ukrinform.ua/tag-rosia" text:style-name="Internet_20_link" text:visited-style-name="Visited_20_Internet_20_Link">
Russia</text:a>
, it is necessary to bring the country's management responsible for the crime of aggression. No one is uninvited, ”said the head of the Estonian government.</text:p>
      <text:p text:style-name="P4">
She stressed at the meeting that the war unleashed by Russia should end with the impression of the aggressor. At the same time, the best factor in Russia's restraint is strong and membership in the Alliance. “Our region - there is a confirmation. In order to take care of gray zones in Europe, which are constantly serving a source of conflict, it is necessary that Ukraine joins NATO after the war. In Vilnius, Ukraine needs a positive signal in this direction, ”Kallas said.</text:p>
      <text:p text:style-name="P4">
According to her, real collective safety means that the contribution of all allies to their defense capability should increase to a level that allows the effective consumption of defense and restraint throughout the Alliance and the opposition of dangers. “In order to put into place agreed steps to strengthen and continue to support Ukraine, it is very important to carry out in Vilnius an agreement that the costs of all allies for defense will immediately grow up to 2% of GDP and continue to increase to 2.5% by 2030. Estonia has already decided to raise its investments in state defense to 3% of GDP, ”said Pryremier -Minister.</text:p>
      <text:p text:style-name="P4">
<text:span text:style-name="T4">
 Read also: </text:span>
 <text:a xlink:type="simple" xlink:href="https://www.ukrinform.ua/rubric-world/3715824-mzs-estonii-mi-ne-piddamosa-tisku-rosii-v-obse.html" text:style-name="Internet_20_link" text:visited-style-name="Visited_20_Internet_20_Link">
Foreign Ministry <text:span text:style-name="T4">
 Estonia </text:span>
: We will not be subject to Russian pressure in the OSCE</text:a>
The meeting also discussed bilateral cooperation, including the possible expansion of technology partnership.Alliance partners discuss and reconcile their foreign policy positions on the eve of NATO summit in Vilnius on July 11-12.</text:p>
      <text:p text:style-name="P4">
<text:span text:style-name="T5">
Foto: err.ee</text:span>
</text:p>
      <text:p text:style-name="P4">
News Source: <text:a xlink:type="simple" xlink:href="https://www.ukrinform.ua/rubric-world/3716289-premerka-estonii-obgovorila-z-glavou-mzs-britanii-pritagnenna-rf-do-vidpovidalnosti.html" text:style-name="Internet_20_link" text:visited-style-name="Visited_20_Internet_20_Link">
https://www.ukrinform.ua/rubric-world/3716289-premerka-estonii-obgovorila-z-glavou-mzs-britanii-pritagnenna-rf-do-vidpovidalnosti.html</text:a>
</text:p>
      <!--NEWS-->
      <text:h text:style-name="P10" text:outline-level="1">
<text:span text:style-name="T4">
In Ukraine, it is decided whether freedom and civilization will retain global leadership - President</text:span>
</text:h>
      <text:p text:style-name="P4">
Authors: Ukrinform (Person)</text:p>
      <text:p text:style-name="P4">
Publisher: Укринформ (Organization)</text:p>
      <text:p text:style-name="P4">
Published Time: 2023-05-30T-33:44:00+03:00</text:p>
      <text:p text:style-name="P4">
Modified Time: 2023-05-30T22:44:00+03:00</text:p>
      <text:p text:style-name="P4">
Description: In Ukraine - on its land and in its sky - it is currently deciding whether freedom and civilization will retain global leadership.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Євросоюз', 'Україна', 'Зеленський', 'Війна з Росією']</text:p>
      <text:p text:style-name="P4">
Type: Article</text:p>
      <!--METADATA-->
      <text:p text:style-name="P4">
<draw:frame draw:style-name="fr1" draw:name="Image72" text:anchor-type="as-char" svg:width="6.9236in" svg:height="3.956343in" draw:z-index="0">
<draw:image xlink:href="../Images/yкринформ/2023-05-30T-33-44-00-03-00/630_360_1685119271-129.jpeg" xlink:type="simple" xlink:show="embed" xlink:actuate="onLoad" draw:mime-type="image/jpeg"/>
</draw:frame>
In Ukraine - on her land and in her sky - is now deciding whether freedom will preserve the civilization of global leadership.</text:p>
      <text:p text:style-name="P4">
About it in your <text:a xlink:type="simple" xlink:href="https://www.president.gov.ua/news/prodovzhuyemo-konsolidaciyu-partneriv-dlya-togo-shob-ukrayin-83253" text:style-name="Internet_20_link" text:visited-style-name="Visited_20_Internet_20_Link">
appeal</text:a>
The President of Ukraine Zelensky said, reports Ukrinform correspondent.</text:p>
      <text:p text:style-name="P4">
“Now, in Ukraine, on our earth, in our sky is decided, whether freedom and civilization are being sold - global leadership in this century. We, together with America, together with Europe, together with all our units and partners. I thank everyone in the world who helps, ”he said.</text:p>
      <text:p text:style-name="P4">
<text:span text:style-name="T4">
 Read also: </text:span>
 <text:span text:style-name="T4">
 <text:a xlink:type="simple" xlink:href="https://www.ukrinform.ua/rubric-world/3715823-borrel-nazvav-golovni-uroki-aki-mae-vinesti-evropa-z-ogladu-na-rosijsku-agresiu-proti-ukraini.html" text:style-name="Internet_20_link" text:visited-style-name="Visited_20_Internet_20_Link">
Borrel named the main lessons that Europe should bring to Russian aggression against Ukraine</text:a>
</text:span>
</text:p>
      <text:p text:style-name="P4">
The President informed that on Tuesday he met with a delegation of one conscious world analytical centers - the American Atlantic Council.</text:p>
      <text:p text:style-name="P4">
“He informed the representatives of the Atlantic Council about our basic defensive needs for now, now in confrontation. We discussed the steps that are approaching the creation of a new <text:span text:style-name="T4">
 <text:a xlink:type="simple" xlink:href="https://www.ukrinform.ua/tag-f16" text:style-name="Internet_20_link" text:visited-style-name="Visited_20_Internet_20_Link">
aviation</text:a>
</text:span>
 Coalitions. We are invariably approaching this result - to obtaining modern fighters by our military, ”Zelensky said.</text:p>
      <text:p text:style-name="P4">
<text:span text:style-name="T4">
 Read also: </text:span>
 <text:span text:style-name="T4">
 [Solidarity with Ukraine is beneficial for the safety(https://www.ukrinform.ua/rubric-world/3715835-solidarnist-z-ukrainou-vigidna-dla-bezpeki-krain-zahodu-prezidentka-slovaccini.html)</text:span>
</text:p>
      <text:p text:style-name="P4">
The Head of State expressed gratitude to the entire people of the United States, everyone and every state community who supports Ukraine and personally President Joe Baydent to both parties of Congress.</text:p>
      <text:p text:style-name="P4">
He also spoke about talking to representatives of a powerful British Bae Systems defense company. According to him, it is a truly large -scale weapon manufacturer - that we need now and which we will need to continue to guarantee the security of Ukraine and the whole region.</text:p>
      <text:p text:style-name="P4">
"We are working on the creation of a proper base for production and repair in Ukraine. There is a wide range of weapons: from tanks to artillery. We will provide Ukraine, and therefore, all of Europe is such a new foundation of strength, ” - assuming.He thanked the Ukrainian soldiers separately, to all who are now in the Bojuzarad of Ukraine, on combat missions and at combat posts.</text:p>
      <text:p text:style-name="P4">
«Avdiivskyi, Bakhmut, Marinka, mineral direction. Thank you to everyone who protects our positions in Luhansk and Kharkiv region. Thank everyone and everyone who defends Zaporozhye, Kherson. Thank you all who keep our border. Our brigades who are fighting. Our crews who are ready to go forward. Our intelligence. Our security forces. At all directions and at all levels, the enemy should feel that Ukraine has strengthened. Glory to our heroes!Glory to Ukraine!”, - the President said.</text:p>
      <text:p text:style-name="P4">
<text:span text:style-name="T4">
 Read also: </text:span>
 <text:span text:style-name="T4">
 [Rutte: To help Ukraine to defend yourself is not a choice, to make it(https://www.ukrinform.ua/rubric-polytics/3715806-rutte-dopomagati-ukraini-zahisatisa-ce-ne-vibir-ce-potribno-robiti.html)</text:span>
</text:p>
      <text:p text:style-name="P4">
Zelensky reported that Ukraine hopes that South Coal would provide defense military equipment, such as air defense systems for repayment of Russia.</text:p>
      <text:p text:style-name="P4">
News Source: <text:a xlink:type="simple" xlink:href="https://www.ukrinform.ua/rubric-polytics/3716286-v-ukraini-virisuetsa-ci-zberezut-svoboda-ta-civilizovanist-globalne-liderstvo-prezident.html" text:style-name="Internet_20_link" text:visited-style-name="Visited_20_Internet_20_Link">
https://www.ukrinform.ua/rubric-polytics/3716286-v-ukraini-virisuetsa-ci-zberezut-svoboda-ta-civilizovanist-globalne-liderstvo-prezident.html</text:a>
</text:p>
      <!--NEWS-->
      <text:h text:style-name="P10" text:outline-level="1">
<text:span text:style-name="T4">
Russia closes Finland's representation in Petrozavodsk and Murmansk</text:span>
</text:h>
      <text:p text:style-name="P4">
Authors: Ukrinform (Person)</text:p>
      <text:p text:style-name="P4">
Publisher: Укринформ (Organization)</text:p>
      <text:p text:style-name="P4">
Published Time: 2023-05-30T-35:37:00+03:00</text:p>
      <text:p text:style-name="P4">
Modified Time: 2023-05-30T22:37:00+03:00</text:p>
      <text:p text:style-name="P4">
Description: The Russian Foreign Ministry has withdrawn the consent to the activities of Petrozavoda and Murmansky branches of the Consulate General of Finland in St. Petersburg since July 1, and also closes the office of its embassy in the Finnish city of Lappeenrant. - Ukrinform.</text:p>
      <text:p text:style-name="P4">
Images: ['<text:a xlink:type="simple" xlink:href="https://static.ukrinform.com/photos/2023_05/thumb_files/630_360_1685474966-768.jpg" text:style-name="Internet_20_link" text:visited-style-name="Visited_20_Internet_20_Link">
630_360_16854...</text:a>
']</text:p>
      <text:p text:style-name="P4">
Tags: ['Фінляндія', 'Консульство', 'МЗС', 'Росія']</text:p>
      <text:p text:style-name="P4">
Type: Article</text:p>
      <!--METADATA-->
      <text:p text:style-name="P4">
<draw:frame draw:style-name="fr1" draw:name="Image73" text:anchor-type="as-char" svg:width="6.9236in" svg:height="3.956343in" draw:z-index="0">
<draw:image xlink:href="../Images/yкринформ/2023-05-30T-35-37-00-03-00/630_360_1685474966-768.jpg" xlink:type="simple" xlink:show="embed" xlink:actuate="onLoad" draw:mime-type="image/jpeg"/>
</draw:frame>
The Russian Foreign Ministry has resigned to the activities of the Petrozavoda and Murmansky Branch of the Finland Generation Consulate in St. Petersburg since July 1, and also accumulates the office of its embassy in the Finnish city of Lappeenrant.</text:p>
      <text:p text:style-name="P4">
About it reports Ukrinform with reference to <text:a xlink:type="simple" xlink:href="https://t.me/MID_Russia/28560" text:style-name="Internet_20_link" text:visited-style-name="Visited_20_Internet_20_Link">
telegram-channel of the department</text:a>
.</text:p>
      <text:p text:style-name="P4">
Ambassador <text:a xlink:type="simple" xlink:href="https://www.ukrinform.ua/tag-finlandia" text:style-name="Internet_20_link" text:visited-style-name="Visited_20_Internet_20_Link">
Finland</text:a>
In Moscow, Antticelanter was awarded a note in the Russian Foreign Ministry to reduce mutual advise.</text:p>
      <text:p text:style-name="P4">
Moscow places responsibility for this decision on Helsinki, where, in the mind, they took a "confrontation course" on Russia, stopped aviation and prohibit entry to tourists.</text:p>
      <text:p text:style-name="P4">
As it was reported earlier, Russia has frozen the accounts of diplomatic missions of Vinfinland in Moscow and St. Petersburg.</text:p>
      <text:p text:style-name="P4">
<text:span text:style-name="T4">
 Read also: </text:span>
 <text:a xlink:type="simple" xlink:href="https://www.ukrinform.ua/rubric-world/3711610-rosia-zaboronila-vizd-do-kraini-obami-ta-se-500-amerikancam.html" text:style-name="Internet_20_link" text:visited-style-name="Visited_20_Internet_20_Link">
Russia has banned entry to Obama country and another 500 American</text:a>
In January, it became known that Finland, in the framework of sanctions imposed on Russia, Russian assets in the amount of 187 million euros.</text:p>
      <text:p text:style-name="P4">
News Source: <text:a xlink:type="simple" xlink:href="https://www.ukrinform.ua/rubric-world/3716283-rosia-zakrivae-predstavnictvo-finlandii-u-petrozavodsku-ta-murmansku.html" text:style-name="Internet_20_link" text:visited-style-name="Visited_20_Internet_20_Link">
https://www.ukrinform.ua/rubric-world/3716283-rosia-zakrivae-predstavnictvo-finlandii-u-petrozavodsku-ta-murmansku.html</text:a>
</text:p>
      <!--NEWS-->
      <text:h text:style-name="P10" text:outline-level="1">
<text:span text:style-name="T4">
Biden and Snak during the meeting will discuss the adamant support of Ukraine - White House</text:span>
</text:h>
      <text:p text:style-name="P4">
Authors: Ukrinform (Person)</text:p>
      <text:p text:style-name="P4">
Publisher: Укринформ (Organization)</text:p>
      <text:p text:style-name="P4">
Published Time: 2023-05-30T-37:32:00+03:00</text:p>
      <text:p text:style-name="P4">
Modified Time: 2023-05-30T22:32:00+03:00</text:p>
      <text:p text:style-name="P4">
Description: US President Joe Biden will discuss joint efforts to respond to Russian aggression and support of Ukraine during the planned meeting with Prime Minister of Great Britain. - Ukrinform.</text:p>
      <text:p text:style-name="P4">
Images: ['<text:a xlink:type="simple" xlink:href="https://static.ukrinform.com/photos/2023_03/thumb_files/630_360_1678768937-243.jpg" text:style-name="Internet_20_link" text:visited-style-name="Visited_20_Internet_20_Link">
630_360_16787...</text:a>
']</text:p>
      <text:p text:style-name="P4">
Tags: ['Байден', 'Британія', 'США', 'Україна', 'Війна з Росією', 'Ріші Сунак']</text:p>
      <text:p text:style-name="P4">
Type: Article</text:p>
      <!--METADATA-->
      <text:p text:style-name="P4">
<draw:frame draw:style-name="fr1" draw:name="Image74" text:anchor-type="as-char" svg:width="6.9236in" svg:height="3.956343in" draw:z-index="0">
<draw:image xlink:href="../Images/yкринформ/2023-05-30T-37-32-00-03-00/630_360_1678768937-243.jpg" xlink:type="simple" xlink:show="embed" xlink:actuate="onLoad" draw:mime-type="image/jpeg"/>
</draw:frame>
Presidential Joe Biden during a planned meeting with the Prime Minister of Great Britain Risha Sunak on June 8 will discuss joint efforts to respond to Natroian aggression and support of Ukraine.</text:p>
      <text:p text:style-name="P4">
This is stated in the official message of the White House, reports Ukrinform's own correspondent.</text:p>
      <text:p text:style-name="P4">
“Leaders will revise a number of global issues, including their unwavering support of Ukraine, which is protected from cruel aggressive <text:span text:style-name="T4">
 [(https://www.ukrinform.ua/tag-vijna-z-rosieu)</text:span>
, as well as further actions to compress energy security and resolve the climatic crisis, ”the document is established.</text:p>
      <text:p text:style-name="P4">
<text:span text:style-name="T4">
 Read also: </text:span>
 <text:span text:style-name="T4">
 <text:a xlink:type="simple" xlink:href="https://www.ukrinform.ua/rubric-polytics/3712161-sunak-na-samiti-g7-ukraina-mae-ne-lise-vigrati-vijnu-ale-j-dosagti-spravedlivogo-miru.html" text:style-name="Internet_20_link" text:visited-style-name="Visited_20_Internet_20_Link">
Saknak at the G7 Summit: Ukraine has not only to win war but also to reach a fair peace</text:a>
</text:span>
</text:p>
      <text:p text:style-name="P4">
In addition, the President and the Prime Minister will discuss efforts to further understand bilateral economic relations against the background of joint challenges of economy of national security. In addition, the parties will review the events in Northern Irland as part of a common obligation to maintain the benefits of the Belfast Agreement.</text:p>
      <text:p text:style-name="P4">
<text:span text:style-name="T4">
 Read also: </text:span>
 <text:span text:style-name="T4">
 [Washington considers the provision of ATACMS missiles to Ukraine)(https://www.ukrinform.ua/rubric-ato/3715891-vasington-rozgladae-nadanna-ukraini-raket-atacms-bajden.html)</text:span>
</text:p>
      <text:p text:style-name="P4">
As reported by Ukrinform, last week, the head of the UK Rishsyunak, the head of the UK said that attempts to freeze the conflict in Ukraine were absolutely right and should be stopped in the embryo.</text:p>
      <text:p text:style-name="P4">
News Source: <text:a xlink:type="simple" xlink:href="https://www.ukrinform.ua/rubric-world/3716282-bajden-i-sunak-pid-cas-zustrici-obgovorat-nepohitnu-pidtrimku-ukraini-bilij-dim.html" text:style-name="Internet_20_link" text:visited-style-name="Visited_20_Internet_20_Link">
https://www.ukrinform.ua/rubric-world/3716282-bajden-i-sunak-pid-cas-zustrici-obgovorat-nepohitnu-pidtrimku-ukraini-bilij-dim.html</text:a>
</text:p>
      <!--NEWS-->
      <text:h text:style-name="P10" text:outline-level="1">
<text:span text:style-name="T4">
Zelensky: Any attack of Russian terrorists should end with a failure for them</text:span>
</text:h>
      <text:p text:style-name="P4">
Authors: Ukrinform (Person)</text:p>
      <text:p text:style-name="P4">
Publisher: Укринформ (Organization)</text:p>
      <text:p text:style-name="P4">
Published Time: 2023-05-30T-39:26:00+03:00</text:p>
      <text:p text:style-name="P4">
Modified Time: 2023-05-30T22:26:00+03:00</text:p>
      <text:p text:style-name="P4">
Description: Russian terror should lose daily and every night, in each of our region, in the sky of every Ukrainian city and village, because when any attack of terrorists will end with a failure, their defeat will become a source of our long-term security. - Ukrinform.</text:p>
      <text:p text:style-name="P4">
Images: ['<text:a xlink:type="simple" xlink:href="https://static.ukrinform.com/photos/2023_05/thumb_files/630_360_1685475414-889.png" text:style-name="Internet_20_link" text:visited-style-name="Visited_20_Internet_20_Link">
630_360_16854...</text:a>
']</text:p>
      <text:p text:style-name="P4">
Tags: ['Тероризм', 'Звернення', 'Агресія РФ', 'Зеленський', 'Війна з Росією', 'F-16']</text:p>
      <text:p text:style-name="P4">
Type: Article</text:p>
      <!--METADATA-->
      <text:p text:style-name="P4">
<draw:frame draw:style-name="fr1" draw:name="Image75" text:anchor-type="as-char" svg:width="6.9236in" svg:height="3.956343in" draw:z-index="0">
<draw:image xlink:href="../Images/yкринформ/2023-05-30T-39-26-00-03-00/630_360_1685475414-889.png" xlink:type="simple" xlink:show="embed" xlink:actuate="onLoad" draw:mime-type="image/png"/>
</draw:frame>
Russian terror should lose daily and every night, in every region of our region, the Unebi of every Ukrainian city and village, because when any attack of terrorists will end with a failure for them, their defeat will be a source of our long-term safety.</text:p>
      <text:p text:style-name="P4">
About it in your <text:a xlink:type="simple" xlink:href="https://www.president.gov.ua/news/prodovzhuyemo-konsolidaciyu-partneriv-dlya-togo-shob-ukrayin-83253" text:style-name="Internet_20_link" text:visited-style-name="Visited_20_Internet_20_Link">
appeal</text:a>
At the end of the 461st Day, President of Ukraine Volodymyr Zelenskyy said, Ukrinform reports.</text:p>
      <text:p text:style-name="P4">
<text:span text:style-name="T4">
 _ I wish health, dear Ukrainians!_ </text:span>
</text:p>
      <text:p text:style-name="P4">
A brief report for this day. A fairly loud day.</text:p>
      <text:p text:style-name="P4">
The first is to thank our air forces and all defenders and defenders of the sky of the other night bloom of Russian drones.</text:p>
      <text:p text:style-name="P4">
Again and again thank our warriors for every shotgun, for every Zabu -Russian missile. Because it is always - saved lives of people, always saved infrastructure.</text:p>
      <text:p text:style-name="P4">
Secondly - unfortunately, there were a hit, unfortunately, there were a falling of debris with the appropriate consequences, unfortunately, there were losses ... My condolences!</text:p>
      <text:p text:style-name="P4">
It is very, very important to consider air alarm and not treat it.</text:p>
      <text:p text:style-name="P4">
And I want me to be heard by all representatives of local authorities, which are heard for specific communities, for a specific territory.</text:p>
      <text:p text:style-name="P4">
City shelters should be available. People need to understand when and how the number and availability of shelters will increase.</text:p>
      <text:p text:style-name="P4">
It is the responsibility of specific officials, and specific responsibility.</text:p>
      <text:p text:style-name="P4">
Third, we continue the consolidation of partners in order for the Ukrainian air defense to be becomes becomes effective. Russian terror should lose daily and every night, in our region, in the sky of every Ukrainian city and village. When any attack of Russian terrorists end with a failure for terrorists, their defeat will be a source of our safety-long-term.</text:p>
      <text:p text:style-name="P4">
He spoke with German Chancellor today, including air defense.</text:p>
      <text:p text:style-name="P4">
He thanked the air defense systems already provided to Ukraine, that is, for our people already rescued by Germany. They also discussed in general the defense situation, our security service.</text:p>
      <text:p text:style-name="P4">
Important international measures that will happen very soon, there are common positions, to common decisions. And I thank Olaf, Mr. Chancellor, a personal determination, who is in many ways the determination of all Europe.We work on the creation of a proper base for production and repair in Ukraine. There is a wide range of weapons: from tanks to artillery.</text:p>
      <text:p text:style-name="P4">
We will provide Ukraine, and therefore, all of Europe is such a new foundation for strength.</text:p>
      <text:p text:style-name="P4">
Fifth - has met today with the delegation of one of the leading world -analytical centers, the American Atlantic Council. A good, useful conversation to protect our common values, all in the world who value freedom.</text:p>
      <text:p text:style-name="P4">
He informed the representatives of the Atlantic Council about our basic defensive needs for now, now in confrontation. We discussed the steps that bring the creation of a new aviation coalition. We are invariably approaching this result - to receive our warriors of modern fighters. And I thank the people of the United States, everyone and everyone in the political community, who supports, thank President Biden personally and both parties of Congress.</text:p>
      <text:p text:style-name="P4">
Now, in Ukraine, on our earth, in our sky it is decided whether the conservation and civilization will be preserved - global leadership in this century. It is decided, together with America, together with Europe, together with all our allies by partners. Thank you all in the world who helps!</text:p>
      <text:p text:style-name="P4">
And, of course, today, as always, I thank our soldiers. All those who are now for the sake of Ukraine. To all who are on combat missions. At combat posts. Thank you to everyone who protects our positions in Luhansk and Kharkiv region. Thank everyone and everyone who defends Zaporozhye, Kherson. Thank you all who keep our border.</text:p>
      <text:p text:style-name="P4">
Our brigades who are fighting. Our crews who are ready to go forward. And laying. Our security forces. At all directions and at all levels, the enemy should feel that Ukraine has strengthened.</text:p>
      <text:p text:style-name="P4">
<text:span text:style-name="T4">
 _ Glory to our heroes!_ </text:span>
</text:p>
      <text:p text:style-name="P4">
<text:span text:style-name="T4">
<text:span text:style-name="T5">
Glory to Ukraine!</text:span>
 </text:span>
</text:p>
      <text:p text:style-name="P4">
News Source: <text:a xlink:type="simple" xlink:href="https://www.ukrinform.ua/rubric-ato/3716284-zelenskij-budakij-napad-rosijskih-teroristiv-mae-zaversuvatisa-dla-nih-provalom.html" text:style-name="Internet_20_link" text:visited-style-name="Visited_20_Internet_20_Link">
https://www.ukrinform.ua/rubric-ato/3716284-zelenskij-budakij-napad-rosijskih-teroristiv-mae-zaversuvatisa-dla-nih-provalom.html</text:a>
</text:p>
      <!--NEWS-->
      <text:h text:style-name="P10" text:outline-level="1">
<text:span text:style-name="T4">
Football: Besedin will return to Dynamo</text:span>
</text:h>
      <text:p text:style-name="P4">
Authors: Ukrinform (Person)</text:p>
      <text:p text:style-name="P4">
Publisher: Укринформ (Organization)</text:p>
      <text:p text:style-name="P4">
Published Time: 2023-05-30T-41:23:00+03:00</text:p>
      <text:p text:style-name="P4">
Modified Time: 2023-05-30T22:23:00+03:00</text:p>
      <text:p text:style-name="P4">
Description: Ukrainian striker Artem Besedin will return from Omonia to Dynamo. - Ukrinform.</text:p>
      <text:p text:style-name="P4">
Images: ['<text:a xlink:type="simple" xlink:href="https://static.ukrinform.com/photos/2023_05/thumb_files/630_360_1685474101-426.jpg" text:style-name="Internet_20_link" text:visited-style-name="Visited_20_Internet_20_Link">
630_360_16854...</text:a>
']</text:p>
      <text:p text:style-name="P4">
Tags: ['Футбол']</text:p>
      <text:p text:style-name="P4">
Type: Article</text:p>
      <!--METADATA-->
      <text:p text:style-name="P4">
<draw:frame draw:style-name="fr1" draw:name="Image76" text:anchor-type="as-char" svg:width="6.9236in" svg:height="3.956343in" draw:z-index="0">
<draw:image xlink:href="../Images/yкринформ/2023-05-30T-41-23-00-03-00/630_360_1685474101-426.jpg" xlink:type="simple" xlink:show="embed" xlink:actuate="onLoad" draw:mime-type="image/jpeg"/>
</draw:frame>
Ukrainian striker Artem Besedin will return from Omonia to Dynamo.</text:p>
      <text:p text:style-name="P4">
This was reported <text:a xlink:type="simple" xlink:href="https://ua.tribuna.com/uk/football/1000000070775-besedin-vernetsya-v-dinamo-24sportscomcy/" text:style-name="Internet_20_link" text:visited-style-name="Visited_20_Internet_20_Link">
tribuna.com</text:a>
With reference to 24sports, Ukrinform reports.</text:p>
      <text:p text:style-name="P4">
The Cyprus Club does not plan to buy a player's contract. He spoke to the right -sided by the end of the season.</text:p>
      <text:p text:style-name="P4">
<text:span text:style-name="T4">
 Read also: </text:span>
 <text:a xlink:type="simple" xlink:href="https://www.ukrinform.ua/rubric-sports/3715902-za-fk-polissa-gratime-golkiper-zbirnoi-nigerii-u20.html" text:style-name="Internet_20_link" text:visited-style-name="Visited_20_Internet_20_Link">
for FC "Polesie" will play goalkeeper of the national nigeria U20</text:a>
A 27-year-old Ukrainian spent 15 matches for Homony. In his asset 1 goal and 1stasist.</text:p>
      <text:p text:style-name="P4">
Photo: facebook.com/monoiafootball</text:p>
      <text:p text:style-name="P4">
News Source: <text:a xlink:type="simple" xlink:href="https://www.ukrinform.ua/rubric-sports/3716281-futbol-besedin-povernetsa-v-dinamo.html" text:style-name="Internet_20_link" text:visited-style-name="Visited_20_Internet_20_Link">
https://www.ukrinform.ua/rubric-sports/3716281-futbol-besedin-povernetsa-v-dinamo.html</text:a>
</text:p>
      <!--NEWS-->
      <text:h text:style-name="P10" text:outline-level="1">
<text:span text:style-name="T4">
OP commented Russia's announcement in the "wanted" of Zaluzhny and Syrsky</text:span>
</text:h>
      <text:p text:style-name="P4">
Authors: Ukrinform (Person)</text:p>
      <text:p text:style-name="P4">
Publisher: Укринформ (Organization)</text:p>
      <text:p text:style-name="P4">
Published Time: 2023-05-30T-43:19:00+03:00</text:p>
      <text:p text:style-name="P4">
Modified Time: 2023-05-30T22:19:00+03:00</text:p>
      <text:p text:style-name="P4">
Description: Russia's announcement in the "wanted" of Ukrainian generals - Commander -in -Chief of the Armed Forces Valery Zaluzhny and commander of the Land Forces Alexander Sirsky - completely discredit this country as a state that has at least a drop of adequacy. - Ukrinform.</text:p>
      <text:p text:style-name="P4">
Images: ['<text:a xlink:type="simple" xlink:href="https://static.ukrinform.com/photos/2022_03/thumb_files/630_360_1647521738-527.jpeg" text:style-name="Internet_20_link" text:visited-style-name="Visited_20_Internet_20_Link">
630_360_16475...</text:a>
']</text:p>
      <text:p text:style-name="P4">
Tags: ['Розшук', 'Росія', 'Сирський', 'Офіс Президента', 'Подоляк', 'Валерій Залужний', 'Єдині новини']</text:p>
      <text:p text:style-name="P4">
Type: Article</text:p>
      <!--METADATA-->
      <text:p text:style-name="P4">
<draw:frame draw:style-name="fr1" draw:name="Image77" text:anchor-type="as-char" svg:width="6.9236in" svg:height="3.956343in" draw:z-index="0">
<draw:image xlink:href="../Images/yкринформ/2023-05-30T-43-19-00-03-00/630_360_1647521738-527.jpeg" xlink:type="simple" xlink:show="embed" xlink:actuate="onLoad" draw:mime-type="image/jpeg"/>
</draw:frame>
Russia's announcement in the "wanted" of Ukrainian generals - commander -in -chief of Zaluzhny and commander of the Land Forces Alexander Sirsky - absolutely discredit this country as a state that has at least drip.</text:p>
      <text:p text:style-name="P4">
The adviser to the head of the office of the Office President Mikhail Podolyak informed about it on the air of the only news, Ukrinform correspondent reports.</text:p>
      <text:p text:style-name="P4">
“Open Door Day in Special Medicinal(установах – ред.). Меніздається, що і Сирський, і Залужний – особисто прийдуть до тих людей, які ценаписали, і зададуть певні їм питання при зустрічі. Тільки будуть нюанси.Нехай вони трохи почекають. А якщо серйозно казати, то всі ці оголошення, якісьогодні робить Росія, вже абсолютно, остаточно дискредитують Росію як країну,яка має хоча б якусь краплю адекватності», - сказав він.</text:p>
      <text:p text:style-name="P4">
<text:span text:style-name="T4">
Читайте також:</text:span>
 <text:span text:style-name="T4">
<text:a xlink:type="simple" xlink:href="https://www.ukrinform.ua/rubric-ato/3716274-u-minoboroni-poasnili-motivi-rosii-ogolositi-v-rozsuk-zaluznogo-j-sirskogo.html" text:style-name="Internet_20_link" text:visited-style-name="Visited_20_Internet_20_Link">
 У Міноборони пояснили мотиви Росії оголосити в «розшук»Залужного й Сирського </text:a>
</text:span>
</text:p>
      <text:p text:style-name="P4">
Podolyak noted that it was the Russians who started this war, and they were treated as if they had some influences on Ukrainian reality.</text:p>
      <text:p text:style-name="P4">
According to him, Russia must lose in this <text:span text:style-name="T4">
 <text:a xlink:type="simple" xlink:href="https://www.ukrinform.ua/tag-vijna-z-rosieu" text:style-name="Internet_20_link" text:visited-style-name="Visited_20_Internet_20_Link">
war</text:a>
</text:span>
 With Ukraine.</text:p>
      <text:p text:style-name="P4">
As it was reported, the Ministry of Internal Affairs of Russia was wanted by the commander -in -chief of the Armed Forces Valery Zaluzhny.</text:p>
      <text:p text:style-name="P4">
<text:span text:style-name="T4">
 Read also: </text:span>
 <text:span text:style-name="T4">
 <text:a xlink:type="simple" xlink:href="https://www.ukrinform.ua/rubric-ato/3716178-rosia-ogolosila-v-rozsuk-ukrainskih-zaluznogo-ta-sirskogo.html" text:style-name="Internet_20_link" text:visited-style-name="Visited_20_Internet_20_Link">
Russia has wanted Zaluzhnaya and Syrsky</text:a>
 <text:a xlink:type="simple" xlink:href="https://www.ukrinform.ua/rubric-polytics/3714528-comu-rosiani-tak-vperto-vtracali-zaluznogo-dajdzest-propagandi-za-25-travna-2023-roku.html" text:style-name="Internet_20_link" text:visited-style-name="Visited_20_Internet_20_Link">
 </text:a>
</text:span>
</text:p>
      <text:p text:style-name="P4">
According to Roszma, from the foundation of the Ministry of Internal Affairs of Russia it follows that the commander -in -chief troops of the Armed Forces of the Armed Forces Alexander Sirsky was also wanted on the wanted "Cleaning Article".</text:p>
      <text:p text:style-name="P4">
News Source: <text:a xlink:type="simple" xlink:href="https://www.ukrinform.ua/rubric-ato/3716280-u-op-prokomentuvali-ogolosenna-rosii-u-rozsuk-zaluznogo-i-sirskogo.html" text:style-name="Internet_20_link" text:visited-style-name="Visited_20_Internet_20_Link">
https://www.ukrinform.ua/rubric-ato/3716280-u-op-prokomentuvali-ogolosenna-rosii-u-rozsuk-zaluznogo-i-sirskogo.html</text:a>
</text:p>
      <!--NEWS-->
      <text:h text:style-name="P10" text:outline-level="1">
<text:span text:style-name="T4">
The US is preparing a $ 300 million defense assistance package</text:span>
</text:h>
      <text:p text:style-name="P4">
Authors: Ukrinform (Person)</text:p>
      <text:p text:style-name="P4">
Publisher: Укринформ (Organization)</text:p>
      <text:p text:style-name="P4">
Published Time: 2023-05-30T-45:12:00+03:00</text:p>
      <text:p text:style-name="P4">
Modified Time: 2023-05-30T22:12:00+03:00</text:p>
      <text:p text:style-name="P4">
Description: The United States is preparing to announce on Wednesday to allocate a new $ 300 million defense package to Ukraine, which may include, in particular, more than Patriot air defense missiles, as well as other systems and ammunition. - Ukrinform.</text:p>
      <text:p text:style-name="P4">
Images: ['<text:a xlink:type="simple" xlink:href="https://static.ukrinform.com/photos/2022_09/thumb_files/630_360_1662821775-754.jpg" text:style-name="Internet_20_link" text:visited-style-name="Visited_20_Internet_20_Link">
630_360_16628...</text:a>
']</text:p>
      <text:p text:style-name="P4">
Tags: ['Оборона', 'США', 'Україна', 'допомога']</text:p>
      <text:p text:style-name="P4">
Type: Article</text:p>
      <!--METADATA-->
      <text:p text:style-name="P4">
<draw:frame draw:style-name="fr1" draw:name="Image78" text:anchor-type="as-char" svg:width="6.9236in" svg:height="3.956343in" draw:z-index="0">
<draw:image xlink:href="../Images/yкринформ/2023-05-30T-45-12-00-03-00/630_360_1662821775-754.jpg" xlink:type="simple" xlink:show="embed" xlink:actuate="onLoad" draw:mime-type="image/jpeg"/>
</draw:frame>
The United States is being announced on Wednesday to allocate a new $ 300 million defense aid package to Ukraine, which may include, in particular, more than Patriot air defense missiles, as well as other systems and ammunition.</text:p>
      <text:p text:style-name="P4">
This was reported on Tuesday by the English -language service "<text:a xlink:type="simple" xlink:href="https://www.voanews.com/a/us-providing-300-million-in-more-aid-for-ukraine/7115470.html" text:style-name="Internet_20_link" text:visited-style-name="Visited_20_Internet_20_Link">
Voice of America</text:a>
»With reference to sources in the Pentagon, reports Ukrinform.</text:p>
      <text:p text:style-name="P4">
The new assistance package is expected to contain, including missiles for systems Himars, anti -tank installations, shells for artillery, as well as unmanageable <text:a xlink:type="simple" xlink:href="https://www.ukrinform.ua/tag-raketa" text:style-name="Internet_20_link" text:visited-style-name="Visited_20_Internet_20_Link">
missiles</text:a>
Zuni Air Earth Class. In addition, the new tranche will include air defense systems and the Styinger anti-aircraft missile systems.</text:p>
      <text:p text:style-name="P4">
<text:span text:style-name="T4">
 Read also: </text:span>
 <text:a xlink:type="simple" xlink:href="https://www.ukrinform.ua/rubric-ato/3714238-litva-anonsuvala-novij-paket-vijskovoi-dopomogi-ukraini.html" text:style-name="Internet_20_link" text:visited-style-name="Visited_20_Internet_20_Link">
Lithuania announced a new <text:span text:style-name="T4">
 package </text:span>
 military aid</text:a>
As reported, at least 38 packets of defense assistance were allocated before this by the President(presidential drawdown – ред.)When technicians and ammunition are urgently coming from the existing resource -receiving resources.</text:p>
      <text:p text:style-name="P4">
News Source: <text:a xlink:type="simple" xlink:href="https://www.ukrinform.ua/rubric-ato/3716279-ssa-gotuut-paket-oboronnoi-dopomogi-ukraini-na-300-miljoniv-zmi.html" text:style-name="Internet_20_link" text:visited-style-name="Visited_20_Internet_20_Link">
https://www.ukrinform.ua/rubric-ato/3716279-ssa-gotuut-paket-oboronnoi-dopomogi-ukraini-na-300-miljoniv-zmi.html</text:a>
</text:p>
      <!--NEWS-->
      <text:h text:style-name="P10" text:outline-level="1">
<text:span text:style-name="T4">
NATO will increase the presence of its military in Kosovo</text:span>
</text:h>
      <text:p text:style-name="P4">
Authors: Ukrinform (Person)</text:p>
      <text:p text:style-name="P4">
Publisher: Укринформ (Organization)</text:p>
      <text:p text:style-name="P4">
Published Time: 2023-05-30T-47:07:00+03:00</text:p>
      <text:p text:style-name="P4">
Modified Time: 2023-05-30T22:07:00+03:00</text:p>
      <text:p text:style-name="P4">
Description: NATO will refer to Kosovo with another 700 military personnel after 30 peacekeepers of the Alliance and 52 actions were injured on Monday during the collisions with the protesters. - Ukrinform.</text:p>
      <text:p text:style-name="P4">
Images: ['<text:a xlink:type="simple" xlink:href="https://static.ukrinform.com/photos/2023_03/thumb_files/630_360_1680278305-857.jpg" text:style-name="Internet_20_link" text:visited-style-name="Visited_20_Internet_20_Link">
630_360_16802...</text:a>
']</text:p>
      <text:p text:style-name="P4">
Tags: ['Косово', 'НАТО', 'Військові']</text:p>
      <text:p text:style-name="P4">
Type: Article</text:p>
      <!--METADATA-->
      <text:p text:style-name="P4">
<draw:frame draw:style-name="fr1" draw:name="Image79" text:anchor-type="as-char" svg:width="6.9236in" svg:height="3.956343in" draw:z-index="0">
<draw:image xlink:href="../Images/yкринформ/2023-05-30T-47-07-00-03-00/630_360_1680278305-857.jpg" xlink:type="simple" xlink:show="embed" xlink:actuate="onLoad" draw:mime-type="image/jpeg"/>
</draw:frame>
It will go to Kosovo with another 700 servicemen after 30 peacekeepers and 52 actions were injured during collisions with protesters.</text:p>
      <text:p text:style-name="P4">
As Ukrinform reports, it reports <text:a xlink:type="simple" xlink:href="https://www.bbc.com/news/world-europe-65759214" text:style-name="Internet_20_link" text:visited-style-name="Visited_20_Internet_20_Link">
BBC</text:a>
.</text:p>
      <text:p text:style-name="P4">
When Serbian protesters in the north of Kosovo, where riots continue, tried to get to the government building in the news, between them and the police and police officers <text:a xlink:type="simple" xlink:href="https://www.ukrinform.ua/tag-nato" text:style-name="Internet_20_link" text:visited-style-name="Visited_20_Internet_20_Link">
NATO</text:a>
There was a mature.</text:p>
      <text:p text:style-name="P4">
Thereafter, up to 3800 people who are already serving in Kosovo were published in NATO NATO.</text:p>
      <text:p text:style-name="P4">
Therefore, an additional reserve battalion will be created, which will be able to develop if necessary within seven days.</text:p>
      <text:p text:style-name="P4">
<text:span text:style-name="T4">
 Read also: </text:span>
 <text:a xlink:type="simple" xlink:href="https://www.ukrinform.ua/rubric-world/3715375-stoltenberg-zaklikav-kosovo-poslabiti-napruzenist-u-vidnosinah-z-serbieu.html" text:style-name="Internet_20_link" text:visited-style-name="Visited_20_Internet_20_Link">
Stoltenberg called <text:span text:style-name="T4">
 Kosovo </text:span>
 to weaken the tensions with Serbia</text:a>
According to the officials, 30 servicemen were injured on Monday. Among the injuries are fractures and burns from homemade explosive devices. Also, three fighters were gunshot wounds.</text:p>
      <text:p text:style-name="P4">
It was reported that in Kosovo two days ago clashes between local police and participants of actions protesting against the arrival of mayors, which are ethnic Albanians, in areas of residence of the Serbian population.</text:p>
      <text:p text:style-name="P4">
Earlier, 25 NATO peacekeepers were reported <text:a xlink:type="simple" xlink:href="https://www.ukrinform.ua/rubric-world/3715843-u-sutickah-v-kosovo-postrazdali-dva-desatki-mirotvorciv-nato.html" text:style-name="Internet_20_link" text:visited-style-name="Visited_20_Internet_20_Link">
affected by protesters in Kosovo</text:a>
 .</text:p>
      <text:p text:style-name="P4">
News Source: <text:a xlink:type="simple" xlink:href="https://www.ukrinform.ua/rubric-world/3716278-nato-zbilsit-prisutnist-svoih-vijskovih-u-kosovo.html" text:style-name="Internet_20_link" text:visited-style-name="Visited_20_Internet_20_Link">
https://www.ukrinform.ua/rubric-world/3716278-nato-zbilsit-prisutnist-svoih-vijskovih-u-kosovo.html</text:a>
</text:p>
      <!--NEWS-->
      <text:h text:style-name="P10" text:outline-level="1">
<text:span text:style-name="T4">
Ukraine will not be able to participate in a granuvod from judo because of admission to competitions of Russians and Belarus</text:span>
</text:h>
      <text:p text:style-name="P4">
Authors: Ukrinform (Person)</text:p>
      <text:p text:style-name="P4">
Publisher: Укринформ (Organization)</text:p>
      <text:p text:style-name="P4">
Published Time: 2023-05-30T-49:02:00+03:00</text:p>
      <text:p text:style-name="P4">
Modified Time: 2023-05-30T22:02:00+03:00</text:p>
      <text:p text:style-name="P4">
Description: The Ukrainian national team will miss Dushanbe Grand Prix through the admission of Russian and Belarussian athletes. - Ukrinform.</text:p>
      <text:p text:style-name="P4">
Images: ['<text:a xlink:type="simple" xlink:href="https://static.ukrinform.com/photos/2023_05/thumb_files/630_360_1685473271-855.jpg" text:style-name="Internet_20_link" text:visited-style-name="Visited_20_Internet_20_Link">
630_360_16854...</text:a>
']</text:p>
      <text:p text:style-name="P4">
Tags: ['Дзюдо']</text:p>
      <text:p text:style-name="P4">
Type: Article</text:p>
      <!--METADATA-->
      <text:p text:style-name="P4">
<draw:frame draw:style-name="fr1" draw:name="Image80" text:anchor-type="as-char" svg:width="6.9236in" svg:height="3.956343in" draw:z-index="0">
<draw:image xlink:href="../Images/yкринформ/2023-05-30T-49-02-00-03-00/630_360_1685473271-855.jpg" xlink:type="simple" xlink:show="embed" xlink:actuate="onLoad" draw:mime-type="image/jpeg"/>
</draw:frame>
The Ukrainian national team will miss Dushanbe Grand Prix through the admission of Russian Ibilorus athletes.</text:p>
      <text:p text:style-name="P4">
This was reported <text:a xlink:type="simple" xlink:href="https://ukrainejudo.com/news/4249-zbirna-ukrajini-vidklikala-svoyu-zayavku-z-turniru-seriji-grand-prix-v-dushanbe" text:style-name="Internet_20_link" text:visited-style-name="Visited_20_Internet_20_Link">
press service</text:a>
Judo Federation of Ukraine, Ukrinform reports.</text:p>
      <text:p text:style-name="P4">
“The Ukrainian team was forced to withdraw the application a few days before its start. This is due to the fact that the International Judo Federation(IJF)She registered to participate in the tournament of representatives of Russia and Belarus as "individual neutral athletes". Currently, the application for the tournament contains 11 representatives of aggressors - two Belarusian and nine Russian -thieves, ”the Federation said.</text:p>
      <text:p text:style-name="P4">
The Ukrainian team consisting of 14 athletes is at a training meeting in Slovak Shamorin.</text:p>
      <text:p text:style-name="P4">
The closest tournaments in which Ukrainian judoists are planning will be the European Cup among juniors in Czech Prague(June 3-4)as well as Grand Slam tournament in Kazakhstan Astana(June 16-18)if they are not allowed to Russians and Belarus.</text:p>
      <text:p text:style-name="P4">
<text:span text:style-name="T4">
 Read also: </text:span>
 <text:a xlink:type="simple" xlink:href="https://www.ukrinform.ua/rubric-sports/3715025-ukrainka-litvinenko-vigrala-bronzu-na-etapi-serii-granpri-z-dzudo-v-avstrii.html" text:style-name="Internet_20_link" text:visited-style-name="Visited_20_Internet_20_Link">
Ukrainian Litvinenko won bronze at the Grand Prix series with <text:span text:style-name="T4">
 judo </text:span>
 in Austria</text:a>
As it was reported, the Grand Prix in Dushanbe will be held from June 2 to June 4.</text:p>
      <text:p text:style-name="P4">
Photo: IJF</text:p>
      <text:p text:style-name="P4">
News Source: <text:a xlink:type="simple" xlink:href="https://www.ukrinform.ua/rubric-sports/3716276-ukraina-ne-zmoze-vzati-ucast-u-granpri-z-dzudo-cerez-dopusk-do-zmagan-rosian-i-bilorusiv.html" text:style-name="Internet_20_link" text:visited-style-name="Visited_20_Internet_20_Link">
https://www.ukrinform.ua/rubric-sports/3716276-ukraina-ne-zmoze-vzati-ucast-u-granpri-z-dzudo-cerez-dopusk-do-zmagan-rosian-i-bilorusiv.html</text:a>
</text:p>
      <!--NEWS-->
      <text:h text:style-name="P10" text:outline-level="1">
<text:span text:style-name="T4">
Ukraine is not relevant to drones on Moscow - Podolyak</text:span>
</text:h>
      <text:p text:style-name="P4">
Authors: Ukrinform (Person)</text:p>
      <text:p text:style-name="P4">
Publisher: Укринформ (Organization)</text:p>
      <text:p text:style-name="P4">
Published Time: 2023-05-30T-51:00:00+03:00</text:p>
      <text:p text:style-name="P4">
Modified Time: 2023-05-30T22:00:00+03:00</text:p>
      <text:p text:style-name="P4">
Description: Ukraine is certainly not related to the attacks of drones on Moscow, because our country does not need to do so.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БПЛА', 'Москва', 'Обстріл', 'Подоляк', 'Єдині новини']</text:p>
      <text:p text:style-name="P4">
Type: Article</text:p>
      <!--METADATA-->
      <text:p text:style-name="P4">
<draw:frame draw:style-name="fr1" draw:name="Image81" text:anchor-type="as-char" svg:width="6.9236in" svg:height="3.956343in" draw:z-index="0">
<draw:image xlink:href="../Images/yкринформ/2023-05-30T-51-00-00-03-00/630_360_1669378255-230.jpg" xlink:type="simple" xlink:show="embed" xlink:actuate="onLoad" draw:mime-type="image/jpeg"/>
</draw:frame>
Ukraine is certainly not related to the attacks of drones on Moscow, because our country does not need to be done.</text:p>
      <text:p text:style-name="P4">
The adviser to the head of the office of the Office President Mikhail Podolyak informed about it in the only newsphone, answering the question whether these blows can have strategic importance, Ukrinform correspondent reports.</text:p>
      <text:p text:style-name="P4">
“Of course, Ukraine is not relevant. We do not need to do this, we have enough important tasks for drawing large -scale blows, using scarce weapons, including rockets and drones, in the occupation. Secondly, we are much more concerned about the blows that Russian -bearing in our capital, ”he said.</text:p>
      <text:p text:style-name="P4">
<text:span text:style-name="T4">
 Read also: </text:span>
 <text:span text:style-name="T4">
 <text:a xlink:type="simple" xlink:href="https://www.ukrinform.ua/rubric-ato/3716267-recnik-genseka-oon-ne-mozna-porivnuvati-obstril-dronami-moskvi-z-postijnimi-atakami-na-ukrainu.html" text:style-name="Internet_20_link" text:visited-style-name="Visited_20_Internet_20_Link">
UN Secretary General Snar: Moscow cannot be compared with constant attacks on Ukraine</text:a>
</text:span>
</text:p>
      <text:p text:style-name="P4">
According to him, any strokes, the number of which is significantly increased in the internal space of the Russian Federation, are not strategic for Ukraine. "But this is of strategic importance for other purposes. And I will say that these attacks drones, especially rubles, showed several things," - said the adviser to the head of the OP.</text:p>
      <text:p text:style-name="P4">
He noted that these drones are small, and they would fly a short distance.</text:p>
      <text:p text:style-name="P4">
“I will remind you that on May 9 were(Accepted - ed.)Some decisions to ban the use of drones, drones in the Central Federal District. But forgive that they are quietly from the Moscow region or from any other Bolsoma Muscov region and went quietly to Moscow. And what(They are the ed.)They showed - absolute technical clumsiness of Russia today, ”Podolyak said.</text:p>
      <text:p text:style-name="P4">
<text:span text:style-name="T4">
 Read also: </text:span>
 <text:span text:style-name="T4">
 [the RF Federation has started a business on the "fact of attack"(https://www.ukrinform.ua/rubric-world/3716102-slidkom-rf-zaviv-spravu-za-faktom-ataki-bezpilotnikiv-na-moskvu.html)</text:span>
</text:p>
      <text:p text:style-name="P4">
According to him, neither the "shell" nor the rebuke - nothing works, and it is a shocklose political elite in particular.</text:p>
      <text:p text:style-name="P4">
Answering the question of what in the political context can lead to the Russian oligarchs and deputies saw this technical clumsiness, he expressed a thought that, rather(For all - order.), this will accelerate the final depositization of the President of the Russian Federation Vladimir Putin and his immediate surroundings, which for some time for this elite seemed like the titans on which everything is held."Because mobilized understand that even if nothing is unconscious in the center of Russia, it is certainly in the war that they just live meat that will be used to delay the advance of Ukrainians for a while," the Podolyak said.</text:p>
      <text:p text:style-name="P4">
<text:span text:style-name="T4">
 Read also: </text:span>
 <text:span text:style-name="T4">
 <text:a xlink:type="simple" xlink:href="https://www.ukrinform.ua/rubric-world/3715962-moskvu-atakuvali-droni-kitajskogo-virobnictva-aki-priletili-z-pidmoskova-informnapalm.html" text:style-name="Internet_20_link" text:visited-style-name="Visited_20_Internet_20_Link">
Moscow attacked the drones of Chinese production, which came from the Moscow - InformNapalm</text:a>
</text:span>
</text:p>
      <text:p text:style-name="P4">
He said that a few things are obvious to Russia's political elite, and one of them is that no one controls anything.</text:p>
      <text:p text:style-name="P4">
According to him, representatives of the political elite of the Russian Federation will not return in the pre -war and will not be able to come to the award of the Grammy Prize and, as if it were unprecedented, sit next to representatives of the global cultural elite, will not be able to buy assets in other countries and so on.</text:p>
      <text:p text:style-name="P4">
"But at least they now think about how to protect yourself from the absolute obvious, which will be in a very nearby future, you know, this is a" crazy Russian rebellion, " - said the adviser to the head of the OP.</text:p>
      <text:p text:style-name="P4">
<text:span text:style-name="T4">
 Read also: </text:span>
 <text:span text:style-name="T4">
 <text:a xlink:type="simple" xlink:href="https://www.ukrinform.ua/rubric-world/3715937-blizko-25-bezpilotnikiv-nad-moskvou-ta-pidmoskovam-slidkom-rf-sukae-pricetnih.html" text:style-name="Internet_20_link" text:visited-style-name="Visited_20_Internet_20_Link">
about 25 drones over Moscow and Moscow -RF's researcher is looking for those involved</text:a>
</text:span>
</text:p>
      <text:p text:style-name="P4">
As it was reported, the Investigative Committee of Russia stated that investigators are investigating "facts of falling unmanned aerial vehicles on homes in <text:span text:style-name="T4">
 <text:a xlink:type="simple" xlink:href="https://www.ukrinform.ua/tag-moskva" text:style-name="Internet_20_link" text:visited-style-name="Visited_20_Internet_20_Link">
Moscow</text:a>
</text:span>
 ”. Podolyak called Dronov's "attack" by Pomskov "protest" of drones.</text:p>
      <text:p text:style-name="P4">
News Source: <text:a xlink:type="simple" xlink:href="https://www.ukrinform.ua/rubric-polytics/3716275-ukraina-ne-mae-vidnosenna-do-atak-bezpilotnikiv-na-moskvu-podolak.html" text:style-name="Internet_20_link" text:visited-style-name="Visited_20_Internet_20_Link">
https://www.ukrinform.ua/rubric-polytics/3716275-ukraina-ne-mae-vidnosenna-do-atak-bezpilotnikiv-na-moskvu-podolak.html</text:a>
</text:p>
      <!--NEWS-->
      <text:h text:style-name="P10" text:outline-level="1">
<text:span text:style-name="T4">
In Sushchyn because of enemy shelling there was a fire</text:span>
</text:h>
      <text:p text:style-name="P4">
Authors: Ukrinform (Person)</text:p>
      <text:p text:style-name="P4">
Publisher: Укринформ (Organization)</text:p>
      <text:p text:style-name="P4">
Published Time: 2023-05-30T-54:55:00+03:00</text:p>
      <text:p text:style-name="P4">
Modified Time: 2023-05-30T21:55:00+03:00</text:p>
      <text:p text:style-name="P4">
Description: In the Sumy region, rescuers eliminated a large -scale fire caused by Russian shelling. - Ukrinform.</text:p>
      <text:p text:style-name="P4">
Images: ['<text:a xlink:type="simple" xlink:href="https://static.ukrinform.com/photos/2023_05/thumb_files/630_360_1685472682-247.jpg" text:style-name="Internet_20_link" text:visited-style-name="Visited_20_Internet_20_Link">
630_360_16854...</text:a>
']</text:p>
      <text:p text:style-name="P4">
Tags: ['Обстріл', 'Пожежа', 'Сумщина', 'Війна з Росією']</text:p>
      <text:p text:style-name="P4">
Type: Article</text:p>
      <!--METADATA-->
      <text:p text:style-name="P4">
<draw:frame draw:style-name="fr1" draw:name="Image82" text:anchor-type="as-char" svg:width="6.9236in" svg:height="3.956343in" draw:z-index="0">
<draw:image xlink:href="../Images/yкринформ/2023-05-30T-54-55-00-03-00/630_360_1685472682-247.jpg" xlink:type="simple" xlink:show="embed" xlink:actuate="onLoad" draw:mime-type="image/jpeg"/>
</draw:frame>
In the Usum region, rescuers eliminated a large -scale fire, caused by the Russian fire.</text:p>
      <text:p text:style-name="P4">
According to Ukrinform, the State Emergency Service reports in <text:a xlink:type="simple" xlink:href="https://t.me/dsns_telegram/17174" text:style-name="Internet_20_link" text:visited-style-name="Visited_20_Internet_20_Link">
telegram</text:a>
.</text:p>
      <text:p text:style-name="P4">
On May 30, the rescue service "101" received information that as a result of hostile <text:a xlink:type="simple" xlink:href="https://www.ukrinform.ua/tag-obstril" text:style-name="Internet_20_link" text:visited-style-name="Visited_20_Internet_20_Link">
shelling</text:a>
On the part of the aggressor country from the settlements of the Shostka district there was a large-scale fire.</text:p>
      <text:p text:style-name="P4">
Upon arrival, it was established that the fire covered outbuildings. The threat of further spread of fire on the building was located nearby.</text:p>
      <text:p text:style-name="P4">
<text:span text:style-name="T4">
 Read also: </text:span>
 <text:a xlink:type="simple" xlink:href="https://www.ukrinform.ua/rubric-kyiv/3715374-vibuhi-u-kievi-v-odnomu-z-rajoniv-vid-ulamkiv-raketi-stalasa-pozeza-u-privatnomu-budinku.html" text:style-name="Internet_20_link" text:visited-style-name="Visited_20_Internet_20_Link">
in one of the areas of Kiev from the wreckage of the rocket there was a <text:span text:style-name="T4">
 fire </text:span>
 - Klitschko</text:a>
Thanks to the operational actions of the firefighters, we managed to localize the fire cells, preventing the spread of flames to other residential buildings and structures and eliminating.</text:p>
      <text:p text:style-name="P4">
As reported <text:a xlink:type="simple" xlink:href="https://www.ukrinform.ua/rubric-ato/3716238-rosiani-vden-pat-raziv-obstrilali-prikordonna-cernigivsini-j-sumsini.html" text:style-name="Internet_20_link" text:visited-style-name="Visited_20_Internet_20_Link">
Ukrinform</text:a>
, On May 30, the Russians fired at border and Sumy region five times in the afternoon.</text:p>
      <text:p text:style-name="P4">
<text:span text:style-name="T5">
Foto: SES of Ukraine</text:span>
</text:p>
      <text:p text:style-name="P4">
News Source: <text:a xlink:type="simple" xlink:href="https://www.ukrinform.ua/rubric-regions/3716273-na-susini-cerez-vorozij-obstril-stalasa-pozeza.html" text:style-name="Internet_20_link" text:visited-style-name="Visited_20_Internet_20_Link">
https://www.ukrinform.ua/rubric-regions/3716273-na-susini-cerez-vorozij-obstril-stalasa-pozeza.html</text:a>
</text:p>
      <!--NEWS-->
      <text:h text:style-name="P10" text:outline-level="1">
<text:span text:style-name="T4">
The Ministry of Defense explained the motives of Russia in the "wanted" of Zaluzhnaya and Syrsky</text:span>
</text:h>
      <text:p text:style-name="P4">
Authors: Ukrinform (Person)</text:p>
      <text:p text:style-name="P4">
Publisher: Укринформ (Organization)</text:p>
      <text:p text:style-name="P4">
Published Time: 2023-05-30T-56:51:00+03:00</text:p>
      <text:p text:style-name="P4">
Modified Time: 2023-05-30T21:51:00+03:00</text:p>
      <text:p text:style-name="P4">
Description: Announcement in the "wanted" commander -in -chief of the Armed Forces Valery Zaluzhny and commander of the Land Forces Alexander Sirsky is an attempt to negate the status of Ukraine as a victim of a crime of aggression and to exercise psychological pressure on Ukrainian defenders.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Міноборони', 'Сирський', 'Валерій Залужний', 'Війна з Росією', 'Ганна Маляр']</text:p>
      <text:p text:style-name="P4">
Type: Article</text:p>
      <!--METADATA-->
      <text:p text:style-name="P4">
<draw:frame draw:style-name="fr1" draw:name="Image83" text:anchor-type="as-char" svg:width="6.9236in" svg:height="3.956343in" draw:z-index="0">
<draw:image xlink:href="../Images/yкринформ/2023-05-30T-56-51-00-03-00/630_360_1677152977-764.jpg" xlink:type="simple" xlink:show="embed" xlink:actuate="onLoad" draw:mime-type="image/jpeg"/>
</draw:frame>
Announcement in the "wanted" commander -in -chief of the Armed Forces Valery Zaluzhny and Commander -in -Chief of Alexander Sirsky is an attempt to negotiate the status of Ukraine as a victim of a crime of aggression and to exert the psychological pressure of scientific Ukrainian defenders.</text:p>
      <text:p text:style-name="P4">
According to Ukrinform, the Deputy Minister of Defense Anna Malyar reported in <text:a xlink:type="simple" xlink:href="https://t.me/annamaliar/804" text:style-name="Internet_20_link" text:visited-style-name="Visited_20_Internet_20_Link">
telegram</text:a>
.</text:p>
      <text:p text:style-name="P4">
"This is one of the techniques of information war ... This technique is intended to solve two -way: to offset the status of Ukraine as victims of international crime of aggression ta formally to equalize their criminal acts with our defensive(To carry out - ed.)Psychological pressure and demoralize our military, ”she wrote.</text:p>
      <text:p text:style-name="P4">
At the same time, the painter noted that in 2014-2015 in <text:a xlink:type="simple" xlink:href="https://www.ukrinform.ua/tag-rosia" text:style-name="Internet_20_link" text:visited-style-name="Visited_20_Internet_20_Link">
Russia</text:a>
They also opened criminal proceedings from Ukrainian commanders and commanders of brigades, accusing them of imprisonment of crimes during hostilities.</text:p>
      <text:p text:style-name="P4">
<text:span text:style-name="T4">
 Read also: </text:span>
 <text:a xlink:type="simple" xlink:href="https://www.ukrinform.ua/rubric-ato/3716178-rosia-ogolosila-v-rozsuk-ukrainskih-zaluznogo-ta-sirskogo.html" text:style-name="Internet_20_link" text:visited-style-name="Visited_20_Internet_20_Link">
Russia has wanted <text:span text:style-name="T4">
 Zaluzhny </text:span>
 and Syrsky</text:a>
The Deputy Minister of Defense emphasized that the psychological pressure of the compondors who fight with the enemy, which is significantly outweighed in the number of fighters of such such as such, is unpromising.</text:p>
      <text:p text:style-name="P4">
"Russia has created such a toxic reputation with this war and has lost its trust that any accusations on their part of our military are perceived as an aggravating circumstance," she added.</text:p>
      <text:p text:style-name="P4">
<text:span text:style-name="T4">
 Read also: </text:span>
 <text:a xlink:type="simple" xlink:href="https://www.ukrinform.ua/rubric-ato/3715486-sirskij-vidvidav-pozicii-na-limanskomu-napramku-skoro-perejdemo-do-aktivnih-nastupalnih-dij.html" text:style-name="Internet_20_link" text:visited-style-name="Visited_20_Internet_20_Link">
soon let's move on to active offensive actions: Syrsky respected the Lyman direction</text:a>
As reported by Ukrinform, Russian media <text:a xlink:type="simple" xlink:href="https://zona.media/news/2023/05/30/zalujni" text:style-name="Internet_20_link" text:visited-style-name="Visited_20_Internet_20_Link">
mediason</text:a>
th <text:a xlink:type="simple" xlink:href="https://t.me/tass_agency/194079" text:style-name="Internet_20_link" text:visited-style-name="Visited_20_Internet_20_Link">
TASS</text:a>
In the basis of the search of the Ministry of Internal Affairs of the Russian Federation revealed data on the search of the Commander -in -Chief of the Armed Forces Valery Zaluzhny and commander -in -chief troops of the Armed Forces of the Armed Forces of Ukraine Alexander Sirsky "under the criminal article".</text:p>
      <text:p text:style-name="P4">
News Source: <text:a xlink:type="simple" xlink:href="https://www.ukrinform.ua/rubric-ato/3716274-u-minoboroni-poasnili-motivi-rosii-ogolositi-v-rozsuk-zaluznogo-j-sirskogo.html" text:style-name="Internet_20_link" text:visited-style-name="Visited_20_Internet_20_Link">
https://www.ukrinform.ua/rubric-ato/3716274-u-minoboroni-poasnili-motivi-rosii-ogolositi-v-rozsuk-zaluznogo-j-sirskogo.html</text:a>
</text:p>
      <!--NEWS-->
      <text:h text:style-name="P10" text:outline-level="1">
<text:span text:style-name="T4">
Shevchenko and Zinchenko initiate a charity match in London in support of Ukraine</text:span>
</text:h>
      <text:p text:style-name="P4">
Authors: Ukrinform (Person)</text:p>
      <text:p text:style-name="P4">
Publisher: Укринформ (Organization)</text:p>
      <text:p text:style-name="P4">
Published Time: 2023-05-30T-58:46:00+03:00</text:p>
      <text:p text:style-name="P4">
Modified Time: 2023-05-30T21:46:00+03:00</text:p>
      <text:p text:style-name="P4">
Description: The ambassadors of the United24 Fandering Platform, Football Stars Andriy Shevchenko and Oleksandr Zinchenko initiate a charity match in support of Ukraine Game4UKRAINE, which will take place on August 5 in London. - Ukrinform.</text:p>
      <text:p text:style-name="P4">
Images: ['<text:a xlink:type="simple" xlink:href="https://static.ukrinform.com/photos/2023_05/thumb_files/630_360_1685471537-536.jpg" text:style-name="Internet_20_link" text:visited-style-name="Visited_20_Internet_20_Link">
630_360_16854...</text:a>
']</text:p>
      <text:p text:style-name="P4">
Tags: ['Футбол', 'Лондон', 'Зінченко', 'Андрій Шевченко', 'Благодійність', 'United24']</text:p>
      <text:p text:style-name="P4">
Type: Article</text:p>
      <!--METADATA-->
      <text:p text:style-name="P4">
<draw:frame draw:style-name="fr1" draw:name="Image84" text:anchor-type="as-char" svg:width="6.9236in" svg:height="3.956343in" draw:z-index="0">
<draw:image xlink:href="../Images/yкринформ/2023-05-30T-58-46-00-03-00/630_360_1685471537-536.jpg" xlink:type="simple" xlink:show="embed" xlink:actuate="onLoad" draw:mime-type="image/jpeg"/>
</draw:frame>
The ambassadors of the United24 Fandering Platform, Football Stars Andriy Shevchenko, Alexander Zinchenko initiate a charity match in support of Ukraine Game4UKRAINE, which will take place on August 5 in London.</text:p>
      <text:p text:style-name="P4">
According to Ukrinform, President of Ukraine Volodymyr Zelensky wrote about it in <text:a xlink:type="simple" xlink:href="https://t.me/V_Zelenskiy_official/6426" text:style-name="Internet_20_link" text:visited-style-name="Visited_20_Internet_20_Link">
telegram</text:a>
.</text:p>
      <text:p text:style-name="P4">
Its goal is to raise funds for the reconstruction of the Michael-Kotsyubynsky Lyceum in the Internal Guard, destroyed by Russian invaders in March 2022.</text:p>
      <text:p text:style-name="P4">
"Congratulations to Alexander Zinchenko on the Ambassadors team <text:span text:style-name="T4">
 <text:a xlink:type="simple" xlink:href="https://www.ukrinform.ua/tag-united24" text:style-name="Internet_20_link" text:visited-style-name="Visited_20_Internet_20_Link">
United24</text:a>
</text:span>
 And I support the initiativegame4Ukraine at Stamford Stamford. It is an opportunity for the world football community to unite, to demonstrate their solidarity and to help Ukraine, to help our children return to school desks, as well as to attract the whole world community to the war again, ”Zelensky emphasized.</text:p>
      <text:p text:style-name="P4">
<text:span text:style-name="T4">
 Read also: </text:span>
 <text:span text:style-name="T4">
 [Andriy Shevchenko celebrated the anniversary(https://www.ukrinform.ua/rubric-sports/3716260-andrij-sevcenko-vidznaciv-ricnicu-ambasadorstva-v-united24.html)</text:span>
</text:p>
      <text:p text:style-name="P4">
As reported by Ukrinform, the champion of Ukraine in mountaineering Valentin Sipavinozhin has unfolded the state flag at the top of Everest, the flag will be played among the donor -rating platform United24.</text:p>
      <text:p text:style-name="P4">
<text:span text:style-name="T5">
Foto: op</text:span>
</text:p>
      <text:p text:style-name="P4">
News Source: <text:a xlink:type="simple" xlink:href="https://www.ukrinform.ua/rubric-sports/3716269-sevcenko-i-zincenko-iniciuut-u-londoni-blagodijnij-matc-na-pidtrimku-ukraini.html" text:style-name="Internet_20_link" text:visited-style-name="Visited_20_Internet_20_Link">
https://www.ukrinform.ua/rubric-sports/3716269-sevcenko-i-zincenko-iniciuut-u-londoni-blagodijnij-matc-na-pidtrimku-ukraini.html</text:a>
</text:p>
      <!--NEWS-->
      <text:h text:style-name="P10" text:outline-level="1">
<text:span text:style-name="T4">
FPV-ouhs manufacturers will be held in Ukraine</text:span>
</text:h>
      <text:p text:style-name="P4">
Authors: Ukrinform (Person)</text:p>
      <text:p text:style-name="P4">
Publisher: Укринформ (Organization)</text:p>
      <text:p text:style-name="P4">
Published Time: 2023-05-30T-60:35:00+03:00</text:p>
      <text:p text:style-name="P4">
Modified Time: 2023-05-30T21:35:00+03:00</text:p>
      <text:p text:style-name="P4">
Description: Ukraine will host competings of manufacturers of FPV-oules to strengthen the Armed Forces of Ukraine. - Ukrinform.</text:p>
      <text:p text:style-name="P4">
Images: ['<text:a xlink:type="simple" xlink:href="https://static.ukrinform.com/photos/2023_05/thumb_files/630_360_1685471430-703.jpg" text:style-name="Internet_20_link" text:visited-style-name="Visited_20_Internet_20_Link">
630_360_16854...</text:a>
']</text:p>
      <text:p text:style-name="P4">
Tags: ['Безпілотник', 'Дрон', 'Змагання', 'Михайло Федоров']</text:p>
      <text:p text:style-name="P4">
Type: Article</text:p>
      <!--METADATA-->
      <text:p text:style-name="P4">
<draw:frame draw:style-name="fr1" draw:name="Image85" text:anchor-type="as-char" svg:width="6.9236in" svg:height="3.956343in" draw:z-index="0">
<draw:image xlink:href="../Images/yкринформ/2023-05-30T-60-35-00-03-00/630_360_1685471430-703.jpg" xlink:type="simple" xlink:show="embed" xlink:actuate="onLoad" draw:mime-type="image/jpeg"/>
</draw:frame>
In Ukraine, competitions of manufacturers of FPV-oules will be held to strengthen the Armed Forces of Ukraine.</text:p>
      <text:p text:style-name="P4">
According to Ukrinform, the Minister of Digital Transformation, Mikhail Fedorove, in [telegram], the Minister of Digital Transformation, Mikhail Fedorovov reports about this.(https://t.me/zedigital/3185).</text:p>
      <text:p text:style-name="P4">
"June 1 developers <text:a xlink:type="simple" xlink:href="https://www.ukrinform.ua/tag-bezpilotnik" text:style-name="Internet_20_link" text:visited-style-name="Visited_20_Internet_20_Link">
UAV</text:a>
They will compete within the FPV Super Cup from the drone army. The goal is to show the possible FPV-goal of Ukrainian production forces of safety and defense for a better contract. All manufacturers can join the Super Bowl, you just need to register, "Fedorov said.</text:p>
      <text:p text:style-name="P4">
The competitions will take place in several stages: lesions of moving and static goals, overcoming the obstacle course, and more. Participants will be observed by representatives of the Ministry of Defense and different kinds of troops.</text:p>
      <text:p text:style-name="P4">
"FPV -punks are a future that successfully works on the front today. Commandamincifers systematically work on the development of defense technologies and stimulation of vocabulary manufacturers of UAV," Fedorov stressed.</text:p>
      <text:p text:style-name="P4">
<text:span text:style-name="T4">
 Read also: </text:span>
 <text:a xlink:type="simple" xlink:href="https://www.ukrinform.ua/rubric-technology/3712975-u-lvovi-konferencia-ukrainskih-virobnikiv-droniv-obednala-ponad-30-kompanij.html" text:style-name="Internet_20_link" text:visited-style-name="Visited_20_Internet_20_Link">
in Lviv Conference of Ukrainian Manufacturers of Droniv has combined more than 30 companies</text:a>
He called those who already have ready -made products and want to strengthen the army with Dronovvyov "birds" - to register by <text:a xlink:type="simple" xlink:href="https://docs.google.com/forms/d/e/1FAIpQLSeVsdq1FT71Bj1Hl7wWa-9b131lIG5WSOq5YD8VJS-xD_FxSw/viewform" text:style-name="Internet_20_link" text:visited-style-name="Visited_20_Internet_20_Link">
reference</text:a>
.</text:p>
      <text:p text:style-name="P4">
As reported by Ukrinform, the Ukrainian military <text:a xlink:type="simple" xlink:href="https://www.ukrinform.ua/rubric-ato/3716034-ukrainskim-vijskovim-peredali-500-fpvdroniv-pegas.html" text:style-name="Internet_20_link" text:visited-style-name="Visited_20_Internet_20_Link">
transferred</text:a>
500 Pegas(FPV)- "First Person." Some of them have already destroyed dozens of empty objects.</text:p>
      <text:p text:style-name="P4">
News Source: <text:a xlink:type="simple" xlink:href="https://www.ukrinform.ua/rubric-technology/3716270-v-ukraini-projdut-zmaganna-virobnikiv-fpvdroniv.html" text:style-name="Internet_20_link" text:visited-style-name="Visited_20_Internet_20_Link">
https://www.ukrinform.ua/rubric-technology/3716270-v-ukraini-projdut-zmaganna-virobnikiv-fpvdroniv.html</text:a>
</text:p>
      <!--NEWS-->
      <text:h text:style-name="P10" text:outline-level="1">
<text:span text:style-name="T4">
UN Secretary General Sign: It is impossible to compare the fire of Moscow with constant attacks on Ukraine</text:span>
</text:h>
      <text:p text:style-name="P4">
Authors: Ukrinform (Person)</text:p>
      <text:p text:style-name="P4">
Publisher: Укринформ (Organization)</text:p>
      <text:p text:style-name="P4">
Published Time: 2023-05-30T-62:27:00+03:00</text:p>
      <text:p text:style-name="P4">
Modified Time: 2023-05-30T21:27:00+03:00</text:p>
      <text:p text:style-name="P4">
Description: The spokesman of the UN Secretary General Stefan Duzharrik considers it incorrect to compare the attack of drones on Moscow with constant shelling of Ukraine by Russian troops. - Ukrinform.</text:p>
      <text:p text:style-name="P4">
Images: ['<text:a xlink:type="simple" xlink:href="https://static.ukrinform.com/photos/2023_05/thumb_files/630_360_1685471157-590.jpg" text:style-name="Internet_20_link" text:visited-style-name="Visited_20_Internet_20_Link">
630_360_16854...</text:a>
']</text:p>
      <text:p text:style-name="P4">
Tags: ['Москва', 'Обстріл', 'ООН', 'Дрон-камікадзе']</text:p>
      <text:p text:style-name="P4">
Type: Article</text:p>
      <!--METADATA-->
      <text:p text:style-name="P4">
<draw:frame draw:style-name="fr1" draw:name="Image86" text:anchor-type="as-char" svg:width="6.9236in" svg:height="3.956343in" draw:z-index="0">
<draw:image xlink:href="../Images/yкринформ/2023-05-30T-62-27-00-03-00/630_360_1685471157-590.jpg" xlink:type="simple" xlink:show="embed" xlink:actuate="onLoad" draw:mime-type="image/jpeg"/>
</draw:frame>
The UN General Secretary Stefan Duzharrik considers the incorrect compatibility of drones to Moscow with constant shelling of Ukraine by Russian troops.</text:p>
      <text:p text:style-name="P4">
He told reporters on Tuesday.</text:p>
      <text:p text:style-name="P4">
Responding to the request of Ukrinform, to comment on the latest <text:a xlink:type="simple" xlink:href="https://www.ukrinform.ua/tag-obstril" text:style-name="Internet_20_link" text:visited-style-name="Visited_20_Internet_20_Link">
shelling</text:a>
Ukraine, Duzharrikza has stated that the UN Secretary General's position of Guterresh, which condemns the attacks of national infrastructure, remains unchanged.</text:p>
      <text:p text:style-name="P4">
The Russian journalist also asked the spokesman to express the Secretary -General's position on Moscow's lanes on May 30.</text:p>
      <text:p text:style-name="P4">
According to Duzarrick, the UN condemn any attacks on civilian objects.</text:p>
      <text:p text:style-name="P4">
"But in no way one can compare the attack of drones on Moscow with the currents of Ukraine, which is happening constantly," he emphasized.</text:p>
      <text:p text:style-name="P4">
<text:span text:style-name="T4">
 Read also: </text:span>
 [Ukraine has the right to defend themselves outside its borders - British MZS]](https://www.ukrinform.ua/rubric-ato/3716218-ukraina-mae-pravo-zahisatisa-poza-mezami-svoih-kordoniv-mzs-britanii.html)As reported by Ukrinform, according to <text:a xlink:type="simple" xlink:href="http://meduza.io/feature/2023/05/30/v-moskve-v-zhilye-doma-popali-bespilotniki-v-podmoskovie-sbity-neskolko-dronov" text:style-name="Internet_20_link" text:visited-style-name="Visited_20_Internet_20_Link">
Russian media</text:a>
, Moscow and Moscow, about 25 drones were applied, most of them were knocked down by the airborne air, some of the drones were caught on trees and wires because they are flying a little height. Three drones crashed into residential buildings, but they did not get an explosion in one.</text:p>
      <text:p text:style-name="P4">
Investigative Committee of Russia <text:a xlink:type="simple" xlink:href="https://www.ukrinform.ua/rubric-world/3715937-blizko-25-bezpilotnikiv-nad-moskvou-ta-pidmoskovam-slidkom-rf-sukae-pricetnih.html" text:style-name="Internet_20_link" text:visited-style-name="Visited_20_Internet_20_Link">
stated</text:a>
that investigators are investigating at the site of "facts of falling aircraft on houses in Moscow".</text:p>
      <text:p text:style-name="P4">
<text:a xlink:type="simple" xlink:href="https://www.ukrinform.ua/rubric-ato/3715998-u-povitranih-silah-vidmovilisa-komentuvati-ataku-droniv-u-moskvi.html" text:style-name="Internet_20_link" text:visited-style-name="Visited_20_Internet_20_Link">
In the Air Force of the Armed Forces refused to comment on the attack of drones in Moscow</text:a>
. The Air Force spokesman Yuriy Ignati Eviri of the Telernahon "One News", answering the question whether the Russian drones are quenching in the territory of the Russian Federation, "What in the sky in Russia, we will not be commented. Maybe someone is quenched, maybe someone is being annoyed. But what can they do? Already, everything has been tried, and accordingly the Agon Kremliv regime no longer knows how to give yourself advice. "</text:p>
      <text:p text:style-name="P4">
News Source: <text:a xlink:type="simple" xlink:href="https://www.ukrinform.ua/rubric-ato/3716267-recnik-genseka-oon-ne-mozna-porivnuvati-obstril-dronami-moskvi-z-postijnimi-atakami-na-ukrainu.html" text:style-name="Internet_20_link" text:visited-style-name="Visited_20_Internet_20_Link">
https://www.ukrinform.ua/rubric-ato/3716267-recnik-genseka-oon-ne-mozna-porivnuvati-obstril-dronami-moskvi-z-postijnimi-atakami-na-ukrainu.html</text:a>
</text:p>
      <!--NEWS-->
      <text:h text:style-name="P10" text:outline-level="1">
<text:span text:style-name="T4">
Finland showed a test version of the fence on the border with Russia</text:span>
</text:h>
      <text:p text:style-name="P4">
Authors: Ukrinform (Person)</text:p>
      <text:p text:style-name="P4">
Publisher: Укринформ (Organization)</text:p>
      <text:p text:style-name="P4">
Published Time: 2023-05-30T-64:25:00+03:00</text:p>
      <text:p text:style-name="P4">
Modified Time: 2023-05-30T21:25:00+03:00</text:p>
      <text:p text:style-name="P4">
Description: In Finland, they showed how the test area of the barbed barbed barbed barbed is built in the town of Polkola in Imatra on the eastern border with Russia. - Ukrinform.</text:p>
      <text:p text:style-name="P4">
Images: ['<text:a xlink:type="simple" xlink:href="https://static.ukrinform.com/photos/2023_05/thumb_files/630_360_1685442183-395.jpg" text:style-name="Internet_20_link" text:visited-style-name="Visited_20_Internet_20_Link">
630_360_16854...</text:a>
']</text:p>
      <text:p text:style-name="P4">
Tags: ['Фінляндія', 'Росія', 'Паркан']</text:p>
      <text:p text:style-name="P4">
Type: Article</text:p>
      <!--METADATA-->
      <text:p text:style-name="P4">
<draw:frame draw:style-name="fr1" draw:name="Image87" text:anchor-type="as-char" svg:width="6.9236in" svg:height="3.956343in" draw:z-index="0">
<draw:image xlink:href="../Images/yкринформ/2023-05-30T-64-25-00-03-00/630_360_1685442183-395.jpg" xlink:type="simple" xlink:show="embed" xlink:actuate="onLoad" draw:mime-type="image/jpeg"/>
</draw:frame>
Finland showed how the test area of the barbed wire -built, built in the town of Pelkola in Imatra on the eastern border of Isrose looks like.</text:p>
      <text:p text:style-name="P4">
As Ukrinform reports, it reports <text:a xlink:type="simple" xlink:href="http://yle.fi/a/74-20034192" text:style-name="Internet_20_link" text:visited-style-name="Visited_20_Internet_20_Link">
yle</text:a>
.</text:p>
      <text:p text:style-name="P4">
A three -kilometer fence is built to check the functionality of the barrier -goar. Construction should end in the summer of 2023.</text:p>
      <text:p text:style-name="P4">
After the pilot stage is completed along the eastern border of Finland, 200 kilometers of barriers were built.</text:p>
      <text:p text:style-name="P4">
In early May, the border guard of the Southeast <text:a xlink:type="simple" xlink:href="https://www.ukrinform.ua/tag-finlandia" text:style-name="Internet_20_link" text:visited-style-name="Visited_20_Internet_20_Link">
Finland</text:a>
She published photos of the fence that was ambiguous on social networks. Commentators in Twitter weighed that the fence looks like weak.</text:p>
      <text:p text:style-name="P4">
The border guards responded to criticism, indicating that the photos depicted a desired design, and stating that the picture does not give a real idea of all the characteristics of the barrier.</text:p>
      <text:p text:style-name="P4">
*!(https://www.ukrinform.ua/rubric-world/3697463-polsa-pocala-buduvati-elektronne-zagorodzenna-na-kordoni-z-rosieu.html)As reported by Ukrinform, last year the border guard of Finland projected the initiative of building a wall on the border with Russia due to "recent changes in the security of security".</text:p>
      <text:p text:style-name="P4">
The purpose of the project is to complicate the crossing of the border for unwanted persons.</text:p>
      <text:p text:style-name="P4">
Photo: Mikko Savolainn/Yle</text:p>
      <text:p text:style-name="P4">
News Source: <text:a xlink:type="simple" xlink:href="https://www.ukrinform.ua/rubric-ato/3716017-u-finlandii-pokazali-testovu-versiu-parkanu-na-kordoni-z-rosieu.html" text:style-name="Internet_20_link" text:visited-style-name="Visited_20_Internet_20_Link">
https://www.ukrinform.ua/rubric-ato/3716017-u-finlandii-pokazali-testovu-versiu-parkanu-na-kordoni-z-rosieu.html</text:a>
</text:p>
      <!--NEWS-->
      <text:h text:style-name="P10" text:outline-level="1">
<text:span text:style-name="T4">
Identification of missing persons: Ukrainian forensic experts arrived in Hague</text:span>
</text:h>
      <text:p text:style-name="P4">
Authors: Ukrinform (Person)</text:p>
      <text:p text:style-name="P4">
Publisher: Укринформ (Organization)</text:p>
      <text:p text:style-name="P4">
Published Time: 2023-05-30T-66:21:00+03:00</text:p>
      <text:p text:style-name="P4">
Modified Time: 2023-05-30T21:21:00+03:00</text:p>
      <text:p text:style-name="P4">
Description: The Hague was arrived by Ukrainian forensic experts of the Ministry of Health and the Ministry of Justice, who will share experience with experts of the International Commission on missing persons during the week. - Ukrinform.</text:p>
      <text:p text:style-name="P4">
Images: ['<text:a xlink:type="simple" xlink:href="https://static.ukrinform.com/photos/2023_05/thumb_files/630_360_1685470278-5630.jpeg" text:style-name="Internet_20_link" text:visited-style-name="Visited_20_Internet_20_Link">
630_360_16854...</text:a>
', '<text:a xlink:type="simple" xlink:href="https://static.ukrinform.com/photos/2023_05/1685470274-7150.jpeg" text:style-name="Internet_20_link" text:visited-style-name="Visited_20_Internet_20_Link">
1685470274-71...</text:a>
', '<text:a xlink:type="simple" xlink:href="https://static.ukrinform.com/photos/2023_05/1685470275-7229.jpeg" text:style-name="Internet_20_link" text:visited-style-name="Visited_20_Internet_20_Link">
1685470275-72...</text:a>
']</text:p>
      <text:p text:style-name="P4">
Tags: ['Євросоюз', 'Гаага', "Мін'юст", 'МОЗ', 'Україна', 'Зниклі безвісти', 'Війна з Росією']</text:p>
      <text:p text:style-name="P4">
Type: Article</text:p>
      <!--METADATA-->
      <text:p text:style-name="P4">
<draw:frame draw:style-name="fr1" draw:name="Image89" text:anchor-type="as-char" svg:width="6.9236in" svg:height="3.956343in" draw:z-index="0">
<draw:image xlink:href="../Images/yкринформ/2023-05-30T-66-21-00-03-00/630_360_1685470278-5630.jpeg" xlink:type="simple" xlink:show="embed" xlink:actuate="onLoad" draw:mime-type="image/jpeg"/>
</draw:frame>
Dogagagi arrived by Ukrainian forensic experts of the Ministry of Health and the Ministry of Justice, who will be exchanged with the experience with the experts of the International Commission on the missing issues during the week.</text:p>
      <text:p text:style-name="P4">
According to the Ukrinform correspondent in the Hague, in general, the Ukrainian delegation consists of eight people.</text:p>
      <text:p text:style-name="P4">
“There are three forensic experts from the Ministry of Justice and three forensic experts are also from the Ministry of Health. While in an international organization for missing missing, they have the opportunity to get acquainted with the work of a modern European laboratory of DNA research. In addition to technological processes, colleagues are also shared with the quality of quality assurance of these studies in accordance with the requirements of international standards. And this is an important requirement and guarantee that the results of the research that will be conducted by our specialists will be permissible evidence in international courts, ”Natalia Tkachenko, Director of the Expert Ministry of Justice of Ukraine, said in comments.</text:p>
      <text:p text:style-name="P4">
<draw:frame draw:style-name="fr1" draw:name="Image90" text:anchor-type="as-char" svg:width="6.9236in" svg:height="4.622945in" draw:z-index="0">
<draw:image xlink:href="../Images/yкринформ/2023-05-30T-66-21-00-03-00/1685470274-7150.jpeg" xlink:type="simple" xlink:show="embed" xlink:actuate="onLoad" draw:mime-type="image/jpeg"/>
</draw:frame>
<text:span text:style-name="T4">
 Read also: </text:span>
 <text:span text:style-name="T4">
 [Office of the Ombudsman missing for a year. For a year, the bodies of more than 1500 dead heroes have been turned(https://www.ukrinform.ua/rubric-society/3714462-ofis-upovnovazenogo-z-pitan-zniklih-bezvisti-za-rik-povernuv-tila-ponad-1500-zagiblih-geroiv.html)</text:span>
</text:p>
      <text:p text:style-name="P4">
In turn, the head of the State Specialized Institution "Main Bureaucracy and Medical Expertise of the Ministry of Health of Ukraine" Igor Rozovik noted that Ukraine has a unique situation where the identification of the remains takes place in the walking phase of war, so the experience of international experts for Ukraine is now very important.</text:p>
      <text:p text:style-name="P4">
“We share experiences how research is happening in which laboratories that we have, what institutions are concerned with these, because in our country it is not only the Ministry of Health expert institutions, but also the Ministry of Internal Affairs, the Ministry of Internal Affairs. The experience of the European collection is very appropriate now and is of practical importance, ”he said.</text:p>
      <text:p text:style-name="P4">
<draw:frame draw:style-name="fr1" draw:name="Image91" text:anchor-type="as-char" svg:width="6.9236in" svg:height="4.615733in" draw:z-index="0">
<draw:image xlink:href="../Images/yкринформ/2023-05-30T-66-21-00-03-00/1685470275-7229.jpeg" xlink:type="simple" xlink:show="embed" xlink:actuate="onLoad" draw:mime-type="image/jpeg"/>
</draw:frame>
<text:span text:style-name="T4">
 Readmetas: </text:span>
 <text:span text:style-name="T4">
 <text:a xlink:type="simple" xlink:href="https://www.ukrinform.ua/rubric-society/3714469-sered-bezvisti-zniklih-civilnih-90-potim-znahodat-zivimi-kotenko.html" text:style-name="Internet_20_link" text:visited-style-name="Visited_20_Internet_20_Link">
among the missing civilians 90% then find alive - Kotenko</text:a>
 </text:span>
</text:p>
      <text:p text:style-name="P4">
“This is a unique opportunity for us - to gain extensive experience today. Three people arrived in the Zliv Regional Bureau. We hope for fruitful work for a long time and a large luggage of knowledge we can(MKZB - Ed.)Get ”, - Shevchuk said.</text:p>
      <text:p text:style-name="P4">
The ICZB laboratory in the Hague was first visited by Ukrainian judicial expert and the Ministry of Justice today.</text:p>
      <text:p text:style-name="P4">
<text:span text:style-name="T4">
 Read also: </text:span>
 <text:span text:style-name="T4">
 [military units are not authorized to search for the missing birds - command(https://www.ukrinform.ua/rubric-ato/3715083-vijskovi-castini-ne-vedut-rozsuku-zniklih-bijciv-komanduvanna-sil-teroboroni.html)</text:span>
</text:p>
      <text:p text:style-name="P4">
Before moving to the exchange of practical experience in the laboratory, Ukrainian experts have passed their DNA samples. This is done to eliminate any risks of dance when working with the obtained samples of missing and their birthdays. It is a test of blood or saliva.</text:p>
      <text:p text:style-name="P4">
In the Ukrainian delegation, the program is rich. During the week, they will also get acquainted with all the techniques of profile DNA and the best -folk practices used by the ICZB laboratory in the Hague.</text:p>
      <text:p text:style-name="P4">
<draw:frame draw:style-name="fr1" draw:name="Image93" text:anchor-type="as-char" svg:width="6.9236in" svg:height="3.956343in" draw:z-index="0">
<draw:image xlink:href="../Images/yкринформ/2023-05-30T-66-21-00-03-00/630_360_1685470278-5630.jpeg" xlink:type="simple" xlink:show="embed" xlink:actuate="onLoad" draw:mime-type="image/jpeg"/>
</draw:frame>
</text:p>
      <text:p text:style-name="P4">
As reported by Ukrinform, in Ukraine a single register of missing persons was launched.</text:p>
      <text:p text:style-name="P4">
<text:span text:style-name="T5">
!(https://www.ukrinform.ua/rubric-ato/3712634-lise-za-ostannij-misac-posukovcam-vdalosa-znajti-50-til-zniklih-bezvisti-ukrainciv.html)</text:span>
*</text:p>
      <text:p text:style-name="P4">
In Ukraine, data on the missing from May 2, 2023 will be entered into a single -register <text:a xlink:type="simple" xlink:href="https://www.ukrinform.ua/tag-znikli-bezvisti" text:style-name="Internet_20_link" text:visited-style-name="Visited_20_Internet_20_Link">
missing persons</text:a>
, developed by the Ministry of Internal Affairs, together with the Commissioner with the missing and other agencies.</text:p>
      <text:p text:style-name="P4">
News Source: <text:a xlink:type="simple" xlink:href="https://www.ukrinform.ua/rubric-society/3716265-sudovi-eksperti-moz-ta-minustu-pribuli-do-gaagi-obminuvatis-dosvidom-iz-mkzb.html" text:style-name="Internet_20_link" text:visited-style-name="Visited_20_Internet_20_Link">
https://www.ukrinform.ua/rubric-society/3716265-sudovi-eksperti-moz-ta-minustu-pribuli-do-gaagi-obminuvatis-dosvidom-iz-mkzb.html</text:a>
</text:p>
      <!--NEWS-->
      <text:h text:style-name="P10" text:outline-level="1">
<text:span text:style-name="T4">
Drone hit a building at Profsoyuznaya street in Moscow</text:span>
</text:h>
      <text:p text:style-name="P4">
Authors: liveuamap (Language: en)</text:p>
      <text:p text:style-name="P4">
Time: 2023-05-30T01:42:00</text:p>
      <text:p text:style-name="P4">
Location: Moskva, (Latitude:55.64844 Longtitude:37.53119)</text:p>
      <text:p text:style-name="P4">
Videos: []</text:p>
      <text:p text:style-name="P4">
Images: ["<text:a xlink:type="simple" xlink:href="https://liveuamap.com/pics/2023/05/30/22566352_0.jpg" text:style-name="Internet_20_link" text:visited-style-name="Visited_20_Internet_20_Link">
22566352_0.jpg</text:a>
"]</text:p>
      <text:p text:style-name="P4">
Tags: ["Russia", "Central and Eastern Europe"]</text:p>
      <text:p text:style-name="P4">
Id: 22566352</text:p>
      <!--METADATA-->
      <text:p text:style-name="P4">
Drone hit a building at Profsoyuznaya street in Moscow</text:p>
      <text:p text:style-name="P4">
<draw:frame draw:style-name="fr1" draw:name="Image94" text:anchor-type="as-char" svg:width="5.625in" svg:height="10.0in" draw:z-index="0">
<draw:image xlink:href="../Images/liveuamap/2023-05-30T01-42-00/22566352_0.jpg" xlink:type="simple" xlink:show="embed" xlink:actuate="onLoad" draw:mime-type="image/jpeg"/>
</draw:frame>
News Collection Link: <text:a xlink:type="simple" xlink:href="https://liveuamap.com/en/2023/30-may-drone-hit-a-building-at-profsoyuznaya-street-in-moscow" text:style-name="Internet_20_link" text:visited-style-name="Visited_20_Internet_20_Link">
https://liveuamap.com/en/2023/30-may-drone-hit-a-building-at-profsoyuznaya-street-in-moscow</text:a>
</text:p>
      <text:p text:style-name="P4">
News Source: <text:a xlink:type="simple" xlink:href="https://t.me/bbbreaking/156634" text:style-name="Internet_20_link" text:visited-style-name="Visited_20_Internet_20_Link">
https://t.me/bbbreaking/156634</text:a>
</text:p>
      <!--NEWS-->
      <text:h text:style-name="P10" text:outline-level="1">
<text:span text:style-name="T4">
Ukrainian air defense shot down 29 of 31 Shahed drones launched by Russia overnight</text:span>
</text:h>
      <text:p text:style-name="P4">
Authors: liveuamap (Language: en)</text:p>
      <text:p text:style-name="P4">
Time: 2023-05-30T01:45:40</text:p>
      <text:p text:style-name="P4">
Location: Kyiv, Kyiv city (Latitude:50.46483 Longtitude:30.54594)</text:p>
      <text:p text:style-name="P4">
Videos: []</text:p>
      <text:p text:style-name="P4">
Images: ["<text:a xlink:type="simple" xlink:href="https://liveuamap.com/pics/2023/05/30/22566351_0.jpg" text:style-name="Internet_20_link" text:visited-style-name="Visited_20_Internet_20_Link">
22566351_0.jpg</text:a>
"]</text:p>
      <text:p text:style-name="P4">
Tags: ["Europe", "Central and Eastern Europe"]</text:p>
      <text:p text:style-name="P4">
Id: 22566351</text:p>
      <!--METADATA-->
      <text:p text:style-name="P4">
Ukrainian air defense shot down 29 of 31 Shahed drones launched by Russiaovernight</text:p>
      <text:p text:style-name="P4">
<draw:frame draw:style-name="fr1" draw:name="Image95" text:anchor-type="as-char" svg:width="6.9236in" svg:height="6.9236in" draw:z-index="0">
<draw:image xlink:href="../Images/liveuamap/2023-05-30T01-45-40/22566351_0.jpg" xlink:type="simple" xlink:show="embed" xlink:actuate="onLoad" draw:mime-type="image/jpeg"/>
</draw:frame>
News Collection Link: <text:a xlink:type="simple" xlink:href="https://liveuamap.com/en/2023/30-may-ukrainian-air-defense-shot-down-29-of-31-shahed-drones" text:style-name="Internet_20_link" text:visited-style-name="Visited_20_Internet_20_Link">
https://liveuamap.com/en/2023/30-may-ukrainian-air-defense-shot-down-29-of-31-shahed-drones</text:a>
</text:p>
      <text:p text:style-name="P4">
News Source: <text:a xlink:type="simple" xlink:href="https://t.me/kpszsu/2546" text:style-name="Internet_20_link" text:visited-style-name="Visited_20_Internet_20_Link">
https://t.me/kpszsu/2546</text:a>
</text:p>
      <!--NEWS-->
      <text:h text:style-name="P10" text:outline-level="1">
<text:span text:style-name="T4">
Train derailed in Ulyanovsk region as result of suspected sabotage of railways</text:span>
</text:h>
      <text:p text:style-name="P4">
Authors: liveuamap (Language: en)</text:p>
      <text:p text:style-name="P4">
Time: 2023-05-30T01:48:00</text:p>
      <text:p text:style-name="P4">
Location: Ulyanovsk, Ulyanovskaya oblast' (Latitude:54.30666 Longtitude:48.40675)</text:p>
      <text:p text:style-name="P4">
Videos: []</text:p>
      <text:p text:style-name="P4">
Images: ["<text:a xlink:type="simple" xlink:href="https://liveuamap.com/pics/2023/05/30/22566353_0.jpg" text:style-name="Internet_20_link" text:visited-style-name="Visited_20_Internet_20_Link">
22566353_0.jpg</text:a>
"]</text:p>
      <text:p text:style-name="P4">
Tags: ["Russia"]</text:p>
      <text:p text:style-name="P4">
Id: 22566353</text:p>
      <!--METADATA-->
      <text:p text:style-name="P4">
Train derailed in Ulyanovsk region as result of suspected sabotage of railways</text:p>
      <text:p text:style-name="P4">
<draw:frame draw:style-name="fr1" draw:name="Image96" text:anchor-type="as-char" svg:width="6.9236in" svg:height="4.866686in" draw:z-index="0">
<draw:image xlink:href="../Images/liveuamap/2023-05-30T01-48-00/22566353_0.jpg" xlink:type="simple" xlink:show="embed" xlink:actuate="onLoad" draw:mime-type="image/jpeg"/>
</draw:frame>
News Collection Link: <text:a xlink:type="simple" xlink:href="https://liveuamap.com/en/2023/30-may-train-derailed-in-ulyanovsk-region-as-result-of-suspected" text:style-name="Internet_20_link" text:visited-style-name="Visited_20_Internet_20_Link">
https://liveuamap.com/en/2023/30-may-train-derailed-in-ulyanovsk-region-as-result-of-suspected</text:a>
</text:p>
      <text:p text:style-name="P4">
News Source: <text:a xlink:type="simple" xlink:href="https://t.me/bazabazon/18086" text:style-name="Internet_20_link" text:visited-style-name="Visited_20_Internet_20_Link">
https://t.me/bazabazon/18086</text:a>
</text:p>
      <!--NEWS-->
      <text:h text:style-name="P10" text:outline-level="1">
<text:span text:style-name="T4">
One of drones hit a building at Leninsky Avenue in Moscow</text:span>
</text:h>
      <text:p text:style-name="P4">
Authors: liveuamap (Language: en)</text:p>
      <text:p text:style-name="P4">
Time: 2023-05-30T01:59:10</text:p>
      <text:p text:style-name="P4">
Location: Moskva,Moscow (Latitude:55.67797 Longtitude:37.53119)</text:p>
      <text:p text:style-name="P4">
Videos: []</text:p>
      <text:p text:style-name="P4">
Images: []</text:p>
      <text:p text:style-name="P4">
Tags: ["Russia", "Central and Eastern Europe"]</text:p>
      <text:p text:style-name="P4">
Id: 22566354</text:p>
      <!--METADATA-->
      <text:p text:style-name="P4">
One of drones hit a building at Leninsky Avenue in Moscow</text:p>
      <text:p text:style-name="P4">
News Collection Link: <text:a xlink:type="simple" xlink:href="https://liveuamap.com/en/2023/30-may-one-of-drones-hit-a-building-at-leninsky-avenue-in" text:style-name="Internet_20_link" text:visited-style-name="Visited_20_Internet_20_Link">
https://liveuamap.com/en/2023/30-may-one-of-drones-hit-a-building-at-leninsky-avenue-in</text:a>
</text:p>
      <text:p text:style-name="P4">
News Source: <text:a xlink:type="simple" xlink:href="https://t.me/breakingmash/44482" text:style-name="Internet_20_link" text:visited-style-name="Visited_20_Internet_20_Link">
https://t.me/breakingmash/44482</text:a>
</text:p>
      <!--NEWS-->
      <text:h text:style-name="P10" text:outline-level="1">
<text:span text:style-name="T4">
Several drones attacked Moscow this morning</text:span>
</text:h>
      <text:p text:style-name="P4">
Authors: liveuamap (Language: en)</text:p>
      <text:p text:style-name="P4">
Time: 2023-05-30T02:00:33</text:p>
      <text:p text:style-name="P4">
Location: Moskva,Moscow (Latitude:55.67642 Longtitude:37.52878)</text:p>
      <text:p text:style-name="P4">
Videos: []</text:p>
      <text:p text:style-name="P4">
Images: ["<text:a xlink:type="simple" xlink:href="https://liveuamap.com/pics/2023/05/30/22566355_0.jpg" text:style-name="Internet_20_link" text:visited-style-name="Visited_20_Internet_20_Link">
22566355_0.jpg</text:a>
", "<text:a xlink:type="simple" xlink:href="https://liveuamap.com/pics/2023/05/30/22566355_1.jpg" text:style-name="Internet_20_link" text:visited-style-name="Visited_20_Internet_20_Link">
22566355_1.jpg</text:a>
", "<text:a xlink:type="simple" xlink:href="https://liveuamap.com/pics/2023/05/30/22566355_2.jpg" text:style-name="Internet_20_link" text:visited-style-name="Visited_20_Internet_20_Link">
22566355_2.jpg</text:a>
"]</text:p>
      <text:p text:style-name="P4">
Tags: ["Central and Eastern Europe", "Russia"]</text:p>
      <text:p text:style-name="P4">
Id: 22566355</text:p>
      <!--METADATA-->
      <text:p text:style-name="P4">
Several drones attacked Moscow this morning</text:p>
      <text:p text:style-name="P4">
<draw:frame draw:style-name="fr1" draw:name="Image97" text:anchor-type="as-char" svg:width="6.9236in" svg:height="5.1927in" draw:z-index="0">
<draw:image xlink:href="../Images/liveuamap/2023-05-30T02-00-33/22566355_0.jpg" xlink:type="simple" xlink:show="embed" xlink:actuate="onLoad" draw:mime-type="image/jpeg"/>
</draw:frame>
<draw:frame draw:style-name="fr1" draw:name="Image98" text:anchor-type="as-char" svg:width="6.9236in" svg:height="9.231467in" draw:z-index="0">
<draw:image xlink:href="../Images/liveuamap/2023-05-30T02-00-33/22566355_1.jpg" xlink:type="simple" xlink:show="embed" xlink:actuate="onLoad" draw:mime-type="image/jpeg"/>
</draw:frame>
<draw:frame draw:style-name="fr1" draw:name="Image99" text:anchor-type="as-char" svg:width="6.9236in" svg:height="9.231467in" draw:z-index="0">
<draw:image xlink:href="../Images/liveuamap/2023-05-30T02-00-33/22566355_2.jpg" xlink:type="simple" xlink:show="embed" xlink:actuate="onLoad" draw:mime-type="image/jpeg"/>
</draw:frame>
News Collection Link: <text:a xlink:type="simple" xlink:href="https://liveuamap.com/en/2023/30-may-several-drones-attacked-moscow-this-morning" text:style-name="Internet_20_link" text:visited-style-name="Visited_20_Internet_20_Link">
https://liveuamap.com/en/2023/30-may-several-drones-attacked-moscow-this-morning</text:a>
</text:p>
      <text:p text:style-name="P4">
News Source: <text:a xlink:type="simple" xlink:href="https://t.me/shot_shot/52161" text:style-name="Internet_20_link" text:visited-style-name="Visited_20_Internet_20_Link">
https://t.me/shot_shot/52161</text:a>
</text:p>
      <!--NEWS-->
      <text:h text:style-name="P10" text:outline-level="1">
<text:span text:style-name="T4">
Up to 25 drones were involved in attack on Moscow this morning, most of them were shot down, ...</text:span>
</text:h>
      <text:p text:style-name="P4">
Authors: liveuamap (Language: en)</text:p>
      <text:p text:style-name="P4">
Time: 2023-05-30T02:02:14</text:p>
      <text:p text:style-name="P4">
Location: Odintsovo, Moskovskaya oblast' (Latitude:55.67233 Longtitude:37.28369)</text:p>
      <text:p text:style-name="P4">
Videos: []</text:p>
      <text:p text:style-name="P4">
Images: []</text:p>
      <text:p text:style-name="P4">
Tags: ["Russia", "Central and Eastern Europe"]</text:p>
      <text:p text:style-name="P4">
Id: 22566356</text:p>
      <!--METADATA-->
      <text:p text:style-name="P4">
Up to 25 drones were involved in attack on Moscow this morning, most of themwere shot down, - according to Russian media</text:p>
      <text:p text:style-name="P4">
News Collection Link: <text:a xlink:type="simple" xlink:href="https://liveuamap.com/en/2023/30-may-up-to-25-drones-were-involved-in-attack-on-moscow" text:style-name="Internet_20_link" text:visited-style-name="Visited_20_Internet_20_Link">
https://liveuamap.com/en/2023/30-may-up-to-25-drones-were-involved-in-attack-on-moscow</text:a>
</text:p>
      <text:p text:style-name="P4">
News Source: <text:a xlink:type="simple" xlink:href="https://t.me/bazabazon/18083" text:style-name="Internet_20_link" text:visited-style-name="Visited_20_Internet_20_Link">
https://t.me/bazabazon/18083</text:a>
</text:p>
      <!--NEWS-->
      <text:h text:style-name="P10" text:outline-level="1">
<text:span text:style-name="T4">
Governor of Moscow region says several drones were shot down on the way to Moscow</text:span>
</text:h>
      <text:p text:style-name="P4">
Authors: liveuamap (Language: en)</text:p>
      <text:p text:style-name="P4">
Time: 2023-05-30T02:07:28</text:p>
      <text:p text:style-name="P4">
Location: Moskva, Moscow (Latitude:55.74467 Longtitude:37.62502)</text:p>
      <text:p text:style-name="P4">
Videos: []</text:p>
      <text:p text:style-name="P4">
Images: []</text:p>
      <text:p text:style-name="P4">
Tags: ["Russia", "Central and Eastern Europe"]</text:p>
      <text:p text:style-name="P4">
Id: 22566358</text:p>
      <!--METADATA-->
      <text:p text:style-name="P4">
Governor of Moscow region says several drones were shot down on the way toMoscow</text:p>
      <text:p text:style-name="P4">
News Collection Link: <text:a xlink:type="simple" xlink:href="https://liveuamap.com/en/2023/30-may-governor-of-moscow-region-says-several-drones-were" text:style-name="Internet_20_link" text:visited-style-name="Visited_20_Internet_20_Link">
https://liveuamap.com/en/2023/30-may-governor-of-moscow-region-says-several-drones-were</text:a>
</text:p>
      <text:p text:style-name="P4">
News Source: <text:a xlink:type="simple" xlink:href="https://t.me/bbcrussian/47040" text:style-name="Internet_20_link" text:visited-style-name="Visited_20_Internet_20_Link">
https://t.me/bbcrussian/47040</text:a>
</text:p>
      <!--NEWS-->
      <text:h text:style-name="P10" text:outline-level="1">
<text:span text:style-name="T4">
Damage in Kyiv after overnight attack</text:span>
</text:h>
      <text:p text:style-name="P4">
Authors: liveuamap (Language: en)</text:p>
      <text:p text:style-name="P4">
Time: 2023-05-30T02:32:00</text:p>
      <text:p text:style-name="P4">
Location: Kyiv, Kyiv city (Latitude:50.377 Longtitude:30.48637)</text:p>
      <text:p text:style-name="P4">
Videos: []</text:p>
      <text:p text:style-name="P4">
Images: ["<text:a xlink:type="simple" xlink:href="https://liveuamap.com/pics/2023/05/30/22566481_0.jpg" text:style-name="Internet_20_link" text:visited-style-name="Visited_20_Internet_20_Link">
22566481_0.jpg</text:a>
", "<text:a xlink:type="simple" xlink:href="https://liveuamap.com/pics/2023/05/30/22566481_1.jpg" text:style-name="Internet_20_link" text:visited-style-name="Visited_20_Internet_20_Link">
22566481_1.jpg</text:a>
", "<text:a xlink:type="simple" xlink:href="https://liveuamap.com/pics/2023/05/30/22566481_2.jpg" text:style-name="Internet_20_link" text:visited-style-name="Visited_20_Internet_20_Link">
22566481_2.jpg</text:a>
", "<text:a xlink:type="simple" xlink:href="https://liveuamap.com/pics/2023/05/30/22566481_3.jpg" text:style-name="Internet_20_link" text:visited-style-name="Visited_20_Internet_20_Link">
22566481_3.jpg</text:a>
"]</text:p>
      <text:p text:style-name="P4">
Tags: ["Europe", "Central and Eastern Europe"]</text:p>
      <text:p text:style-name="P4">
Id: 22566481</text:p>
      <!--METADATA-->
      <text:p text:style-name="P4">
Damage in Kyiv after overnight attack</text:p>
      <text:p text:style-name="P4">
<draw:frame draw:style-name="fr1" draw:name="Image100" text:anchor-type="as-char" svg:width="6.9236in" svg:height="6.9236in" draw:z-index="0">
<draw:image xlink:href="../Images/liveuamap/2023-05-30T02-32-00/22566481_0.jpg" xlink:type="simple" xlink:show="embed" xlink:actuate="onLoad" draw:mime-type="image/jpeg"/>
</draw:frame>
<draw:frame draw:style-name="fr1" draw:name="Image101" text:anchor-type="as-char" svg:width="6.9236in" svg:height="9.231467in" draw:z-index="0">
<draw:image xlink:href="../Images/liveuamap/2023-05-30T02-32-00/22566481_1.jpg" xlink:type="simple" xlink:show="embed" xlink:actuate="onLoad" draw:mime-type="image/jpeg"/>
</draw:frame>
<draw:frame draw:style-name="fr1" draw:name="Image102" text:anchor-type="as-char" svg:width="6.9236in" svg:height="9.231467in" draw:z-index="0">
<draw:image xlink:href="../Images/liveuamap/2023-05-30T02-32-00/22566481_2.jpg" xlink:type="simple" xlink:show="embed" xlink:actuate="onLoad" draw:mime-type="image/jpeg"/>
</draw:frame>
<draw:frame draw:style-name="fr1" draw:name="Image103" text:anchor-type="as-char" svg:width="6.9236in" svg:height="9.231467in" draw:z-index="0">
<draw:image xlink:href="../Images/liveuamap/2023-05-30T02-32-00/22566481_3.jpg" xlink:type="simple" xlink:show="embed" xlink:actuate="onLoad" draw:mime-type="image/jpeg"/>
</draw:frame>
News Collection Link: <text:a xlink:type="simple" xlink:href="https://liveuamap.com/en/2023/30-may-damage-in-kyiv-after-overnight-attack" text:style-name="Internet_20_link" text:visited-style-name="Visited_20_Internet_20_Link">
https://liveuamap.com/en/2023/30-may-damage-in-kyiv-after-overnight-attack</text:a>
</text:p>
      <text:p text:style-name="P4">
News Source: <text:a xlink:type="simple" xlink:href="https://t.me/UkraineNow/33793" text:style-name="Internet_20_link" text:visited-style-name="Visited_20_Internet_20_Link">
https://t.me/UkraineNow/33793</text:a>
</text:p>
      <!--NEWS-->
      <text:h text:style-name="P10" text:outline-level="1">
<text:span text:style-name="T4">
Russian Ministry of defense claims 8 drones were launched at Moscow. 5 of them were shot down...</text:span>
</text:h>
      <text:p text:style-name="P4">
Authors: liveuamap (Language: en)</text:p>
      <text:p text:style-name="P4">
Time: 2023-05-30T02:42:16</text:p>
      <text:p text:style-name="P4">
Location: Moskva, Moscow (Latitude:55.72873 Longtitude:37.58904)</text:p>
      <text:p text:style-name="P4">
Videos: []</text:p>
      <text:p text:style-name="P4">
Images: []</text:p>
      <text:p text:style-name="P4">
Tags: ["Russia"]</text:p>
      <text:p text:style-name="P4">
Id: 22566388</text:p>
      <!--METADATA-->
      <text:p text:style-name="P4">
Russian Ministry of defense claims 8 drones were launched at Moscow. 5 of themwere shot down by Pantsyr SAM, 3 were diverted by electronic warfare means</text:p>
      <text:p text:style-name="P4">
News Collection Link: <text:a xlink:type="simple" xlink:href="https://liveuamap.com/en/2023/30-may-russian-ministry-of-defense-claims-8-drones-were-launched" text:style-name="Internet_20_link" text:visited-style-name="Visited_20_Internet_20_Link">
https://liveuamap.com/en/2023/30-may-russian-ministry-of-defense-claims-8-drones-were-launched</text:a>
</text:p>
      <text:p text:style-name="P4">
News Source: <text:a xlink:type="simple" xlink:href="https://t.me/bbbreaking/156650" text:style-name="Internet_20_link" text:visited-style-name="Visited_20_Internet_20_Link">
https://t.me/bbbreaking/156650</text:a>
</text:p>
      <!--NEWS-->
      <text:h text:style-name="P10" text:outline-level="1">
<text:span text:style-name="T4">
Donetsk Oblast(08:41). Red Alert: aerial threat. Sirens sounding. Take cover now!</text:span>
</text:h>
      <text:p text:style-name="P4">
Authors: liveuamap (Language: en)</text:p>
      <text:p text:style-name="P4">
Time: 2023-05-30T02:43:00</text:p>
      <text:p text:style-name="P4">
Location: Donetsk Oblast (Latitude:48.7284 Longtitude:37.57693)</text:p>
      <text:p text:style-name="P4">
Videos: []</text:p>
      <text:p text:style-name="P4">
Images: []</text:p>
      <text:p text:style-name="P4">
Tags: ["Europe", "Central and Eastern Europe"]</text:p>
      <text:p text:style-name="P4">
Id: 22566397</text:p>
      <!--METADATA-->
      <text:p text:style-name="P4">
Donetsk Oblast(08:41). Red Alert: aerial threat. Sirens sounding. Take covernow!</text:p>
      <text:p text:style-name="P4">
News Collection Link: <text:a xlink:type="simple" xlink:href="https://liveuamap.com/en/2023/30-may-donetsk-oblast0841-red-alert-aerial-thg" text:style-name="Internet_20_link" text:visited-style-name="Visited_20_Internet_20_Link">
https://liveuamap.com/en/2023/30-may-donetsk-oblast0841-red-alert-aerial-thg</text:a>
</text:p>
      <text:p text:style-name="P4">
News Source: <text:a xlink:type="simple" xlink:href="https://t.me/air_alert_ua/46879" text:style-name="Internet_20_link" text:visited-style-name="Visited_20_Internet_20_Link">
https://t.me/air_alert_ua/46879</text:a>
</text:p>
      <!--NEWS-->
      <text:h text:style-name="P10" text:outline-level="1">
<text:span text:style-name="T4">
Zaporizka Oblast(09:02). Red Alert: aerial threat. Sirens sounding. Take cover now!</text:span>
</text:h>
      <text:p text:style-name="P4">
Authors: liveuamap (Language: en)</text:p>
      <text:p text:style-name="P4">
Time: 2023-05-30T03:05:00</text:p>
      <text:p text:style-name="P4">
Location: Zaporizka Oblast (Latitude:47.613091 Longtitude:35.766171)</text:p>
      <text:p text:style-name="P4">
Videos: []</text:p>
      <text:p text:style-name="P4">
Images: []</text:p>
      <text:p text:style-name="P4">
Tags: ["Europe", "Central and Eastern Europe"]</text:p>
      <text:p text:style-name="P4">
Id: 22566433</text:p>
      <!--METADATA-->
      <text:p text:style-name="P4">
Zaporizhzhia region(09:02). Red Alert: aerial threat. Sirens sounding. Take covernow!</text:p>
      <text:p text:style-name="P4">
News Collection Link: <text:a xlink:type="simple" xlink:href="https://liveuamap.com/en/2023/30-may-zaporizka-oblast0902-red-alert-aerial-g" text:style-name="Internet_20_link" text:visited-style-name="Visited_20_Internet_20_Link">
https://liveuamap.com/en/2023/30-may-zaporizka-oblast0902-red-alert-aerial-g</text:a>
</text:p>
      <text:p text:style-name="P4">
News Source: <text:a xlink:type="simple" xlink:href="https://t.me/air_alert_ua/46880" text:style-name="Internet_20_link" text:visited-style-name="Visited_20_Internet_20_Link">
https://t.me/air_alert_ua/46880</text:a>
</text:p>
      <!--NEWS-->
      <text:h text:style-name="P10" text:outline-level="1">
<text:span text:style-name="T4">
Debris of S-200 missile were found between Osadchee and Krasnoye villages of Belgorood region</text:span>
</text:h>
      <text:p text:style-name="P4">
Authors: liveuamap (Language: en)</text:p>
      <text:p text:style-name="P4">
Time: 2023-05-30T03:19:00</text:p>
      <text:p text:style-name="P4">
Location: Belgorod (Latitude:50.3475 Longtitude:38.88166)</text:p>
      <text:p text:style-name="P4">
Videos: []</text:p>
      <text:p text:style-name="P4">
Images: ["<text:a xlink:type="simple" xlink:href="https://liveuamap.com/pics/2023/05/30/22566477_0.jpg" text:style-name="Internet_20_link" text:visited-style-name="Visited_20_Internet_20_Link">
22566477_0.jpg</text:a>
"]</text:p>
      <text:p text:style-name="P4">
Tags: ["Central and Eastern Europe", "Russia"]</text:p>
      <text:p text:style-name="P4">
Id: 22566477</text:p>
      <!--METADATA-->
      <text:p text:style-name="P4">
Debris of S-200 missile were found between Osadchee and Krasnoye villages ofBelgorood region</text:p>
      <text:p text:style-name="P4">
<draw:frame draw:style-name="fr1" draw:name="Image104" text:anchor-type="as-char" svg:width="6.9236in" svg:height="9.231467in" draw:z-index="0">
<draw:image xlink:href="../Images/liveuamap/2023-05-30T03-19-00/22566477_0.jpg" xlink:type="simple" xlink:show="embed" xlink:actuate="onLoad" draw:mime-type="image/jpeg"/>
</draw:frame>
News Collection Link: <text:a xlink:type="simple" xlink:href="https://liveuamap.com/en/2023/30-may-debris-of-s200-missile-were-found-between-osadchee" text:style-name="Internet_20_link" text:visited-style-name="Visited_20_Internet_20_Link">
https://liveuamap.com/en/2023/30-may-debris-of-s200-missile-were-found-between-osadchee</text:a>
</text:p>
      <text:p text:style-name="P4">
News Source: <text:a xlink:type="simple" xlink:href="https://t.me/bazabazon/18088" text:style-name="Internet_20_link" text:visited-style-name="Visited_20_Internet_20_Link">
https://t.me/bazabazon/18088</text:a>
</text:p>
      <!--NEWS-->
      <text:h text:style-name="P10" text:outline-level="1">
<text:span text:style-name="T4">
Missile launches reported from Shakhtarsk</text:span>
</text:h>
      <text:p text:style-name="P4">
Authors: liveuamap (Language: en)</text:p>
      <text:p text:style-name="P4">
Time: 2023-05-30T03:21:00</text:p>
      <text:p text:style-name="P4">
Location: Shakhtars'k,Donetsk Oblast (Latitude:48.04733 Longtitude:38.47116)</text:p>
      <text:p text:style-name="P4">
Videos: []</text:p>
      <text:p text:style-name="P4">
Images: []</text:p>
      <text:p text:style-name="P4">
Tags: ["Minsk Monitor", "Europe"]</text:p>
      <text:p text:style-name="P4">
Id: 22566478</text:p>
      <!--METADATA-->
      <text:p text:style-name="P4">
Missile launches reported from Shakhtarsk</text:p>
      <text:p text:style-name="P4">
News Collection Link: <text:a xlink:type="simple" xlink:href="https://liveuamap.com/en/2023/30-may-missile-launches-reported-from-shakhtarsk" text:style-name="Internet_20_link" text:visited-style-name="Visited_20_Internet_20_Link">
https://liveuamap.com/en/2023/30-may-missile-launches-reported-from-shakhtarsk</text:a>
</text:p>
      <text:p text:style-name="P4">
News Source: <text:a xlink:type="simple" xlink:href="https://t.me/itsdonetsk/77587" text:style-name="Internet_20_link" text:visited-style-name="Visited_20_Internet_20_Link">
https://t.me/itsdonetsk/77587</text:a>
</text:p>
      <!--NEWS-->
      <text:h text:style-name="P10" text:outline-level="1">
<text:span text:style-name="T4">
Dnipro, Dnipropetrovska Oblast(09:31). Red Alert: aerial threat. Sirens sounding. Take cover ...</text:span>
</text:h>
      <text:p text:style-name="P4">
Authors: liveuamap (Language: en)</text:p>
      <text:p text:style-name="P4">
Time: 2023-05-30T03:33:00</text:p>
      <text:p text:style-name="P4">
Location: Dnipro (Latitude:48.45881 Longtitude:35.03853)</text:p>
      <text:p text:style-name="P4">
Videos: []</text:p>
      <text:p text:style-name="P4">
Images: []</text:p>
      <text:p text:style-name="P4">
Tags: ["Europe", "Central and Eastern Europe"]</text:p>
      <text:p text:style-name="P4">
Id: 22566476</text:p>
      <!--METADATA-->
      <text:p text:style-name="P4">
Dnipro, Dnipropetrovsk region(09:31). Red Alert: aerial threat. Sirenssounding. Take cover now!</text:p>
      <text:p text:style-name="P4">
News Collection Link: <text:a xlink:type="simple" xlink:href="https://liveuamap.com/en/2023/30-may-dnipro-dnipropetrovska-oblast0931-red-g" text:style-name="Internet_20_link" text:visited-style-name="Visited_20_Internet_20_Link">
https://liveuamap.com/en/2023/30-may-dnipro-dnipropetrovska-oblast0931-red-g</text:a>
</text:p>
      <text:p text:style-name="P4">
News Source: <text:a xlink:type="simple" xlink:href="https://t.me/air_alert_ua/46882" text:style-name="Internet_20_link" text:visited-style-name="Visited_20_Internet_20_Link">
https://t.me/air_alert_ua/46882</text:a>
</text:p>
      <!--NEWS-->
      <text:h text:style-name="P10" text:outline-level="1">
<text:span text:style-name="T4">
Poltavska Oblast(09:51). Red Alert: aerial threat. Sirens sounding. Take cover now!</text:span>
</text:h>
      <text:p text:style-name="P4">
Authors: liveuamap (Language: en)</text:p>
      <text:p text:style-name="P4">
Time: 2023-05-30T03:51:00</text:p>
      <text:p text:style-name="P4">
Location: Poltavska Oblast (Latitude:49.47636 Longtitude:33.81856)</text:p>
      <text:p text:style-name="P4">
Videos: []</text:p>
      <text:p text:style-name="P4">
Images: []</text:p>
      <text:p text:style-name="P4">
Tags: ["Europe", "Central and Eastern Europe"]</text:p>
      <text:p text:style-name="P4">
Id: 22566483</text:p>
      <!--METADATA-->
      <text:p text:style-name="P4">
Poltava(09:51). Red Alert: aerial threat. Sirens sounding. Take covernow!</text:p>
      <text:p text:style-name="P4">
News Collection Link: <text:a xlink:type="simple" xlink:href="https://liveuamap.com/en/2023/30-may-poltavska-oblast0951-red-alert-aerial-g" text:style-name="Internet_20_link" text:visited-style-name="Visited_20_Internet_20_Link">
https://liveuamap.com/en/2023/30-may-poltavska-oblast0951-red-alert-aerial-g</text:a>
</text:p>
      <text:p text:style-name="P4">
News Source: <text:a xlink:type="simple" xlink:href="https://t.me/suspilnepoltava/11340" text:style-name="Internet_20_link" text:visited-style-name="Visited_20_Internet_20_Link">
https://t.me/suspilnepoltava/11340</text:a>
</text:p>
      <!--NEWS-->
      <text:h text:style-name="P10" text:outline-level="1">
<text:span text:style-name="T4">
Sumy region, Kharkiv, Kharkiv region (09:51). Red Alrt: Aerial Tchretate. Sirens Sounding. ...</text:span>
</text:h>
      <text:p text:style-name="P4">
Authors: liveuamap (Language: en)</text:p>
      <text:p text:style-name="P4">
Time: 2023-05-30T03:52:00</text:p>
      <text:p text:style-name="P4">
Location: Sumska Oblast (Latitude:51.00000000 Longtitude:34.00000000)</text:p>
      <text:p text:style-name="P4">
Videos: []</text:p>
      <text:p text:style-name="P4">
Images: []</text:p>
      <text:p text:style-name="P4">
Tags: ["Europe", "Central and Eastern Europe"]</text:p>
      <text:p text:style-name="P4">
Id: 22566485</text:p>
      <!--METADATA-->
      <text:p text:style-name="P4">
Sumy region, Kharkiv, Kharkiv region(09:51). Red Alert: aerial threat.Sirens sounding. Take cover now!</text:p>
      <text:p text:style-name="P4">
News Collection Link: <text:a xlink:type="simple" xlink:href="https://liveuamap.com/en/2023/30-may-sumska-oblast-kharkiv-kharkivska-oblasg" text:style-name="Internet_20_link" text:visited-style-name="Visited_20_Internet_20_Link">
https://liveuamap.com/en/2023/30-may-sumska-oblast-kharkiv-kharkivska-oblasg</text:a>
</text:p>
      <text:p text:style-name="P4">
News Source: <text:a xlink:type="simple" xlink:href="https://t.me/air_alert_ua/46887" text:style-name="Internet_20_link" text:visited-style-name="Visited_20_Internet_20_Link">
https://t.me/air_alert_ua/46887</text:a>
</text:p>
      <!--NEWS-->
      <text:h text:style-name="P10" text:outline-level="1">
<text:span text:style-name="T4">
According to Russian MP drones were shot down at Ilyinskoe and Timoshkino villages of Krasnog...</text:span>
</text:h>
      <text:p text:style-name="P4">
Authors: liveuamap (Language: en)</text:p>
      <text:p text:style-name="P4">
Time: 2023-05-30T04:02:18</text:p>
      <text:p text:style-name="P4">
Location: Moscow (Latitude:55.7827 Longtitude:36.97689)</text:p>
      <text:p text:style-name="P4">
Videos: []</text:p>
      <text:p text:style-name="P4">
Images: []</text:p>
      <text:p text:style-name="P4">
Tags: ["Central and Eastern Europe", "Avia"]</text:p>
      <text:p text:style-name="P4">
Id: 22566486</text:p>
      <!--METADATA-->
      <text:p text:style-name="P4">
According to Russian MP drones were shot down at Ilyinskoe and Timoshkinovillages of Krasnogorskiy district, Razdory and Romashkovo villages ofOdintsovo district and Greenfield village of Istra district of Moscow region</text:p>
      <text:p text:style-name="P4">
News Collection Link: <text:a xlink:type="simple" xlink:href="https://liveuamap.com/en/2023/30-may-according-to-russian-mp-drones-were-shot-down-at-ilyinskoe" text:style-name="Internet_20_link" text:visited-style-name="Visited_20_Internet_20_Link">
https://liveuamap.com/en/2023/30-may-according-to-russian-mp-drones-were-shot-down-at-ilyinskoe</text:a>
</text:p>
      <text:p text:style-name="P4">
News Source: <text:a xlink:type="simple" xlink:href="https://t.me/bbbreaking/156658" text:style-name="Internet_20_link" text:visited-style-name="Visited_20_Internet_20_Link">
https://t.me/bbbreaking/156658</text:a>
</text:p>
      <!--NEWS-->
      <text:h text:style-name="P10" text:outline-level="1">
<text:span text:style-name="T4">
Shelling reported in Schebekine town of Belgorod region. According to Russian media enterprise...</text:span>
</text:h>
      <text:p text:style-name="P4">
Authors: liveuamap (Language: en)</text:p>
      <text:p text:style-name="P4">
Time: 2023-05-30T04:05:51</text:p>
      <text:p text:style-name="P4">
Location: Belgorod (Latitude:50.40327 Longtitude:36.90067)</text:p>
      <text:p text:style-name="P4">
Videos: []</text:p>
      <text:p text:style-name="P4">
Images: []</text:p>
      <text:p text:style-name="P4">
Tags: ["Russia", "Central and Eastern Europe"]</text:p>
      <text:p text:style-name="P4">
Id: 22566487</text:p>
      <!--METADATA-->
      <text:p text:style-name="P4">
Shelling reported in Schebekine town of Belgorod region. According to Russianmedia enterprise producing glass for Apple Watch was damaged</text:p>
      <text:p text:style-name="P4">
News Collection Link: <text:a xlink:type="simple" xlink:href="https://liveuamap.com/en/2023/30-may-shelling-reported-in-schebekine-town-of-belgorod-region" text:style-name="Internet_20_link" text:visited-style-name="Visited_20_Internet_20_Link">
https://liveuamap.com/en/2023/30-may-shelling-reported-in-schebekine-town-of-belgorod-region</text:a>
</text:p>
      <text:p text:style-name="P4">
News Source: <text:a xlink:type="simple" xlink:href="https://t.me/rusbrief/121526" text:style-name="Internet_20_link" text:visited-style-name="Visited_20_Internet_20_Link">
https://t.me/rusbrief/121526</text:a>
</text:p>
      <!--NEWS-->
      <text:h text:style-name="P10" text:outline-level="1">
<text:span text:style-name="T4">
Dnipro, Dnipropetrovska Oblast(10:15). Red Alert: aerial threat. Sirens sounding. Take cover ...</text:span>
</text:h>
      <text:p text:style-name="P4">
Authors: liveuamap (Language: en)</text:p>
      <text:p text:style-name="P4">
Time: 2023-05-30T04:23:00</text:p>
      <text:p text:style-name="P4">
Location: Dnipro (Latitude:48.45955 Longtitude:35.03887)</text:p>
      <text:p text:style-name="P4">
Videos: []</text:p>
      <text:p text:style-name="P4">
Images: []</text:p>
      <text:p text:style-name="P4">
Tags: ["Europe", "Central and Eastern Europe"]</text:p>
      <text:p text:style-name="P4">
Id: 22566488</text:p>
      <!--METADATA-->
      <text:p text:style-name="P4">
Dnipro, Dnipropetrovsk region(10:15). Red Alert: aerial threat. Sirenssounding. Take cover now!</text:p>
      <text:p text:style-name="P4">
News Collection Link: <text:a xlink:type="simple" xlink:href="https://liveuamap.com/en/2023/30-may-dnipro-dnipropetrovska-oblast1015-red-g" text:style-name="Internet_20_link" text:visited-style-name="Visited_20_Internet_20_Link">
https://liveuamap.com/en/2023/30-may-dnipro-dnipropetrovska-oblast1015-red-g</text:a>
</text:p>
      <text:p text:style-name="P4">
News Source: <text:a xlink:type="simple" xlink:href="https://t.me/air_alert_ua/46889" text:style-name="Internet_20_link" text:visited-style-name="Visited_20_Internet_20_Link">
https://t.me/air_alert_ua/46889</text:a>
</text:p>
      <!--NEWS-->
      <text:h text:style-name="P10" text:outline-level="1">
<text:span text:style-name="T4">
1 person killed, 9 wounded in Russian drone attack against Kyiv overnight</text:span>
</text:h>
      <text:p text:style-name="P4">
Authors: liveuamap (Language: en)</text:p>
      <text:p text:style-name="P4">
Time: 2023-05-30T04:33:31</text:p>
      <text:p text:style-name="P4">
Location: Kyiv, Kyiv city (Latitude:50.38707 Longtitude:30.49444)</text:p>
      <text:p text:style-name="P4">
Videos: []</text:p>
      <text:p text:style-name="P4">
Images: ["<text:a xlink:type="simple" xlink:href="https://liveuamap.com/pics/2023/05/30/22566492_0.jpg" text:style-name="Internet_20_link" text:visited-style-name="Visited_20_Internet_20_Link">
22566492_0.jpg</text:a>
"]</text:p>
      <text:p text:style-name="P4">
Tags: []</text:p>
      <text:p text:style-name="P4">
Id: 22566492</text:p>
      <!--METADATA-->
      <text:p text:style-name="P4">
1 person killed, 9 wounded in Russian drone attack against Kyiv overnight</text:p>
      <text:p text:style-name="P4">
<draw:frame draw:style-name="fr1" draw:name="Image105" text:anchor-type="as-char" svg:width="6.9236in" svg:height="5.1927in" draw:z-index="0">
<draw:image xlink:href="../Images/liveuamap/2023-05-30T04-33-31/22566492_0.jpg" xlink:type="simple" xlink:show="embed" xlink:actuate="onLoad" draw:mime-type="image/jpeg"/>
</draw:frame>
News Collection Link: <text:a xlink:type="simple" xlink:href="https://liveuamap.com/en/2023/30-may-1-person-killed-9-wounded-in-russian-drone-attack" text:style-name="Internet_20_link" text:visited-style-name="Visited_20_Internet_20_Link">
https://liveuamap.com/en/2023/30-may-1-person-killed-9-wounded-in-russian-drone-attack</text:a>
</text:p>
      <text:p text:style-name="P4">
News Source: <text:a xlink:type="simple" xlink:href="https://twitter.com/censor_net/status/1663463003142979585" text:style-name="Internet_20_link" text:visited-style-name="Visited_20_Internet_20_Link">
https://twitter.com/censor_net/status/1663463003142979585</text:a>
</text:p>
      <!--NEWS-->
      <text:h text:style-name="P10" text:outline-level="1">
<text:span text:style-name="T4">
JSC Sivershchyna And Slobozhanshchina Directions Rusyan Army Shelled Mid-Buda, Pavlivka, ...</text:span>
</text:h>
      <text:p text:style-name="P4">
Authors: liveuamap (Language: en)</text:p>
      <text:p text:style-name="P4">
Time: 2023-05-30T05:24:00</text:p>
      <text:p text:style-name="P4">
Location: Izyum (Latitude:50.15645 Longtitude:37.65942)</text:p>
      <text:p text:style-name="P4">
Videos: []</text:p>
      <text:p text:style-name="P4">
Images: []</text:p>
      <text:p text:style-name="P4">
Tags: ["Russia"]</text:p>
      <text:p text:style-name="P4">
Id: 22566505</text:p>
      <!--METADATA-->
      <text:p text:style-name="P4">
At sivershchyna and slBozhanschyna directions Russian army Shelled Seredyna-Buda, Pavlivka, Katerynivka, Shevchenko, Velyka, Pysarivkaa of Morokhovets, Ternova, IzBytske, Starytsya, Hatysche, Vovchansk, Pletenivka, Tykhe, Vovchanski Khutory, Mala Vovcha, Varvarivka, Budarky, Zemlyanky, Chuhunivka of Kharkiv Region. Russian AviationConducrated Airstrike at Milove of Kharkiv Region, - General Staff of Armedforces of Ukraine Says in the Morning Report</text:p>
      <text:p text:style-name="P4">
News Collection Link:(https://liveuamap.com/en/2023/30-may-at-sivershchyna-and-slobozhanschyna-directions-russian)</text:p>
      <text:p text:style-name="P4">
News Source: <text:a xlink:type="simple" xlink:href="https://t.me/lumsrc/4938" text:style-name="Internet_20_link" text:visited-style-name="Visited_20_Internet_20_Link">
https://t.me/lumsrc/4938</text:a>
</text:p>
      <!--NEWS-->
      <text:h text:style-name="P10" text:outline-level="1">
<text:span text:style-name="T4">
At Zaporizhzhia and Kherson directions Russian army shelled Vremivka, Zelene Pole, Novopil of...</text:span>
</text:h>
      <text:p text:style-name="P4">
Authors: liveuamap (Language: en)</text:p>
      <text:p text:style-name="P4">
Time: 2023-05-30T05:25:00</text:p>
      <text:p text:style-name="P4">
Location: Zaporizhzhia (Latitude:47.52879 Longtitude:35.91019)</text:p>
      <text:p text:style-name="P4">
Videos: []</text:p>
      <text:p text:style-name="P4">
Images: []</text:p>
      <text:p text:style-name="P4">
Tags: ["Russia"]</text:p>
      <text:p text:style-name="P4">
Id: 22566498</text:p>
      <!--METADATA-->
      <text:p text:style-name="P4">
At zaporizhzhzhia and kherson directions Russian Army Shelled Vremivka, Zelenepole, Novopil of Donetsk Region; Olhivske, Huliapole, Mala tokmachka, Novodanylivka, Orikhiv, Novoandriyivka and Stepnohrisk of Zaporizhzhzhzhia Region, Kachkka, Kachkarya, MYLOVKA, Kachkarya. Vka, Antonivka, Komyshaany, Dniprovske, Kizomys of Kherson Region and Kherson City. Huliapoleand Mala tokmachka of Zaporizhzhia Region, - General Staff of Armed Forces OfUkraine Says in the Morning Report</text:p>
      <text:p text:style-name="P4">
News Collection Link:(https://liveuamap.com/en/2023/30-may-at-zaporizhzhia-and-kherson-directions-russian-army)</text:p>
      <text:p text:style-name="P4">
News Source: <text:a xlink:type="simple" xlink:href="https://t.me/lumsrc/4945" text:style-name="Internet_20_link" text:visited-style-name="Visited_20_Internet_20_Link">
https://t.me/lumsrc/4945</text:a>
</text:p>
      <!--NEWS-->
      <text:h text:style-name="P10" text:outline-level="1">
<text:span text:style-name="T4">
Putin has no plans to make a statement after the UAV attack - Kremlin's spokesperson</text:span>
</text:h>
      <text:p text:style-name="P4">
Authors: liveuamap (Language: en)</text:p>
      <text:p text:style-name="P4">
Time: 2023-05-30T05:38:00</text:p>
      <text:p text:style-name="P4">
Location: Moskva, Moscow (Latitude:55.75108 Longtitude:37.61564)</text:p>
      <text:p text:style-name="P4">
Videos: []</text:p>
      <text:p text:style-name="P4">
Images: []</text:p>
      <text:p text:style-name="P4">
Tags: ["Central and Eastern Europe", "Russia"]</text:p>
      <text:p text:style-name="P4">
Id: 22566509</text:p>
      <!--METADATA-->
      <text:p text:style-name="P4">
Putin has no plans to make a statement after the UAV attack - Kremlin'sspokesperson</text:p>
      <text:p text:style-name="P4">
News Collection Link: <text:a xlink:type="simple" xlink:href="https://liveuamap.com/en/2023/30-may-putin-has-no-plans-to-make-a-statement-after-the-uav" text:style-name="Internet_20_link" text:visited-style-name="Visited_20_Internet_20_Link">
https://liveuamap.com/en/2023/30-may-putin-has-no-plans-to-make-a-statement-after-the-uav</text:a>
</text:p>
      <text:p text:style-name="P4">
News Source: <text:a xlink:type="simple" xlink:href="https://t.me/bbbreaking/156672" text:style-name="Internet_20_link" text:visited-style-name="Visited_20_Internet_20_Link">
https://t.me/bbbreaking/156672</text:a>
</text:p>
      <!--NEWS-->
      <text:h text:style-name="P10" text:outline-level="1">
<text:span text:style-name="T4">
Ukraine returned the bodies of 79 dead soldiers from the temporarily occupied territories, th...</text:span>
</text:h>
      <text:p text:style-name="P4">
Authors: liveuamap (Language: en)</text:p>
      <text:p text:style-name="P4">
Time: 2023-05-30T05:52:00</text:p>
      <text:p text:style-name="P4">
Location: Kyiv, Kyiv city (Latitude:50.4458 Longtitude:30.5289)</text:p>
      <text:p text:style-name="P4">
Videos: []</text:p>
      <text:p text:style-name="P4">
Images: []</text:p>
      <text:p text:style-name="P4">
Tags: ["Europe"]</text:p>
      <text:p text:style-name="P4">
Id: 22566540</text:p>
      <!--METADATA-->
      <text:p text:style-name="P4">
Ukraine returned the bodies of 79 dead soldiers from the temporarily occupiedterritories, the Ministry of Reintegration reported</text:p>
      <text:p text:style-name="P4">
News Collection Link: <text:a xlink:type="simple" xlink:href="https://liveuamap.com/en/2023/30-may-ukraine-returned-the-bodies-of-79-dead-soldiers-from" text:style-name="Internet_20_link" text:visited-style-name="Visited_20_Internet_20_Link">
https://liveuamap.com/en/2023/30-may-ukraine-returned-the-bodies-of-79-dead-soldiers-from</text:a>
</text:p>
      <text:p text:style-name="P4">
News Source: <text:a xlink:type="simple" xlink:href="https://t.me/suspilnenews/21249" text:style-name="Internet_20_link" text:visited-style-name="Visited_20_Internet_20_Link">
https://t.me/suspilnenews/21249</text:a>
</text:p>
      <!--NEWS-->
      <text:h text:style-name="P10" text:outline-level="1">
<text:span text:style-name="T4">
The Kremlin: The air defenses responded well to the attacks on Moscow</text:span>
</text:h>
      <text:p text:style-name="P4">
Authors: liveuamap (Language: en)</text:p>
      <text:p text:style-name="P4">
Time: 2023-05-30T05:55:17</text:p>
      <text:p text:style-name="P4">
Location: Moskva, Moscow (Latitude:55.74895 Longtitude:37.61307)</text:p>
      <text:p text:style-name="P4">
Videos: []</text:p>
      <text:p text:style-name="P4">
Images: []</text:p>
      <text:p text:style-name="P4">
Tags: ["Russia", "Central and Eastern Europe"]</text:p>
      <text:p text:style-name="P4">
Id: 22566506</text:p>
      <!--METADATA-->
      <text:p text:style-name="P4">
The Kremlin: The air defenses responded well to the attacks on Moscow</text:p>
      <text:p text:style-name="P4">
News Collection Link: <text:a xlink:type="simple" xlink:href="https://liveuamap.com/en/2023/30-may-the-kremlin-the-air-defenses-responded-well-to-the" text:style-name="Internet_20_link" text:visited-style-name="Visited_20_Internet_20_Link">
https://liveuamap.com/en/2023/30-may-the-kremlin-the-air-defenses-responded-well-to-the</text:a>
</text:p>
      <text:p text:style-name="P4">
News Source: <text:a xlink:type="simple" xlink:href="https://twitter.com/SkyNewsArabia_B/status/1663480132147847170" text:style-name="Internet_20_link" text:visited-style-name="Visited_20_Internet_20_Link">
https://twitter.com/SkyNewsArabia_B/status/1663480132147847170</text:a>
</text:p>
      <!--NEWS-->
      <text:h text:style-name="P10" text:outline-level="1">
<text:span text:style-name="T4">
Dnipro, Dnipropetrovska Oblast(12:06). Red Alert: aerial threat. Sirens sounding. Take cover ...</text:span>
</text:h>
      <text:p text:style-name="P4">
Authors: liveuamap (Language: en)</text:p>
      <text:p text:style-name="P4">
Time: 2023-05-30T06:07:00</text:p>
      <text:p text:style-name="P4">
Location: Dnipro (Latitude:48.45893 Longtitude:35.03935)</text:p>
      <text:p text:style-name="P4">
Videos: []</text:p>
      <text:p text:style-name="P4">
Images: []</text:p>
      <text:p text:style-name="P4">
Tags: ["Europe", "Central and Eastern Europe"]</text:p>
      <text:p text:style-name="P4">
Id: 22566520</text:p>
      <!--METADATA-->
      <text:p text:style-name="P4">
Dnipro, Dnipropetrovsk region(12:06). Red Alert: aerial threat. Sirenssounding. Take cover now!</text:p>
      <text:p text:style-name="P4">
News Collection Link: <text:a xlink:type="simple" xlink:href="https://liveuamap.com/en/2023/30-may-dnipro-dnipropetrovska-oblast1206-red-g" text:style-name="Internet_20_link" text:visited-style-name="Visited_20_Internet_20_Link">
https://liveuamap.com/en/2023/30-may-dnipro-dnipropetrovska-oblast1206-red-g</text:a>
</text:p>
      <text:p text:style-name="P4">
News Source: <text:a xlink:type="simple" xlink:href="https://t.me/air_alert_ua/46895" text:style-name="Internet_20_link" text:visited-style-name="Visited_20_Internet_20_Link">
https://t.me/air_alert_ua/46895</text:a>
</text:p>
      <!--NEWS-->
      <text:h text:style-name="P10" text:outline-level="1">
<text:span text:style-name="T4">
Kremlin's spokesperson says attack of drones in Moscow was the response on Russian attack aga...</text:span>
</text:h>
      <text:p text:style-name="P4">
Authors: liveuamap (Language: en)</text:p>
      <text:p text:style-name="P4">
Time: 2023-05-30T06:16:35</text:p>
      <text:p text:style-name="P4">
Location: Moskva, Moscow (Latitude:55.74953 Longtitude:37.61873)</text:p>
      <text:p text:style-name="P4">
Videos: []</text:p>
      <text:p text:style-name="P4">
Images: []</text:p>
      <text:p text:style-name="P4">
Tags: ["Central and Eastern Europe", "Russia"]</text:p>
      <text:p text:style-name="P4">
Id: 22566534</text:p>
      <!--METADATA-->
      <text:p text:style-name="P4">
Kremlin's spokesperson says attack of drones in Moscow was the response onRussian attack against "decision making center" in Ukraine on Sunday</text:p>
      <text:p text:style-name="P4">
News Collection Link: <text:a xlink:type="simple" xlink:href="https://liveuamap.com/en/2023/30-may-kremlins-spokesperson-says-attack-of-drones-in-moscow" text:style-name="Internet_20_link" text:visited-style-name="Visited_20_Internet_20_Link">
https://liveuamap.com/en/2023/30-may-kremlins-spokesperson-says-attack-of-drones-in-moscow</text:a>
</text:p>
      <text:p text:style-name="P4">
News Source: <text:a xlink:type="simple" xlink:href="https://t.me/bbbreaking/156670" text:style-name="Internet_20_link" text:visited-style-name="Visited_20_Internet_20_Link">
https://t.me/bbbreaking/156670</text:a>
</text:p>
      <!--NEWS-->
      <text:h text:style-name="P10" text:outline-level="1">
<text:span text:style-name="T4">
Russian Defense Minister Shoigu claims another Patriot SAM was hit in Kyiv</text:span>
</text:h>
      <text:p text:style-name="P4">
Authors: liveuamap (Language: en)</text:p>
      <text:p text:style-name="P4">
Time: 2023-05-30T06:30:41</text:p>
      <text:p text:style-name="P4">
Location: Moskva, Moscow (Latitude:55.72757 Longtitude:37.58934)</text:p>
      <text:p text:style-name="P4">
Videos: []</text:p>
      <text:p text:style-name="P4">
Images: []</text:p>
      <text:p text:style-name="P4">
Tags: ["Russia"]</text:p>
      <text:p text:style-name="P4">
Id: 22566541</text:p>
      <!--METADATA-->
      <text:p text:style-name="P4">
Russian Defense Minister Shoigu claims another Patriot SAM was hit in Kyiv</text:p>
      <text:p text:style-name="P4">
News Collection Link: <text:a xlink:type="simple" xlink:href="https://liveuamap.com/en/2023/30-may-russian-defense-minister-shoigu-claims-another-patriot" text:style-name="Internet_20_link" text:visited-style-name="Visited_20_Internet_20_Link">
https://liveuamap.com/en/2023/30-may-russian-defense-minister-shoigu-claims-another-patriot</text:a>
</text:p>
      <text:p text:style-name="P4">
News Source: <text:a xlink:type="simple" xlink:href="https://t.me/bbbreaking/156678" text:style-name="Internet_20_link" text:visited-style-name="Visited_20_Internet_20_Link">
https://t.me/bbbreaking/156678</text:a>
</text:p>
      <!--NEWS-->
      <text:h text:style-name="P10" text:outline-level="1">
<text:span text:style-name="T4">
Zaporizka Oblast(12:59). Red Alert: aerial threat. Sirens sounding. Take cover now!</text:span>
</text:h>
      <text:p text:style-name="P4">
Authors: liveuamap (Language: en)</text:p>
      <text:p text:style-name="P4">
Time: 2023-05-30T07:01:00</text:p>
      <text:p text:style-name="P4">
Location: Zaporizka Oblast (Latitude:47.612341 Longtitude:35.764071)</text:p>
      <text:p text:style-name="P4">
Videos: []</text:p>
      <text:p text:style-name="P4">
Images: []</text:p>
      <text:p text:style-name="P4">
Tags: ["Europe", "Central and Eastern Europe"]</text:p>
      <text:p text:style-name="P4">
Id: 22566545</text:p>
      <!--METADATA-->
      <text:p text:style-name="P4">
Zaporizhzhia region(12:59). Red Alert: aerial threat. Sirens sounding. Take covernow!</text:p>
      <text:p text:style-name="P4">
News Collection Link: <text:a xlink:type="simple" xlink:href="https://liveuamap.com/en/2023/30-may-zaporizka-oblast1259-red-alert-aerial-g" text:style-name="Internet_20_link" text:visited-style-name="Visited_20_Internet_20_Link">
https://liveuamap.com/en/2023/30-may-zaporizka-oblast1259-red-alert-aerial-g</text:a>
</text:p>
      <text:p text:style-name="P4">
News Source: <text:a xlink:type="simple" xlink:href="https://t.me/air_alert_ua/46897" text:style-name="Internet_20_link" text:visited-style-name="Visited_20_Internet_20_Link">
https://t.me/air_alert_ua/46897</text:a>
</text:p>
      <!--NEWS-->
      <text:h text:style-name="P10" text:outline-level="1">
<text:span text:style-name="T4">
Partial blackouts reported in several regions of Ukraine</text:span>
</text:h>
      <text:p text:style-name="P4">
Authors: liveuamap (Language: en)</text:p>
      <text:p text:style-name="P4">
Time: 2023-05-30T07:07:12</text:p>
      <text:p text:style-name="P4">
Location: Dnipro (Latitude:46.85491 Longtitude:30.59409)</text:p>
      <text:p text:style-name="P4">
Videos: []</text:p>
      <text:p text:style-name="P4">
Images: []</text:p>
      <text:p text:style-name="P4">
Tags: ["Energy", "Central and Eastern Europe"]</text:p>
      <text:p text:style-name="P4">
Id: 22566546</text:p>
      <!--METADATA-->
      <text:p text:style-name="P4">
Partial blackouts reported in several regions of Ukraine</text:p>
      <text:p text:style-name="P4">
News Collection Link: <text:a xlink:type="simple" xlink:href="https://liveuamap.com/en/2023/30-may-partial-blackouts-reported-in-several-regions-of-ukraine" text:style-name="Internet_20_link" text:visited-style-name="Visited_20_Internet_20_Link">
https://liveuamap.com/en/2023/30-may-partial-blackouts-reported-in-several-regions-of-ukraine</text:a>
</text:p>
      <text:p text:style-name="P4">
News Source: <text:a xlink:type="simple" xlink:href="https://t.me/kievreal1/42317" text:style-name="Internet_20_link" text:visited-style-name="Visited_20_Internet_20_Link">
https://t.me/kievreal1/42317</text:a>
</text:p>
      <!--NEWS-->
      <text:h text:style-name="P10" text:outline-level="1">
<text:span text:style-name="T4">
Donetsk Oblast(13:27). Red Alert: aerial threat. Sirens sounding. Take cover now!</text:span>
</text:h>
      <text:p text:style-name="P4">
Authors: liveuamap (Language: en)</text:p>
      <text:p text:style-name="P4">
Time: 2023-05-30T07:27:00</text:p>
      <text:p text:style-name="P4">
Location: Donetsk Oblast (Latitude:48.72739 Longtitude:37.57741)</text:p>
      <text:p text:style-name="P4">
Videos: []</text:p>
      <text:p text:style-name="P4">
Images: []</text:p>
      <text:p text:style-name="P4">
Tags: ["Europe", "Central and Eastern Europe"]</text:p>
      <text:p text:style-name="P4">
Id: 22566554</text:p>
      <!--METADATA-->
      <text:p text:style-name="P4">
Donetsk Oblast(13:27). Red Alert: aerial threat. Sirens sounding. Take covernow!</text:p>
      <text:p text:style-name="P4">
News Collection Link: <text:a xlink:type="simple" xlink:href="https://liveuamap.com/en/2023/30-may-donetsk-oblast1327-red-alert-aerial-thg" text:style-name="Internet_20_link" text:visited-style-name="Visited_20_Internet_20_Link">
https://liveuamap.com/en/2023/30-may-donetsk-oblast1327-red-alert-aerial-thg</text:a>
</text:p>
      <text:p text:style-name="P4">
News Source: <text:a xlink:type="simple" xlink:href="https://t.me/air_alert_ua/46898" text:style-name="Internet_20_link" text:visited-style-name="Visited_20_Internet_20_Link">
https://t.me/air_alert_ua/46898</text:a>
</text:p>
      <!--NEWS-->
      <text:h text:style-name="P10" text:outline-level="1">
<text:span text:style-name="T4">
Kharkiv, Kharkivska Oblast(13:56). Red Alert: aerial threat. Sirens sounding. Take cover now!</text:span>
</text:h>
      <text:p text:style-name="P4">
Authors: liveuamap (Language: en)</text:p>
      <text:p text:style-name="P4">
Time: 2023-05-30T07:56:00</text:p>
      <text:p text:style-name="P4">
Location: Kharkiv (Latitude:49.98081000 Longtitude:36.25272000)</text:p>
      <text:p text:style-name="P4">
Videos: []</text:p>
      <text:p text:style-name="P4">
Images: []</text:p>
      <text:p text:style-name="P4">
Tags: ["Europe", "Central and Eastern Europe"]</text:p>
      <text:p text:style-name="P4">
Id: 22566559</text:p>
      <!--METADATA-->
      <text:p text:style-name="P4">
Kharkiv, Kharkiv region(13:56). Red Alert: aerial threat. Sirens sounding.Take cover now!</text:p>
      <text:p text:style-name="P4">
News Collection Link: <text:a xlink:type="simple" xlink:href="https://liveuamap.com/en/2023/30-may-kharkiv-kharkivska-oblast1356-red-alerg" text:style-name="Internet_20_link" text:visited-style-name="Visited_20_Internet_20_Link">
https://liveuamap.com/en/2023/30-may-kharkiv-kharkivska-oblast1356-red-alerg</text:a>
</text:p>
      <text:p text:style-name="P4">
News Source: <text:a xlink:type="simple" xlink:href="https://t.me/suspilnekharkiv/25346" text:style-name="Internet_20_link" text:visited-style-name="Visited_20_Internet_20_Link">
https://t.me/suspilnekharkiv/25346</text:a>
</text:p>
      <!--NEWS-->
      <text:h text:style-name="P10" text:outline-level="1">
<text:span text:style-name="T4">
President Zelensky had phone call with Chancellor Scholz</text:span>
</text:h>
      <text:p text:style-name="P4">
Authors: liveuamap (Language: en)</text:p>
      <text:p text:style-name="P4">
Time: 2023-05-30T09:56:06</text:p>
      <text:p text:style-name="P4">
Location: Kyiv, Kyiv city (Latitude:50.44426 Longtitude:30.52914)</text:p>
      <text:p text:style-name="P4">
Videos: []</text:p>
      <text:p text:style-name="P4">
Images: ["<text:a xlink:type="simple" xlink:href="https://liveuamap.com/pics/2023/05/30/22566562_0.jpg" text:style-name="Internet_20_link" text:visited-style-name="Visited_20_Internet_20_Link">
22566562_0.jpg</text:a>
"]</text:p>
      <text:p text:style-name="P4">
Tags: ["Europe", "Central and Eastern Europe"]</text:p>
      <text:p text:style-name="P4">
Id: 22566562</text:p>
      <!--METADATA-->
      <text:p text:style-name="P4">
President Zelensky had phone call with Chancellor Scholz</text:p>
      <text:p text:style-name="P4">
<draw:frame draw:style-name="fr1" draw:name="Image106" text:anchor-type="as-char" svg:width="6.9236in" svg:height="4.612849in" draw:z-index="0">
<draw:image xlink:href="../Images/liveuamap/2023-05-30T09-56-06/22566562_0.jpg" xlink:type="simple" xlink:show="embed" xlink:actuate="onLoad" draw:mime-type="image/jpeg"/>
</draw:frame>
News Collection Link: <text:a xlink:type="simple" xlink:href="https://liveuamap.com/en/2023/30-may-president-zelensky-had-phone-call-with-chancellor" text:style-name="Internet_20_link" text:visited-style-name="Visited_20_Internet_20_Link">
https://liveuamap.com/en/2023/30-may-president-zelensky-had-phone-call-with-chancellor</text:a>
</text:p>
      <text:p text:style-name="P4">
News Source: <text:a xlink:type="simple" xlink:href="https://t.me/V_Zelenskiy_official/6419" text:style-name="Internet_20_link" text:visited-style-name="Visited_20_Internet_20_Link">
https://t.me/V_Zelenskiy_official/6419</text:a>
</text:p>
      <!--NEWS-->
      <text:h text:style-name="P10" text:outline-level="1">
<text:span text:style-name="T4">
Border guards in Belgorod region shot down 4 drones with small arms</text:span>
</text:h>
      <text:p text:style-name="P4">
Authors: liveuamap (Language: en)</text:p>
      <text:p text:style-name="P4">
Time: 2023-05-30T09:58:00</text:p>
      <text:p text:style-name="P4">
Location: Belgorod, Belgorodskaya oblast' (Latitude:50.45302 Longtitude:37.32687)</text:p>
      <text:p text:style-name="P4">
Videos: []</text:p>
      <text:p text:style-name="P4">
Images: []</text:p>
      <text:p text:style-name="P4">
Tags: ["Russia", "Central and Eastern Europe"]</text:p>
      <text:p text:style-name="P4">
Id: 22566567</text:p>
      <!--METADATA-->
      <text:p text:style-name="P4">
Border guards in Belgorod region shot down 4 drones with small arms</text:p>
      <text:p text:style-name="P4">
News Collection Link: <text:a xlink:type="simple" xlink:href="https://liveuamap.com/en/2023/30-may-border-guards-in-belgorod-region-shot-down-4-drones" text:style-name="Internet_20_link" text:visited-style-name="Visited_20_Internet_20_Link">
https://liveuamap.com/en/2023/30-may-border-guards-in-belgorod-region-shot-down-4-drones</text:a>
</text:p>
      <text:p text:style-name="P4">
News Source: <text:a xlink:type="simple" xlink:href="https://t.me/bazabazon/18109" text:style-name="Internet_20_link" text:visited-style-name="Visited_20_Internet_20_Link">
https://t.me/bazabazon/18109</text:a>
</text:p>
      <!--NEWS-->
      <text:h text:style-name="P10" text:outline-level="1">
<text:span text:style-name="T4">
Putin says drone strikes aimed to scare population, claimed Russian army hit HQ of Ukrainian ...</text:span>
</text:h>
      <text:p text:style-name="P4">
Authors: liveuamap (Language: en)</text:p>
      <text:p text:style-name="P4">
Time: 2023-05-30T10:07:05</text:p>
      <text:p text:style-name="P4">
Location: Moskva, Moscow (Latitude:55.74992 Longtitude:37.61839)</text:p>
      <text:p text:style-name="P4">
Videos: []</text:p>
      <text:p text:style-name="P4">
Images: []</text:p>
      <text:p text:style-name="P4">
Tags: ["Central and Eastern Europe", "Russia"]</text:p>
      <text:p text:style-name="P4">
Id: 22566563</text:p>
      <!--METADATA-->
      <text:p text:style-name="P4">
Putin says drone strikes aimed to scare population, claimed Russian army hitHQ of Ukrainian military intelligence few days ago</text:p>
      <text:p text:style-name="P4">
News Collection Link: <text:a xlink:type="simple" xlink:href="https://liveuamap.com/en/2023/30-may-putin-says-drone-strikes-aimed-to-scare-population" text:style-name="Internet_20_link" text:visited-style-name="Visited_20_Internet_20_Link">
https://liveuamap.com/en/2023/30-may-putin-says-drone-strikes-aimed-to-scare-population</text:a>
</text:p>
      <text:p text:style-name="P4">
News Source: <text:a xlink:type="simple" xlink:href="https://t.me/breakingmash/44510" text:style-name="Internet_20_link" text:visited-style-name="Visited_20_Internet_20_Link">
https://t.me/breakingmash/44510</text:a>
</text:p>
      <!--NEWS-->
      <text:h text:style-name="P10" text:outline-level="1">
<text:span text:style-name="T4">
Shelling reported in Schebekyne</text:span>
</text:h>
      <text:p text:style-name="P4">
Authors: liveuamap (Language: en)</text:p>
      <text:p text:style-name="P4">
Time: 2023-05-30T10:28:18</text:p>
      <text:p text:style-name="P4">
Location: Belgorod (Latitude:50.40524 Longtitude:36.89072)</text:p>
      <text:p text:style-name="P4">
Videos: []</text:p>
      <text:p text:style-name="P4">
Images: ["<text:a xlink:type="simple" xlink:href="https://liveuamap.com/pics/2023/05/30/22566568_0.jpg" text:style-name="Internet_20_link" text:visited-style-name="Visited_20_Internet_20_Link">
22566568_0.jpg</text:a>
"]</text:p>
      <text:p text:style-name="P4">
Tags: ["Russia", "Central and Eastern Europe"]</text:p>
      <text:p text:style-name="P4">
Id: 22566568</text:p>
      <!--METADATA-->
      <text:p text:style-name="P4">
Shelling reported in Schebekyne</text:p>
      <text:p text:style-name="P4">
<draw:frame draw:style-name="fr1" draw:name="Image107" text:anchor-type="as-char" svg:width="6.9236in" svg:height="2.682895in" draw:z-index="0">
<draw:image xlink:href="../Images/liveuamap/2023-05-30T10-28-18/22566568_0.jpg" xlink:type="simple" xlink:show="embed" xlink:actuate="onLoad" draw:mime-type="image/jpeg"/>
</draw:frame>
News Collection Link: <text:a xlink:type="simple" xlink:href="https://liveuamap.com/en/2023/30-may-shelling-reported-in-schebekyne" text:style-name="Internet_20_link" text:visited-style-name="Visited_20_Internet_20_Link">
https://liveuamap.com/en/2023/30-may-shelling-reported-in-schebekyne</text:a>
</text:p>
      <text:p text:style-name="P4">
News Source: <text:a xlink:type="simple" xlink:href="https://t.me/bbbelgorod/6446" text:style-name="Internet_20_link" text:visited-style-name="Visited_20_Internet_20_Link">
https://t.me/bbbelgorod/6446</text:a>
</text:p>
      <!--NEWS-->
      <text:h text:style-name="P10" text:outline-level="1">
<text:span text:style-name="T4">
Dnipro, Dnipropetrovska Oblast(17:24). Red Alert: aerial threat. Sirens sounding. Take cover ...</text:span>
</text:h>
      <text:p text:style-name="P4">
Authors: liveuamap (Language: en)</text:p>
      <text:p text:style-name="P4">
Time: 2023-05-30T11:26:00</text:p>
      <text:p text:style-name="P4">
Location: Dnipro (Latitude:48.45923 Longtitude:35.03829)</text:p>
      <text:p text:style-name="P4">
Videos: []</text:p>
      <text:p text:style-name="P4">
Images: []</text:p>
      <text:p text:style-name="P4">
Tags: ["Europe", "Central and Eastern Europe"]</text:p>
      <text:p text:style-name="P4">
Id: 22566569</text:p>
      <!--METADATA-->
      <text:p text:style-name="P4">
Dnipro, Dnipropetrovsk region(17:24). Red Alert: aerial threat. Sirenssounding. Take cover now!</text:p>
      <text:p text:style-name="P4">
News Collection Link: <text:a xlink:type="simple" xlink:href="https://liveuamap.com/en/2023/30-may-dnipro-dnipropetrovska-oblast1724-red-g" text:style-name="Internet_20_link" text:visited-style-name="Visited_20_Internet_20_Link">
https://liveuamap.com/en/2023/30-may-dnipro-dnipropetrovska-oblast1724-red-g</text:a>
</text:p>
      <text:p text:style-name="P4">
News Source: <text:a xlink:type="simple" xlink:href="https://t.me/air_alert_ua/46905" text:style-name="Internet_20_link" text:visited-style-name="Visited_20_Internet_20_Link">
https://t.me/air_alert_ua/46905</text:a>
</text:p>
      <!--NEWS-->
      <text:h text:style-name="P10" text:outline-level="1">
<text:span text:style-name="T4">
Zaporizka Oblast(17:28). Red Alert: aerial threat. Sirens sounding. Take cover now!</text:span>
</text:h>
      <text:p text:style-name="P4">
Authors: liveuamap (Language: en)</text:p>
      <text:p text:style-name="P4">
Time: 2023-05-30T11:29:00</text:p>
      <text:p text:style-name="P4">
Location: Zaporizka Oblast (Latitude:47.613141 Longtitude:35.766101)</text:p>
      <text:p text:style-name="P4">
Videos: []</text:p>
      <text:p text:style-name="P4">
Images: []</text:p>
      <text:p text:style-name="P4">
Tags: ["Europe", "Central and Eastern Europe"]</text:p>
      <text:p text:style-name="P4">
Id: 22566570</text:p>
      <!--METADATA-->
      <text:p text:style-name="P4">
Zaporizhzhia region(17:28). Red Alert: aerial threat. Sirens sounding. Take covernow!</text:p>
      <text:p text:style-name="P4">
News Collection Link: <text:a xlink:type="simple" xlink:href="https://liveuamap.com/en/2023/30-may-zaporizka-oblast1728-red-alert-aerial-g" text:style-name="Internet_20_link" text:visited-style-name="Visited_20_Internet_20_Link">
https://liveuamap.com/en/2023/30-may-zaporizka-oblast1728-red-alert-aerial-g</text:a>
</text:p>
      <text:p text:style-name="P4">
News Source: <text:a xlink:type="simple" xlink:href="https://t.me/air_alert_ua/46906" text:style-name="Internet_20_link" text:visited-style-name="Visited_20_Internet_20_Link">
https://t.me/air_alert_ua/46906</text:a>
</text:p>
      <!--NEWS-->
      <text:h text:style-name="P10" text:outline-level="1">
<text:span text:style-name="T4">
Mykolaiv, Mykolayivska Oblast(17:32). Red Alert: aerial threat. Sirens sounding. Take cover now!</text:span>
</text:h>
      <text:p text:style-name="P4">
Authors: liveuamap (Language: en)</text:p>
      <text:p text:style-name="P4">
Time: 2023-05-30T11:33:00</text:p>
      <text:p text:style-name="P4">
Location: Mykolaiv (Latitude:46.94866 Longtitude:32.00639)</text:p>
      <text:p text:style-name="P4">
Videos: []</text:p>
      <text:p text:style-name="P4">
Images: []</text:p>
      <text:p text:style-name="P4">
Tags: ["Europe", "Central and Eastern Europe"]</text:p>
      <text:p text:style-name="P4">
Id: 22566571</text:p>
      <!--METADATA-->
      <text:p text:style-name="P4">
Nikolaev, Mykolaiv region(17:32). Red Alert: aerial threat. Sirenssounding. Take cover now!</text:p>
      <text:p text:style-name="P4">
News Collection Link: <text:a xlink:type="simple" xlink:href="https://liveuamap.com/en/2023/30-may-mykolaiv-mykolayivska-oblast1732-red-ag" text:style-name="Internet_20_link" text:visited-style-name="Visited_20_Internet_20_Link">
https://liveuamap.com/en/2023/30-may-mykolaiv-mykolayivska-oblast1732-red-ag</text:a>
</text:p>
      <text:p text:style-name="P4">
News Source: <text:a xlink:type="simple" xlink:href="https://t.me/air_alert_ua/46907" text:style-name="Internet_20_link" text:visited-style-name="Visited_20_Internet_20_Link">
https://t.me/air_alert_ua/46907</text:a>
</text:p>
      <!--NEWS-->
      <text:h text:style-name="P10" text:outline-level="1">
<text:span text:style-name="T4">
Explosions reported in Melitopol</text:span>
</text:h>
      <text:p text:style-name="P4">
Authors: liveuamap (Language: en)</text:p>
      <text:p text:style-name="P4">
Time: 2023-05-30T11:36:59</text:p>
      <text:p text:style-name="P4">
Location: Melitopol (Latitude:46.87885 Longtitude:35.33272)</text:p>
      <text:p text:style-name="P4">
Videos: []</text:p>
      <text:p text:style-name="P4">
Images: []</text:p>
      <text:p text:style-name="P4">
Tags: ["Europe", "Central and Eastern Europe"]</text:p>
      <text:p text:style-name="P4">
Id: 22566572</text:p>
      <!--METADATA-->
      <text:p text:style-name="P4">
Explosions reported in Melitopol</text:p>
      <text:p text:style-name="P4">
News Collection Link: <text:a xlink:type="simple" xlink:href="https://liveuamap.com/en/2023/30-may-explosions-reported-in-melitopol-" text:style-name="Internet_20_link" text:visited-style-name="Visited_20_Internet_20_Link">
https://liveuamap.com/en/2023/30-may-explosions-reported-in-melitopol-</text:a>
</text:p>
      <text:p text:style-name="P4">
News Source: <text:a xlink:type="simple" xlink:href="https://t.me/info_zp/36813" text:style-name="Internet_20_link" text:visited-style-name="Visited_20_Internet_20_Link">
https://t.me/info_zp/36813</text:a>
</text:p>
      <!--NEWS-->
      <text:h text:style-name="P10" text:outline-level="1">
<text:span text:style-name="T4">
Drone has exploded in Graborovka village of Bryansk region</text:span>
</text:h>
      <text:p text:style-name="P4">
Authors: liveuamap (Language: en)</text:p>
      <text:p text:style-name="P4">
Time: 2023-05-30T11:53:36</text:p>
      <text:p text:style-name="P4">
Location: Bryansk (Latitude:52.54416 Longtitude:33.22548)</text:p>
      <text:p text:style-name="P4">
Videos: []</text:p>
      <text:p text:style-name="P4">
Images: []</text:p>
      <text:p text:style-name="P4">
Tags: ["Russia", "Central and Eastern Europe"]</text:p>
      <text:p text:style-name="P4">
Id: 22566574</text:p>
      <!--METADATA-->
      <text:p text:style-name="P4">
Drone has exploded in Graborovka village of Bryansk region</text:p>
      <text:p text:style-name="P4">
News Collection Link: <text:a xlink:type="simple" xlink:href="https://liveuamap.com/en/2023/30-may-drone-has-exploded-in-graborovka-village-of-bryansk" text:style-name="Internet_20_link" text:visited-style-name="Visited_20_Internet_20_Link">
https://liveuamap.com/en/2023/30-may-drone-has-exploded-in-graborovka-village-of-bryansk</text:a>
</text:p>
      <text:p text:style-name="P4">
News Source: <text:a xlink:type="simple" xlink:href="https://t.me/rusbrief/121739" text:style-name="Internet_20_link" text:visited-style-name="Visited_20_Internet_20_Link">
https://t.me/rusbrief/121739</text:a>
</text:p>
      <!--NEWS-->
      <text:h text:style-name="P10" text:outline-level="1">
<text:span text:style-name="T4">
1 person dead, 2 wounded as result of shelling in Schebekyne</text:span>
</text:h>
      <text:p text:style-name="P4">
Authors: liveuamap (Language: en)</text:p>
      <text:p text:style-name="P4">
Time: 2023-05-30T11:54:57</text:p>
      <text:p text:style-name="P4">
Location: Belgorod (Latitude:50.40797 Longtitude:36.89209)</text:p>
      <text:p text:style-name="P4">
Videos: []</text:p>
      <text:p text:style-name="P4">
Images: ["<text:a xlink:type="simple" xlink:href="https://liveuamap.com/pics/2023/05/30/22566575_0.jpg" text:style-name="Internet_20_link" text:visited-style-name="Visited_20_Internet_20_Link">
22566575_0.jpg</text:a>
", "<text:a xlink:type="simple" xlink:href="https://liveuamap.com/pics/2023/05/30/22566575_1.jpg" text:style-name="Internet_20_link" text:visited-style-name="Visited_20_Internet_20_Link">
22566575_1.jpg</text:a>
", "<text:a xlink:type="simple" xlink:href="https://liveuamap.com/pics/2023/05/30/22566575_2.jpg" text:style-name="Internet_20_link" text:visited-style-name="Visited_20_Internet_20_Link">
22566575_2.jpg</text:a>
"]</text:p>
      <text:p text:style-name="P4">
Tags: ["Russia", "Central and Eastern Europe"]</text:p>
      <text:p text:style-name="P4">
Id: 22566575</text:p>
      <!--METADATA-->
      <text:p text:style-name="P4">
1 person dead, 2 wounded as result of shelling in Schebekyne</text:p>
      <text:p text:style-name="P4">
<draw:frame draw:style-name="fr1" draw:name="Image108" text:anchor-type="as-char" svg:width="6.9236in" svg:height="4.939944in" draw:z-index="0">
<draw:image xlink:href="../Images/liveuamap/2023-05-30T11-54-57/22566575_0.jpg" xlink:type="simple" xlink:show="embed" xlink:actuate="onLoad" draw:mime-type="image/jpeg"/>
</draw:frame>
<draw:frame draw:style-name="fr1" draw:name="Image109" text:anchor-type="as-char" svg:width="6.9236in" svg:height="4.949092in" draw:z-index="0">
<draw:image xlink:href="../Images/liveuamap/2023-05-30T11-54-57/22566575_1.jpg" xlink:type="simple" xlink:show="embed" xlink:actuate="onLoad" draw:mime-type="image/jpeg"/>
</draw:frame>
<draw:frame draw:style-name="fr1" draw:name="Image110" text:anchor-type="as-char" svg:width="6.9236in" svg:height="4.93627in" draw:z-index="0">
<draw:image xlink:href="../Images/liveuamap/2023-05-30T11-54-57/22566575_2.jpg" xlink:type="simple" xlink:show="embed" xlink:actuate="onLoad" draw:mime-type="image/jpeg"/>
</draw:frame>
News Collection Link: <text:a xlink:type="simple" xlink:href="https://liveuamap.com/en/2023/30-may-1-person-dead-2-wounded-as-result-of-shelling-in-schebekyne" text:style-name="Internet_20_link" text:visited-style-name="Visited_20_Internet_20_Link">
https://liveuamap.com/en/2023/30-may-1-person-dead-2-wounded-as-result-of-shelling-in-schebekyne</text:a>
</text:p>
      <text:p text:style-name="P4">
News Source: <text:a xlink:type="simple" xlink:href="https://t.me/ENews112/14067" text:style-name="Internet_20_link" text:visited-style-name="Visited_20_Internet_20_Link">
https://t.me/ENews112/14067</text:a>
</text:p>
      <!--NEWS-->
      <text:h text:style-name="P10" text:outline-level="1">
<text:span text:style-name="T4">
Ukraine has the legitimate right to defend itself and to "project force beyond its borders to...</text:span>
</text:h>
      <text:p text:style-name="P4">
Authors: liveuamap (Language: en)</text:p>
      <text:p text:style-name="P4">
Time: 2023-05-30T14:07:00</text:p>
      <text:p text:style-name="P4">
Location: Kesklinna, Harju maakond (Latitude:59.43437 Longtitude:24.76456)</text:p>
      <text:p text:style-name="P4">
Videos: []</text:p>
      <text:p text:style-name="P4">
Images: []</text:p>
      <text:p text:style-name="P4">
Tags: ["Russia", "Baltics"]</text:p>
      <text:p text:style-name="P4">
Id: 22566618</text:p>
      <!--METADATA-->
      <text:p text:style-name="P4">
Ukraine has the legitimate right to defend itself and to "project force beyondits borders to undermine Russia’s ability to project force into Ukraine", - UKforeign secretary @JamesCleverly in Estonia</text:p>
      <text:p text:style-name="P4">
News Collection Link: <text:a xlink:type="simple" xlink:href="https://liveuamap.com/en/2023/30-may-ukraine-has-the-legitimate-right-to-defend-itself" text:style-name="Internet_20_link" text:visited-style-name="Visited_20_Internet_20_Link">
https://liveuamap.com/en/2023/30-may-ukraine-has-the-legitimate-right-to-defend-itself</text:a>
</text:p>
      <text:p text:style-name="P4">
News Source: <text:a xlink:type="simple" xlink:href="https://twitter.com/OstapYarysh/status/1663593095005626369" text:style-name="Internet_20_link" text:visited-style-name="Visited_20_Internet_20_Link">
https://twitter.com/OstapYarysh/status/1663593095005626369</text:a>
</text:p>
      <!--NEWS-->
      <text:h text:style-name="P10" text:outline-level="1">
<text:span text:style-name="T4">
In Hague, local residents called the lane near the Embassy of the Russian Federation "Glory to Ukraine"</text:span>
</text:h>
      <text:p text:style-name="P4">
Authors: Ukrinform (Person)</text:p>
      <text:p text:style-name="P4">
Publisher: Укринформ (Organization)</text:p>
      <text:p text:style-name="P4">
Published Time: 2023-05-30T14:30:00+03:00</text:p>
      <text:p text:style-name="P4">
Modified Time: 2023-05-30T14:30:00+03:00</text:p>
      <text:p text:style-name="P4">
Description: In the Dutch city of Hague, the Zorgvliet residential community held an action in support of Ukraine - a pedestrian and bicycle zone near the buildings of the Russian Embassy in the Netherlands "Glory to Ukraine". - Ukrinform.</text:p>
      <text:p text:style-name="P4">
Images: ['<text:a xlink:type="simple" xlink:href="https://static.ukrinform.com/photos/2023_05/thumb_files/630_360_1685446144-2893.jpeg" text:style-name="Internet_20_link" text:visited-style-name="Visited_20_Internet_20_Link">
630_360_16854...</text:a>
']</text:p>
      <text:p text:style-name="P4">
Tags: ['Нідерланди', 'Посольство', 'Росія']</text:p>
      <text:p text:style-name="P4">
Type: Article</text:p>
      <!--METADATA-->
      <text:p text:style-name="P4">
<draw:frame draw:style-name="fr1" draw:name="Image111" text:anchor-type="as-char" svg:width="6.9236in" svg:height="3.956343in" draw:z-index="0">
<draw:image xlink:href="../Images/yкринформ/2023-05-30T14-30-00-03-00/630_360_1685446144-2893.jpeg" xlink:type="simple" xlink:show="embed" xlink:actuate="onLoad" draw:mime-type="image/jpeg"/>
</draw:frame>
The University of Hague, the Zorgvliet residential district, conducted a support for Ukraine - a pedestrian and bicycle area near the buildings of the Russian Embassy in the Netherlands "Glory to Ukraine".</text:p>
      <text:p text:style-name="P4">
According to the Ukrinform correspondent in the Hague, therefore the Dutch is to demonstrate their solidarity and support for Ukraine, where everything brings up a cruel full -scale military invasion of the Russian Federation.</text:p>
      <text:p text:style-name="P4">
</text:p>
      <text:p text:style-name="P4">
<text:a xlink:type="simple" xlink:href="https://static.ukrinform.com/photos/2023_05/1685446143-6200.jpeg" text:style-name="Internet_20_link" text:visited-style-name="Visited_20_Internet_20_Link">
 </text:a>
 <text:a xlink:type="simple" xlink:href="https://static.ukrinform.com/photos/2023_05/1685446143-5107.jpeg" text:style-name="Internet_20_link" text:visited-style-name="Visited_20_Internet_20_Link">
</text:a>
 <text:a xlink:type="simple" xlink:href="https://static.ukrinform.com/photos/2023_05/1685446143-6262.jpeg" text:style-name="Internet_20_link" text:visited-style-name="Visited_20_Internet_20_Link">
</text:a>
 <text:a xlink:type="simple" xlink:href="https://static.ukrinform.com/photos/2023_05/1685446143-5958.jpeg" text:style-name="Internet_20_link" text:visited-style-name="Visited_20_Internet_20_Link">
</text:a>
 <text:a xlink:type="simple" xlink:href="https://static.ukrinform.com/photos/2023_05/1685446143-7781.jpeg" text:style-name="Internet_20_link" text:visited-style-name="Visited_20_Internet_20_Link">
</text:a>
 <text:a xlink:type="simple" xlink:href="https://static.ukrinform.com/photos/2023_05/1685446143-9353.jpeg" text:style-name="Internet_20_link" text:visited-style-name="Visited_20_Internet_20_Link">
</text:a>
 <text:a xlink:type="simple" xlink:href="https://static.ukrinform.com/photos/2023_05/1685446144-2893.jpeg" text:style-name="Internet_20_link" text:visited-style-name="Visited_20_Internet_20_Link">
<draw:frame draw:style-name="fr1" draw:name="Image119" text:anchor-type="as-char" svg:width="6.9236in" svg:height="3.956343in" draw:z-index="0">
<draw:image xlink:href="../Images/yкринформ/2023-05-30T14-30-00-03-00/630_360_1685446144-2893.jpeg" xlink:type="simple" xlink:show="embed" xlink:actuate="onLoad" draw:mime-type="image/jpeg"/>
</draw:frame>
</text:a>
“As you can see, there are buildings of the official representation of the vibrant regime, which is the Embassy of the Russian Federation. And we thought that it would be good in solidarity and support to name this small lane, located next to the Russian Embassy, which has no name now -to predict it to the Glory to Ukraine lane. Laantje in the Dutch means a lap, a small lane. So it was our main idea. We are a Hague city, but we are also the Netherlands citizens. And as you know, the Netherlands is actively supporting, let's call it the Anti -Putin Alliance. And they were aware that it could be a good gesture right now, after a visit to the Netherlands. We are proud of what they have done. I mean it is a sign of support for Ukraine and its people and, if you say, its armed forces. This is very important, ”said in a comment to Ukrinform Dutch Dzheims de Buh, one of the initiators of the action.“Hundreds of children go this little street every day, as there are many schools. They go bicycles and walk this lane to schools and sports sites. And we would like to be reminded of them every time, however, that they and we are privileged to live here, in the Netherlands, where there is no war, ”the activist said.</text:p>
      <text:p text:style-name="P4">
Two Ukrainian women were invited to the opening of the name "Glory of Ukraine".</text:p>
      <text:p text:style-name="P4">
“When there is a Glory of Ukraine Sign in Hague, it is a very large signs of solidarity, a sign of support. Of course, it would be best if the Russian police received a mail or ordered something to "Glory to Ukraine" - a Tsebul would be perfect, but this is the next step, "Bun said.</text:p>
      <text:p text:style-name="P4">
In her turn, the Ukrainian Olga King, who was in Ukraine in Ukraine in Ukraine, said that for Ukrainians who were forced to leave their own homes, the Glory of Ukraine is a small victory.</text:p>
      <text:p text:style-name="P4">
“I think I will now say from tens of thousands of Ukrainians who are now in the Netherlands because of the war, that it is a small victory. Seeing Russian Glory to Ukraine is a sense of filling and inspiration. Mandicity with gratitude to the Dutch community that supports us. It is necessary for "Glory to Ukraine" to sound everywhere with the words "We won", -the king added in a comment to Ukrinform.</text:p>
      <text:p text:style-name="P4">
<text:span text:style-name="T4">
 Read also: </text:span>
 ["Suitcase, Station, Hague": Ottawa conducted a picket under <text:span text:style-name="T4">
 Embassy </text:span>
 Mr.(https://www.ukrinform.ua/rubric-world/3711083-cemodan-vokzal-gaaga-v-ottavi-proveli-piket-pid-posolstvom-rf.html)It is worth noting that during the opening ceremony there was a police, which was presented in order.</text:p>
      <text:p text:style-name="P4">
The Glory of Ukraine Sign was established within the framework of the action organized by the residential area of the Zorgvliet. There is no guarantee that the Glory of Ukraine will remain after the action, as the city authorities are considering such requests by the requests who hope that their initiative is supported at the official level.</text:p>
      <text:p text:style-name="P4">
“We have received permission to hold this event, but we do not have the official permission of the street. And for that I will speak the representatives of the city authorities, ”said Dutchman James de Buh, one of the rally.As reported by Ukrinform, in 14 countries in solidarity with Ukraine, they have pronounced or named in honor of our country a total of about 20 streets of Iploshch.</text:p>
      <text:p text:style-name="P4">
News Source: <text:a xlink:type="simple" xlink:href="https://www.ukrinform.ua/rubric-world/3716055-u-gaazi-miscevi-meskanci-nazvali-provulok-bila-posolstva-rf-slava-ukraini.html" text:style-name="Internet_20_link" text:visited-style-name="Visited_20_Internet_20_Link">
https://www.ukrinform.ua/rubric-world/3716055-u-gaazi-miscevi-meskanci-nazvali-provulok-bila-posolstva-rf-slava-ukraini.html</text:a>
</text:p>
      <!--NEWS-->
      <text:h text:style-name="P10" text:outline-level="1">
<text:span text:style-name="T4">
Zaporizka Oblast(20:51). Red Alert: aerial threat. Sirens sounding. Take cover now!</text:span>
</text:h>
      <text:p text:style-name="P4">
Authors: liveuamap (Language: en)</text:p>
      <text:p text:style-name="P4">
Time: 2023-05-30T14:52:00</text:p>
      <text:p text:style-name="P4">
Location: Zaporizka Oblast (Latitude:47.612021 Longtitude:35.765261)</text:p>
      <text:p text:style-name="P4">
Videos: []</text:p>
      <text:p text:style-name="P4">
Images: []</text:p>
      <text:p text:style-name="P4">
Tags: ["Europe", "Central and Eastern Europe"]</text:p>
      <text:p text:style-name="P4">
Id: 22566614</text:p>
      <!--METADATA-->
      <text:p text:style-name="P4">
Zaporizhzhia region(20:51). Red Alert: aerial threat. Sirens sounding. Take covernow!</text:p>
      <text:p text:style-name="P4">
News Collection Link: <text:a xlink:type="simple" xlink:href="https://liveuamap.com/en/2023/30-may-zaporizka-oblast2051-red-alert-aerial-g" text:style-name="Internet_20_link" text:visited-style-name="Visited_20_Internet_20_Link">
https://liveuamap.com/en/2023/30-may-zaporizka-oblast2051-red-alert-aerial-g</text:a>
</text:p>
      <text:p text:style-name="P4">
News Source: <text:a xlink:type="simple" xlink:href="https://t.me/air_alert_ua/46912" text:style-name="Internet_20_link" text:visited-style-name="Visited_20_Internet_20_Link">
https://t.me/air_alert_ua/46912</text:a>
</text:p>
      <!--NEWS-->
      <text:h text:style-name="P10" text:outline-level="1">
<text:span text:style-name="T4">
Explosions reported in Kherson</text:span>
</text:h>
      <text:p text:style-name="P4">
Authors: liveuamap (Language: en)</text:p>
      <text:p text:style-name="P4">
Time: 2023-05-30T14:55:28</text:p>
      <text:p text:style-name="P4">
Location: Kherson (Latitude:46.62622 Longtitude:32.62493)</text:p>
      <text:p text:style-name="P4">
Videos: []</text:p>
      <text:p text:style-name="P4">
Images: []</text:p>
      <text:p text:style-name="P4">
Tags: ["Europe", "Central and Eastern Europe"]</text:p>
      <text:p text:style-name="P4">
Id: 22566617</text:p>
      <!--METADATA-->
      <text:p text:style-name="P4">
Explosions reported in Kherson</text:p>
      <text:p text:style-name="P4">
News Collection Link: <text:a xlink:type="simple" xlink:href="https://liveuamap.com/en/2023/30-may-explosions-reported-in-kherson" text:style-name="Internet_20_link" text:visited-style-name="Visited_20_Internet_20_Link">
https://liveuamap.com/en/2023/30-may-explosions-reported-in-kherson</text:a>
</text:p>
      <text:p text:style-name="P4">
News Source: <text:a xlink:type="simple" xlink:href="https://t.me/c/1206076820/40171" text:style-name="Internet_20_link" text:visited-style-name="Visited_20_Internet_20_Link">
https://t.me/c/1206076820/40171</text:a>
</text:p>
      <!--NEWS-->
      <text:h text:style-name="P10" text:outline-level="1">
<text:span text:style-name="T4">
Korea and France have signed a military-cosmic partnership agreement</text:span>
</text:h>
      <text:p text:style-name="P4">
Authors: Ukrinform (Person)</text:p>
      <text:p text:style-name="P4">
Publisher: Укринформ (Organization)</text:p>
      <text:p text:style-name="P4">
Published Time: 2023-05-30T15:49:12+03:00</text:p>
      <text:p text:style-name="P4">
Modified Time: 2023-05-30T15:49:12+03:00</text:p>
      <text:p text:style-name="P4">
Description: South Korea and France signed a military cooperation agreement in space on Tuesday in order to continue "bilateral safety cooperation". - Ukrinform.</text:p>
      <text:p text:style-name="P4">
Images: ['<text:a xlink:type="simple" xlink:href="https://static.ukrinform.com/photos/2023_05/thumb_files/630_360_1685450925-596.jpg" text:style-name="Internet_20_link" text:visited-style-name="Visited_20_Internet_20_Link">
630_360_16854...</text:a>
']</text:p>
      <text:p text:style-name="P4">
Tags: ['Франція', 'Корея', 'Космос', 'Оборона']</text:p>
      <text:p text:style-name="P4">
Type: Article</text:p>
      <!--METADATA-->
      <text:p text:style-name="P4">
<draw:frame draw:style-name="fr1" draw:name="Image120" text:anchor-type="as-char" svg:width="6.9236in" svg:height="3.956343in" draw:z-index="0">
<draw:image xlink:href="../Images/yкринформ/2023-05-30T15-49-12-03-00/630_360_1685450925-596.jpg" xlink:type="simple" xlink:show="embed" xlink:actuate="onLoad" draw:mime-type="image/jpeg"/>
</draw:frame>
Southern Korea and France on Tuesday signed an agreement on military cooperation into space, the purpose of continuing the "future" bilateral cooperation in the security industry.</text:p>
      <text:p text:style-name="P4">
As Ukrinform reports, it reports <text:a xlink:type="simple" xlink:href="http://en.yna.co.kr/view/AEN20230530009800325" text:style-name="Internet_20_link" text:visited-style-name="Visited_20_Internet_20_Link">
Yonhap</text:a>
.</text:p>
      <text:p text:style-name="P4">
"This is important because it will be the first step in expanding military work between the two countries, as well as diversification of defense and space work," the South Korea Ministry of Defense said.</text:p>
      <text:p text:style-name="P4">
Director General of the Ministry of Defense Defense Bureau <text:a xlink:type="simple" xlink:href="https://www.ukrinform.ua/tag-korea" text:style-name="Internet_20_link" text:visited-style-name="Visited_20_Internet_20_Link">
Southern Korea</text:a>
CHUN BUNK-OK and the French cosmic commander Philip Adam signed a letter of intentions on the military-cosmic partnership of South Korea and France in Seoul.</text:p>
      <text:p text:style-name="P4">
According to the agreement, the parties will discuss military-cosmic cooperation and have cooperated in strengthening space security by expanding the exchange of people and other efforts, said in the Korean Ministry.</text:p>
      <text:p text:style-name="P4">
During the signing of the document, Choi proposed to continue active bilateral work through the participation of South Korea in international space training under the leadership of France.</text:p>
      <text:p text:style-name="P4">
According to the Ministry, Adam promised to cooperate actively to ensure that the operational capabilities of the two country in a "win -win" direction.</text:p>
      <text:p text:style-name="P4">
<text:span text:style-name="T4">
 Read also: </text:span>
 <text:a xlink:type="simple" xlink:href="https://www.ukrinform.ua/rubric-technology/3716060-aponia-planue-zbirati-energiu-v-kosmosi-ta-vidpravlati-ii-na-zemlu.html" text:style-name="Internet_20_link" text:visited-style-name="Visited_20_Internet_20_Link">
<text:span text:style-name="T4">
 Japan </text:span>
 <text:span text:style-name="T4">
 </text:span>
 Plans <text:span text:style-name="T4">
 </text:span>
 to collect <text:span text:style-name="T4">
 </text:span>
 <text:span text:style-name="T4">
 energy </text:span>
 in <text:span text:style-name="T4">
 space </text:span>
 and <text:span text:style-name="T4">
 send </text:span>
 its to <text:span text:style-name="T4">
 land </text:span>
</text:a>
As reported by Ukrinform, South Korea, the United States and Japan prevented about the illegality of his plans to start a satellite and coordinate actions for a joint response in the event of launch.</text:p>
      <text:p text:style-name="P4">
<text:span text:style-name="T5">
Foto: yonhap</text:span>
</text:p>
      <text:p text:style-name="P4">
News Source: <text:a xlink:type="simple" xlink:href="https://www.ukrinform.ua/rubric-technology/3716103-korea-ta-francia-pidpisali-ugodu-pro-vijskovokosmicne-partnerstvo.html" text:style-name="Internet_20_link" text:visited-style-name="Visited_20_Internet_20_Link">
https://www.ukrinform.ua/rubric-technology/3716103-korea-ta-francia-pidpisali-ugodu-pro-vijskovokosmicne-partnerstvo.html</text:a>
</text:p>
      <!--NEWS-->
      <text:h text:style-name="P10" text:outline-level="1">
<text:span text:style-name="T4">
Nvidia will build an Israeli supercomputer because of high demand for artificial intelligence</text:span>
</text:h>
      <text:p text:style-name="P4">
Authors: Ukrinform (Person)</text:p>
      <text:p text:style-name="P4">
Publisher: Укринформ (Organization)</text:p>
      <text:p text:style-name="P4">
Published Time: 2023-05-30T15:52:00+03:00</text:p>
      <text:p text:style-name="P4">
Modified Time: 2023-05-30T15:52:00+03:00</text:p>
      <text:p text:style-name="P4">
Description: NVIDIA has stated that it is building the most powerful supercomputer in Israel with artificial intelligence (AI) to meet the growing demand for applications that use such latest technologies. - Ukrinform.</text:p>
      <text:p text:style-name="P4">
Images: ['<text:a xlink:type="simple" xlink:href="https://static.ukrinform.com/photos/2022_11/thumb_files/630_360_1669108071-798.jpg" text:style-name="Internet_20_link" text:visited-style-name="Visited_20_Internet_20_Link">
630_360_16691...</text:a>
']</text:p>
      <text:p text:style-name="P4">
Tags: ['Ізраїль', "Комп'ютер", 'Штучний інтелект', 'Nvidia']</text:p>
      <text:p text:style-name="P4">
Type: Article</text:p>
      <!--METADATA-->
      <text:p text:style-name="P4">
<draw:frame draw:style-name="fr1" draw:name="Image121" text:anchor-type="as-char" svg:width="6.9236in" svg:height="3.956343in" draw:z-index="0">
<draw:image xlink:href="../Images/yкринформ/2023-05-30T15-52-00-03-00/630_360_1669108071-798.jpg" xlink:type="simple" xlink:show="embed" xlink:actuate="onLoad" draw:mime-type="image/jpeg"/>
</draw:frame>
Navidia Corporation has stated that it builds the most powerful supercomputer in Israel with an artificial(Thor)To meet the growing demand for applications, such latest technologies are deviated.</text:p>
      <text:p text:style-name="P4">
As Ukrinform reports, it reports <text:a xlink:type="simple" xlink:href="https://www.reuters.com/technology/nvidia-build-israeli-supercomputer-ai-demand-soars-2023-05-29/" text:style-name="Internet_20_link" text:visited-style-name="Visited_20_Internet_20_Link">
Reuters</text:a>
.</text:p>
      <text:p text:style-name="P4">
The most expensive in the world, the manufacturer of the NVIDIA chip has stated that the cloudmaster will cost hundreds of millions of dollars and will be partially introduced by the vexplaination by the end of 2023.</text:p>
      <text:p text:style-name="P4">
Senior Vice president of Glada Schiner said Nvidia works with 800starts in <text:a xlink:type="simple" xlink:href="https://www.ukrinform.ua/tag-izrail" text:style-name="Internet_20_link" text:visited-style-name="Visited_20_Internet_20_Link">
Israel</text:a>
and dozens of programmers.</text:p>
      <text:p text:style-name="P4">
It is expected that a system called ISRAEL-1 will provide performance with the brief exaflops of CI computing, which will make it one of the fastest SII in the world. It is noted that one exaflope is capable of performing one quintillion of calculations per second.</text:p>
      <text:p text:style-name="P4">
Sheer emphasized that AI is "the most important technology in our lives" and every development and applications of generative AI need large graphic processors(GPU). Також він повідомив, що компанії в Ізраїлі "отримають доступдо суперкомп'ютера, якого вони не мають сьогодні".</text:p>
      <text:p text:style-name="P4">
"Ця система - великомасштабна система, яка насправді дозволить їм проводитинавчання набагато швидше, будувати фреймворки і створювати рішення, здатнівирішувати більш складні проблеми".</text:p>
      <text:p text:style-name="P4">
Наприклад, ChatGPT від OpenAI був створений за допомогою тисяч графічнихпроцесорів Nvidia.</text:p>
      <text:p text:style-name="P4">
Система була розроблена колишньою командою Mellanox. Nvidia купилаізраїльського розробника чіпів Mellanox Technologies у 2019 році майже за 7мільярдів доларів, обійшовши Intel Corp.</text:p>
      <text:p text:style-name="P4">
<text:span text:style-name="T4">
Читайте також:</text:span>
 <text:a xlink:type="simple" xlink:href="https://www.ukrinform.ua/rubric-technology/3506446-550-miljoniv-obcislen-za-sekundu-u-finlandii-zapustili-najsvidsij-u-evropi-superkomputer.html" text:style-name="Internet_20_link" text:visited-style-name="Visited_20_Internet_20_Link">
 550 мільйонів обчислень за секунду: у Фінляндії запустилинайшвидший у Європі <text:span text:style-name="T4">
суперкомп</text:span>
 ' <text:span text:style-name="T4">
ютер</text:span>
</text:a>
Schiner said that the Priority Priority for NVIDIA for Supercomputherables Israeli Partners.</text:p>
      <text:p text:style-name="P4">
"We can use this system to work with partners outside Iizrael in the future," he said.<text:span text:style-name="T5">
Foto: nvidia gtc</text:span>
</text:p>
      <text:p text:style-name="P4">
News Source: <text:a xlink:type="simple" xlink:href="https://www.ukrinform.ua/rubric-technology/3716106-nvidia-pobudue-izrailskij-superkomputer-cerez-visokij-popit-na-stucnij-intelekt.html" text:style-name="Internet_20_link" text:visited-style-name="Visited_20_Internet_20_Link">
https://www.ukrinform.ua/rubric-technology/3716106-nvidia-pobudue-izrailskij-superkomputer-cerez-visokij-popit-na-stucnij-intelekt.html</text:a>
</text:p>
      <!--NEWS-->
      <text:h text:style-name="P10" text:outline-level="1">
<text:span text:style-name="T4">
In Libya to death penalty, 23 people were sentenced to participation in the IDIL campaign</text:span>
</text:h>
      <text:p text:style-name="P4">
Authors: Ukrinform (Person)</text:p>
      <text:p text:style-name="P4">
Publisher: Укринформ (Organization)</text:p>
      <text:p text:style-name="P4">
Published Time: 2023-05-30T16:00:00+03:00</text:p>
      <text:p text:style-name="P4">
Modified Time: 2023-05-30T16:00:00+03:00</text:p>
      <text:p text:style-name="P4">
Description: The Libyan court sentenced 23 people to the death penalty and 14 more to life imprisonment for participating in the bloody campaign of the Islamic State militants, which included the beheading of the group of Egyptian Christians and the capture of the city of orphan in 2015. - Ukrinform.</text:p>
      <text:p text:style-name="P4">
Images: ['<text:a xlink:type="simple" xlink:href="https://static.ukrinform.com/photos/2017_05/thumb_files/630_360_1494432026-9526.jpg" text:style-name="Internet_20_link" text:visited-style-name="Visited_20_Internet_20_Link">
630_360_14944...</text:a>
']</text:p>
      <text:p text:style-name="P4">
Tags: ['ІДІЛ', 'Лівія', 'Смертна кара', 'Вбивство']</text:p>
      <text:p text:style-name="P4">
Type: Article</text:p>
      <!--METADATA-->
      <text:p text:style-name="P4">
<draw:frame draw:style-name="fr1" draw:name="Image122" text:anchor-type="as-char" svg:width="6.9236in" svg:height="3.956343in" draw:z-index="0">
<draw:image xlink:href="../Images/yкринформ/2023-05-30T16-00-00-03-00/630_360_1494432026-9526.jpg" xlink:type="simple" xlink:show="embed" xlink:actuate="onLoad" draw:mime-type="image/jpeg"/>
</draw:frame>
The Libyan court sentenced 23 people to the death penalty and another 14 to life -longing for participation in the bloody campaign of the Islamic State militants, which included the beheading of the group of Egyptian Christians and the capture of the city of orphaned in 2015.</text:p>
      <text:p text:style-name="P4">
As Ukrinform reports, it reports <text:a xlink:type="simple" xlink:href="https://www.reuters.com/world/africa/libya-court-sentences-23-death-islamic-state-campaign-2023-05-29/" text:style-name="Internet_20_link" text:visited-style-name="Visited_20_Internet_20_Link">
Reuters</text:a>
.</text:p>
      <text:p text:style-name="P4">
"Another person was sentenced to 12 years in prison, six - up to 10 years, one - up to five years and six - up to three years, while five were justified and three others died before, As their cases have come to court, " -he goes to the statement of the Prosecutor General's Office.</text:p>
      <text:p text:style-name="P4">
It is noted that the Libyan branch <text:a xlink:type="simple" xlink:href="https://www.ukrinform.ua/tag-idil" text:style-name="Internet_20_link" text:visited-style-name="Visited_20_Internet_20_Link">
"Islamic State"</text:a>
She was one of the strongest combat units outside its original territory in Iraq and Syria.</text:p>
      <text:p text:style-name="P4">
In 2015, they attacked the Hotel "Corinthia" in Tripoli, killed people, and then abducted and beheaded dozens of Egyptian Christians, whose imizht were shown in spooky propaganda films.</text:p>
      <text:p text:style-name="P4">
<text:span text:style-name="T4">
 Read also: </text:span>
 <text:a xlink:type="simple" xlink:href="https://www.ukrinform.ua/rubric-world/3702903-erdogan-zaaviv-so-turecka-rozvidka-likviduvala-v-sirii-lidera-idil.html" text:style-name="Internet_20_link" text:visited-style-name="Visited_20_Internet_20_Link">
Erdogan stated that Turkish intelligence was eliminated by Syririalider "<text:span text:style-name="T4">
 IDIL </text:span>
"</text:a>
Having conquered the territory in Bengaz, Derny and Azhdabia in the east of Libya, the grouping was seized by the central coastal city of the orphan and kept it by the end of 2016, introducing a strict regime of public morality, supported by cruel punishments.</text:p>
      <text:p text:style-name="P4">
As reported <text:a xlink:type="simple" xlink:href="https://www.ukrinform.ua/rubric-world/3715841-za-tizden-z-mora-poblizu-livii-uratuvali-ponad-700-migrantiv.html" text:style-name="Internet_20_link" text:visited-style-name="Visited_20_Internet_20_Link">
Ukrinform</text:a>
, for more than 725 illegal migrants, for more than 725 illegal migrants were intercepted in the sea near Libya and returned to the shore.</text:p>
      <text:p text:style-name="P4">
News Source: <text:a xlink:type="simple" xlink:href="https://www.ukrinform.ua/rubric-world/3716112-u-livii-do-smertnoi-kari-zasudili-23-ludej-za-ucast-u-kampanii-idil.html" text:style-name="Internet_20_link" text:visited-style-name="Visited_20_Internet_20_Link">
https://www.ukrinform.ua/rubric-world/3716112-u-livii-do-smertnoi-kari-zasudili-23-ludej-za-ucast-u-kampanii-idil.html</text:a>
</text:p>
      <!--NEWS-->
      <text:h text:style-name="P10" text:outline-level="1">
<text:span text:style-name="T4">
Georgia's prime minister stated that one of the reasons for the war was the desire of Ukraine to become a member of NATO</text:span>
</text:h>
      <text:p text:style-name="P4">
Authors: Ukrinform (Person)</text:p>
      <text:p text:style-name="P4">
Publisher: Укринформ (Organization)</text:p>
      <text:p text:style-name="P4">
Published Time: 2023-05-30T16:08:21+03:00</text:p>
      <text:p text:style-name="P4">
Modified Time: 2023-05-30T16:08:21+03:00</text:p>
      <text:p text:style-name="P4">
Description: Georgian Prime Minister Irakli Garibashvili at the Global Security Forum in Bratislava stated that one of the reasons for the Russian invasion "was the desire of Ukraine to become a member of NATO". - Ukrinform.</text:p>
      <text:p text:style-name="P4">
Images: ['<text:a xlink:type="simple" xlink:href="https://static.ukrinform.com/photos/2022_02/thumb_files/630_360_1645786693-391.jpg" text:style-name="Internet_20_link" text:visited-style-name="Visited_20_Internet_20_Link">
630_360_16457...</text:a>
']</text:p>
      <text:p text:style-name="P4">
Tags: ['Грузія', 'НАТО', "Прем'єр", 'Війна з Росією']</text:p>
      <text:p text:style-name="P4">
Type: Article</text:p>
      <!--METADATA-->
      <text:p text:style-name="P4">
<draw:frame draw:style-name="fr1" draw:name="Image123" text:anchor-type="as-char" svg:width="6.9236in" svg:height="3.956343in" draw:z-index="0">
<draw:image xlink:href="../Images/yкринформ/2023-05-30T16-08-21-03-00/630_360_1645786693-391.jpg" xlink:type="simple" xlink:show="embed" xlink:actuate="onLoad" draw:mime-type="image/jpeg"/>
</draw:frame>
Georgian Prime Minister Irakliy Garibashvili at the Global Security Forum in Bratislasislavica that one of the reasons for the Russian invasion "was the desire of Ukraine by NATO Staff."</text:p>
      <text:p text:style-name="P4">
About it reports <text:a xlink:type="simple" xlink:href="https://www.ekhokavkaza.com/a/32434964.html" text:style-name="Internet_20_link" text:visited-style-name="Visited_20_Internet_20_Link">
Echo of the Caucasus</text:a>
, reports Ukrinform.</text:p>
      <text:p text:style-name="P4">
According to the Georgian Prime Minister, one of the main reasons for the Russian full -scale invasion in 2022 was the NATO Extension. In addition, Garibashvili said, there were "many other reasons".</text:p>
      <text:p text:style-name="P4">
<text:span text:style-name="T4">
 Read also: </text:span>
 <text:a xlink:type="simple" xlink:href="https://www.ukrinform.ua/rubric-world/3714491-prezidentka-gruzii-u-den-nezaleznosti-nasa-gidnist-prodana-za-200-ci-300-miljoniv.html" text:style-name="Internet_20_link" text:visited-style-name="Visited_20_Internet_20_Link">
President <text:span text:style-name="T4">
 Georgia </text:span>
 - Independence Day: Our agility sold for 200 or 300 million? </text:a>
"I do not want to speculate, I do not want to quote the statements of the Russian government. But one of the reasons was the desire of Ukraine to become a member <text:a xlink:type="simple" xlink:href="https://www.ukrinform.ua/tag-nato" text:style-name="Internet_20_link" text:visited-style-name="Visited_20_Internet_20_Link">
NATO</text:a>
. So, we see the consequences, " - said Garibashvili.</text:p>
      <text:p text:style-name="P4">
<text:span text:style-name="T4">
 Read also: </text:span>
 [EC passed <text:span text:style-name="T4">
 Georgia </text:span>
 Official Demarsh because of recovery(https://www.ukrinform.ua/rubric-world/3715831-es-peredav-gruzii-oficijnij-demars-cerez-vidnovlenna-aviaspolucenna-z-rosieu.html)According to Ukrinform, the Georgian Dream Government Party stated that they do not consider it obligatory to reconcile the Tbilisi policy with the EU outside political line until Georgia is a member of the European Community.</text:p>
      <text:p text:style-name="P4">
News Source: <text:a xlink:type="simple" xlink:href="https://www.ukrinform.ua/rubric-polytics/3716116-premer-gruzii-zaaviv-so-odnieu-z-pricin-vijni-bulo-bazanna-ukraini-stati-clenom-nato.html" text:style-name="Internet_20_link" text:visited-style-name="Visited_20_Internet_20_Link">
https://www.ukrinform.ua/rubric-polytics/3716116-premer-gruzii-zaaviv-so-odnieu-z-pricin-vijni-bulo-bazanna-ukraini-stati-clenom-nato.html</text:a>
</text:p>
      <!--NEWS-->
      <text:h text:style-name="P10" text:outline-level="1">
<text:span text:style-name="T4">
Canada led the IIHF rating thanks to a win on a hockey World Cup</text:span>
</text:h>
      <text:p text:style-name="P4">
Authors: Ukrinform (Person)</text:p>
      <text:p text:style-name="P4">
Publisher: Укринформ (Organization)</text:p>
      <text:p text:style-name="P4">
Published Time: 2023-05-30T16:12:02+03:00</text:p>
      <text:p text:style-name="P4">
Modified Time: 2023-05-30T16:12:02+03:00</text:p>
      <text:p text:style-name="P4">
Description: The national team of Ukraine remained on the 27th step. - Ukrinform.</text:p>
      <text:p text:style-name="P4">
Images: ['<text:a xlink:type="simple" xlink:href="https://static.ukrinform.com/photos/2023_05/thumb_files/630_360_1685452247-933.jpg" text:style-name="Internet_20_link" text:visited-style-name="Visited_20_Internet_20_Link">
630_360_16854...</text:a>
']</text:p>
      <text:p text:style-name="P4">
Tags: ['хокей']</text:p>
      <text:p text:style-name="P4">
Type: Article</text:p>
      <!--METADATA-->
      <text:p text:style-name="P4">
<draw:frame draw:style-name="fr1" draw:name="Image124" text:anchor-type="as-char" svg:width="6.9236in" svg:height="3.956343in" draw:z-index="0">
<draw:image xlink:href="../Images/yкринформ/2023-05-30T16-12-02-03-00/630_360_1685452247-933.jpg" xlink:type="simple" xlink:show="embed" xlink:actuate="onLoad" draw:mime-type="image/jpeg"/>
</draw:frame>
The national team remained on the 27th step.</text:p>
      <text:p text:style-name="P4">
International Hockey Federation(IIHF)<text:a xlink:type="simple" xlink:href="https://www.iihf.com/en/worldranking" text:style-name="Internet_20_link" text:visited-style-name="Visited_20_Internet_20_Link">
Updated</text:a>
The rating of the national teams of the world, Ukrinform reports.</text:p>
      <text:p text:style-name="P4">
In the first place, thanks to its victory in the elite division, the collection of Zanarad, scoring 4150 points.</text:p>
      <text:p text:style-name="P4">
Canada has set a new World Cup record by the number of victories bypassing Russia by Russia.</text:p>
      <text:p text:style-name="P4">
At the second national team of Finland - 4080 points, which in the quarterfinals gave way to the Kangaadi.</text:p>
      <text:p text:style-name="P4">
In the third national team of Russia, which does not participate in tournaments due to the invasion of in Ukraine - 4050 points.</text:p>
      <text:p text:style-name="P4">
The national team of Ukraine remained on the 27th step, the wards of Vadim Fragchuk have a place in the division of IV.</text:p>
      <text:p text:style-name="P4">
<text:span text:style-name="T4">
 Read also: </text:span>
 <text:a xlink:type="simple" xlink:href="https://www.ukrinform.ua/rubric-sports/3716056-kanadci-prosto-peremozci-bronzovi-latisi-golovni-peremozci.html" text:style-name="Internet_20_link" text:visited-style-name="Visited_20_Internet_20_Link">
Canadians - just winners, "bronze" Latvians - main winners</text:a>
As reported by Ukrinform, Canada defeated Germany 5: 2(1:1, 1:1, 3:0)Ufinals of the World Hockey Championships 2023.</text:p>
      <text:p text:style-name="P4">
Photo: Getty Images</text:p>
      <text:p text:style-name="P4">
News Source: <text:a xlink:type="simple" xlink:href="https://www.ukrinform.ua/rubric-sports/3716117-kanada-ocolila-rejting-iihf-zavdaki-peremozi-na-cs-z-hokeu.html" text:style-name="Internet_20_link" text:visited-style-name="Visited_20_Internet_20_Link">
https://www.ukrinform.ua/rubric-sports/3716117-kanada-ocolila-rejting-iihf-zavdaki-peremozi-na-cs-z-hokeu.html</text:a>
</text:p>
      <!--NEWS-->
      <text:h text:style-name="P10" text:outline-level="1">
<text:span text:style-name="T4">
Travelers have already restored 45 bridges and installed 85 temporary crossings</text:span>
</text:h>
      <text:p text:style-name="P4">
Authors: Ukrinform (Person)</text:p>
      <text:p text:style-name="P4">
Publisher: Укринформ (Organization)</text:p>
      <text:p text:style-name="P4">
Published Time: 2023-05-30T16:12:26+03:00</text:p>
      <text:p text:style-name="P4">
Modified Time: 2023-05-30T16:12:26+03:00</text:p>
      <text:p text:style-name="P4">
Description: Since the beginning of a full -scale invasion throughout Ukraine, 346 bridges have been destroyed, 157 of them have been on state roads, road users have already restored 45 outlet facilities and installed 85 temporary crossings. - Ukrinform.</text:p>
      <text:p text:style-name="P4">
Images: ['<text:a xlink:type="simple" xlink:href="https://static.ukrinform.com/photos/2023_05/thumb_files/630_360_1685452277-656.jpg" text:style-name="Internet_20_link" text:visited-style-name="Visited_20_Internet_20_Link">
630_360_16854...</text:a>
']</text:p>
      <text:p text:style-name="P4">
Tags: None</text:p>
      <text:p text:style-name="P4">
Type: Article</text:p>
      <!--METADATA-->
      <text:p text:style-name="P4">
<draw:frame draw:style-name="fr1" draw:name="Image125" text:anchor-type="as-char" svg:width="6.9236in" svg:height="3.956343in" draw:z-index="0">
<draw:image xlink:href="../Images/yкринформ/2023-05-30T16-12-26-03-00/630_360_1685452277-656.jpg" xlink:type="simple" xlink:show="embed" xlink:actuate="onLoad" draw:mime-type="image/jpeg"/>
</draw:frame>
From the beginning of the full -scale invasion throughout Ukraine, 346 bridges were destroyed, 157 of them were on state roads, road users have already restored 45 outlets and installed 85 temporary crossings.</text:p>
      <text:p text:style-name="P4">
About it reports Ukrinform with reference to <text:a xlink:type="simple" xlink:href="http://restoration.gov.ua/press/news/55516.html" text:style-name="Internet_20_link" text:visited-style-name="Visited_20_Internet_20_Link">
State Agency for Recovery and Infrastructure Development</text:a>
.</text:p>
      <text:p text:style-name="P4">
«Впродовж 2022 року було відновлено 41 <text:a xlink:type="simple" xlink:href="https://www.ukrinform.ua/tag-mist" text:style-name="Internet_20_link" text:visited-style-name="Visited_20_Internet_20_Link">
 міст </text:a>
, 8 of them were destroyed by war - the rest of the emergency bridges, which were raised and major routes and are extremely important for logistics in the country. In 20123, the agency had already rebuilt and opened a traffic on 4 bridges of Zdimomyrsk, Kyiv and Chernihiv regions. ” - the message reads.</text:p>
      <text:p text:style-name="P4">
The profile department noted that immediately after the de -occupation of the region, they had adjusted passage through the destroyed bridges. 85 temporary spots were built, but not all of them are able to withstand heavy loads. Currently construction works are underway at 25 objects in Zhytomyr, Kyiv, Chernihiv, Kharkiv, Kherson and Mykolaiv regions.</text:p>
      <text:p text:style-name="P4">
“Priority is those routes through which the main volumes of goods and military use. We are not bursting and planning to start work in the near future on a number of important facilities, ”the agency added.</text:p>
      <text:p text:style-name="P4">
*!(https://www.ukrinform.ua/rubric-vidbudova/3716037-u-dvoh-selah-na-harkivsini-vidremontuvali-elektropidstancii.html)As reported, European countries support Ukraine on the restoration of the interrupted infrastructure. Thus, the Czech Republic, represented by the administration of state material reserves of the republic, provided temporary bridge structures. In 2022, 10 such structures were overwhelmed, this year will come 14. The French company Matière has transferred 3 bridges. Sweden and Norway were also joined by the initiative. Security transmitted 4 boats, which can be used as pontoon crossings. Also14 pontoons sections, they can be combined in crossings of different lengths. The ACRW/Bailey, which is suitable for the waving heavy vehicles, was obtained.</text:p>
      <text:p text:style-name="P4">
<text:span text:style-name="T5">
Foto: Ministry of Defense</text:span>
</text:p>
      <text:p text:style-name="P4">
News Source: <text:a xlink:type="simple" xlink:href="https://www.ukrinform.ua/rubric-vidbudova/3716118-dorozniki-uze-vidnovili-45-mostiv-ta-vstanovili-85-timcasovih-pereprav.html" text:style-name="Internet_20_link" text:visited-style-name="Visited_20_Internet_20_Link">
https://www.ukrinform.ua/rubric-vidbudova/3716118-dorozniki-uze-vidnovili-45-mostiv-ta-vstanovili-85-timcasovih-pereprav.html</text:a>
</text:p>
      <!--NEWS-->
      <text:h text:style-name="P10" text:outline-level="1">
<text:span text:style-name="T4">
The Ministry of Energy has instructed to create a commission to find out the causes of emergency shutdowns</text:span>
</text:h>
      <text:p text:style-name="P4">
Authors: Ukrinform (Person)</text:p>
      <text:p text:style-name="P4">
Publisher: Укринформ (Organization)</text:p>
      <text:p text:style-name="P4">
Published Time: 2023-05-30T16:15:00+03:00</text:p>
      <text:p text:style-name="P4">
Modified Time: 2023-05-30T16:15:00+03:00</text:p>
      <text:p text:style-name="P4">
Description: The State Energy Supervision Inspectorate will set up a commission to study the reasons for emergency shutdowns of electricity. - Ukrinform.</text:p>
      <text:p text:style-name="P4">
Images: ['<text:a xlink:type="simple" xlink:href="https://static.ukrinform.com/photos/2018_01/thumb_files/630_360_1514865202-9708-elektroenergia.jpg" text:style-name="Internet_20_link" text:visited-style-name="Visited_20_Internet_20_Link">
630_360_15148...</text:a>
']</text:p>
      <text:p text:style-name="P4">
Tags: ['Електроенергія', 'Міненерго', 'Відключення світла']</text:p>
      <text:p text:style-name="P4">
Type: Article</text:p>
      <!--METADATA-->
      <text:p text:style-name="P4">
<draw:frame draw:style-name="fr1" draw:name="Image127" text:anchor-type="as-char" svg:width="6.9236in" svg:height="3.956343in" draw:z-index="0">
<draw:image xlink:href="../Images/yкринформ/2023-05-30T16-15-00-03-00/630_360_1514865202-9708-elektroenergia.jpg" xlink:type="simple" xlink:show="embed" xlink:actuate="onLoad" draw:mime-type="image/jpeg"/>
</draw:frame>
The State Energy Supervision Inspectorate will set up a commission to study the reasons for which there have been emergency shutdowns of electricity.</text:p>
      <text:p text:style-name="P4">
According to Ukrinform, the press service of the Ministry of Energy in [telegram] reports it(https://ksion.ukrinform.com/%D0%92%D0%B0%D0%B6%D0%BB%D0%B8%D0%B2%D0%BE!%20%D0%86%D0%BD%D1%84%D0%BE%D1%80%D0%BC%D0%B0%D1%86%D1%96%D1%8F%20%D1%89%D0%BE%D0%B4%D0%BE%20%D0%BC%D0%B0%D1%81%D0%BE%D0%B2%D0%B8%D1%85%20%D0%B2%D1%96%D0%B4%D0%BA%D0%BB%D1%8E%D1%87%D0%B5%D0%BD%D1%8C%20%D0%B0%D0%B1%D0%BE%D0%BD%D0%B5%D0%BD%D1%82%D1%96%D0%B2).</text:p>
      <text:p text:style-name="P4">
«Міністр енергетики України доручив Державній інспекції енергетичного наглядунегайно створити комісію для оперативного вивчення причин, з яких сьогодні, 30травня, відбулися аварійні відключення в об’єднаній енергосистемі», – йдетьсяу повідомленні.</text:p>
      <text:p text:style-name="P4">
<text:span text:style-name="T4">
Читайте також:</text:span>
 <text:a xlink:type="simple" xlink:href="https://www.ukrinform.ua/rubric-economy/3716113-u-nizci-oblastej-avarijni-vidklucenna-svitla-ukrenergo.html" text:style-name="Internet_20_link" text:visited-style-name="Visited_20_Internet_20_Link">
 У низці областей аварійні відключення світла -<text:span text:style-name="T4">
Укренерго</text:span>
 </text:a>
It is noted that today the generation is completely covers consumption. Therefore, there were no planned shutdowns of subscribers in any of the regions of the country.</text:p>
      <text:p text:style-name="P4">
It has been reported to turn off <text:a xlink:type="simple" xlink:href="https://www.ukrinform.ua/tag-elektroenergia" text:style-name="Internet_20_link" text:visited-style-name="Visited_20_Internet_20_Link">
electricity</text:a>
They took place partially in Kyiv, Kharkiv, Poltava, Vinnitsa, Summilly 1:00 because of reducing the frequency in the UES.</text:p>
      <text:p text:style-name="P4">
News Source: <text:a xlink:type="simple" xlink:href="https://www.ukrinform.ua/rubric-economy/3716125-minenergo-dorucilo-stvoriti-komisiu-dla-zasuvanna-pricin-avarijnih-vidklucen.html" text:style-name="Internet_20_link" text:visited-style-name="Visited_20_Internet_20_Link">
https://www.ukrinform.ua/rubric-economy/3716125-minenergo-dorucilo-stvoriti-komisiu-dla-zasuvanna-pricin-avarijnih-vidklucen.html</text:a>
</text:p>
      <!--NEWS-->
      <text:h text:style-name="P10" text:outline-level="1">
<text:span text:style-name="T4">
In Nikopol region, the duration of the curfew changes since June 1</text:span>
</text:h>
      <text:p text:style-name="P4">
Authors: Ukrinform (Person)</text:p>
      <text:p text:style-name="P4">
Publisher: Укринформ (Organization)</text:p>
      <text:p text:style-name="P4">
Published Time: 2023-05-30T16:18:00+03:00</text:p>
      <text:p text:style-name="P4">
Modified Time: 2023-05-30T16:18:00+03:00</text:p>
      <text:p text:style-name="P4">
Description: In the communities of the Nikopol district of Dnipropetrovsk region, since June 1, the duration of the curfew is changing.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ніпропетровщина', 'Нікополь', 'Комендантська година']</text:p>
      <text:p text:style-name="P4">
Type: Article</text:p>
      <!--METADATA-->
      <text:p text:style-name="P4">
<draw:frame draw:style-name="fr1" draw:name="Image128" text:anchor-type="as-char" svg:width="6.9236in" svg:height="3.956343in" draw:z-index="0">
<draw:image xlink:href="../Images/yкринформ/2023-05-30T16-18-00-03-00/630_360_1538997483-946.jpg" xlink:type="simple" xlink:show="embed" xlink:actuate="onLoad" draw:mime-type="image/jpeg"/>
</draw:frame>
In the community of Dnipropetrovsk region, since June 1, the resistance of the curfew has changed since June 1.</text:p>
      <text:p text:style-name="P4">
This was reported in <text:a xlink:type="simple" xlink:href="https://t.me/Yevtushenko_E/3900" text:style-name="Internet_20_link" text:visited-style-name="Visited_20_Internet_20_Link">
telegram</text:a>
Yevgeny Yevtushenko, the head of the Nonikopol region, Ukrinform reports.</text:p>
      <text:p text:style-name="P4">
"Since 01.06.2023, the duration of the curfew changes," - it is a testament.</text:p>
      <text:p text:style-name="P4">
It is noted that now the curfew will be the only one for all the nationals: from 23:00 to 04:00.</text:p>
      <text:p text:style-name="P4">
Earlier in the part of the communities, the curfew began at 21:00, in part - O22: 00.</text:p>
      <text:p text:style-name="P4">
<text:span text:style-name="T4">
 Read also: </text:span>
 <text:a xlink:type="simple" xlink:href="https://www.ukrinform.ua/rubric-ato/3714308-armia-rf-atakuvala-dnipro-dronami-ta-raketami-e-rujnuvanna.html" text:style-name="Internet_20_link" text:visited-style-name="Visited_20_Internet_20_Link">
the army of the Russian Federation attacked Dnipropetrovsk by drones and rockets, there is destruction</text:a>
As reported <text:a xlink:type="simple" xlink:href="https://www.ukrinform.ua/rubric-regions/3714580-na-sumsini-pid-cas-komendantskoi-godini-diatimut-perepustki-novogo-zrazka.html" text:style-name="Internet_20_link" text:visited-style-name="Visited_20_Internet_20_Link">
Ukrinform</text:a>
, in the Sumy region during the curfew there will be a new sample.</text:p>
      <text:p text:style-name="P4">
News Source: <text:a xlink:type="simple" xlink:href="https://www.ukrinform.ua/rubric-regions/3716123-na-nikopolsini-z-1-cervna-zminuetsa-trivalist-komendantskoi-godini.html" text:style-name="Internet_20_link" text:visited-style-name="Visited_20_Internet_20_Link">
https://www.ukrinform.ua/rubric-regions/3716123-na-nikopolsini-z-1-cervna-zminuetsa-trivalist-komendantskoi-godini.html</text:a>
</text:p>
      <!--NEWS-->
      <text:h text:style-name="P10" text:outline-level="1">
<text:span text:style-name="T4">
Two SBU employees were sentenced to eight years in prison for sorting a bribe</text:span>
</text:h>
      <text:p text:style-name="P4">
Authors: Ukrinform (Person)</text:p>
      <text:p text:style-name="P4">
Publisher: Укринформ (Organization)</text:p>
      <text:p text:style-name="P4">
Published Time: 2023-05-30T16:18:58+03:00</text:p>
      <text:p text:style-name="P4">
Modified Time: 2023-05-30T16:18:58+03:00</text:p>
      <text:p text:style-name="P4">
Description: Вищий антикорупційний суд призначив покарання у вигляді восьми років позбавлення волі двом співробітникам Служби безпеки України, викритим у вимаганні 50 тисяч доларів неправомірної вигоди.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Хабар', 'СБУ', 'Суд', "В'язниця"]</text:p>
      <text:p text:style-name="P4">
Type: Article</text:p>
      <!--METADATA-->
      <text:p text:style-name="P4">
<draw:frame draw:style-name="fr1" draw:name="Image129" text:anchor-type="as-char" svg:width="6.9236in" svg:height="3.956343in" draw:z-index="0">
<draw:image xlink:href="../Images/yкринформ/2023-05-30T16-18-58-03-00/630_360_1532017869-1678.jpg" xlink:type="simple" xlink:show="embed" xlink:actuate="onLoad" draw:mime-type="image/jpeg"/>
</draw:frame>
The High Anti -Corruption Court has imposed a punishment in the form of eight years deprivation to two employees of the Security Service of Ukraine, exposed to the extortion of 50 thousand dollars of undue benefit.</text:p>
      <text:p text:style-name="P4">
According to Ukrinform, the specialized anti -corruption prosecutor's office reported in <text:a xlink:type="simple" xlink:href="http://t.me/sap_gov_ua/1424" text:style-name="Internet_20_link" text:visited-style-name="Visited_20_Internet_20_Link">
telegram</text:a>
.</text:p>
      <text:p text:style-name="P4">
The court also deprived the persons of the right to occupy positions in law enforcement agencies for three years and allowed to confiscate half of their property.</text:p>
      <text:p text:style-name="P4">
Wax found the convicts guilty under Part 4 of Art. 368 and Part 3 of Art. 369-2(acceptance of a proposal, promise or receipt of undue benefit for himself or a third person for influencing a decision -making by a person authorized to perform the function of a state or local self -government, combined with demanding such benefit)Criminal Code of Ukraine.</text:p>
      <text:p text:style-name="P4">
As reminded in the prosecutor's office, the SBU employees exposed in demanding 50 thousand dollars of bribery and receiving some of these funds from representatives of the enterprises of the private sector for irreversible in the economic activity Claims of the National Police in Kiev.</text:p>
      <text:p text:style-name="P4">
The sentence may be appealed on appeal within 30 days from the date of its pronouncement by filing an appropriate complaint to the WACS Chamber.</text:p>
      <text:p text:style-name="P4">
<text:span text:style-name="T4">
 Read also: </text:span>
 <text:a xlink:type="simple" xlink:href="https://www.ukrinform.ua/rubric-society/3715729-do-11-rokiv-uvaznenna-zasudili-odesitku-aka-zbirala-grosi-dla-rosijskih-zagarbnikiv.html" text:style-name="Internet_20_link" text:visited-style-name="Visited_20_Internet_20_Link">
up to 11 years in prison <text:span text:style-name="T4">
 sentenced </text:span>
 Odessa, which is collected for Russian invaders</text:a>
As reported by Ukrinform, the former chief of the Western Interregional Administration for the execution of criminal penalties and the probation of the Ministry of Justice Mikhail Dzuja was sentenced to bribery <text:a xlink:type="simple" xlink:href="https://www.ukrinform.ua/rubric-regions/3704162-ekskerivnik-mizregionalnogo-upravlinna-minustu-otrimav-5-rokiv-vaznici-za-habarnictvo.html" text:style-name="Internet_20_link" text:visited-style-name="Visited_20_Internet_20_Link">
up to five years in prison</text:a>
 .</text:p>
      <text:p text:style-name="P4">
News Source: <text:a xlink:type="simple" xlink:href="https://www.ukrinform.ua/rubric-society/3716124-dvoh-pracivnikiv-sbu-zasudili-do-vosmi-rokiv-turmi-za-vimaganna-habara.html" text:style-name="Internet_20_link" text:visited-style-name="Visited_20_Internet_20_Link">
https://www.ukrinform.ua/rubric-society/3716124-dvoh-pracivnikiv-sbu-zasudili-do-vosmi-rokiv-turmi-za-vimaganna-habara.html</text:a>
</text:p>
      <!--NEWS-->
      <text:h text:style-name="P10" text:outline-level="1">
<text:span text:style-name="T4">
China leads its game about Russian aggression in Ukraine - Kasparov</text:span>
</text:h>
      <text:p text:style-name="P4">
Authors: Ukrinform (Person)</text:p>
      <text:p text:style-name="P4">
Publisher: Укринформ (Organization)</text:p>
      <text:p text:style-name="P4">
Published Time: 2023-05-30T16:21:00+03:00</text:p>
      <text:p text:style-name="P4">
Modified Time: 2023-05-30T16:21:00+03:00</text:p>
      <text:p text:style-name="P4">
Description: China has already realized that Russia did not win the war, so it is playing on Russian aggression in Ukraine. - Ukrinform.</text:p>
      <text:p text:style-name="P4">
Images: ['<text:a xlink:type="simple" xlink:href="https://static.ukrinform.com/photos/2023_05/thumb_files/630_360_1685445124-313.jpg" text:style-name="Internet_20_link" text:visited-style-name="Visited_20_Internet_20_Link">
630_360_16854...</text:a>
']</text:p>
      <text:p text:style-name="P4">
Tags: ['Китай', 'Україна', 'Війна з Росією', 'Гаррі Каспаров']</text:p>
      <text:p text:style-name="P4">
Type: Article</text:p>
      <!--METADATA-->
      <text:p text:style-name="P4">
<draw:frame draw:style-name="fr1" draw:name="Image130" text:anchor-type="as-char" svg:width="6.9236in" svg:height="3.956343in" draw:z-index="0">
<draw:image xlink:href="../Images/yкринформ/2023-05-30T16-21-00-03-00/630_360_1685445124-313.jpg" xlink:type="simple" xlink:show="embed" xlink:actuate="onLoad" draw:mime-type="image/jpeg"/>
</draw:frame>
China Uzozes that Russia did not win war, so it was playing a game on Russian aggression in Ukraine.</text:p>
      <text:p text:style-name="P4">
This opinion was expressed by the Russian opposition politician Harry Kasparov in <text:a xlink:type="simple" xlink:href="https://www.ukrinform.ua/rubric-world/3715981-garri-kasparov-rosijskij-opozicijnij-politik-zasnovnik-forumu-vilnoi-rosii.html" text:style-name="Internet_20_link" text:visited-style-name="Visited_20_Internet_20_Link">
interviewed</text:a>
.</text:p>
      <text:p text:style-name="P4">
He noted that the PRC has ancient territorial claims to Russia, so the Bezakin in the light of the defeat of Russia in Ukraine opens "much interesting perpetrator".</text:p>
      <text:p text:style-name="P4">
“As for me, <text:a xlink:type="simple" xlink:href="https://www.ukrinform.ua/tag-kitaj" text:style-name="Internet_20_link" text:visited-style-name="Visited_20_Internet_20_Link">
China</text:a>
He plays a game that brings with him a historical perspective. Of course, in the initial stage, the mitigates would be interested in the victory of Putin, as it would open the way to Dalavan, and would be the defeat of the event and the success of the forces of totalitarianism and tyranny.(China leader - ed.)We have been aware that Russia did not win the war, and any other result opens other opportunities before, ”Kasparov said.</text:p>
      <text:p text:style-name="P4">
According to the chess world exchmpion, China is interested in the conflict today, as it weakens both Russia and the West.</text:p>
      <text:p text:style-name="P4">
According to him, China is the only country that has territorial printing in Russia, based on treaties of the XVII and XIX centuries.</text:p>
      <text:p text:style-name="P4">
“Chinese historiography has always argued that the Russian Empire has selected 1.5 million km km in the territory, which in area as two and a half of Ukraine - cetering from Vladivostok to Baikal. Unlike Putin's fantasies pro -Ukraine, these are real maps, contracts signed between China and Russian kingdom in 1689(Nerchinsky Treaty - Ed.)and later - in 1860(Beijing Treaty - Ed.)”, - Kasparov emphasized.</text:p>
      <text:p text:style-name="P4">
He added that from the point of view of Xi Jinping, perhaps the collapse of Russia in a protracted war "opens the way to much more interesting prospects than the war for Taiwan."</text:p>
      <text:p text:style-name="P4">
Concerning the issues of peacekeeping efforts of others in the Russian-friendly Ukrainians-Hungary and Brazil-Kasparov expressed the opinion that in the first case there would be corruption, and in the second-anti-Americanism, which is common in the countries of the called global south.</text:p>
      <text:p text:style-name="P4">
<text:span text:style-name="T4">
 Read also: </text:span>
 <text:a xlink:type="simple" xlink:href="https://www.ukrinform.ua/rubric-world/3716043-vimogi-rosii-sodo-pripinenna-vijni-v-ukraini-treba-ignoruvati-kasparov.html" text:style-name="Internet_20_link" text:visited-style-name="Visited_20_Internet_20_Link">
requirements of Russia to end the war in Ukraine need to be ignored - <text:span text:style-name="T4">
 Casparov </text:span>
</text:a>
</text:p>
      <text:p text:style-name="P4">
<text:span text:style-name="T5">
Foto: dpa</text:span>
</text:p>
      <text:p text:style-name="P4">
News Source: <text:a xlink:type="simple" xlink:href="https://www.ukrinform.ua/rubric-polytics/3716126-kitaj-vede-svou-gru-sodo-rosijskoi-agresii-v-ukraini-kasparov.html" text:style-name="Internet_20_link" text:visited-style-name="Visited_20_Internet_20_Link">
https://www.ukrinform.ua/rubric-polytics/3716126-kitaj-vede-svou-gru-sodo-rosijskoi-agresii-v-ukraini-kasparov.html</text:a>
</text:p>
      <!--NEWS-->
      <text:h text:style-name="P10" text:outline-level="1">
<text:span text:style-name="T4">
Russians try again to attack the Armed Forces in Luhansk region - 111 shelling per day</text:span>
</text:h>
      <text:p text:style-name="P4">
Authors: Ukrinform (Person)</text:p>
      <text:p text:style-name="P4">
Publisher: Укринформ (Organization)</text:p>
      <text:p text:style-name="P4">
Published Time: 2023-05-30T16:22:52+03:00</text:p>
      <text:p text:style-name="P4">
Modified Time: 2023-05-30T16:22:52+03:00</text:p>
      <text:p text:style-name="P4">
Description: The Russians were intensified in the area of the village of Novoselivsky Swativ district, but had no success. - Ukrinform.</text:p>
      <text:p text:style-name="P4">
Images: ['<text:a xlink:type="simple" xlink:href="https://static.ukrinform.com/photos/2023_04/thumb_files/630_360_1681751256-464.jpg" text:style-name="Internet_20_link" text:visited-style-name="Visited_20_Internet_20_Link">
630_360_16817...</text:a>
']</text:p>
      <text:p text:style-name="P4">
Tags: ['Луганщина', 'Обстріл', 'ЗСУ', 'Війна з Росією']</text:p>
      <text:p text:style-name="P4">
Type: Article</text:p>
      <!--METADATA-->
      <text:p text:style-name="P4">
<draw:frame draw:style-name="fr1" draw:name="Image131" text:anchor-type="as-char" svg:width="6.9236in" svg:height="3.956343in" draw:z-index="0">
<draw:image xlink:href="../Images/yкринформ/2023-05-30T16-22-52-03-00/630_360_1681751256-464.jpg" xlink:type="simple" xlink:show="embed" xlink:actuate="onLoad" draw:mime-type="image/jpeg"/>
</draw:frame>
The Russians were acting in the area of the village of Novoselovsky Swativ district, but they had success.</text:p>
      <text:p text:style-name="P4">
According to Ukrinform, Artem Lisogor, Head of Lugansk Regional Military Administration, reported this in <text:a xlink:type="simple" xlink:href="http://t.me/luhanskaVTSA/10919" text:style-name="Internet_20_link" text:visited-style-name="Visited_20_Internet_20_Link">
telegram</text:a>
.</text:p>
      <text:p text:style-name="P4">
“Today, the Russians were intensified in the Novoselivskyi area in Swativ region, and the enemy was forced to depart. During the day in the Luhansk region the enemy of 111 shellings. In total, more than 400 shells were directed at the positions of the military and homes of Ukrainian citizens, ”Kerilnikova said.</text:p>
      <text:p text:style-name="P4">
He added that the Lugansk direction of the front was moved to six mouth "Stormzed".</text:p>
      <text:p text:style-name="P4">
"Mostly these are former criminals - a new entertainment of the Ministry of Defense of Russia.(https://www.ukrinform.ua/tag-lugansina).</text:p>
      <text:p text:style-name="P4">
He clarified the previous information that the invaders were removing the documents. According to Lisogor, it is observed that the same actions are observed and the greatest settlements. It is mainly the documentation of passport tables.</text:p>
      <text:p text:style-name="P4">
<text:span text:style-name="T4">
 Read also: </text:span>
 <text:a xlink:type="simple" xlink:href="https://www.ukrinform.ua/rubric-ato/3716022-sili-oboroni-obstrilali-vagnerivciv-aki-vihodili-z-bahmuta-80-zagiblih-ta-119-poranenih.html" text:style-name="Internet_20_link" text:visited-style-name="Visited_20_Internet_20_Link">
Defense Forces fired at the Wagnerians, which came out of <text:span text:style-name="T4">
 Bakhmut </text:span>
 a - 80 dead and 119 wounded</text:a>
As reported by Ukrinform, <text:a xlink:type="simple" xlink:href="https://www.ukrinform.ua/rubric-regions/3715626-zagarbniki-vivozat-u-lugansk-dokumenti-z-kreminnoi.html" text:style-name="Internet_20_link" text:visited-style-name="Visited_20_Internet_20_Link">
Russian invading troops take out</text:a>
To the more "calm" Luganskadocmentation from the frontal flint.</text:p>
      <text:p text:style-name="P4">
News Source: <text:a xlink:type="simple" xlink:href="https://www.ukrinform.ua/rubric-ato/3716127-rosiani-znovu-namagautsa-atakuvati-pozicii-zsu-na-lugansini-111-obstriliv-za-dobu.html" text:style-name="Internet_20_link" text:visited-style-name="Visited_20_Internet_20_Link">
https://www.ukrinform.ua/rubric-ato/3716127-rosiani-znovu-namagautsa-atakuvati-pozicii-zsu-na-lugansini-111-obstriliv-za-dobu.html</text:a>
</text:p>
      <!--NEWS-->
      <text:h text:style-name="P10" text:outline-level="1">
<text:span text:style-name="T4">
A 3.1 billion - Pension Fund was directed to housing subsidies and privileges in May.</text:span>
</text:h>
      <text:p text:style-name="P4">
Authors: Ukrinform (Person)</text:p>
      <text:p text:style-name="P4">
Publisher: Укринформ (Organization)</text:p>
      <text:p text:style-name="P4">
Published Time: 2023-05-30T16:29:00+03:00</text:p>
      <text:p text:style-name="P4">
Modified Time: 2023-05-30T16:29:00+03:00</text:p>
      <text:p text:style-name="P4">
Description: The Pension Fund of Ukraine completed the financing of housing subsidies and privileges in May 2023 for a total amount of UAH 3.1 billion. - Ukrinform.</text:p>
      <text:p text:style-name="P4">
Images: ['<text:a xlink:type="simple" xlink:href="https://static.ukrinform.com/photos/2018_10/thumb_files/630_360_1538400307-7278.jpg" text:style-name="Internet_20_link" text:visited-style-name="Visited_20_Internet_20_Link">
630_360_15384...</text:a>
']</text:p>
      <text:p text:style-name="P4">
Tags: ['Пенсійний фонд', 'Пільги', 'субсидії', 'Е-лікарняний']</text:p>
      <text:p text:style-name="P4">
Type: Article</text:p>
      <!--METADATA-->
      <text:p text:style-name="P4">
<draw:frame draw:style-name="fr1" draw:name="Image132" text:anchor-type="as-char" svg:width="6.9236in" svg:height="3.956343in" draw:z-index="0">
<draw:image xlink:href="../Images/yкринформ/2023-05-30T16-29-00-03-00/630_360_1538400307-7278.jpg" xlink:type="simple" xlink:show="embed" xlink:actuate="onLoad" draw:mime-type="image/jpeg"/>
</draw:frame>
The Pension Fund of Ukraine completed the financing of housing subsidies and privileges in May 2023 for a total amount of UAH 3.1 billion.</text:p>
      <text:p text:style-name="P4">
As Ukrinform reports, this was reported <text:a xlink:type="simple" xlink:href="https://www.pfu.gov.ua/2158664-pensijnyj-fond-ukrayiny-informuye-296/" text:style-name="Internet_20_link" text:visited-style-name="Visited_20_Internet_20_Link">
the Fund's press service</text:a>
.</text:p>
      <text:p text:style-name="P4">
In addition, according to the department, as of May 29, UAH 2344.4 million is directed insurance <text:a xlink:type="simple" xlink:href="https://www.ukrinform.ua/tag-grosi" text:style-name="Internet_20_link" text:visited-style-name="Visited_20_Internet_20_Link">
payments</text:a>
, including UAH 1295.5 million - for the payment of hospital.</text:p>
      <text:p text:style-name="P4">
<text:span text:style-name="T4">
 Read also: </text:span>
 <text:a xlink:type="simple" xlink:href="https://www.ukrinform.ua/rubric-society/3713337-pensijnij-fond-nagadav-ak-avtorizuvatisa-u-mobilnomu-zastosunku.html" text:style-name="Internet_20_link" text:visited-style-name="Visited_20_Internet_20_Link">
<text:span text:style-name="T4">
 Pension </text:span>
 <text:span text:style-name="T4">
 Fund </text:span>
 reminded you how to authorize the setting application</text:a>
As reported by Ukrinform, the Pension Fund of Ukraine on May 25, the completion of pensions for the current month, 57 billion UAH was directed to the pension payments.</text:p>
      <text:p text:style-name="P4">
News Source: <text:a xlink:type="simple" xlink:href="https://www.ukrinform.ua/rubric-economy/3716133-na-zitlovi-subsidii-ta-pilgi-u-travni-spramuvali-31-milarda-pensijnij-fond.html" text:style-name="Internet_20_link" text:visited-style-name="Visited_20_Internet_20_Link">
https://www.ukrinform.ua/rubric-economy/3716133-na-zitlovi-subsidii-ta-pilgi-u-travni-spramuvali-31-milarda-pensijnij-fond.html</text:a>
</text:p>
      <!--NEWS-->
      <text:h text:style-name="P10" text:outline-level="1">
<text:span text:style-name="T4">
In the EU and Council of Europe, rocket and drone strikes of Russia were condemned by Ukraine</text:span>
</text:h>
      <text:p text:style-name="P4">
Authors: Ukrinform (Person)</text:p>
      <text:p text:style-name="P4">
Publisher: Укринформ (Organization)</text:p>
      <text:p text:style-name="P4">
Published Time: 2023-05-30T16:30:00+03:00</text:p>
      <text:p text:style-name="P4">
Modified Time: 2023-05-30T16:30:00+03:00</text:p>
      <text:p text:style-name="P4">
Description: The continuous attacks of Russia on the capital of Ukraine and other peaceful Ukrainian cities and towns, during which the civilians die, are cynical and barbaric, they are testimony to Putin's desire to continue escalation and its complete unwillingness to seek peace. - Ukrinform.</text:p>
      <text:p text:style-name="P4">
Images: ['<text:a xlink:type="simple" xlink:href="https://static.ukrinform.com/photos/2023_05/thumb_files/630_360_1685453069-651.jpeg" text:style-name="Internet_20_link" text:visited-style-name="Visited_20_Internet_20_Link">
630_360_16854...</text:a>
']</text:p>
      <text:p text:style-name="P4">
Tags: ['Євросоюз', 'Обстріл', 'Рада Європи', 'Київ', 'Війна з Росією']</text:p>
      <text:p text:style-name="P4">
Type: Article</text:p>
      <!--METADATA-->
      <text:p text:style-name="P4">
<draw:frame draw:style-name="fr1" draw:name="Image133" text:anchor-type="as-char" svg:width="6.9236in" svg:height="3.956343in" draw:z-index="0">
<draw:image xlink:href="../Images/yкринформ/2023-05-30T16-30-00-03-00/630_360_1685453069-651.jpeg" xlink:type="simple" xlink:show="embed" xlink:actuate="onLoad" draw:mime-type="image/jpeg"/>
</draw:frame>
Безперервні атаки Росії на столицю України та інші мирні українські міста іселища, під час яких гине мирне населення, є цинічними й варварськими, вони єсвідченням бажання Путіна продовжувати ескалацію та його повної неготовностідо пошуку миру.</text:p>
      <text:p text:style-name="P4">
Про це у Брюсселі на брифінгу повідомив речник ЄС Пітер Стано, передаєкореспондент Укрінформу.</text:p>
      <text:p text:style-name="P4">
«Протягом минулих 24-х годин Київ пережив три хвилі російських ракетних атакта атак дронів. Ці <text:a xlink:type="simple" xlink:href="https://www.ukrinform.ua/tag-obstril" text:style-name="Internet_20_link" text:visited-style-name="Visited_20_Internet_20_Link">
 обстріли </text:a>
Kyiv, especially this month, means that the capital of Ukraine is being fired by the Russian time every second day, in addition to non -selective shelling of tabs of cities, settlements and settlements near the front line in the east of the country, ”the spokesman said.</text:p>
      <text:p text:style-name="P4">
He recalled that the attacks that have been carried out over several past days were struck by the hospital and a dwelling house, causing peaceful people to be killed and received.</text:p>
      <text:p text:style-name="P4">
<text:span text:style-name="T4">
 Read also: </text:span>
 <text:a xlink:type="simple" xlink:href="https://www.ukrinform.ua/rubric-kyiv/3715983-vorog-be-po-kievu-sob-pomstitisa-za-svoi-nevdaci-na-fronti-povitrani-sili.html" text:style-name="Internet_20_link" text:visited-style-name="Visited_20_Internet_20_Link">
the enemy beats in Kiev to take revenge for his failures of Nafronto - Air Force</text:a>
“These attacks show again that Russia continues to terrorize the Ukrainian civilian population in a cynical and barbaric way. These attacks are a clear answer to Putin to all those who seek the peace process. It shows that Putinno has a serious intention to stop his war and wants to continue escalation(wars)Against the Ukrainian people, ”he added.</text:p>
      <text:p text:style-name="P4">
Answering the journalists' questions, he noted that the European side "took into account" reports of the likely appearance of drones over Moscow and the attached regions.</text:p>
      <text:p text:style-name="P4">
“This is not our business - to comment on such events. We do not know about the origin of the ordetal(events). Я можу лише повторити рішучий заклик Європейського Союзу доРосії не використовувати такий інцидент як привід для подальшої ескалації їїзлочинної агресії проти України», – сказав Стано.</text:p>
      <text:p text:style-name="P4">
Він також прокоментував вислів високого представника ЄС Жозепа Борреля вКаталонії щодо неготовності Путіна до переговорів та намір продовжувати війнупроти України до перемоги, який, на думку журналістів, був викривлений під часперекладу англійською мовою.</text:p>
      <text:p text:style-name="P4">
<text:span text:style-name="T4">
Читайте також:</text:span>
 <text:a xlink:type="simple" xlink:href="https://www.ukrinform.ua/rubric-kyiv/3715832-treta-za-dobu-ataka-na-kiiv-zniseno-ponad-20-bezpilotnikiv-e-poraneni-ta-zagibla.html" text:style-name="Internet_20_link" text:visited-style-name="Visited_20_Internet_20_Link">
 Третя за добу атака на Київ: знищено понад 20безпілотників, є поранені та загибла </text:a>
</text:p>
      <text:p text:style-name="P4">
According to him, Borrel spoke about it: that Putin does not want to say the craft, he wants to continue the war until he "continues to think", which can achieve any significant results of his campaign and criminal performance of Ukraine.</text:p>
      <text:p text:style-name="P4">
Secretary General of the Council of Europe Maria Peychinovich-Burich also Perseal rocket strokes in Ukraine. She wrote about it in <text:a xlink:type="simple" xlink:href="https://twitter.com/MarijaPBuric/status/1663503553942396930" text:style-name="Internet_20_link" text:visited-style-name="Visited_20_Internet_20_Link">
Twitter</text:a>
.</text:p>
      <text:p text:style-name="P4">
"I strongly condemn the constant missile strikes of Russia in Ukraine: these attacks, directed in civilians, are unacceptable and have to stop," the Secretary General said.</text:p>
      <text:p text:style-name="P4">
As it was reported, Russian invaders launched the next, in the day, the firing of the capital of Ukraine with the use of missiles and drones. As a result of shelling in Ukraine, four people were killed during the last day, and 34 were injured.</text:p>
      <text:p text:style-name="P4">
<text:span text:style-name="T5">
Foto: Vitaliy Klitschko</text:span>
</text:p>
      <text:p text:style-name="P4">
News Source: <text:a xlink:type="simple" xlink:href="https://www.ukrinform.ua/rubric-polytics/3716136-u-es-ta-radi-evropi-zasudili-raketni-udari-rosii-po-ukraini.html" text:style-name="Internet_20_link" text:visited-style-name="Visited_20_Internet_20_Link">
https://www.ukrinform.ua/rubric-polytics/3716136-u-es-ta-radi-evropi-zasudili-raketni-udari-rosii-po-ukraini.html</text:a>
</text:p>
      <!--NEWS-->
      <text:h text:style-name="P10" text:outline-level="1">
<text:span text:style-name="T4">
Mudryk entered the top three APL players in the 2022/23 season</text:span>
</text:h>
      <text:p text:style-name="P4">
Authors: Ukrinform (Person)</text:p>
      <text:p text:style-name="P4">
Publisher: Укринформ (Organization)</text:p>
      <text:p text:style-name="P4">
Published Time: 2023-05-30T16:30:24+03:00</text:p>
      <text:p text:style-name="P4">
Modified Time: 2023-05-30T16:30:24+03:00</text:p>
      <text:p text:style-name="P4">
Description: The rating is senser Kyle Voker. - Ukrinform.</text:p>
      <text:p text:style-name="P4">
Images: ['<text:a xlink:type="simple" xlink:href="https://static.ukrinform.com/photos/2023_05/thumb_files/630_360_1685453338-198.jpg" text:style-name="Internet_20_link" text:visited-style-name="Visited_20_Internet_20_Link">
630_360_16854...</text:a>
']</text:p>
      <text:p text:style-name="P4">
Tags: ['Челсі', 'Футбол']</text:p>
      <text:p text:style-name="P4">
Type: Article</text:p>
      <!--METADATA-->
      <text:p text:style-name="P4">
<draw:frame draw:style-name="fr1" draw:name="Image134" text:anchor-type="as-char" svg:width="6.9236in" svg:height="3.956343in" draw:z-index="0">
<draw:image xlink:href="../Images/yкринформ/2023-05-30T16-30-24-03-00/630_360_1685453338-198.jpg" xlink:type="simple" xlink:show="embed" xlink:actuate="onLoad" draw:mime-type="image/jpeg"/>
</draw:frame>
Kile Walker rated.</text:p>
      <text:p text:style-name="P4">
Mikhail Mudryk entered the three fastest players of the English Premier League in the 2022/23 season, <text:a xlink:type="simple" xlink:href="https://twitter.com/OptaJoe/status/1663476040184856576" text:style-name="Internet_20_link" text:visited-style-name="Visited_20_Internet_20_Link">
reports</text:a>
Opta, reports Ukrinform.</text:p>
      <text:p text:style-name="P4">
In the debut duel for Chelsea, the Ukrainian impressed with his speed: in one of the wise, Mudryk showed speed at the height of 36.63 km/h. This result is the first place on the list of the fastest players of the Championships this season.</text:p>
      <text:p text:style-name="P4">
However, before the end of the APL draw, Michael's figure was improved by Kyle Walker from Manchester City - 37.31 km/h and Brennan Johnson of Nottingham Forest "-36.7 km/h. Thus, Mudryk completed the championship to the third fastest player season 2022/23.</text:p>
      <text:p text:style-name="P4">
<text:span text:style-name="T4">
 Read also: </text:span>
 <text:a xlink:type="simple" xlink:href="https://www.ukrinform.ua/rubric-sports/3715630-pocettino-novij-golovnij-trener-celsi.html" text:style-name="Internet_20_link" text:visited-style-name="Visited_20_Internet_20_Link">
honome - new head coach "<text:span text:style-name="T4">
 Chelsea </text:span>
"</text:a>
As reported by Ukrinform, the next season, Mikhail Mudryk, will start the subcontership of a new coach - Mauricio Podoittino.</text:p>
      <text:p text:style-name="P4">
Photo: Getty Images</text:p>
      <text:p text:style-name="P4">
News Source: <text:a xlink:type="simple" xlink:href="https://www.ukrinform.ua/rubric-sports/3716135-mudrik-uvijsov-do-trijki-najsvidsih-gravciv-apl-u-sezoni-202223.html" text:style-name="Internet_20_link" text:visited-style-name="Visited_20_Internet_20_Link">
https://www.ukrinform.ua/rubric-sports/3716135-mudrik-uvijsov-do-trijki-najsvidsih-gravciv-apl-u-sezoni-202223.html</text:a>
</text:p>
      <!--NEWS-->
      <text:h text:style-name="P10" text:outline-level="1">
<text:span text:style-name="T4">
The former director of the museum in Mukachevo Castle was killed in the war</text:span>
</text:h>
      <text:p text:style-name="P4">
Authors: Ukrinform (Person)</text:p>
      <text:p text:style-name="P4">
Publisher: Укринформ (Organization)</text:p>
      <text:p text:style-name="P4">
Published Time: 2023-05-30T16:32:37+03:00</text:p>
      <text:p text:style-name="P4">
Modified Time: 2023-05-30T16:32:37+03:00</text:p>
      <text:p text:style-name="P4">
Description: The former director of the Historical Museum in the Mukachevo Castle "Palanok" Dmitry Hawaash was killed in the war. - Ukrinform.</text:p>
      <text:p text:style-name="P4">
Images: ['<text:a xlink:type="simple" xlink:href="https://static.ukrinform.com/photos/2023_05/thumb_files/630_360_1685453426-406.jpg" text:style-name="Internet_20_link" text:visited-style-name="Visited_20_Internet_20_Link">
630_360_16854...</text:a>
']</text:p>
      <text:p text:style-name="P4">
Tags: ['Загибель', 'Війна з Росією', 'Дмитро Гаваші']</text:p>
      <text:p text:style-name="P4">
Type: Article</text:p>
      <!--METADATA-->
      <text:p text:style-name="P4">
<draw:frame draw:style-name="fr1" draw:name="Image135" text:anchor-type="as-char" svg:width="6.9236in" svg:height="3.956343in" draw:z-index="0">
<draw:image xlink:href="../Images/yкринформ/2023-05-30T16-32-37-03-00/630_360_1685453426-406.jpg" xlink:type="simple" xlink:show="embed" xlink:actuate="onLoad" draw:mime-type="image/jpeg"/>
</draw:frame>
The former director of the Historical Museum in the Mukachevo Castle "Palanok" Dmitry Hawaash was in the war.</text:p>
      <text:p text:style-name="P4">
This was reported in <text:a xlink:type="simple" xlink:href="https://www.facebook.com/Palanokmuseum/posts/pfbid0kDK9T48CbKf9hvqftkKN8fKgU6ATFE9L3U2ZUCXagpoMQ3H8W6KScXW2pYzpVKKpl" text:style-name="Internet_20_link" text:visited-style-name="Visited_20_Internet_20_Link">
Facebook</text:a>
Mukachevo Historical Museum, reports Ukrinform.</text:p>
      <text:p text:style-name="P4">
"In the war, a defender from Mukachevo Terroboron Dmitry Hawaash was killed. The wife of the deceased Yulia Hawaashi informed about his death," the message reads.</text:p>
      <text:p text:style-name="P4">
Dmitry Havashi volunteered to go to the troops from the first days of a full -scale invasion. He was a soldier of a grenade launcher.</text:p>
      <text:p text:style-name="P4">
Before the war, he worked for a long time as director of Mukachevo Historical and Local History <text:a xlink:type="simple" xlink:href="https://www.ukrinform.ua/tag-muzej" text:style-name="Internet_20_link" text:visited-style-name="Visited_20_Internet_20_Link">
Museum</text:a>
.</text:p>
      <text:p text:style-name="P4">
The military has a wife and three children.</text:p>
      <text:p text:style-name="P4">
<text:span text:style-name="T5">
Foto: Mukachevo Historical Museum, Facebook</text:span>
</text:p>
      <text:p text:style-name="P4">
News Source: <text:a xlink:type="simple" xlink:href="https://www.ukrinform.ua/rubric-regions/3716138-na-vijni-zaginuv-kolisnij-direktor-muzeu-v-mukacivskomu-zamku.html" text:style-name="Internet_20_link" text:visited-style-name="Visited_20_Internet_20_Link">
https://www.ukrinform.ua/rubric-regions/3716138-na-vijni-zaginuv-kolisnij-direktor-muzeu-v-mukacivskomu-zamku.html</text:a>
</text:p>
      <!--NEWS-->
      <text:h text:style-name="P10" text:outline-level="1">
<text:span text:style-name="T4">
In Hollywood there was a shooting on a beach waterfront - nine wounded</text:span>
</text:h>
      <text:p text:style-name="P4">
Authors: Ukrinform (Person)</text:p>
      <text:p text:style-name="P4">
Publisher: Укринформ (Organization)</text:p>
      <text:p text:style-name="P4">
Published Time: 2023-05-30T16:36:00+03:00</text:p>
      <text:p text:style-name="P4">
Modified Time: 2023-05-30T16:36:00+03:00</text:p>
      <text:p text:style-name="P4">
Description: In Hollywood, Florida (USA), nine people were injured as a result of shooting on the beach waterfront.</text:p>
      <text:p text:style-name="P4">
— Укрінформ.: </text:p>
      <text:p text:style-name="P4">
Images: ['<text:a xlink:type="simple" xlink:href="https://static.ukrinform.com/photos/2019_08/thumb_files/630_360_1565003595-957.jpg" text:style-name="Internet_20_link" text:visited-style-name="Visited_20_Internet_20_Link">
630_360_15650...</text:a>
']</text:p>
      <text:p text:style-name="P4">
Tags: ['Голлівуд', 'Поранені', 'США', 'Стрілянина']</text:p>
      <text:p text:style-name="P4">
Type: Article</text:p>
      <!--METADATA-->
      <text:p text:style-name="P4">
<draw:frame draw:style-name="fr1" draw:name="Image136" text:anchor-type="as-char" svg:width="6.9236in" svg:height="3.956343in" draw:z-index="0">
<draw:image xlink:href="../Images/yкринформ/2023-05-30T16-36-00-03-00/630_360_1565003595-957.jpg" xlink:type="simple" xlink:show="embed" xlink:actuate="onLoad" draw:mime-type="image/jpeg"/>
</draw:frame>
Upllywood, Florida(USA), nine people were injured as a result of the gunfire that occurred on the beach waterfront.</text:p>
      <text:p text:style-name="P4">
As Ukrinform reports, it reports <text:a xlink:type="simple" xlink:href="https://apnews.com/article/hollywood-florida-beach-shooting-93dda56246a69d8913f35349c52d83c5" text:style-name="Internet_20_link" text:visited-style-name="Visited_20_Internet_20_Link">
AP</text:a>
.</text:p>
      <text:p text:style-name="P4">
The nine injured on Monday nights are six adults and three -persons. According to police, the condition of all the victims is stable.</text:p>
      <text:p text:style-name="P4">
Local Police spokeswoman Dianna Bettinski said four children from 1 to 17 years old, as a result of the shooting, as a result of the shooting, as a result of the firing, as well as five adults from 25 to 65 years. One of them was operated on in the evening on Monday, Astanne of the other is stable.</text:p>
      <text:p text:style-name="P4">
<text:a xlink:type="simple" xlink:href="https://www.ukrinform.ua/tag-strilanina" text:style-name="Internet_20_link" text:visited-style-name="Visited_20_Internet_20_Link">
Shoot</text:a>
It happened shortly until 19:00, told Bettinski. According to police, a fight first started, then at least one participant pulled out a gun and shots were fired.</text:p>
      <text:p text:style-name="P4">
<text:span text:style-name="T4">
 Read also: </text:span>
 [in Mexico has occurred <text:span text:style-name="T4">
 shooting </text:span>
 on a car show, at least ten people are killed]](https://www.ukrinform.ua/rubric-world/3712073-u-meksici-stalasa-strilanina-na-avtosou-zaginuli-sonajmense-desatero-ludej.html)Currently, one person has been detained on suspicion of shooting, and the police are looking for other suspects.</text:p>
      <text:p text:style-name="P4">
As reported <text:a xlink:type="simple" xlink:href="https://www.ukrinform.ua/rubric-world/3715229-u-stati-numeksiko-stalasa-strilanina-pid-cas-motoprobigu-troe-zagiblih.html" text:style-name="Internet_20_link" text:visited-style-name="Visited_20_Internet_20_Link">
Ukrinform</text:a>
, in the United States, during a motorcycle market in River River, New Mexico, there was a shooting, which resulted in at least three people killed and five-disgraced wounds.</text:p>
      <text:p text:style-name="P4">
News Source: <text:a xlink:type="simple" xlink:href="https://www.ukrinform.ua/rubric-world/3716141-u-gollivudi-stalasa-strilanina-na-plaznij-nabereznij-devatero-poranenih.html" text:style-name="Internet_20_link" text:visited-style-name="Visited_20_Internet_20_Link">
https://www.ukrinform.ua/rubric-world/3716141-u-gollivudi-stalasa-strilanina-na-plaznij-nabereznij-devatero-poranenih.html</text:a>
</text:p>
      <!--NEWS-->
      <text:h text:style-name="P10" text:outline-level="1">
<text:span text:style-name="T4">
Most Ukrainians in Poland work, more than half - send money home</text:span>
</text:h>
      <text:p text:style-name="P4">
Authors: Ukrinform (Person)</text:p>
      <text:p text:style-name="P4">
Publisher: Укринформ (Organization)</text:p>
      <text:p text:style-name="P4">
Published Time: 2023-05-30T16:41:09+03:00</text:p>
      <text:p text:style-name="P4">
Modified Time: 2023-05-30T16:41:09+03:00</text:p>
      <text:p text:style-name="P4">
Description: 78% of Ukrainians are employed in Poland, and 56% send money to Ukraine. - Ukrinform.</text:p>
      <text:p text:style-name="P4">
Images: ['<text:a xlink:type="simple" xlink:href="https://static.ukrinform.com/photos/2018_02/thumb_files/630_360_1519390944-7416.jpg" text:style-name="Internet_20_link" text:visited-style-name="Visited_20_Internet_20_Link">
630_360_15193...</text:a>
']</text:p>
      <text:p text:style-name="P4">
Tags: ['Польща', 'Працевлаштування', 'Україна', 'Біженці']</text:p>
      <text:p text:style-name="P4">
Type: Article</text:p>
      <!--METADATA-->
      <text:p text:style-name="P4">
<draw:frame draw:style-name="fr1" draw:name="Image137" text:anchor-type="as-char" svg:width="6.9236in" svg:height="3.956343in" draw:z-index="0">
<draw:image xlink:href="../Images/yкринформ/2023-05-30T16-41-09-03-00/630_360_1519390944-7416.jpg" xlink:type="simple" xlink:show="embed" xlink:actuate="onLoad" draw:mime-type="image/jpeg"/>
</draw:frame>
In Poland, 78% of Ukrainians are sent, and 56% send money to Ukraine.</text:p>
      <text:p text:style-name="P4">
This is evidenced by the data of sociological research “Citizens of Ukraine of the Napolsk Labor Market. New Challenges and Prospects ”presented by Vmediacenter Ukraine - Ukrinform.</text:p>
      <text:p text:style-name="P4">
Its authors - EWL migration platform, migrant support fund at the EWL ring and the Center for Eastern European Studies at the University of Warsaw - said that 60% of those polled were pre -war migrants, 40% - military refugees after February 24, 2022.</text:p>
      <text:p text:style-name="P4">
Among the military refugees, the proportion of employed is lower than among migrants: 71%against 83%. High expectations of employers(37%)and limited mobility(28%)They are the biggest problems that Ukrainians in Poland face during searching.</text:p>
      <text:p text:style-name="P4">
<text:span text:style-name="T4">
 Read also: </text:span>
 <text:a xlink:type="simple" xlink:href="https://www.ukrinform.ua/rubric-society/3714654-dla-ukrainciv-u-gdansku-zapracuvav-virtualnij-administrator-cnapu.html" text:style-name="Internet_20_link" text:visited-style-name="Visited_20_Internet_20_Link">
for Ukrainians in Gdansk the virtual administrator of CNAP</text:a>
According to their qualifications, work is performed by one in three Ukrainian - 35%. At the same time half of the military refugees stated that the work they do was not responsible for their qualifications.</text:p>
      <text:p text:style-name="P4">
In addition, every fourth citizens of Ukraine who lives in Poland, for a long -last year, sought work outside the republic - most interested in workers in Germany(64%)And the Czech Republic(23%).</text:p>
      <text:p text:style-name="P4">
Розглядають можливість відкриття свого бізнесу в Польщі 17% українців –найпопулярніші галузі: сфера послуг, будівництво, торгівля, ІТ-сфера.</text:p>
      <text:p text:style-name="P4">
Автори дослідження наголосили, що майже всі українці у Польщі – 83% – заявили,що підтримують свою Батьківщину. Найчастіше це пожертви на Збройні силиУкраїни і надсилання грошей родичам. Серед 56% респондентів, які надсилаютьгроші в Україну, половина надсилає від 301 до 1 000 злотих на місяць (66-221evro).</text:p>
      <text:p text:style-name="P4">
<text:span text:style-name="T4">
Читайте також:</text:span>
 <text:a xlink:type="simple" xlink:href="https://www.ukrinform.ua/rubric-diaspora/3714908-kinec-pandemii-covid19-so-dali-robiti-ukraincam-z-dokumentami-na-perebuvanna-v-polsi.html" text:style-name="Internet_20_link" text:visited-style-name="Visited_20_Internet_20_Link">
 Що далі робити українцям з документами на перебування в<text:span text:style-name="T4">
Польщі</text:span>
 ? </text:a>
The share of Ukrainians of disabled age in <text:a xlink:type="simple" xlink:href="https://www.ukrinform.ua/tag-polsa" text:style-name="Internet_20_link" text:visited-style-name="Visited_20_Internet_20_Link">
Poland</text:a>
, according to the study, is 4%.</text:p>
      <text:p text:style-name="P4">
News Source: <text:a xlink:type="simple" xlink:href="https://www.ukrinform.ua/rubric-society/3716142-bilsist-ukrainciv-u-polsi-pracuut-ponad-polovina-peresilaut-grosi-dodomu.html" text:style-name="Internet_20_link" text:visited-style-name="Visited_20_Internet_20_Link">
https://www.ukrinform.ua/rubric-society/3716142-bilsist-ukrainciv-u-polsi-pracuut-ponad-polovina-peresilaut-grosi-dodomu.html</text:a>
</text:p>
      <!--NEWS-->
      <text:h text:style-name="P10" text:outline-level="1">
<text:span text:style-name="T4">
The US believes that differences in Ukraine will not hurt relations with India</text:span>
</text:h>
      <text:p text:style-name="P4">
Authors: Ukrinform (Person)</text:p>
      <text:p text:style-name="P4">
Publisher: Укринформ (Organization)</text:p>
      <text:p text:style-name="P4">
Published Time: 2023-05-30T16:43:00+03:00</text:p>
      <text:p text:style-name="P4">
Modified Time: 2023-05-30T16:43:00+03:00</text:p>
      <text:p text:style-name="P4">
Description: Differences in Moscow's invasion of Ukraine will not interfere with US relations with India. - Ukrinform.</text:p>
      <text:p text:style-name="P4">
Images: ['<text:a xlink:type="simple" xlink:href="https://static.ukrinform.com/photos/2023_05/thumb_files/630_360_1685453862-372.jpeg" text:style-name="Internet_20_link" text:visited-style-name="Visited_20_Internet_20_Link">
630_360_16854...</text:a>
']</text:p>
      <text:p text:style-name="P4">
Tags: ['Індія', 'США', 'Україна', 'Росія']</text:p>
      <text:p text:style-name="P4">
Type: Article</text:p>
      <!--METADATA-->
      <text:p text:style-name="P4">
<draw:frame draw:style-name="fr1" draw:name="Image138" text:anchor-type="as-char" svg:width="6.9236in" svg:height="3.956343in" draw:z-index="0">
<draw:image xlink:href="../Images/yкринформ/2023-05-30T16-43-00-03-00/630_360_1685453862-372.jpeg" xlink:type="simple" xlink:show="embed" xlink:actuate="onLoad" draw:mime-type="image/jpeg"/>
</draw:frame>
Differences in Moscow's invasion of Ukraine will not interfere with US -India's relations.</text:p>
      <text:p text:style-name="P4">
According to Ukrinform, US Ambassador to New Delhi Eric Garstetty said this, the agency [Reuters] reports(http://www.reuters.com/world/us-says-ukraine-differences-wont-hurt-india-relations-cnn-news-18-2023-05-30/)As it is noted, Garrsetti's statement was heard on the eve of the State Visituremier-Minister of India Narendra Modi to the United States, which will last from June 21 to June 24.</text:p>
      <text:p text:style-name="P4">
Garrsetti also noted that <text:a xlink:type="simple" xlink:href="https://www.ukrinform.ua/tag-india" text:style-name="Internet_20_link" text:visited-style-name="Visited_20_Internet_20_Link">
India</text:a>
It helped to keep the ceiling of prices for Russian oil introduced by the G7 countries, Australia is Australia at the end of last year, to try to deprive Moscow for the wage in Ukraine.</text:p>
      <text:p text:style-name="P4">
India refused to condemn its old ally of the Russian Federation for the solution of the war, the pasted trade with Moscow to a record level, mainly in the case of Russian oil.</text:p>
      <text:p text:style-name="P4">
<text:span text:style-name="T4">
 Read also: </text:span>
 <text:a xlink:type="simple" xlink:href="https://www.ukrinform.ua/rubric-world/3677215-premer-indii-zaaviv-so-jogo-kraina-gotova-zrobiti-vnesok-u-budakij-proekt-miru-v-ukraini.html" text:style-name="Internet_20_link" text:visited-style-name="Visited_20_Internet_20_Link">
<text:span text:style-name="T4">
 prem </text:span>
 'yer <text:span text:style-name="T4">
 India </text:span>
 <text:span text:style-name="T4">
 </text:span>
 declared <text:span text:style-name="T4">
 that </text:span>
 its <text:span text:style-name="T4">
<text:span text:style-name="T5">
 country </text:span>
* </text:span>
 <text:span text:style-name="T4">
 is ready </text:span>
 "<text:span text:style-name="T4">
 to do </text:span>
 <text:span text:style-name="T4">
 </text:span>
 <text:span text:style-name="T4">
 Contribution </text:span>
 U <text:span text:style-name="T4">
 Any </text:span>
 - <text:span text:style-name="T4">
 What </text:span>
<text:span text:style-name="T4">
 Project </text:span>
 <text:span text:style-name="T4">
 peace </text:span>
 »in <text:span text:style-name="T4">
 Ukraine </text:span>
</text:a>
According to the Indian state lender of Bank of Baroda, in 20122 the import of Russian oil in India increased ten times.</text:p>
      <text:p text:style-name="P4">
<text:span text:style-name="T5">
Foto: blogs.state.gov</text:span>
</text:p>
      <text:p text:style-name="P4">
News Source: <text:a xlink:type="simple" xlink:href="https://www.ukrinform.ua/rubric-world/3716143-u-ssa-vvazaut-so-rozbiznosti-sodo-ukraini-ne-zaskodat-vidnosinam-z-indieu.html" text:style-name="Internet_20_link" text:visited-style-name="Visited_20_Internet_20_Link">
https://www.ukrinform.ua/rubric-world/3716143-u-ssa-vvazaut-so-rozbiznosti-sodo-ukraini-ne-zaskodat-vidnosinam-z-indieu.html</text:a>
</text:p>
      <!--NEWS-->
      <text:h text:style-name="P10" text:outline-level="1">
<text:span text:style-name="T4">
Pushkin's monument was dismantled in Riga</text:span>
</text:h>
      <text:p text:style-name="P4">
Authors: Ukrinform (Person)</text:p>
      <text:p text:style-name="P4">
Publisher: Укринформ (Organization)</text:p>
      <text:p text:style-name="P4">
Published Time: 2023-05-30T16:46:00+03:00</text:p>
      <text:p text:style-name="P4">
Modified Time: 2023-05-30T16:46:00+03:00</text:p>
      <text:p text:style-name="P4">
Description: The monument to the Russian poet Alexander Pushkin in the center of Riga in the morning of May 30 was dismantled. - Ukrinform.</text:p>
      <text:p text:style-name="P4">
Images: ['<text:a xlink:type="simple" xlink:href="https://static.ukrinform.com/photos/2023_05/thumb_files/630_360_1685454309-688.jpg" text:style-name="Internet_20_link" text:visited-style-name="Visited_20_Internet_20_Link">
630_360_16854...</text:a>
']</text:p>
      <text:p text:style-name="P4">
Tags: ['Латвія', "Пам'ятник", '#stoprussia', 'Пушкін']</text:p>
      <text:p text:style-name="P4">
Type: Article</text:p>
      <!--METADATA-->
      <text:p text:style-name="P4">
<draw:frame draw:style-name="fr1" draw:name="Image139" text:anchor-type="as-char" svg:width="6.9236in" svg:height="3.956343in" draw:z-index="0">
<draw:image xlink:href="../Images/yкринформ/2023-05-30T16-46-00-03-00/630_360_1685454309-688.jpg" xlink:type="simple" xlink:show="embed" xlink:actuate="onLoad" draw:mime-type="image/jpeg"/>
</draw:frame>
The monument to the Russian poet Alexander Pushkin in the center of Riga in the morning of May 30 was amazed.</text:p>
      <text:p text:style-name="P4">
Ukrinform transfers this with reference to <text:a xlink:type="simple" xlink:href="https://twitter.com/OzolaLV/status/1663393685583667201" text:style-name="Internet_20_link" text:visited-style-name="Visited_20_Internet_20_Link">
Twitter</text:a>
Vieseer Riga Lindosol.</text:p>
      <text:p text:style-name="P4">
“Today is another historical day. We have removed illegally installed <text:a xlink:type="simple" xlink:href="https://www.ukrinform.ua/tag-pamatnik" text:style-name="Internet_20_link" text:visited-style-name="Visited_20_Internet_20_Link">
monument</text:a>
Пушкіну в ризі », - Написалавіцемер.</text:p>
      <text:p text:style-name="Quotations">

<text:p text:style-name="P4">
Today is another historic day. In Riga we harvest illegally installed&gt;
 Pushkin Monument. <text:a xlink:type="simple" xlink:href="https://t.co/yV9cLHbslD" text:style-name="Internet_20_link" text:visited-style-name="Visited_20_Internet_20_Link">
pic.twitter.com/yv9clhbsLD</text:a>
&gt;
&gt;
 — Linda Ozola (@Ozolalv)<text:a xlink:type="simple" xlink:href="https://twitter.com/OzolaLV/status/1663393685583667201" text:style-name="Internet_20_link" text:visited-style-name="Visited_20_Internet_20_Link">
 May 30, 2023&gt;
 </text:a>
</text:p>

</text:p>
      <text:p text:style-name="P4">
Латвійський мовник <text:a xlink:type="simple" xlink:href="https://rus.lsm.lv/statja/novosti/samoupravlenija/30.05.2023-pamyatnik-puskinu-v-rige-peremeshhen-na-sklad.a510664/" text:style-name="Internet_20_link" text:visited-style-name="Visited_20_Internet_20_Link">
 LSM</text:a>
It specifies that on May 30, the Riga Agency of the monuments moved the sculpture to the warehouse in order to convey later to the Her Museum of the Latvian Union of Artists, with which the conceptual assurance of storage and exposition of the sculpture was achieved.</text:p>
      <text:p text:style-name="P4">
The decision to move the sculpture was made in connection with the fact that in 2009, the Riga's preservation and development of the historical center of Riga and the State Inspectorate of the Zohoron Culture Monuments did not approve of its placement in the Crown Park in the Center, recommended to choose another place.</text:p>
      <text:p text:style-name="P4">
Thus, the fact that the sculpture was still installed in the park and was there before it was a violation of regulations. On March 3, 2023, the council of the monuments of the Riga Duma spoke for the transfer of the sculpture.</text:p>
      <text:p text:style-name="P4">
<text:span text:style-name="T4">
 Read also: </text:span>
 <text:a xlink:type="simple" xlink:href="https://www.ukrinform.ua/rubric-regions/3706328-u-mikolaevi-demontuvali-pamatnik-potomkinu.html" text:style-name="Internet_20_link" text:visited-style-name="Visited_20_Internet_20_Link">
in Nikolaev <text:span text:style-name="T4">
 dismantled </text:span>
 Monument of Potemkin</text:a>
At the end of April, the rice coalition of the Riga Duma expressed the approval of the idea so that Pushkin's memory was moved to another place. The deputies decided to study the possible places, where the monument could later be put, and also expressed their intention to not be irrelevant.</text:p>
      <text:p text:style-name="P4">
According to Ukrinform, the Council of the Riga Duma from the monuments in early March supported the dismantling or transfer of six monuments of the Soviet times located within the city because they glorify the Soviet regime.</text:p>
      <text:p text:style-name="P4">
<text:span text:style-name="T5">
Foto: Baiba Kušķe / Latvijas Radio</text:span>
</text:p>
      <text:p text:style-name="P4">
News Source: <text:a xlink:type="simple" xlink:href="https://www.ukrinform.ua/rubric-world/3716146-u-rizi-demontuvali-pamatnik-puskinu.html" text:style-name="Internet_20_link" text:visited-style-name="Visited_20_Internet_20_Link">
https://www.ukrinform.ua/rubric-world/3716146-u-rizi-demontuvali-pamatnik-puskinu.html</text:a>
</text:p>
      <!--NEWS-->
      <text:h text:style-name="P10" text:outline-level="1">
<text:span text:style-name="T4">
Shakhtar handed Gold Medals and UPL Trophy</text:span>
</text:h>
      <text:p text:style-name="P4">
Authors: Ukrinform (Person)</text:p>
      <text:p text:style-name="P4">
Publisher: Укринформ (Organization)</text:p>
      <text:p text:style-name="P4">
Published Time: 2023-05-30T16:47:00+03:00</text:p>
      <text:p text:style-name="P4">
Modified Time: 2023-05-30T16:47:00+03:00</text:p>
      <text:p text:style-name="P4">
Description: Miners won the Ukrainian Championship at the 14th time in history. - Ukrinform.</text:p>
      <text:p text:style-name="P4">
Images: ['<text:a xlink:type="simple" xlink:href="https://static.ukrinform.com/photos/2023_05/thumb_files/630_360_1685454274-506.jpg" text:style-name="Internet_20_link" text:visited-style-name="Visited_20_Internet_20_Link">
630_360_16854...</text:a>
']</text:p>
      <text:p text:style-name="P4">
Tags: ['Футбол', 'Шахтар']</text:p>
      <text:p text:style-name="P4">
Type: Article</text:p>
      <!--METADATA-->
      <text:p text:style-name="P4">
<draw:frame draw:style-name="fr1" draw:name="Image140" text:anchor-type="as-char" svg:width="6.9236in" svg:height="3.956343in" draw:z-index="0">
<draw:image xlink:href="../Images/yкринформ/2023-05-30T16-47-00-03-00/630_360_1685454274-506.jpg" xlink:type="simple" xlink:show="embed" xlink:actuate="onLoad" draw:mime-type="image/jpeg"/>
</draw:frame>
Miners won the Ukrainian Championship at the 14th time in history.</text:p>
      <text:p text:style-name="P4">
Players, coaching staff and management of Shakhtar Donetsk <text:a xlink:type="simple" xlink:href="https://twitter.com/FCShakhtar" text:style-name="Internet_20_link" text:visited-style-name="Visited_20_Internet_20_Link">
presented</text:a>
Gold medals and trophy of the winner of the Ukrainian Premier League, Ukrinform reports.</text:p>
      <text:p text:style-name="P4">
The ceremony was attended by UAF President Andriy Pavelko and UPL Chairman Yevgenyky.</text:p>
      <text:p text:style-name="P4">
Shakhtar won the Ukrainian 20122/23 season for one round of the championship. Miners became unattainable for competitors after the Dnipro-1 winning(3:0).</text:p>
      <text:p text:style-name="P4">
«Шахтар» став чемпіоном України в 14-те в історії. Частіше національнупершість вигравало лише Динамо – 16 титулів.</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As reported by Ukrinform, in the final round of Shakhtar season, on June 4, he will play with Vorskla, the beginning - at 15:00.</text:p>
      <text:p text:style-name="P4">
Photo: twitter.com/fcshakhtar</text:p>
      <text:p text:style-name="P4">
News Source: <text:a xlink:type="simple" xlink:href="https://www.ukrinform.ua/rubric-sports/3716147-sahtaru-vrucili-zoloti-medali-ta-trofej-upl.html" text:style-name="Internet_20_link" text:visited-style-name="Visited_20_Internet_20_Link">
https://www.ukrinform.ua/rubric-sports/3716147-sahtaru-vrucili-zoloti-medali-ta-trofej-upl.html</text:a>
</text:p>
      <!--NEWS-->
      <text:h text:style-name="P10" text:outline-level="1">
<text:span text:style-name="T4">
An exhibition of works of young artists "Victory colors" opened in Kiev</text:span>
</text:h>
      <text:p text:style-name="P4">
Authors: Ukrinform (Person)</text:p>
      <text:p text:style-name="P4">
Publisher: Укринформ (Organization)</text:p>
      <text:p text:style-name="P4">
Published Time: 2023-05-30T16:47:28+03:00</text:p>
      <text:p text:style-name="P4">
Modified Time: 2023-05-30T16:47:28+03:00</text:p>
      <text:p text:style-name="P4">
Description: In Kyiv, an exhibition of works of young artists "Victory colors" was opened in the International Children's Day at the Museum of War at the War Museum as part of the ARTARMOR. - Ukrinform.</text:p>
      <text:p text:style-name="P4">
Images: ['<text:a xlink:type="simple" xlink:href="https://static.ukrinform.com/photos/2023_05/thumb_files/630_360_1685453469-2748.jpeg" text:style-name="Internet_20_link" text:visited-style-name="Visited_20_Internet_20_Link">
630_360_16854...</text:a>
']</text:p>
      <text:p text:style-name="P4">
Tags: ['Діти', 'Виставка', 'Київ', 'Художник']</text:p>
      <text:p text:style-name="P4">
Type: Article</text:p>
      <!--METADATA-->
      <text:p text:style-name="P4">
<draw:frame draw:style-name="fr1" draw:name="Image141" text:anchor-type="as-char" svg:width="6.9236in" svg:height="3.956343in" draw:z-index="0">
<draw:image xlink:href="../Images/yкринформ/2023-05-30T16-47-28-03-00/630_360_1685453469-2748.jpeg" xlink:type="simple" xlink:show="embed" xlink:actuate="onLoad" draw:mime-type="image/jpeg"/>
</draw:frame>
An exhibition of works of young Victory colors at the Museum of War opened at the International Children's Day at the Museum of War as part of the ARTARMOR.</text:p>
      <text:p text:style-name="P4">
This was reported by Ukrinform correspondent.</text:p>
      <text:p text:style-name="P4">
"We received 60 works from Rivne region and by secret six members of the jury value each work on the five -point system. So we have the first, second and third places. After determining the winners, we gave the children the armored Plitis of the advanced, which our Charitable Fund" Ukraine For the heroes "receives from the Armed Forces: they are real, from the battlefield. And the children themselves moved their drawings to the armored,"- said the founder of the project "Artarmor" Alexander Kovalchuk.</text:p>
      <text:p text:style-name="P4">
The exhibition in the war museum contains 53 works <text:a xlink:type="simple" xlink:href="https://www.ukrinform.ua/tag-diti" text:style-name="Internet_20_link" text:visited-style-name="Visited_20_Internet_20_Link">
children</text:a>
ages 12 to 17 years.</text:p>
      <text:p text:style-name="P4">
</text:p>
      <text:p text:style-name="P4">
"All this project is aimed at protecting life, because armored life saves life. It is deepened that we are now in space where there is a pretty exhibition" Defenders ", and each of these defenders has an armored plait. They are the word "protection", - said the Director of the Museum of War Yuriy Savchuk.</text:p>
      <text:p text:style-name="P4">
According to the organizers, armored with children's drawings will include the in -the -international project "Artarmor", demonstrating "Children's Side" of War.</text:p>
      <text:p text:style-name="P4">
<text:span text:style-name="T4">
 Read also: </text:span>
 <text:a xlink:type="simple" xlink:href="https://www.ukrinform.ua/rubric-culture/3715382-v-ukrainskomu-domi-1-cervna-vidkrietsa-vistavka-ti-ak.html" text:style-name="Internet_20_link" text:visited-style-name="Visited_20_Internet_20_Link">
in the Ukrainian House on June 1 will open <text:span text:style-name="T4">
 exhibition </text:span>
 "Tyak?" </text:a>
"Extremely important is that children can create during the war. The connection with the shield of warriors seems unexpected, it reflects the connection, in particular, between those we defend - children, and what we are in love - for the sake of creativity, for the sake of creativity For children to continue to live in a mining peaceful country, " - emphasized the Minister of Culture and Information Policy Alexander Tkachenko.</text:p>
      <text:p text:style-name="P4">
According to the results of the competition, the first place was won by the pupil of the Rivne culture of culture Marichka Kotyai with the drawing "Heart of Ukraine". According to the winner, by coincidence, it was she who got a plate with a hole from the bullet of the heart.</text:p>
      <text:p text:style-name="P4">
"I depicted my heart because it is the main organ we cannot live without. The Uriers I depicted the elements of life associated with love, in particular, the family of native land. When I drew it, I was experiencing pain Because the bullet was able to pass through the stove and kill the soldier, we all understand it. But this life has been plowed, "Kotyai said.</text:p>
      <text:p text:style-name="P4">
The second place was taken by the pupil of the art studio "Euroart" Sofia Yakovenko. Her work "with a home" combines elements of painting and collage. On the sheet, she placed "All Victory Elements": poppies, storks, sunflowers, wheatcollossya, combined with a gold line.</text:p>
      <text:p text:style-name="P4">
</text:p>
      <text:p text:style-name="P4">
Карина Чугай з села Воронки, що на Рівненщині, із малюнком "Україна переможе"здобула третє місце. У центрі її роботи - щаслива родина, яка возз'єдналасяпісля перемоги України.</text:p>
      <text:p text:style-name="P4">
In addition, Yaroslav Gaydayenko with the drawing "Wooden" and Yevgeny Litvinenko with the work "Birds" received special honors.As reported by Ukrinform, on October 14, 2022 at the Maidanzhnezhnevality Metro Station in Kiev presented a unique ARTARMOR project: real [armored by armor that saved the lives of soldiers, painted by Ukrainian artists]](https://www.ukrinform.ua/rubric-culture/3593484-u-kiivskomu-metro-prezentuvali-unikalnij-proekt-artbrona.html). In January 2023, this projected in Poland.</text:p>
      <text:p text:style-name="P4">
News Source: <text:a xlink:type="simple" xlink:href="https://www.ukrinform.ua/rubric-culture/3716148-u-kievi-vidkrilasa-vistavka-robit-unih-hudoznikiv-barvi-peremogi.html" text:style-name="Internet_20_link" text:visited-style-name="Visited_20_Internet_20_Link">
https://www.ukrinform.ua/rubric-culture/3716148-u-kievi-vidkrilasa-vistavka-robit-unih-hudoznikiv-barvi-peremogi.html</text:a>
</text:p>
      <!--NEWS-->
      <text:h text:style-name="P10" text:outline-level="1">
<text:span text:style-name="T4">
The court left the arrest of a lawyer who, along with Knyazev took on a bribe</text:span>
</text:h>
      <text:p text:style-name="P4">
Authors: Ukrinform (Person)</text:p>
      <text:p text:style-name="P4">
Publisher: Укринформ (Organization)</text:p>
      <text:p text:style-name="P4">
Published Time: 2023-05-30T16:51:00+03:00</text:p>
      <text:p text:style-name="P4">
Modified Time: 2023-05-30T16:51:00+03:00</text:p>
      <text:p text:style-name="P4">
Description: The Court of Appeal left unchanged a preventive measure - detention with an alternative to introducing UAH 80 million of collateral - a lawyer who, together with the exchanging of the Supreme Court, was exposed to receiving $ 2.7 million bribe. - Ukrinform.</text:p>
      <text:p text:style-name="P4">
Images: ['<text:a xlink:type="simple" xlink:href="https://static.ukrinform.com/photos/2018_10/thumb_files/630_360_1540839872-223.jpg" text:style-name="Internet_20_link" text:visited-style-name="Visited_20_Internet_20_Link">
630_360_15408...</text:a>
']</text:p>
      <text:p text:style-name="P4">
Tags: ['Арешт', 'Князєв', 'Антикорупційний суд', 'Боротьба з корупцією', 'Апеляція']</text:p>
      <text:p text:style-name="P4">
Type: Article</text:p>
      <!--METADATA-->
      <text:p text:style-name="P4">
<draw:frame draw:style-name="fr1" draw:name="Image147" text:anchor-type="as-char" svg:width="6.9236in" svg:height="3.956343in" draw:z-index="0">
<draw:image xlink:href="../Images/yкринформ/2023-05-30T16-51-00-03-00/630_360_1540839872-223.jpg" xlink:type="simple" xlink:show="embed" xlink:actuate="onLoad" draw:mime-type="image/jpeg"/>
</draw:frame>
The Court of Appeal left unchanged a preventive measure - detention of UAH 80 million of collateral - a lawyer, who was exposed to the Supreme Court as experts of the Supreme Court with a $ 2.7 million bribe.</text:p>
      <text:p text:style-name="P4">
As Ukrinform reports, a specialized anti -corruption prosecutor's office(Holder)reports in <text:a xlink:type="simple" xlink:href="https://t.me/sap_gov_ua/1425" text:style-name="Internet_20_link" text:visited-style-name="Visited_20_Internet_20_Link">
telegram</text:a>
.</text:p>
      <text:p text:style-name="P4">
On May 30, the House of Anti -Corruption Court of Appeal(<text:a xlink:type="simple" xlink:href="https://www.ukrinform.ua/tag-antikorupcijnij-sud" text:style-name="Internet_20_link" text:visited-style-name="Visited_20_Internet_20_Link">
Wax</text:a>
 )refused to satisfy the appeal of the party's defense of the suspect and left unchanged decision of the investigative judge of WACS of May 18 this year on the use of pre -trial detention in the form of detention with an alternative to introducing 80 million UAH of UAH US dollars of undue benefit.</text:p>
      <text:p text:style-name="P4">
<text:span text:style-name="T4">
 Read also: </text:span>
 <text:a xlink:type="simple" xlink:href="https://www.ukrinform.ua/rubric-society/3715645-vaks-u-seredu-rozglane-apelaciu-na-arest-knazeva.html" text:style-name="Internet_20_link" text:visited-style-name="Visited_20_Internet_20_Link">
Wax on Wednesday will consider the appeal for arrest <text:span text:style-name="T4">
 Knyazev </text:span>
</text:a>
The SAP reminded that the term of the measure of restraint is 60 days, until July 13, 2023.</text:p>
      <text:p text:style-name="P4">
“In the case of pledge, a lawyer will have procedural obligations, among whom arrive at each requirement for a detective, prosecutor or court; Storage to the territorial unit of the LCA of its passport(Passports)to go abroad, other documents that give the right to leave Ukraine and entry in Ukraine; Wear an electronic control tool, ”the SAP noted.</text:p>
      <text:p text:style-name="P4">
As reported by Ukrinform, on May 15, the National Anti -Corruption Bureau(NABU)Specialized Anti -Corruption Prosecutor's Office(Holder)declared the scheme <text:a xlink:type="simple" xlink:href="https://www.ukrinform.ua/rubric-society/3709683-nabu-i-sap-vikrili-masstabnu-korupciu-u-verhovnomu-sudi.html" text:style-name="Internet_20_link" text:visited-style-name="Visited_20_Internet_20_Link">
receiving undue benefit by management and judges of the Supreme Court</text:a>
. Law enforcement officers detained the head of Vsevolod Knyazev and withdrew $ 2.7 million.</text:p>
      <text:p text:style-name="P4">
On May 16, during the Plenum of the Supreme Court, 140 judges supported the statements of Knyazev. The judges also adopted the Supreme Court of Plenum's resolution of his powers.</text:p>
      <text:p text:style-name="P4">
<text:span text:style-name="T4">
 Read also: </text:span>
 <text:a xlink:type="simple" xlink:href="https://www.ukrinform.ua/rubric-polytics/3715700-zatrimanna-knazeva-rada-zrobila-zaavu-pro-borotbu-z-korupcieu-v-sudah.html" text:style-name="Internet_20_link" text:visited-style-name="Visited_20_Internet_20_Link">
detention <text:span text:style-name="T4">
 Knyazev </text:span>
 A: Council condemns corruption in courts</text:a>
</text:p>
      <text:p text:style-name="P4">
On May 18, the High Council of Justice satisfied the submission of the Specialized Anti -Corruption Prosecutor's Office on [granting permission for the maintenance(https://www.ukrinform.ua/rubric-society/3710933-vrp-nadala-dozvil-na-utrimanna-eksgolovi-knazeva-pid-vartou.html).</text:p>
      <text:p text:style-name="P4">
On the same day, the Supreme Anti -Corruption Court chose him a measure of restraint in the form of <text:a xlink:type="simple" xlink:href="https://www.ukrinform.ua/rubric-society/3711149-sud-obrav-zapobiznij-zahid-knazevu.html" text:style-name="Internet_20_link" text:visited-style-name="Visited_20_Internet_20_Link">
detention with the possibility of making 107.3 million UAH of pledge</text:a>
 .</text:p>
      <text:p text:style-name="P4">
News Source: <text:a xlink:type="simple" xlink:href="https://www.ukrinform.ua/rubric-society/3716153-sud-zalisiv-bez-zmin-arest-advokatu-akogo-razom-iz-knazevim-vzali-na-habari.html" text:style-name="Internet_20_link" text:visited-style-name="Visited_20_Internet_20_Link">
https://www.ukrinform.ua/rubric-society/3716153-sud-zalisiv-bez-zmin-arest-advokatu-akogo-razom-iz-knazevim-vzali-na-habari.html</text:a>
</text:p>
      <!--NEWS-->
      <text:h text:style-name="P10" text:outline-level="1">
<text:span text:style-name="T4">
With the consequences of the occupation of Crimea will need to work for decades - Tashev</text:span>
</text:h>
      <text:p text:style-name="P4">
Authors: Ukrinform (Person)</text:p>
      <text:p text:style-name="P4">
Publisher: Укринформ (Organization)</text:p>
      <text:p text:style-name="P4">
Published Time: 2023-05-30T16:53:22+03:00</text:p>
      <text:p text:style-name="P4">
Modified Time: 2023-05-30T16:53:22+03:00</text:p>
      <text:p text:style-name="P4">
Description: With the consequences of the occupation of Crimea will need to work for decades, the most difficult issue will be cognitive de -occupation. - Ukrinform.</text:p>
      <text:p text:style-name="P4">
Images: ['<text:a xlink:type="simple" xlink:href="https://static.ukrinform.com/photos/2023_05/thumb_files/630_360_1683122147-350.jpg" text:style-name="Internet_20_link" text:visited-style-name="Visited_20_Internet_20_Link">
630_360_16831...</text:a>
']</text:p>
      <text:p text:style-name="P4">
Tags: ['Крим', 'Росія', 'Таміла Ташева']</text:p>
      <text:p text:style-name="P4">
Type: Article</text:p>
      <!--METADATA-->
      <text:p text:style-name="P4">
<draw:frame draw:style-name="fr1" draw:name="Image148" text:anchor-type="as-char" svg:width="6.9236in" svg:height="3.956343in" draw:z-index="0">
<draw:image xlink:href="../Images/yкринформ/2023-05-30T16-53-22-03-00/630_360_1683122147-350.jpg" xlink:type="simple" xlink:show="embed" xlink:actuate="onLoad" draw:mime-type="image/jpeg"/>
</draw:frame>
Crimean occupation occupation will need to work for decades, and cognitive de -occupation will be the most difficult question.</text:p>
      <text:p text:style-name="P4">
The permanent representative of the President of Ukraine to Arctamil Tashev said this during the Forum "Outline of the Future: Victory, Restoration of Tamodernization of Ukraine", Ukrinform correspondent reports.</text:p>
      <text:p text:style-name="P4">
“With the consequences of occupation <text:a xlink:type="simple" xlink:href="https://www.ukrinform.ua/tag-krim" text:style-name="Internet_20_link" text:visited-style-name="Visited_20_Internet_20_Link">
Crimea</text:a>
We will have a decade to work. And the key issue is not only the creation of infrastructure related to public authorities, property issues, judicial registers and decision verification. It seems to me that cognitive de -occupation will be the most difficult question, that is, working with the mind of people, ”Tashev was.</text:p>
      <text:p text:style-name="P4">
According to her, in order to overcome the consequences of the occupation of the Crimean peninsula with a viral, humanitarian plans will require the work of all Ukrainian social.</text:p>
      <text:p text:style-name="P4">
“The occupation happened as a result of military aggression. But it should be noted that the mitty time did not pay attention to the specific regions. Therefore, it is necessary to work on issues related to indigenous peoples, to activate the work with the younger generations, which I hope will want to go to the de -occupied territory, ”the post -deputy of the President said.</text:p>
      <text:p text:style-name="P4">
<text:span text:style-name="T4">
 Read also: </text:span>
 <text:a xlink:type="simple" xlink:href="https://www.ukrinform.ua/rubric-crimea/3715242-cubarov-zaklikae-pisla-deokupacii-krimu-znisiti-vsi-pamatniki-vstanovleni-rosianami.html" text:style-name="Internet_20_link" text:visited-style-name="Visited_20_Internet_20_Link">
<text:span text:style-name="T4">
 Chubarov </text:span>
 <text:span text:style-name="T4">
 </text:span>
 calls <text:span text:style-name="T4">
 </text:span>
 <text:span text:style-name="T4">
 after </text:span>
 <text:span text:style-name="T4">
 de -occupation </text:span>
<text:span text:style-name="T4">
 Crimea </text:span>
 <text:span text:style-name="T4">
 Destroy </text:span>
 <text:span text:style-name="T4">
 </text:span>
 <text:span text:style-name="T4">
 </text:span>
 <text:span text:style-name="T4">
 <text:span text:style-name="T5">
yatniki <text:span text:style-name="T4">
, </text:span>
 set </text:span>
</text:span>
<text:span text:style-name="T5">
 by the Russians </text:span>
*</text:a>
As it was reported, on the basis of KNU them. TG Shevchenko has created a master's program to prepare a personnel reserve for reintegration of Crimea.</text:p>
      <text:p text:style-name="P4">
News Source: <text:a xlink:type="simple" xlink:href="https://www.ukrinform.ua/rubric-crimea/3716151-z-naslidkami-okupacii-krimu-potribno-bude-pracuvati-desatilittami-taseva.html" text:style-name="Internet_20_link" text:visited-style-name="Visited_20_Internet_20_Link">
https://www.ukrinform.ua/rubric-crimea/3716151-z-naslidkami-okupacii-krimu-potribno-bude-pracuvati-desatilittami-taseva.html</text:a>
</text:p>
      <!--NEWS-->
      <text:h text:style-name="P10" text:outline-level="1">
<text:span text:style-name="T4">
The Council plans to improve the rights of persons with disabilities to work</text:span>
</text:h>
      <text:p text:style-name="P4">
Authors: Ukrinform (Person)</text:p>
      <text:p text:style-name="P4">
Publisher: Укринформ (Organization)</text:p>
      <text:p text:style-name="P4">
Published Time: 2023-05-30T16:53:50+03:00</text:p>
      <text:p text:style-name="P4">
Modified Time: 2023-05-30T16:53:50+03:00</text:p>
      <text:p text:style-name="P4">
Description: The Verkhovna Rada adopted the bill "On Amendments to Certain Laws of Ukraine on Ensuring the Rights of Persons with Disabilities to Labor" (5344-D) in the first reading. - Ukrinform.</text:p>
      <text:p text:style-name="P4">
Images: ['<text:a xlink:type="simple" xlink:href="https://static.ukrinform.com/photos/2019_10/thumb_files/630_360_1570013236-899.jpg" text:style-name="Internet_20_link" text:visited-style-name="Visited_20_Internet_20_Link">
630_360_15700...</text:a>
']</text:p>
      <text:p text:style-name="P4">
Tags: ['Інвалідність', 'Закон', 'Верховна Рада']</text:p>
      <text:p text:style-name="P4">
Type: Article</text:p>
      <!--METADATA-->
      <text:p text:style-name="P4">
<draw:frame draw:style-name="fr1" draw:name="Image149" text:anchor-type="as-char" svg:width="6.9236in" svg:height="3.956343in" draw:z-index="0">
<draw:image xlink:href="../Images/yкринформ/2023-05-30T16-53-50-03-00/630_360_1570013236-899.jpg" xlink:type="simple" xlink:show="embed" xlink:actuate="onLoad" draw:mime-type="image/jpeg"/>
</draw:frame>
The Verkhovnarad has adopted the bill "On Amendments to the Laws of Ukraine on Ensuring the Rights of Persons with Disabilities to Labor" in the first reading.(In 5344).</text:p>
      <text:p text:style-name="P4">
Про це народний депутат із парламентської фракції “Голос” Ярослав Железнякповідомив у <text:a xlink:type="simple" xlink:href="http://t.me/yzheleznyak/4164" text:style-name="Internet_20_link" text:visited-style-name="Visited_20_Internet_20_Link">
 Телеграмі </text:a>
, reports Ukrinform.</text:p>
      <text:p text:style-name="P4">
According to him, the adoption of the document was supported by 246 people's deputies.</text:p>
      <text:p text:style-name="P4">
The project of the legislative act is developed in order to create the conditions for realization by persons with disabilities the right to work.</text:p>
      <text:p text:style-name="P4">
The document proposes the definition of "person with disabilities", which corresponds to the standards of the UN Convention on the Rights of Persons with Disabilities.</text:p>
      <text:p text:style-name="P4">
Accordingly, a person with disabilities is a person with persistent physical, mental, intellectual or sensory disorders, which, when interacted with different Barriers, may interfere with their full and effective participation in the life of the community on an equal basis with others.</text:p>
      <text:p text:style-name="P4">
In addition, the directions of use of funds of state targeted fund social protection of persons with disabilities have been expanded.</text:p>
      <text:p text:style-name="P4">
<text:span text:style-name="T4">
 Read also: </text:span>
 <text:a xlink:type="simple" xlink:href="https://www.ukrinform.ua/rubric-economy/3715723-vr-uhvalila-zakon-spramovanij-na-nabutta-ukrainou-clenstva-u-banku-rozvitku-radi-evropi.html" text:style-name="Internet_20_link" text:visited-style-name="Visited_20_Internet_20_Link">
BP passed a law aimed at acquiring Ukrainian members at the Council of Europe Development Bank</text:a>
Among other things, it is envisaged that these funds can be used not only the establishments and activities of enterprises of protected employment, but also for the organization of persons with disabilities of business activity. It is also predicted that such funds are referred to financing the costs of training persons with disabilities in accordance with the procedure established by the Cabinet of Ministers of Ukraine.</text:p>
      <text:p text:style-name="P4">
In addition, the bill proposes to expand the powers of the Social Protection Fund with disabilities as a manager of funds of the state targeted fund of social protection of persons with disabilities. In particular, it is assumed that the funds will be funded to recover unreasonably accrued(paid)the funds to the employer, the money that is not used for the intended purpose, as well as to monitor the employment of persons with disabilities by employers.In addition, the bill proposes the requirements for the standard of workplaces for the work of persons with disabilities, which can serve as a basis for computing the contribution that the employer will pay for employment of persons with disinfectants. It is planned to determine that employers who have the average accounting for persons of the staff accounting for a month for whom they paid the wave, is 8 or more employees, are obliged to pay monthly in support of employment of persons with disabilities on a monthly basis.</text:p>
      <text:p text:style-name="P4">
<text:span text:style-name="T4">
 Read also: </text:span>
 <text:a xlink:type="simple" xlink:href="https://www.ukrinform.ua/rubric-economy/3716087-rada-utvorila-tsk-z-pitan-rozsliduvanna-sahrajstva-u-sferi-finansovih-poslug.html" text:style-name="Internet_20_link" text:visited-style-name="Visited_20_Internet_20_Link">
Council formed the TSC on investigation of fraud of the Usphere of Financial Services</text:a>
At the same time, the law provides for the simplified criteria for employers, the status determines the status of labor integration enterprises and enterprises of protected employment.</text:p>
      <text:p text:style-name="P4">
It is expected that the adoption of the bill will contribute to the achievement of greater employment with disabilities, increasing the number of targeted revenues to the State Budget for social protection of people with disabilities, unloading of Ukraine's judicial system on legal costs.</text:p>
      <text:p text:style-name="P4">
News Source: <text:a xlink:type="simple" xlink:href="https://www.ukrinform.ua/rubric-society/3716152-rada-planue-vdoskonaliti-zabezpecenna-prav-osib-z-invalidnistu-na-pracu.html" text:style-name="Internet_20_link" text:visited-style-name="Visited_20_Internet_20_Link">
https://www.ukrinform.ua/rubric-society/3716152-rada-planue-vdoskonaliti-zabezpecenna-prav-osib-z-invalidnistu-na-pracu.html</text:a>
</text:p>
      <!--NEWS-->
      <text:h text:style-name="P10" text:outline-level="1">
<text:span text:style-name="T4">
Кабмін підвищив тариф на електроенергію для населення - ЗМІ</text:span>
</text:h>
      <text:p text:style-name="P4">
Authors: Ukrinform (Person)</text:p>
      <text:p text:style-name="P4">
Publisher: Укринформ (Organization)</text:p>
      <text:p text:style-name="P4">
Published Time: 2023-05-30T16:55:00+03:00</text:p>
      <text:p text:style-name="P4">
Modified Time: 2023-05-30T16:55:00+03:00</text:p>
      <text:p text:style-name="P4">
Description: The Cabinet of Ministers of Ukraine increased the tariff for electricity for the population to UAH 2.64 per kilowatt-hour. - Ukrinform.</text:p>
      <text:p text:style-name="P4">
Images: ['<text:a xlink:type="simple" xlink:href="https://static.ukrinform.com/photos/2016_10/thumb_files/630_360_1477311055-8474.jpg" text:style-name="Internet_20_link" text:visited-style-name="Visited_20_Internet_20_Link">
630_360_14773...</text:a>
']</text:p>
      <text:p text:style-name="P4">
Tags: ['Ціни', 'Електроенергія', 'Кабмін']</text:p>
      <text:p text:style-name="P4">
Type: Article</text:p>
      <!--METADATA-->
      <text:p text:style-name="P4">
<draw:frame draw:style-name="fr1" draw:name="Image150" text:anchor-type="as-char" svg:width="6.9236in" svg:height="3.956343in" draw:z-index="0">
<draw:image xlink:href="../Images/yкринформ/2023-05-30T16-55-00-03-00/630_360_1477311055-8474.jpg" xlink:type="simple" xlink:show="embed" xlink:actuate="onLoad" draw:mime-type="image/jpeg"/>
</draw:frame>
The Cabinet of Ministers of Ukraine increased the tariff for electricity for the population to UAH 2,64 of kilowatt-hour.</text:p>
      <text:p text:style-name="P4">
According to Ukrinform, it reports <text:a xlink:type="simple" xlink:href="http://www.rbc.ua/ukr/news/ukrayini-zroste-tarif-elektroenergiyu-kabmin-1685451784.html" text:style-name="Internet_20_link" text:visited-style-name="Visited_20_Internet_20_Link">
RBC-Ukraine</text:a>
.</text:p>
      <text:p text:style-name="P4">
“Energy Minister Herman Galushchenko has urgently submitted for consideration <text:a xlink:type="simple" xlink:href="https://www.ukrinform.ua/tag-kabmin" text:style-name="Internet_20_link" text:visited-style-name="Visited_20_Internet_20_Link">
Cabinet of Ministers</text:a>
Decree on increasing tariff tariffs for the population. The government's resolution has already been approved. The new tariff will set 2.64 UAH/kWh, ”the message reads.</text:p>
      <text:p text:style-name="P4">
It is noted that the Minister argued the need to revise the tariff that the state requires funds for the restoration of the energy infrastructure of post -fires of Russian invaders.</text:p>
      <text:p text:style-name="P4">
National Commission for Regulation in the field of energy and utilities(NERCEP), in turn, asked to set a slightly higher tariff-2.88 UAH/kWh.</text:p>
      <text:p text:style-name="P4">
However, the government has made a decision on the lower value of electricity for the population than the regulator offered.</text:p>
      <text:p text:style-name="P4">
*!(https://www.ukrinform.ua/rubric-economy/3709943-ludi-z-nizkim-dohodom-prakticno-ne-vidcuut-zminu-tarifiv-na-elektriku-gerus.html)It has been reported that the tariff for consumers who use up to 250 kWh. Naviat, now is 1.44 UAH/kWh, and consumers who use the 30 kWh, pay 1.68 UAH/kWh.</text:p>
      <text:p text:style-name="P4">
National Commission for State Regulation in the Fields of Energy(NERCEP), formally submitted proposals for determination from June 1, 2023 of a single electricity tariff for household consumers on an equal footing of UAH 2.88/kWh.(With VAT)as part of the first stage of price correction.</text:p>
      <text:p text:style-name="P4">
News Source: <text:a xlink:type="simple" xlink:href="https://www.ukrinform.ua/rubric-economy/3716155-kabmin-pidvisiv-tarif-na-elektroenergiu-dla-naselenna-zmi.html" text:style-name="Internet_20_link" text:visited-style-name="Visited_20_Internet_20_Link">
https://www.ukrinform.ua/rubric-economy/3716155-kabmin-pidvisiv-tarif-na-elektroenergiu-dla-naselenna-zmi.html</text:a>
</text:p>
      <!--NEWS-->
      <text:h text:style-name="P10" text:outline-level="1">
<text:span text:style-name="T4">
SBU calls on street webcam owners to stop online broadcasting</text:span>
</text:h>
      <text:p text:style-name="P4">
Authors: Ukrinform (Person)</text:p>
      <text:p text:style-name="P4">
Publisher: Укринформ (Organization)</text:p>
      <text:p text:style-name="P4">
Published Time: 2023-05-30T17:02:38+03:00</text:p>
      <text:p text:style-name="P4">
Modified Time: 2023-05-30T17:02:38+03:00</text:p>
      <text:p text:style-name="P4">
Description: The Security Service calls on street web owners to stop online broadcasting from their devices, and citizens-to report on the detected streams from such cameras. - Ukrinform.</text:p>
      <text:p text:style-name="P4">
Images: ['<text:a xlink:type="simple" xlink:href="https://static.ukrinform.com/photos/2020_06/thumb_files/630_360_1592004241-290.jpg" text:style-name="Internet_20_link" text:visited-style-name="Visited_20_Internet_20_Link">
630_360_15920...</text:a>
']</text:p>
      <text:p text:style-name="P4">
Tags: ['СБУ', 'Камера', 'Війна з Росією']</text:p>
      <text:p text:style-name="P4">
Type: Article</text:p>
      <!--METADATA-->
      <text:p text:style-name="P4">
<draw:frame draw:style-name="fr1" draw:name="Image151" text:anchor-type="as-char" svg:width="6.9236in" svg:height="3.948353in" draw:z-index="0">
<draw:image xlink:href="../Images/yкринформ/2023-05-30T17-02-38-03-00/630_360_1592004241-290.jpg" xlink:type="simple" xlink:show="embed" xlink:actuate="onLoad" draw:mime-type="image/jpeg"/>
</draw:frame>
Service safety calls on street webcam owners to stop online devices, and citizens-to report on the detected streams from such cameras.</text:p>
      <text:p text:style-name="P4">
This is stated in the message <text:a xlink:type="simple" xlink:href="https://ssu.gov.ua/novyny/sbu-zaklykaie-vlasnykiv-vulychnykh-vebkamer-vymknuty-onlaintransliatsiiu-shchob-ne-dopomahaty-rf-navodyty-rakety-na-ukrainu" text:style-name="Internet_20_link" text:visited-style-name="Visited_20_Internet_20_Link">
SBU</text:a>
, reports Ukrinform.</text:p>
      <text:p text:style-name="P4">
It is noted that this concerns the automatic video fixation of the provisions around residential and social structures, road transport, industrial and trading facilities.</text:p>
      <text:p text:style-name="P4">
"The Russian Federation uses the vulnerability of modern webcams to carry out rocket launchers in Ukraine and to adjust them in real time. Information of the enemy can be obtained from online broadcasting through the streaming platform or through a hacker" breaking ", - the message reads.</text:p>
      <text:p text:style-name="P4">
The SBU called for Ukrainians to report the found stars from such cameras.(http://t.me/stop_russian_war_bot).</text:p>
      <text:p text:style-name="P4">
<text:span text:style-name="T4">
 Read also: </text:span>
 <text:a xlink:type="simple" xlink:href="https://www.ukrinform.ua/rubric-ato/3710026-ova-povinni-vreguluvati-pitanna-roboti-kamer-videosposterezenna-pid-cas-raketnih-atak-ignat.html" text:style-name="Internet_20_link" text:visited-style-name="Visited_20_Internet_20_Link">
<text:span text:style-name="T4">
 Ova </text:span>
 <text:span text:style-name="T4">
 </text:span>
 should <text:span text:style-name="T4">
 </text:span>
 settle <text:span text:style-name="T4">
 </text:span>
 <text:span text:style-name="T4">
 Questions </text:span>
<text:span text:style-name="T5">
 work </text:span>
<text:span text:style-name="T5">
 </text:span>
<text:span text:style-name="T5">
 </text:span>
<text:span text:style-name="T5">
 camera </text:span>
<text:span text:style-name="T5">
 </text:span>
<text:span text:style-name="T5">
 </text:span>
<text:span text:style-name="T5">
 CCTV </text:span>
<text:span text:style-name="T5">
 </text:span>
<text:span text:style-name="T5">
 </text:span>
<text:span text:style-name="T5">
 </text:span>
<text:span text:style-name="T5">
 </text:span>
<text:span text:style-name="T5">
 </text:span>
<text:span text:style-name="T5">
 </text:span>
<text:span text:style-name="T5">
 </text:span>
<text:span text:style-name="T5">
 time </text:span>
<text:span text:style-name="T5">
 </text:span>
<text:span text:style-name="T5">
 missile </text:span>
<text:span text:style-name="T4">
<text:span text:style-name="T5">
 attacks </text:span>
* - </text:span>
 Ignati **</text:a>
The intelligence service reminded that it was forbidden to shoot and publish photos and photographs on the activity of defense forces and the consequences of hostile shelling. The extension of such records is a crime that provides punishment for up to 12 years.</text:p>
      <text:p text:style-name="P4">
As reported, <text:a xlink:type="simple" xlink:href="https://www.ukrinform.ua/rubric-kyiv/3710333-sbu-vikrila-sistoh-kian-aki-zasvitili-robotu-ppo.html" text:style-name="Internet_20_link" text:visited-style-name="Visited_20_Internet_20_Link">
law enforcement officers have installed the persons of six residents of the capital</text:a>
, which they have removed and posted on the Internet work of air defense.</text:p>
      <text:p text:style-name="P4">
News Source: <text:a xlink:type="simple" xlink:href="https://www.ukrinform.ua/rubric-society/3716156-sbu-zaklikae-vlasnikiv-vulicnih-vebkamer-pripiniti-onlajntranslacii.html" text:style-name="Internet_20_link" text:visited-style-name="Visited_20_Internet_20_Link">
https://www.ukrinform.ua/rubric-society/3716156-sbu-zaklikae-vlasnikiv-vulicnih-vebkamer-pripiniti-onlajntranslacii.html</text:a>
</text:p>
      <!--NEWS-->
      <text:h text:style-name="P10" text:outline-level="1">
<text:span text:style-name="T4">
Zelensky discussed with Scholtz the strengthening of Ukrainian air defense</text:span>
</text:h>
      <text:p text:style-name="P4">
Authors: Ukrinform (Person)</text:p>
      <text:p text:style-name="P4">
Publisher: Укринформ (Organization)</text:p>
      <text:p text:style-name="P4">
Published Time: 2023-05-30T17:04:00+03:00</text:p>
      <text:p text:style-name="P4">
Modified Time: 2023-05-30T17:04:00+03:00</text:p>
      <text:p text:style-name="P4">
Description: President Volodymyr Zelensky discussed with the Federal Chancellor of Germany, Olaf Scholtz, the fulfillment of previously reached agreements, strengthening of Ukraine's defense capabilities, including air defense systems, as well as future international measures. - Ukrinform.</text:p>
      <text:p text:style-name="P4">
Images: ['<text:a xlink:type="simple" xlink:href="https://static.ukrinform.com/photos/2023_04/thumb_files/630_360_1682522773-211.jpeg" text:style-name="Internet_20_link" text:visited-style-name="Visited_20_Internet_20_Link">
630_360_16825...</text:a>
']</text:p>
      <text:p text:style-name="P4">
Tags: ['Німеччина', 'Зеленський', 'Шольц', 'ППО']</text:p>
      <text:p text:style-name="P4">
Type: Article</text:p>
      <!--METADATA-->
      <text:p text:style-name="P4">
<draw:frame draw:style-name="fr1" draw:name="Image152" text:anchor-type="as-char" svg:width="6.9236in" svg:height="3.956343in" draw:z-index="0">
<draw:image xlink:href="../Images/yкринформ/2023-05-30T17-04-00-03-00/630_360_1682522773-211.jpeg" xlink:type="simple" xlink:show="embed" xlink:actuate="onLoad" draw:mime-type="image/jpeg"/>
</draw:frame>
The Presidential Lordimir Zelensky discussed with the Federal Chancellor of Germany Olafomsholtz execution of previously reached agreements, strengthening of Ukraine's defense defects, including air defense systems, as well as future international sizes.</text:p>
      <text:p text:style-name="P4">
The Head of State reported this in <text:a xlink:type="simple" xlink:href="https://twitter.com/ZelenskyyUa/status/1663542014682746882" text:style-name="Internet_20_link" text:visited-style-name="Visited_20_Internet_20_Link">
Twitter</text:a>
, reports Ukrinform.</text:p>
      <text:p text:style-name="P4">
“He spent a subject telephone conversation with German Chancellor Olaf Soltz. Thank you for the implementation of a powerful defense package for € 3 billion. The executions achieved during my recent visit to Germany were discussed, and the more strengthening of Ukraine's defense capabilities, in particular our air defense.(https://www.ukrinform.ua/tag-zelenskij).</text:p>
      <text:p text:style-name="P4">
<text:span text:style-name="T4">
 Read also: </text:span>
 <text:a xlink:type="simple" xlink:href="https://www.ukrinform.ua/rubric-ato/3715955-zelenskij-zaklikav-pivdennu-koreu-nadati-ukraini-sistemi-ppo.html" text:style-name="Internet_20_link" text:visited-style-name="Visited_20_Internet_20_Link">
<text:span text:style-name="T4">
 Zelensk </text:span>
 called South Korea to provide Ukrainian air defense systems</text:a>
Federal Chancellor of Germany Olaf Scholz assured President of Ukraine Volodymyrazellensky during a telephone conversation that Germany continued to support Ukraine, including in the military sphere. About it reported <text:a xlink:type="simple" xlink:href="https://www.bundeskanzler.de/bk-de/aktuelles/bundeskanzler-scholz-telefoniert-mit-dem-ukrainischen-staatspraesidenten-selensky-2193402" text:style-name="Internet_20_link" text:visited-style-name="Visited_20_Internet_20_Link">
site</text:a>
Heads of the German Government.</text:p>
      <text:p text:style-name="P4">
"Chancellor Scholz talked today with the President of Ukraine Zelensky and exchanged views on the political, military tagumanitarian situation in Ukraine," the dioligidine conversation reports.</text:p>
      <text:p text:style-name="P4">
It is noted that during a conversation, President Zelensky informed about the influence of Russian blows to Ukrainian cities and critically important infrastructure, and thanked the German government for military support, in particular, the tightness of Ukrainian anti -air defense.</text:p>
      <text:p text:style-name="P4">
For his part, the German Chancellor condemned Russian strikes on Ukrainian civilian facilities and "confirmed the unbreakable solidarity with Ukraine with the presentation of aggression by the Russian Federation."</text:p>
      <text:p text:style-name="P4">
"He stated that Germany will continue the support of Ukraine, including the deeds, in close coordination with European and international partners," the statement said.As it was reported, May 14 <text:a xlink:type="simple" xlink:href="https://www.ukrinform.ua/rubric-ato/3709635-nimeccina-vidilit-ukraini-11-milardiv-suto-na-oboronu-zelenskij.html" text:style-name="Internet_20_link" text:visited-style-name="Visited_20_Internet_20_Link">
President of Ukraine Volodymyr Zelenskyy Visor</text:a>
With the first after the start of the Russian full -scale invasion by an official visit.  Photo: op</text:p>
      <text:p text:style-name="P4">
News Source: <text:a xlink:type="simple" xlink:href="https://www.ukrinform.ua/rubric-polytics/3716160-zelenskij-obgovoriv-iz-solcom-posilenna-ukrainskoi-ppo.html" text:style-name="Internet_20_link" text:visited-style-name="Visited_20_Internet_20_Link">
https://www.ukrinform.ua/rubric-polytics/3716160-zelenskij-obgovoriv-iz-solcom-posilenna-ukrainskoi-ppo.html</text:a>
</text:p>
      <!--NEWS-->
      <text:h text:style-name="P10" text:outline-level="1">
<text:span text:style-name="T4">
The largest literary mural in Ukraine will appear in Irpen</text:span>
</text:h>
      <text:p text:style-name="P4">
Authors: Ukrinform (Person)</text:p>
      <text:p text:style-name="P4">
Publisher: Укринформ (Organization)</text:p>
      <text:p text:style-name="P4">
Published Time: 2023-05-30T17:12:00+03:00</text:p>
      <text:p text:style-name="P4">
Modified Time: 2023-05-30T17:12:00+03:00</text:p>
      <text:p text:style-name="P4">
Description: In Irpen, the largest literary mural in Ukraine is created on the restored fences on Slavyanskaya Street. The portraits of Lesya Ukrainka, Taras Shevchenko, Vladimir Vynnychenko, Olga Kobylyanska, Ivan Nechuy-Levitsky and other well-known Ukrainian writers have already been recognized here.</text:p>
      <text:p text:style-name="P4">
— Укрінформ.: </text:p>
      <text:p text:style-name="P4">
Images: ['<text:a xlink:type="simple" xlink:href="https://static.ukrinform.com/photos/2023_05/thumb_files/630_360_1685455532-9424.jpeg" text:style-name="Internet_20_link" text:visited-style-name="Visited_20_Internet_20_Link">
630_360_16854...</text:a>
']</text:p>
      <text:p text:style-name="P4">
Tags: ['Ірпінь', 'Мурал', 'Спілка письменників', 'Художниця']</text:p>
      <text:p text:style-name="P4">
Type: Article</text:p>
      <!--METADATA-->
      <text:p text:style-name="P4">
<draw:frame draw:style-name="fr1" draw:name="Image153" text:anchor-type="as-char" svg:width="6.9236in" svg:height="3.956343in" draw:z-index="0">
<draw:image xlink:href="../Images/yкринформ/2023-05-30T17-12-00-03-00/630_360_1685455532-9424.jpeg" xlink:type="simple" xlink:show="embed" xlink:actuate="onLoad" draw:mime-type="image/jpeg"/>
</draw:frame>
Irpenin's restored fences on Slavyanskaya Street create the largest literary mural in Ukraine. There are already recognizable portraits of Lesyukrainka, Taras Shevchenko, Vladimir Vynnychenko, Olga Kobylyanska, Ivananechu-Levitsky and other well-known Ukrainian writers.</text:p>
      <text:p text:style-name="P4">
This was reported by Ukrinform correspondent.</text:p>
      <text:p text:style-name="P4">
The artist Kateryna Wear works on the creation of the mural. According to her design, 14 -digit writers headed by brilliant <text:a xlink:type="simple" xlink:href="https://www.ukrinform.ua/tag-taras-sevcenko" text:style-name="Internet_20_link" text:visited-style-name="Visited_20_Internet_20_Link">
Taras Grigorovich</text:a>
They gathered at one table. The artist said that she has been working on the mural for the third week, and Lina Kostenko is a favorite figure.</text:p>
      <text:p text:style-name="P4">
</text:p>
      <text:p text:style-name="P4">
The main idea of the project is to converge with the most prominent figures of Ukrainian literature and to support cultural values.</text:p>
      <text:p text:style-name="P4">
</text:p>
      <text:p text:style-name="P4">
</text:p>
      <text:p text:style-name="P4">
*!(https://www.ukrinform.ua/rubric-regions/3714186-v-irpeni-novij-mural-prisvatili-zahisnikam-mista.html)Petro Shcherbin, the author of the chronicles of the chronicle "Battle for Irpin". He was supported by the Brave Society.</text:p>
      <text:p text:style-name="P4">
News Source: <text:a xlink:type="simple" xlink:href="https://www.ukrinform.ua/rubric-culture/3716161-v-irpeni-zavitsa-najbilsij-v-ukraini-literaturnij-mural.html" text:style-name="Internet_20_link" text:visited-style-name="Visited_20_Internet_20_Link">
https://www.ukrinform.ua/rubric-culture/3716161-v-irpeni-zavitsa-najbilsij-v-ukraini-literaturnij-mural.html</text:a>
</text:p>
      <!--NEWS-->
      <text:h text:style-name="P10" text:outline-level="1">
<text:span text:style-name="T4">
The government launches the compensation process for destroyed housing - Shmigal</text:span>
</text:h>
      <text:p text:style-name="P4">
Authors: Ukrinform (Person)</text:p>
      <text:p text:style-name="P4">
Publisher: Укринформ (Organization)</text:p>
      <text:p text:style-name="P4">
Published Time: 2023-05-30T17:18:50+03:00</text:p>
      <text:p text:style-name="P4">
Modified Time: 2023-05-30T17:18:50+03:00</text:p>
      <text:p text:style-name="P4">
Description: The Cabinet of Ministers launches the second stage of the Equation Program - compensation for destroyed housing. - Ukrinform.</text:p>
      <text:p text:style-name="P4">
Images: ['<text:a xlink:type="simple" xlink:href="https://static.ukrinform.com/photos/2022_05/thumb_files/630_360_1653083704-278.jpg" text:style-name="Internet_20_link" text:visited-style-name="Visited_20_Internet_20_Link">
630_360_16530...</text:a>
']</text:p>
      <text:p text:style-name="P4">
Tags: ['Кабмін', 'Компенсація', 'Житло', 'Шмигаль', 'єВідновлення']</text:p>
      <text:p text:style-name="P4">
Type: Article</text:p>
      <!--METADATA-->
      <text:p text:style-name="P4">
<draw:frame draw:style-name="fr1" draw:name="Image159" text:anchor-type="as-char" svg:width="6.9236in" svg:height="3.956343in" draw:z-index="0">
<draw:image xlink:href="../Images/yкринформ/2023-05-30T17-18-50-03-00/630_360_1653083704-278.jpg" xlink:type="simple" xlink:show="embed" xlink:actuate="onLoad" draw:mime-type="image/jpeg"/>
</draw:frame>
The Cabinet of Ministers launches the second stage of the program of being renewal - compensation for the seized housing.</text:p>
      <text:p text:style-name="P4">
About this Prime Minister of Ukraine Denis Shmigal <text:a xlink:type="simple" xlink:href="https://t.me/Denys_Smyhal/5298" text:style-name="Internet_20_link" text:visited-style-name="Visited_20_Internet_20_Link">
said</text:a>
At a government meeting, Ukrinform reports.</text:p>
      <text:p text:style-name="P4">
“We launch the second stage of the program. This is a compensation for a destroyed. What can you spend? First, for the construction of the house. In this case, the payment of cash will be accrued directly, ”said <text:a xlink:type="simple" xlink:href="https://www.ukrinform.ua/tag-smigal" text:style-name="Internet_20_link" text:visited-style-name="Visited_20_Internet_20_Link">
Shmigal</text:a>
 .</text:p>
      <text:p text:style-name="P4">
По-друге, додав він, на придбання квартири, іншого житлового приміщення звикористанням житлового сертифікату. Розмір компенсації розраховуватиметьсякомісією за спеціальною формулою, яка враховуватиме регіон розташуваннязнищеного об’єкта, рік забудови, площу.</text:p>
      <text:p text:style-name="P4">
«Також розмір компенсації встановлюється на рівні не нижче вартостіспорудження житла відповідної площі згідно з його місцезнаходженням», -зазначив Прем'єр-міністр.</text:p>
      <text:p text:style-name="P4">
<text:span text:style-name="T4">
Читайте також:</text:span>
 <text:a xlink:type="simple" xlink:href="https://www.ukrinform.ua/rubric-vidbudova/3710389-za-programou-evidnovlenna-vze-ponad-10-tisac-ukrainciv-podali-zaavi-na-otrimanna-dopomogi.html" text:style-name="Internet_20_link" text:visited-style-name="Visited_20_Internet_20_Link">
 <text:span text:style-name="T4">
єВідновлення</text:span>
 : вже понад 10 тисяч українців подализаяви на отримання допомоги </text:a>
As reported by Ukrinform, on May 19, Shmigal stated that the Cabinet of Ministers was preparing for the stage of payment of compensation to Ukrainians for destroyed housing, which is not repaired.</text:p>
      <text:p text:style-name="P4">
The register of damaged and destroyed property already contains information about more than 10 thousand. nearly 500 communities provided by the affected objects.</text:p>
      <text:p text:style-name="P4">
News Source: <text:a xlink:type="simple" xlink:href="https://www.ukrinform.ua/rubric-vidbudova/3716165-urad-zapuskae-proces-kompensacii-za-zrujnovane-zitlo-smigal.html" text:style-name="Internet_20_link" text:visited-style-name="Visited_20_Internet_20_Link">
https://www.ukrinform.ua/rubric-vidbudova/3716165-urad-zapuskae-proces-kompensacii-za-zrujnovane-zitlo-smigal.html</text:a>
</text:p>
      <!--NEWS-->
      <text:h text:style-name="P10" text:outline-level="1">
<text:span text:style-name="T4">
Mikhailuk: I would be very pleased to stay in Charlotte</text:span>
</text:h>
      <text:p text:style-name="P4">
Authors: Ukrinform (Person)</text:p>
      <text:p text:style-name="P4">
Publisher: Укринформ (Organization)</text:p>
      <text:p text:style-name="P4">
Published Time: 2023-05-30T17:20:40+03:00</text:p>
      <text:p text:style-name="P4">
Modified Time: 2023-05-30T17:20:40+03:00</text:p>
      <text:p text:style-name="P4">
Description: The Ukrainian basketball player shared plans for the future. - Ukrinform.</text:p>
      <text:p text:style-name="P4">
Images: ['<text:a xlink:type="simple" xlink:href="https://static.ukrinform.com/photos/2023_05/thumb_files/630_360_1685456322-371.jpeg" text:style-name="Internet_20_link" text:visited-style-name="Visited_20_Internet_20_Link">
630_360_16854...</text:a>
']</text:p>
      <text:p text:style-name="P4">
Tags: ['Баскетбол', 'НБА', 'Святослав Михайлюк']</text:p>
      <text:p text:style-name="P4">
Type: Article</text:p>
      <!--METADATA-->
      <text:p text:style-name="P4">
<draw:frame draw:style-name="fr1" draw:name="Image160" text:anchor-type="as-char" svg:width="6.9236in" svg:height="3.956343in" draw:z-index="0">
<draw:image xlink:href="../Images/yкринформ/2023-05-30T17-20-40-03-00/630_360_1685456322-371.jpeg" xlink:type="simple" xlink:show="embed" xlink:actuate="onLoad" draw:mime-type="image/jpeg"/>
</draw:frame>
The Ukrainian basketball player shared plans for the future.</text:p>
      <text:p text:style-name="P4">
Svyatoslav Mikhailuk said he would like to continue his career in Charlotte, <text:a xlink:type="simple" xlink:href="https://www.youtube.com/watch" text:style-name="Internet_20_link" text:visited-style-name="Visited_20_Internet_20_Link">
reports</text:a>
Double Dribble, reports Ukrinform.</text:p>
      <text:p text:style-name="P4">
"Yes of course. I played my best season in the NBA statistically. I will like it, like the attitude of coaches. A beautiful, calm city. Mebul would be very nice to stay here. So, I think, there is such a chance. This year, it will be easier for me. I played the best. Menis liked as I played, people liked it. What happens will happen, ”Mikhailuk said.</text:p>
      <text:p text:style-name="P4">
Mikhailuk played 31 matches in the championship, including 7 in the starting lineup. 13 Igor he spent on New York, 18-for Charlotte.</text:p>
      <text:p text:style-name="P4">
On average, Svyatoslav spent 14 minutes per match on the site. He scored6.6 points, 1.5 productive gears, 1.5 height, 0.4 interceptions, 0.1 block shot and 0.7 losses per match.</text:p>
      <text:p text:style-name="P4">
<text:span text:style-name="T4">
 Read also: </text:span>
 <text:a xlink:type="simple" xlink:href="https://www.ukrinform.ua/rubric-sports/3715894-maami-peremig-boston-i-vijsov-u-final-nba.html" text:style-name="Internet_20_link" text:visited-style-name="Visited_20_Internet_20_Link">
"Mayami" won "Boston" and went out to the finals <text:span text:style-name="T4">
 NBA </text:span>
</text:a>
The Ukrainian graduated from Charlotte in the 14th place in the east-27 wins and55 defeat.</text:p>
      <text:p text:style-name="P4">
Photo: Getty Images</text:p>
      <text:p text:style-name="P4">
News Source: <text:a xlink:type="simple" xlink:href="https://www.ukrinform.ua/rubric-sports/3716166-mihajluk-meni-bulo-b-duze-priemno-zalisitis-u-sarlott.html" text:style-name="Internet_20_link" text:visited-style-name="Visited_20_Internet_20_Link">
https://www.ukrinform.ua/rubric-sports/3716166-mihajluk-meni-bulo-b-duze-priemno-zalisitis-u-sarlott.html</text:a>
</text:p>
      <!--NEWS-->
      <text:h text:style-name="P10" text:outline-level="1">
<text:span text:style-name="T4">
Beijing's main diplomat said mask that China and USA relations looked like driving a car</text:span>
</text:h>
      <text:p text:style-name="P4">
Authors: Ukrinform (Person)</text:p>
      <text:p text:style-name="P4">
Publisher: Укринформ (Organization)</text:p>
      <text:p text:style-name="P4">
Published Time: 2023-05-30T17:21:56+03:00</text:p>
      <text:p text:style-name="P4">
Modified Time: 2023-05-30T17:21:56+03:00</text:p>
      <text:p text:style-name="P4">
Description: China's Foreign Minister, when meeting with the American billionaire and Tesla's Geno -Director, stressed the importance of stable relations between China and the US and compared their development with car driving. - Ukrinform.</text:p>
      <text:p text:style-name="P4">
Images: ['<text:a xlink:type="simple" xlink:href="https://static.ukrinform.com/photos/2023_05/thumb_files/630_360_1685456301-198.png" text:style-name="Internet_20_link" text:visited-style-name="Visited_20_Internet_20_Link">
630_360_16854...</text:a>
']</text:p>
      <text:p text:style-name="P4">
Tags: ['Ілон Маск', 'Китай', 'США']</text:p>
      <text:p text:style-name="P4">
Type: Article</text:p>
      <!--METADATA-->
      <text:p text:style-name="P4">
<draw:frame draw:style-name="fr1" draw:name="Image161" text:anchor-type="as-char" svg:width="6.9236in" svg:height="3.946452in" draw:z-index="0">
<draw:image xlink:href="../Images/yкринформ/2023-05-30T17-21-56-03-00/630_360_1685456301-198.png" xlink:type="simple" xlink:show="embed" xlink:actuate="onLoad" draw:mime-type="image/png"/>
</draw:frame>
China's Minister of Department of In -border Affairs during a meeting in Beijing with the American billionder and Tesla Genuctor Ilon Musk emphasized the boldness of stable relations between China and the US and compared their development by car dewdrics.</text:p>
      <text:p text:style-name="P4">
About it <text:a xlink:type="simple" xlink:href="https://www.mfa.gov.cn/wjbzhd/202305/t20230530_11085996.shtml" text:style-name="Internet_20_link" text:visited-style-name="Visited_20_Internet_20_Link">
reports</text:a>
The diplomatic identity of the PRC, reports its own correspondent of Ukrinform.</text:p>
      <text:p text:style-name="P4">
“Healthy, stable and constructive relationships between <text:a xlink:type="simple" xlink:href="https://www.ukrinform.ua/tag-kitaj" text:style-name="Internet_20_link" text:visited-style-name="Visited_20_Internet_20_Link">
China</text:a>
And the United States is very important, but the buttons develop like car driving. The driver should keep the steering wheel and press the brakes when you need to avoid danger, and from time to time press the gas pedal to accelerate, ”the price said.</text:p>
      <text:p text:style-name="P4">
He told a mask about the development of the Chinese automotive industry tamoderization with Chinese specificity, which is characterized by "the need for rapidly developing the life of a large population, a common prosperity for all the achievement of harmony between people and nature."</text:p>
      <text:p text:style-name="P4">
<text:span text:style-name="T4">
 Read also: </text:span>
 <text:a xlink:type="simple" xlink:href="https://www.ukrinform.ua/rubric-technology/3714398-kompania-maska-z-virobnictva-mozkovih-cipiv-otrimala-dozvil-na-provedenna-doslidzen-na-ludah.html" text:style-name="Internet_20_link" text:visited-style-name="Visited_20_Internet_20_Link">
Company <text:span text:style-name="T4">
 Musk </text:span>
 And for the production of brain chips got a lot for conducting people's research</text:a>
According to Zicia, such modernization "will create unprecedented potential and market demand, in particular for the automotive industry with new energy" and invited Tesla to expand production in China.</text:p>
      <text:p text:style-name="P4">
Musk, according to the report, called the Chinese people diligent and intelligent, and China's achievements in the development of "well -deserved".</text:p>
      <text:p text:style-name="P4">
“The interests of the United States and China are intertwined and inseparable from one, like Siamese twins. Tesla opposes the disconnection and break of supply and is ready to continue expanding her business in China, ”the businessman said.</text:p>
      <text:p text:style-name="P4">
<text:span text:style-name="T4">
 Read also: </text:span>
 <text:a xlink:type="simple" xlink:href="https://www.ukrinform.ua/rubric-technology/3708470-mask-ogolosiv-ima-novogo-gendirektora-twitter.html" text:style-name="Internet_20_link" text:visited-style-name="Visited_20_Internet_20_Link">
<text:span text:style-name="T4">
 Musk </text:span>
 announced the name of the new Twitter CEO</text:a>
As reported, the American billionaire and CEO of the company Tesla Ilon Musk arrived in Beijing on May 30 and intends to meet with hanging officials of Chinese authorities. After that, he will visit Tesla in Shanghai.</text:p>
      <text:p text:style-name="P4">
<text:span text:style-name="T5">
Foto: China's Foreign Ministry</text:span>
</text:p>
      <text:p text:style-name="P4">
News Source: <text:a xlink:type="simple" xlink:href="https://www.ukrinform.ua/rubric-world/3716167-golovnij-diplomat-pekina-skazav-masku-so-vidnosini-kitau-i-ssa-shozi-na-vodinna-avto.html" text:style-name="Internet_20_link" text:visited-style-name="Visited_20_Internet_20_Link">
https://www.ukrinform.ua/rubric-world/3716167-golovnij-diplomat-pekina-skazav-masku-so-vidnosini-kitau-i-ssa-shozi-na-vodinna-avto.html</text:a>
</text:p>
      <!--NEWS-->
      <text:h text:style-name="P10" text:outline-level="1">
<text:span text:style-name="T4">
Russia should leave all the occupied territories, then there will be negotiations - Ambassador Makeev</text:span>
</text:h>
      <text:p text:style-name="P4">
Authors: Ukrinform (Person)</text:p>
      <text:p text:style-name="P4">
Publisher: Укринформ (Organization)</text:p>
      <text:p text:style-name="P4">
Published Time: 2023-05-30T17:23:33+03:00</text:p>
      <text:p text:style-name="P4">
Modified Time: 2023-05-30T17:23:33+03:00</text:p>
      <text:p text:style-name="P4">
Description: Russia should leave all the occupied territories of Ukraine and will only then be negotiations on reparations, release of all Ukrainian prisoners of war and bringing Russian military criminals to justice. - Ukrinform.</text:p>
      <text:p text:style-name="P4">
Images: ['<text:a xlink:type="simple" xlink:href="https://static.ukrinform.com/photos/2023_02/thumb_files/630_360_1677033177-760.jpeg" text:style-name="Internet_20_link" text:visited-style-name="Visited_20_Internet_20_Link">
630_360_16770...</text:a>
']</text:p>
      <text:p text:style-name="P4">
Tags: ['Німеччина', 'Посол', 'Україна', 'Війна з Росією']</text:p>
      <text:p text:style-name="P4">
Type: Article</text:p>
      <!--METADATA-->
      <text:p text:style-name="P4">
<draw:frame draw:style-name="fr1" draw:name="Image162" text:anchor-type="as-char" svg:width="6.9236in" svg:height="3.956343in" draw:z-index="0">
<draw:image xlink:href="../Images/yкринформ/2023-05-30T17-23-33-03-00/630_360_1677033177-760.jpeg" xlink:type="simple" xlink:show="embed" xlink:actuate="onLoad" draw:mime-type="image/jpeg"/>
</draw:frame>
Russia should consolidate all the occupied territories of Ukraine and only after that will negotiate reparations, release of all Ukrainian prisoners of war and prosecution of Russian military criminals.</text:p>
      <text:p text:style-name="P4">
According to Ukrinform, the Ambassador of Ukraine to Germany Alexei Makeev Wintervi German TV channel [RTL] said this.(http://www.rtl.de/cms/ukrainischer-botschafter-makeiev-im-rtl-ntv-fruehstart-wir-geben-kein-einziges-stueck-land-an-die-russen-5045472.html).</text:p>
      <text:p text:style-name="P4">
“<text:a xlink:type="simple" xlink:href="https://www.ukrinform.ua/tag-rosia" text:style-name="Internet_20_link" text:visited-style-name="Visited_20_Internet_20_Link">
Russia</text:a>
should leave all the occupied territories. Russia should be put in place. And then we will take over how Russia pays reparations, how our universities will return, how those responsible for the worst act of aggression and for military rooms, thousands of military criminals will be held accountable, ”the ambassador said.</text:p>
      <text:p text:style-name="P4">
He also emphasized that Crimea is part of Ukraine, "like Lugansk, Donetsk was occupied by Russia." "We must liberate our people's occupation ... Crimea is part of Ukraine, we will not give any shreds of land to Russian," Makeev commented Crimea.</text:p>
      <text:p text:style-name="P4">
Commenting on Germany's accession to the Aviation Coalition, the Ambassador indicated that negotiations were currently underway to study the German side of Ukrainian pilots.</text:p>
      <text:p text:style-name="P4">
"There is nothing unrealistic for Ukraine. And we need fighters. We are talking to German partners about our pilots. How this coalition will look at us and what planes our allies will give us - it will be resolved in the course. But every capital in Europe and in the US Ukraine needs support, ”Makeev commented on the possibility of giving Ukrainian fighters.</text:p>
      <text:p text:style-name="P4">
*!(https://www.ukrinform.ua/rubric-polytics/3716160-zelenskij-obgovoriv-iz-solcom-posilenna-ukrainskoi-ppo.html)As reported by Ukrinform, the Minister of Defense of Ukraine Alexei Reznikov stated that he would be able to obtain Eurofight Typhoon from Germany.</text:p>
      <text:p text:style-name="P4">
News Source: <text:a xlink:type="simple" xlink:href="https://www.ukrinform.ua/rubric-polytics/3716168-rosia-povinna-zalisiti-vsi-okupovani-teritorii-potim-budut-peregovori-posol-makeev.html" text:style-name="Internet_20_link" text:visited-style-name="Visited_20_Internet_20_Link">
https://www.ukrinform.ua/rubric-polytics/3716168-rosia-povinna-zalisiti-vsi-okupovani-teritorii-potim-budut-peregovori-posol-makeev.html</text:a>
</text:p>
      <!--NEWS-->
      <text:h text:style-name="P10" text:outline-level="1">
<text:span text:style-name="T4">
This year thanks to the budget, more than ₴ 101 billion was attracted to the budget</text:span>
</text:h>
      <text:p text:style-name="P4">
Authors: Ukrinform (Person)</text:p>
      <text:p text:style-name="P4">
Publisher: Укринформ (Organization)</text:p>
      <text:p text:style-name="P4">
Published Time: 2023-05-30T17:24:37+03:00</text:p>
      <text:p text:style-name="P4">
Modified Time: 2023-05-30T17:24:37+03:00</text:p>
      <text:p text:style-name="P4">
Description: Since the beginning of the year, the Ministry of Finance at an auction for the placement of domestic government bonds (T -bills) has attracted UAH 101.4 billion in the state budget. - Ukrinform.</text:p>
      <text:p text:style-name="P4">
Images: ['<text:a xlink:type="simple" xlink:href="https://static.ukrinform.com/photos/2018_10/thumb_files/630_360_1539178844-949.jpeg" text:style-name="Internet_20_link" text:visited-style-name="Visited_20_Internet_20_Link">
630_360_15391...</text:a>
']</text:p>
      <text:p text:style-name="P4">
Tags: ['Бюджет', 'Мінфін', 'Гроші', 'Цінні папери']</text:p>
      <text:p text:style-name="P4">
Type: Article</text:p>
      <!--METADATA-->
      <text:p text:style-name="P4">
<draw:frame draw:style-name="fr1" draw:name="Image163" text:anchor-type="as-char" svg:width="6.9236in" svg:height="3.956343in" draw:z-index="0">
<draw:image xlink:href="../Images/yкринформ/2023-05-30T17-24-37-03-00/630_360_1539178844-949.jpeg" xlink:type="simple" xlink:show="embed" xlink:actuate="onLoad" draw:mime-type="image/jpeg"/>
</draw:frame>
 З початкуроку Міністерство фінансів на аукціоні з розміщення облігацій внутрішньоїдержавної позики (Towels)It attracted UAH 101.4 billion in the state budget.</text:p>
      <text:p text:style-name="P4">
According to Ukrinform, the Ministry of Finance press service reports on <text:a xlink:type="simple" xlink:href="https://www.facebook.com/minfin.gov.ua/posts/pfbid06ukai154fT52UPBwZ8t17zv1YBZYVJfovFVaHqeiVyxr7V2wbtMBLUHnjGjrXF6Xl" text:style-name="Internet_20_link" text:visited-style-name="Visited_20_Internet_20_Link">
Facebook.</text:a>
"It is important to note that thanks to military bonds since the beginning of 2023 of the state <text:a xlink:type="simple" xlink:href="https://www.ukrinform.ua/tag-budzet" text:style-name="Internet_20_link" text:visited-style-name="Visited_20_Internet_20_Link">
budget</text:a>
More than 101.4 billion hryvnias are attracted, "the statement said.</text:p>
      <text:p text:style-name="P4">
It is noted that today, May 30, state bonds of about UAH 11.3 billion were placed in equivalent.</text:p>
      <text:p text:style-name="P4">
The Ministry of Finance offered to investors the hryvnia bonds of the TPP: UAH 5.64 billion under 18.27% with repayment in 1 year; UAH 928 million at 19.5% with repayment in 1,5 years and UAH 679 million at 19.75% with repayment in 2.7 years.</text:p>
      <text:p text:style-name="P4">
Also proposed by government bonds in dollars for $ 111 million. Under 4.85% with redemption 1 year.</text:p>
      <text:p text:style-name="P4">
*!(https://www.ukrinform.ua/rubric-economy/3691281-derzavni-zapozicenna-do-budzetu-v-persomu-kvartali-stanovili-4035-milarda-minfin.html)As reported by Ukrinform, from the beginning of a full -scale war from the sale of internal state loan(Towels)<text:a xlink:type="simple" xlink:href="https://www.ukrinform.ua/rubric-economy/3703528-za-cas-povnomasstabnoi-vijni-urad-zaluciv-vid-prodazu-ovdp-majze-429-milardiv.html" text:style-name="Internet_20_link" text:visited-style-name="Visited_20_Internet_20_Link">
At auctions, the government attracted 429 billion UAH in equivalent</text:a>
.</text:p>
      <text:p text:style-name="P4">
In connection with Russian aggression, the Ukrainian government has decided to graduate from military bonds in the amount of up to UAH 400 billion. The Ministry of Finance has been conducting AIVS Authors every Tuesday since March 1.</text:p>
      <text:p text:style-name="P4">
News Source: <text:a xlink:type="simple" xlink:href="https://www.ukrinform.ua/rubric-economy/3716170-cogoric-zavdaki-ovdp-do-budzetu-zalucili-ponad-101-milard.html" text:style-name="Internet_20_link" text:visited-style-name="Visited_20_Internet_20_Link">
https://www.ukrinform.ua/rubric-economy/3716170-cogoric-zavdaki-ovdp-do-budzetu-zalucili-ponad-101-milard.html</text:a>
</text:p>
      <!--NEWS-->
      <text:h text:style-name="P10" text:outline-level="1">
<text:span text:style-name="T4">
Extended Financing Program: Ukraine and the IMF have reached a personnel level agreement</text:span>
</text:h>
      <text:p text:style-name="P4">
Authors: Ukrinform (Person)</text:p>
      <text:p text:style-name="P4">
Publisher: Укринформ (Organization)</text:p>
      <text:p text:style-name="P4">
Published Time: 2023-05-30T17:28:00+03:00</text:p>
      <text:p text:style-name="P4">
Modified Time: 2023-05-30T17:28:00+03:00</text:p>
      <text:p text:style-name="P4">
Description: International Monetary Fund experts (IMF) and the authorities of Ukraine have reached an agreement at the staff level on the updated package of economic and financial policy measures for the first viewing of a four -year program under the expanded financing mechanism (EFF). - Ukrinform.</text:p>
      <text:p text:style-name="P4">
Images: ['<text:a xlink:type="simple" xlink:href="https://static.ukrinform.com/photos/2020_01/thumb_files/630_360_1578575518-950.jpg" text:style-name="Internet_20_link" text:visited-style-name="Visited_20_Internet_20_Link">
630_360_15785...</text:a>
']</text:p>
      <text:p text:style-name="P4">
Tags: ['МВФ', 'Україна', 'Гроші']</text:p>
      <text:p text:style-name="P4">
Type: Article</text:p>
      <!--METADATA-->
      <text:p text:style-name="P4">
<draw:frame draw:style-name="fr1" draw:name="Image165" text:anchor-type="as-char" svg:width="6.9236in" svg:height="3.956343in" draw:z-index="0">
<draw:image xlink:href="../Images/yкринформ/2023-05-30T17-28-00-03-00/630_360_1578575518-950.jpg" xlink:type="simple" xlink:show="embed" xlink:actuate="onLoad" draw:mime-type="image/jpeg"/>
</draw:frame>
International Monetary Fund expert(IMF)and the authorities of Ukraine reached an agreement at the level of staff on the updated package of economic and financial policy measures for the first viewing(EFF).</text:p>
      <text:p text:style-name="P4">
Про це йдеться в пресрелізі МВФ, що є в розпорядженні Укрінформу.</text:p>
      <text:p text:style-name="P4">
«Я радий повідомити, що співробітники МВФ та Уряд України досягли Угоди нарівні персоналу щодо першого перегляду програми EFF. Цю угоду має схвалитиРада виконавчих директорів МВФ, що, як очікується, розгляне це питаннянайближчими тижнями», - сказав голова місії МВФ в Україні Гевін Грей.</text:p>
      <text:p text:style-name="P4">
Як зазначається, всі кількісні критерії ефективності на кінець квітня таструктурні маяки на кінець травня були досягнуті, що відкрило шлях до розглядуРадою виконавчих директорів питання про виділення близько 900 млн доларів США(663.9 million SDR).</text:p>
      <text:p text:style-name="P4">
<text:span text:style-name="T4">
Читайте також:</text:span>
 <text:a xlink:type="simple" xlink:href="https://www.ukrinform.ua/rubric-economy/3714380-nbu-vzav-ucast-u-zasidanni-regionalnoi-grupi-krain-cleniv-mvf-i-svitovogo-banku.html" text:style-name="Internet_20_link" text:visited-style-name="Visited_20_Internet_20_Link">
 НБУ взяв участь у засіданні регіональної групи країн ‒членів <text:span text:style-name="T4">
МВФ</text:span>
 і Світового банку </text:a>
Ukraine's economy demonstrates extraordinary stability, noted in the press release. The latest economic events indicate a gradual economic recovery in 2023, although the prospects remain extremely uncertain, since there is an extremely high uncertainty related to war.</text:p>
      <text:p text:style-name="P4">
<text:span text:style-name="T4">
 Read also: </text:span>
 <text:a xlink:type="simple" xlink:href="https://www.ukrinform.ua/rubric-economy/3710115-ukraina-i-mvf-obgovorili-fiskalnobudzetnu-politiku.html" text:style-name="Internet_20_link" text:visited-style-name="Visited_20_Internet_20_Link">
Ukraine and <text:span text:style-name="T4">
 IMF </text:span>
 discussed fiscal and budgetary policy</text:a>
As it was reported, on May 23, a mission started in Vienna from the first review of an extended lending program <text:a xlink:type="simple" xlink:href="https://www.ukrinform.ua/tag-mvf" text:style-name="Internet_20_link" text:visited-style-name="Visited_20_Internet_20_Link">
IMF</text:a>
. About the 4-year EFF program for $ 15.6 billion, which was approved by March. It is part of a large G7 support package of $ 115 billion in the program.</text:p>
      <text:p text:style-name="P4">
News Source: <text:a xlink:type="simple" xlink:href="https://www.ukrinform.ua/rubric-economy/3716176-programa-rozsirenogo-finansuvanna-ukraina-ta-mvf-dosagli-ugodi-na-rivni-personalu.html" text:style-name="Internet_20_link" text:visited-style-name="Visited_20_Internet_20_Link">
https://www.ukrinform.ua/rubric-economy/3716176-programa-rozsirenogo-finansuvanna-ukraina-ta-mvf-dosagli-ugodi-na-rivni-personalu.html</text:a>
</text:p>
      <!--NEWS-->
      <text:h text:style-name="P10" text:outline-level="1">
<text:span text:style-name="T4">
Cabinet forbidden export of sugar</text:span>
</text:h>
      <text:p text:style-name="P4">
Authors: Ukrinform (Person)</text:p>
      <text:p text:style-name="P4">
Publisher: Укринформ (Organization)</text:p>
      <text:p text:style-name="P4">
Published Time: 2023-05-30T17:29:00+03:00</text:p>
      <text:p text:style-name="P4">
Modified Time: 2023-05-30T17:29:00+03:00</text:p>
      <text:p text:style-name="P4">
Description: </text:p>
      <text:p text:style-name="P4">
Кабінет Міністрів На Засіданні 30 Травня Встановив Нульову Квоту На Експорт Цукру З України З 5 Червня По 15 Вересня 2023 Року. — Укрінформ.: </text:p>
      <text:p text:style-name="P4">
Images: ['<text:a xlink:type="simple" xlink:href="https://static.ukrinform.com/photos/2018_09/thumb_files/630_360_1536064691-2697.jpg" text:style-name="Internet_20_link" text:visited-style-name="Visited_20_Internet_20_Link">
630_360_15360...</text:a>
']</text:p>
      <text:p text:style-name="P4">
Tags: ['Цукор', 'Експорт', 'Кабмін', 'Заборона']</text:p>
      <text:p text:style-name="P4">
Type: Article</text:p>
      <!--METADATA-->
      <text:p text:style-name="P4">
<draw:frame draw:style-name="fr1" draw:name="Image166" text:anchor-type="as-char" svg:width="6.9236in" svg:height="3.956343in" draw:z-index="0">
<draw:image xlink:href="../Images/yкринформ/2023-05-30T17-29-00-03-00/630_360_1536064691-2697.jpg" xlink:type="simple" xlink:show="embed" xlink:actuate="onLoad" draw:mime-type="image/jpeg"/>
</draw:frame>
At a meeting on May 30, the Cabinet of Ministers set a zero quota for export of Sugar Zazraina from June 5 to September 15, 2023.</text:p>
      <text:p text:style-name="P4">
According to Ukrinform, a permanent representative of the Cabinet of Ministers in the Verkhovna Rada Taras Melnychuk in [telegram.] Reported this(https://t.me/tmelnychuk/2391)He explained that the relevant changes were made in Annexes 1 and 5 to the Cabinet of Ministers Decree on December 27, 2022 No. 1466 "On approval of lists of goods, the export of which is subject to licensing and quota for 2023".</text:p>
      <text:p text:style-name="P4">
"Sugar included(Main position according to UKTZED 1701)to Annex 1 «The volume of goods, <text:a xlink:type="simple" xlink:href="https://www.ukrinform.ua/tag-eksport" text:style-name="Internet_20_link" text:visited-style-name="Visited_20_Internet_20_Link">
exports</text:a>
which are subject to the renation »Resolution No. 1466 with a quota volume 0 tons and licensing period on June 5 to September 15, 2023 ..." - Melnychuk wrote.</text:p>
      <text:p text:style-name="P4">
<text:span text:style-name="T4">
 Read also: </text:span>
 <text:a xlink:type="simple" xlink:href="https://www.ukrinform.ua/rubric-economy/3711544-agropererobka-pisla-vijni-investuvati-potribno-vze-zaraz.html" text:style-name="Internet_20_link" text:visited-style-name="Visited_20_Internet_20_Link">
Agro -processing after the war: Invest is needed now</text:a>
In this case, sugar is excluded from the Annex 5 of the said resolution - "List of goods, the exports of which are licensed."</text:p>
      <text:p text:style-name="P4">
As reported by Ukrinform, on May 12, 2023, the Cabinet of Ministers of Ukraine was licensing exports in 2023: live cattle, frozen meat of cattle, meat chickens, meat of taista meat meat, salty or brine, salted dried or smoked, edible flour of meat or meat by -products, meat of a large horn, eggs of chickens, rye, oats and millet.</text:p>
      <text:p text:style-name="P4">
News Source: <text:a xlink:type="simple" xlink:href="https://www.ukrinform.ua/rubric-economy/3716172-kabmin-zaboroniv-eksport-cukru.html" text:style-name="Internet_20_link" text:visited-style-name="Visited_20_Internet_20_Link">
https://www.ukrinform.ua/rubric-economy/3716172-kabmin-zaboroniv-eksport-cukru.html</text:a>
</text:p>
      <!--NEWS-->
      <text:h text:style-name="P10" text:outline-level="1">
<text:span text:style-name="T4">
In Chernivtsi will show an exhibition with the stories of Ukrainian children killed in the war</text:span>
</text:h>
      <text:p text:style-name="P4">
Authors: Ukrinform (Person)</text:p>
      <text:p text:style-name="P4">
Publisher: Укринформ (Organization)</text:p>
      <text:p text:style-name="P4">
Published Time: 2023-05-30T17:30:00+03:00</text:p>
      <text:p text:style-name="P4">
Modified Time: 2023-05-30T17:30:00+03:00</text:p>
      <text:p text:style-name="P4">
Description: In Chernivtsi, the exhibition "Lost Childhood" will be presented, which will show the stories of Ukrainian children who have died since the beginning of a full -scale Russian invasion. - Ukrinform.</text:p>
      <text:p text:style-name="P4">
Images: ['<text:a xlink:type="simple" xlink:href="https://static.ukrinform.com/photos/2023_04/thumb_files/630_360_1681205425-468.jpg" text:style-name="Internet_20_link" text:visited-style-name="Visited_20_Internet_20_Link">
630_360_16812...</text:a>
']</text:p>
      <text:p text:style-name="P4">
Tags: ['Діти', 'Виставка', 'Чернівці', 'Війна з Росією']</text:p>
      <text:p text:style-name="P4">
Type: Article</text:p>
      <!--METADATA-->
      <text:p text:style-name="P4">
<draw:frame draw:style-name="fr1" draw:name="Image167" text:anchor-type="as-char" svg:width="6.9236in" svg:height="3.956343in" draw:z-index="0">
<draw:image xlink:href="../Images/yкринформ/2023-05-30T17-30-00-03-00/630_360_1681205425-468.jpg" xlink:type="simple" xlink:show="embed" xlink:actuate="onLoad" draw:mime-type="image/jpeg"/>
</draw:frame>
Evikhnivtsi will present the "lost childhood" exhibition, which will show the stories of Ukrainian children who have died since the beginning of full -scale Russian co -insurance.</text:p>
      <text:p text:style-name="P4">
This is reported on Facebook <text:a xlink:type="simple" xlink:href="https://www.facebook.com/CVoda/posts/pfbid0tBP66YQeXQNKnQj8vwfGYGEeyeJEwfB2nMRLa51J8iR6UuZoiGTwovfHEEpGxUMil" text:style-name="Internet_20_link" text:visited-style-name="Visited_20_Internet_20_Link">
Chernivtsi Ova</text:a>
, reports Ukrinform.</text:p>
      <text:p text:style-name="P4">
"In Chernivtsi, children's lost childhood exhibition is presented before the Children's Day. There are more than 20 [children].(https://www.ukrinform.ua/tag-diti)Ashanded from February 24, 2022 as a result of the attack of Russian troops on Ukraine, "- the message reads.</text:p>
      <text:p text:style-name="P4">
They noted that the exhibition was initiated by the Memorial Memory platform, which in 2022 tells the stories of the dead civil and military losses in the war.</text:p>
      <text:p text:style-name="P4">
The official opening will be held on June 1, 2023 at 12:00 at the Ivan Mykolaychuk Cultural and Artistic Center at ul. Home, 140. To look at the exhibition from 1 to 7 June(except Monday and Tuesday)From 11:00 to 19:00.</text:p>
      <text:p text:style-name="P4">
“These are stories of children of all ages: from unborn who died in tummy, to almost adult young people ... Every death is terrible, the alsagibel of children is a special pain. We have collected these stories to attract the vast tragedy of our nation to preserve the memory of those whose life was selected so early. Our goal is to remind about the value of our children's life in the memory of every person who died in this war, ”says Anastasia Abramets, the editor-in-chief of the memory platform.</text:p>
      <text:p text:style-name="P4">
<text:span text:style-name="T4">
 Read also: </text:span>
 <text:a xlink:type="simple" xlink:href="https://www.ukrinform.ua/rubric-society/3716059-u-moskvi-zatrimali-spivrobitnicu-save-ukraine-aka-dopomagala-povertati-vikradenih-ditej-roszmi.html" text:style-name="Internet_20_link" text:visited-style-name="Visited_20_Internet_20_Link">
in Moscow detained the Ukrainian who helped to return the worked <text:span text:style-name="T4">
 children </text:span>
 - Roszma</text:a>
According to official juvenile prosecutors alone, as of May 2023, the war was killed by 480 Ukrainian children, and 960 were injured in various severity.</text:p>
      <text:p text:style-name="P4">
News Source: <text:a xlink:type="simple" xlink:href="https://www.ukrinform.ua/rubric-culture/3716174-u-cernivcah-pokazut-vistavku-z-istoriami-zagiblih-na-vijni-ukrainskih-ditej.html" text:style-name="Internet_20_link" text:visited-style-name="Visited_20_Internet_20_Link">
https://www.ukrinform.ua/rubric-culture/3716174-u-cernivcah-pokazut-vistavku-z-istoriami-zagiblih-na-vijni-ukrainskih-ditej.html</text:a>
</text:p>
      <!--NEWS-->
      <text:h text:style-name="P10" text:outline-level="1">
<text:span text:style-name="T4">
The government agreed to the appointment of Kiper by the head of the Odessa Regional State Administration</text:span>
</text:h>
      <text:p text:style-name="P4">
Authors: Ukrinform (Person)</text:p>
      <text:p text:style-name="P4">
Publisher: Укринформ (Organization)</text:p>
      <text:p text:style-name="P4">
Published Time: 2023-05-30T17:32:00+03:00</text:p>
      <text:p text:style-name="P4">
Modified Time: 2023-05-30T17:32:00+03:00</text:p>
      <text:p text:style-name="P4">
Description: At its meeting, the Cabinet of Ministers agreed to Oleg Kiper, the head of the Odessa Regional State Administration. - Ukrinform.</text:p>
      <text:p text:style-name="P4">
Images: ['<text:a xlink:type="simple" xlink:href="https://static.ukrinform.com/photos/2023_05/thumb_files/630_360_1685457131-428.jpg" text:style-name="Internet_20_link" text:visited-style-name="Visited_20_Internet_20_Link">
630_360_16854...</text:a>
']</text:p>
      <text:p text:style-name="P4">
Tags: ['Одещина', 'Призначення', 'Уряд']</text:p>
      <text:p text:style-name="P4">
Type: Article</text:p>
      <!--METADATA-->
      <text:p text:style-name="P4">
<draw:frame draw:style-name="fr1" draw:name="Image169" text:anchor-type="as-char" svg:width="6.9236in" svg:height="3.956343in" draw:z-index="0">
<draw:image xlink:href="../Images/yкринформ/2023-05-30T17-32-00-03-00/630_360_1685457131-428.jpg" xlink:type="simple" xlink:show="embed" xlink:actuate="onLoad" draw:mime-type="image/jpeg"/>
</draw:frame>
At the meeting, the Cabinet of Ministers agreed to Oleg Kiper, the Holovy Oblast State Administration.</text:p>
      <text:p text:style-name="P4">
About it reports Ukrinform with reference to <text:a xlink:type="simple" xlink:href="https://t.me/uriad24/2780" text:style-name="Internet_20_link" text:visited-style-name="Visited_20_Internet_20_Link">
telegram</text:a>
The Online Government.</text:p>
      <text:p text:style-name="P4">
«The project of the President of Ukraine on the appointment of Oleg Kiper -head [Odessa] was supported(https://www.ukrinform.ua/tag-odesina)Regional State Administration, ”the message reads.</text:p>
      <text:p text:style-name="P4">
The Cabinet of Ministers also adopted the dismissal of Valery Kolomiets of the post of Deputy Minister of Justice of Ukraine on European Integration.</text:p>
      <text:p text:style-name="P4">
As it was reported, according to Article 118 of the Constitution of Ukraine, the heads of local state administrations are appointed to the post and dismissed from the post president of Ukraine upon the submission of the Cabinet of Ministers. The Cabinet of Ministers of Ukraine agreed by the appointment of Oleg Kiper by the head of the Odessa regional state administration</text:p>
      <text:p text:style-name="P4">
<text:span text:style-name="T4">
 Read also: </text:span>
 <text:a xlink:type="simple" xlink:href="https://www.ukrinform.ua/rubric-regions/3713576-zelenskij-priznaciv-ocilnikiv-dvoh-rda-na-kiivsini.html" text:style-name="Internet_20_link" text:visited-style-name="Visited_20_Internet_20_Link">
Zelensky <text:span text:style-name="T4">
 appointed </text:span>
 the heads of two RDA in the Kyiv region</text:a>
Oleg Kiper was born in 1980 in the village of Timkovo, the Kodym district of Odessa region. In 2002 he graduated from the Odessa Law Academy. In 2015, as a self -nominated, he ran for the Odessa City Council. Since 2020 he has been the position of head of the Prosecutor's Office of Kiev.</text:p>
      <text:p text:style-name="P4">
In 2014, Cyper was included in the list of persons who were forbidden to occupy state-owned states, in accordance with the Law on Purification of Power, but in 2019 he tried this lustration unfounded.</text:p>
      <text:p text:style-name="P4">
As <text:a xlink:type="simple" xlink:href="https://www.ukrinform.ua/rubric-regions/3695445-na-odesini-priznacili-vo-ocilnika-oblasti.html" text:style-name="Internet_20_link" text:visited-style-name="Visited_20_Internet_20_Link">
reported</text:a>
, On April 10, the executive of the head of the Odessa State Administration was appointed first deputy chairman of the Odessa Regional State Administration Boris Voloshenko.</text:p>
      <text:p text:style-name="P4">
By March 15, 2023, Colonel Maxim Marchenko headed. <text:a xlink:type="simple" xlink:href="https://www.ukrinform.ua/rubric-regions/3682904-eksnacalnik-odeskoi-oda-marcenko-planue-povernutisa-do-zsu.html" text:style-name="Internet_20_link" text:visited-style-name="Visited_20_Internet_20_Link">
Upon his dismissal from office, he planned to return to the ranks of the Armed Forces of Ukraine</text:a>
.</text:p>
      <text:p text:style-name="P4">
It is worth noting that according to Article 118 of the Constitution of Ukraine, the heads of local state administrations are appointed to the post and dismissed from the post president of Ukraine upon the submission of the Cabinet of Ministers.</text:p>
      <text:p text:style-name="P4">
<text:span text:style-name="T5">
Foto: kyiv.gp.gov.ua</text:span>
</text:p>
      <text:p text:style-name="P4">
News Source: <text:a xlink:type="simple" xlink:href="https://www.ukrinform.ua/rubric-regions/3716175-urad-pogodiv-priznacenna-kipera-golovou-odeskoi-oda.html" text:style-name="Internet_20_link" text:visited-style-name="Visited_20_Internet_20_Link">
https://www.ukrinform.ua/rubric-regions/3716175-urad-pogodiv-priznacenna-kipera-golovou-odeskoi-oda.html</text:a>
</text:p>
      <!--NEWS-->
      <text:h text:style-name="P10" text:outline-level="1">
<text:span text:style-name="T4">
Russia has been wanted by Zaluzhny and Syrsky</text:span>
</text:h>
      <text:p text:style-name="P4">
Authors: Ukrinform (Person)</text:p>
      <text:p text:style-name="P4">
Publisher: Укринформ (Organization)</text:p>
      <text:p text:style-name="P4">
Published Time: 2023-05-30T17:40:00+03:00</text:p>
      <text:p text:style-name="P4">
Modified Time: 2023-05-30T17:40:00+03:00</text:p>
      <text:p text:style-name="P4">
Description: The Ministry of Internal Affairs of Russia was wanted by the Commander -in -Chief of the Armed Forces of Ukraine Valery Zaluzhny. - Ukrinform.</text:p>
      <text:p text:style-name="P4">
Images: ['<text:a xlink:type="simple" xlink:href="https://static.ukrinform.com/photos/2023_05/thumb_files/630_360_1685457581-622.jpg" text:style-name="Internet_20_link" text:visited-style-name="Visited_20_Internet_20_Link">
630_360_16854...</text:a>
']</text:p>
      <text:p text:style-name="P4">
Tags: ['Розшук', 'Сирський', 'Валерій Залужний', 'Війна з Росією']</text:p>
      <text:p text:style-name="P4">
Type: Article</text:p>
      <!--METADATA-->
      <text:p text:style-name="P4">
<draw:frame draw:style-name="fr1" draw:name="Image170" text:anchor-type="as-char" svg:width="6.9236in" svg:height="3.922963in" draw:z-index="0">
<draw:image xlink:href="../Images/yкринформ/2023-05-30T17-40-00-03-00/630_360_1685457581-622.jpg" xlink:type="simple" xlink:show="embed" xlink:actuate="onLoad" draw:mime-type="image/jpeg"/>
</draw:frame>
The Ministry of Internal Affairs of Russia was the search of the Commander -in -Chief of the Armed Forces of Ukraine Valery Zaluzhny.</text:p>
      <text:p text:style-name="P4">
According to Ukrinform, data on this <text:a xlink:type="simple" xlink:href="http://zona.media/news/2023/05/30/zalujni" text:style-name="Internet_20_link" text:visited-style-name="Visited_20_Internet_20_Link">
mediason</text:a>
She found in the basis of the search for the Ministry of Internal Affairs of the Russian Federation.</text:p>
      <text:p text:style-name="P4">
Later, TASS reported in <text:a xlink:type="simple" xlink:href="http://t.me/tass_agency/194079" text:style-name="Internet_20_link" text:visited-style-name="Visited_20_Internet_20_Link">
telegram channel:</text:a>
From the basis of the search of the Ministry of Internal Affairs of Russia it follows that the commander of the land troops of the Syrsky Syrsky Syrsky was also wanted on the criminal article.</text:p>
      <text:p text:style-name="P4">
Mediazon reminded that in May the Investigative Committee [RF] in May(https://www.ukrinform.ua/tag-rosia)He reported that he had in absentia accused of the rival and other Ukrainian warlords because of the "shelling of the civilian population(Article 356 of the Criminal Code).</text:p>
      <text:p text:style-name="P4">
<text:span text:style-name="T4">
Читайте також:</text:span>
 <text:a xlink:type="simple" xlink:href="https://www.ukrinform.ua/rubric-ato/3713628-fejkova-smert-zaluznogo-danilov-rozpoviv-pro-zasidanna-stavki-ta-pidmorgnuv-hejteram.html" text:style-name="Internet_20_link" text:visited-style-name="Visited_20_Internet_20_Link">
 Фейкова смерть <text:span text:style-name="T4">
Залужного</text:span>
 : Данілов розповів прозасідання Ставки та «підморгнув» хейтерам </text:a>
As it was reported, during May a series of propaganda Russian disadvantages of the death(Others are about a serious injury)Commander -in -Chief of the Armed Forces Valery Zaluzhny. However, these messages were not confused.</text:p>
      <text:p text:style-name="P4">
News Source: <text:a xlink:type="simple" xlink:href="https://www.ukrinform.ua/rubric-ato/3716178-rosia-ogolosila-v-rozsuk-ukrainskih-zaluznogo-ta-sirskogo.html" text:style-name="Internet_20_link" text:visited-style-name="Visited_20_Internet_20_Link">
https://www.ukrinform.ua/rubric-ato/3716178-rosia-ogolosila-v-rozsuk-ukrainskih-zaluznogo-ta-sirskogo.html</text:a>
</text:p>
      <!--NEWS-->
      <text:h text:style-name="P10" text:outline-level="1">
<text:span text:style-name="T4">
During the rehabilitation summit in Lviv, the first lady of Israel declared support for Ukrainians</text:span>
</text:h>
      <text:p text:style-name="P4">
Authors: Ukrinform (Person)</text:p>
      <text:p text:style-name="P4">
Publisher: Укринформ (Organization)</text:p>
      <text:p text:style-name="P4">
Published Time: 2023-05-30T17:40:04+03:00</text:p>
      <text:p text:style-name="P4">
Modified Time: 2023-05-30T17:40:04+03:00</text:p>
      <text:p text:style-name="P4">
Description: The Ukrainian-Israeli summit "Physical and Psychological Rehabilitation in Ukraine. Israel's experience is Uirs 2023. - Ukrinform.</text:p>
      <text:p text:style-name="P4">
Images: ['<text:a xlink:type="simple" xlink:href="https://static.ukrinform.com/photos/2023_05/thumb_files/630_360_1685456322-8203.jpeg" text:style-name="Internet_20_link" text:visited-style-name="Visited_20_Internet_20_Link">
630_360_16854...</text:a>
']</text:p>
      <text:p text:style-name="P4">
Tags: ['Ізраїль', 'Реабілітація', 'Україна', 'Війна', 'Психолог']</text:p>
      <text:p text:style-name="P4">
Type: Article</text:p>
      <!--METADATA-->
      <text:p text:style-name="P4">
<draw:frame draw:style-name="fr1" draw:name="Image171" text:anchor-type="as-char" svg:width="6.9236in" svg:height="3.956343in" draw:z-index="0">
<draw:image xlink:href="../Images/yкринформ/2023-05-30T17-40-04-03-00/630_360_1685456322-8203.jpeg" xlink:type="simple" xlink:show="embed" xlink:actuate="onLoad" draw:mime-type="image/jpeg"/>
</draw:frame>
In Lviv, the Ukrainian-Israeli summit "Physical and Psychological Rehabilitation of Ukraine. Israel's experience is Uirs 2023.</text:p>
      <text:p text:style-name="P4">
During the opening of the first Lady of Israel, Michal Duke turned to the Ukrainians and favored support, Ukrinform correspondent reports.</text:p>
      <text:p text:style-name="P4">
“Israel has gained experience in both military and civil rehabilitation for many years. And we are ready to share it with the countries and nations that have been terrified of war. We communicate with the first lady of Ukraine Olenazelenskaya, especially for helping children. I am very proud that Israeliroreobilitologists have conducted trainings for thousands of Ukrainian colleagues. I am glad that the international peoples exist friendship and <text:a xlink:type="simple" xlink:href="https://www.ukrinform.ua/tag-izrail" text:style-name="Internet_20_link" text:visited-style-name="Visited_20_Internet_20_Link">
Israel</text:a>
In the future, it will support the needy help of Ukrainians, ” - Raperagierzog.</text:p>
      <text:p text:style-name="P4">
Michael Brodsky's support for the rehabilitation of the military in Ukraine, during his speech in Ukraine. Vinnna commanded that throughout the 70 years of existence, Israel was able to develop unique approaches that allow to solve similar problems with which Ukraine is now.</text:p>
      <text:p text:style-name="P4">
“We will talk about physical and psychological rehabilitation in Ukraine. And theme is important because we see the need of Ukraine. And the problem of giant, as Russian aggression destroys not only homes and schools or other facilities. Cestes a humanitarian crisis and causes psychological trauma to millions of Ukrainians. However, thousands of soldiers and civilians are wounded and require long -term rehabilitation. We, like no other, understand the needs and challenges that Ukraine faces. In the forum from the first mouth you will learn about the experience that our country has, ”Brodsky stressed.</text:p>
      <text:p text:style-name="P4">
</text:p>
      <text:p text:style-name="P4">
The Ukrainian-Israeli Rehabilitation Summit, which takes place in Lviv, is a platform for the development and implementation of a comprehensive plan of physical rehabilitation on the basis of many years of Israeli experience, as for dialogue and exchange of ideas about the formation of the post-war future. Participants in the event - representatives of the public sector, innovative medical centers, international financial institutions and charity funds, doctors, scientists, businessmen, as well as technological companies of both countries.</text:p>
      <text:p text:style-name="P4">
Key themes of the summit: psychological rehabilitation on the example of effective Israeli method; Israel's experience in physical rehabilitation; Ukrainian initiatives and prosectors of physical and psychological rehabilitation; Business aspect and international support for rehabilitation in Ukraine. Expert panel discussions, presentations of technological projects, demonstration zones of advanced company are provided.</text:p>
      <text:p text:style-name="P4">
<text:span text:style-name="T4">
 Read also: </text:span>
 <text:a xlink:type="simple" xlink:href="https://www.ukrinform.ua/rubric-society/3707078-otrimati-psihologicnu-dopomogu-mozna-v-likara-pervinki-akij-projsov-specnavcanna-moz.html" text:style-name="Internet_20_link" text:visited-style-name="Visited_20_Internet_20_Link">
get <text:span text:style-name="T4">
 psychological </text:span>
 help from the doctor "Primary" who has passed the special training - MOH</text:a>
The organizer of the event is the Embassy of the State of Israel in Ukraine, with the support of Ukraine in Israel, the Center for International Cooperation of the Ministries of Azrael, the Ministry of Health of Israel, the Ministries of Unassocial Support and Welfare of Israel and the Ministry of Economy and Industry.</text:p>
      <text:p text:style-name="P4">
News Source: <text:a xlink:type="simple" xlink:href="https://www.ukrinform.ua/rubric-regions/3716177-pid-cas-samitu-z-reabilitacii-u-lvovi-persa-ledi-izrailu-zaavila-pro-pidtrimku-ukrainciv.html" text:style-name="Internet_20_link" text:visited-style-name="Visited_20_Internet_20_Link">
https://www.ukrinform.ua/rubric-regions/3716177-pid-cas-samitu-z-reabilitacii-u-lvovi-persa-ledi-izrailu-zaavila-pro-pidtrimku-ukrainciv.html</text:a>
</text:p>
      <!--NEWS-->
      <text:h text:style-name="P10" text:outline-level="1">
<text:span text:style-name="T4">
The President of Ukraine for the first time talking to President Kabo-Verde</text:span>
</text:h>
      <text:p text:style-name="P4">
Authors: Ukrinform (Person)</text:p>
      <text:p text:style-name="P4">
Publisher: Укринформ (Organization)</text:p>
      <text:p text:style-name="P4">
Published Time: 2023-05-30T17:44:29+03:00</text:p>
      <text:p text:style-name="P4">
Modified Time: 2023-05-30T17:44:29+03:00</text:p>
      <text:p text:style-name="P4">
Description: President Volodymyr Zelensky discussed with President Kabo-Verde Jose Maria for Nechem the Ukrainian formula of peace and the issue of global food security. - Ukrinform.</text:p>
      <text:p text:style-name="P4">
Images: ['<text:a xlink:type="simple" xlink:href="https://static.ukrinform.com/photos/2022_09/thumb_files/630_360_1662320715-951.png" text:style-name="Internet_20_link" text:visited-style-name="Visited_20_Internet_20_Link">
630_360_16623...</text:a>
']</text:p>
      <text:p text:style-name="P4">
Tags: ['Україна', 'Зерно', 'Зеленський', 'Кабо-Верде']</text:p>
      <text:p text:style-name="P4">
Type: Article</text:p>
      <!--METADATA-->
      <text:p text:style-name="P4">
<draw:frame draw:style-name="fr1" draw:name="Image173" text:anchor-type="as-char" svg:width="6.9236in" svg:height="3.956343in" draw:z-index="0">
<draw:image xlink:href="../Images/yкринформ/2023-05-30T17-44-29-03-00/630_360_1662320715-951.png" xlink:type="simple" xlink:show="embed" xlink:actuate="onLoad" draw:mime-type="image/png"/>
</draw:frame>
The Presidential Divide of Zelensky discussed with President Kabo-Verde Jose Maria Neshemushamian Peace and Global Food Security Issues.</text:p>
      <text:p text:style-name="P4">
The conversation became the first in the history of diplomatic relations between countries, reported by the Ukrainian State in <text:a xlink:type="simple" xlink:href="https://t.me/V_Zelenskiy_official/6424" text:style-name="Internet_20_link" text:visited-style-name="Visited_20_Internet_20_Link">
Telegram</text:a>
.</text:p>
      <text:p text:style-name="P4">
“We continue system work with the global south. He spent the first phone conversation in the history of Diplomatic Relations with President Cabo-Week Jose Marianevesh. Thank you for the leadership position in the group of small island states to drink sovereignty and territorial integrity of Ukraine, ” - said <text:a xlink:type="simple" xlink:href="https://www.ukrinform.ua/tag-zelenskij" text:style-name="Internet_20_link" text:visited-style-name="Visited_20_Internet_20_Link">
Zelensky</text:a>
.</text:p>
      <text:p text:style-name="P4">
The President spoke about the Ukrainian formula of peace and suggested that Cabo-Welllyol to implement it.</text:p>
      <text:p text:style-name="P4">
<text:span text:style-name="T4">
 Read also: </text:span>
 <text:a xlink:type="simple" xlink:href="https://www.ukrinform.ua/rubric-polytics/3716160-zelenskij-obgovoriv-iz-solcom-posilenna-ukrainskoi-ppo.html" text:style-name="Internet_20_link" text:visited-style-name="Visited_20_Internet_20_Link">
<text:span text:style-name="T4">
 Zelensk </text:span>
 It discussed with Scholz strengthening of Ukrainian air defense</text:a>
The leaders also discussed the topic of global food security, such as the Ukrainian Humanitarian Initiative "Grain from Ukraine".</text:p>
      <text:p text:style-name="P4">
It was reported, <text:a xlink:type="simple" xlink:href="https://www.ukrinform.ua/rubric-polytics/3712347-na-samiti-velikoi-simki-v-hirosimi-ukrainska-tematika-bula-centralnou-zelenskij.html" text:style-name="Internet_20_link" text:visited-style-name="Visited_20_Internet_20_Link">
President Volodymyr Zelenskyy recently participated in G7 in Hiroshima</text:a>
, where he held bilateral meetings with most of his participants, who represented not only the Seven Group, but also the leading states global.</text:p>
      <text:p text:style-name="P4">
<text:span text:style-name="T5">
Foto: op</text:span>
</text:p>
      <text:p text:style-name="P4">
News Source: <text:a xlink:type="simple" xlink:href="https://www.ukrinform.ua/rubric-polytics/3716179-prezident-ukraini-vperse-proviv-rozmovu-iz-prezidentom-kaboverde.html" text:style-name="Internet_20_link" text:visited-style-name="Visited_20_Internet_20_Link">
https://www.ukrinform.ua/rubric-polytics/3716179-prezident-ukraini-vperse-proviv-rozmovu-iz-prezidentom-kaboverde.html</text:a>
</text:p>
      <!--NEWS-->
      <text:h text:style-name="P10" text:outline-level="1">
<text:span text:style-name="T4">
Ukraine and Moldova will build a bridge through the Dniester - the government approved the project of the agreement</text:span>
</text:h>
      <text:p text:style-name="P4">
Authors: Ukrinform (Person)</text:p>
      <text:p text:style-name="P4">
Publisher: Укринформ (Organization)</text:p>
      <text:p text:style-name="P4">
Published Time: 2023-05-30T17:46:50+03:00</text:p>
      <text:p text:style-name="P4">
Modified Time: 2023-05-30T17:46:50+03:00</text:p>
      <text:p text:style-name="P4">
Description: The Government supported the project on the construction of a border bridge across the Dniester River on the Ukrainian -Moldovan border in the area of Yampil - Kosyut. - Ukrinform.</text:p>
      <text:p text:style-name="P4">
Images: ['<text:a xlink:type="simple" xlink:href="https://static.ukrinform.com/photos/2023_03/thumb_files/630_360_1679505373-143.jpg" text:style-name="Internet_20_link" text:visited-style-name="Visited_20_Internet_20_Link">
630_360_16795...</text:a>
']</text:p>
      <text:p text:style-name="P4">
Tags: ['Будівництво', 'Кабмін', 'Молдова', 'Україна', 'Міст']</text:p>
      <text:p text:style-name="P4">
Type: Article</text:p>
      <!--METADATA-->
      <text:p text:style-name="P4">
<draw:frame draw:style-name="fr1" draw:name="Image174" text:anchor-type="as-char" svg:width="6.9236in" svg:height="3.956343in" draw:z-index="0">
<draw:image xlink:href="../Images/yкринформ/2023-05-30T17-46-50-03-00/630_360_1679505373-143.jpg" xlink:type="simple" xlink:show="embed" xlink:actuate="onLoad" draw:mime-type="image/jpeg"/>
</draw:frame>
The government supported the project on the construction of the border bridge crossing the Dniester Tairee on the Ukrainian -Moldovan border in the area of settlements - Kosyuts.</text:p>
      <text:p text:style-name="P4">
This was reported in <text:a xlink:type="simple" xlink:href="https://t.me/tmelnychuk/2391" text:style-name="Internet_20_link" text:visited-style-name="Visited_20_Internet_20_Link">
telegram</text:a>
The Cabinet representative in the Verkhovna Rada Taras Melnychuk, Ukrinform reports.</text:p>
      <text:p text:style-name="P4">
"The project of the Agreement between the Cabinet of Ministers and the Government of the Republic of Moldovan was approved by the construction of a road border crossing across the Riverudnister at the Ukrainian -Moldovan State Bordeault in the area of Yampil - Kosieutz," he said.</text:p>
      <text:p text:style-name="P4">
As it was reported, in 2021 the Presidents of Ukraine and <text:a xlink:type="simple" xlink:href="https://www.ukrinform.ua/tag-moldova" text:style-name="Internet_20_link" text:visited-style-name="Visited_20_Internet_20_Link">
Moldova</text:a>
They discussed the construction of a noveltra -border bridge across the Dniester. In the same year the State Agency for Harmony Roads(now is the recovery agency)announced the purchase of a border bridge crossing across the Dniester River by the Yampil - Kosyuti UiRONS.</text:p>
      <text:p text:style-name="P4">
<text:span text:style-name="T4">
 Read also: </text:span>
 <text:a xlink:type="simple" xlink:href="https://www.ukrinform.ua/rubric-polytics/3715816-u-moldovi-ne-komentuut-mozlivu-ucast-zelenskogo-u-samiti-evropejskoi-politicnoi-spilnoti.html" text:style-name="Internet_20_link" text:visited-style-name="Visited_20_Internet_20_Link">
in Moldova do not comment on the possible involvement of the Zelensky survival of the European political community</text:a>
The bridge transition through the Dniester envisaged the construction of two approaches: 1.6 km of Zauzrainsky and 5 km from the Moldovan side. The artificial building was to provide a congress on the Ukrainian road T-02-02 Mogilev-Podilskyi-Yampil-Bershad-Uman and Moldovsk M-2.</text:p>
      <text:p text:style-name="P4">
News Source: <text:a xlink:type="simple" xlink:href="https://www.ukrinform.ua/rubric-economy/3716183-ukraina-ta-moldova-pobuduut-mist-cerez-dnister-urad-shvaliv-proekt-ugodi.html" text:style-name="Internet_20_link" text:visited-style-name="Visited_20_Internet_20_Link">
https://www.ukrinform.ua/rubric-economy/3716183-ukraina-ta-moldova-pobuduut-mist-cerez-dnister-urad-shvaliv-proekt-ugodi.html</text:a>
</text:p>
      <!--NEWS-->
      <text:h text:style-name="P10" text:outline-level="1">
<text:span text:style-name="T4">
The government has already raised about 62 billion in the Fund for the Elimination of the Consequences of Armed Aggression - Schmigal</text:span>
</text:h>
      <text:p text:style-name="P4">
Authors: Ukrinform (Person)</text:p>
      <text:p text:style-name="P4">
Publisher: Укринформ (Organization)</text:p>
      <text:p text:style-name="P4">
Published Time: 2023-05-30T17:51:31+03:00</text:p>
      <text:p text:style-name="P4">
Modified Time: 2023-05-30T17:51:31+03:00</text:p>
      <text:p text:style-name="P4">
Description: The Cabinet of Ministers has already raised about UAH 62 billion in the Fund for the elimination of the consequences of armed aggression. - Ukrinform.</text:p>
      <text:p text:style-name="P4">
Images: ['<text:a xlink:type="simple" xlink:href="https://static.ukrinform.com/photos/2022_09/thumb_files/630_360_1662644888-350.jpg" text:style-name="Internet_20_link" text:visited-style-name="Visited_20_Internet_20_Link">
630_360_16626...</text:a>
']</text:p>
      <text:p text:style-name="P4">
Tags: ['Кабмін', 'Шмигаль', 'Відбудова', 'Фонд відновлення']</text:p>
      <text:p text:style-name="P4">
Type: Article</text:p>
      <!--METADATA-->
      <text:p text:style-name="P4">
<draw:frame draw:style-name="fr1" draw:name="Image175" text:anchor-type="as-char" svg:width="6.9236in" svg:height="3.956343in" draw:z-index="0">
<draw:image xlink:href="../Images/yкринформ/2023-05-30T17-51-31-03-00/630_360_1662644888-350.jpg" xlink:type="simple" xlink:show="embed" xlink:actuate="onLoad" draw:mime-type="image/jpeg"/>
</draw:frame>
Cabinet ministers have already raised about UAH 62 billion in the Fund for the elimination of the consequences of armed aggression.</text:p>
      <text:p text:style-name="P4">
About this Prime Minister of Ukraine Denis Shmigal <text:a xlink:type="simple" xlink:href="https://t.me/Denys_Smyhal/5298" text:style-name="Internet_20_link" text:visited-style-name="Visited_20_Internet_20_Link">
said</text:a>
At a government meeting, Ukrinform reports.</text:p>
      <text:p text:style-name="P4">
“About UAH 62 billion has already been harvested by the Government in the Fund for the Elimination of the Consequences of Armed Agression. These funds will be sufficient for the first stage of payments: both the help of assistance and the issuance of housing certificates. After all, according to the World Bank, the priority restoration of property of Ukraine requires $ 1.9 billion. Dalsi - we work with our international partners to mobilize a normal amount, ”said <text:a xlink:type="simple" xlink:href="https://www.ukrinform.ua/tag-smigal" text:style-name="Internet_20_link" text:visited-style-name="Visited_20_Internet_20_Link">
Shmigal</text:a>
.</text:p>
      <text:p text:style-name="P4">
According to him, the authorities will do everything to make anyone who lost their home compensation as soon as possible.</text:p>
      <text:p text:style-name="P4">
<text:span text:style-name="T4">
 Read also: </text:span>
 [408 Project Recovery for the total amount of ₴ 17.5 billion(https://www.ukrinform.ua/rubric-vidbudova/3715494-na-finansuvanna-z-fondu-vidnovlenna-pretendue-408-proektiv-na-zagalnu-sumu-175-milarda.html)"We launch new projects and initiatives to restore our country. We are strong. We help each other and our security forces, ”he emphasized.</text:p>
      <text:p text:style-name="P4">
The government has been reported that the mechanism of use of funds for the fundraising of destroyed property and infrastructure.</text:p>
      <text:p text:style-name="P4">
<text:span text:style-name="T4">
 Read also: </text:span>
 <text:a xlink:type="simple" xlink:href="https://www.ukrinform.ua/rubric-vidbudova/3716118-dorozniki-uze-vidnovili-45-mostiv-ta-vstanovili-85-timcasovih-pereprav.html" text:style-name="Internet_20_link" text:visited-style-name="Visited_20_Internet_20_Link">
Roads have already restored 45 bridges and installed 85 -time crossings</text:a>
On May 12, the first meeting of the working group on the distribution of funds of the Fund was held, which repels the way to the beginning of financing the projects for reconstruction.</text:p>
      <text:p text:style-name="P4">
News Source: <text:a xlink:type="simple" xlink:href="https://www.ukrinform.ua/rubric-vidbudova/3716186-urad-zibrav-uze-blizko-62-milardiv-u-fondi-likvidacii-naslidkiv-zbrojnoi-agresii-smigal.html" text:style-name="Internet_20_link" text:visited-style-name="Visited_20_Internet_20_Link">
https://www.ukrinform.ua/rubric-vidbudova/3716186-urad-zibrav-uze-blizko-62-milardiv-u-fondi-likvidacii-naslidkiv-zbrojnoi-agresii-smigal.html</text:a>
</text:p>
      <!--NEWS-->
      <text:h text:style-name="P10" text:outline-level="1">
<text:span text:style-name="T4">
Ukrainians in "Action" have already purchased bonds for more than 1 billion</text:span>
</text:h>
      <text:p text:style-name="P4">
Authors: Ukrinform (Person)</text:p>
      <text:p text:style-name="P4">
Publisher: Укринформ (Organization)</text:p>
      <text:p text:style-name="P4">
Published Time: 2023-05-30T17:53:00+03:00</text:p>
      <text:p text:style-name="P4">
Modified Time: 2023-05-30T17:53:00+03:00</text:p>
      <text:p text:style-name="P4">
Description: Ukraine has purchased military bonds for more than UAH 1 billion with the help of the Action Application, which is a powerful support for the domestic economy and the army. - Ukrinform.</text:p>
      <text:p text:style-name="P4">
Images: ['<text:a xlink:type="simple" xlink:href="https://static.ukrinform.com/photos/2022_12/thumb_files/630_360_1670147688-316.jpg" text:style-name="Internet_20_link" text:visited-style-name="Visited_20_Internet_20_Link">
630_360_16701...</text:a>
']</text:p>
      <text:p text:style-name="P4">
Tags: ['Економіка', 'Облігації', 'Додаток “ДІЯ”']</text:p>
      <text:p text:style-name="P4">
Type: Article</text:p>
      <!--METADATA-->
      <text:p text:style-name="P4">
<draw:frame draw:style-name="fr1" draw:name="Image176" text:anchor-type="as-char" svg:width="6.9236in" svg:height="3.956343in" draw:z-index="0">
<draw:image xlink:href="../Images/yкринформ/2023-05-30T17-53-00-03-00/630_360_1670147688-316.jpg" xlink:type="simple" xlink:show="embed" xlink:actuate="onLoad" draw:mime-type="image/jpeg"/>
</draw:frame>
Ukraine has acquired military bonds for more than UAH 1 billion, which is a powerful support for the domestic economy and the army.</text:p>
      <text:p text:style-name="P4">
This was reported by Viceremier-Minister for Innovation, Development of Education, Science of Tatekhnology-Minister of Digital Transformation Mikhail Fedorov in <text:a xlink:type="simple" xlink:href="https://t.me/zedigital/3183" text:style-name="Internet_20_link" text:visited-style-name="Visited_20_Internet_20_Link">
Telegram</text:a>
, reports Ukrinform.</text:p>
      <text:p text:style-name="P4">
“Ukrainians have purchased in action <text:a xlink:type="simple" xlink:href="https://www.ukrinform.ua/tag-obligacii" text:style-name="Internet_20_link" text:visited-style-name="Visited_20_Internet_20_Link">
bonds</text:a>
for 1+ billion hryvnias. Each bond is a weapon for defense forces and a powerful support for the country's economy. No additional commission or tax on the received income is a direct investment in the de -occupation of territories, ”the minister said.</text:p>
      <text:p text:style-name="P4">
According to the minister, the most popular bonds are now "Donetsk"(220 thousand purchased.), "Sevastopol"(130 thousand)and Yalta(124 thousand).</text:p>
      <text:p text:style-name="P4">
Федоров уточнив, що українці вже отримали 6,6 млн грн виплат за погашеніоблігації. Ще сотні тисяч власників цінних паперів одержать кошти післязакінчення терміну вкладу.</text:p>
      <text:p text:style-name="P4">
<text:span text:style-name="T4">
Читайте також:</text:span>
 <text:a xlink:type="simple" xlink:href="https://www.ukrinform.ua/rubric-economy/3716170-cogoric-zavdaki-ovdp-do-budzetu-zalucili-ponad-101-milard.html" text:style-name="Internet_20_link" text:visited-style-name="Visited_20_Internet_20_Link">
 Цьогоріч завдяки ОВДП до бюджету залучили понад ₴101мільярд </text:a>
As it was reported, from October 2022 a new service is available in the application - buying military bonds. These are securities that produce the state during the time.</text:p>
      <text:p text:style-name="P4">
The cost of one government bonds starts from 900 UAH. They differ in: payments dates - up to 1.5 years; percentage of income - from 11% to 16% per annum; The names of the temporarily occupied cities and territories: Kherson, Melitopol, Mariupol, Crimea and more.</text:p>
      <text:p text:style-name="P4">
<text:span text:style-name="T5">
Foto: Minisfra</text:span>
</text:p>
      <text:p text:style-name="P4">
News Source: <text:a xlink:type="simple" xlink:href="https://www.ukrinform.ua/rubric-economy/3716188-ukrainci-u-dii-vze-pridbali-obligacij-na-ponad-1-milard.html" text:style-name="Internet_20_link" text:visited-style-name="Visited_20_Internet_20_Link">
https://www.ukrinform.ua/rubric-economy/3716188-ukrainci-u-dii-vze-pridbali-obligacij-na-ponad-1-milard.html</text:a>
</text:p>
      <!--NEWS-->
      <text:h text:style-name="P10" text:outline-level="1">
<text:span text:style-name="T4">
In Ukraine, 20 vitality centers will appear in the example of Israel</text:span>
</text:h>
      <text:p text:style-name="P4">
Authors: Ukrinform (Person)</text:p>
      <text:p text:style-name="P4">
Publisher: Укринформ (Organization)</text:p>
      <text:p text:style-name="P4">
Published Time: 2023-05-30T17:55:32+03:00</text:p>
      <text:p text:style-name="P4">
Modified Time: 2023-05-30T17:55:32+03:00</text:p>
      <text:p text:style-name="P4">
Description: The Ministry of Social Policy will open 20 vitality centers in Ukraine using the experience of Israel. 3,6 million Ukrainians will be able to receive social and psychological assistance here. - Ukrinform.</text:p>
      <text:p text:style-name="P4">
Images: ['<text:a xlink:type="simple" xlink:href="https://static.ukrinform.com/photos/2023_05/thumb_files/630_360_1685456323-2106.jpeg" text:style-name="Internet_20_link" text:visited-style-name="Visited_20_Internet_20_Link">
630_360_16854...</text:a>
']</text:p>
      <text:p text:style-name="P4">
Tags: ['Ізраїль', 'Мінсоцполітики', 'Психологічна допомога']</text:p>
      <text:p text:style-name="P4">
Type: Article</text:p>
      <!--METADATA-->
      <text:p text:style-name="P4">
<draw:frame draw:style-name="fr1" draw:name="Image177" text:anchor-type="as-char" svg:width="6.9236in" svg:height="3.956343in" draw:z-index="0">
<draw:image xlink:href="../Images/yкринформ/2023-05-30T17-55-32-03-00/630_360_1685456323-2106.jpeg" xlink:type="simple" xlink:show="embed" xlink:actuate="onLoad" draw:mime-type="image/jpeg"/>
</draw:frame>
Міністерство соціальної політики відкриє в Україні 20 Центрів життєстійкості,використавши досвід Ізраїлю. Тут зможуть отримати соціально-психологічнудопомогу 3,6 млн українців.</text:p>
      <text:p text:style-name="P4">
Про це під час Україно-Ізраїльського реабілітаційного саміту у Львові сказалазаступниця міністра соціальної політики з питань європейської інтеграції ГаннаПророк, повідомляє кореспондент Укрінформу.</text:p>
      <text:p text:style-name="P4">
«Зараз ми працюємо над створенням Центрів життєстійкості, використовуючи,зокрема, досвід ізраїльської поліції прав. Це будуть дружні безбар’єрніпростори з соціально-психологічної допомоги. Наразі планується відкрити 20таких центрів в Україні, які зможуть охопити 3, 6 мільйонів населення», -зазначила Пророк.</text:p>
      <text:p text:style-name="P4">
Заступниця міністра розповіла, що в центрі працюватиме мультидисциплінарнакоманда та менеджер з інформування, який надаватиме допомогу із консультуваннящодо отримання різних соціальних послуг та долучення до навчальних заходів.Також передбачається робота психолога та координатора по роботі з волонтерами.За домовленостями Міністерства соцполітики з Посольством Ізраїлю в Українінавчання спеціалістів для центрів проводитимуть ізраїльські фахівці.</text:p>
      <text:p text:style-name="P4">
<text:span text:style-name="T4">
Читайте також:</text:span>
 <text:a xlink:type="simple" xlink:href="https://www.ukrinform.ua/rubric-society/3712698-u-desati-mistah-rozgornuli-centri-dopomogi-postrazdalim-vid-seksualnogo-nasilstva-stefanisina.html" text:style-name="Internet_20_link" text:visited-style-name="Visited_20_Internet_20_Link">
 У десяти містах розгорнули центри допомоги постраждалимвід сексуального насильства - Стефанішина </text:a>
Now the project acts as a pilot, and communities are invited to participate in the creation of centers. Territorial communities who want to create such centers are invited to fill in <text:a xlink:type="simple" xlink:href="https://support.google.com/drive/answer/6283888" text:style-name="Internet_20_link" text:visited-style-name="Visited_20_Internet_20_Link">
online form</text:a>
By June 1, 2023.</text:p>
      <text:p text:style-name="P4">
The official also emphasized the great need to open such centers, adzocial studies show that 71% of Ukrainians experience stress or constant anxiety. And according to <text:a xlink:type="simple" xlink:href="https://www.ukrinform.ua/tag-vooz" text:style-name="Internet_20_link" text:visited-style-name="Visited_20_Internet_20_Link">
WHO</text:a>
, 15 million citizens of Ukraine require social and psychological support, of which 9.6 million may have problems with mental health.</text:p>
      <text:p text:style-name="P4">
</text:p>
      <text:p text:style-name="P4">
<text:a xlink:type="simple" xlink:href="https://static.ukrinform.com/photos/2023_05/1685456322-3587.jpeg" text:style-name="Internet_20_link" text:visited-style-name="Visited_20_Internet_20_Link">
 </text:a>
 <text:a xlink:type="simple" xlink:href="https://static.ukrinform.com/photos/2023_05/1685456322-5801.jpeg" text:style-name="Internet_20_link" text:visited-style-name="Visited_20_Internet_20_Link">
</text:a>
 <text:a xlink:type="simple" xlink:href="https://static.ukrinform.com/photos/2023_05/1685456322-8203.jpeg" text:style-name="Internet_20_link" text:visited-style-name="Visited_20_Internet_20_Link">
</text:a>
 <text:a xlink:type="simple" xlink:href="https://static.ukrinform.com/photos/2023_05/1685456322-6456.jpeg" text:style-name="Internet_20_link" text:visited-style-name="Visited_20_Internet_20_Link">
</text:a>
 <text:a xlink:type="simple" xlink:href="https://static.ukrinform.com/photos/2023_05/1685456322-4381.jpeg" text:style-name="Internet_20_link" text:visited-style-name="Visited_20_Internet_20_Link">
</text:a>
 <text:a xlink:type="simple" xlink:href="https://static.ukrinform.com/photos/2023_05/1685456322-7946.jpeg" text:style-name="Internet_20_link" text:visited-style-name="Visited_20_Internet_20_Link">
</text:a>
 <text:a xlink:type="simple" xlink:href="https://static.ukrinform.com/photos/2023_05/1685456323-2106.jpeg" text:style-name="Internet_20_link" text:visited-style-name="Visited_20_Internet_20_Link">
<draw:frame draw:style-name="fr1" draw:name="Image185" text:anchor-type="as-char" svg:width="6.9236in" svg:height="3.956343in" draw:z-index="0">
<draw:image xlink:href="../Images/yкринформ/2023-05-30T17-55-32-03-00/630_360_1685456323-2106.jpeg" xlink:type="simple" xlink:show="embed" xlink:actuate="onLoad" draw:mime-type="image/jpeg"/>
</draw:frame>
</text:a>
</text:p>
      <text:p text:style-name="P4">
News Source: <text:a xlink:type="simple" xlink:href="https://www.ukrinform.ua/rubric-vidbudova/3716189-v-ukraini-za-prikladom-izrailu-zavitsa-20-centriv-zittestijkosti.html" text:style-name="Internet_20_link" text:visited-style-name="Visited_20_Internet_20_Link">
https://www.ukrinform.ua/rubric-vidbudova/3716189-v-ukraini-za-prikladom-izrailu-zavitsa-20-centriv-zittestijkosti.html</text:a>
</text:p>
      <!--NEWS-->
      <text:h text:style-name="P10" text:outline-level="1">
<text:span text:style-name="T4">
Ukrenergo resumed the supply of electricity to all consumers</text:span>
</text:h>
      <text:p text:style-name="P4">
Authors: Ukrinform (Person)</text:p>
      <text:p text:style-name="P4">
Publisher: Укринформ (Organization)</text:p>
      <text:p text:style-name="P4">
Published Time: 2023-05-30T17:56:00+03:00</text:p>
      <text:p text:style-name="P4">
Modified Time: 2023-05-30T17:56:00+03:00</text:p>
      <text:p text:style-name="P4">
Description: Ukrenergo NEC resumed the supply of electricity to Ukrainians; The company dispatching center does not predict any consumption restrictions in the evening.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Укренерго', 'Відключення світла']</text:p>
      <text:p text:style-name="P4">
Type: Article</text:p>
      <!--METADATA-->
      <text:p text:style-name="P4">
<draw:frame draw:style-name="fr1" draw:name="Image186" text:anchor-type="as-char" svg:width="6.9236in" svg:height="3.956343in" draw:z-index="0">
<draw:image xlink:href="../Images/yкринформ/2023-05-30T17-56-00-03-00/630_360_1675414663-980.jpg" xlink:type="simple" xlink:show="embed" xlink:actuate="onLoad" draw:mime-type="image/jpeg"/>
</draw:frame>
Ukrenergo NEC resumed the supply of electricity to Ukrainians; The company dispatcher does not predict any consumption restrictions in the evening.</text:p>
      <text:p text:style-name="P4">
The chairman of the board of Ukrenergo Volodymyr Kudrytsky in [Facebook] reported this.(https://www.facebook.com/vladimir.kudrytskyi/posts/pfbid0stEcziv2miJKjEE2XZekpfEYx3FaVwfiw5MkDYHDtszN5wuj11eaZWw9UaV4yHEtl), reports Ukrinform.</text:p>
      <text:p text:style-name="P4">
“We have resumed electricity supply to consumers. No Consumption Restrictions in the Evening Hours of the Dream Center <text:a xlink:type="simple" xlink:href="https://www.ukrinform.ua/tag-ukrenergo" text:style-name="Internet_20_link" text:visited-style-name="Visited_20_Internet_20_Link">
Ukrenergo</text:a>
Does not plan. Today, high -voltage lines have been switched off in energy -systematically, protection systems have worked and electricity was switched off in a number of regions, ”he said.</text:p>
      <text:p text:style-name="P4">
<text:span text:style-name="T4">
 Read also: </text:span>
 [Ministry of Energy has instructed to set up a commission to find out the causes(https://www.ukrinform.ua/rubric-economy/3716125-minenergo-dorucilo-stvoriti-komisiu-dla-zasuvanna-pricin-avarijnih-vidklucen.html)Kudrytsky said that consumer shutdown is not related to deficitity in the system. The causes of the emergency are purely technical and will be determined as a result of the investigation of the State Inspection of Energy Supervision and Ukrenergo specialists.</text:p>
      <text:p text:style-name="P4">
“The power system has survived 15 massive waves of rocket strokes and 18 powerful oroma attacks. We do our best to provide consumers with reliable energy and stable balanced operation of the power system during difficult conditions and during a large -scale repair campaign, ”Ukrenergo added.</text:p>
      <text:p text:style-name="P4">
<text:span text:style-name="T4">
 Read also: </text:span>
 <text:a xlink:type="simple" xlink:href="https://www.ukrinform.ua/rubric-economy/3716085-u-dtek-poasnili-pricinu-vidklucenna-svitla-po-vsij-kraini.html" text:style-name="Internet_20_link" text:visited-style-name="Visited_20_Internet_20_Link">
in <text:span text:style-name="T4">
 DTEK </text:span>
 explained the reason for shutdown of light throughout Ukraine</text:a>
As it was reported, the Minister of Energy of Ukraine Herman Galushchenko is the power of the State Energy Supervision to create a commission to prompt the reasons, of which on May 30 there were emergency shutdowns in the combined energy system.</text:p>
      <text:p text:style-name="P4">
The shutdown took place around 13:00 partially in Kyiv, Kharkiv, Poltava, Vinnitsa, Sumy due to reducing the frequency in the UES. Currently, the generation is fully consumed, so no scheduled shutdowns of subscribers in any of the regions of Ukraine were envisaged.</text:p>
      <text:p text:style-name="P4">
News Source: <text:a xlink:type="simple" xlink:href="https://www.ukrinform.ua/rubric-economy/3716192-ukrenergo-vidnovilo-postacanna-elektriki-vsim-spozivacam.html" text:style-name="Internet_20_link" text:visited-style-name="Visited_20_Internet_20_Link">
https://www.ukrinform.ua/rubric-economy/3716192-ukrenergo-vidnovilo-postacanna-elektriki-vsim-spozivacam.html</text:a>
</text:p>
      <!--NEWS-->
      <text:h text:style-name="P10" text:outline-level="1">
<text:span text:style-name="T4">
Small farmers' losses due to a full -scale invasion were almost $ 4 billion</text:span>
</text:h>
      <text:p text:style-name="P4">
Authors: Ukrinform (Person)</text:p>
      <text:p text:style-name="P4">
Publisher: Укринформ (Organization)</text:p>
      <text:p text:style-name="P4">
Published Time: 2023-05-30T17:57:00+03:00</text:p>
      <text:p text:style-name="P4">
Modified Time: 2023-05-30T17:57:00+03:00</text:p>
      <text:p text:style-name="P4">
Description: Ukrainian agricultural enterprises in the sectors of crop and livestock, which cultivate up to 250 hectares, have undergone $ 3.85 billion. losses due to a full -scale invasion of the Russian Federation. - Ukrinform.</text:p>
      <text:p text:style-name="P4">
Images: ['<text:a xlink:type="simple" xlink:href="https://static.ukrinform.com/photos/2023_04/thumb_files/630_360_1681824833-139.jpg" text:style-name="Internet_20_link" text:visited-style-name="Visited_20_Internet_20_Link">
630_360_16818...</text:a>
']</text:p>
      <text:p text:style-name="P4">
Tags: ['Фермер', 'Збитки', 'Війна з Росією']</text:p>
      <text:p text:style-name="P4">
Type: Article</text:p>
      <!--METADATA-->
      <text:p text:style-name="P4">
<draw:frame draw:style-name="fr1" draw:name="Image187" text:anchor-type="as-char" svg:width="6.9236in" svg:height="3.956343in" draw:z-index="0">
<draw:image xlink:href="../Images/yкринформ/2023-05-30T17-57-00-03-00/630_360_1681824833-139.jpg" xlink:type="simple" xlink:show="embed" xlink:actuate="onLoad" draw:mime-type="image/jpeg"/>
</draw:frame>
Ukrainian agricultural enterprises in the sectors of crop and livestock, which process up to 250 hectares, have undergone $ 3.85 billion. losses due to a full -scale invasion of the Russian Federation.</text:p>
      <text:p text:style-name="P4">
According to Ukrinform, this is stated in <text:a xlink:type="simple" xlink:href="http://www.fao.org/3/cc5755en/cc5755en.pdf" text:style-name="Internet_20_link" text:visited-style-name="Visited_20_Internet_20_Link">
report</text:a>
According to a survey conducted by the UN Food and Agricultural Organization(FAO)The other - February 2023.</text:p>
      <text:p text:style-name="P4">
It is noted that 12% of small agricultural enterprises reported that their lands are potentially contaminated with undoubted ammunition. The frontal areas were most affected, where 32% of respondents said it.</text:p>
      <text:p text:style-name="P4">
“Almost 90% of small crop production producers reported a decrease in income, with more than 70% of them recorded a significant or sharp decrease - more than 25%. Small producers of livestock products were affected to a lesser extent, however, 60% of them reported a decrease in income, including 46% of a significant or cutting decrease, ”FAO added.</text:p>
      <text:p text:style-name="P4">
In addition, small farmers increased their debts compared to a similar period to the war from 6% in 2021 to 9% in 2022.</text:p>
      <text:p text:style-name="P4">
At the same time, about 9% of respondents reported that trade intermediaries have stopped their activities or were unable to buy more products.</text:p>
      <text:p text:style-name="P4">
“Most manufacturers interviewed are faced with problems of access to high prices, lack of employees, lack of electricity or electricity to ensure the operation of agricultural machinery or even lack seeds, feed or feed, replenishment of animals and access to markets, ”FAO notes.</text:p>
      <text:p text:style-name="P4">
According to the survey, the total number of small manufacturers decreased by 8%, of which 1% are producers of livestock products and almost 7% are producers of crop production, which completely ceased production.</text:p>
      <text:p text:style-name="P4">
The survey covered 1,927 small producers of crop production with land of land up to 250 hectares in 23 regions, including the individuals of Donetsk, Kharkiv, Kherson and Zaporizhzhya regions, which are under the control of the Government of Ukraine.As reported by Ukrinform, according to the calculations of the Tazelklekhkhkhki Food Research Center at the Kiev School of Economics(Kse Agrocenter), the Ukrainian agrarian sector has undergone $ 40.2 billion. direct and indirect losses due to a full -scale war.</text:p>
      <text:p text:style-name="P4">
News Source: <text:a xlink:type="simple" xlink:href="https://www.ukrinform.ua/rubric-economy/3716190-zbitki-dribnih-fermeriv-cerez-povnomasstabne-vtorgnenna-stanovili-majze-4-milardi.html" text:style-name="Internet_20_link" text:visited-style-name="Visited_20_Internet_20_Link">
https://www.ukrinform.ua/rubric-economy/3716190-zbitki-dribnih-fermeriv-cerez-povnomasstabne-vtorgnenna-stanovili-majze-4-milardi.html</text:a>
</text:p>
      <!--NEWS-->
      <text:h text:style-name="P10" text:outline-level="1">
<text:span text:style-name="T4">
The IMF improved the forecast for Ukraine's GDP to Plus 1-3%</text:span>
</text:h>
      <text:p text:style-name="P4">
Authors: Ukrinform (Person)</text:p>
      <text:p text:style-name="P4">
Publisher: Укринформ (Organization)</text:p>
      <text:p text:style-name="P4">
Published Time: 2023-05-30T18:01:00+03:00</text:p>
      <text:p text:style-name="P4">
Modified Time: 2023-05-30T18:01:00+03:00</text:p>
      <text:p text:style-name="P4">
Description: The IMF mission confirmed the expectation of a more powerful economic recovery in Ukraine and improved the forecast of the Ukrainian GDP of Ukraine to "plus" 1-3% in the face of uncertainty related to war. - Ukrinform.</text:p>
      <text:p text:style-name="P4">
Images: ['<text:a xlink:type="simple" xlink:href="https://static.ukrinform.com/photos/2023_04/thumb_files/630_360_1680538218-164.jpg" text:style-name="Internet_20_link" text:visited-style-name="Visited_20_Internet_20_Link">
630_360_16805...</text:a>
']</text:p>
      <text:p text:style-name="P4">
Tags: ['Економіка', 'МВФ', 'ВВП']</text:p>
      <text:p text:style-name="P4">
Type: Article</text:p>
      <!--METADATA-->
      <text:p text:style-name="P4">
<draw:frame draw:style-name="fr1" draw:name="Image188" text:anchor-type="as-char" svg:width="6.9236in" svg:height="3.956343in" draw:z-index="0">
<draw:image xlink:href="../Images/yкринформ/2023-05-30T18-01-00-03-00/630_360_1680538218-164.jpg" xlink:type="simple" xlink:show="embed" xlink:actuate="onLoad" draw:mime-type="image/jpeg"/>
</draw:frame>
The MVFF mission of the expectation of a more powerful economic recovery in Ukraine has improved the forecast of the Ukrainian GDP of Ukraine to "plus" 1-3% in the conditions of war.</text:p>
      <text:p text:style-name="P4">
This is stated in the first viewing of the EFF program for Ukraine, which has received on its disposal.</text:p>
      <text:p text:style-name="P4">
“A more powerful recovery is expected(in Ukraine - ed.)because the economy adapts to the conditions of war. IMF experts have increased the ratio of realistic GDP for 2023 to the range of 1-3%(The previous range fluctuated 3% to 1% from the minus, ”the document noted.</text:p>
      <text:p text:style-name="P4">
At the same time, it is noted that the forecast remains very indefinitely due to the fighting.</text:p>
      <text:p text:style-name="P4">
<text:span text:style-name="T4">
 Read also: </text:span>
 [EBRD expects moderate growth of Ukraine's economy]](https://www.ukrinform.ua/rubric-ato/3709960-ebrr-ocikue-pomirnogo-zrostanna-ekonomiki-ukraini.html)The IMF's mission found that in general, macroeconomic and financial stability of Ukraine was preserved "thanks to prudent politics, as well as continuous brazen external support." However, serious problems remain.</text:p>
      <text:p text:style-name="P4">
In particular, the budget deficit still has a very high level, which entails reservation needs for significant funding, which is still covered by foreign grants and very preferential loans. At the same time, providing the main function of the state in financial restrictions will require complex political compromises from the authorities. "It will be crucial to cancel the amendments to the legislation for the promotion of revenue in connection with martial law- if it is appropriate- with a recent avoidance of new measures that can reduce taxation," the fund said.</text:p>
      <text:p text:style-name="P4">
At the same time, it is stated that despite Russia's firing critically important infrastructure, the Ukrainian economy has demonstrated extraordinary sustainability.</text:p>
      <text:p text:style-name="P4">
"Economic activity in the first quarter has recovered significantly, since the energy system was quickly restored after attacks," the IMF said, in addition, it is noted that Ukraine stabilized in Ukraine, Ainflation has begun to decline significantly.</text:p>
      <text:p text:style-name="P4">
"In accordance with the goals set out in the first stage of the EFF program, the authorities use the important steps to strengthen fiscal, external and financial resistance," the IMF emphasized.“The constant implementation of structural reforms within the program(Eff - order.), including the state administration, the fight against corruption and the management of state investments, will strengthen the institutions and will lay the basis for a powerful and sustainable growth, ”the fund emphasized.</text:p>
      <text:p text:style-name="P4">
<text:span text:style-name="T4">
 Read also: </text:span>
 <text:a xlink:type="simple" xlink:href="https://www.ukrinform.ua/rubric-vidbudova/3714428-ukraina-ta-svitovij-bank-obgovorili-pidgotovku-novih-proektiv-vidbudovi.html" text:style-name="Internet_20_link" text:visited-style-name="Visited_20_Internet_20_Link">
Ukraine and the World Bank discussed the preparation of new reconstruction projections</text:a>
According to Ukrinform, the first view of the four -year EFF program for Ukraine has been following May 23 in Vienna. On Tuesday <text:a xlink:type="simple" xlink:href="https://www.ukrinform.ua/tag-mvf" text:style-name="Internet_20_link" text:visited-style-name="Visited_20_Internet_20_Link">
IMF</text:a>
And the Ukrainian authorities declared <text:a xlink:type="simple" xlink:href="https://www.ukrinform.ua/rubric-economy/3716176-programa-rozsirenogo-finansuvanna-ukraina-ta-mvf-dosagli-ugodi-na-rivni-personalu.html" text:style-name="Internet_20_link" text:visited-style-name="Visited_20_Internet_20_Link">
the reach of the personnel level</text:a>
Completely conducting this review and adopting a updated package of measures of economic and financial policy within the EFF program.</text:p>
      <text:p text:style-name="P4">
News Source: <text:a xlink:type="simple" xlink:href="https://www.ukrinform.ua/rubric-economy/3716193-mvf-pokrasiv-prognoz-dla-vvp-ukraini-do-plus-13.html" text:style-name="Internet_20_link" text:visited-style-name="Visited_20_Internet_20_Link">
https://www.ukrinform.ua/rubric-economy/3716193-mvf-pokrasiv-prognoz-dla-vvp-ukraini-do-plus-13.html</text:a>
</text:p>
      <!--NEWS-->
      <text:h text:style-name="P10" text:outline-level="1">
<text:span text:style-name="T4">
95 toponyms were decommissioned in Poltava region</text:span>
</text:h>
      <text:p text:style-name="P4">
Authors: Ukrinform (Person)</text:p>
      <text:p text:style-name="P4">
Publisher: Укринформ (Organization)</text:p>
      <text:p text:style-name="P4">
Published Time: 2023-05-30T18:02:00+03:00</text:p>
      <text:p text:style-name="P4">
Modified Time: 2023-05-30T18:02:00+03:00</text:p>
      <text:p text:style-name="P4">
Description: The Poltava community was renamed the second turn of the toponyms, which included the names of streets, lanes, boulevards and squares, named after Soviet and Russian political figures, military and events. - Ukrinform.</text:p>
      <text:p text:style-name="P4">
Images: ['<text:a xlink:type="simple" xlink:href="https://static.ukrinform.com/photos/2023_05/thumb_files/630_360_1685458846-952.jpg" text:style-name="Internet_20_link" text:visited-style-name="Visited_20_Internet_20_Link">
630_360_16854...</text:a>
']</text:p>
      <text:p text:style-name="P4">
Tags: ['Декомунізація', 'Полтавщина', 'Перейменування', 'Топонім']</text:p>
      <text:p text:style-name="P4">
Type: Article</text:p>
      <!--METADATA-->
      <text:p text:style-name="P4">
<draw:frame draw:style-name="fr1" draw:name="Image189" text:anchor-type="as-char" svg:width="6.9236in" svg:height="3.956343in" draw:z-index="0">
<draw:image xlink:href="../Images/yкринформ/2023-05-30T18-02-00-03-00/630_360_1685458846-952.jpg" xlink:type="simple" xlink:show="embed" xlink:actuate="onLoad" draw:mime-type="image/jpeg"/>
</draw:frame>
The Upolta community was renamed the second turn of the toponyms, which included names, lanes, boulevards and squares, named after Soviet and Russian political figures, military and events.</text:p>
      <text:p text:style-name="P4">
This was reported by the first deputy mayor Valeriy Parkhomenko in <text:a xlink:type="simple" xlink:href="https://t.me/parhomenkopoltava/5438" text:style-name="Internet_20_link" text:visited-style-name="Visited_20_Internet_20_Link">
telegram</text:a>
, reports Ukrinform.</text:p>
      <text:p text:style-name="P4">
“Changing the name of the street does not determine the loss of validity of the legal documents. All documents remain valid. Changes in the name will be made in the case of the transaction during their formation/re -registration, continuation and registration, ”Parkhomenko said.</text:p>
      <text:p text:style-name="P4">
Among the 95 renamed streets, an example, in Poltava, there are as follows:</text:p>
      <ul>
        <li>
Gagarina Street - State Flag Street * Gaidarenko Street - Dmitry Solovyi Street * Gastello Street - Tarnovshchyna Street * General Bunashin Street - Poltava Divisions Street - Heroes Street of Ukraine * Decembrist Street - Kirill -Methodiivska Street * Zigina Square - Kyiv Square</li>
      </ul>
      <text:p text:style-name="P4">
The full list of changed names can be viewed by link.</text:p>
      <text:p text:style-name="P4">
The residents of the community were chosen. On March 29, at 9 am, the vote for the renaming of the second stage of the streets of Poltava mural, which was named after Russian and Soviet events, military, guerrillas and politicians, was on the E-Demal.</text:p>
      <text:p text:style-name="P4">
<text:span text:style-name="T4">
 Read also: </text:span>
 <text:a xlink:type="simple" xlink:href="https://www.ukrinform.ua/rubric-regions/3705797-v-izumi-na-harkivsini-zaversili-proces-perejmenuvanna-toponimiv.html" text:style-name="Internet_20_link" text:visited-style-name="Visited_20_Internet_20_Link">
in Izium in Kharkiv region completed the renaming process <text:span text:style-name="T4">
 Toponyms </text:span>
</text:a>
Earlier, as part of the renaming of the first stage of the place names of the Poltava community, they approved new names for 71 streets, which were renaming within the framework of the deposification.</text:p>
      <text:p text:style-name="P4">
News Source: <text:a xlink:type="simple" xlink:href="https://www.ukrinform.ua/rubric-regions/3716195-na-poltavsini-dekomunizuvali-95-nazv-toponimiv.html" text:style-name="Internet_20_link" text:visited-style-name="Visited_20_Internet_20_Link">
https://www.ukrinform.ua/rubric-regions/3716195-na-poltavsini-dekomunizuvali-95-nazv-toponimiv.html</text:a>
</text:p>
      <!--NEWS-->
      <text:h text:style-name="P10" text:outline-level="1">
<text:span text:style-name="T4">
Krumy went out to the second round of Challenger in Germany</text:span>
</text:h>
      <text:p text:style-name="P4">
Authors: Ukrinform (Person)</text:p>
      <text:p text:style-name="P4">
Publisher: Укринформ (Organization)</text:p>
      <text:p text:style-name="P4">
Published Time: 2023-05-30T18:03:35+03:00</text:p>
      <text:p text:style-name="P4">
Modified Time: 2023-05-30T18:03:35+03:00</text:p>
      <text:p text:style-name="P4">
Description: The Ukrainian defeated Turkh Chelikbel. - Ukrinform.</text:p>
      <text:p text:style-name="P4">
Images: ['<text:a xlink:type="simple" xlink:href="https://static.ukrinform.com/photos/2023_05/thumb_files/630_360_1685458926-112.jpg" text:style-name="Internet_20_link" text:visited-style-name="Visited_20_Internet_20_Link">
630_360_16854...</text:a>
']</text:p>
      <text:p text:style-name="P4">
Tags: ['Теніс']</text:p>
      <text:p text:style-name="P4">
Type: Article</text:p>
      <!--METADATA-->
      <text:p text:style-name="P4">
<draw:frame draw:style-name="fr1" draw:name="Image190" text:anchor-type="as-char" svg:width="6.9236in" svg:height="3.956343in" draw:z-index="0">
<draw:image xlink:href="../Images/yкринформ/2023-05-30T18-03-35-03-00/630_360_1685458926-112.jpg" xlink:type="simple" xlink:show="embed" xlink:actuate="onLoad" draw:mime-type="image/jpeg"/>
</draw:frame>
Ukrainian converting of Turk Chelikbliko.</text:p>
      <text:p text:style-name="P4">
The first racket of Ukraine Alexei Krutykh went to the second round of the ATPCCHALLENGER TOUR tournament in the German Troodorf, Ukrinform reports.</text:p>
      <text:p text:style-name="P4">
In the match of the first circle of steep beat the representative of Turkey, Altuga Chelykbliko - 6: 0, 6: 4. Tennis players spent one hour on the court.</text:p>
      <text:p text:style-name="P4">
For the whole match, Alexei sold 6 out of 7 brothers, giving his opponent one game on his inning. The Ukrainian also made 5 aises.</text:p>
      <text:p text:style-name="P4">
In the 1/8 finals of cool will play against the winner of the match Philip Misolich(Австрія)– Karl Friberg(Sweden).</text:p>
      <text:p text:style-name="P4">
<text:span text:style-name="T4">
Читайте також:</text:span>
 <text:a xlink:type="simple" xlink:href="https://www.ukrinform.ua/rubric-sports/3713663-krutih-zaversiv-borotbu-u-vidbirkovij-sitci-vidkritogo-cempionatu-francii.html" text:style-name="Internet_20_link" text:visited-style-name="Visited_20_Internet_20_Link">
 <text:span text:style-name="T4">
Крутих</text:span>
 завершив боротьбу у відбірковій сітціВідкритого чемпіонату Франції </text:a>
As reported by Ukrinform, last week was defeated in the semi-finclining "Rolan Harros", in the rating atp the Ukrainian goes to the 185th position.</text:p>
      <text:p text:style-name="P4">
Photo: btu.org.ua</text:p>
      <text:p text:style-name="P4">
News Source: <text:a xlink:type="simple" xlink:href="https://www.ukrinform.ua/rubric-sports/3716196-krutih-vijsov-u-drugij-raund-cellendzera-u-nimeccini.html" text:style-name="Internet_20_link" text:visited-style-name="Visited_20_Internet_20_Link">
https://www.ukrinform.ua/rubric-sports/3716196-krutih-vijsov-u-drugij-raund-cellendzera-u-nimeccini.html</text:a>
</text:p>
      <!--NEWS-->
      <text:h text:style-name="P10" text:outline-level="1">
<text:span text:style-name="T4">
Ukraine is ready to become a large regional hub for British company Bae Systems - Zelensky</text:span>
</text:h>
      <text:p text:style-name="P4">
Authors: Ukrinform (Person)</text:p>
      <text:p text:style-name="P4">
Publisher: Укринформ (Organization)</text:p>
      <text:p text:style-name="P4">
Published Time: 2023-05-30T18:07:00+03:00</text:p>
      <text:p text:style-name="P4">
Modified Time: 2023-05-30T18:07:00+03:00</text:p>
      <text:p text:style-name="P4">
Description: President Volodymyr Zelensky discussed with the management of the British company Bae Systems the opportunity to localize the production and repair of enterprise products in Ukraine. - Ukrinform.</text:p>
      <text:p text:style-name="P4">
Images: ['<text:a xlink:type="simple" xlink:href="https://static.ukrinform.com/photos/2023_05/thumb_files/630_360_1685459203-389.jpg" text:style-name="Internet_20_link" text:visited-style-name="Visited_20_Internet_20_Link">
630_360_16854...</text:a>
']</text:p>
      <text:p text:style-name="P4">
Tags: ['Британія', 'Оборона', 'Технології', 'Зеленський']</text:p>
      <text:p text:style-name="P4">
Type: Article</text:p>
      <!--METADATA-->
      <text:p text:style-name="P4">
<draw:frame draw:style-name="fr1" draw:name="Image191" text:anchor-type="as-char" svg:width="6.9236in" svg:height="3.956343in" draw:z-index="0">
<draw:image xlink:href="../Images/yкринформ/2023-05-30T18-07-00-03-00/630_360_1685459203-389.jpg" xlink:type="simple" xlink:show="embed" xlink:actuate="onLoad" draw:mime-type="image/jpeg"/>
</draw:frame>
The Presidential Lordir Zelensky discussed with the management of the British company Bae Systems could be the production and repair of enterprise products in Ukraine.</text:p>
      <text:p text:style-name="P4">
The Head of State reported this in <text:a xlink:type="simple" xlink:href="https://t.me/V_Zelenskiy_official/6420" text:style-name="Internet_20_link" text:visited-style-name="Visited_20_Internet_20_Link">
telegram</text:a>
, reports Ukrinform.</text:p>
      <text:p text:style-name="P4">
«Meeting with representatives of British <text:a xlink:type="simple" xlink:href="https://www.ukrinform.ua/tag-oborona" text:style-name="Internet_20_link" text:visited-style-name="Visited_20_Internet_20_Link">
defensive</text:a>
Bae Systems: Executive Director Charles Woodburn, director of Gebi Kostigan and Director of Cooperation with Ukraine Christian Siar. They discussed the localization of production in Ukraine, ”Zelensky said.</text:p>
      <text:p text:style-name="P4">
He also informed that during the meeting, they agreed to start work from the Bae Systems office in Ukraine, and later the capacity for the repair of the company's products.</text:p>
      <text:p text:style-name="P4">
"We are ready to become a large regional hub for repair and production of various products of Bae Systems and are interested in more global relations than those that are now," the President added.</text:p>
      <text:p text:style-name="P4">
<text:span text:style-name="T4">
 Read also: </text:span>
 <text:a xlink:type="simple" xlink:href="https://www.ukrinform.ua/rubric-technology/3676860-bae-systems-prezentuvala-vijskovij-dron-iz-dalnistu-polotu-ponad-800-kilometriv.html" text:style-name="Internet_20_link" text:visited-style-name="Visited_20_Internet_20_Link">
<text:span text:style-name="T4">
 BAE </text:span>
 <text:span text:style-name="T4">
 Systems </text:span>
 presented a military drone with a flight more than 800 kilometers</text:a>
Bae Systems is a British transnational enterprise specializing in the vocal and aerospace industries, as well as in information security. It belongs to the largest defensive companies in the world.</text:p>
      <text:p text:style-name="P4">
<text:span text:style-name="T5">
Foto: op</text:span>
</text:p>
      <text:p text:style-name="P4">
News Source: <text:a xlink:type="simple" xlink:href="https://www.ukrinform.ua/rubric-economy/3716198-ukraina-gotova-stati-velikim-regionalnim-habom-dla-britanskoi-kompanii-bae-systems-zelenskij.html" text:style-name="Internet_20_link" text:visited-style-name="Visited_20_Internet_20_Link">
https://www.ukrinform.ua/rubric-economy/3716198-ukraina-gotova-stati-velikim-regionalnim-habom-dla-britanskoi-kompanii-bae-systems-zelenskij.html</text:a>
</text:p>
      <!--NEWS-->
      <text:h text:style-name="P10" text:outline-level="1">
<text:span text:style-name="T4">
More than 15,000 applications - Shmigal have already been entered in the register of damaged and destroyed property</text:span>
</text:h>
      <text:p text:style-name="P4">
Authors: Ukrinform (Person)</text:p>
      <text:p text:style-name="P4">
Publisher: Укринформ (Organization)</text:p>
      <text:p text:style-name="P4">
Published Time: 2023-05-30T18:09:50+03:00</text:p>
      <text:p text:style-name="P4">
Modified Time: 2023-05-30T18:09:50+03:00</text:p>
      <text:p text:style-name="P4">
Description: More than 15,000 applications have already been entered in the register of damaged and destroyed property. - Ukrinform.</text:p>
      <text:p text:style-name="P4">
Images: ['<text:a xlink:type="simple" xlink:href="https://static.ukrinform.com/photos/2023_04/thumb_files/630_360_1682514702-644.jpg" text:style-name="Internet_20_link" text:visited-style-name="Visited_20_Internet_20_Link">
630_360_16825...</text:a>
']</text:p>
      <text:p text:style-name="P4">
Tags: ['Шмигаль', 'Війна з Росією', 'єВідновлення']</text:p>
      <text:p text:style-name="P4">
Type: Article</text:p>
      <!--METADATA-->
      <text:p text:style-name="P4">
<draw:frame draw:style-name="fr1" draw:name="Image192" text:anchor-type="as-char" svg:width="6.9236in" svg:height="3.956343in" draw:z-index="0">
<draw:image xlink:href="../Images/yкринформ/2023-05-30T18-09-50-03-00/630_360_1682514702-644.jpg" xlink:type="simple" xlink:show="embed" xlink:actuate="onLoad" draw:mime-type="image/jpeg"/>
</draw:frame>
More than 15,000 applications have already been entered in the registration and destroyed property.</text:p>
      <text:p text:style-name="P4">
About this Prime Minister of Ukraine Denis Shmigal <text:a xlink:type="simple" xlink:href="http://t.me/Denys_Smyhal/5298" text:style-name="Internet_20_link" text:visited-style-name="Visited_20_Internet_20_Link">
said</text:a>
At a government meeting, Ukrinform reports.</text:p>
      <text:p text:style-name="P4">
"We are continuing the Program for the repair of damaged property is a resolution. Today, more than 15,000 applications have been submitted today, the regions are actively creating the commission to consider applications from the owners of damaged real estate. Therefore, we refine the details for the program to act as effectively as possible for our citizens, ”said <text:a xlink:type="simple" xlink:href="https://www.ukrinform.ua/tag-smigal" text:style-name="Internet_20_link" text:visited-style-name="Visited_20_Internet_20_Link">
Shmigal</text:a>
.</text:p>
      <text:p text:style-name="P4">
According to him, now those who do not have an action or smartphone will be able to receive a application for repair work. It will be necessary to contact the CNAPABO to the body of social protection in their community, and there will help fill in the application.</text:p>
      <text:p text:style-name="P4">
“We detail the question of challenging the actions or omissions of the commissions, which, in fact, are engaged in examination of damaged property. Also, for consultation, the programs can be renewed for a government hotline at 15-45, ”the head of government emphasized.</text:p>
      <text:p text:style-name="P4">
He recalled that the authorities promised that helping to 200 thousand hryvnias to repair damaged property would only be the first step in a major housing recovery program. “After all, thousands of Ukrainian families have completely lost their days. There are many cases when there is simply nothing to repair. Therefore, the second stage of the program is a restoration. This is compensation for the destroyed housing. Now we approve the resolution and the formula for which the corresponding compensation will be paid, ”he emphasized.</text:p>
      <text:p text:style-name="P4">
The Prime Minister said that the money can be spent on the construction. In this case, the payment of funds will take place directly to the account. Also for the purchase of an apartment, other housing with a housing certificate.</text:p>
      <text:p text:style-name="P4">
“The amount of compensation will be calculated by a special formula commission, how to calculate the region of the location of the destroyed object, the year of construction, the object of the object, etc. We also provide for the principle that the amount of compensation is not less than the cost of housing construction of the corresponding area according to its location, ”the Prime Minister said.</text:p>
      <text:p text:style-name="P4">
The Ministry of Infrastructure is explaining all the details and payments.As reported by Ukrinform, on May 19, Shmigal stated that the Cabinet of Ministers was preparing for the stage of payment of compensation to Ukrainians for destroyed housing, which is not repaired.</text:p>
      <text:p text:style-name="P4">
<text:span text:style-name="T5">
Foto: Denis Shmigal/Telegram</text:span>
</text:p>
      <text:p text:style-name="P4">
News Source: <text:a xlink:type="simple" xlink:href="https://www.ukrinform.ua/rubric-vidbudova/3716199-do-reestru-poskodzenogo-ta-zrujnovanogo-majna-vze-vnesli-ponad-15-tisac-zaavok-smigal.html" text:style-name="Internet_20_link" text:visited-style-name="Visited_20_Internet_20_Link">
https://www.ukrinform.ua/rubric-vidbudova/3716199-do-reestru-poskodzenogo-ta-zrujnovanogo-majna-vze-vnesli-ponad-15-tisac-zaavok-smigal.html</text:a>
</text:p>
      <!--NEWS-->
      <text:h text:style-name="P10" text:outline-level="1">
<text:span text:style-name="T4">
In Mezhigorye they will create a park-monument of national importance</text:span>
</text:h>
      <text:p text:style-name="P4">
Authors: Ukrinform (Person)</text:p>
      <text:p text:style-name="P4">
Publisher: Укринформ (Organization)</text:p>
      <text:p text:style-name="P4">
Published Time: 2023-05-30T18:18:50+03:00</text:p>
      <text:p text:style-name="P4">
Modified Time: 2023-05-30T18:18:50+03:00</text:p>
      <text:p text:style-name="P4">
Description: The Cabinet of Ministers has approved the project of the Law "On the creation of a park-monument of landscape art of national importance" Mezhigorye ". - Ukrinform.</text:p>
      <text:p text:style-name="P4">
Images: ['<text:a xlink:type="simple" xlink:href="https://static.ukrinform.com/photos/2016_06/thumb_files/630_360_1465464429-1176.jpg" text:style-name="Internet_20_link" text:visited-style-name="Visited_20_Internet_20_Link">
630_360_14654...</text:a>
']</text:p>
      <text:p text:style-name="P4">
Tags: ['Кабмін', "Межигір'я", "Пам'ятка"]</text:p>
      <text:p text:style-name="P4">
Type: Article</text:p>
      <!--METADATA-->
      <text:p text:style-name="P4">
<draw:frame draw:style-name="fr1" draw:name="Image193" text:anchor-type="as-char" svg:width="6.9236in" svg:height="3.956343in" draw:z-index="0">
<draw:image xlink:href="../Images/yкринформ/2023-05-30T18-18-50-03-00/630_360_1465464429-1176.jpg" xlink:type="simple" xlink:show="embed" xlink:actuate="onLoad" draw:mime-type="image/jpeg"/>
</draw:frame>
The Cabinet of Ministers approved the project of the Law "On the Creation of the Park of Gardening and Parking Art of the National Medical importance" Mezhigorye ".</text:p>
      <text:p text:style-name="P4">
About it in <text:a xlink:type="simple" xlink:href="https://t.me/tmelnychuk/2390" text:style-name="Internet_20_link" text:visited-style-name="Visited_20_Internet_20_Link">
telegram</text:a>
Informed the constant representative of the Cabinet of Ministers in the Verkhovna Rada Taras Melnychuk, reports Ukrinform.</text:p>
      <text:p text:style-name="P4">
"The bill provides for the establishment of a national value of the MEZHIZHIRIA in the Vyshgorod region of the Park of Landscape Arts of the National Park Arts of the MEZHIZHIRIA with a total area of 138,5937 hectares at the expense of land property provided for permanent use,"-wrote.</text:p>
      <text:p text:style-name="P4">
<text:span text:style-name="T4">
 Read also: </text:span>
 <text:a xlink:type="simple" xlink:href="https://www.ukrinform.ua/rubric-culture/3678934-kulturni-cinnosti-z-mezigira-ta-suholucca-peredadut-muzeam-aki-pograbuvali-rosiani.html" text:style-name="Internet_20_link" text:visited-style-name="Visited_20_Internet_20_Link">
cultural values with "<text:span text:style-name="T4">
 Mezhigir </text:span>
" and "Sukholuchchy" will be transferred to museums that were robbed by the Russians</text:a>
Also, according to the act, the formation of a special administration of the monument park in the field of management of the Ministry of Protection of the environment and natural resources of Ukraine.</text:p>
      <text:p text:style-name="P4">
As reported by Ukrinform, the cultural values of the Mezhigorye residence of the Tamyslivsky House of Sukholuchy will be transferred to the <text:a xlink:type="simple" xlink:href="https://www.ukrinform.ua/tag-muzej" text:style-name="Internet_20_link" text:visited-style-name="Visited_20_Internet_20_Link">
museum</text:a>
that was affected by Russian aggression.</text:p>
      <text:p text:style-name="P4">
News Source: <text:a xlink:type="simple" xlink:href="https://www.ukrinform.ua/rubric-society/3716201-u-mezigiri-stvorat-parkpamatku-zagalnoderzavnogo-znacenna.html" text:style-name="Internet_20_link" text:visited-style-name="Visited_20_Internet_20_Link">
https://www.ukrinform.ua/rubric-society/3716201-u-mezigiri-stvorat-parkpamatku-zagalnoderzavnogo-znacenna.html</text:a>
</text:p>
      <!--NEWS-->
      <text:h text:style-name="P10" text:outline-level="1">
<text:span text:style-name="T4">
MKIP and international colleagues discussed the fixation of military crimes against cultural heritage</text:span>
</text:h>
      <text:p text:style-name="P4">
Authors: Ukrinform (Person)</text:p>
      <text:p text:style-name="P4">
Publisher: Укринформ (Organization)</text:p>
      <text:p text:style-name="P4">
Published Time: 2023-05-30T18:20:00+03:00</text:p>
      <text:p text:style-name="P4">
Modified Time: 2023-05-30T18:20:00+03:00</text:p>
      <text:p text:style-name="P4">
Description: Representatives of the Ministry of Culture and Information Policy of Ukraine participated in an international conference dedicated to the protection of cultural heritage and fixation of war crimes against it. - Ukrinform.</text:p>
      <text:p text:style-name="P4">
Images: ['<text:a xlink:type="simple" xlink:href="https://static.ukrinform.com/photos/2022_09/thumb_files/630_360_1662036900-514.jpg" text:style-name="Internet_20_link" text:visited-style-name="Visited_20_Internet_20_Link">
630_360_16620...</text:a>
']</text:p>
      <text:p text:style-name="P4">
Tags: ['Культура', 'Культурна спадщина', 'Воєнні злочини', 'МКІП ']</text:p>
      <text:p text:style-name="P4">
Type: Article</text:p>
      <!--METADATA-->
      <text:p text:style-name="P4">
<draw:frame draw:style-name="fr1" draw:name="Image194" text:anchor-type="as-char" svg:width="6.9236in" svg:height="3.956343in" draw:z-index="0">
<draw:image xlink:href="../Images/yкринформ/2023-05-30T18-20-00-03-00/630_360_1662036900-514.jpg" xlink:type="simple" xlink:show="embed" xlink:actuate="onLoad" draw:mime-type="image/jpeg"/>
</draw:frame>
Representatives of the Ministry of Culture and Information Policy of Ukraine have taken part in an international conference devoted to the protection of cultural heritage and tamping of war crimes against it.</text:p>
      <text:p text:style-name="P4">
According to Ukrinform, the MKIP reports in <text:a xlink:type="simple" xlink:href="https://t.me/mkipu/6303" text:style-name="Internet_20_link" text:visited-style-name="Visited_20_Internet_20_Link">
telegram</text:a>
.</text:p>
      <text:p text:style-name="P4">
On May 30, an international online conference "Valuable and Creative Constituents [Culture] was held(https://www.ukrinform.ua/tag-kultura)in new social realities. " The event referred to the legislative support of the cultural heritage and the fixation of war crimes against it.</text:p>
      <text:p text:style-name="P4">
During the event, the Director of the Department of Cultural Heritage MKIP Maryana Tomin, presented the priorities of the cultural policy of Ukraine, in particular in the field of protection of the election heritage, during the military aggression of Russia and in the post -war reconstruction</text:p>
      <text:p text:style-name="P4">
The Head of the UNESCO Department of Intangible Cultural Heritage at the Latvian Academy of Culture Anita Vivewewawa, within her report, presented a study "Intangible Cultural Heritage in Systeminity and International Legislation".</text:p>
      <text:p text:style-name="P4">
*!(https://www.ukrinform.ua/rubric-culture/3713961-miznarodna-rada-muzeiv-i-mkip-pidgotuvali-cervonij-spisok-kulturnih-cinnostej-pid-zagrozou.html)The conference was organized by the Institute of Cultural Studies of the National Academy of Arts of Ukraine, the Latvian Academy of Culture and the NGO "Center for Development" Democracy through Culture ".</text:p>
      <text:p text:style-name="P4">
As reported <text:a xlink:type="simple" xlink:href="https://www.ukrinform.ua/rubric-culture/3716032-bukovinske-pominalne-derevce-vnesli-do-spisku-nacionalnoi-kulturnoi-spadsini.html" text:style-name="Internet_20_link" text:visited-style-name="Visited_20_Internet_20_Link">
Ukrinform</text:a>
, The Expert Council under the Ministry of Culture of Ukraine, the Bukovyna Memorial Tree with Gifts was included in the list of National Cultural Plant.</text:p>
      <text:p text:style-name="P4">
News Source: <text:a xlink:type="simple" xlink:href="https://www.ukrinform.ua/rubric-culture/3716202-mkip-ta-miznarodni-kolegi-obgovorili-fiksaciu-voennih-zlociniv-proti-kulturnoi-spadsini.html" text:style-name="Internet_20_link" text:visited-style-name="Visited_20_Internet_20_Link">
https://www.ukrinform.ua/rubric-culture/3716202-mkip-ta-miznarodni-kolegi-obgovorili-fiksaciu-voennih-zlociniv-proti-kulturnoi-spadsini.html</text:a>
</text:p>
      <!--NEWS-->
      <text:h text:style-name="P10" text:outline-level="1">
<text:span text:style-name="T4">
Hackers attacked government agencies and large Lithuanian enterprises</text:span>
</text:h>
      <text:p text:style-name="P4">
Authors: Ukrinform (Person)</text:p>
      <text:p text:style-name="P4">
Publisher: Укринформ (Organization)</text:p>
      <text:p text:style-name="P4">
Published Time: 2023-05-30T18:24:03+03:00</text:p>
      <text:p text:style-name="P4">
Modified Time: 2023-05-30T18:24:03+03:00</text:p>
      <text:p text:style-name="P4">
Description: On Tuesday, several large enterprises and some government agencies have been cyberatum, some of which were made from Russia. - Ukrinform.</text:p>
      <text:p text:style-name="P4">
Images: ['<text:a xlink:type="simple" xlink:href="https://static.ukrinform.com/photos/2019_11/thumb_files/630_360_1573715945-878.jpg" text:style-name="Internet_20_link" text:visited-style-name="Visited_20_Internet_20_Link">
630_360_15737...</text:a>
']</text:p>
      <text:p text:style-name="P4">
Tags: ['Кібератака', 'Литва', 'Росія']</text:p>
      <text:p text:style-name="P4">
Type: Article</text:p>
      <!--METADATA-->
      <text:p text:style-name="P4">
<draw:frame draw:style-name="fr1" draw:name="Image195" text:anchor-type="as-char" svg:width="6.9236in" svg:height="3.956343in" draw:z-index="0">
<draw:image xlink:href="../Images/yкринформ/2023-05-30T18-24-03-03-00/630_360_1573715945-878.jpg" xlink:type="simple" xlink:show="embed" xlink:actuate="onLoad" draw:mime-type="image/jpeg"/>
</draw:frame>
On Tuesday, large enterprises and some government agencies were cyberatum, some of which were made from Russia.</text:p>
      <text:p text:style-name="P4">
About it reports Ukrinform with reference to national <text:a xlink:type="simple" xlink:href="http://www.lrt.lt/ru/novosti/17/2001245/predpriiatiia-i-uchrezhdeniia-litvy-podverglis-kiberatakam" text:style-name="Internet_20_link" text:visited-style-name="Visited_20_Internet_20_Link">
broadcaster LRT</text:a>
.</text:p>
      <text:p text:style-name="P4">
Avia Solutions Group Commercial Group(ASG)She reported that in the morning of the office in Ireland, Lithuania, Latvia and other countries, active kiberataka, which disrupted the work of the group and more than the tensions of its enterprises.</text:p>
      <text:p text:style-name="P4">
Director of the Department of Technology, Infrastructure and Development of the Romasbyvichus Group stated that mass cyberattacks are organized from <text:a xlink:type="simple" xlink:href="https://www.ukrinform.ua/tag-rosia" text:style-name="Internet_20_link" text:visited-style-name="Visited_20_Internet_20_Link">
Russia</text:a>
. “When the circumstances began to clear, it became clear that the attacks came out of Russia. We know that other enterprises, mostly state -owned enterprises, have also suffered similar attacks, ”he said.</text:p>
      <text:p text:style-name="P4">
DDOSAtaks have undergone Linasagro's largest agro-industrial enterprises, said its information technology and infrastructure manager HIVMamamamiculan. Attacks were spotted on Monday, so that the access of Osaytte had to be switched off, it does not work for almost a day. Mikuleni added that the company was first encountered with an attack of this level, its origin and cylineine.</text:p>
      <text:p text:style-name="P4">
City Service, controlled by the ICOR ICOR concern, also confirmed that hackers were attacking.</text:p>
      <text:p text:style-name="P4">
The activities of the BNS news agency on Tuesday morning were also interrupted through cyber attacks for a while.</text:p>
      <text:p text:style-name="P4">
The Lithuanian Union of Sagittarius could also hit the blow. This volunteer paramilitar organization, the third link in the country's defense, has stated that she has been wicked by the causes of failure, but does not reject the possibility of cyberattacks.</text:p>
      <text:p text:style-name="P4">
The National Cybersecurity Center has confirmed that it has received requests for increasing the DDOS-attack. The data flow used to destabilize the work of sites came not only from Lithuania, but also from abroad, including from Russia.</text:p>
      <text:p text:style-name="P4">
<text:span text:style-name="T4">
 Read also: </text:span>
 <text:a xlink:type="simple" xlink:href="https://www.ukrinform.ua/rubric-world/3714568-v-italii-hakeri-atakuvali-ministerstvo-biznesu.html" text:style-name="Internet_20_link" text:visited-style-name="Visited_20_Internet_20_Link">
in Italy <text:span text:style-name="T4">
 hacker </text:span>
 and attacked the Ministry of Business</text:a>
</text:p>
      <text:p text:style-name="P4">
News Source: <text:a xlink:type="simple" xlink:href="https://www.ukrinform.ua/rubric-world/3716203-hakeri-atakuvali-derzustanovi-ta-veliki-pidpriemstva-litvi.html" text:style-name="Internet_20_link" text:visited-style-name="Visited_20_Internet_20_Link">
https://www.ukrinform.ua/rubric-world/3716203-hakeri-atakuvali-derzustanovi-ta-veliki-pidpriemstva-litvi.html</text:a>
</text:p>
      <!--NEWS-->
      <text:h text:style-name="P10" text:outline-level="1">
<text:span text:style-name="T4">
In the Congo rebel-extremists killed at least 17 people</text:span>
</text:h>
      <text:p text:style-name="P4">
Authors: Ukrinform (Person)</text:p>
      <text:p text:style-name="P4">
Publisher: Укринформ (Organization)</text:p>
      <text:p text:style-name="P4">
Published Time: 2023-05-30T18:26:00+03:00</text:p>
      <text:p text:style-name="P4">
Modified Time: 2023-05-30T18:26:00+03:00</text:p>
      <text:p text:style-name="P4">
Description: At least 17 people have been killed by extreme-extreme rebels in the province of North Kivu in the east of the Congo, local authorities said. - Ukrinform.</text:p>
      <text:p text:style-name="P4">
Images: ['<text:a xlink:type="simple" xlink:href="https://static.ukrinform.com/photos/2023_05/thumb_files/630_360_1685460264-689.jpg" text:style-name="Internet_20_link" text:visited-style-name="Visited_20_Internet_20_Link">
630_360_16854...</text:a>
']</text:p>
      <text:p text:style-name="P4">
Tags: ['Екстремізм', 'ІДІЛ', 'Конго', 'Вбивство']</text:p>
      <text:p text:style-name="P4">
Type: Article</text:p>
      <!--METADATA-->
      <text:p text:style-name="P4">
<draw:frame draw:style-name="fr1" draw:name="Image196" text:anchor-type="as-char" svg:width="6.9236in" svg:height="3.956343in" draw:z-index="0">
<draw:image xlink:href="../Images/yкринформ/2023-05-30T18-26-00-03-00/630_360_1685460264-689.jpg" xlink:type="simple" xlink:show="embed" xlink:actuate="onLoad" draw:mime-type="image/jpeg"/>
</draw:frame>
At least 17 people were killed by the extreme-extremists in the province of the North Kivu, the Congo Way, local authorities said.</text:p>
      <text:p text:style-name="P4">
According to Ukrinform, it reports <text:a xlink:type="simple" xlink:href="https://apnews.com/article/jihadi-violence-congo-rebels-a6ef6d240da7200e6d07a76155d4cd07" text:style-name="Internet_20_link" text:visited-style-name="Visited_20_Internet_20_Link">
Associated Press</text:a>
.</text:p>
      <text:p text:style-name="P4">
“On Sunday, we buried 10 bodies. Victims are civilians killed by united democratic forces between Thursday and Friday in Kainan. Seven more were found on Monday, ”said the deputy local governor Sabitinama.</text:p>
      <text:p text:style-name="P4">
It is believed that the organization of the United Democratic forces is related to the corruption "<text:a xlink:type="simple" xlink:href="https://www.ukrinform.ua/tag-idil" text:style-name="Internet_20_link" text:visited-style-name="Visited_20_Internet_20_Link">
Islamic State</text:a>
», Says in the message.</text:p>
      <text:p text:style-name="P4">
Conflict in the eastern part of the Congo, where more than 120 armed groups have been fighting, have been in existence. Most compete for land and control over mines with valuable minerals, some groups are trying to protect their communities.</text:p>
      <text:p text:style-name="P4">
According to the United Nations, from April last year, at least 370 civilians were killed in the Congo as a result of the attacks of the United States and several hundred people have been stolen, including a large number of children.</text:p>
      <text:p text:style-name="P4">
<text:span text:style-name="T4">
 Read also: </text:span>
 [in <text:span text:style-name="T4">
 Congo </text:span>
 Fighters attacked the village, 20 people were killed]](https://www.ukrinform.ua/rubric-world/3693626-u-kongo-pid-cas-napadu-bojovikiv-na-selo-zaginuli-blizko-20-ludej.html)In March, the group recognized their involvement in the murder of more than 35 people of hid dozens in the province of North Kivu.</text:p>
      <text:p text:style-name="P4">
“The fighting exacerbates the horrific humanitarian crisis in the Eastern Congo. Hundreds of people face acute lack of food and disease spread, ”the publication reads.</text:p>
      <text:p text:style-name="P4">
As reported <text:a xlink:type="simple" xlink:href="https://www.ukrinform.ua/rubric-world/3716112-u-livii-do-smertnoi-kari-zasudili-23-ludej-za-ucast-u-kampanii-idil.html" text:style-name="Internet_20_link" text:visited-style-name="Visited_20_Internet_20_Link">
Ukrinform</text:a>
, The Libyan court sentenced 23 people to the death penalty and 14 more of a pre -time imprisonment for participating in the bloody campaign of the Islamic State fighters.</text:p>
      <text:p text:style-name="P4">
News Source: <text:a xlink:type="simple" xlink:href="https://www.ukrinform.ua/rubric-world/3716204-u-kongo-povstanciekstremisti-vbili-sonajmense-17-ludej.html" text:style-name="Internet_20_link" text:visited-style-name="Visited_20_Internet_20_Link">
https://www.ukrinform.ua/rubric-world/3716204-u-kongo-povstanciekstremisti-vbili-sonajmense-17-ludej.html</text:a>
</text:p>
      <!--NEWS-->
      <text:h text:style-name="P10" text:outline-level="1">
<text:span text:style-name="T4">
The court gave 15 years the prisons of the FSB agent who cited rockets at Kropyvnytskyi's electrical substation</text:span>
</text:h>
      <text:p text:style-name="P4">
Authors: Ukrinform (Person)</text:p>
      <text:p text:style-name="P4">
Publisher: Укринформ (Organization)</text:p>
      <text:p text:style-name="P4">
Published Time: 2023-05-30T18:30:00+03:00</text:p>
      <text:p text:style-name="P4">
Modified Time: 2023-05-30T18:30:00+03:00</text:p>
      <text:p text:style-name="P4">
Description: The court appointed 15 years under the FSB agent's lattice, which prepared an air attack on Kropyvnytskyi electric substation. - Ukrinform.</text:p>
      <text:p text:style-name="P4">
Images: ['<text:a xlink:type="simple" xlink:href="https://static.ukrinform.com/photos/2023_05/thumb_files/630_360_1685460383-429.jpg" text:style-name="Internet_20_link" text:visited-style-name="Visited_20_Internet_20_Link">
630_360_16854...</text:a>
']</text:p>
      <text:p text:style-name="P4">
Tags: ['фсб рф', 'Кропивницький', 'СБУ', 'Шпіонаж', 'Суд', "В'язниця"]</text:p>
      <text:p text:style-name="P4">
Type: Article</text:p>
      <!--METADATA-->
      <text:p text:style-name="P4">
<draw:frame draw:style-name="fr1" draw:name="Image197" text:anchor-type="as-char" svg:width="6.9236in" svg:height="3.956343in" draw:z-index="0">
<draw:image xlink:href="../Images/yкринформ/2023-05-30T18-30-00-03-00/630_360_1685460383-429.jpg" xlink:type="simple" xlink:show="embed" xlink:actuate="onLoad" draw:mime-type="image/jpeg"/>
</draw:frame>
He judged 15 years in the FSB agent's lattice, who prepared an air attack by Kropyvnytskyi.</text:p>
      <text:p text:style-name="P4">
According to Ukrinform, the SBU reports in <text:a xlink:type="simple" xlink:href="https://t.me/SBUkr/8477" text:style-name="Internet_20_link" text:visited-style-name="Visited_20_Internet_20_Link">
telegram</text:a>
.</text:p>
      <text:p text:style-name="P4">
"The Security Service has gathered sound evidence of the fault on another FSB agent. It has completed the hostile task of adjusting Russian air strikes Petrovnytskyi," the message reads.</text:p>
      <text:p text:style-name="P4">
At the instructions of the Russian intelligence service, the agent had to install a GPS tracker near one transformer substation in the regional center.</text:p>
      <text:p text:style-name="P4">
According to the signals, the occupants wanted to adjust the missile strike of the Ukrainian energy object.</text:p>
      <text:p text:style-name="P4">
The SBU staff detained the attacker at the end of January 2023 during the production of the GPS-Magician on the city electrical substation.</text:p>
      <text:p text:style-name="P4">
<text:span text:style-name="T4">
 Read also: </text:span>
 <text:a xlink:type="simple" xlink:href="https://www.ukrinform.ua/rubric-regions/3715471-sbu-zatrimala-eksdeputata-zaporizkoi-miskradi-akij-navodiv-rosijski-raketi.html" text:style-name="Internet_20_link" text:visited-style-name="Visited_20_Internet_20_Link">
SBU detained the ex -deputy of the Zaporizhzhya City Council, which "cited" Russian missiles</text:a>
According to the materials of the Ukrainian special service, the court appointed him 15 years in prison with confiscation of property.</text:p>
      <text:p text:style-name="P4">
According to investigators, the hostile associate was a local resident, who was recruited by the FSBDstyststent after the start of a full -scale invasion.</text:p>
      <text:p text:style-name="P4">
In the field of view of the Russian intelligence service, he got through his pro -Kremlin views, which he repeatedly published among others.</text:p>
      <text:p text:style-name="P4">
<text:span text:style-name="T4">
 Read also: </text:span>
 <text:a xlink:type="simple" xlink:href="https://www.ukrinform.ua/rubric-regions/3714772-sbu-zatrimala-informatora-rosian-akij-zlivav-lokacii-sil-oboroni-na-pivdni.html" text:style-name="Internet_20_link" text:visited-style-name="Visited_20_Internet_20_Link">
SBU detained the informant of the Russians, who "<text:span text:style-name="T4">
 ultrasound </text:span>
 AB" location of defense forces in the south</text:a>
On the basis of the evidence collected, the court found the attacker guilty under Part 2 of Art. 111 Criminal Code of Ukraine(A state betrayal committed in a military -habitat).</text:p>
      <text:p text:style-name="P4">
Як повідомляв Укрінформ, суд призначив <text:a xlink:type="simple" xlink:href="https://www.ukrinform.ua/rubric-regions/3714159-rosijskij-informator-z-poltavsini-provede-za-gratami-10-rokiv.html" text:style-name="Internet_20_link" text:visited-style-name="Visited_20_Internet_20_Link">
 10 років за ґратами</text:a>
to the Russian inheritance from the Poland region, which passed the positions of the defenders of Mariupol.</text:p>
      <text:p text:style-name="P4">
<text:span text:style-name="T5">
Foto: SBU</text:span>
</text:p>
      <text:p text:style-name="P4">
News Source: <text:a xlink:type="simple" xlink:href="https://www.ukrinform.ua/rubric-regions/3716207-sud-dav-15-rokiv-turmi-agentu-fsb-akij-navodiv-raketi-na-elektropidstancii-kropivnickogo.html" text:style-name="Internet_20_link" text:visited-style-name="Visited_20_Internet_20_Link">
https://www.ukrinform.ua/rubric-regions/3716207-sud-dav-15-rokiv-turmi-agentu-fsb-akij-navodiv-raketi-na-elektropidstancii-kropivnickogo.html</text:a>
</text:p>
      <!--NEWS-->
      <text:h text:style-name="P10" text:outline-level="1">
<text:span text:style-name="T4">
Cyprus "AEK" has announced the completion of cooperation with Gromovov</text:span>
</text:h>
      <text:p text:style-name="P4">
Authors: Ukrinform (Person)</text:p>
      <text:p text:style-name="P4">
Publisher: Укринформ (Organization)</text:p>
      <text:p text:style-name="P4">
Published Time: 2023-05-30T18:36:37+03:00</text:p>
      <text:p text:style-name="P4">
Modified Time: 2023-05-30T18:36:37+03:00</text:p>
      <text:p text:style-name="P4">
Description: In addition to the Ukrainian, the condition of the team will leave six more football players. - Ukrinform.</text:p>
      <text:p text:style-name="P4">
Images: ['<text:a xlink:type="simple" xlink:href="https://static.ukrinform.com/photos/2023_05/thumb_files/630_360_1685460826-176.jpg" text:style-name="Internet_20_link" text:visited-style-name="Visited_20_Internet_20_Link">
630_360_16854...</text:a>
']</text:p>
      <text:p text:style-name="P4">
Tags: ['Футбол']</text:p>
      <text:p text:style-name="P4">
Type: Article</text:p>
      <!--METADATA-->
      <text:p text:style-name="P4">
<draw:frame draw:style-name="fr1" draw:name="Image201" text:anchor-type="as-char" svg:width="6.9236in" svg:height="3.956343in" draw:z-index="0">
<draw:image xlink:href="../Images/yкринформ/2023-05-30T18-36-37-03-00/630_360_1685460826-176.jpg" xlink:type="simple" xlink:show="embed" xlink:actuate="onLoad" draw:mime-type="image/jpeg"/>
</draw:frame>
The state of the team will leave six more football players.</text:p>
      <text:p text:style-name="P4">
33-year-old forward Artem Gromov after the end of this season will leave the AECK "AEC", <text:a xlink:type="simple" xlink:href="https://www.aek.com.cy/article/podosfairo/anakoinosi-gia-efta-podosfairistes" text:style-name="Internet_20_link" text:visited-style-name="Visited_20_Internet_20_Link">
reports</text:a>
The official website of the club from Larnaca, reports Ukrinform.</text:p>
      <text:p text:style-name="P4">
In addition to the Ukrainian, the condition of the team will leave six more football players.</text:p>
      <text:p text:style-name="P4">
Artem Gromov went to AECA in January this year on the rights of a free agent.</text:p>
      <text:p text:style-name="P4">
Interestingly, from the very beginning, the cooperation was designed for 1.5 years, and therefore, it is obviously not about the completion of the contract, but about its early repayment.</text:p>
      <text:p text:style-name="P4">
<text:span text:style-name="T4">
 Read also: </text:span>
 [<text:span text:style-name="T4">
 Minor Sports </text:span>
 named the names(https://www.ukrinform.ua/rubric-sports/3714637-minmolodsportu-nazvalo-imena-sportsmeniv-aki-ne-povernulis-iz-zakordonu.html)For AEK Gromov spent 12 matches(311 minutes)in which the effective actions were not recognized.</text:p>
      <text:p text:style-name="P4">
Photo: aek.com.cy</text:p>
      <text:p text:style-name="P4">
News Source: <text:a xlink:type="simple" xlink:href="https://www.ukrinform.ua/rubric-sports/3716210-kiprskij-aek-ogolosiv-pro-zaversenna-spivpraci-z-gromovim.html" text:style-name="Internet_20_link" text:visited-style-name="Visited_20_Internet_20_Link">
https://www.ukrinform.ua/rubric-sports/3716210-kiprskij-aek-ogolosiv-pro-zaversenna-spivpraci-z-gromovim.html</text:a>
</text:p>
      <!--NEWS-->
      <text:h text:style-name="P10" text:outline-level="1">
<text:span text:style-name="T4">
On the last day of spring it will rain in somewhere, in the afternoon up to +25 °</text:span>
</text:h>
      <text:p text:style-name="P4">
Authors: Ukrinform (Person)</text:p>
      <text:p text:style-name="P4">
Publisher: Укринформ (Organization)</text:p>
      <text:p text:style-name="P4">
Published Time: 2023-05-30T18:45:19+03:00</text:p>
      <text:p text:style-name="P4">
Modified Time: 2023-05-30T18:45:19+03:00</text:p>
      <text:p text:style-name="P4">
Description: On Wednesday, May 31, changing cloudiness is expected in Ukraine. In the southeastern and eastern parts of the country, in the afternoon and in the Carpathian and Transcarpathia, short-term rains, sometimes thunderstorms; in the rest of the territory without precipitation. - Ukrinform.</text:p>
      <text:p text:style-name="P4">
Images: ['<text:a xlink:type="simple" xlink:href="https://static.ukrinform.com/photos/2022_05/thumb_files/630_360_1653467575-748.jpg" text:style-name="Internet_20_link" text:visited-style-name="Visited_20_Internet_20_Link">
630_360_16534...</text:a>
']</text:p>
      <text:p text:style-name="P4">
Tags: ['Дощ', 'Гроза', 'Погода', 'Весна']</text:p>
      <text:p text:style-name="P4">
Type: Article</text:p>
      <!--METADATA-->
      <text:p text:style-name="P4">
<draw:frame draw:style-name="fr1" draw:name="Image202" text:anchor-type="as-char" svg:width="6.9236in" svg:height="3.956343in" draw:z-index="0">
<draw:image xlink:href="../Images/yкринформ/2023-05-30T18-45-19-03-00/630_360_1653467575-748.jpg" xlink:type="simple" xlink:show="embed" xlink:actuate="onLoad" draw:mime-type="image/jpeg"/>
</draw:frame>
On Wednesday, May 31, changing cloudiness is expected in Ukraine. In the southeastern brazing parts of the country, in the afternoon and in the Carpathian region and Transcarpathian rains, in some places of thunderstorms; in the rest of the territory without precipitation.</text:p>
      <text:p text:style-name="P4">
Ukrinform was reported at the Ukrainian Hydrometeorological Center.</text:p>
      <text:p text:style-name="P4">
According to forecasters, the wind is northern, 5-10 m/s tomorrow. Temperature at night10-15 °, in the western regions 7-12 °; In the afternoon 20-25 °, in Zaporizhzhya, Donetsk Talugansk regions 17-22 °, in the Carpathians 13-18 °.</text:p>
      <text:p text:style-name="P4">
In the capital region on Wednesday, changing cloudiness, without precipitation. North wind, 5-10 m/s. The temperature in Kiev at night is 13-15 °, in the afternoon 22-24 °; On the area at night 10-15 °, in the afternoon 20-25 °.</text:p>
      <text:p text:style-name="P4">
On June 1-2, forecasters forecast changing cloudiness. On June 1, at night, in the afternoon, in the east, southeastern regions, in Transcarpathia and Prykarpattya, on June 2, in the afternoon in the western, northern, Vinnytsia and Cherkasy region-small short-term <text:a xlink:type="simple" xlink:href="https://www.ukrinform.ua/tag-dos" text:style-name="Internet_20_link" text:visited-style-name="Visited_20_Internet_20_Link">
rains</text:a>
, thunderstorms; in the rest of the territory without precipitation. Wind northeast intermittently to the southwestern, 5-10 m/s.</text:p>
      <text:p text:style-name="P4">
<text:span text:style-name="T4">
 Read also: </text:span>
 <text:a xlink:type="simple" xlink:href="https://www.ukrinform.ua/rubric-world/3710494-u-pivdennij-evropi-ocikuetsa-najspekotnise-lito-cerez-zminu-klimatu.html" text:style-name="Internet_20_link" text:visited-style-name="Visited_20_Internet_20_Link">
in Southern Europe expected the hottest summer because of climate change</text:a>
Temperature at night 10-15 °, June 1 in the western, northern and Vinnytsia region 7-12 °; In the afternoon 22-27 °, June 1 in the Eastern, Southeast, June 2, 19-24 °.</text:p>
      <text:p text:style-name="P4">
In the capital and in the Kyiv region, June 1-2 is changing cloudy, without precipitation, in the afternoon on June 2, a slight short-term rain, sometimes thunderstorms. Wind northeast intermittently to the southwestern, 5-10 m/s. The temperature in Kiev at night 1 June 10-12 °, June 2 13-15 °; day 24-26 °. In the region: at night 1 June 7-12 °, 2 June 10-15 °; in the afternoon 22-27 °.</text:p>
      <text:p text:style-name="P4">
According to the Ukrhydromet Center, on June 3 in Ukraine short -term rains, thunderstorms(namshakid areas and southeastern part of the country in places); June 4, only in the southeast of the country and in the Carpathian region only in the southeast. Temperature on June 3, 10-16 °, in the western and northern regions, June 4 in Ukraine, except the far south, 6-12 °, in the western and Northblasts a decrease in up to 3-9 ° heat; Day 17-23 °, June 3 in the south of the Talid East of the country 21-27 °.</text:p>
      <text:p text:style-name="P4">
News Source: <text:a xlink:type="simple" xlink:href="https://www.ukrinform.ua/rubric-regions/3716215-v-ostannij-den-vesni-podekudi-dositime-vden-do-25.html" text:style-name="Internet_20_link" text:visited-style-name="Visited_20_Internet_20_Link">
https://www.ukrinform.ua/rubric-regions/3716215-v-ostannij-den-vesni-podekudi-dositime-vden-do-25.html</text:a>
</text:p>
      <!--NEWS-->
      <text:h text:style-name="P10" text:outline-level="1">
<text:span text:style-name="T4">
Ukraine has the right to defend itself outside its borders - the Ministry of Foreign Affairs of Britain</text:span>
</text:h>
      <text:p text:style-name="P4">
Authors: Ukrinform (Person)</text:p>
      <text:p text:style-name="P4">
Publisher: Укринформ (Organization)</text:p>
      <text:p text:style-name="P4">
Published Time: 2023-05-30T18:52:59+03:00</text:p>
      <text:p text:style-name="P4">
Modified Time: 2023-05-30T18:52:59+03:00</text:p>
      <text:p text:style-name="P4">
Description: UK Foreign Minister James Kleverli said on Tuesday that Ukraine has a legal right to defend itself and can use force outside its borders. - Ukrinform.</text:p>
      <text:p text:style-name="P4">
Images: ['<text:a xlink:type="simple" xlink:href="https://static.ukrinform.com/photos/2022_09/thumb_files/630_360_1663519318-605.jpg" text:style-name="Internet_20_link" text:visited-style-name="Visited_20_Internet_20_Link">
630_360_16635...</text:a>
']</text:p>
      <text:p text:style-name="P4">
Tags: ['Британія', 'МЗС', 'Оборона', 'Війна з Росією']</text:p>
      <text:p text:style-name="P4">
Type: Article</text:p>
      <!--METADATA-->
      <text:p text:style-name="P4">
<draw:frame draw:style-name="fr1" draw:name="Image203" text:anchor-type="as-char" svg:width="6.9236in" svg:height="3.956343in" draw:z-index="0">
<draw:image xlink:href="../Images/yкринформ/2023-05-30T18-52-59-03-00/630_360_1663519318-605.jpg" xlink:type="simple" xlink:show="embed" xlink:actuate="onLoad" draw:mime-type="image/jpeg"/>
</draw:frame>
UK Ministry of Law, James Kleverli, stated on Tuesday that Ukraine has a legal right to defend itself and can use force outside the borders.</text:p>
      <text:p text:style-name="P4">
As Ukrinform reports, it reports <text:a xlink:type="simple" xlink:href="http://news.sky.com/story/ukraine-russia-war-latest-moscow-drone-attack-kyiv-putin-12541713" text:style-name="Internet_20_link" text:visited-style-name="Visited_20_Internet_20_Link">
Sky News</text:a>
.</text:p>
      <text:p text:style-name="P4">
“Of course she(Ukraine - ed.)has a legal right to do that(To defend themselves - ed.)Within its borders, but it also has the right to use the power of the demanders of its borders to undermine Russia's ability to send force to SamuUkraine, ”the British minister said.</text:p>
      <text:p text:style-name="P4">
In response to a question about the morning attack of drones on Moscow and whether Ukraine has the right to attack the territory of the Russian Federation, Kleverli said that it was not to be made about the nature of the attack.</text:p>
      <text:p text:style-name="P4">
At the same time, he added that Ukraine has a "legal right to defend itself."</text:p>
      <text:p text:style-name="P4">
The UK Foreign Minister stressed that the "legitimate military goals" of the territory of Ukraine are part of its self -defense.</text:p>
      <text:p text:style-name="P4">
"We must admit it," the minister added.</text:p>
      <text:p text:style-name="P4">
<text:span text:style-name="T4">
 Read also: </text:span>
 <text:a xlink:type="simple" xlink:href="https://www.ukrinform.ua/rubric-polytics/3715806-rutte-dopomagati-ukraini-zahisatisa-ce-ne-vibir-ce-potribno-robiti.html" text:style-name="Internet_20_link" text:visited-style-name="Visited_20_Internet_20_Link">
Rutte: To help Ukraine <text:span text:style-name="T4">
 defend yourself </text:span>
 is not a choice, it should be done</text:a>
As reported by Ukrinform, according to <text:a xlink:type="simple" xlink:href="http://meduza.io/feature/2023/05/30/v-moskve-v-zhilye-doma-popali-bespilotniki-v-podmoskovie-sbity-neskolko-dronov" text:style-name="Internet_20_link" text:visited-style-name="Visited_20_Internet_20_Link">
Russian media</text:a>
, Moscow and Moscow, about 25 drones were applied, most of them were knocked down by the airborne air, some of the drones were caught on trees and wires because they are flying a little height. Three drones crashed into residential buildings, but they did not get an explosion in one.</text:p>
      <text:p text:style-name="P4">
Investigative Committee of Russia <text:a xlink:type="simple" xlink:href="https://www.ukrinform.ua/rubric-world/3715937-blizko-25-bezpilotnikiv-nad-moskvou-ta-pidmoskovam-slidkom-rf-sukae-pricetnih.html" text:style-name="Internet_20_link" text:visited-style-name="Visited_20_Internet_20_Link">
stated</text:a>
that investigators are investigating at the site of "facts of falling aircraft on houses in Moscow".</text:p>
      <text:p text:style-name="P4">
In the Air Force, the Armed Forces refused to comment on the attack of drones in Moscow. The Armed Forces of the Armed Forces Yuri Ignat on the air of the only news, answering the questions whether the Russians quench the drones in the Russian Federation, said: “We do not comment on what in the sky in Russia. Maybe someone is quenched, maybe someone is getting sick. But what else can we do? Already, everything was tried, and accordingly the agony of the Kremlin regime no longer knows how to give yourself advice. "After Russia began a full -scale war against Ukraine in Russian territories, both border and more distant, explosions, fires, UAV attacks occur.</text:p>
      <text:p text:style-name="P4">
<text:span text:style-name="T5">
Foto: james manning/pa</text:span>
</text:p>
      <text:p text:style-name="P4">
News Source: <text:a xlink:type="simple" xlink:href="https://www.ukrinform.ua/rubric-ato/3716218-ukraina-mae-pravo-zahisatisa-poza-mezami-svoih-kordoniv-mzs-britanii.html" text:style-name="Internet_20_link" text:visited-style-name="Visited_20_Internet_20_Link">
https://www.ukrinform.ua/rubric-ato/3716218-ukraina-mae-pravo-zahisatisa-poza-mezami-svoih-kordoniv-mzs-britanii.html</text:a>
</text:p>
      <!--NEWS-->
      <text:h text:style-name="P10" text:outline-level="1">
<text:span text:style-name="T4">
There are several dozen Ukrainians in Israel in Israel - Ambassador</text:span>
</text:h>
      <text:p text:style-name="P4">
Authors: Ukrinform (Person)</text:p>
      <text:p text:style-name="P4">
Publisher: Укринформ (Organization)</text:p>
      <text:p text:style-name="P4">
Published Time: 2023-05-30T18:55:38+03:00</text:p>
      <text:p text:style-name="P4">
Modified Time: 2023-05-30T18:55:38+03:00</text:p>
      <text:p text:style-name="P4">
Description: Physical and psychological rehabilitation is currently in Israel, but the main goal of Israeli specialists is to convey the experience that all the victims of the war can receive the necessary help in Ukraine. - Ukrinform.</text:p>
      <text:p text:style-name="P4">
Images: ['<text:a xlink:type="simple" xlink:href="https://static.ukrinform.com/photos/2023_05/thumb_files/630_360_1685456322-7946.jpeg" text:style-name="Internet_20_link" text:visited-style-name="Visited_20_Internet_20_Link">
630_360_16854...</text:a>
']</text:p>
      <text:p text:style-name="P4">
Tags: ['Ізраїль', 'Реабілітація', 'Україна', 'Психолог']</text:p>
      <text:p text:style-name="P4">
Type: Article</text:p>
      <!--METADATA-->
      <text:p text:style-name="P4">
<draw:frame draw:style-name="fr1" draw:name="Image204" text:anchor-type="as-char" svg:width="6.9236in" svg:height="3.956343in" draw:z-index="0">
<draw:image xlink:href="../Images/yкринформ/2023-05-30T18-55-38-03-00/630_360_1685456322-7946.jpeg" xlink:type="simple" xlink:show="embed" xlink:actuate="onLoad" draw:mime-type="image/jpeg"/>
</draw:frame>
Currently, the visas are undergoing physical and psychological rehabilitation by several dozen Ukrainians, but the main goal of Israeli specialists is to convey the experience that all the necessary assistance could be received from the war in Ukraine.</text:p>
      <text:p text:style-name="P4">
The Ambassador of the State of Israel to Ukraine in Ukraine Brodsky said this in a comment to the correspondent of Ukrinform during the Ukrainian-Israeli Rehabilitation Summit to Lviv.</text:p>
      <text:p text:style-name="P4">
“We have accepted several dozen Ukrainian for psychological and physical rehabilitation, including military and civilians. In addition, we gave free training courses for hundreds of doctors, rehabilitators, social workers and psychologists from Ukraine. And thousands of specialists in these people were able to get training online. After all, our main goal is to not get everyone who needs rehabilitation to <text:a xlink:type="simple" xlink:href="https://www.ukrinform.ua/tag-izrail" text:style-name="Internet_20_link" text:visited-style-name="Visited_20_Internet_20_Link">
Israel</text:a>
, and teach to do it here. We have a mod, which is not yet in Ukraine, but it is a matter of time, ” - said Bredrodsky.</text:p>
      <text:p text:style-name="P4">
One of the Ukrainian defenders who received the assistance from the rehabilitation of Vizrael is the volunteer from Odessa Oleg Vozhik, who served in the 72th Brigade of the Black Country. He was injured in Bakhmut in July last year, when he dizzy rescued his brothers.</text:p>
      <text:p text:style-name="P4">
"The leg was amputated immediately in Bakhmut, because it was no longer possible to save. Subsequently, he was in the Lviv Rehabilitation Center and I was already informed here that Ezmog to go to Israel. And I agreed. Because I have a very high amputation and Tutmeni could install a rather heavy prosthesis, which is not conveniently attached, but tamped a special option for me, which is easy, quickly attached and echoed, ”Vozhik said.</text:p>
      <text:p text:style-name="P4">
*!](https://www.ukrinform.ua/rubric-society/3663403-psihologicna-reabilitacia-vijskovih-minveteraniv-zakontraktuvalo-vze-40-likuvalnih-zakladiv.html)</text:p>
      <text:p text:style-name="P4">
News Source: <text:a xlink:type="simple" xlink:href="https://www.ukrinform.ua/rubric-society/3716220-v-izraili-prohodat-reabilitaciu-kilka-desatkiv-ukrainciv-posol.html" text:style-name="Internet_20_link" text:visited-style-name="Visited_20_Internet_20_Link">
https://www.ukrinform.ua/rubric-society/3716220-v-izraili-prohodat-reabilitaciu-kilka-desatkiv-ukrainciv-posol.html</text:a>
</text:p>
      <!--NEWS-->
      <text:h text:style-name="P10" text:outline-level="1">
<text:span text:style-name="T4">
In Melitopol, powerful explosions are heard - mayor</text:span>
</text:h>
      <text:p text:style-name="P4">
Authors: Ukrinform (Person)</text:p>
      <text:p text:style-name="P4">
Publisher: Укринформ (Organization)</text:p>
      <text:p text:style-name="P4">
Published Time: 2023-05-30T19:01:00+03:00</text:p>
      <text:p text:style-name="P4">
Modified Time: 2023-05-30T19:01:00+03:00</text:p>
      <text:p text:style-name="P4">
Description: Powerful explosions were heard in the temporarily occupied Melitopol.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Вибух', 'Війна з Росією']</text:p>
      <text:p text:style-name="P4">
Type: Article</text:p>
      <!--METADATA-->
      <text:p text:style-name="P4">
<draw:frame draw:style-name="fr1" draw:name="Image206" text:anchor-type="as-char" svg:width="6.9236in" svg:height="3.956343in" draw:z-index="0">
<draw:image xlink:href="../Images/yкринформ/2023-05-30T19-01-00-03-00/630_360_1669987737-966.jpg" xlink:type="simple" xlink:show="embed" xlink:actuate="onLoad" draw:mime-type="image/jpeg"/>
</draw:frame>
Powerful explosions were erupted by the occupied Melitopol.</text:p>
      <text:p text:style-name="P4">
About it in <text:a xlink:type="simple" xlink:href="http://t.me/ivan_fedorov_melitopol/2121" text:style-name="Internet_20_link" text:visited-style-name="Visited_20_Internet_20_Link">
telegram</text:a>
Melitopol Ivan Fedorov, reported by Melitopol, reports.</text:p>
      <text:p text:style-name="P4">
"Powerful explosions in <text:a xlink:type="simple" xlink:href="https://www.ukrinform.ua/tag-melitopol" text:style-name="Internet_20_link" text:visited-style-name="Visited_20_Internet_20_Link">
Melitopol</text:a>
The whole city is ashamed. We clarify the details, " - the post reads.</text:p>
      <text:p text:style-name="P4">
Occupational publications also write about explosions, but the invaders report that the air defense allegedly worked.</text:p>
      <text:p text:style-name="P4">
<text:span text:style-name="T4">
 Read also: </text:span>
 <text:a xlink:type="simple" xlink:href="https://www.ukrinform.ua/rubric-regions/3716033-u-mariupoli-prolunali-dva-vibuhi-u-rajoni-azovstali.html" text:style-name="Internet_20_link" text:visited-style-name="Visited_20_Internet_20_Link">
in Mariupol two <text:span text:style-name="T4">
 explosions </text:span>
 in the Azovstal area</text:a>
Later, Fedorov added that the explosions occurred near the captured plant "Autocollarite", which the enemy turned into a military base.</text:p>
      <text:p text:style-name="P4">
As reported by Ukrinform, in the occupied Melitopol abducted and kept Uneseless journalist Irina Levchenko and her husband Alexander.</text:p>
      <text:p text:style-name="P4">
_ Photo illustrative_</text:p>
      <text:p text:style-name="P4">
News Source: <text:a xlink:type="simple" xlink:href="https://www.ukrinform.ua/rubric-regions/3716222-u-melitopoli-lunaut-potuzni-vibuhi-mer.html" text:style-name="Internet_20_link" text:visited-style-name="Visited_20_Internet_20_Link">
https://www.ukrinform.ua/rubric-regions/3716222-u-melitopoli-lunaut-potuzni-vibuhi-mer.html</text:a>
</text:p>
      <!--NEWS-->
      <text:h text:style-name="P10" text:outline-level="1">
<text:span text:style-name="T4">
The Ukrzaliznytsia commented NABU searches in the purchase case</text:span>
</text:h>
      <text:p text:style-name="P4">
Authors: Ukrinform (Person)</text:p>
      <text:p text:style-name="P4">
Publisher: Укринформ (Organization)</text:p>
      <text:p text:style-name="P4">
Published Time: 2023-05-30T19:07:00+03:00</text:p>
      <text:p text:style-name="P4">
Modified Time: 2023-05-30T19:07:00+03:00</text:p>
      <text:p text:style-name="P4">
Description: The Ukrzaliznytsia JSC stated that employees of the National Anti -Corruption Bureau of Ukraine conduct searches related to purchases and assured that they were ready to promote investigative actions. - Ukrinform.</text:p>
      <text:p text:style-name="P4">
Images: ['<text:a xlink:type="simple" xlink:href="https://static.ukrinform.com/photos/2020_12/thumb_files/630_360_1608557910-360.jpg" text:style-name="Internet_20_link" text:visited-style-name="Visited_20_Internet_20_Link">
630_360_16085...</text:a>
']</text:p>
      <text:p text:style-name="P4">
Tags: ['НАБУ', 'Обшук', 'Укрзалізниця', 'Держзакупівлі']</text:p>
      <text:p text:style-name="P4">
Type: Article</text:p>
      <!--METADATA-->
      <text:p text:style-name="P4">
<draw:frame draw:style-name="fr1" draw:name="Image207" text:anchor-type="as-char" svg:width="6.9236in" svg:height="3.956343in" draw:z-index="0">
<draw:image xlink:href="../Images/yкринформ/2023-05-30T19-07-00-03-00/630_360_1608557910-360.jpg" xlink:type="simple" xlink:show="embed" xlink:actuate="onLoad" draw:mime-type="image/jpeg"/>
</draw:frame>
The Ukrzaliznytsia JSC stated that employees of the National Anti -Corruption Bureau of Ukraine conduct searches related to purchases and assured that they were ready to prepare investigative actions.</text:p>
      <text:p text:style-name="P4">
According to Ukrinform, this is reported on the site <text:a xlink:type="simple" xlink:href="https://www.uz.gov.ua/press_center/up_to_date_topic/609700/" text:style-name="Internet_20_link" text:visited-style-name="Visited_20_Internet_20_Link">
Ukrzaliznytsia</text:a>
.</text:p>
      <text:p text:style-name="P4">
It is noted that law enforcement officers were given access to home and work premises of the company workers, which are envisaged by the court order in the framework of the investigation related to the activity of the branch "Center for Production of Production" of JSC "Ukrzaliznytsya".</text:p>
      <text:p text:style-name="P4">
“Once again I emphasize that among my priority tasks in the position of the head of Ukrainian - overcoming corruption schemes. Today personally provided all clarification <text:a xlink:type="simple" xlink:href="https://www.ukrinform.ua/tag-nabu" text:style-name="Internet_20_link" text:visited-style-name="Visited_20_Internet_20_Link">
NABU</text:a>
Concerning the possible seizures in purchases. Although purchases are carried out in the period when they did not enter the area of my responsibility. We are open to any transfers, ready to promote investigative actions and maintain transparent and impartial investigation of all possible abuses in the company, "-said the chairman of the board of Ukrzaliznytsia Yevgeny Lyashchenko.</text:p>
      <text:p text:style-name="P4">
<text:span text:style-name="T4">
 Read also: </text:span>
 [AMCU fined two companies for 8.7 million for conspiracy(https://www.ukrinform.ua/rubric-economy/3714431-amku-ostrafuvav-dvi-kompanii-na-87-miljona-za-zmovu-na-zakupivli-elektromontazu.html)The company stated that after the appointment of Lashchenko to the post of chairman of the Board, the company has increased cooperation with law enforcement agencies. In particular, the company is now working closely with NABU, SBU, the National Police, the Prosecutor's Office and the SAP. A number of personnel and administrative decisions have already been made, which will be reported later.</text:p>
      <text:p text:style-name="P4">
In addition, Ukrzaliznytsia has started to actively conduct a number of their own investigations. Thus, in 2023, about 20 laws were transferred to law enforcement agencies.</text:p>
      <text:p text:style-name="P4">
*!(https://www.ukrinform.ua/rubric-society/3712565-v-ukraini-vikrili-masstabnu-roztratu-na-covidzakupivlah-do-shemi-pricetni-rosiani.html)</text:p>
      <text:p text:style-name="P4">
News Source: <text:a xlink:type="simple" xlink:href="https://www.ukrinform.ua/rubric-economy/3716225-v-ukrzaliznici-prokomentuvali-obsuki-nabu-v-spravi-pro-zakupivli.html" text:style-name="Internet_20_link" text:visited-style-name="Visited_20_Internet_20_Link">
https://www.ukrinform.ua/rubric-economy/3716225-v-ukrzaliznici-prokomentuvali-obsuki-nabu-v-spravi-pro-zakupivli.html</text:a>
</text:p>
      <!--NEWS-->
      <text:h text:style-name="P10" text:outline-level="1">
<text:span text:style-name="T4">
Topsmerters and experts signed a letter of risk of extinction of humanity from artificial intelligence</text:span>
</text:h>
      <text:p text:style-name="P4">
Authors: Ukrinform (Person)</text:p>
      <text:p text:style-name="P4">
Publisher: Укринформ (Organization)</text:p>
      <text:p text:style-name="P4">
Published Time: 2023-05-30T19:10:00+03:00</text:p>
      <text:p text:style-name="P4">
Modified Time: 2023-05-30T19:10:00+03:00</text:p>
      <text:p text:style-name="P4">
Description: Leading artificial intelligence leaders, including Openai CEO, Sam Altman, joined experts and professors to raise the issue of "Risk of extinction from the AI" and called on politicians to equate artificial intelligence with pandemics and nuclear war risks. - Ukrinform.</text:p>
      <text:p text:style-name="P4">
Images: ['<text:a xlink:type="simple" xlink:href="https://static.ukrinform.com/photos/2018_06/thumb_files/630_360_1528650363-6726.jpg" text:style-name="Internet_20_link" text:visited-style-name="Visited_20_Internet_20_Link">
630_360_15286...</text:a>
']</text:p>
      <text:p text:style-name="P4">
Tags: ['Технології', 'Лист', 'Штучний інтелект', 'Вимирання']</text:p>
      <text:p text:style-name="P4">
Type: Article</text:p>
      <!--METADATA-->
      <text:p text:style-name="P4">
<draw:frame draw:style-name="fr1" draw:name="Image208" text:anchor-type="as-char" svg:width="6.9236in" svg:height="3.956343in" draw:z-index="0">
<draw:image xlink:href="../Images/yкринформ/2023-05-30T19-10-00-03-00/630_360_1528650363-6726.jpg" xlink:type="simple" xlink:show="embed" xlink:actuate="onLoad" draw:mime-type="image/jpeg"/>
</draw:frame>
Leaders in artificial intelligence, including the CEO of Openaism Altman, joined experts and professors to raise the issue of "Risk of extinction from the AI" and called on politicians to equate artificial intelligence of prandemics related to pandemics and nuclear war.</text:p>
      <text:p text:style-name="P4">
As Ukrinform reports, it reports <text:a xlink:type="simple" xlink:href="https://www.reuters.com/technology/top-ai-ceos-experts-raise-risk-extinction-ai-2023-05-30/" text:style-name="Internet_20_link" text:visited-style-name="Visited_20_Internet_20_Link">
Reuters</text:a>
.</text:p>
      <text:p text:style-name="P4">
"Reduced the risk of extinction through <text:a xlink:type="simple" xlink:href="https://www.ukrinform.ua/tag-stucnij-intelekt" text:style-name="Internet_20_link" text:visited-style-name="Visited_20_Internet_20_Link">
si</text:a>
It should be a global priority along with other risks of the public scale, such as pandemics and nuclear war, "more than 350 signatures wrote in a letter published(Separate).</text:p>
      <text:p text:style-name="P4">
Окрім Альтмана, серед них були керівники компаній DeepMind і Anthropic, атакож керівники Microsoft і Google. Також серед них були Джеффрі Хінтон іЙошуа Бенгіо - двоє з трьох так званих "хрещених батьків ШІ", які отрималиПремію Тьюринга 2018 року за свою роботу в галузі глибокого вивчення, іпрофесори з різних установ - від Гарварду до китайського Університету Цінхуа.</text:p>
      <text:p text:style-name="P4">
Подання листа збіглось у часі із засіданням Ради з торгівлі та технологій США-ЄС у Швеції, де політики, як очікується, обговорюватимуть питання регулюванняШІ.</text:p>
      <text:p text:style-name="P4">
<text:span text:style-name="T4">
Читайте також:</text:span>
 <text:a xlink:type="simple" xlink:href="https://www.ukrinform.ua/rubric-technology/3714440-eksperimenti-z-upravlinna-stucnim-intelektom-openai-proponue-granti-na-1-miljon.html" text:style-name="Internet_20_link" text:visited-style-name="Visited_20_Internet_20_Link">
 Експерименти з управління <text:span text:style-name="T4">
штучним</text:span>
 <text:span text:style-name="T4">
інтелект</text:span>
 ом:OpenAI пропонує гранти на $1 мільйон </text:a>
As reported <text:a xlink:type="simple" xlink:href="https://www.ukrinform.ua/rubric-technology/3716106-nvidia-pobudue-izrailskij-superkomputer-cerez-visokij-popit-na-stucnij-intelekt.html" text:style-name="Internet_20_link" text:visited-style-name="Visited_20_Internet_20_Link">
Ukrinform</text:a>
, NVIDIA Corporation has stated that a supercomputer with artificial intelligence would be more powerful in Israel(Thor)To meet the growing demand for applications that use such latest technologies.</text:p>
      <text:p text:style-name="P4">
News Source: <text:a xlink:type="simple" xlink:href="https://www.ukrinform.ua/rubric-ato/3716224-topmenedzeri-ta-eksperti-pidpisali-list-pro-rizik-vimiranna-ludstva-vid-stucnogo-intelektu.html" text:style-name="Internet_20_link" text:visited-style-name="Visited_20_Internet_20_Link">
https://www.ukrinform.ua/rubric-ato/3716224-topmenedzeri-ta-eksperti-pidpisali-list-pro-rizik-vimiranna-ludstva-vid-stucnogo-intelektu.html</text:a>
</text:p>
      <!--NEWS-->
      <text:h text:style-name="P10" text:outline-level="1">
<text:span text:style-name="T4">
From Russia deported Ukrainian who wanted to take out orphans from the occupied territories</text:span>
</text:h>
      <text:p text:style-name="P4">
Authors: Ukrinform (Person)</text:p>
      <text:p text:style-name="P4">
Publisher: Укринформ (Organization)</text:p>
      <text:p text:style-name="P4">
Published Time: 2023-05-30T19:12:24+03:00</text:p>
      <text:p text:style-name="P4">
Modified Time: 2023-05-30T19:12:24+03:00</text:p>
      <text:p text:style-name="P4">
Description: Russian security forces detained in Moscow and sent a citizen of Ukraine from Russia, who, according to their version, came to the Russian Federation in order to remove orphans from the occupied territories. - Ukrinform.</text:p>
      <text:p text:style-name="P4">
Images: ['<text:a xlink:type="simple" xlink:href="https://static.ukrinform.com/photos/2016_08/thumb_files/630_360_1472122040-2829-narucniki-na-zensine.jpg" text:style-name="Internet_20_link" text:visited-style-name="Visited_20_Internet_20_Link">
630_360_14721...</text:a>
']</text:p>
      <text:p text:style-name="P4">
Tags: ['Депортація', 'Діти', 'Росія']</text:p>
      <text:p text:style-name="P4">
Type: Article</text:p>
      <!--METADATA-->
      <text:p text:style-name="P4">
<draw:frame draw:style-name="fr1" draw:name="Image209" text:anchor-type="as-char" svg:width="6.9236in" svg:height="3.956343in" draw:z-index="0">
<draw:image xlink:href="../Images/yкринформ/2023-05-30T19-12-24-03-00/630_360_1472122040-2829-narucniki-na-zensine.jpg" xlink:type="simple" xlink:show="embed" xlink:actuate="onLoad" draw:mime-type="image/jpeg"/>
</draw:frame>
Russian security forces were detained in Moscow and sent from the Russian citizen of Ukraine, who, according to their version, came to the Russian Federation for the purpose of exported orphans from the occupied territories.</text:p>
      <text:p text:style-name="P4">
As Ukrinform reports, it reports in <text:a xlink:type="simple" xlink:href="http://t.me/rian_ru/204138" text:style-name="Internet_20_link" text:visited-style-name="Visited_20_Internet_20_Link">
telegram channel</text:a>
Russian State Information with reference to the Guards in the Second Offices.</text:p>
      <text:p text:style-name="P4">
According to the agency, the Ukrainian wanted to "at the task" of the Save Ukraine Foundation, which reassures the return of children, forcibly exported from Ukraine, to take two or orphans from the occupied Genichesk.</text:p>
      <text:p text:style-name="P4">
In the video, the detained says that her name is Olga Gurul, and the instructions, as exported, were given in Poland. According to her, together with minors, she initially had to get to Kiev, and from there - to Germany.</text:p>
      <text:p text:style-name="P4">
During the border control, the woman said she had come to <text:a xlink:type="simple" xlink:href="https://www.ukrinform.ua/tag-rosia" text:style-name="Internet_20_link" text:visited-style-name="Visited_20_Internet_20_Link">
Russia</text:a>
to get Russian citizenship. She later told the security officers that she wanted to take out Genica children. On the published video, the detainee calls the acquaintance and says it is deported back to Belarus. After that, the internet soothes the gurul.</text:p>
      <text:p text:style-name="P4">
Save Ukraine Fund subsequently <text:a xlink:type="simple" xlink:href="http://zona.media/news/2023/05/30/gurulya" text:style-name="Internet_20_link" text:visited-style-name="Visited_20_Internet_20_Link">
specified</text:a>
that helped Guruli to return the 17-year-old goddaughter of Denis and that she was detained more than a week ago. The Winstagram Foundation cited the history of the Khersonchanka, without calling her name: “Olga was Russian, they took away all the documents and the phone. For two days, she was questioned by the FSB representatives and threatened to imprison for 15 years. The woman never gave the baptized son, instead sent to Minsk, held for another day and released. " Gurul is safe now.</text:p>
      <text:p text:style-name="P4">
Earlier, the Russian State Informing reported that in Moscow a delayed Save Ukraine Fund, an organization that helps to take out children in Russia in Ukraine. At the same time, the interlocutor of the agency forced that the Save Ukraine Fund was allegedly related to the Security Service of Ukraine.</text:p>
      <text:p text:style-name="P4">
<text:span text:style-name="T4">
 Read also: </text:span>
 [through Russian aggression, absolutely all the rights of Ukrainian children - Gerasimchuk] are violated](https://www.ukrinform.ua/rubric-society/3716004-cerez-rosijsku-agresiu-poruseni-absolutno-vsi-prava-ukrainskih-ditej-gerasimcuk.html)</text:p>
      <text:p text:style-name="P4">
News Source: <text:a xlink:type="simple" xlink:href="https://www.ukrinform.ua/rubric-society/3716226-z-rosii-deportuvali-ukrainku-aka-hotila-vivezti-ditejsirit-z-okupovanih-teritorij.html" text:style-name="Internet_20_link" text:visited-style-name="Visited_20_Internet_20_Link">
https://www.ukrinform.ua/rubric-society/3716226-z-rosii-deportuvali-ukrainku-aka-hotila-vivezti-ditejsirit-z-okupovanih-teritorij.html</text:a>
</text:p>
      <!--NEWS-->
      <text:h text:style-name="P10" text:outline-level="1">
<text:span text:style-name="T4">
Ukrnafta paid nearly 1.2 billion income tax for the I quarter</text:span>
</text:h>
      <text:p text:style-name="P4">
Authors: Ukrinform (Person)</text:p>
      <text:p text:style-name="P4">
Publisher: Укринформ (Organization)</text:p>
      <text:p text:style-name="P4">
Published Time: 2023-05-30T19:22:00+03:00</text:p>
      <text:p text:style-name="P4">
Modified Time: 2023-05-30T19:22:00+03:00</text:p>
      <text:p text:style-name="P4">
Description: PJSC “Ukrnafta” transferred UAH 1.187 billion to the state budget as a result of the first quarter of 2023. - Ukrinform.</text:p>
      <text:p text:style-name="P4">
Images: ['<text:a xlink:type="simple" xlink:href="https://static.ukrinform.com/photos/2019_12/thumb_files/630_360_1576666581-908.jpg" text:style-name="Internet_20_link" text:visited-style-name="Visited_20_Internet_20_Link">
630_360_15766...</text:a>
']</text:p>
      <text:p text:style-name="P4">
Tags: ['Бюджет', 'Економіка', 'Податки', 'Укрнафта']</text:p>
      <text:p text:style-name="P4">
Type: Article</text:p>
      <!--METADATA-->
      <text:p text:style-name="P4">
<draw:frame draw:style-name="fr1" draw:name="Image210" text:anchor-type="as-char" svg:width="6.9236in" svg:height="3.956343in" draw:z-index="0">
<draw:image xlink:href="../Images/yкринформ/2023-05-30T19-22-00-03-00/630_360_1576666581-908.jpg" xlink:type="simple" xlink:show="embed" xlink:actuate="onLoad" draw:mime-type="image/jpeg"/>
</draw:frame>
PJSC “Ukrnafta” transferred UAH 1.187 billion to the state budget for one in the results of the first quarter of 2023.</text:p>
      <text:p text:style-name="P4">
This was reported by the director of the company Sergey Koretsky in <text:a xlink:type="simple" xlink:href="https://www.facebook.com/sergii.koretskyi.page/posts/pfbid0Yi9aTiouLvNTaBBFJG1ZwPqZAEJnU2umFNnzN1QBCk2pH3xcfn6vt6xLNVhWCNVQl" text:style-name="Internet_20_link" text:visited-style-name="Visited_20_Internet_20_Link">
Facebook</text:a>
, reports Ukrinform.</text:p>
      <text:p text:style-name="P4">
“<text:a xlink:type="simple" xlink:href="https://www.ukrinform.ua/tag-ukrnafta" text:style-name="Internet_20_link" text:visited-style-name="Visited_20_Internet_20_Link">
Ukrnafta</text:a>
transferred to the budget UAH 1,187 billion income tax on the results of the first quarter of 2023. This is a little less than 1% of the total revenues to the state budget in this period in 2023, which amounted to UAH 152.2 billion, ”he said.</text:p>
      <text:p text:style-name="P4">
Koretsky said that the amount is almost twice as high as the reserves of the previous year were paid: according to the results of the 2022, the enterprise has drawn UAH 694 million.</text:p>
      <text:p text:style-name="P4">
“It is extremely important to comply with fiscal discipline. The funds of taxpayers are directed to the needs of the Armed Forces of Ukraine, support the vulnerators of the population, public education and health care, ”the head of the company added.</text:p>
      <text:p text:style-name="P4">
<text:span text:style-name="T4">
 Read also: </text:span>
 <text:a xlink:type="simple" xlink:href="https://www.ukrinform.ua/rubric-economy/3715727-kabmin-zatverdiv-finansovij-plan-ukrnafti-na-2023-rik.html" text:style-name="Internet_20_link" text:visited-style-name="Visited_20_Internet_20_Link">
Cabinet approved the financial plan <text:span text:style-name="T4">
 Ukrnafta </text:span>
 for 2023</text:a>
As it was reported, Ukrnafta completed the first quarter of 2023 with a net profit of UAH 4.3 billion. This figure is equal to the net profit received by the company for the whole peaceful 2020(4.3 billion UAH).</text:p>
      <text:p text:style-name="P4">
News Source: <text:a xlink:type="simple" xlink:href="https://www.ukrinform.ua/rubric-economy/3716231-ukrnafta-za-i-kvartal-splatila-majze-12-milarda-podatku-na-pributok.html" text:style-name="Internet_20_link" text:visited-style-name="Visited_20_Internet_20_Link">
https://www.ukrinform.ua/rubric-economy/3716231-ukrnafta-za-i-kvartal-splatila-majze-12-milarda-podatku-na-pributok.html</text:a>
</text:p>
      <!--NEWS-->
      <text:h text:style-name="P10" text:outline-level="1">
<text:span text:style-name="T4">
The United States has imposed sanctions against dozens of people and organizations from China and Mexico for drug trafficking</text:span>
</text:h>
      <text:p text:style-name="P4">
Authors: Ukrinform (Person)</text:p>
      <text:p text:style-name="P4">
Publisher: Укринформ (Organization)</text:p>
      <text:p text:style-name="P4">
Published Time: 2023-05-30T19:22:01+03:00</text:p>
      <text:p text:style-name="P4">
Modified Time: 2023-05-30T19:22:01+03:00</text:p>
      <text:p text:style-name="P4">
Description: The US government has announced sanctions against 17 people and organizations abroad that produced and provided the sale of prohibited synthetic narcotic substances in the United States. - Ukrinform.</text:p>
      <text:p text:style-name="P4">
Images: ['<text:a xlink:type="simple" xlink:href="https://static.ukrinform.com/photos/2018_03/thumb_files/630_360_1522070878-4204.jpg" text:style-name="Internet_20_link" text:visited-style-name="Visited_20_Internet_20_Link">
630_360_15220...</text:a>
']</text:p>
      <text:p text:style-name="P4">
Tags: ['Китай', 'Мексика', 'Наркотики', 'Санкції', 'США']</text:p>
      <text:p text:style-name="P4">
Type: Article</text:p>
      <!--METADATA-->
      <text:p text:style-name="P4">
<draw:frame draw:style-name="fr1" draw:name="Image211" text:anchor-type="as-char" svg:width="6.9236in" svg:height="3.956343in" draw:z-index="0">
<draw:image xlink:href="../Images/yкринформ/2023-05-30T19-22-01-03-00/630_360_1522070878-4204.jpg" xlink:type="simple" xlink:show="embed" xlink:actuate="onLoad" draw:mime-type="image/jpeg"/>
</draw:frame>
The US Government has agreed to impose sanctions against 17 people and organizations abroad, which was prepared and provided for the sale of prohibited synthetic narcotic substance territories of the United States.</text:p>
      <text:p text:style-name="P4">
This is stated in the statement of the US State Department on Tuesday, reports Ukrinform.</text:p>
      <text:p text:style-name="P4">
“Today the Ministry of Finance <text:a xlink:type="simple" xlink:href="https://www.ukrinform.ua/tag-ssa" text:style-name="Internet_20_link" text:visited-style-name="Visited_20_Internet_20_Link">
USA</text:a>
He introduced sanctions against17 of individuals and legal entities involved in the production of prohibited narcotics, 13 of which are in the People's Republic of China, and other - in Mexico, ”the message reads.</text:p>
      <text:p text:style-name="P4">
It is noted that these individuals and organizations were involved in the creation of pills with a florus marking under the guise of pharmaceuticals allowed, however, fentanyl. It is a synthetic narcotic substance that is hundredth of times more than other opioids. The parties produced were intended for the sale of the reinforced states.</text:p>
      <text:p text:style-name="P4">
At the same time, it is emphasized that the US Department of State is making efforts to allow the "global coalition" to be able to enhance international interaction tastimulates innovative steps to respond to threats to synthetic narcotics.</text:p>
      <text:p text:style-name="P4">
<text:span text:style-name="T4">
 Read also: </text:span>
 [Police in Peru seized almost 60 kilograms(https://www.ukrinform.ua/rubric-world/3714446-policia-v-peru-vilucila-majze-60-kilogramiv-kokainu-zi-svastikou-na-pakunkah.html)Earlier, the US Administration has introduced measures to strengthen the traffic partnership to combat drug trafficking and announced 30 offers with a reward in total for more than $ 75 million for information that will help in this process.</text:p>
      <text:p text:style-name="P4">
News Source: <text:a xlink:type="simple" xlink:href="https://www.ukrinform.ua/rubric-world/3716230-ssa-zaprovadili-sankcii-proti-desatkiv-osib-ta-organizacij-iz-kitau-ta-meksiki-za-narkotorgivlu.html" text:style-name="Internet_20_link" text:visited-style-name="Visited_20_Internet_20_Link">
https://www.ukrinform.ua/rubric-world/3716230-ssa-zaprovadili-sankcii-proti-desatkiv-osib-ta-organizacij-iz-kitau-ta-meksiki-za-narkotorgivlu.html</text:a>
</text:p>
      <!--NEWS-->
      <text:h text:style-name="P10" text:outline-level="1">
<text:span text:style-name="T4">
In the east of the Armed Forces, 11 attacks were repelled, in Kharkiv region they were not allowed to break through saboteurs</text:span>
</text:h>
      <text:p text:style-name="P4">
Authors: Ukrinform (Person)</text:p>
      <text:p text:style-name="P4">
Publisher: Укринформ (Organization)</text:p>
      <text:p text:style-name="P4">
Published Time: 2023-05-30T19:29:00+03:00</text:p>
      <text:p text:style-name="P4">
Modified Time: 2023-05-30T19:29:00+03:00</text:p>
      <text:p text:style-name="P4">
Description: During the day, the defense units repelled 11 enemy attacks. - Ukrinform.</text:p>
      <text:p text:style-name="P4">
Images: ['<text:a xlink:type="simple" xlink:href="https://static.ukrinform.com/photos/2022_03/thumb_files/630_360_1648629925-771.jpg" text:style-name="Internet_20_link" text:visited-style-name="Visited_20_Internet_20_Link">
630_360_16486...</text:a>
']</text:p>
      <text:p text:style-name="P4">
Tags: ['Генштаб', 'Обстріл', 'Війна з Росією']</text:p>
      <text:p text:style-name="P4">
Type: Article</text:p>
      <!--METADATA-->
      <text:p text:style-name="P4">
<draw:frame draw:style-name="fr1" draw:name="Image212" text:anchor-type="as-char" svg:width="6.9236in" svg:height="3.956343in" draw:z-index="0">
<draw:image xlink:href="../Images/yкринформ/2023-05-30T19-29-00-03-00/630_360_1648629925-771.jpg" xlink:type="simple" xlink:show="embed" xlink:actuate="onLoad" draw:mime-type="image/jpeg"/>
</draw:frame>
The defense units repelled 11 enemy attacks.</text:p>
      <text:p text:style-name="P4">
According to Ukrinform, the General Staff of the Armed Forces of Ukraine reported on <text:a xlink:type="simple" xlink:href="https://www.facebook.com/GeneralStaff.ua/posts/pfbid0ckQS1gMaY7h7GQCgCjutmFjHProVQ6a9pU5CVosi82Vsm3sXsLok6VnmFdVwfkC8l" text:style-name="Internet_20_link" text:visited-style-name="Visited_20_Internet_20_Link">
Facebook</text:a>
Having published the prompt information as of 18:00 on May 30.</text:p>
      <text:p text:style-name="P4">
“The enemy continues to focus the main efforts on the attempts of full occupation of the Luhansk and Donetsk regions. During the day, the units of the Defense Forces repelled 11 enemy attacks, ”the message reads.</text:p>
      <text:p text:style-name="P4">
The General Staff notes that the Russian Federation, having suffered great losses, continues to wage the invaders. Applies terror tactics, trying to release the population of Ukraine, strikes, makes <text:a xlink:type="simple" xlink:href="https://www.ukrinform.ua/tag-obstril" text:style-name="Internet_20_link" text:visited-style-name="Visited_20_Internet_20_Link">
shelling</text:a>
Not only military but also civilians.</text:p>
      <text:p text:style-name="P4">
<text:span text:style-name="T4">
 Read also: </text:span>
 <text:a xlink:type="simple" xlink:href="https://www.ukrinform.ua/rubric-ato/3716127-rosiani-znovu-namagautsa-atakuvati-pozicii-zsu-na-lugansini-111-obstriliv-za-dobu.html" text:style-name="Internet_20_link" text:visited-style-name="Visited_20_Internet_20_Link">
Russians again try to attack the positions of the Armed Forces of Naulganschyna - 111 <text:span text:style-name="T4">
 Extort </text:span>
 Ilov per day</text:a>
During this era, the Russian Federation struck the next massive aviation strike of the vision of Ukraine, in particular, in Kiev, applying Shahd-136/131.29 shock UAVs from 31 drones destroyed Ukrainian defenders. Unfortunately, there are victims of the average population, damaged private dwellings, other civilian and administrative infrastructure.</text:p>
      <text:p text:style-name="P4">
In total, during the day, the enemy caused 44 aviation and one missile strike, and made about 20 shelling of rocket launchers on the positions of Ukrainian troops and settlements.</text:p>
      <text:p text:style-name="P4">
The likelihood of missile and aviation strikes throughout Ukraine is high.</text:p>
      <text:p text:style-name="P4">
<text:span text:style-name="T4">
 In the Volyn and Polissya directions </text:span>
 Operational situation remains astate, no signs of formation of offensive groups have been detected.</text:p>
      <text:p text:style-name="P4">
*!(https://www.ukrinform.ua/rubric-other_news/3716025-sili-oboroni-obstrilali-vagnerivciv-aki-vihodili-z-bahmuta-80-zagiblih-ta-119-poranenih.html)</text:p>
      <text:p text:style-name="P4">
<text:span text:style-name="T4">
 In the Kupyansk direction </text:span>
 the aggressor during the day led unsuccessful offensives to the west of Masutivka of Kharkiv region and in the direction of Novoselovsky Luhansk region. Artillery and mortar shelling of the enemy Vodikaminka, Novomlinsk, two -year, Western, Kyslivka, Kotlyarivka, Berestovetovetokhkiv region.</text:p>
      <text:p text:style-name="P4">
<text:span text:style-name="T4">
 In the Liman direction </text:span>
 During the day, Russian troops were active. Aviation blows in the areas of Bigorivka of Lugansk region and Yampolovka of Donetsk region were struck. Artillery shelling of Visevske, Bigorivka of Luhansk region and disputed Donetsk region.</text:p>
      <text:p text:style-name="P4">
<text:span text:style-name="T4">
 In the Bakhmut direction </text:span>
 during the day the enemy did not perform. Orykhovo-Vasylivka, Bogdanivka, Chrome, Ivanivske, White Mountain, North, Iron Tanya York of Donetsk region were injured from enemy artillery shelling.</text:p>
      <text:p text:style-name="P4">
<text:span text:style-name="T4">
 In the Avdeevsky direction </text:span>
 the aggressor conducted offensive actions in the direction of Severny, had no success. He struck aviation in the Avdiivka area. Filling firing of settlements Avdiivka, Orlovka, Pervomaisk, Netaylovo, Donetsk region.</text:p>
      <text:p text:style-name="P4">
<text:span text:style-name="T4">
 In the Mariinsky direction </text:span>
 Ukrainian defenders reflected all the attacks of the enemy in the city of Marinka, as well as in the direction of the settlements of Victory Tanovomikhailivka. At the same time, the enemy caused an aviation strike within the inhabited vendor of Marinka, artillery shelling was suffered by St. George and connecting.</text:p>
      <text:p text:style-name="P4">
<text:span text:style-name="T4">
 In the mineral direction </text:span>
 the aggressor caused an aviation strike in the area of the Great Kosyka. He fired at the settlements of Kalledar, Novoukrainka, Prychistivka, Golden Niva and Shakhtarske.</text:p>
      <text:p text:style-name="P4">
<text:span text:style-name="T4">
 In Zaporizhzhya and Kherson directions </text:span>
 The enemy continues to conduct defense. He struck an aviation strike in the area of Orikhov of Zaporizhzhya region. Implementation of settlements Zelene field, Novopol, Temivka of Donetsk region; Olgiv, Gulyaypole, Mala Tokmachka, Novodanylivka, Orikhiv, Novoandriivka Tastpepovo Zaporizhzhya region; Sadovy, Komyshans, Kizomis, Kherson region.</text:p>
      <text:p text:style-name="P4">
<text:span text:style-name="T4">
 Read also: </text:span>
 <text:a xlink:type="simple" xlink:href="https://www.ukrinform.ua/rubric-ato/3716052-na-limanokupanskij-napramok-vorog-stagnuv-riznosersti-vijska-vid-kazakiv-do-kadirivciv-zsu.html" text:style-name="Internet_20_link" text:visited-style-name="Visited_20_Internet_20_Link">
On the Limano -Kubiansky direction the enemy was charged with "diverse" troops, from Kazaks to Kadyriv - <text:span text:style-name="T4">
 Cherry </text:span>
</text:a>
The General Staff was informed that the aviation of the Defense Forces per day has caused 8 blows to the focus of the enemy's personnel and military equipment.As reported by Ukrinform, the Defense Forces of Ukraine from February 24, 2022 to 30th 2023 <text:a xlink:type="simple" xlink:href="https://www.ukrinform.ua/rubric-ato/3715857-sili-oboroni-za-dobu-znisili-410-rosian-zbili-38-droniv-i-51-raketu.html" text:style-name="Internet_20_link" text:visited-style-name="Visited_20_Internet_20_Link">
eliminated about 207 thousand 440 Russian invaders</text:a>
, at the same time - 410 people.</text:p>
      <text:p text:style-name="P4">
News Source: <text:a xlink:type="simple" xlink:href="https://www.ukrinform.ua/rubric-ato/3716234-na-shodi-zsu-vidbili-11-atak-na-harkivsini-ne-dali-prorvatisa-diversantam.html" text:style-name="Internet_20_link" text:visited-style-name="Visited_20_Internet_20_Link">
https://www.ukrinform.ua/rubric-ato/3716234-na-shodi-zsu-vidbili-11-atak-na-harkivsini-ne-dali-prorvatisa-diversantam.html</text:a>
</text:p>
      <!--NEWS-->
      <text:h text:style-name="P10" text:outline-level="1">
<text:span text:style-name="T4">
Today the UN Council will discuss the situation at the Zaporozhye NPP</text:span>
</text:h>
      <text:p text:style-name="P4">
Authors: Ukrinform (Person)</text:p>
      <text:p text:style-name="P4">
Publisher: Укринформ (Organization)</text:p>
      <text:p text:style-name="P4">
Published Time: 2023-05-30T19:30:00+03:00</text:p>
      <text:p text:style-name="P4">
Modified Time: 2023-05-30T19:30:00+03:00</text:p>
      <text:p text:style-name="P4">
Description: On Tuesday in the afternoon, the UN Security Council will discuss the situation at the Zaporozhye NPP. - Ukrinform.</text:p>
      <text:p text:style-name="P4">
Images: ['<text:a xlink:type="simple" xlink:href="https://static.ukrinform.com/photos/2023_03/thumb_files/630_360_1678357178-672.jpg" text:style-name="Internet_20_link" text:visited-style-name="Visited_20_Internet_20_Link">
630_360_16783...</text:a>
']</text:p>
      <text:p text:style-name="P4">
Tags: ['Україна', 'Радбез ООН', 'Запорізька АЕС']</text:p>
      <text:p text:style-name="P4">
Type: Article</text:p>
      <!--METADATA-->
      <text:p text:style-name="P4">
<draw:frame draw:style-name="fr1" draw:name="Image213" text:anchor-type="as-char" svg:width="6.9236in" svg:height="3.956343in" draw:z-index="0">
<draw:image xlink:href="../Images/yкринформ/2023-05-30T19-30-00-03-00/630_360_1678357178-672.jpg" xlink:type="simple" xlink:show="embed" xlink:actuate="onLoad" draw:mime-type="image/jpeg"/>
</draw:frame>
On Tuesday, the afternoon of the UN Security Council will discuss the situation at the Zaporozhye NPP.</text:p>
      <text:p text:style-name="P4">
According to the Ukrinform correspondent in New York, it is expected to tell at the Security Council, CEO Rafael Grosssey CEO.</text:p>
      <text:p text:style-name="P4">
France and Ecuador were initiated. Ukraine will take part in it.</text:p>
      <text:p text:style-name="P4">
The meeting will start at 15:00(22:00 for Kiev).</text:p>
      <text:p text:style-name="P4">
<text:span text:style-name="T4">
Читайте також:</text:span>
 <text:a xlink:type="simple" xlink:href="https://www.ukrinform.ua/rubric-ato/3713543-rosiani-oblastuvali-logisticnu-i-vijskovu-bazu-na-troh-energoblokah-zaes-rozvidka.html" text:style-name="Internet_20_link" text:visited-style-name="Visited_20_Internet_20_Link">
 Росіяни облаштували логістичну і військову базу на трьохенергоблоках <text:span text:style-name="T4">
ЗАЕС</text:span>
 - розвідка </text:a>
According to intelligence, Russian invaders use the territory of power units №1, 2, 4 of Zaporizhzhya NPP as logistics and militarybasis.</text:p>
      <text:p text:style-name="P4">
The NPP has been under the control of Russian troops since the beginning of March 2022. The invasions are constantly firing both the surrounding area and the station itself, destroying power lines and causing external power to shut off.</text:p>
      <text:p text:style-name="P4">
As a result of the shelling made by the Russians on the night of May 22, Zaporizhzhia <text:a xlink:type="simple" xlink:href="https://www.ukrinform.ua/tag-aes" text:style-name="Internet_20_link" text:visited-style-name="Visited_20_Internet_20_Link">
NPP</text:a>
Over the day of admiration <text:a xlink:type="simple" xlink:href="https://www.ukrinform.ua/rubric-economy/3712445-zaes-cerez-obstril-usome-za-cas-okupacii-perejsla-v-rezim-blekautu.html" text:style-name="Internet_20_link" text:visited-style-name="Visited_20_Internet_20_Link">
passed the canoe</text:a>
.</text:p>
      <text:p text:style-name="P4">
Prime Minister Denis Shmigal stated that Ukraine <text:a xlink:type="simple" xlink:href="https://www.ukrinform.ua/rubric-ato/3713205-smigal-pisla-cergovogo-obstrilu-zaes-ukraina-pracue-nad-tim-sob-zmusiti-rosiu-zalisiti-stanciu.html" text:style-name="Internet_20_link" text:visited-style-name="Visited_20_Internet_20_Link">
works with all partners</text:a>
To force Russia to leave the Zaporozhye NPP and create a demilitarized area around the station.  <text:span text:style-name="T5">
Foto: bbc.com</text:span>
</text:p>
      <text:p text:style-name="P4">
News Source: <text:a xlink:type="simple" xlink:href="https://www.ukrinform.ua/rubric-world/3716235-sogodni-radbez-oon-obgovorit-situaciu-na-zaporizkij-aes.html" text:style-name="Internet_20_link" text:visited-style-name="Visited_20_Internet_20_Link">
https://www.ukrinform.ua/rubric-world/3716235-sogodni-radbez-oon-obgovorit-situaciu-na-zaporizkij-aes.html</text:a>
</text:p>
      <!--NEWS-->
      <text:h text:style-name="P10" text:outline-level="1">
<text:span text:style-name="T4">
The Ukrainian -language version of "Mavka" will be shown in Poland</text:span>
</text:h>
      <text:p text:style-name="P4">
Authors: Ukrinform (Person)</text:p>
      <text:p text:style-name="P4">
Publisher: Укринформ (Organization)</text:p>
      <text:p text:style-name="P4">
Published Time: 2023-05-30T19:31:00+03:00</text:p>
      <text:p text:style-name="P4">
Modified Time: 2023-05-30T19:31:00+03:00</text:p>
      <text:p text:style-name="P4">
Description: The film rental of the Ukrainian -language version of the animated tape "Mavka. Forest Song »will start in Poland from June 1. - Ukrinform.</text:p>
      <text:p text:style-name="P4">
Images: ['<text:a xlink:type="simple" xlink:href="https://static.ukrinform.com/photos/2023_02/thumb_files/630_360_1675255427-859.jpg" text:style-name="Internet_20_link" text:visited-style-name="Visited_20_Internet_20_Link">
630_360_16752...</text:a>
']</text:p>
      <text:p text:style-name="P4">
Tags: ['Польща', 'Українська мова', 'Мультфільм «Мавка»']</text:p>
      <text:p text:style-name="P4">
Type: Article</text:p>
      <!--METADATA-->
      <text:p text:style-name="P4">
<draw:frame draw:style-name="fr1" draw:name="Image214" text:anchor-type="as-char" svg:width="6.9236in" svg:height="3.956343in" draw:z-index="0">
<draw:image xlink:href="../Images/yкринформ/2023-05-30T19-31-00-03-00/630_360_1675255427-859.jpg" xlink:type="simple" xlink:show="embed" xlink:actuate="onLoad" draw:mime-type="image/jpeg"/>
</draw:frame>
The cinema of the Ukrainian -language version of the animated tape "Mavka. Forest Song »will start the Upolshi from June 1.</text:p>
      <text:p text:style-name="P4">
The State Cinema Agency in [Facebook] informs about it.(http://www.facebook.com/ukrainefilmagency/posts/pfbid02Pq1AJWppnu92pur1Bnvyn2yvmiLnmxY89nJJP3DuEHp4z5pT1VuiHuse1TN4yGfJl), reports Ukrinform.</text:p>
      <text:p text:style-name="P4">
“The Embassy of Ukraine in Poland has become an honorary partner of the Mavka. Forestry »in Ukrainian, which will take place in June and July in cinemas, Wroclaw, Gdansk, Gdin, Szczecin, Poznan, Rzeszow and other cities,” the message will be in the message.</text:p>
      <text:p text:style-name="P4">
It is noted that the cartoon rental "Mavka. Forest song »Ukrainian starts on June 1st. At the same time, the cartoon premiere in Polish will take place on August 42023. The role of the main character will be voiced by singer Roksan Wengel.</text:p>
      <text:p text:style-name="P4">
<text:span text:style-name="T4">
 Read also: </text:span>
 <text:a xlink:type="simple" xlink:href="https://www.ukrinform.ua/rubric-culture/3700478-na-kinofestivali-u-nimeccini-pokazut-ukrainsku-stricku-la-palisiada.html" text:style-name="Internet_20_link" text:visited-style-name="Visited_20_Internet_20_Link">
at the Film Festival in Germany will show the Ukrainian ribbon "La Palisiarada"</text:a>
The department also reminds that the tape was created on the basis of the drama-extravaganza of Lesiuska "Forest Song". She tells of a strong connection of man with nature, eternal values of love and loyalty, as well as the struggle of good with evil.</text:p>
      <text:p text:style-name="P4">
The animated film was created with the support <text:a xlink:type="simple" xlink:href="https://www.ukrinform.ua/tag-derzkino" text:style-name="Internet_20_link" text:visited-style-name="Visited_20_Internet_20_Link">
Derzhkino</text:a>
, US agencies for international development(USAID Ukraine). Кінотеатральну дистрибуцію в Україні здійснюютьFILM.UA Distribution та Kinomania Film Distribution.</text:p>
      <text:p text:style-name="P4">
<text:span text:style-name="T4">
Читайте також:</text:span>
 <text:a xlink:type="simple" xlink:href="https://www.ukrinform.ua/rubric-culture/3710794-reziser-lisenbart-planue-znati-povnometraznij-animacijnij-film-ostannij-kozak.html" text:style-name="Internet_20_link" text:visited-style-name="Visited_20_Internet_20_Link">
 Режисер Лісенбарт планує зняти повнометражний анімаційнийфільм «Останній козак» </text:a>
According to Ukrinform, according to the results of the thirteenth week the rental of the animated movie "Mavka. Forest Song" amounted to 148 763 970 UAH.</text:p>
      <text:p text:style-name="P4">
News Source: <text:a xlink:type="simple" xlink:href="https://www.ukrinform.ua/rubric-culture/3716158-ukrainomovnu-versiu-mavki-pokazut-u-polsi.html" text:style-name="Internet_20_link" text:visited-style-name="Visited_20_Internet_20_Link">
https://www.ukrinform.ua/rubric-culture/3716158-ukrainomovnu-versiu-mavki-pokazut-u-polsi.html</text:a>
</text:p>
      <!--NEWS-->
      <text:h text:style-name="P10" text:outline-level="1">
<text:span text:style-name="T4">
Zelensky met with the Atlantic Council delegation</text:span>
</text:h>
      <text:p text:style-name="P4">
Authors: Ukrinform (Person)</text:p>
      <text:p text:style-name="P4">
Publisher: Укринформ (Organization)</text:p>
      <text:p text:style-name="P4">
Published Time: 2023-05-30T19:34:00+03:00</text:p>
      <text:p text:style-name="P4">
Modified Time: 2023-05-30T19:34:00+03:00</text:p>
      <text:p text:style-name="P4">
Description: The visit of the delegation of the leading American non -governmental Analytical Center "Atlantic Council" to Ukraine is an important signal of support for our country by the United States. - Ukrinform.</text:p>
      <text:p text:style-name="P4">
Images: ['<text:a xlink:type="simple" xlink:href="https://static.ukrinform.com/photos/2023_05/thumb_files/630_360_1685464296-785.jpeg" text:style-name="Internet_20_link" text:visited-style-name="Visited_20_Internet_20_Link">
630_360_16854...</text:a>
']</text:p>
      <text:p text:style-name="P4">
Tags: ['США', 'Україна', 'Зеленський', 'Атлантична рада']</text:p>
      <text:p text:style-name="P4">
Type: Article</text:p>
      <!--METADATA-->
      <text:p text:style-name="P4">
<draw:frame draw:style-name="fr1" draw:name="Image215" text:anchor-type="as-char" svg:width="6.9236in" svg:height="3.956343in" draw:z-index="0">
<draw:image xlink:href="../Images/yкринформ/2023-05-30T19-34-00-03-00/630_360_1685464296-785.jpeg" xlink:type="simple" xlink:show="embed" xlink:actuate="onLoad" draw:mime-type="image/jpeg"/>
</draw:frame>
Visitalegation of the leading American non -governmental Analytical Center "Atlantic Council" to Ukraine is an important signal of support for our country by the United States.</text:p>
      <text:p text:style-name="P4">
President Volodymyr Zelenskyy informed about it in <text:a xlink:type="simple" xlink:href="https://t.me/V_Zelenskiy_official/6425" text:style-name="Internet_20_link" text:visited-style-name="Visited_20_Internet_20_Link">
telegram</text:a>
, reports Ukrinform.</text:p>
      <text:p text:style-name="P4">
“The visit of the Atlantic Council delegation to Ukraine is another important signal support from our country by <text:a xlink:type="simple" xlink:href="https://www.ukrinform.ua/tag-ssa" text:style-name="Internet_20_link" text:visited-style-name="Visited_20_Internet_20_Link">
the United States</text:a>
. I thank the President of Biden, the whole American people for the strong support of Ukraine from the very beginning of Russian aggression. We appreciate the bicameral and two-party support of the US Congress, ”the Head of State said.</text:p>
      <text:p text:style-name="P4">
He specified that Ukraine defends democratic values that both states and peoples share, and this is a struggle for freedom, for the future of the world.</text:p>
      <text:p text:style-name="P4">
In <text:a xlink:type="simple" xlink:href="https://president.gov.ua/news/prezident-ukrayini-prijnyav-delegaciyu-atlantichnoyi-radi-83241" text:style-name="Internet_20_link" text:visited-style-name="Visited_20_Internet_20_Link">
Presidential Office</text:a>
It was informed that Zelensky made a meeting with a delegation of the Atlantic Council, led by Presidential Morganization Frederick Camp. The delegation included members of the Council Jonroders, David Petreus and John Herbst.</text:p>
      <text:p text:style-name="P4">
The President, at the request of the Atlantic Council, spoke about Ukraine's main defense needs. He praised the decision of President Szhazhzef Baiden separately to launch the aviation coalition and the beginning of Ukrainian pilots for modern Western fighters.</text:p>
      <text:p text:style-name="P4">
Zelensky spoke about the situation on the forefront and made a forecast for its development to the vague perspective. The head of the Ukrainian state said that the Russian aggressor significantly intensified rocket terror and strikes in Ukrainian cities, primarily in civilian infrastructure of civilians.</text:p>
      <text:p text:style-name="P4">
During the meeting it was also about Ukraine's expectations from the NATO Vilnius Summit.</text:p>
      <text:p text:style-name="P4">
"It will become a powerful motivational factor for our army, for all Ukrainian people," Zelensky said.</text:p>
      <text:p text:style-name="P4">
He also informed the delegation of the Atlantic Council about the course of reforms in our country, which continue despite Russian aggression.At the end of the meeting, KAMP presented the President of the Citizen of the World, which the Atlantic Council awards the world leaders who made a significant contribution of the development of transatlantic relations.</text:p>
      <text:p text:style-name="P4">
The head of the Ukrainian state, accepting the award, said that it was a distinction for all the Ukrainian people, for his courage and heroic struggle.</text:p>
      <text:p text:style-name="P4">
As reported <text:a xlink:type="simple" xlink:href="https://www.ukrinform.ua/rubric-ato/3715891-vasington-rozgladae-nadanna-ukraini-raket-atacms-bajden.html" text:style-name="Internet_20_link" text:visited-style-name="Visited_20_Internet_20_Link">
Ukrinform</text:a>
, US President Joe Biden said the United States continues to consider the issue of Ukrainian ATACMS long -range missiles.</text:p>
      <text:p text:style-name="P4">
<text:span text:style-name="T5">
Foto: op</text:span>
</text:p>
      <text:p text:style-name="P4">
News Source: <text:a xlink:type="simple" xlink:href="https://www.ukrinform.ua/rubric-polytics/3716237-zelenskij-zustrivsa-iz-delegacieu-atlanticnoi-radi.html" text:style-name="Internet_20_link" text:visited-style-name="Visited_20_Internet_20_Link">
https://www.ukrinform.ua/rubric-polytics/3716237-zelenskij-zustrivsa-iz-delegacieu-atlanticnoi-radi.html</text:a>
</text:p>
      <!--NEWS-->
      <text:h text:style-name="P10" text:outline-level="1">
<text:span text:style-name="T4">
The Russians fired the border of Chernihiv and Sumy in the afternoon in the afternoon</text:span>
</text:h>
      <text:p text:style-name="P4">
Authors: Ukrinform (Person)</text:p>
      <text:p text:style-name="P4">
Publisher: Укринформ (Organization)</text:p>
      <text:p text:style-name="P4">
Published Time: 2023-05-30T19:35:00+03:00</text:p>
      <text:p text:style-name="P4">
Modified Time: 2023-05-30T19:35:00+03:00</text:p>
      <text:p text:style-name="P4">
Description: On May 30, Russian troops fired at the border areas of Chernihiv and Sumy regions as of 18:00.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Чернігівщина', 'Війна з Росією']</text:p>
      <text:p text:style-name="P4">
Type: Article</text:p>
      <!--METADATA-->
      <text:p text:style-name="P4">
<draw:frame draw:style-name="fr1" draw:name="Image219" text:anchor-type="as-char" svg:width="6.9236in" svg:height="3.956343in" draw:z-index="0">
<draw:image xlink:href="../Images/yкринформ/2023-05-30T19-35-00-03-00/630_360_1640330796-210.jpeg" xlink:type="simple" xlink:show="embed" xlink:actuate="onLoad" draw:mime-type="image/jpeg"/>
</draw:frame>
On May 30, the border districts and Sumy regions were fired at May 30 at 18:00.</text:p>
      <text:p text:style-name="P4">
According to Ukrinform about this operational command "North" reports in <text:a xlink:type="simple" xlink:href="https://t.me/ok_pivnich1/2923" text:style-name="Internet_20_link" text:visited-style-name="Visited_20_Internet_20_Link">
telegram</text:a>
.</text:p>
      <text:p text:style-name="P4">
From 10:05 to 10:10, five [hits] were recorded(https://www.ukrinform.ua/tag-obstril)Probably from a mortar 120 mm, in the area of Yangulivka settlement.</text:p>
      <text:p text:style-name="P4">
From 11:45 to 11:50 there were three hits, probably from a mortar 120 mm, in the region of Leonivka settlement.</text:p>
      <text:p text:style-name="P4">
From 13:20 to 13:40 six hits were recorded, probably from a mortar 120 mm, in the middle of the village of Middle-Budda.</text:p>
      <text:p text:style-name="P4">
From 13:40 to 13:50, five hits were recorded, probably from a mortar 120 mm, in the settlement of Senkivka.</text:p>
      <text:p text:style-name="P4">
From 15:25 to 3:30 pm there were four hit, probably from a mortar 120 mm, in the region of Yangulivka settlement.</text:p>
      <text:p text:style-name="P4">
<text:span text:style-name="T4">
 Read also: </text:span>
 <text:a xlink:type="simple" xlink:href="https://www.ukrinform.ua/rubric-ato/3716127-rosiani-znovu-namagautsa-atakuvati-pozicii-zsu-na-lugansini-111-obstriliv-za-dobu.html" text:style-name="Internet_20_link" text:visited-style-name="Visited_20_Internet_20_Link">
Russians again try to attack the positions of the Armed Forces of Nalahanschyna - 111 <text:span text:style-name="T4">
 shelling </text:span>
 Iv per day</text:a>
There were no losses on the loss of the local population or damage to civilian infrastructure.</text:p>
      <text:p text:style-name="P4">
As reported by Ukrinform, in the morning of May 30, Russian troops four times of Vrytyleria and mortars fired at border settlements of Chernihiv Isum regions.</text:p>
      <text:p text:style-name="P4">
News Source: <text:a xlink:type="simple" xlink:href="https://www.ukrinform.ua/rubric-ato/3716238-rosiani-vden-pat-raziv-obstrilali-prikordonna-cernigivsini-j-sumsini.html" text:style-name="Internet_20_link" text:visited-style-name="Visited_20_Internet_20_Link">
https://www.ukrinform.ua/rubric-ato/3716238-rosiani-vden-pat-raziv-obstrilali-prikordonna-cernigivsini-j-sumsini.html</text:a>
</text:p>
      <!--NEWS-->
      <text:h text:style-name="P10" text:outline-level="1">
<text:span text:style-name="T4">
91% of mobile networks - Fedorov work in Ukraine</text:span>
</text:h>
      <text:p text:style-name="P4">
Authors: Ukrinform (Person)</text:p>
      <text:p text:style-name="P4">
Publisher: Укринформ (Organization)</text:p>
      <text:p text:style-name="P4">
Published Time: 2023-05-30T19:39:00+03:00</text:p>
      <text:p text:style-name="P4">
Modified Time: 2023-05-30T19:39:00+03:00</text:p>
      <text:p text:style-name="P4">
Description: As of the end of May, 91% of mobile networks operate in Ukraine. In total, UAH 2.2 billion is required to reconstruct the telecom-industry. - Ukrinform.</text:p>
      <text:p text:style-name="P4">
Images: ['<text:a xlink:type="simple" xlink:href="https://static.ukrinform.com/photos/2023_02/thumb_files/630_360_1676288534-382.jpeg" text:style-name="Internet_20_link" text:visited-style-name="Visited_20_Internet_20_Link">
630_360_16762...</text:a>
']</text:p>
      <text:p text:style-name="P4">
Tags: ['Технології', "Мобільний зв'язок", 'Мінцифри', 'Михайло Федоров']</text:p>
      <text:p text:style-name="P4">
Type: Article</text:p>
      <!--METADATA-->
      <text:p text:style-name="P4">
<draw:frame draw:style-name="fr1" draw:name="Image220" text:anchor-type="as-char" svg:width="6.9236in" svg:height="3.956343in" draw:z-index="0">
<draw:image xlink:href="../Images/yкринформ/2023-05-30T19-39-00-03-00/630_360_1676288534-382.jpeg" xlink:type="simple" xlink:show="embed" xlink:actuate="onLoad" draw:mime-type="image/jpeg"/>
</draw:frame>
The state of May is 91% of mobile networks in Ukraine. In total, UAH 2.2 billion is required for the reconstruction-industry.</text:p>
      <text:p text:style-name="P4">
This was reported by Viceremier-Minister for Innovation, Development of Education, Science of Tatekhnology-Minister of Digital Transformation Mikhail Fedorov in <text:a xlink:type="simple" xlink:href="https://t.me/zedigital/3184" text:style-name="Internet_20_link" text:visited-style-name="Visited_20_Internet_20_Link">
Telegram</text:a>
, reports Ukrinform.</text:p>
      <text:p text:style-name="P4">
“Ran's attempts to destroy the base stations with rockets and steal equipment to stretch us without <text:a xlink:type="simple" xlink:href="https://www.ukrinform.ua/tag-mobilnij-zvazok" text:style-name="Internet_20_link" text:visited-style-name="Visited_20_Internet_20_Link">
communication</text:a>
, failed. Like plans to arrange a total blackout and immerse the Ukrainians. Thanks to the titanic work of communications, 91% of mobile networks work. Millions of Ukrainians remain in touch with their relatives, knowing that they are all -garage, ”he said.</text:p>
      <text:p text:style-name="P4">
Fedorov specified that in total 35,000 base stations in Ukraine, of which more than 3 thousand were damaged/destroyed by Russian invaders; 1800 has already been restored. In total, the TV-industry for the pre-war state requires UAH 2.2 billion.</text:p>
      <text:p text:style-name="P4">
“Quality communication allows the military to communicate with each other. To get information from drones and situational awareness systems. Thanks to the Ukrainian Telecom -Front, which works almost daily under fire, risking life, ”the official summarized.</text:p>
      <text:p text:style-name="P4">
<text:span text:style-name="T4">
 Read also: </text:span>
 <text:a xlink:type="simple" xlink:href="https://www.ukrinform.ua/rubric-regions/3712119-zagarbniki-u-mariupoli-montuut-obladnanna-dla-posilenogo-monitoringu-mobilnih-merez.html" text:style-name="Internet_20_link" text:visited-style-name="Visited_20_Internet_20_Link">
Tails in Mariupol Mount Equipment for Enhanced Monitoring <text:span text:style-name="T4">
 Mobile </text:span>
 <text:span text:style-name="T4">
 Networks </text:span>
</text:a>
As it was reported, the Ministry of Digital Transformation from the beginning of the launch of Internet Subvention, in 2021, provided more than 1 million Ukrainians in 3268 villages with high-speed Internet.</text:p>
      <text:p text:style-name="P4">
News Source: <text:a xlink:type="simple" xlink:href="https://www.ukrinform.ua/rubric-technology/3716242-v-ukraini-pracue-91-mobilnih-merez-fedorov.html" text:style-name="Internet_20_link" text:visited-style-name="Visited_20_Internet_20_Link">
https://www.ukrinform.ua/rubric-technology/3716242-v-ukraini-pracue-91-mobilnih-merez-fedorov.html</text:a>
</text:p>
      <!--NEWS-->
      <text:h text:style-name="P10" text:outline-level="1">
<text:span text:style-name="T4">
In the Black Sea, two underwater and one surface rocket launcher</text:span>
</text:h>
      <text:p text:style-name="P4">
Authors: Ukrinform (Person)</text:p>
      <text:p text:style-name="P4">
Publisher: Укринформ (Organization)</text:p>
      <text:p text:style-name="P4">
Published Time: 2023-05-30T19:44:00+03:00</text:p>
      <text:p text:style-name="P4">
Modified Time: 2023-05-30T19:44:00+03:00</text:p>
      <text:p text:style-name="P4">
Description: Two submarine and one surface rocket launchers are currently in combat in the Black Sea, the total volley of which can reach 16 units. - Ukrinform.</text:p>
      <text:p text:style-name="P4">
Images: ['<text:a xlink:type="simple" xlink:href="https://static.ukrinform.com/photos/2023_04/thumb_files/630_360_1680330426-334.jpg" text:style-name="Internet_20_link" text:visited-style-name="Visited_20_Internet_20_Link">
630_360_16803...</text:a>
']</text:p>
      <text:p text:style-name="P4">
Tags: [' Чорне море', 'Корабель', 'Війна з Росією', 'Єдині новини', 'Наталія Гуменюк']</text:p>
      <text:p text:style-name="P4">
Type: Article</text:p>
      <!--METADATA-->
      <text:p text:style-name="P4">
<draw:frame draw:style-name="fr1" draw:name="Image221" text:anchor-type="as-char" svg:width="6.9236in" svg:height="3.956343in" draw:z-index="0">
<draw:image xlink:href="../Images/yкринформ/2023-05-30T19-44-00-03-00/630_360_1680330426-334.jpg" xlink:type="simple" xlink:show="embed" xlink:actuate="onLoad" draw:mime-type="image/jpeg"/>
</draw:frame>
Two-submarine and one excess rocket launcher are currently in combat in the Black Sea, the total volley of which can reach 16 units.</text:p>
      <text:p text:style-name="P4">
According to Ukrinform, the head of the united newspaper of the united press center of the operational team "South" Natalia Humeniuk reported on the air of the National Telectorphone "Unified News".</text:p>
      <text:p text:style-name="P4">
“There are signs of threat. The enemy continues to maneuver the ship. It constantly moves rockettone. If in the daytime they are governed up to 4 - two surfaces, two underwater, then one is extra -drawn at the base - two submarine and single rocket launchers remain on duty. Total volley <text:a xlink:type="simple" xlink:href="https://www.ukrinform.ua/tag-raketa" text:style-name="Internet_20_link" text:visited-style-name="Visited_20_Internet_20_Link">
rocket</text:a>
In this case, 16 units can reach, ”she said.</text:p>
      <text:p text:style-name="P4">
Humeniuk added that it is more difficult to detect underwater rocket launchers. The alternation of two submarine rocket launchers, she said, can say that the enemy prepares "insidious attack with the help of drone and rocket launcher."</text:p>
      <text:p text:style-name="P4">
<text:span text:style-name="T4">
 Read also: </text:span>
 <text:a xlink:type="simple" xlink:href="https://www.ukrinform.ua/rubric-kyiv/3715983-vorog-be-po-kievu-sob-pomstitisa-za-svoi-nevdaci-na-fronti-povitrani-sili.html" text:style-name="Internet_20_link" text:visited-style-name="Visited_20_Internet_20_Link">
the enemy beats in Kiev to take revenge for his failures of Nafronto - Air Force</text:a>
As reported <text:a xlink:type="simple" xlink:href="https://www.ukrinform.ua/rubric-ato/3715838-uprodovz-minuloi-dobi-protivnik-zavdav-62-aviacijnih-udari-ta-zdijsniv-54-obstrili.html" text:style-name="Internet_20_link" text:visited-style-name="Visited_20_Internet_20_Link">
Ukrinform</text:a>
, during the last day, the enemy struck 622 and 54 shelling from rocket launchers. The victims were affected by civilian populations, and other infrastructure was damaged.</text:p>
      <text:p text:style-name="P4">
News Source: <text:a xlink:type="simple" xlink:href="https://www.ukrinform.ua/rubric-ato/3716244-u-cornomu-mori-cerguut-dva-pidvodnih-ta-odin-nadvodnij-raketonosii-rf.html" text:style-name="Internet_20_link" text:visited-style-name="Visited_20_Internet_20_Link">
https://www.ukrinform.ua/rubric-ato/3716244-u-cornomu-mori-cerguut-dva-pidvodnih-ta-odin-nadvodnij-raketonosii-rf.html</text:a>
</text:p>
      <!--NEWS-->
      <text:h text:style-name="P10" text:outline-level="1">
<text:span text:style-name="T4">
Russians "knock out" from employees for consent to cooperation - Energoatom</text:span>
</text:h>
      <text:p text:style-name="P4">
Authors: Ukrinform (Person)</text:p>
      <text:p text:style-name="P4">
Publisher: Укринформ (Organization)</text:p>
      <text:p text:style-name="P4">
Published Time: 2023-05-30T19:44:12+03:00</text:p>
      <text:p text:style-name="P4">
Modified Time: 2023-05-30T19:44:12+03:00</text:p>
      <text:p text:style-name="P4">
Description: At the Zaporizhzhya NPP, the invaders increased the pressure on workers and under the torture forced them to sign a contract with the Russians. - Ukrinform.</text:p>
      <text:p text:style-name="P4">
Images: ['<text:a xlink:type="simple" xlink:href="https://static.ukrinform.com/photos/2022_09/thumb_files/630_360_1662657925-567.jpg" text:style-name="Internet_20_link" text:visited-style-name="Visited_20_Internet_20_Link">
630_360_16626...</text:a>
']</text:p>
      <text:p text:style-name="P4">
Tags: ['Окупація', 'Росія', 'Побиття', 'Запорізька АЕС']</text:p>
      <text:p text:style-name="P4">
Type: Article</text:p>
      <!--METADATA-->
      <text:p text:style-name="P4">
<draw:frame draw:style-name="fr1" draw:name="Image222" text:anchor-type="as-char" svg:width="6.9236in" svg:height="3.956343in" draw:z-index="0">
<draw:image xlink:href="../Images/yкринформ/2023-05-30T19-44-12-03-00/630_360_1662657925-567.jpg" xlink:type="simple" xlink:show="embed" xlink:actuate="onLoad" draw:mime-type="image/jpeg"/>
</draw:frame>
Nazapozhye NPPs have increased pressure on employees and under the torture they are able to sign a contract with the Russians.</text:p>
      <text:p text:style-name="P4">
About it in <text:a xlink:type="simple" xlink:href="http://t.me/energoatom_ua/13329" text:style-name="Internet_20_link" text:visited-style-name="Visited_20_Internet_20_Link">
telegram</text:a>
Informs Energoatom, Ukrinform reports.</text:p>
      <text:p text:style-name="P4">
"In the satellite city of the temporarily occupied Energodar, the Rashists have significantly disposed of the search for those Ukrainian atomic, who are courageously holding more than a rostal not to sign employment contracts with the fake AO" exclusive organization of ASA "or other enterprise.</text:p>
      <text:p text:style-name="P4">
It is noted that the invaders are torturing the workers, several they have expelled, knocking out their consent to cooperate with the aggressor.</text:p>
      <text:p text:style-name="P4">
Energoatom assures that even despite threats, torture, blackmail Tabozuzupin intimidation Ukrainians on <text:a xlink:type="simple" xlink:href="https://www.ukrinform.ua/tag-zaporizka-aes" text:style-name="Internet_20_link" text:visited-style-name="Visited_20_Internet_20_Link">
ZPES</text:a>
They are decent and refuse to cooperate with the racists.</text:p>
      <text:p text:style-name="P4">
<text:span text:style-name="T4">
 Read also: </text:span>
 <text:a xlink:type="simple" xlink:href="https://www.ukrinform.ua/rubric-world/3716235-sogodni-radbez-oon-obgovorit-situaciu-na-zaporizkij-aes.html" text:style-name="Internet_20_link" text:visited-style-name="Visited_20_Internet_20_Link">
today Radbez <text:span text:style-name="T4">
 UN </text:span>
 will discuss the situation of Nazaposhi NPP</text:a>
It was reported that the ZPP has been captured since the beginning of March 2022. The occupying was transferred to its military base, the station territory and machinery.</text:p>
      <text:p text:style-name="P4">
<text:span text:style-name="T5">
Foto: Fredrik Dahl / IAEA</text:span>
</text:p>
      <text:p text:style-name="P4">
News Source: <text:a xlink:type="simple" xlink:href="https://www.ukrinform.ua/rubric-ato/3716243-rosiani-vibivaut-zi-spivrobitnikiv-zaes-zgodu-na-spivpracu-energoatom.html" text:style-name="Internet_20_link" text:visited-style-name="Visited_20_Internet_20_Link">
https://www.ukrinform.ua/rubric-ato/3716243-rosiani-vibivaut-zi-spivrobitnikiv-zaes-zgodu-na-spivpracu-energoatom.html</text:a>
</text:p>
      <!--NEWS-->
      <text:h text:style-name="P10" text:outline-level="1">
<text:span text:style-name="T4">
In Israel Palestinian militants shot a man in a car</text:span>
</text:h>
      <text:p text:style-name="P4">
Authors: Ukrinform (Person)</text:p>
      <text:p text:style-name="P4">
Publisher: Укринформ (Organization)</text:p>
      <text:p text:style-name="P4">
Published Time: 2023-05-30T19:48:00+03:00</text:p>
      <text:p text:style-name="P4">
Modified Time: 2023-05-30T19:48:00+03:00</text:p>
      <text:p text:style-name="P4">
Description: As a result of the shelling of the machine near the settlement of Khrmesh in the north of the west bank of the Jordan River was killed by the Israeli. - Ukrinform.</text:p>
      <text:p text:style-name="P4">
Images: ['<text:a xlink:type="simple" xlink:href="https://static.ukrinform.com/photos/2017_07/thumb_files/630_360_1499035769-5525.jpg" text:style-name="Internet_20_link" text:visited-style-name="Visited_20_Internet_20_Link">
630_360_14990...</text:a>
']</text:p>
      <text:p text:style-name="P4">
Tags: ['Автомобіль', 'Ізраїль', 'Палестина', 'Розстріл']</text:p>
      <text:p text:style-name="P4">
Type: Article</text:p>
      <!--METADATA-->
      <text:p text:style-name="P4">
<draw:frame draw:style-name="fr1" draw:name="Image223" text:anchor-type="as-char" svg:width="6.9236in" svg:height="3.956343in" draw:z-index="0">
<draw:image xlink:href="../Images/yкринформ/2023-05-30T19-48-00-03-00/630_360_1499035769-5525.jpg" xlink:type="simple" xlink:show="embed" xlink:actuate="onLoad" draw:mime-type="image/jpeg"/>
</draw:frame>
As a result of the shelling of the machine near the settlement of Khrmesh in the north of the Western Bereh of the Jordan River was killed by the Israeli.</text:p>
      <text:p text:style-name="P4">
About it reports <text:a xlink:type="simple" xlink:href="https://www.timesofisrael.com/israeli-man-seriously-hurt-in-apparent-west-bank-terror-shooting/" text:style-name="Internet_20_link" text:visited-style-name="Visited_20_Internet_20_Link">
The Times of Israel</text:a>
With reference to military and doctors, reports Ukrinform.</text:p>
      <text:p text:style-name="P4">
According to local authorities, the victim came under <text:a xlink:type="simple" xlink:href="https://www.ukrinform.ua/tag-obstril" text:style-name="Internet_20_link" text:visited-style-name="Visited_20_Internet_20_Link">
shelling</text:a>
Walking in a car on the Hermesh Blond Settlement, west of Dzhenin. The man continued to go until he was in the community where he was assisted by doctors.</text:p>
      <text:p text:style-name="P4">
The local ambulance service reported that a civilian person aged about 30 years was delivered in serious condition at the entrance to the settlement. A helicopter was sent to the scene, which brought the victim to Hillyl Jaffe Vhader's hospital, where his death was subsequently stated.</text:p>
      <text:p text:style-name="P4">
*!(https://www.ukrinform.ua/rubric-world/3714524-v-izraili-likviduvali-palestinca-pisla-sprobi-vbivstva-v-sinagozi.html)The Israeli Defense Army stated that the troops began to persecute the attackers by blocking several roads in the area.</text:p>
      <text:p text:style-name="P4">
As reported <text:a xlink:type="simple" xlink:href="https://www.ukrinform.ua/rubric-world/3715654-v-izraili-protestuvali-morskij-zaliznij-kupol.html" text:style-name="Internet_20_link" text:visited-style-name="Visited_20_Internet_20_Link">
Ukrinform</text:a>
, a series of successful tests of the Iron Dome System Celebration in Israel have been conducted in Israel(In the International Classification is called C-Dome).</text:p>
      <text:p text:style-name="P4">
News Source: <text:a xlink:type="simple" xlink:href="https://www.ukrinform.ua/rubric-world/3716247-v-izraili-palestinski-bojoviki-rozstrilali-colovika-v-avto.html" text:style-name="Internet_20_link" text:visited-style-name="Visited_20_Internet_20_Link">
https://www.ukrinform.ua/rubric-world/3716247-v-izraili-palestinski-bojoviki-rozstrilali-colovika-v-avto.html</text:a>
</text:p>
      <!--NEWS-->
      <text:h text:style-name="P10" text:outline-level="1">
<text:span text:style-name="T4">
The 3x3 Basketball Women's Basketball Team will play against Lithuania, Poland and Estonia at European Kam-2023</text:span>
</text:h>
      <text:p text:style-name="P4">
Authors: Ukrinform (Person)</text:p>
      <text:p text:style-name="P4">
Publisher: Укринформ (Organization)</text:p>
      <text:p text:style-name="P4">
Published Time: 2023-05-30T19:48:22+03:00</text:p>
      <text:p text:style-name="P4">
Modified Time: 2023-05-30T19:48:22+03:00</text:p>
      <text:p text:style-name="P4">
Description: The 3x3 Basketball Women's Basketball Team has learned the rivals to play at the European Games 20123 in Poland. - Ukrinform.</text:p>
      <text:p text:style-name="P4">
Images: ['<text:a xlink:type="simple" xlink:href="https://static.ukrinform.com/photos/2023_05/thumb_files/630_360_1685465242-253.jpg" text:style-name="Internet_20_link" text:visited-style-name="Visited_20_Internet_20_Link">
630_360_16854...</text:a>
']</text:p>
      <text:p text:style-name="P4">
Tags: ['Баскетбол']</text:p>
      <text:p text:style-name="P4">
Type: Article</text:p>
      <!--METADATA-->
      <text:p text:style-name="P4">
<draw:frame draw:style-name="fr1" draw:name="Image225" text:anchor-type="as-char" svg:width="6.9236in" svg:height="3.956343in" draw:z-index="0">
<draw:image xlink:href="../Images/yкринформ/2023-05-30T19-48-22-03-00/630_360_1685465242-253.jpg" xlink:type="simple" xlink:show="embed" xlink:actuate="onLoad" draw:mime-type="image/jpeg"/>
</draw:frame>
Women's Basketball 3x3 has learned the rivals with which the Navara Games 20123 played in Poland.</text:p>
      <text:p text:style-name="P4">
The national team of Ukraine is included in the C group, where the national teams of Lithuania, Poland of Testonia will also play, Ukrinform reports.</text:p>
      <text:p text:style-name="P4">
The basketball tournament will be held in Krakow from June 21 to June 24.</text:p>
      <text:p text:style-name="P4">
The two best teams from the group will come out in the quarterfinals, and then the winners will determine the matches.</text:p>
      <text:p text:style-name="P4">
The performance at European Games will bring the scores to the individual rating -bank rating, which affects the Olympic qualification.</text:p>
      <text:p text:style-name="P4">
<text:span text:style-name="T4">
 Read also: </text:span>
 <text:a xlink:type="simple" xlink:href="https://www.ukrinform.ua/rubric-sports/3716166-mihajluk-meni-bulo-b-duze-priemno-zalisitis-u-sarlott.html" text:style-name="Internet_20_link" text:visited-style-name="Visited_20_Internet_20_Link">
Mikhailuk: I would be very pleased to stay in Charlotte</text:a>
As it was reported, at the first European Games-2015 in Baku, the women's national team in basketball won "Silver", at the 2019 games the team did not group.</text:p>
      <text:p text:style-name="P4">
Photo: fbu.ua</text:p>
      <text:p text:style-name="P4">
News Source: <text:a xlink:type="simple" xlink:href="https://www.ukrinform.ua/rubric-sports/3716248-zinoca-zbirna-ukraini-z-basketbolu-3h3-zigrae-proti-litvi-polsi-ta-estonii-na-evropejskih-igrai2023.html" text:style-name="Internet_20_link" text:visited-style-name="Visited_20_Internet_20_Link">
https://www.ukrinform.ua/rubric-sports/3716248-zinoca-zbirna-ukraini-z-basketbolu-3h3-zigrae-proti-litvi-polsi-ta-estonii-na-evropejskih-igrai2023.html</text:a>
</text:p>
      <!--NEWS-->
      <text:h text:style-name="P10" text:outline-level="1">
<text:span text:style-name="T4">
Ukraine will receive a bus from Britain converted into a mobile hospital</text:span>
</text:h>
      <text:p text:style-name="P4">
Authors: Ukrinform (Person)</text:p>
      <text:p text:style-name="P4">
Publisher: Укринформ (Organization)</text:p>
      <text:p text:style-name="P4">
Published Time: 2023-05-30T19:52:00+03:00</text:p>
      <text:p text:style-name="P4">
Modified Time: 2023-05-30T19:52:00+03:00</text:p>
      <text:p text:style-name="P4">
Description: Ukraine will receive a bus from the United Kingdom, converted into a mobile hospital - with hospital beds and medical equipment. - Ukrinform.</text:p>
      <text:p text:style-name="P4">
Images: ['<text:a xlink:type="simple" xlink:href="https://static.ukrinform.com/photos/2023_05/thumb_files/630_360_1685465545-999.jpg" text:style-name="Internet_20_link" text:visited-style-name="Visited_20_Internet_20_Link">
630_360_16854...</text:a>
']</text:p>
      <text:p text:style-name="P4">
Tags: ['Британія', 'Ізраїль', 'Медицина', 'Автобус']</text:p>
      <text:p text:style-name="P4">
Type: Article</text:p>
      <!--METADATA-->
      <text:p text:style-name="P4">
<draw:frame draw:style-name="fr1" draw:name="Image226" text:anchor-type="as-char" svg:width="6.9236in" svg:height="3.956343in" draw:z-index="0">
<draw:image xlink:href="../Images/yкринформ/2023-05-30T19-52-00-03-00/630_360_1685465545-999.jpg" xlink:type="simple" xlink:show="embed" xlink:actuate="onLoad" draw:mime-type="image/jpeg"/>
</draw:frame>
Ukraine will hold a bus from the United Kingdom, converted into a mobile hospital -from hospital beds and medical equipment.</text:p>
      <text:p text:style-name="P4">
This was reported by the Embassy of Ukraine in Britain in Ukraine in <text:a xlink:type="simple" xlink:href="https://twitter.com/UkrEmbLondon/status/1663475811989553158" text:style-name="Internet_20_link" text:visited-style-name="Visited_20_Internet_20_Link">
Twitter</text:a>
, reports Ukrinform.</text:p>
      <text:p text:style-name="P4">
“Ukraine will receive <text:a xlink:type="simple" xlink:href="https://www.ukrinform.ua/tag-avtobus" text:style-name="Internet_20_link" text:visited-style-name="Visited_20_Internet_20_Link">
bus</text:a>
, converted to a mobile hospital!The bus was additionally strengthened, and part of the sideline was replaced with hospital beds and medical equipment, pulsometers, defibrillators and containers for fresh water, ”the Ukrainian representation said.</text:p>
      <text:p text:style-name="P4">
<text:span text:style-name="T4">
 Read also: </text:span>
 <text:a xlink:type="simple" xlink:href="https://www.ukrinform.ua/rubric-society/3711674-za-zibrani-cerez-united24-kosti-pridbaut-se-15-svidkih.html" text:style-name="Internet_20_link" text:visited-style-name="Visited_20_Internet_20_Link">
for collected through United24 Funds will buy another 15 "<text:span text:style-name="T4">
 fast </text:span>
"</text:a>
As reported <text:a xlink:type="simple" xlink:href="https://www.ukrinform.ua/rubric-society/3713490-dania-peredala-ukraini-15-inkluzivnih-avtomobiliv.html" text:style-name="Internet_20_link" text:visited-style-name="Visited_20_Internet_20_Link">
Ukrinform</text:a>
, On May 24, the Denmark Government has transferred 15 inclusive cars to Ukraine to help people with disabilities mobile brigades of social and psychological assistance(UNFPA)in Ukraine.  Photo: Embassy of Ukraine to The UK</text:p>
      <text:p text:style-name="P4">
News Source: <text:a xlink:type="simple" xlink:href="https://www.ukrinform.ua/rubric-society/3716249-ukraina-otrimae-vid-britanii-avtobus-pereobladnanij-u-mobilnij-gospital.html" text:style-name="Internet_20_link" text:visited-style-name="Visited_20_Internet_20_Link">
https://www.ukrinform.ua/rubric-society/3716249-ukraina-otrimae-vid-britanii-avtobus-pereobladnanij-u-mobilnij-gospital.html</text:a>
</text:p>
      <!--NEWS-->
      <text:h text:style-name="P10" text:outline-level="1">
<text:span text:style-name="T4">
Save Ukraine stated that they did not work in Moscow's delayed woman</text:span>
</text:h>
      <text:p text:style-name="P4">
Authors: Ukrinform (Person)</text:p>
      <text:p text:style-name="P4">
Publisher: Укринформ (Organization)</text:p>
      <text:p text:style-name="P4">
Published Time: 2023-05-30T19:59:00+03:00</text:p>
      <text:p text:style-name="P4">
Modified Time: 2023-05-30T19:59:00+03:00</text:p>
      <text:p text:style-name="P4">
Description: Information about the alleged detention of Save Ukraine employee in Moscow is not true, and in the territory of the Russian Federation detained the woman that the fund was sent to pick up a godson. - Ukrinform.</text:p>
      <text:p text:style-name="P4">
Images: ['<text:a xlink:type="simple" xlink:href="https://static.ukrinform.com/photos/2023_05/thumb_files/630_360_1685466316-217.jpg" text:style-name="Internet_20_link" text:visited-style-name="Visited_20_Internet_20_Link">
630_360_16854...</text:a>
']</text:p>
      <text:p text:style-name="P4">
Tags: ['Депортація', 'Росія', 'Затримання', 'Благодійність']</text:p>
      <text:p text:style-name="P4">
Type: Article</text:p>
      <!--METADATA-->
      <text:p text:style-name="P4">
<draw:frame draw:style-name="fr1" draw:name="Image227" text:anchor-type="as-char" svg:width="6.9236in" svg:height="3.956343in" draw:z-index="0">
<draw:image xlink:href="../Images/yкринформ/2023-05-30T19-59-00-03-00/630_360_1685466316-217.jpg" xlink:type="simple" xlink:show="embed" xlink:actuate="onLoad" draw:mime-type="image/jpeg"/>
</draw:frame>
Information about the detention of Save Ukraine employee in Moscow did not meet the reality, and in the territory of the Russian Federation detained a woman who was sent to pick up a godson.</text:p>
      <text:p text:style-name="P4">
Olga Yerokhina said this in comments in comments.</text:p>
      <text:p text:style-name="P4">
"On this video(оприлюдненому російським пропагандистами – ред.)Not a worker. It's a fake, "she said.</text:p>
      <text:p text:style-name="P4">
The pressecretic said that in Moscow detained a woman that the Save Ukraine fund redeemed to <text:a xlink:type="simple" xlink:href="https://www.ukrinform.ua/tag-rosia" text:style-name="Internet_20_link" text:visited-style-name="Visited_20_Internet_20_Link">
RF</text:a>
for the purpose of picking up the player. "But she is not an employee of our organization," - emphasized.</text:p>
      <text:p text:style-name="P4">
At the same time, Save Ukraine assured that this woman was already safe.</text:p>
      <text:p text:style-name="P4">
<text:span text:style-name="T4">
 Read also: </text:span>
 <text:a xlink:type="simple" xlink:href="https://www.ukrinform.ua/rubric-society/3716226-z-rosii-deportuvali-ukrainku-aka-hotila-vivezti-ditejsirit-z-okupovanih-teritorij.html" text:style-name="Internet_20_link" text:visited-style-name="Visited_20_Internet_20_Link">
from Russia deported Ukrainian who wanted to take out orphans from the occupied territories</text:a>
She also emphasized that Save Ukraine soon publishes a nearby refutation.</text:p>
      <text:p text:style-name="P4">
It was reported, <text:a xlink:type="simple" xlink:href="https://www.ukrinform.ua/rubric-society/3716059-u-moskvi-zatrimali-spivrobitnicu-save-ukraine-aka-dopomagala-povertati-vikradenih-ditej-roszmi.html" text:style-name="Internet_20_link" text:visited-style-name="Visited_20_Internet_20_Link">
Russian State Information Agency "RIA Novosti" informed</text:a>
, which detained the Save Ukraine Fund in Moscow, which helps to export children from Russia occupied in Ukraine.</text:p>
      <text:p text:style-name="P4">
News Source: <text:a xlink:type="simple" xlink:href="https://www.ukrinform.ua/rubric-society/3716254-u-save-ukraine-zaavili-so-v-nih-ne-pracue-zatrimana-v-moskvi-zinka.html" text:style-name="Internet_20_link" text:visited-style-name="Visited_20_Internet_20_Link">
https://www.ukrinform.ua/rubric-society/3716254-u-save-ukraine-zaavili-so-v-nih-ne-pracue-zatrimana-v-moskvi-zinka.html</text:a>
</text:p>
      <!--NEWS-->
      <text:h text:style-name="P10" text:outline-level="1">
<text:span text:style-name="T4">
Humeniuk does not rule out that Russia will again lead fires from the sea</text:span>
</text:h>
      <text:p text:style-name="P4">
Authors: Ukrinform (Person)</text:p>
      <text:p text:style-name="P4">
Publisher: Укринформ (Organization)</text:p>
      <text:p text:style-name="P4">
Published Time: 2023-05-30T20:09:16+03:00</text:p>
      <text:p text:style-name="P4">
Modified Time: 2023-05-30T20:09:16+03:00</text:p>
      <text:p text:style-name="P4">
Description: There were no radical changes in Russia's tactics, but after a long pause in the use of rockets of maritime base missiles can return to their use for shelling of Ukraine. - Ukrinform.</text:p>
      <text:p text:style-name="P4">
Images: ['<text:a xlink:type="simple" xlink:href="https://static.ukrinform.com/photos/2023_05/thumb_files/630_360_1683203408-362.jpg" text:style-name="Internet_20_link" text:visited-style-name="Visited_20_Internet_20_Link">
630_360_16832...</text:a>
']</text:p>
      <text:p text:style-name="P4">
Tags: ['Обстріл', ' Чорне море', 'Війна з Росією', 'Наталія Гуменюк']</text:p>
      <text:p text:style-name="P4">
Type: Article</text:p>
      <!--METADATA-->
      <text:p text:style-name="P4">
<draw:frame draw:style-name="fr1" draw:name="Image228" text:anchor-type="as-char" svg:width="6.9236in" svg:height="3.956343in" draw:z-index="0">
<draw:image xlink:href="../Images/yкринформ/2023-05-30T20-09-16-03-00/630_360_1683203408-362.jpg" xlink:type="simple" xlink:show="embed" xlink:actuate="onLoad" draw:mime-type="image/jpeg"/>
</draw:frame>
There were no radical changes in Russia's tactics, but after a long pause of the naval missile missiles of the Russian Federation can return to their use for shelling of Ukraine.</text:p>
      <text:p text:style-name="P4">
According to Ukrinform, the head of the united newspaper of the united press center of the operational team "South" Natalia Humeniuk reported on the air of the National Telectorphone "Unified News".</text:p>
      <text:p text:style-name="P4">
“It is likely that rockets not air, Amoral base will now be applied because they(Russians - ed.)For a long time, the pause was maintained without using marine rockets. Therefore, it is likely that they were adjusting the situation for future attacks, ”Gumeniuk said.</text:p>
      <text:p text:style-name="P4">
At the same time, she emphasized that the tactics of the Russians as a whole did not change: they combine drones and missiles for attacks on Ukraine. Humeniuk noted that Russian is inserted <text:a xlink:type="simple" xlink:href="https://www.ukrinform.ua/tag-obstril" text:style-name="Internet_20_link" text:visited-style-name="Visited_20_Internet_20_Link">
shelling</text:a>
waves to show Ukrainian air defense systems.</text:p>
      <text:p text:style-name="P4">
“The first wave reveals where the air defense systems work for the second wave, which can then cause damage directly to air defense. The use of drones and missiles involves the use of various planes: mobile fire groups, anti -aircraft installations, and the means provided by our partners can work, ”she said.</text:p>
      <text:p text:style-name="P4">
<text:span text:style-name="T4">
 Read also: </text:span>
 <text:a xlink:type="simple" xlink:href="https://www.ukrinform.ua/rubric-ato/3716234-na-shodi-zsu-vidbili-11-atak-na-harkivsini-ne-dali-prorvatisa-diversantam.html" text:style-name="Internet_20_link" text:visited-style-name="Visited_20_Internet_20_Link">
in the East of the Armed Forces reflected 11 attacks, in Kharkiv region do not release saboteurs</text:a>
As it was reported, the Black Sea is currently on the battle duty <text:a xlink:type="simple" xlink:href="https://www.ukrinform.ua/rubric-ato/3716244-u-cornomu-mori-cerguut-dva-pidvodnih-ta-odin-nadvodnij-raketonosii-rf.html" text:style-name="Internet_20_link" text:visited-style-name="Visited_20_Internet_20_Link">
there are rocket launchers</text:a>
.</text:p>
      <text:p text:style-name="P4">
Over the past day, the enemy has struck 62 aircraft strikes and made 54 tunes from rocket launchers. There are victims among civilians, damaged private dwellings, infrastructure.</text:p>
      <text:p text:style-name="P4">
News Source: <text:a xlink:type="simple" xlink:href="https://www.ukrinform.ua/rubric-ato/3716255-gumenuk-ne-viklucae-so-rosia-znovu-vestime-obstrili-z-mora.html" text:style-name="Internet_20_link" text:visited-style-name="Visited_20_Internet_20_Link">
https://www.ukrinform.ua/rubric-ato/3716255-gumenuk-ne-viklucae-so-rosia-znovu-vestime-obstrili-z-mora.html</text:a>
</text:p>
      <!--NEWS-->
      <text:h text:style-name="P10" text:outline-level="1">
<text:span text:style-name="T4">
Prohibition on grain import: Ukraine opposes and offers the EU to look for market decisions</text:span>
</text:h>
      <text:p text:style-name="P4">
Authors: Ukrinform (Person)</text:p>
      <text:p text:style-name="P4">
Publisher: Укринформ (Organization)</text:p>
      <text:p text:style-name="P4">
Published Time: 2023-05-30T20:15:00+03:00</text:p>
      <text:p text:style-name="P4">
Modified Time: 2023-05-30T20:15:00+03:00</text:p>
      <text:p text:style-name="P4">
Description: The Ukrainian side considers the wrong decision of the EU to impose a ban on the import of Ukrainian agricultural products to five EU countries, which are the neighbors of Ukraine, and proposes to look for market solutions for this problem. - Ukrinform.</text:p>
      <text:p text:style-name="P4">
Images: ['<text:a xlink:type="simple" xlink:href="https://static.ukrinform.com/photos/2022_11/thumb_files/630_360_1669632623-529.jpg" text:style-name="Internet_20_link" text:visited-style-name="Visited_20_Internet_20_Link">
630_360_16696...</text:a>
']</text:p>
      <text:p text:style-name="P4">
Tags: ['Євросоюз', 'Імпорт', 'Зерно', 'Заборона', 'Сольський']</text:p>
      <text:p text:style-name="P4">
Type: Article</text:p>
      <!--METADATA-->
      <text:p text:style-name="P4">
<draw:frame draw:style-name="fr1" draw:name="Image229" text:anchor-type="as-char" svg:width="6.9236in" svg:height="3.954724in" draw:z-index="0">
<draw:image xlink:href="../Images/yкринформ/2023-05-30T20-15-00-03-00/630_360_1669632623-529.jpg" xlink:type="simple" xlink:show="embed" xlink:actuate="onLoad" draw:mime-type="image/jpeg"/>
</draw:frame>
The Ukrainian Casteron considers the wrong decision of the EU to introduce a ban on the import of Ukrainian agricultural products to five EU countries, which are the neighbors of Ukraine, and proposes to seek market solutions for this problem.</text:p>
      <text:p text:style-name="P4">
The Minister of Agrarian Policy and Food of Ukraine Mykola Solsky stated this in Brussels in Brussels during the communication with the press in the results of the non -formal working lunch within the EU Council of Ministers for Agricultural Economy and Fisheries.</text:p>
      <text:p text:style-name="P4">
“Today we had a meeting with many ministers and representatives <text:a xlink:type="simple" xlink:href="https://www.ukrinform.ua/tag-evrokomisia" text:style-name="Internet_20_link" text:visited-style-name="Visited_20_Internet_20_Link">
European Commission</text:a>
. We have outlined the prohibition of import of Ukrainian agricultural products after June 5. We are against it, this is not a good way, ”the Ukrainian government officer said.</text:p>
      <text:p text:style-name="P4">
<text:span text:style-name="T4">
 Read also: </text:span>
 <text:a xlink:type="simple" xlink:href="https://www.ukrinform.ua/rubric-economy/3715911-solskij-obgovoriv-z-horvatskim-ministrom-eksport-ukrainskoi-agroprodukcii.html" text:style-name="Internet_20_link" text:visited-style-name="Visited_20_Internet_20_Link">
<text:span text:style-name="T4">
 Solsk </text:span>
 D discussed with the Croatian Minister of Exports of Ukrainian Agro -Production</text:a>
He noted that within a few weeks after the prohibition on imported EU countries, there were huge difficulties with the functioning of the Black Sea Grain Corridor caused by Russia's actions, due to its Ukrainian side could not load the vessels with grain for decades.</text:p>
      <text:p text:style-name="P4">
“We are very grateful to our Turkish partners and united nations, as well as to all partners for the opportunity to continue this corridor for another few months. At the same time, we understand that the Russians carefully monitor the situation, they try to take advantage of it. We do not want to give them can use this, ”Solsky said.</text:p>
      <text:p text:style-name="P4">
Answering the question of Ukrinform correspondent, the Minister explained that there will be no existing restrictions on Ukrainian agrarian imports until at least 5th, and this will not be a good idea to continue them in the future. This applies to the first place, such crops as sunflower seeds, corn, wheat and rapeseed. The Minister recalled that Ukraine actively traded rapeseed seeds with EU seed . At the same time, Solsky emphasized that the Ukrainian side is as interested in finding a constructive solution.“Countries that have introduced these restrictions(Poland, Slovakia, Hungary, Bulgaria Irumunia - ed.), they are our partners as much as possible, so we try to find the right solutions. We understand this pressure on farmers last year. There is no ideal decision, but the decision to continue this ban is a tsenigri decision that may be, so we need to look for other options ... Prohibition will only be an increase in problems, because it will try to use Russian in their interests, To provoke a weakening of unity in Europe. It cannot be allowed. We will let us know as frankly as possible about each other, ”the Ukrainian official said.</text:p>
      <text:p text:style-name="P4">
As it was reported, the EU Council has just approved the continuation of the duty -free trade between the EU and Ukraine for another year, until June 2024. These regulatory rulers come into force on June 6 this year.</text:p>
      <text:p text:style-name="P4">
At the same time, the blockade of the Black Sea ports by the Russian Federation has led to a slim increase in the volume of transportation of Ukrainian grain and other farm goods with land, due to the "corridors of solidarity" on the border with neighboring countries, which significantly affected the domestic market of these countries and caused protests from local farmers.</text:p>
      <text:p text:style-name="P4">
On April 28, the European Commission agreed with the four neighboring countries of Ukraine - Bolgaria, Hungary, Poland and Slovakia - a package of measures that the avanged after the mentioned countries have abolished their sole actions of anti -agrarian imports from Ukraine. This package limits imports into the territory of the aforementioned countries, as well as Romania, four key products from Ukraine - wheat, corn, rapeseed and sunflower seeds, although it preserves the possibility of transit of goods to other EU countries and the world market.</text:p>
      <text:p text:style-name="P4">
<text:span text:style-name="T4">
 Read also: </text:span>
 <text:a xlink:type="simple" xlink:href="https://www.ukrinform.ua/rubric-economy/3707524-moldova-peredumala-obmezuvati-import-agroprodukcii-z-ukraini.html" text:style-name="Internet_20_link" text:visited-style-name="Visited_20_Internet_20_Link">
Moldova changed his mind to limit the import of agricultural products of the Ukraine</text:a>
The mentioned EU countries, which are neighbors of Ukraine, insist on continuing the restriction of imports of Ukrainian agricultural products and after June 5, when the acquisition regime of duty-free trade between Ukraine and the EU is updated.</text:p>
      <text:p text:style-name="P4">
News Source: <text:a xlink:type="simple" xlink:href="https://www.ukrinform.ua/rubric-economy/3716257-zaborona-na-import-zerna-ukraina-vistupae-proti-i-proponue-es-sukati-rinkovi-risenna.html" text:style-name="Internet_20_link" text:visited-style-name="Visited_20_Internet_20_Link">
https://www.ukrinform.ua/rubric-economy/3716257-zaborona-na-import-zerna-ukraina-vistupae-proti-i-proponue-es-sukati-rinkovi-risenna.html</text:a>
</text:p>
      <!--NEWS-->
      <text:h text:style-name="P10" text:outline-level="1">
<text:span text:style-name="T4">
In Ukraine, smoking want to give up 63% of smokers</text:span>
</text:h>
      <text:p text:style-name="P4">
Authors: Ukrinform (Person)</text:p>
      <text:p text:style-name="P4">
Publisher: Укринформ (Organization)</text:p>
      <text:p text:style-name="P4">
Published Time: 2023-05-30T20:33:00+03:00</text:p>
      <text:p text:style-name="P4">
Modified Time: 2023-05-30T20:33:00+03:00</text:p>
      <text:p text:style-name="P4">
Description: In Ukraine, 63.1% of smokers of traditional tobacco or hookah want to give up smoking. - Ukrinform.</text:p>
      <text:p text:style-name="P4">
Images: ['<text:a xlink:type="simple" xlink:href="https://static.ukrinform.com/photos/2019_09/thumb_files/630_360_1568807691-840.jpg" text:style-name="Internet_20_link" text:visited-style-name="Visited_20_Internet_20_Link">
630_360_15688...</text:a>
']</text:p>
      <text:p text:style-name="P4">
Tags: ['Куріння', 'Опитування', 'ВООЗ', "Здоров'я"]</text:p>
      <text:p text:style-name="P4">
Type: Article</text:p>
      <!--METADATA-->
      <text:p text:style-name="P4">
<draw:frame draw:style-name="fr1" draw:name="Image230" text:anchor-type="as-char" svg:width="6.9236in" svg:height="3.956343in" draw:z-index="0">
<draw:image xlink:href="../Images/yкринформ/2023-05-30T20-33-00-03-00/630_360_1568807691-840.jpg" xlink:type="simple" xlink:show="embed" xlink:actuate="onLoad" draw:mime-type="image/jpeg"/>
</draw:frame>
In Ukraine ,63.1% of smokers of traditional tobacco or hookah want to refuse smoking.</text:p>
      <text:p text:style-name="P4">
These are the results of the All -Ukrainian Poll <text:a xlink:type="simple" xlink:href="https://www.ukrinform.ua/tag-vooz" text:style-name="Internet_20_link" text:visited-style-name="Visited_20_Internet_20_Link">
WHO</text:a>
and KIIS, which were presented during the reception conference in Ukrinform.</text:p>
      <text:p text:style-name="P4">
"Among the present smokers of traditional tobacco or hookah, almost 63.1% are intended to give up smoking at any time. But only 7.1% said they were ready to refuse smoking for the next month. A16.4% said What they feel about professional help, ”said a representative of the Kiev International Institute of Sociology Victoriya Zaja.</text:p>
      <text:p text:style-name="P4">
<text:span text:style-name="T4">
 Read also: </text:span>
 <text:a xlink:type="simple" xlink:href="https://www.ukrinform.ua/rubric-economy/3709767-palne-tutun-alkogol-ak-navesti-lad-na-rinkah-pidakciznih-tovariv.html" text:style-name="Internet_20_link" text:visited-style-name="Visited_20_Internet_20_Link">
fuel, tobacco, alcohol: How to put up in the markets of hooded goods</text:a>
The survey showed that 95.2% of people know that smoking leads to serious health problems.</text:p>
      <text:p text:style-name="P4">
In addition, 65.6% watched information against the use of tobacco. Instead, 37.8% watched advertising or other information aimed at stimulating sales of tobacco or nicotine products.</text:p>
      <text:p text:style-name="P4">
<text:span text:style-name="T4">
 Read also: </text:span>
 <text:a xlink:type="simple" xlink:href="https://www.ukrinform.ua/rubric-society/3715952-27-ukrainciv-spozivaut-tutunovi-ta-nikotinovi-virobi.html" text:style-name="Internet_20_link" text:visited-style-name="Visited_20_Internet_20_Link">
27% of Ukrainians consume tobacco and nicotine products</text:a>
The survey was conducted from April 4 to April 2023 by telephone interview. 2020 adult residents of Ukraine aged 18 years and older were interviewed. A random sample of mobile phone numbers was assembled in a fall. The population living in the temporarily occupied territories, Dena is working Ukrainian mobile operators, did not participate in the judge.</text:p>
      <text:p text:style-name="P4">
News Source: <text:a xlink:type="simple" xlink:href="https://www.ukrinform.ua/rubric-society/3715970-v-ukraini-vid-palinna-hocut-vidmovitisa-63-kurciv.html" text:style-name="Internet_20_link" text:visited-style-name="Visited_20_Internet_20_Link">
https://www.ukrinform.ua/rubric-society/3715970-v-ukraini-vid-palinna-hocut-vidmovitisa-63-kurciv.html</text:a>
</text:p>
      <!--NEWS-->
      <text:h text:style-name="P10" text:outline-level="1">
<text:span text:style-name="T4">
In Zaporozhye, rain leaves for five hours in a row</text:span>
</text:h>
      <text:p text:style-name="P4">
Authors: Ukrinform (Person)</text:p>
      <text:p text:style-name="P4">
Publisher: Укринформ (Organization)</text:p>
      <text:p text:style-name="P4">
Published Time: 2023-05-30T20:45:00+03:00</text:p>
      <text:p text:style-name="P4">
Modified Time: 2023-05-30T20:45:00+03:00</text:p>
      <text:p text:style-name="P4">
Description: In Zaporozhye, a natural metrological phenomenon was registered during the day - 30 mm of precipitation fell in one hour. - Ukrinform.</text:p>
      <text:p text:style-name="P4">
Images: ['<text:a xlink:type="simple" xlink:href="https://static.ukrinform.com/photos/2023_05/thumb_files/630_360_1685468703-782.jpg" text:style-name="Internet_20_link" text:visited-style-name="Visited_20_Internet_20_Link">
630_360_16854...</text:a>
']</text:p>
      <text:p text:style-name="P4">
Tags: ['Дощ', 'Стихія', 'Негода', 'Запоріжжя']</text:p>
      <text:p text:style-name="P4">
Type: Article</text:p>
      <!--METADATA-->
      <text:p text:style-name="P4">
<draw:frame draw:style-name="fr1" draw:name="Image231" text:anchor-type="as-char" svg:width="6.9236in" svg:height="3.956343in" draw:z-index="0">
<draw:image xlink:href="../Images/yкринформ/2023-05-30T20-45-00-03-00/630_360_1685468703-782.jpg" xlink:type="simple" xlink:show="embed" xlink:actuate="onLoad" draw:mime-type="image/jpeg"/>
</draw:frame>
Uzporizhi during the day the natural metrological phenomenon was registered - 30 mm of precipitation fell in an hour.</text:p>
      <text:p text:style-name="P4">
Yulia Barysheva, a spokeswoman for the State Emergency Service of Ukraine, reported this to Ukrinform correspondent.</text:p>
      <text:p text:style-name="P4">
"In Zaporozhye today during the day <text:a xlink:type="simple" xlink:href="https://www.ukrinform.ua/tag-dos" text:style-name="Internet_20_link" text:visited-style-name="Visited_20_Internet_20_Link">
rain</text:a>
lasted 5 hours. In the first three hours, 42 mm fell out, the amount of precipitation answers the monthly norm, " - said Barysheva.</text:p>
      <text:p text:style-name="P4">
However, the most intense downpour was observed from 14:00 to 15:00. At this time, Barysheva's foundations, a natural metrological phenomenon was registered in the city - 30mm precipitation fell in one hour.</text:p>
      <text:p text:style-name="P4">
There is no rain in the city.</text:p>
      <text:p text:style-name="P4">
"In one of the villages of Zaporizhzhya district, because of the drain, it has fallen and fell an elderly woman and a stinked elderly woman," - reports(https://t.me/gu_dsns_zp/6535?single).</text:p>
      <text:p text:style-name="P4">
Rescuers were summoned by a man who was nearby.</text:p>
      <text:p text:style-name="P4">
When arriving at the scene, rescuers were debt -winged and handed over to the employees of the ambulance. Doctors were hospitalized at the city hospital.</text:p>
      <text:p text:style-name="P4">
<text:span text:style-name="T4">
 Read also: </text:span>
 [a powerful typhoon Mavar can hit the southwestern coast of Japan(https://www.ukrinform.ua/rubric-world/3715834-potuznij-tajfun-mavar-moze-dnami-vdariti-po-pivdennozahidnomu-uzberezzu-aponii.html)Thanks to rescuers, women do not threaten anything at present.</text:p>
      <text:p text:style-name="P4">
Two pieces of equipment and 9 rescuers were attracted from the State Emergency Service of Ukraine.</text:p>
      <text:p text:style-name="P4">
As reported <text:a xlink:type="simple" xlink:href="https://www.ukrinform.ua/rubric-regions/3715281-cerez-zlivu-v-odesi-zatopleni-vulici.html" text:style-name="Internet_20_link" text:visited-style-name="Visited_20_Internet_20_Link">
Ukrinform</text:a>
, May 28 in Odessa, due to heavy rain, flooded some of the streets.  Photo: SESN_</text:p>
      <text:p text:style-name="P4">
News Source: <text:a xlink:type="simple" xlink:href="https://www.ukrinform.ua/rubric-regions/3716259-u-zaporizzi-dos-liv-pat-godin-pospil.html" text:style-name="Internet_20_link" text:visited-style-name="Visited_20_Internet_20_Link">
https://www.ukrinform.ua/rubric-regions/3716259-u-zaporizzi-dos-liv-pat-godin-pospil.html</text:a>
</text:p>
      <!--NEWS-->
      <text:h text:style-name="P10" text:outline-level="1">
<text:span text:style-name="T4">
Andriy Shevchenko celebrated the anniversary of Ambassadorism in United24</text:span>
</text:h>
      <text:p text:style-name="P4">
Authors: Ukrinform (Person)</text:p>
      <text:p text:style-name="P4">
Publisher: Укринформ (Organization)</text:p>
      <text:p text:style-name="P4">
Published Time: 2023-05-30T20:46:13+03:00</text:p>
      <text:p text:style-name="P4">
Modified Time: 2023-05-30T20:46:13+03:00</text:p>
      <text:p text:style-name="P4">
Description: Former Ukrainian footballer and coach Andriy Shevchenko organized personal meetings and charity evenings in support of Ukraine within the framework of ambassadoring at United24. - Ukrinform.</text:p>
      <text:p text:style-name="P4">
Images: ['<text:a xlink:type="simple" xlink:href="https://static.ukrinform.com/photos/2023_05/thumb_files/630_360_1685468639-380.jpg" text:style-name="Internet_20_link" text:visited-style-name="Visited_20_Internet_20_Link">
630_360_16854...</text:a>
', '<text:a xlink:type="simple" xlink:href="https://static.ukrinform.com/photos/2023_05/1685468597-868.jpg" text:style-name="Internet_20_link" text:visited-style-name="Visited_20_Internet_20_Link">
1685468597-86...</text:a>
', '<text:a xlink:type="simple" xlink:href="https://static.ukrinform.com/photos/2023_05/1685468598-532.jpg" text:style-name="Internet_20_link" text:visited-style-name="Visited_20_Internet_20_Link">
1685468598-53...</text:a>
']</text:p>
      <text:p text:style-name="P4">
Tags: ['Андрій Шевченко', 'United24']</text:p>
      <text:p text:style-name="P4">
Type: Article</text:p>
      <!--METADATA-->
      <text:p text:style-name="P4">
<draw:frame draw:style-name="fr1" draw:name="Image232" text:anchor-type="as-char" svg:width="6.9236in" svg:height="3.956343in" draw:z-index="0">
<draw:image xlink:href="../Images/yкринформ/2023-05-30T20-46-13-03-00/630_360_1685468639-380.jpg" xlink:type="simple" xlink:show="embed" xlink:actuate="onLoad" draw:mime-type="image/jpeg"/>
</draw:frame>
Former Ukrainian football player and coach Andriy Shevchenko organized personal meetings and charity evenings in support of Ukraine within the framework of ambassadoring at United24.</text:p>
      <text:p text:style-name="P4">
In May 2022, President of Ukraine Volodymyr Zelensky announced the First Ambassador of the Fandering Platform United24 - he became a legendary Ukrainian football player and coach Andriy Shevchenko, Ukrinform reports.</text:p>
      <text:p text:style-name="P4">
During the year of activity, Shevchenko has attracted tens of millions of UAH, gave hundreds of interviews, conducted and participated in a number of charitable events, almost all the UNITED24 fees: from ambulance machines for hospitals.</text:p>
      <text:p text:style-name="P4">
<draw:frame draw:style-name="fr1" draw:name="Image233" text:anchor-type="as-char" svg:width="6.9236in" svg:height="4.615733in" draw:z-index="0">
<draw:image xlink:href="../Images/yкринформ/2023-05-30T20-46-13-03-00/1685468597-868.jpg" xlink:type="simple" xlink:show="embed" xlink:actuate="onLoad" draw:mime-type="image/jpeg"/>
</draw:frame>
“I saw how much money was transferred by foreigners in the first days of the war and what percent of them reached Ukraine. Through United24, charitable contributions from all over the world immediately get to Ukraine, and this is the most important. For me, the beambasador is, above all, responsibility and pride. And also daily work. During this year, I visited several dozen countries and met a thousand people. They all have different positions: someone supports Ukraine openly taply, someone makes donations anonymously, someone only reflects on their first contribution and public position. My task is to make all the heels with our country and stay with it for victory and many and many many years after, ”Andrey Shevchenko stressed.</text:p>
      <text:p text:style-name="P4">
According to the coordinator of the platform Yaroslav Gres, Shevchenko actually caught ambassadoring in United24.</text:p>
      <text:p text:style-name="P4">
“At the beginning of the United24, we sent more than a thousand letters to potential ambasadors. However, they received only a few answers - and they are all bewildered. After all, the USBasador United24 is not a one -time post on social networks, apostular work, personal responsibility for meetings, communication with the press, a large number of events. Shevchenko became the first to answer "yes". He drew the gates of Ambassadorism, and followed by Imagine Dragons, Balenciaga, Mark Hemill and other people who support Ukraine daily in the way of victory. So we are grateful to Andrew for every gathering, every event and a tuelic love for Ukraine, which we feel every day, ”Yaroslavagres explained.</text:p>
      <text:p text:style-name="P4">
<draw:frame draw:style-name="fr1" draw:name="Image234" text:anchor-type="as-char" svg:width="6.9236in" svg:height="5.006789in" draw:z-index="0">
<draw:image xlink:href="../Images/yкринформ/2023-05-30T20-46-13-03-00/1685468598-532.jpg" xlink:type="simple" xlink:show="embed" xlink:actuate="onLoad" draw:mime-type="image/jpeg"/>
</draw:frame>
During the ambassadorism in United24 Shevchenko helped with the purchase of medical equipment, anti -exterior agents, the restoration of damaged object -infrastructure.In addition to Andrei Shevchenko, Alexander Usik and Elina Svitolina became the Ambassadors of the Platform from the Sports Industry.</text:p>
      <text:p text:style-name="P4">
Photo: United24</text:p>
      <text:p text:style-name="P4">
News Source: <text:a xlink:type="simple" xlink:href="https://www.ukrinform.ua/rubric-sports/3716260-andrij-sevcenko-vidznaciv-ricnicu-ambasadorstva-v-united24.html" text:style-name="Internet_20_link" text:visited-style-name="Visited_20_Internet_20_Link">
https://www.ukrinform.ua/rubric-sports/3716260-andrij-sevcenko-vidznaciv-ricnicu-ambasadorstva-v-united24.html</text:a>
</text:p>
      <!--NEWS-->
      <text:h text:style-name="P10" text:outline-level="1">
<text:span text:style-name="T4">
Britain's military intelligence considers Russia the main threat to the country by 2030</text:span>
</text:h>
      <text:p text:style-name="P4">
Authors: Ukrinform (Person)</text:p>
      <text:p text:style-name="P4">
Publisher: Укринформ (Organization)</text:p>
      <text:p text:style-name="P4">
Published Time: 2023-05-30T20:54:03+03:00</text:p>
      <text:p text:style-name="P4">
Modified Time: 2023-05-30T20:54:03+03:00</text:p>
      <text:p text:style-name="P4">
Description: Russia will remain the greatest threat to the UK mainland in the coming years. - Ukrinform.</text:p>
      <text:p text:style-name="P4">
Images: ['<text:a xlink:type="simple" xlink:href="https://static.ukrinform.com/photos/2017_05/thumb_files/630_360_1496062438-6655.jpg" text:style-name="Internet_20_link" text:visited-style-name="Visited_20_Internet_20_Link">
630_360_14960...</text:a>
']</text:p>
      <text:p text:style-name="P4">
Tags: ['Британія', 'Китай', 'Росія', 'Війна з Росією']</text:p>
      <text:p text:style-name="P4">
Type: Article</text:p>
      <!--METADATA-->
      <text:p text:style-name="P4">
<draw:frame draw:style-name="fr1" draw:name="Image235" text:anchor-type="as-char" svg:width="6.9236in" svg:height="3.956343in" draw:z-index="0">
<draw:image xlink:href="../Images/yкринформ/2023-05-30T20-54-03-03-00/630_360_1496062438-6655.jpg" xlink:type="simple" xlink:show="embed" xlink:actuate="onLoad" draw:mime-type="image/jpeg"/>
</draw:frame>
 Росія унайближчі роки залишатиметься найбільшою загрозою для материкової частиниВеликої Британії.</text:p>
      <text:p text:style-name="P4">
Як передає Укрінформ, про це <text:a xlink:type="simple" xlink:href="https://www.gov.uk/government/news/chief-of-defence-intelligence-rusi-webinar-may-2023" text:style-name="Internet_20_link" text:visited-style-name="Visited_20_Internet_20_Link">
 заявив</text:a>
Head of Military Intelligence of the Ministry of Defense of the Great Britain Edrian Bord in his speech to the members of the Royal Unified Institute of Defense Research(RUSI).</text:p>
      <text:p text:style-name="P4">
"Хоча недискреційним пріоритетом безпеки <text:a xlink:type="simple" xlink:href="https://www.ukrinform.ua/tag-britania" text:style-name="Internet_20_link" text:visited-style-name="Visited_20_Internet_20_Link">
 Великої Британії</text:a>
Our native Euro -Atlantic region must be, and here we evaluate that Russia will remain the greatest threat to the male -mother of the United Kingdom by 2030, becomes more obvious that Europe's security is inseparable from the safety in the field of health care, "he said.</text:p>
      <text:p text:style-name="P4">
<text:span text:style-name="T4">
 Read also: </text:span>
 <text:a xlink:type="simple" xlink:href="https://www.ukrinform.ua/rubric-world/3710220-es-mae-vivciti-movu-sili-glava-mzs-avstrii.html" text:style-name="Internet_20_link" text:visited-style-name="Visited_20_Internet_20_Link">
EU EU has to learn the language of force - the Foreign Minister of Austria</text:a>
Against this background, Bordo pointed to Britain's desire to establish a wider integrated conjunction in the Indo-Pacific.</text:p>
      <text:p text:style-name="P4">
He also noted that "just as our closest allies and partners of the Windo-Pacific-Australia, New Zealand, Japan, Republicacorea and Singapore-have taken measures to counteract the destabilizing influence the challenges that China throws. "</text:p>
      <text:p text:style-name="P4">
According to the head of British military intelligence, China will be more direct to compete with the United Kingdom in the areas of its interests and will be able to "violate the supply of key technologies and materials such as microprocessors, semiconductors and rare earth elements", and its military, intelligence, intelligence, cosmic and cyber. an increasing threat. " "The Agricultural Competition Agricultural Competition we believe that China will be the greatest quarrel and economic security of the United Kingdom in 2030," he said.</text:p>
      <text:p text:style-name="P4">
<text:span text:style-name="T4">
 Read also: </text:span>
 <text:a xlink:type="simple" xlink:href="https://www.ukrinform.ua/rubric-world/3714891-rosia-stanovitime-nebezpeku-dla-britanii-u-razi-porazki-v-ukraini-glava-vps.html" text:style-name="Internet_20_link" text:visited-style-name="Visited_20_Internet_20_Link">
Russia will be a danger to Britain in case of defeat in Ukraine - the head of the Air Force</text:a>
</text:p>
      <text:p text:style-name="P4">
News Source: <text:a xlink:type="simple" xlink:href="https://www.ukrinform.ua/rubric-world/3716261-vijskova-rozvidka-britanii-vvazae-rosiu-golovnou-zagrozou-dla-kraini-do-2030-roku.html" text:style-name="Internet_20_link" text:visited-style-name="Visited_20_Internet_20_Link">
https://www.ukrinform.ua/rubric-world/3716261-vijskova-rozvidka-britanii-vvazae-rosiu-golovnou-zagrozou-dla-kraini-do-2030-roku.html</text:a>
</text:p>
      <!--NEWS-->
      <text:h text:style-name="P10" text:outline-level="1">
<text:span text:style-name="T4">
Canadian military showed how Ukrainians teach Ukrainians in the city</text:span>
</text:h>
      <text:p text:style-name="P4">
Authors: Ukrinform (Person)</text:p>
      <text:p text:style-name="P4">
Publisher: Укринформ (Organization)</text:p>
      <text:p text:style-name="P4">
Published Time: 2023-05-30T21:14:00+03:00</text:p>
      <text:p text:style-name="P4">
Modified Time: 2023-05-30T21:14:00+03:00</text:p>
      <text:p text:style-name="P4">
Description: The Armed Forces of Canada showed how Canadian servicemen teach Ukrainian defenders the skills of fighting in the city. - Ukrinform.</text:p>
      <text:p text:style-name="P4">
Images: ['<text:a xlink:type="simple" xlink:href="https://static.ukrinform.com/photos/2023_05/thumb_files/630_360_1685470281-813.jpg" text:style-name="Internet_20_link" text:visited-style-name="Visited_20_Internet_20_Link">
630_360_16854...</text:a>
']</text:p>
      <text:p text:style-name="P4">
Tags: ['Канада', 'Військові навчання', 'Військові']</text:p>
      <text:p text:style-name="P4">
Type: Article</text:p>
      <!--METADATA-->
      <text:p text:style-name="P4">
<draw:frame draw:style-name="fr1" draw:name="Image236" text:anchor-type="as-char" svg:width="6.9236in" svg:height="3.956343in" draw:z-index="0">
<draw:image xlink:href="../Images/yкринформ/2023-05-30T21-14-00-03-00/630_360_1685470281-813.jpg" xlink:type="simple" xlink:show="embed" xlink:actuate="onLoad" draw:mime-type="image/jpeg"/>
</draw:frame>
In the armed forces of Canada, they showed how Canadian servicemen teach Ukrainian defenserants the skills of combat in the city.</text:p>
      <text:p text:style-name="P4">
According to Ukrinform correspondent, this is stated on the page of armed Silkanada in <text:a xlink:type="simple" xlink:href="https://twitter.com/operationsFC/status/1663289108708356096" text:style-name="Internet_20_link" text:visited-style-name="Visited_20_Internet_20_Link">
Twitter</text:a>
.</text:p>
      <text:p text:style-name="P4">
“The recruits of the Armed Forces of Ukraine are trained in the maintenance(https://www.ukrinform.ua/tag-kanada)у рках операц unify увеликі британїї ”, - йдеться у дописі.</text:p>
      <text:p text:style-name="Quotations">

<text:p text:style-name="P4">
Recruits from the Ukrainian armed forces receive training in&gt;
 Urban operations and the trench warfare under the supervision of&gt;
 Canadian Armed Forces Staff during <text:a xlink:type="simple" xlink:href="https://twitter.com/hashtag/OpUNIFIER" text:style-name="Internet_20_link" text:visited-style-name="Visited_20_Internet_20_Link">
#opunify&gt;
</text:a>
In&gt;
 United Kingdom, in May 2023. <text:a xlink:type="simple" xlink:href="https://twitter.com/hashtag/Alli%C3%A9sDeLaD%C3%A9mocratie" text:style-name="Internet_20_link" text:visited-style-name="Visited_20_Internet_20_Link">
 #Alliesdelademocracy&gt;
</text:a>
&gt;
 <text:a xlink:type="simple" xlink:href="https://twitter.com/hashtag/Soutien%C3%80LUkraine" text:style-name="Internet_20_link" text:visited-style-name="Visited_20_Internet_20_Link">
 #Support in Lukraine&gt;
</text:a>
&gt;
 <text:a xlink:type="simple" xlink:href="https://t.co/RyJWnTyTP8" text:style-name="Internet_20_link" text:visited-style-name="Visited_20_Internet_20_Link">
 pic.twitter.com/RyJWnTyTP8 </text:a>
&gt;
&gt;
 - Operations of the Canadian Armed Forces(@operationsFC)<text:a xlink:type="simple" xlink:href="https://twitter.com/operationsFC/status/1663289108708356096" text:style-name="Internet_20_link" text:visited-style-name="Visited_20_Internet_20_Link">
 May 29, 2023&gt;
 </text:a>
<text:span text:style-name="T4">
 Read also: </text:span>
 <text:a xlink:type="simple" xlink:href="https://www.ukrinform.ua/rubric-ato/3715540-u-polsi-ukrainski-vijskovi-opanovuut-navicki-dopomogi-poranenim.html" text:style-name="Internet_20_link" text:visited-style-name="Visited_20_Internet_20_Link">
in Poland Ukrainian military master <text:span text:style-name="T4">
 skills </text:span>
 assistance to the wounded</text:a>
As part of the UNIFIER operation, Canadian servicemen have been training more than 35,000 Ukrainian military personnel since 2015. After the outbreak of a full -scale Russian invasion, Canadian instructors are abandoned by Ukraine, but within a few months of study were restored in Great Britain and Poland.</text:p>

</text:p>
      <text:p text:style-name="P4">
News Source: <text:a xlink:type="simple" xlink:href="https://www.ukrinform.ua/rubric-ato/3716262-kanadski-vijskovi-pokazali-ak-navcaut-ukrainciv-vouvati-u-misti.html" text:style-name="Internet_20_link" text:visited-style-name="Visited_20_Internet_20_Link">
https://www.ukrinform.ua/rubric-ato/3716262-kanadski-vijskovi-pokazali-ak-navcaut-ukrainciv-vouvati-u-misti.html</text:a>
</text:p>
      <!--NEWS-->
      <text:h text:style-name="P10" text:outline-level="1">
<text:span text:style-name="T4">
Ukrainian Boxer Carnation returned to The Ring rating</text:span>
</text:h>
      <text:p text:style-name="P4">
Authors: Ukrinform (Person)</text:p>
      <text:p text:style-name="P4">
Publisher: Укринформ (Organization)</text:p>
      <text:p text:style-name="P4">
Published Time: 2023-05-30T21:19:59+03:00</text:p>
      <text:p text:style-name="P4">
Modified Time: 2023-05-30T21:19:59+03:00</text:p>
      <text:p text:style-name="P4">
Description: Ukrainian boxer Alexander Gvozdik returned to the rating of the fighters by The Ring. - Ukrinform.</text:p>
      <text:p text:style-name="P4">
Images: ['<text:a xlink:type="simple" xlink:href="https://static.ukrinform.com/photos/2023_05/thumb_files/630_360_1685470703-954.jpeg" text:style-name="Internet_20_link" text:visited-style-name="Visited_20_Internet_20_Link">
630_360_16854...</text:a>
']</text:p>
      <text:p text:style-name="P4">
Tags: ['Бокс', 'Гвоздик']</text:p>
      <text:p text:style-name="P4">
Type: Article</text:p>
      <!--METADATA-->
      <text:p text:style-name="P4">
<draw:frame draw:style-name="fr1" draw:name="Image237" text:anchor-type="as-char" svg:width="6.9236in" svg:height="3.956343in" draw:z-index="0">
<draw:image xlink:href="../Images/yкринформ/2023-05-30T21-19-59-03-00/630_360_1685470703-954.jpeg" xlink:type="simple" xlink:show="embed" xlink:actuate="onLoad" draw:mime-type="image/jpeg"/>
</draw:frame>
Ukrainian boxer Alexander Gvozdik returned to the rating of fighters according to the way.</text:p>
      <text:p text:style-name="P4">
The Ring journal has published a updated <text:a xlink:type="simple" xlink:href="https://www.ringtv.com/ratings/" text:style-name="Internet_20_link" text:visited-style-name="Visited_20_Internet_20_Link">
rating</text:a>
The best boxing weights, Ukrinform reports.</text:p>
      <text:p text:style-name="P4">
Former champion Alexander Gvozdik after victory over Richards Bogomtnikshoshoshososore in the rating of The Ring-he took the 9th position.</text:p>
      <text:p text:style-name="P4">
<text:span text:style-name="T4">
 Read also: </text:span>
 <text:a xlink:type="simple" xlink:href="https://www.ukrinform.ua/rubric-sports/3714204-krasuk-mi-vigrali-promouterski-torgi-sodo-bou-usikdubua.html" text:style-name="Internet_20_link" text:visited-style-name="Visited_20_Internet_20_Link">
Krasyuk: We won promotional bidding on the battle of Usik-Duba</text:a>
As it was reported, for the Ukrainian it was the second battle after returning the right box. It also entered the updated WBC rating-5th position.</text:p>
      <text:p text:style-name="P4">
Photo: Top Rank</text:p>
      <text:p text:style-name="P4">
News Source: <text:a xlink:type="simple" xlink:href="https://www.ukrinform.ua/rubric-sports/3716264-ukrainskij-bokser-gvozdik-povernuvsa-v-rejting-the-ring.html" text:style-name="Internet_20_link" text:visited-style-name="Visited_20_Internet_20_Link">
https://www.ukrinform.ua/rubric-sports/3716264-ukrainskij-bokser-gvozdik-povernuvsa-v-rejting-the-ring.html</text:a>
</text:p>
      <!--NEWS-->
      <text:h text:style-name="P10" text:outline-level="1">
<text:span text:style-name="T4">
Identification of missing persons: Ukrainian forensic experts arrived in Hague</text:span>
</text:h>
      <text:p text:style-name="P4">
Authors: Ukrinform (Person)</text:p>
      <text:p text:style-name="P4">
Publisher: Укринформ (Organization)</text:p>
      <text:p text:style-name="P4">
Published Time: 2023-05-30T21:21:00+03:00</text:p>
      <text:p text:style-name="P4">
Modified Time: 2023-05-30T21:21:00+03:00</text:p>
      <text:p text:style-name="P4">
Description: The Hague was arrived by Ukrainian forensic experts of the Ministry of Health and the Ministry of Justice, who will share experience with experts of the International Commission on missing persons during the week. - Ukrinform.</text:p>
      <text:p text:style-name="P4">
Images: ['<text:a xlink:type="simple" xlink:href="https://static.ukrinform.com/photos/2023_05/thumb_files/630_360_1685470278-5630.jpeg" text:style-name="Internet_20_link" text:visited-style-name="Visited_20_Internet_20_Link">
630_360_16854...</text:a>
', '<text:a xlink:type="simple" xlink:href="https://static.ukrinform.com/photos/2023_05/1685470274-7150.jpeg" text:style-name="Internet_20_link" text:visited-style-name="Visited_20_Internet_20_Link">
1685470274-71...</text:a>
', '<text:a xlink:type="simple" xlink:href="https://static.ukrinform.com/photos/2023_05/1685470275-7229.jpeg" text:style-name="Internet_20_link" text:visited-style-name="Visited_20_Internet_20_Link">
1685470275-72...</text:a>
']</text:p>
      <text:p text:style-name="P4">
Tags: ['Євросоюз', 'Гаага', "Мін'юст", 'МОЗ', 'Україна', 'Зниклі безвісти', 'Війна з Росією']</text:p>
      <text:p text:style-name="P4">
Type: Article</text:p>
      <!--METADATA-->
      <text:p text:style-name="P4">
<draw:frame draw:style-name="fr1" draw:name="Image238" text:anchor-type="as-char" svg:width="6.9236in" svg:height="3.956343in" draw:z-index="0">
<draw:image xlink:href="../Images/yкринформ/2023-05-30T21-21-00-03-00/630_360_1685470278-5630.jpeg" xlink:type="simple" xlink:show="embed" xlink:actuate="onLoad" draw:mime-type="image/jpeg"/>
</draw:frame>
Ukrainian forensic experts of the Ministry of Health and the Ministry of Justice, who will be exchanged with experts with specialists of the International Commission on missing issues during the week.</text:p>
      <text:p text:style-name="P4">
According to the Ukrinform correspondent in the Hague, in general, the Ukrainian delegation consists of eight people.</text:p>
      <text:p text:style-name="P4">
“There are three forensic experts from the Ministry of Justice and three forensic experts are also from the Ministry of Health. While in an international organization for missing missing, they have the opportunity to get acquainted with the work of a modern European laboratory of DNA research. In addition to technological processes, colleagues are also shared with the quality of quality assurance of these studies in accordance with the requirements of international standards. And this is an important requirement and guarantee that the results of the research that will be conducted by our specialists will be permissible evidence in international courts, ”Natalia Tkachenko, Director of the Expert Ministry of Justice of Ukraine, said in comments.</text:p>
      <text:p text:style-name="P4">
<draw:frame draw:style-name="fr1" draw:name="Image239" text:anchor-type="as-char" svg:width="6.9236in" svg:height="4.622945in" draw:z-index="0">
<draw:image xlink:href="../Images/yкринформ/2023-05-30T21-21-00-03-00/1685470274-7150.jpeg" xlink:type="simple" xlink:show="embed" xlink:actuate="onLoad" draw:mime-type="image/jpeg"/>
</draw:frame>
<text:span text:style-name="T4">
 Read also: </text:span>
 <text:span text:style-name="T4">
 [Office of the Ombudsman missing for a year. For a year, the bodies of more than 1500 dead heroes have been turned(https://www.ukrinform.ua/rubric-society/3714462-ofis-upovnovazenogo-z-pitan-zniklih-bezvisti-za-rik-povernuv-tila-ponad-1500-zagiblih-geroiv.html)</text:span>
</text:p>
      <text:p text:style-name="P4">
In turn, the head of the State Specialized Institution "Main Bureaucracy and Medical Expertise of the Ministry of Health of Ukraine" Igor Rozovik noted that Ukraine has a unique situation where the identification of the remains takes place in the walking phase of war, so the experience of international experts for Ukraine is now very important.</text:p>
      <text:p text:style-name="P4">
“We share experiences how research is happening in which laboratories that we have, what institutions are concerned with these, because in our country it is not only the Ministry of Health expert institutions, but also the Ministry of Internal Affairs, the Ministry of Internal Affairs. The experience of the European collection is very appropriate now and is of practical importance, ”he said.</text:p>
      <text:p text:style-name="P4">
<draw:frame draw:style-name="fr1" draw:name="Image240" text:anchor-type="as-char" svg:width="6.9236in" svg:height="4.615733in" draw:z-index="0">
<draw:image xlink:href="../Images/yкринформ/2023-05-30T21-21-00-03-00/1685470275-7229.jpeg" xlink:type="simple" xlink:show="embed" xlink:actuate="onLoad" draw:mime-type="image/jpeg"/>
</draw:frame>
<text:span text:style-name="T4">
 Readmetas: </text:span>
 <text:span text:style-name="T4">
 <text:a xlink:type="simple" xlink:href="https://www.ukrinform.ua/rubric-society/3714469-sered-bezvisti-zniklih-civilnih-90-potim-znahodat-zivimi-kotenko.html" text:style-name="Internet_20_link" text:visited-style-name="Visited_20_Internet_20_Link">
among the missing civilians 90% then find alive - Kotenko</text:a>
 </text:span>
</text:p>
      <text:p text:style-name="P4">
“This is a unique opportunity for us - to gain extensive experience today. Three people arrived in the Zliv Regional Bureau. We hope for fruitful work for a long time and a large luggage of knowledge we can(MKZB - Ed.)Get ”, - Shevchuk said.</text:p>
      <text:p text:style-name="P4">
The ICZB laboratory in the Hague was first visited by Ukrainian judicial expert and the Ministry of Justice today.</text:p>
      <text:p text:style-name="P4">
<text:span text:style-name="T4">
 Read also: </text:span>
 <text:span text:style-name="T4">
 [military units are not authorized to search for the missing birds - command(https://www.ukrinform.ua/rubric-ato/3715083-vijskovi-castini-ne-vedut-rozsuku-zniklih-bijciv-komanduvanna-sil-teroboroni.html)</text:span>
</text:p>
      <text:p text:style-name="P4">
Before moving to the exchange of practical experience in the laboratory, Ukrainian experts have passed their DNA samples. This is done to eliminate any risks of dance when working with the obtained samples of missing and their birthdays. It is a test of blood or saliva.</text:p>
      <text:p text:style-name="P4">
In the Ukrainian delegation, the program is rich. During the week, they will also get acquainted with all the techniques of profile DNA and the best -folk practices used by the ICZB laboratory in the Hague.</text:p>
      <text:p text:style-name="P4">
<draw:frame draw:style-name="fr1" draw:name="Image242" text:anchor-type="as-char" svg:width="6.9236in" svg:height="3.956343in" draw:z-index="0">
<draw:image xlink:href="../Images/yкринформ/2023-05-30T21-21-00-03-00/630_360_1685470278-5630.jpeg" xlink:type="simple" xlink:show="embed" xlink:actuate="onLoad" draw:mime-type="image/jpeg"/>
</draw:frame>
</text:p>
      <text:p text:style-name="P4">
As reported by Ukrinform, in Ukraine a single register of missing persons was launched.</text:p>
      <text:p text:style-name="P4">
<text:span text:style-name="T5">
!(https://www.ukrinform.ua/rubric-ato/3712634-lise-za-ostannij-misac-posukovcam-vdalosa-znajti-50-til-zniklih-bezvisti-ukrainciv.html)</text:span>
*</text:p>
      <text:p text:style-name="P4">
In Ukraine, data on the missing from May 2, 2023 will be entered into a single -register <text:a xlink:type="simple" xlink:href="https://www.ukrinform.ua/tag-znikli-bezvisti" text:style-name="Internet_20_link" text:visited-style-name="Visited_20_Internet_20_Link">
missing persons</text:a>
, developed by the Ministry of Internal Affairs, together with the Commissioner with the missing and other agencies.</text:p>
      <text:p text:style-name="P4">
News Source: <text:a xlink:type="simple" xlink:href="https://www.ukrinform.ua/rubric-society/3716265-sudovi-eksperti-moz-ta-minustu-pribuli-do-gaagi-obminuvatis-dosvidom-iz-mkzb.html" text:style-name="Internet_20_link" text:visited-style-name="Visited_20_Internet_20_Link">
https://www.ukrinform.ua/rubric-society/3716265-sudovi-eksperti-moz-ta-minustu-pribuli-do-gaagi-obminuvatis-dosvidom-iz-mkzb.html</text:a>
</text:p>
      <!--NEWS-->
      <text:h text:style-name="P10" text:outline-level="1">
<text:span text:style-name="T4">
Finland showed a test version of the fence on the border with Russia</text:span>
</text:h>
      <text:p text:style-name="P4">
Authors: Ukrinform (Person)</text:p>
      <text:p text:style-name="P4">
Publisher: Укринформ (Organization)</text:p>
      <text:p text:style-name="P4">
Published Time: 2023-05-30T21:25:00+03:00</text:p>
      <text:p text:style-name="P4">
Modified Time: 2023-05-30T21:25:00+03:00</text:p>
      <text:p text:style-name="P4">
Description: In Finland, they showed how the test area of the barbed barbed barbed barbed is built in the town of Polkola in Imatra on the eastern border with Russia. - Ukrinform.</text:p>
      <text:p text:style-name="P4">
Images: ['<text:a xlink:type="simple" xlink:href="https://static.ukrinform.com/photos/2023_05/thumb_files/630_360_1685442183-395.jpg" text:style-name="Internet_20_link" text:visited-style-name="Visited_20_Internet_20_Link">
630_360_16854...</text:a>
']</text:p>
      <text:p text:style-name="P4">
Tags: ['Фінляндія', 'Росія', 'Паркан']</text:p>
      <text:p text:style-name="P4">
Type: Article</text:p>
      <!--METADATA-->
      <text:p text:style-name="P4">
<draw:frame draw:style-name="fr1" draw:name="Image243" text:anchor-type="as-char" svg:width="6.9236in" svg:height="3.956343in" draw:z-index="0">
<draw:image xlink:href="../Images/yкринформ/2023-05-30T21-25-00-03-00/630_360_1685442183-395.jpg" xlink:type="simple" xlink:show="embed" xlink:actuate="onLoad" draw:mime-type="image/jpeg"/>
</draw:frame>
Finland showed how the test area of the barbed wire -built, built in the town of Pelkola in Imatra on the eastern border of Isrose looks like.</text:p>
      <text:p text:style-name="P4">
As Ukrinform reports, it reports <text:a xlink:type="simple" xlink:href="http://yle.fi/a/74-20034192" text:style-name="Internet_20_link" text:visited-style-name="Visited_20_Internet_20_Link">
yle</text:a>
.</text:p>
      <text:p text:style-name="P4">
A three -kilometer fence is built to check the functionality of the barrier -goar. Construction should end in the summer of 2023.</text:p>
      <text:p text:style-name="P4">
After the pilot stage is completed along the eastern border of Finland, 200 kilometers of barriers were built.</text:p>
      <text:p text:style-name="P4">
In early May, the border guard of the Southeast <text:a xlink:type="simple" xlink:href="https://www.ukrinform.ua/tag-finlandia" text:style-name="Internet_20_link" text:visited-style-name="Visited_20_Internet_20_Link">
Finland</text:a>
She published photos of the fence that was ambiguous on social networks. Commentators in Twitter weighed that the fence looks like weak.</text:p>
      <text:p text:style-name="P4">
The border guards responded to criticism, indicating that the photos depicted a desired design, and stating that the picture does not give a real idea of all the characteristics of the barrier.</text:p>
      <text:p text:style-name="P4">
*!(https://www.ukrinform.ua/rubric-world/3697463-polsa-pocala-buduvati-elektronne-zagorodzenna-na-kordoni-z-rosieu.html)As reported by Ukrinform, last year the border guard of Finland projected the initiative of building a wall on the border with Russia due to "recent changes in the security of security".</text:p>
      <text:p text:style-name="P4">
The purpose of the project is to complicate the crossing of the border for unwanted persons.</text:p>
      <text:p text:style-name="P4">
Photo: Mikko Savolainn/Yle</text:p>
      <text:p text:style-name="P4">
News Source: <text:a xlink:type="simple" xlink:href="https://www.ukrinform.ua/rubric-ato/3716017-u-finlandii-pokazali-testovu-versiu-parkanu-na-kordoni-z-rosieu.html" text:style-name="Internet_20_link" text:visited-style-name="Visited_20_Internet_20_Link">
https://www.ukrinform.ua/rubric-ato/3716017-u-finlandii-pokazali-testovu-versiu-parkanu-na-kordoni-z-rosieu.html</text:a>
</text:p>
      <!--NEWS-->
      <text:h text:style-name="P10" text:outline-level="1">
<text:span text:style-name="T4">
UN Secretary General Sign: It is impossible to compare the fire of Moscow with constant attacks on Ukraine</text:span>
</text:h>
      <text:p text:style-name="P4">
Authors: Ukrinform (Person)</text:p>
      <text:p text:style-name="P4">
Publisher: Укринформ (Organization)</text:p>
      <text:p text:style-name="P4">
Published Time: 2023-05-30T21:27:00+03:00</text:p>
      <text:p text:style-name="P4">
Modified Time: 2023-05-30T21:27:00+03:00</text:p>
      <text:p text:style-name="P4">
Description: The spokesman of the UN Secretary General Stefan Duzharrik considers it incorrect to compare the attack of drones on Moscow with constant shelling of Ukraine by Russian troops. - Ukrinform.</text:p>
      <text:p text:style-name="P4">
Images: ['<text:a xlink:type="simple" xlink:href="https://static.ukrinform.com/photos/2023_05/thumb_files/630_360_1685471157-590.jpg" text:style-name="Internet_20_link" text:visited-style-name="Visited_20_Internet_20_Link">
630_360_16854...</text:a>
']</text:p>
      <text:p text:style-name="P4">
Tags: ['Москва', 'Обстріл', 'ООН', 'Дрон-камікадзе']</text:p>
      <text:p text:style-name="P4">
Type: Article</text:p>
      <!--METADATA-->
      <text:p text:style-name="P4">
<draw:frame draw:style-name="fr1" draw:name="Image245" text:anchor-type="as-char" svg:width="6.9236in" svg:height="3.956343in" draw:z-index="0">
<draw:image xlink:href="../Images/yкринформ/2023-05-30T21-27-00-03-00/630_360_1685471157-590.jpg" xlink:type="simple" xlink:show="embed" xlink:actuate="onLoad" draw:mime-type="image/jpeg"/>
</draw:frame>
The UN General Secretary Stefan Duzharrik considers the incorrect compatibility of drones to Moscow with constant shelling of Ukraine by Russian troops.</text:p>
      <text:p text:style-name="P4">
He told reporters on Tuesday.</text:p>
      <text:p text:style-name="P4">
Responding to the request of Ukrinform, to comment on the latest <text:a xlink:type="simple" xlink:href="https://www.ukrinform.ua/tag-obstril" text:style-name="Internet_20_link" text:visited-style-name="Visited_20_Internet_20_Link">
shelling</text:a>
Ukraine, Duzharrikza has stated that the UN Secretary General's position of Guterresh, which condemns the attacks of national infrastructure, remains unchanged.</text:p>
      <text:p text:style-name="P4">
The Russian journalist also asked the spokesman to express the Secretary -General's position on Moscow's lanes on May 30.</text:p>
      <text:p text:style-name="P4">
According to Duzarrick, the UN condemn any attacks on civilian objects.</text:p>
      <text:p text:style-name="P4">
"But in no way one can compare the attack of drones on Moscow with the currents of Ukraine, which is happening constantly," he emphasized.</text:p>
      <text:p text:style-name="P4">
<text:span text:style-name="T4">
 Read also: </text:span>
 [Ukraine has the right to defend themselves outside its borders - British MZS]](https://www.ukrinform.ua/rubric-ato/3716218-ukraina-mae-pravo-zahisatisa-poza-mezami-svoih-kordoniv-mzs-britanii.html)As reported by Ukrinform, according to <text:a xlink:type="simple" xlink:href="http://meduza.io/feature/2023/05/30/v-moskve-v-zhilye-doma-popali-bespilotniki-v-podmoskovie-sbity-neskolko-dronov" text:style-name="Internet_20_link" text:visited-style-name="Visited_20_Internet_20_Link">
Russian media</text:a>
, Moscow and Moscow, about 25 drones were applied, most of them were knocked down by the airborne air, some of the drones were caught on trees and wires because they are flying a little height. Three drones crashed into residential buildings, but they did not get an explosion in one.</text:p>
      <text:p text:style-name="P4">
Investigative Committee of Russia <text:a xlink:type="simple" xlink:href="https://www.ukrinform.ua/rubric-world/3715937-blizko-25-bezpilotnikiv-nad-moskvou-ta-pidmoskovam-slidkom-rf-sukae-pricetnih.html" text:style-name="Internet_20_link" text:visited-style-name="Visited_20_Internet_20_Link">
stated</text:a>
that investigators are investigating at the site of "facts of falling aircraft on houses in Moscow".</text:p>
      <text:p text:style-name="P4">
<text:a xlink:type="simple" xlink:href="https://www.ukrinform.ua/rubric-ato/3715998-u-povitranih-silah-vidmovilisa-komentuvati-ataku-droniv-u-moskvi.html" text:style-name="Internet_20_link" text:visited-style-name="Visited_20_Internet_20_Link">
In the Air Force of the Armed Forces refused to comment on the attack of drones in Moscow</text:a>
. The Air Force spokesman Yuriy Ignati Eviri of the Telernahon "One News", answering the question whether the Russian drones are quenching in the territory of the Russian Federation, "What in the sky in Russia, we will not be commented. Maybe someone is quenched, maybe someone is being annoyed. But what can they do? Already, everything has been tried, and accordingly the Agon Kremliv regime no longer knows how to give yourself advice. "</text:p>
      <text:p text:style-name="P4">
News Source: <text:a xlink:type="simple" xlink:href="https://www.ukrinform.ua/rubric-ato/3716267-recnik-genseka-oon-ne-mozna-porivnuvati-obstril-dronami-moskvi-z-postijnimi-atakami-na-ukrainu.html" text:style-name="Internet_20_link" text:visited-style-name="Visited_20_Internet_20_Link">
https://www.ukrinform.ua/rubric-ato/3716267-recnik-genseka-oon-ne-mozna-porivnuvati-obstril-dronami-moskvi-z-postijnimi-atakami-na-ukrainu.html</text:a>
</text:p>
      <!--NEWS-->
      <text:h text:style-name="P10" text:outline-level="1">
<text:span text:style-name="T4">
FPV-ouhs manufacturers will be held in Ukraine</text:span>
</text:h>
      <text:p text:style-name="P4">
Authors: Ukrinform (Person)</text:p>
      <text:p text:style-name="P4">
Publisher: Укринформ (Organization)</text:p>
      <text:p text:style-name="P4">
Published Time: 2023-05-30T21:35:00+03:00</text:p>
      <text:p text:style-name="P4">
Modified Time: 2023-05-30T21:35:00+03:00</text:p>
      <text:p text:style-name="P4">
Description: Ukraine will host competings of manufacturers of FPV-oules to strengthen the Armed Forces of Ukraine. - Ukrinform.</text:p>
      <text:p text:style-name="P4">
Images: ['<text:a xlink:type="simple" xlink:href="https://static.ukrinform.com/photos/2023_05/thumb_files/630_360_1685471430-703.jpg" text:style-name="Internet_20_link" text:visited-style-name="Visited_20_Internet_20_Link">
630_360_16854...</text:a>
']</text:p>
      <text:p text:style-name="P4">
Tags: ['Безпілотник', 'Дрон', 'Змагання', 'Михайло Федоров']</text:p>
      <text:p text:style-name="P4">
Type: Article</text:p>
      <!--METADATA-->
      <text:p text:style-name="P4">
<draw:frame draw:style-name="fr1" draw:name="Image246" text:anchor-type="as-char" svg:width="6.9236in" svg:height="3.956343in" draw:z-index="0">
<draw:image xlink:href="../Images/yкринформ/2023-05-30T21-35-00-03-00/630_360_1685471430-703.jpg" xlink:type="simple" xlink:show="embed" xlink:actuate="onLoad" draw:mime-type="image/jpeg"/>
</draw:frame>
In Ukraine, competitions of manufacturers of FPV-oules will be held to strengthen the Armed Forces of Ukraine.</text:p>
      <text:p text:style-name="P4">
According to Ukrinform, the Minister of Digital Transformation, Mikhail Fedorove, in [telegram], the Minister of Digital Transformation, Mikhail Fedorovov reports about this.(https://t.me/zedigital/3185).</text:p>
      <text:p text:style-name="P4">
"June 1 developers <text:a xlink:type="simple" xlink:href="https://www.ukrinform.ua/tag-bezpilotnik" text:style-name="Internet_20_link" text:visited-style-name="Visited_20_Internet_20_Link">
UAV</text:a>
They will compete within the FPV Super Cup from the drone army. The goal is to show the possible FPV-goal of Ukrainian production forces of safety and defense for a better contract. All manufacturers can join the Super Bowl, you just need to register, "Fedorov said.</text:p>
      <text:p text:style-name="P4">
The competitions will take place in several stages: lesions of moving and static goals, overcoming the obstacle course, and more. Participants will be observed by representatives of the Ministry of Defense and different kinds of troops.</text:p>
      <text:p text:style-name="P4">
"FPV -punks are a future that successfully works on the front today. Commandamincifers systematically work on the development of defense technologies and stimulation of vocabulary manufacturers of UAV," Fedorov stressed.</text:p>
      <text:p text:style-name="P4">
<text:span text:style-name="T4">
 Read also: </text:span>
 <text:a xlink:type="simple" xlink:href="https://www.ukrinform.ua/rubric-technology/3712975-u-lvovi-konferencia-ukrainskih-virobnikiv-droniv-obednala-ponad-30-kompanij.html" text:style-name="Internet_20_link" text:visited-style-name="Visited_20_Internet_20_Link">
in Lviv Conference of Ukrainian Manufacturers of Droniv has combined more than 30 companies</text:a>
He called those who already have ready -made products and want to strengthen the army with Dronovvyov "birds" - to register by <text:a xlink:type="simple" xlink:href="https://docs.google.com/forms/d/e/1FAIpQLSeVsdq1FT71Bj1Hl7wWa-9b131lIG5WSOq5YD8VJS-xD_FxSw/viewform" text:style-name="Internet_20_link" text:visited-style-name="Visited_20_Internet_20_Link">
reference</text:a>
.</text:p>
      <text:p text:style-name="P4">
As reported by Ukrinform, the Ukrainian military <text:a xlink:type="simple" xlink:href="https://www.ukrinform.ua/rubric-ato/3716034-ukrainskim-vijskovim-peredali-500-fpvdroniv-pegas.html" text:style-name="Internet_20_link" text:visited-style-name="Visited_20_Internet_20_Link">
transferred</text:a>
500 Pegas(FPV)- "First Person." Some of them have already destroyed dozens of empty objects.</text:p>
      <text:p text:style-name="P4">
News Source: <text:a xlink:type="simple" xlink:href="https://www.ukrinform.ua/rubric-technology/3716270-v-ukraini-projdut-zmaganna-virobnikiv-fpvdroniv.html" text:style-name="Internet_20_link" text:visited-style-name="Visited_20_Internet_20_Link">
https://www.ukrinform.ua/rubric-technology/3716270-v-ukraini-projdut-zmaganna-virobnikiv-fpvdroniv.html</text:a>
</text:p>
      <!--NEWS-->
      <text:h text:style-name="P10" text:outline-level="1">
<text:span text:style-name="T4">
Shevchenko and Zinchenko initiate a charity match in London in support of Ukraine</text:span>
</text:h>
      <text:p text:style-name="P4">
Authors: Ukrinform (Person)</text:p>
      <text:p text:style-name="P4">
Publisher: Укринформ (Organization)</text:p>
      <text:p text:style-name="P4">
Published Time: 2023-05-30T21:46:00+03:00</text:p>
      <text:p text:style-name="P4">
Modified Time: 2023-05-30T21:46:00+03:00</text:p>
      <text:p text:style-name="P4">
Description: The ambassadors of the United24 Fandering Platform, Football Stars Andriy Shevchenko and Oleksandr Zinchenko initiate a charity match in support of Ukraine Game4UKRAINE, which will take place on August 5 in London. - Ukrinform.</text:p>
      <text:p text:style-name="P4">
Images: ['<text:a xlink:type="simple" xlink:href="https://static.ukrinform.com/photos/2023_05/thumb_files/630_360_1685471537-536.jpg" text:style-name="Internet_20_link" text:visited-style-name="Visited_20_Internet_20_Link">
630_360_16854...</text:a>
']</text:p>
      <text:p text:style-name="P4">
Tags: ['Футбол', 'Лондон', 'Зінченко', 'Андрій Шевченко', 'Благодійність', 'United24']</text:p>
      <text:p text:style-name="P4">
Type: Article</text:p>
      <!--METADATA-->
      <text:p text:style-name="P4">
<draw:frame draw:style-name="fr1" draw:name="Image247" text:anchor-type="as-char" svg:width="6.9236in" svg:height="3.956343in" draw:z-index="0">
<draw:image xlink:href="../Images/yкринформ/2023-05-30T21-46-00-03-00/630_360_1685471537-536.jpg" xlink:type="simple" xlink:show="embed" xlink:actuate="onLoad" draw:mime-type="image/jpeg"/>
</draw:frame>
The UNITED24, football stars Andriy Shevchenko and Oleksandrzinchenko are initiating a charity match in support of Ukraine4Ukraine, which will be released on August 5 in London.</text:p>
      <text:p text:style-name="P4">
According to Ukrinform, President of Ukraine Volodymyr Zelensky wrote about it in <text:a xlink:type="simple" xlink:href="https://t.me/V_Zelenskiy_official/6426" text:style-name="Internet_20_link" text:visited-style-name="Visited_20_Internet_20_Link">
telegram</text:a>
.</text:p>
      <text:p text:style-name="P4">
Its goal is to raise funds for the reconstruction of the Michael-Kotsyubynsky Lyceum in the Internal Guard, destroyed by Russian invaders in March 2022.</text:p>
      <text:p text:style-name="P4">
"Congratulations to Alexander Zinchenko on the Ambassadors team <text:span text:style-name="T4">
 <text:a xlink:type="simple" xlink:href="https://www.ukrinform.ua/tag-united24" text:style-name="Internet_20_link" text:visited-style-name="Visited_20_Internet_20_Link">
United24</text:a>
</text:span>
 And I support the initiativegame4Ukraine at Stamford Stamford. It is an opportunity for the world football community to unite, to demonstrate their solidarity and to help Ukraine, to help our children return to school desks, as well as to attract the whole world community to the war again, ”Zelensky emphasized.</text:p>
      <text:p text:style-name="P4">
<text:span text:style-name="T4">
 Read also: </text:span>
 <text:span text:style-name="T4">
 [Andriy Shevchenko celebrated the anniversary(https://www.ukrinform.ua/rubric-sports/3716260-andrij-sevcenko-vidznaciv-ricnicu-ambasadorstva-v-united24.html)</text:span>
</text:p>
      <text:p text:style-name="P4">
As reported by Ukrinform, the champion of Ukraine in mountaineering Valentin Sipavinozhin has unfolded the state flag at the top of Everest, the flag will be played among the donor -rating platform United24.</text:p>
      <text:p text:style-name="P4">
<text:span text:style-name="T5">
Foto: op</text:span>
</text:p>
      <text:p text:style-name="P4">
News Source: <text:a xlink:type="simple" xlink:href="https://www.ukrinform.ua/rubric-sports/3716269-sevcenko-i-zincenko-iniciuut-u-londoni-blagodijnij-matc-na-pidtrimku-ukraini.html" text:style-name="Internet_20_link" text:visited-style-name="Visited_20_Internet_20_Link">
https://www.ukrinform.ua/rubric-sports/3716269-sevcenko-i-zincenko-iniciuut-u-londoni-blagodijnij-matc-na-pidtrimku-ukraini.html</text:a>
</text:p>
      <!--NEWS-->
      <text:h text:style-name="P10" text:outline-level="1">
<text:span text:style-name="T4">
The Ministry of Defense explained the motives of Russia in the "wanted" of Zaluzhnaya and Syrsky</text:span>
</text:h>
      <text:p text:style-name="P4">
Authors: Ukrinform (Person)</text:p>
      <text:p text:style-name="P4">
Publisher: Укринформ (Organization)</text:p>
      <text:p text:style-name="P4">
Published Time: 2023-05-30T21:51:00+03:00</text:p>
      <text:p text:style-name="P4">
Modified Time: 2023-05-30T21:51:00+03:00</text:p>
      <text:p text:style-name="P4">
Description: Announcement in the "wanted" commander -in -chief of the Armed Forces Valery Zaluzhny and commander of the Land Forces Alexander Sirsky is an attempt to negate the status of Ukraine as a victim of a crime of aggression and to exercise psychological pressure on Ukrainian defenders.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Міноборони', 'Сирський', 'Валерій Залужний', 'Війна з Росією', 'Ганна Маляр']</text:p>
      <text:p text:style-name="P4">
Type: Article</text:p>
      <!--METADATA-->
      <text:p text:style-name="P4">
<draw:frame draw:style-name="fr1" draw:name="Image248" text:anchor-type="as-char" svg:width="6.9236in" svg:height="3.956343in" draw:z-index="0">
<draw:image xlink:href="../Images/yкринформ/2023-05-30T21-51-00-03-00/630_360_1677152977-764.jpg" xlink:type="simple" xlink:show="embed" xlink:actuate="onLoad" draw:mime-type="image/jpeg"/>
</draw:frame>
The announcement of the "wanted" commander -in -chief of the Armed Forces Valery Zaluzhny and commander of Sukhoputniivsk Alexander Sirsky is an attempt to negate the status of Ukraine as a sacrifice of the crime of aggression and to exercise psychological pressure on Ukrainian defense defenders.</text:p>
      <text:p text:style-name="P4">
According to Ukrinform, the Deputy Minister of Defense Anna Malyar reported in <text:a xlink:type="simple" xlink:href="https://t.me/annamaliar/804" text:style-name="Internet_20_link" text:visited-style-name="Visited_20_Internet_20_Link">
telegram</text:a>
.</text:p>
      <text:p text:style-name="P4">
"This is one of the techniques of information war ... This technique is intended to solve two -way: to offset the status of Ukraine as victims of international crime of aggression ta formally to equalize their criminal acts with our defensive(To carry out - ed.)Psychological pressure and demoralize our military, ”she wrote.</text:p>
      <text:p text:style-name="P4">
At the same time, the painter noted that in 2014-2015 in <text:a xlink:type="simple" xlink:href="https://www.ukrinform.ua/tag-rosia" text:style-name="Internet_20_link" text:visited-style-name="Visited_20_Internet_20_Link">
Russia</text:a>
They also opened criminal proceedings from Ukrainian commanders and commanders of brigades, accusing them of imprisonment of crimes during hostilities.</text:p>
      <text:p text:style-name="P4">
<text:span text:style-name="T4">
 Read also: </text:span>
 <text:a xlink:type="simple" xlink:href="https://www.ukrinform.ua/rubric-ato/3716178-rosia-ogolosila-v-rozsuk-ukrainskih-zaluznogo-ta-sirskogo.html" text:style-name="Internet_20_link" text:visited-style-name="Visited_20_Internet_20_Link">
Russia has wanted <text:span text:style-name="T4">
 Zaluzhny </text:span>
 and Syrsky</text:a>
The Deputy Minister of Defense emphasized that the psychological pressure of the compondors who fight with the enemy, which is significantly outweighed in the number of fighters of such such as such, is unpromising.</text:p>
      <text:p text:style-name="P4">
"Russia has created such a toxic reputation with this war and has lost its trust that any accusations on their part of our military are perceived as an aggravating circumstance," she added.</text:p>
      <text:p text:style-name="P4">
<text:span text:style-name="T4">
 Read also: </text:span>
 <text:a xlink:type="simple" xlink:href="https://www.ukrinform.ua/rubric-ato/3715486-sirskij-vidvidav-pozicii-na-limanskomu-napramku-skoro-perejdemo-do-aktivnih-nastupalnih-dij.html" text:style-name="Internet_20_link" text:visited-style-name="Visited_20_Internet_20_Link">
soon let's move on to active offensive actions: Syrsky respected the Lyman direction</text:a>
As reported by Ukrinform, Russian media <text:a xlink:type="simple" xlink:href="https://zona.media/news/2023/05/30/zalujni" text:style-name="Internet_20_link" text:visited-style-name="Visited_20_Internet_20_Link">
mediason</text:a>
th <text:a xlink:type="simple" xlink:href="https://t.me/tass_agency/194079" text:style-name="Internet_20_link" text:visited-style-name="Visited_20_Internet_20_Link">
TASS</text:a>
 в базі розшуку МВС РФ виявили дані прооголошення в розшук головнокомандувача ЗСУ Валерія Залужного та командувачаСухопутними військами ЗСУ Олександра Сирського "за кримінальною статтею".</text:p>
      <text:p text:style-name="P4">
News Source: <text:a xlink:type="simple" xlink:href="https://www.ukrinform.ua/rubric-ato/3716274-u-minoboroni-poasnili-motivi-rosii-ogolositi-v-rozsuk-zaluznogo-j-sirskogo.html" text:style-name="Internet_20_link" text:visited-style-name="Visited_20_Internet_20_Link">
https://www.ukrinform.ua/rubric-ato/3716274-u-minoboroni-poasnili-motivi-rosii-ogolositi-v-rozsuk-zaluznogo-j-sirskogo.html</text:a>
</text:p>
      <!--NEWS-->
      <text:h text:style-name="P10" text:outline-level="1">
<text:span text:style-name="T4">
In Sushchyn because of enemy shelling there was a fire</text:span>
</text:h>
      <text:p text:style-name="P4">
Authors: Ukrinform (Person)</text:p>
      <text:p text:style-name="P4">
Publisher: Укринформ (Organization)</text:p>
      <text:p text:style-name="P4">
Published Time: 2023-05-30T21:55:00+03:00</text:p>
      <text:p text:style-name="P4">
Modified Time: 2023-05-30T21:55:00+03:00</text:p>
      <text:p text:style-name="P4">
Description: In the Sumy region, rescuers eliminated a large -scale fire caused by Russian shelling. - Ukrinform.</text:p>
      <text:p text:style-name="P4">
Images: ['<text:a xlink:type="simple" xlink:href="https://static.ukrinform.com/photos/2023_05/thumb_files/630_360_1685472682-247.jpg" text:style-name="Internet_20_link" text:visited-style-name="Visited_20_Internet_20_Link">
630_360_16854...</text:a>
']</text:p>
      <text:p text:style-name="P4">
Tags: ['Обстріл', 'Пожежа', 'Сумщина', 'Війна з Росією']</text:p>
      <text:p text:style-name="P4">
Type: Article</text:p>
      <!--METADATA-->
      <text:p text:style-name="P4">
<draw:frame draw:style-name="fr1" draw:name="Image249" text:anchor-type="as-char" svg:width="6.9236in" svg:height="3.956343in" draw:z-index="0">
<draw:image xlink:href="../Images/yкринформ/2023-05-30T21-55-00-03-00/630_360_1685472682-247.jpg" xlink:type="simple" xlink:show="embed" xlink:actuate="onLoad" draw:mime-type="image/jpeg"/>
</draw:frame>
 У Сумськійобласті рятувальники ліквідували масштабне загоряння, спричинене російськимобстрілом.</text:p>
      <text:p text:style-name="P4">
Як передає Укрінформ, про це Державна служба з надзвичайних ситуаційповідомляє у <text:a xlink:type="simple" xlink:href="https://t.me/dsns_telegram/17174" text:style-name="Internet_20_link" text:visited-style-name="Visited_20_Internet_20_Link">
 Телеграмі </text:a>
.</text:p>
      <text:p text:style-name="P4">
On May 30, the rescue service "101" received information that as a result of hostile <text:a xlink:type="simple" xlink:href="https://www.ukrinform.ua/tag-obstril" text:style-name="Internet_20_link" text:visited-style-name="Visited_20_Internet_20_Link">
shelling</text:a>
On the part of the aggressor country from the settlements of the Shostka district there was a large-scale fire.</text:p>
      <text:p text:style-name="P4">
Upon arrival, it was established that the fire covered outbuildings. The threat of further spread of fire on the building was located nearby.</text:p>
      <text:p text:style-name="P4">
<text:span text:style-name="T4">
 Read also: </text:span>
 <text:a xlink:type="simple" xlink:href="https://www.ukrinform.ua/rubric-kyiv/3715374-vibuhi-u-kievi-v-odnomu-z-rajoniv-vid-ulamkiv-raketi-stalasa-pozeza-u-privatnomu-budinku.html" text:style-name="Internet_20_link" text:visited-style-name="Visited_20_Internet_20_Link">
in one of the areas of Kiev from the wreckage of the rocket there was a <text:span text:style-name="T4">
 fire </text:span>
 - Klitschko</text:a>
Thanks to the operational actions of the firefighters, we managed to localize the fire cells, preventing the spread of flames to other residential buildings and structures and eliminating.</text:p>
      <text:p text:style-name="P4">
As reported <text:a xlink:type="simple" xlink:href="https://www.ukrinform.ua/rubric-ato/3716238-rosiani-vden-pat-raziv-obstrilali-prikordonna-cernigivsini-j-sumsini.html" text:style-name="Internet_20_link" text:visited-style-name="Visited_20_Internet_20_Link">
Ukrinform</text:a>
, On May 30, the Russians fired at border and Sumy region five times in the afternoon.</text:p>
      <text:p text:style-name="P4">
<text:span text:style-name="T5">
Foto: SES of Ukraine</text:span>
</text:p>
      <text:p text:style-name="P4">
News Source: <text:a xlink:type="simple" xlink:href="https://www.ukrinform.ua/rubric-regions/3716273-na-susini-cerez-vorozij-obstril-stalasa-pozeza.html" text:style-name="Internet_20_link" text:visited-style-name="Visited_20_Internet_20_Link">
https://www.ukrinform.ua/rubric-regions/3716273-na-susini-cerez-vorozij-obstril-stalasa-pozeza.html</text:a>
</text:p>
      <!--NEWS-->
      <text:h text:style-name="P10" text:outline-level="1">
<text:span text:style-name="T4">
Ukraine is not relevant to drones on Moscow - Podolyak</text:span>
</text:h>
      <text:p text:style-name="P4">
Authors: Ukrinform (Person)</text:p>
      <text:p text:style-name="P4">
Publisher: Укринформ (Organization)</text:p>
      <text:p text:style-name="P4">
Published Time: 2023-05-30T22:00:00+03:00</text:p>
      <text:p text:style-name="P4">
Modified Time: 2023-05-30T22:00:00+03:00</text:p>
      <text:p text:style-name="P4">
Description: Ukraine is certainly not related to the attacks of drones on Moscow, because our country does not need to do so.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БПЛА', 'Москва', 'Обстріл', 'Подоляк', 'Єдині новини']</text:p>
      <text:p text:style-name="P4">
Type: Article</text:p>
      <!--METADATA-->
      <text:p text:style-name="P4">
<draw:frame draw:style-name="fr1" draw:name="Image250" text:anchor-type="as-char" svg:width="6.9236in" svg:height="3.956343in" draw:z-index="0">
<draw:image xlink:href="../Images/yкринформ/2023-05-30T22-00-00-03-00/630_360_1669378255-230.jpg" xlink:type="simple" xlink:show="embed" xlink:actuate="onLoad" draw:mime-type="image/jpeg"/>
</draw:frame>
Ukraine is certainly not related to the attacks of drones on Moscow, because our country does not need to be done.</text:p>
      <text:p text:style-name="P4">
The adviser to the head of the office of the Office President Mikhail Podolyak informed about it in the only newsphone, answering the question whether these blows can have strategic importance, Ukrinform correspondent reports.</text:p>
      <text:p text:style-name="P4">
“Of course, Ukraine is not relevant. We do not need to do this, we have enough important tasks for drawing large -scale blows, using scarce weapons, including rockets and drones, in the occupation. Secondly, we are much more concerned about the blows that Russian -bearing in our capital, ”he said.</text:p>
      <text:p text:style-name="P4">
<text:span text:style-name="T4">
 Read also: </text:span>
 <text:span text:style-name="T4">
 <text:a xlink:type="simple" xlink:href="https://www.ukrinform.ua/rubric-ato/3716267-recnik-genseka-oon-ne-mozna-porivnuvati-obstril-dronami-moskvi-z-postijnimi-atakami-na-ukrainu.html" text:style-name="Internet_20_link" text:visited-style-name="Visited_20_Internet_20_Link">
UN Secretary General Snar: Moscow cannot be compared with constant attacks on Ukraine</text:a>
</text:span>
</text:p>
      <text:p text:style-name="P4">
According to him, any strokes, the number of which is significantly increased in the internal space of the Russian Federation, are not strategic for Ukraine. "But this is of strategic importance for other purposes. And I will say that these attacks drones, especially rubles, showed several things," - said the adviser to the head of the OP.</text:p>
      <text:p text:style-name="P4">
He noted that these drones are small, and they would fly a short distance.</text:p>
      <text:p text:style-name="P4">
“I will remind you that on May 9 were(Accepted - ed.)Some decisions to ban the use of drones, drones in the Central Federal District. But forgive that they are quietly from the Moscow region or from any other Bolsoma Muscov region and went quietly to Moscow. And what(They are the ed.)They showed - absolute technical clumsiness of Russia today, ”Podolyak said.</text:p>
      <text:p text:style-name="P4">
<text:span text:style-name="T4">
 Read also: </text:span>
 <text:span text:style-name="T4">
 [the RF Federation has started a business on the "fact of attack"(https://www.ukrinform.ua/rubric-world/3716102-slidkom-rf-zaviv-spravu-za-faktom-ataki-bezpilotnikiv-na-moskvu.html)</text:span>
</text:p>
      <text:p text:style-name="P4">
According to him, neither the "shell" nor the rebuke - nothing works, and it is a shocklose political elite in particular.</text:p>
      <text:p text:style-name="P4">
Answering the question of what in the political context can lead to the Russian oligarchs and deputies saw this technical clumsiness, he expressed a thought that, rather(For all - order.), this will accelerate the final depositization of the President of the Russian Federation Vladimir Putin and his immediate surroundings, which for some time for this elite seemed like the titans on which everything is held."Because mobilized understand that even if nothing is unconscious in the center of Russia, it is certainly in the war that they just live meat that will be used to delay the advance of Ukrainians for a while," the Podolyak said.</text:p>
      <text:p text:style-name="P4">
<text:span text:style-name="T4">
 Read also: </text:span>
 <text:span text:style-name="T4">
 <text:a xlink:type="simple" xlink:href="https://www.ukrinform.ua/rubric-world/3715962-moskvu-atakuvali-droni-kitajskogo-virobnictva-aki-priletili-z-pidmoskova-informnapalm.html" text:style-name="Internet_20_link" text:visited-style-name="Visited_20_Internet_20_Link">
Moscow attacked the drones of Chinese production, which came from the Moscow - InformNapalm</text:a>
</text:span>
</text:p>
      <text:p text:style-name="P4">
He said that a few things are obvious to Russia's political elite, and one of them is that no one controls anything.</text:p>
      <text:p text:style-name="P4">
According to him, representatives of the political elite of the Russian Federation will not return in the pre -war and will not be able to come to the award of the Grammy Prize and, as if it were unprecedented, sit next to representatives of the global cultural elite, will not be able to buy assets in other countries and so on.</text:p>
      <text:p text:style-name="P4">
"But at least they now think about how to protect yourself from the absolute obvious, which will be in a very nearby future, you know, this is a" crazy Russian rebellion, " - said the adviser to the head of the OP.</text:p>
      <text:p text:style-name="P4">
<text:span text:style-name="T4">
 Read also: </text:span>
 <text:span text:style-name="T4">
 <text:a xlink:type="simple" xlink:href="https://www.ukrinform.ua/rubric-world/3715937-blizko-25-bezpilotnikiv-nad-moskvou-ta-pidmoskovam-slidkom-rf-sukae-pricetnih.html" text:style-name="Internet_20_link" text:visited-style-name="Visited_20_Internet_20_Link">
about 25 drones over Moscow and Moscow -RF's researcher is looking for those involved</text:a>
</text:span>
</text:p>
      <text:p text:style-name="P4">
As it was reported, the Investigative Committee of Russia stated that investigators are investigating "facts of falling unmanned aerial vehicles on homes in <text:span text:style-name="T4">
 <text:a xlink:type="simple" xlink:href="https://www.ukrinform.ua/tag-moskva" text:style-name="Internet_20_link" text:visited-style-name="Visited_20_Internet_20_Link">
Moscow</text:a>
</text:span>
 ”. Podolyak called Dronov's "attack" by Pomskov "protest" of drones.</text:p>
      <text:p text:style-name="P4">
News Source: <text:a xlink:type="simple" xlink:href="https://www.ukrinform.ua/rubric-polytics/3716275-ukraina-ne-mae-vidnosenna-do-atak-bezpilotnikiv-na-moskvu-podolak.html" text:style-name="Internet_20_link" text:visited-style-name="Visited_20_Internet_20_Link">
https://www.ukrinform.ua/rubric-polytics/3716275-ukraina-ne-mae-vidnosenna-do-atak-bezpilotnikiv-na-moskvu-podolak.html</text:a>
</text:p>
      <!--NEWS-->
      <text:h text:style-name="P10" text:outline-level="1">
<text:span text:style-name="T4">
Ukraine will not be able to participate in a granuvod from judo because of admission to competitions of Russians and Belarus</text:span>
</text:h>
      <text:p text:style-name="P4">
Authors: Ukrinform (Person)</text:p>
      <text:p text:style-name="P4">
Publisher: Укринформ (Organization)</text:p>
      <text:p text:style-name="P4">
Published Time: 2023-05-30T22:02:00+03:00</text:p>
      <text:p text:style-name="P4">
Modified Time: 2023-05-30T22:02:00+03:00</text:p>
      <text:p text:style-name="P4">
Description: The Ukrainian national team will miss Dushanbe Grand Prix through the admission of Russian and Belarussian athletes. - Ukrinform.</text:p>
      <text:p text:style-name="P4">
Images: ['<text:a xlink:type="simple" xlink:href="https://static.ukrinform.com/photos/2023_05/thumb_files/630_360_1685473271-855.jpg" text:style-name="Internet_20_link" text:visited-style-name="Visited_20_Internet_20_Link">
630_360_16854...</text:a>
']</text:p>
      <text:p text:style-name="P4">
Tags: ['Дзюдо']</text:p>
      <text:p text:style-name="P4">
Type: Article</text:p>
      <!--METADATA-->
      <text:p text:style-name="P4">
<draw:frame draw:style-name="fr1" draw:name="Image251" text:anchor-type="as-char" svg:width="6.9236in" svg:height="3.956343in" draw:z-index="0">
<draw:image xlink:href="../Images/yкринформ/2023-05-30T22-02-00-03-00/630_360_1685473271-855.jpg" xlink:type="simple" xlink:show="embed" xlink:actuate="onLoad" draw:mime-type="image/jpeg"/>
</draw:frame>
The Ukrainian national team will miss Dushanbe Grand Prix through the admission of Russian Ibilorus athletes.</text:p>
      <text:p text:style-name="P4">
This was reported <text:a xlink:type="simple" xlink:href="https://ukrainejudo.com/news/4249-zbirna-ukrajini-vidklikala-svoyu-zayavku-z-turniru-seriji-grand-prix-v-dushanbe" text:style-name="Internet_20_link" text:visited-style-name="Visited_20_Internet_20_Link">
press service</text:a>
Judo Federation of Ukraine, Ukrinform reports.</text:p>
      <text:p text:style-name="P4">
“The Ukrainian team was forced to withdraw the application a few days before its start. This is due to the fact that the International Judo Federation(IJF)She registered to participate in the tournament of representatives of Russia and Belarus as "individual neutral athletes". Currently, the application for the tournament contains 11 representatives of aggressors - two Belarusian and nine Russian -thieves, ”the Federation said.</text:p>
      <text:p text:style-name="P4">
The Ukrainian team consisting of 14 athletes is at a training meeting in Slovak Shamorin.</text:p>
      <text:p text:style-name="P4">
The closest tournaments in which Ukrainian judoists are planning will be the European Cup among juniors in Czech Prague(June 3-4)as well as Grand Slam tournament in Kazakhstan Astana(June 16-18)if they are not allowed to Russians and Belarus.</text:p>
      <text:p text:style-name="P4">
<text:span text:style-name="T4">
 Read also: </text:span>
 <text:a xlink:type="simple" xlink:href="https://www.ukrinform.ua/rubric-sports/3715025-ukrainka-litvinenko-vigrala-bronzu-na-etapi-serii-granpri-z-dzudo-v-avstrii.html" text:style-name="Internet_20_link" text:visited-style-name="Visited_20_Internet_20_Link">
Ukrainian Litvinenko won bronze at the Grand Prix series with <text:span text:style-name="T4">
 judo </text:span>
 in Austria</text:a>
As it was reported, the Grand Prix in Dushanbe will be held from June 2 to June 4.</text:p>
      <text:p text:style-name="P4">
Photo: IJF</text:p>
      <text:p text:style-name="P4">
News Source: <text:a xlink:type="simple" xlink:href="https://www.ukrinform.ua/rubric-sports/3716276-ukraina-ne-zmoze-vzati-ucast-u-granpri-z-dzudo-cerez-dopusk-do-zmagan-rosian-i-bilorusiv.html" text:style-name="Internet_20_link" text:visited-style-name="Visited_20_Internet_20_Link">
https://www.ukrinform.ua/rubric-sports/3716276-ukraina-ne-zmoze-vzati-ucast-u-granpri-z-dzudo-cerez-dopusk-do-zmagan-rosian-i-bilorusiv.html</text:a>
</text:p>
      <!--NEWS-->
      <text:h text:style-name="P10" text:outline-level="1">
<text:span text:style-name="T4">
NATO will increase the presence of its military in Kosovo</text:span>
</text:h>
      <text:p text:style-name="P4">
Authors: Ukrinform (Person)</text:p>
      <text:p text:style-name="P4">
Publisher: Укринформ (Organization)</text:p>
      <text:p text:style-name="P4">
Published Time: 2023-05-30T22:07:00+03:00</text:p>
      <text:p text:style-name="P4">
Modified Time: 2023-05-30T22:07:00+03:00</text:p>
      <text:p text:style-name="P4">
Description: NATO will refer to Kosovo with another 700 military personnel after 30 peacekeepers of the Alliance and 52 actions were injured on Monday during the collisions with the protesters. - Ukrinform.</text:p>
      <text:p text:style-name="P4">
Images: ['<text:a xlink:type="simple" xlink:href="https://static.ukrinform.com/photos/2023_03/thumb_files/630_360_1680278305-857.jpg" text:style-name="Internet_20_link" text:visited-style-name="Visited_20_Internet_20_Link">
630_360_16802...</text:a>
']</text:p>
      <text:p text:style-name="P4">
Tags: ['Косово', 'НАТО', 'Військові']</text:p>
      <text:p text:style-name="P4">
Type: Article</text:p>
      <!--METADATA-->
      <text:p text:style-name="P4">
<draw:frame draw:style-name="fr1" draw:name="Image252" text:anchor-type="as-char" svg:width="6.9236in" svg:height="3.956343in" draw:z-index="0">
<draw:image xlink:href="../Images/yкринформ/2023-05-30T22-07-00-03-00/630_360_1680278305-857.jpg" xlink:type="simple" xlink:show="embed" xlink:actuate="onLoad" draw:mime-type="image/jpeg"/>
</draw:frame>
It will go to Kosovo with another 700 servicemen after 30 peacekeepers and 52 actions were injured during collisions with protesters.</text:p>
      <text:p text:style-name="P4">
As Ukrinform reports, it reports <text:a xlink:type="simple" xlink:href="https://www.bbc.com/news/world-europe-65759214" text:style-name="Internet_20_link" text:visited-style-name="Visited_20_Internet_20_Link">
BBC</text:a>
.</text:p>
      <text:p text:style-name="P4">
When Serbian protesters in the north of Kosovo, where riots continue, tried to get to the government building in the news, between them and the police and police officers <text:a xlink:type="simple" xlink:href="https://www.ukrinform.ua/tag-nato" text:style-name="Internet_20_link" text:visited-style-name="Visited_20_Internet_20_Link">
NATO</text:a>
There was a mature.</text:p>
      <text:p text:style-name="P4">
Thereafter, up to 3800 people who are already serving in Kosovo were published in NATO NATO.</text:p>
      <text:p text:style-name="P4">
Therefore, an additional reserve battalion will be created, which will be able to develop if necessary within seven days.</text:p>
      <text:p text:style-name="P4">
<text:span text:style-name="T4">
 Read also: </text:span>
 <text:a xlink:type="simple" xlink:href="https://www.ukrinform.ua/rubric-world/3715375-stoltenberg-zaklikav-kosovo-poslabiti-napruzenist-u-vidnosinah-z-serbieu.html" text:style-name="Internet_20_link" text:visited-style-name="Visited_20_Internet_20_Link">
Stoltenberg called <text:span text:style-name="T4">
 Kosovo </text:span>
 to weaken the tensions with Serbia</text:a>
According to the officials, 30 servicemen were injured on Monday. Among the injuries are fractures and burns from homemade explosive devices. Also, three fighters were gunshot wounds.</text:p>
      <text:p text:style-name="P4">
It was reported that in Kosovo two days ago clashes between local police and participants of actions protesting against the arrival of mayors, which are ethnic Albanians, in areas of residence of the Serbian population.</text:p>
      <text:p text:style-name="P4">
Earlier, 25 NATO peacekeepers were reported <text:a xlink:type="simple" xlink:href="https://www.ukrinform.ua/rubric-world/3715843-u-sutickah-v-kosovo-postrazdali-dva-desatki-mirotvorciv-nato.html" text:style-name="Internet_20_link" text:visited-style-name="Visited_20_Internet_20_Link">
affected by protesters in Kosovo</text:a>
 .</text:p>
      <text:p text:style-name="P4">
News Source: <text:a xlink:type="simple" xlink:href="https://www.ukrinform.ua/rubric-world/3716278-nato-zbilsit-prisutnist-svoih-vijskovih-u-kosovo.html" text:style-name="Internet_20_link" text:visited-style-name="Visited_20_Internet_20_Link">
https://www.ukrinform.ua/rubric-world/3716278-nato-zbilsit-prisutnist-svoih-vijskovih-u-kosovo.html</text:a>
</text:p>
      <!--NEWS-->
      <text:h text:style-name="P10" text:outline-level="1">
<text:span text:style-name="T4">
The US is preparing a $ 300 million defense assistance package</text:span>
</text:h>
      <text:p text:style-name="P4">
Authors: Ukrinform (Person)</text:p>
      <text:p text:style-name="P4">
Publisher: Укринформ (Organization)</text:p>
      <text:p text:style-name="P4">
Published Time: 2023-05-30T22:12:00+03:00</text:p>
      <text:p text:style-name="P4">
Modified Time: 2023-05-30T22:12:00+03:00</text:p>
      <text:p text:style-name="P4">
Description: The United States is preparing to announce on Wednesday to allocate a new $ 300 million defense package to Ukraine, which may include, in particular, more than Patriot air defense missiles, as well as other systems and ammunition. - Ukrinform.</text:p>
      <text:p text:style-name="P4">
Images: ['<text:a xlink:type="simple" xlink:href="https://static.ukrinform.com/photos/2022_09/thumb_files/630_360_1662821775-754.jpg" text:style-name="Internet_20_link" text:visited-style-name="Visited_20_Internet_20_Link">
630_360_16628...</text:a>
']</text:p>
      <text:p text:style-name="P4">
Tags: ['Оборона', 'США', 'Україна', 'допомога']</text:p>
      <text:p text:style-name="P4">
Type: Article</text:p>
      <!--METADATA-->
      <text:p text:style-name="P4">
<draw:frame draw:style-name="fr1" draw:name="Image253" text:anchor-type="as-char" svg:width="6.9236in" svg:height="3.956343in" draw:z-index="0">
<draw:image xlink:href="../Images/yкринформ/2023-05-30T22-12-00-03-00/630_360_1662821775-754.jpg" xlink:type="simple" xlink:show="embed" xlink:actuate="onLoad" draw:mime-type="image/jpeg"/>
</draw:frame>
The United States is being announced on Wednesday to allocate a new $ 300 million defense aid package to Ukraine, which may include, in particular, more than Patriot air defense missiles, as well as other systems and ammunition.</text:p>
      <text:p text:style-name="P4">
This was reported on Tuesday by the English -language service "<text:a xlink:type="simple" xlink:href="https://www.voanews.com/a/us-providing-300-million-in-more-aid-for-ukraine/7115470.html" text:style-name="Internet_20_link" text:visited-style-name="Visited_20_Internet_20_Link">
Voice of America</text:a>
»With reference to sources in the Pentagon, reports Ukrinform.</text:p>
      <text:p text:style-name="P4">
The new assistance package is expected to contain, including missiles for systems Himars, anti -tank installations, shells for artillery, as well as unmanageable <text:a xlink:type="simple" xlink:href="https://www.ukrinform.ua/tag-raketa" text:style-name="Internet_20_link" text:visited-style-name="Visited_20_Internet_20_Link">
missiles</text:a>
Zuni Air Earth Class. In addition, the new tranche will include air defense systems and the Styinger anti-aircraft missile systems.</text:p>
      <text:p text:style-name="P4">
<text:span text:style-name="T4">
 Read also: </text:span>
 <text:a xlink:type="simple" xlink:href="https://www.ukrinform.ua/rubric-ato/3714238-litva-anonsuvala-novij-paket-vijskovoi-dopomogi-ukraini.html" text:style-name="Internet_20_link" text:visited-style-name="Visited_20_Internet_20_Link">
Lithuania announced a new <text:span text:style-name="T4">
 package </text:span>
 military aid</text:a>
As reported, at least 38 packets of defense assistance were allocated before this by the President(presidential drawdown – ред.)When technicians and ammunition are urgently coming from the existing resource -receiving resources.</text:p>
      <text:p text:style-name="P4">
News Source: <text:a xlink:type="simple" xlink:href="https://www.ukrinform.ua/rubric-ato/3716279-ssa-gotuut-paket-oboronnoi-dopomogi-ukraini-na-300-miljoniv-zmi.html" text:style-name="Internet_20_link" text:visited-style-name="Visited_20_Internet_20_Link">
https://www.ukrinform.ua/rubric-ato/3716279-ssa-gotuut-paket-oboronnoi-dopomogi-ukraini-na-300-miljoniv-zmi.html</text:a>
</text:p>
      <!--NEWS-->
      <text:h text:style-name="P10" text:outline-level="1">
<text:span text:style-name="T4">
OP commented Russia's announcement in the "wanted" of Zaluzhny and Syrsky</text:span>
</text:h>
      <text:p text:style-name="P4">
Authors: Ukrinform (Person)</text:p>
      <text:p text:style-name="P4">
Publisher: Укринформ (Organization)</text:p>
      <text:p text:style-name="P4">
Published Time: 2023-05-30T22:19:00+03:00</text:p>
      <text:p text:style-name="P4">
Modified Time: 2023-05-30T22:19:00+03:00</text:p>
      <text:p text:style-name="P4">
Description: Russia's announcement in the "wanted" of Ukrainian generals - Commander -in -Chief of the Armed Forces Valery Zaluzhny and commander of the Land Forces Alexander Sirsky - completely discredit this country as a state that has at least a drop of adequacy. - Ukrinform.</text:p>
      <text:p text:style-name="P4">
Images: ['<text:a xlink:type="simple" xlink:href="https://static.ukrinform.com/photos/2022_03/thumb_files/630_360_1647521738-527.jpeg" text:style-name="Internet_20_link" text:visited-style-name="Visited_20_Internet_20_Link">
630_360_16475...</text:a>
']</text:p>
      <text:p text:style-name="P4">
Tags: ['Розшук', 'Росія', 'Сирський', 'Офіс Президента', 'Подоляк', 'Валерій Залужний', 'Єдині новини']</text:p>
      <text:p text:style-name="P4">
Type: Article</text:p>
      <!--METADATA-->
      <text:p text:style-name="P4">
<draw:frame draw:style-name="fr1" draw:name="Image254" text:anchor-type="as-char" svg:width="6.9236in" svg:height="3.956343in" draw:z-index="0">
<draw:image xlink:href="../Images/yкринформ/2023-05-30T22-19-00-03-00/630_360_1647521738-527.jpeg" xlink:type="simple" xlink:show="embed" xlink:actuate="onLoad" draw:mime-type="image/jpeg"/>
</draw:frame>
Russia's announcement in the "wanted" of Ukrainian generals - commander -in -chief of Zaluzhny and commander of the Land Forces Alexander Sirsky - absolutely discredit this country as a state that has at least drip.</text:p>
      <text:p text:style-name="P4">
The adviser to the head of the office of the Office President Mikhail Podolyak informed about it on the air of the only news, Ukrinform correspondent reports.</text:p>
      <text:p text:style-name="P4">
“Open Door Day in Special Medicinal(institutions - ed.). Меніздається, що і Сирський, і Залужний – особисто прийдуть до тих людей, які ценаписали, і зададуть певні їм питання при зустрічі. Тільки будуть нюанси.Нехай вони трохи почекають. А якщо серйозно казати, то всі ці оголошення, якісьогодні робить Росія, вже абсолютно, остаточно дискредитують Росію як країну,яка має хоча б якусь краплю адекватності», - сказав він.</text:p>
      <text:p text:style-name="P4">
<text:span text:style-name="T4">
Читайте також:</text:span>
 <text:span text:style-name="T4">
<text:a xlink:type="simple" xlink:href="https://www.ukrinform.ua/rubric-ato/3716274-u-minoboroni-poasnili-motivi-rosii-ogolositi-v-rozsuk-zaluznogo-j-sirskogo.html" text:style-name="Internet_20_link" text:visited-style-name="Visited_20_Internet_20_Link">
 У Міноборони пояснили мотиви Росії оголосити в «розшук»Залужного й Сирського </text:a>
</text:span>
</text:p>
      <text:p text:style-name="P4">
Podolyak noted that it was the Russians who started this war, and they were treated as if they had some influences on Ukrainian reality.</text:p>
      <text:p text:style-name="P4">
According to him, Russia must lose in this <text:span text:style-name="T4">
 <text:a xlink:type="simple" xlink:href="https://www.ukrinform.ua/tag-vijna-z-rosieu" text:style-name="Internet_20_link" text:visited-style-name="Visited_20_Internet_20_Link">
war</text:a>
</text:span>
 With Ukraine.</text:p>
      <text:p text:style-name="P4">
As it was reported, the Ministry of Internal Affairs of Russia was wanted by the commander -in -chief of the Armed Forces Valery Zaluzhny.</text:p>
      <text:p text:style-name="P4">
<text:span text:style-name="T4">
 Read also: </text:span>
 <text:span text:style-name="T4">
 <text:a xlink:type="simple" xlink:href="https://www.ukrinform.ua/rubric-ato/3716178-rosia-ogolosila-v-rozsuk-ukrainskih-zaluznogo-ta-sirskogo.html" text:style-name="Internet_20_link" text:visited-style-name="Visited_20_Internet_20_Link">
Russia has wanted Zaluzhnaya and Syrsky</text:a>
 <text:a xlink:type="simple" xlink:href="https://www.ukrinform.ua/rubric-polytics/3714528-comu-rosiani-tak-vperto-vtracali-zaluznogo-dajdzest-propagandi-za-25-travna-2023-roku.html" text:style-name="Internet_20_link" text:visited-style-name="Visited_20_Internet_20_Link">
 </text:a>
</text:span>
</text:p>
      <text:p text:style-name="P4">
According to Roszma, from the foundation of the Ministry of Internal Affairs of Russia it follows that the commander -in -chief troops of the Armed Forces of the Armed Forces Alexander Sirsky was also wanted on the wanted "Cleaning Article".</text:p>
      <text:p text:style-name="P4">
News Source: <text:a xlink:type="simple" xlink:href="https://www.ukrinform.ua/rubric-ato/3716280-u-op-prokomentuvali-ogolosenna-rosii-u-rozsuk-zaluznogo-i-sirskogo.html" text:style-name="Internet_20_link" text:visited-style-name="Visited_20_Internet_20_Link">
https://www.ukrinform.ua/rubric-ato/3716280-u-op-prokomentuvali-ogolosenna-rosii-u-rozsuk-zaluznogo-i-sirskogo.html</text:a>
</text:p>
      <!--NEWS-->
      <text:h text:style-name="P10" text:outline-level="1">
<text:span text:style-name="T4">
Football: Besedin will return to Dynamo</text:span>
</text:h>
      <text:p text:style-name="P4">
Authors: Ukrinform (Person)</text:p>
      <text:p text:style-name="P4">
Publisher: Укринформ (Organization)</text:p>
      <text:p text:style-name="P4">
Published Time: 2023-05-30T22:23:00+03:00</text:p>
      <text:p text:style-name="P4">
Modified Time: 2023-05-30T22:23:00+03:00</text:p>
      <text:p text:style-name="P4">
Description: Ukrainian striker Artem Besedin will return from Omonia to Dynamo. - Ukrinform.</text:p>
      <text:p text:style-name="P4">
Images: ['<text:a xlink:type="simple" xlink:href="https://static.ukrinform.com/photos/2023_05/thumb_files/630_360_1685474101-426.jpg" text:style-name="Internet_20_link" text:visited-style-name="Visited_20_Internet_20_Link">
630_360_16854...</text:a>
']</text:p>
      <text:p text:style-name="P4">
Tags: ['Футбол']</text:p>
      <text:p text:style-name="P4">
Type: Article</text:p>
      <!--METADATA-->
      <text:p text:style-name="P4">
<draw:frame draw:style-name="fr1" draw:name="Image255" text:anchor-type="as-char" svg:width="6.9236in" svg:height="3.956343in" draw:z-index="0">
<draw:image xlink:href="../Images/yкринформ/2023-05-30T22-23-00-03-00/630_360_1685474101-426.jpg" xlink:type="simple" xlink:show="embed" xlink:actuate="onLoad" draw:mime-type="image/jpeg"/>
</draw:frame>
Ukrainian striker Artem Besedin will return from Omonia to Dynamo.</text:p>
      <text:p text:style-name="P4">
This was reported <text:a xlink:type="simple" xlink:href="https://ua.tribuna.com/uk/football/1000000070775-besedin-vernetsya-v-dinamo-24sportscomcy/" text:style-name="Internet_20_link" text:visited-style-name="Visited_20_Internet_20_Link">
tribuna.com</text:a>
With reference to 24sports, Ukrinform reports.</text:p>
      <text:p text:style-name="P4">
The Cyprus Club does not plan to buy a player's contract. He spoke to the right -sided by the end of the season.</text:p>
      <text:p text:style-name="P4">
<text:span text:style-name="T4">
 Read also: </text:span>
 <text:a xlink:type="simple" xlink:href="https://www.ukrinform.ua/rubric-sports/3715902-za-fk-polissa-gratime-golkiper-zbirnoi-nigerii-u20.html" text:style-name="Internet_20_link" text:visited-style-name="Visited_20_Internet_20_Link">
for FC "Polesie" will play goalkeeper of the national nigeria U20</text:a>
A 27-year-old Ukrainian spent 15 matches for Homony. In his asset 1 goal and 1stasist.</text:p>
      <text:p text:style-name="P4">
Photo: facebook.com/monoiafootball</text:p>
      <text:p text:style-name="P4">
News Source: <text:a xlink:type="simple" xlink:href="https://www.ukrinform.ua/rubric-sports/3716281-futbol-besedin-povernetsa-v-dinamo.html" text:style-name="Internet_20_link" text:visited-style-name="Visited_20_Internet_20_Link">
https://www.ukrinform.ua/rubric-sports/3716281-futbol-besedin-povernetsa-v-dinamo.html</text:a>
</text:p>
      <!--NEWS-->
      <text:h text:style-name="P10" text:outline-level="1">
<text:span text:style-name="T4">
Zelensky: Any attack of Russian terrorists should end with a failure for them</text:span>
</text:h>
      <text:p text:style-name="P4">
Authors: Ukrinform (Person)</text:p>
      <text:p text:style-name="P4">
Publisher: Укринформ (Organization)</text:p>
      <text:p text:style-name="P4">
Published Time: 2023-05-30T22:26:00+03:00</text:p>
      <text:p text:style-name="P4">
Modified Time: 2023-05-30T22:26:00+03:00</text:p>
      <text:p text:style-name="P4">
Description: Russian terror should lose daily and every night, in each of our region, in the sky of every Ukrainian city and village, because when any attack of terrorists will end with a failure, their defeat will become a source of our long-term security. - Ukrinform.</text:p>
      <text:p text:style-name="P4">
Images: ['<text:a xlink:type="simple" xlink:href="https://static.ukrinform.com/photos/2023_05/thumb_files/630_360_1685475414-889.png" text:style-name="Internet_20_link" text:visited-style-name="Visited_20_Internet_20_Link">
630_360_16854...</text:a>
']</text:p>
      <text:p text:style-name="P4">
Tags: ['Тероризм', 'Звернення', 'Агресія РФ', 'Зеленський', 'Війна з Росією', 'F-16']</text:p>
      <text:p text:style-name="P4">
Type: Article</text:p>
      <!--METADATA-->
      <text:p text:style-name="P4">
<draw:frame draw:style-name="fr1" draw:name="Image256" text:anchor-type="as-char" svg:width="6.9236in" svg:height="3.956343in" draw:z-index="0">
<draw:image xlink:href="../Images/yкринформ/2023-05-30T22-26-00-03-00/630_360_1685475414-889.png" xlink:type="simple" xlink:show="embed" xlink:actuate="onLoad" draw:mime-type="image/png"/>
</draw:frame>
The Russian terror should lose daily and every night, in each of our region, in the sky of every Ukrainian city and village, because when any attack of terrorists to build a failure for them, their defeat will become a source of our long-term safety.</text:p>
      <text:p text:style-name="P4">
About it in your <text:a xlink:type="simple" xlink:href="https://www.president.gov.ua/news/prodovzhuyemo-konsolidaciyu-partneriv-dlya-togo-shob-ukrayin-83253" text:style-name="Internet_20_link" text:visited-style-name="Visited_20_Internet_20_Link">
appeal</text:a>
At the end of the 461st Day, President of Ukraine Volodymyr Zelenskyy said, Ukrinform reports.</text:p>
      <text:p text:style-name="P4">
<text:span text:style-name="T4">
 _ I wish health, dear Ukrainians!_ </text:span>
</text:p>
      <text:p text:style-name="P4">
A brief report for this day. A fairly loud day.</text:p>
      <text:p text:style-name="P4">
The first is to thank our air forces and all defenders and defenders of the sky of the other night bloom of Russian drones.</text:p>
      <text:p text:style-name="P4">
Again and again thank our warriors for every shotgun, for every Zabu -Russian missile. Because it is always - saved lives of people, always saved infrastructure.</text:p>
      <text:p text:style-name="P4">
Secondly - unfortunately, there were a hit, unfortunately, there were a falling of debris with the appropriate consequences, unfortunately, there were losses ... My condolences!</text:p>
      <text:p text:style-name="P4">
It is very, very important to consider air alarm and not treat it.</text:p>
      <text:p text:style-name="P4">
And I want me to be heard by all representatives of local authorities, which are heard for specific communities, for a specific territory.</text:p>
      <text:p text:style-name="P4">
City shelters should be available. People need to understand when and how the number and availability of shelters will increase.</text:p>
      <text:p text:style-name="P4">
It is the responsibility of specific officials, and specific responsibility.</text:p>
      <text:p text:style-name="P4">
Third, we continue the consolidation of partners in order for the Ukrainian air defense to be becomes becomes effective. Russian terror should lose daily and every night, in our region, in the sky of every Ukrainian city and village. When any attack of Russian terrorists end with a failure for terrorists, their defeat will be a source of our safety-long-term.</text:p>
      <text:p text:style-name="P4">
He spoke with German Chancellor today, including air defense.</text:p>
      <text:p text:style-name="P4">
He thanked the air defense systems already provided to Ukraine, that is, for our people already rescued by Germany. They also discussed in general the defense situation, our security service.</text:p>
      <text:p text:style-name="P4">
Important international measures that will happen very soon, there are common positions, to common decisions. And I thank Olaf, Mr. Chancellor, a personal determination, who is in many ways the determination of all Europe.We work on the creation of a proper base for production and repair in Ukraine. There is a wide range of weapons: from tanks to artillery.</text:p>
      <text:p text:style-name="P4">
We will provide Ukraine, and therefore, all of Europe is such a new foundation for strength.</text:p>
      <text:p text:style-name="P4">
Fifth - has met today with the delegation of one of the leading world -analytical centers, the American Atlantic Council. A good, useful conversation to protect our common values, all in the world who value freedom.</text:p>
      <text:p text:style-name="P4">
He informed the representatives of the Atlantic Council about our basic defensive needs for now, now in confrontation. We discussed the steps that bring the creation of a new aviation coalition. We are invariably approaching this result - to receive our warriors of modern fighters. And I thank the people of the United States, everyone and everyone in the political community, who supports, thank President Biden personally and both parties of Congress.</text:p>
      <text:p text:style-name="P4">
Now, in Ukraine, on our earth, in our sky it is decided whether the conservation and civilization will be preserved - global leadership in this century. It is decided, together with America, together with Europe, together with all our allies by partners. Thank you all in the world who helps!</text:p>
      <text:p text:style-name="P4">
And, of course, today, as always, I thank our soldiers. All those who are now for the sake of Ukraine. To all who are on combat missions. At combat posts. Thank you to everyone who protects our positions in Luhansk and Kharkiv region. Thank everyone and everyone who defends Zaporozhye, Kherson. Thank you all who keep our border.</text:p>
      <text:p text:style-name="P4">
Our brigades who are fighting. Our crews who are ready to go forward. And laying. Our security forces. At all directions and at all levels, the enemy should feel that Ukraine has strengthened.</text:p>
      <text:p text:style-name="P4">
<text:span text:style-name="T4">
 _ Glory to our heroes!_ </text:span>
</text:p>
      <text:p text:style-name="P4">
<text:span text:style-name="T4">
<text:span text:style-name="T5">
Glory to Ukraine!</text:span>
 </text:span>
</text:p>
      <text:p text:style-name="P4">
News Source: <text:a xlink:type="simple" xlink:href="https://www.ukrinform.ua/rubric-ato/3716284-zelenskij-budakij-napad-rosijskih-teroristiv-mae-zaversuvatisa-dla-nih-provalom.html" text:style-name="Internet_20_link" text:visited-style-name="Visited_20_Internet_20_Link">
https://www.ukrinform.ua/rubric-ato/3716284-zelenskij-budakij-napad-rosijskih-teroristiv-mae-zaversuvatisa-dla-nih-provalom.html</text:a>
</text:p>
      <!--NEWS-->
      <text:h text:style-name="P10" text:outline-level="1">
<text:span text:style-name="T4">
Biden and Snak during the meeting will discuss the adamant support of Ukraine - White House</text:span>
</text:h>
      <text:p text:style-name="P4">
Authors: Ukrinform (Person)</text:p>
      <text:p text:style-name="P4">
Publisher: Укринформ (Organization)</text:p>
      <text:p text:style-name="P4">
Published Time: 2023-05-30T22:32:00+03:00</text:p>
      <text:p text:style-name="P4">
Modified Time: 2023-05-30T22:32:00+03:00</text:p>
      <text:p text:style-name="P4">
Description: US President Joe Biden will discuss joint efforts to respond to Russian aggression and support of Ukraine during the planned meeting with Prime Minister of Great Britain. - Ukrinform.</text:p>
      <text:p text:style-name="P4">
Images: ['<text:a xlink:type="simple" xlink:href="https://static.ukrinform.com/photos/2023_03/thumb_files/630_360_1678768937-243.jpg" text:style-name="Internet_20_link" text:visited-style-name="Visited_20_Internet_20_Link">
630_360_16787...</text:a>
']</text:p>
      <text:p text:style-name="P4">
Tags: ['Байден', 'Британія', 'США', 'Україна', 'Війна з Росією', 'Ріші Сунак']</text:p>
      <text:p text:style-name="P4">
Type: Article</text:p>
      <!--METADATA-->
      <text:p text:style-name="P4">
<draw:frame draw:style-name="fr1" draw:name="Image257" text:anchor-type="as-char" svg:width="6.9236in" svg:height="3.956343in" draw:z-index="0">
<draw:image xlink:href="../Images/yкринформ/2023-05-30T22-32-00-03-00/630_360_1678768937-243.jpg" xlink:type="simple" xlink:show="embed" xlink:actuate="onLoad" draw:mime-type="image/jpeg"/>
</draw:frame>
Presidential Joe Biden during a planned meeting with the Prime Minister of Great Britain Risha Sunak on June 8 will discuss joint efforts to respond to Natroian aggression and support of Ukraine.</text:p>
      <text:p text:style-name="P4">
This is stated in the official message of the White House, reports Ukrinform's own correspondent.</text:p>
      <text:p text:style-name="P4">
“Leaders will revise a number of global issues, including their unwavering support of Ukraine, which is protected from cruel aggressive <text:span text:style-name="T4">
 [(https://www.ukrinform.ua/tag-vijna-z-rosieu)</text:span>
, as well as further actions to compress energy security and resolve the climatic crisis, ”the document is established.</text:p>
      <text:p text:style-name="P4">
<text:span text:style-name="T4">
 Read also: </text:span>
 <text:span text:style-name="T4">
 <text:a xlink:type="simple" xlink:href="https://www.ukrinform.ua/rubric-polytics/3712161-sunak-na-samiti-g7-ukraina-mae-ne-lise-vigrati-vijnu-ale-j-dosagti-spravedlivogo-miru.html" text:style-name="Internet_20_link" text:visited-style-name="Visited_20_Internet_20_Link">
Saknak at the G7 Summit: Ukraine has not only to win war but also to reach a fair peace</text:a>
</text:span>
</text:p>
      <text:p text:style-name="P4">
In addition, the President and the Prime Minister will discuss efforts to further understand bilateral economic relations against the background of joint challenges of economy of national security. In addition, the parties will review the events in Northern Irland as part of a common obligation to maintain the benefits of the Belfast Agreement.</text:p>
      <text:p text:style-name="P4">
<text:span text:style-name="T4">
 Read also: </text:span>
 <text:span text:style-name="T4">
 [Washington considers the provision of ATACMS missiles to Ukraine)(https://www.ukrinform.ua/rubric-ato/3715891-vasington-rozgladae-nadanna-ukraini-raket-atacms-bajden.html)</text:span>
</text:p>
      <text:p text:style-name="P4">
As reported by Ukrinform, last week, the head of the UK Rishsyunak, the head of the UK said that attempts to freeze the conflict in Ukraine were absolutely right and should be stopped in the embryo.</text:p>
      <text:p text:style-name="P4">
News Source: <text:a xlink:type="simple" xlink:href="https://www.ukrinform.ua/rubric-world/3716282-bajden-i-sunak-pid-cas-zustrici-obgovorat-nepohitnu-pidtrimku-ukraini-bilij-dim.html" text:style-name="Internet_20_link" text:visited-style-name="Visited_20_Internet_20_Link">
https://www.ukrinform.ua/rubric-world/3716282-bajden-i-sunak-pid-cas-zustrici-obgovorat-nepohitnu-pidtrimku-ukraini-bilij-dim.html</text:a>
</text:p>
      <!--NEWS-->
      <text:h text:style-name="P10" text:outline-level="1">
<text:span text:style-name="T4">
Russia closes Finland's representation in Petrozavodsk and Murmansk</text:span>
</text:h>
      <text:p text:style-name="P4">
Authors: Ukrinform (Person)</text:p>
      <text:p text:style-name="P4">
Publisher: Укринформ (Organization)</text:p>
      <text:p text:style-name="P4">
Published Time: 2023-05-30T22:37:00+03:00</text:p>
      <text:p text:style-name="P4">
Modified Time: 2023-05-30T22:37:00+03:00</text:p>
      <text:p text:style-name="P4">
Description: The Russian Foreign Ministry has withdrawn the consent to the activities of Petrozavoda and Murmansky branches of the Consulate General of Finland in St. Petersburg since July 1, and also closes the office of its embassy in the Finnish city of Lappeenrant. - Ukrinform.</text:p>
      <text:p text:style-name="P4">
Images: ['<text:a xlink:type="simple" xlink:href="https://static.ukrinform.com/photos/2023_05/thumb_files/630_360_1685474966-768.jpg" text:style-name="Internet_20_link" text:visited-style-name="Visited_20_Internet_20_Link">
630_360_16854...</text:a>
']</text:p>
      <text:p text:style-name="P4">
Tags: ['Фінляндія', 'Консульство', 'МЗС', 'Росія']</text:p>
      <text:p text:style-name="P4">
Type: Article</text:p>
      <!--METADATA-->
      <text:p text:style-name="P4">
<draw:frame draw:style-name="fr1" draw:name="Image258" text:anchor-type="as-char" svg:width="6.9236in" svg:height="3.956343in" draw:z-index="0">
<draw:image xlink:href="../Images/yкринформ/2023-05-30T22-37-00-03-00/630_360_1685474966-768.jpg" xlink:type="simple" xlink:show="embed" xlink:actuate="onLoad" draw:mime-type="image/jpeg"/>
</draw:frame>
The Russian Foreign Ministry has resigned to the activities of the Petrozavoda and Murmansky Branch of the Finland Generation Consulate in St. Petersburg since July 1, and also accumulates the office of its embassy in the Finnish city of Lappeenrant.</text:p>
      <text:p text:style-name="P4">
About it reports Ukrinform with reference to <text:a xlink:type="simple" xlink:href="https://t.me/MID_Russia/28560" text:style-name="Internet_20_link" text:visited-style-name="Visited_20_Internet_20_Link">
telegram-channel of the department</text:a>
.</text:p>
      <text:p text:style-name="P4">
Ambassador <text:a xlink:type="simple" xlink:href="https://www.ukrinform.ua/tag-finlandia" text:style-name="Internet_20_link" text:visited-style-name="Visited_20_Internet_20_Link">
Finland</text:a>
In Moscow, Antticelanter was awarded a note in the Russian Foreign Ministry to reduce mutual advise.</text:p>
      <text:p text:style-name="P4">
Moscow places responsibility for this decision on Helsinki, where, in the mind, they took a "confrontation course" on Russia, stopped aviation and prohibit entry to tourists.</text:p>
      <text:p text:style-name="P4">
As it was reported earlier, Russia has frozen the accounts of diplomatic missions of Vinfinland in Moscow and St. Petersburg.</text:p>
      <text:p text:style-name="P4">
<text:span text:style-name="T4">
 Read also: </text:span>
 <text:a xlink:type="simple" xlink:href="https://www.ukrinform.ua/rubric-world/3711610-rosia-zaboronila-vizd-do-kraini-obami-ta-se-500-amerikancam.html" text:style-name="Internet_20_link" text:visited-style-name="Visited_20_Internet_20_Link">
Russia has banned entry to Obama country and another 500 American</text:a>
In January, it became known that Finland, in the framework of sanctions imposed on Russia, Russian assets in the amount of 187 million euros.</text:p>
      <text:p text:style-name="P4">
News Source: <text:a xlink:type="simple" xlink:href="https://www.ukrinform.ua/rubric-world/3716283-rosia-zakrivae-predstavnictvo-finlandii-u-petrozavodsku-ta-murmansku.html" text:style-name="Internet_20_link" text:visited-style-name="Visited_20_Internet_20_Link">
https://www.ukrinform.ua/rubric-world/3716283-rosia-zakrivae-predstavnictvo-finlandii-u-petrozavodsku-ta-murmansku.html</text:a>
</text:p>
      <!--NEWS-->
      <text:h text:style-name="P10" text:outline-level="1">
<text:span text:style-name="T4">
In Ukraine, it is decided whether freedom and civilization will retain global leadership - President</text:span>
</text:h>
      <text:p text:style-name="P4">
Authors: Ukrinform (Person)</text:p>
      <text:p text:style-name="P4">
Publisher: Укринформ (Organization)</text:p>
      <text:p text:style-name="P4">
Published Time: 2023-05-30T22:44:00+03:00</text:p>
      <text:p text:style-name="P4">
Modified Time: 2023-05-30T22:44:00+03:00</text:p>
      <text:p text:style-name="P4">
Description: In Ukraine - on its land and in its sky - it is currently deciding whether freedom and civilization will retain global leadership.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Євросоюз', 'Україна', 'Зеленський', 'Війна з Росією']</text:p>
      <text:p text:style-name="P4">
Type: Article</text:p>
      <!--METADATA-->
      <text:p text:style-name="P4">
<draw:frame draw:style-name="fr1" draw:name="Image259" text:anchor-type="as-char" svg:width="6.9236in" svg:height="3.956343in" draw:z-index="0">
<draw:image xlink:href="../Images/yкринформ/2023-05-30T22-44-00-03-00/630_360_1685119271-129.jpeg" xlink:type="simple" xlink:show="embed" xlink:actuate="onLoad" draw:mime-type="image/jpeg"/>
</draw:frame>
In Ukraine - on its land and in its sky - it is now decided whether freedom will retain its global leadership.</text:p>
      <text:p text:style-name="P4">
About it in your <text:a xlink:type="simple" xlink:href="https://www.president.gov.ua/news/prodovzhuyemo-konsolidaciyu-partneriv-dlya-togo-shob-ukrayin-83253" text:style-name="Internet_20_link" text:visited-style-name="Visited_20_Internet_20_Link">
appeal</text:a>
The President of Ukraine Zelensky said, reports Ukrinform correspondent.</text:p>
      <text:p text:style-name="P4">
“Now, in Ukraine, on our earth, in our sky is decided, whether freedom and civilization are being sold - global leadership in this century. We, together with America, together with Europe, together with all our units and partners. I thank everyone in the world who helps, ”he said.</text:p>
      <text:p text:style-name="P4">
<text:span text:style-name="T4">
 Read also: </text:span>
 <text:span text:style-name="T4">
 <text:a xlink:type="simple" xlink:href="https://www.ukrinform.ua/rubric-world/3715823-borrel-nazvav-golovni-uroki-aki-mae-vinesti-evropa-z-ogladu-na-rosijsku-agresiu-proti-ukraini.html" text:style-name="Internet_20_link" text:visited-style-name="Visited_20_Internet_20_Link">
Borrel named the main lessons that Europe should bring to Russian aggression against Ukraine</text:a>
</text:span>
</text:p>
      <text:p text:style-name="P4">
The President informed that on Tuesday he met with a delegation of one conscious world analytical centers - the American Atlantic Council.</text:p>
      <text:p text:style-name="P4">
“He informed the representatives of the Atlantic Council about our basic defensive needs for now, now in confrontation. We discussed the steps that are approaching the creation of a new <text:span text:style-name="T4">
 <text:a xlink:type="simple" xlink:href="https://www.ukrinform.ua/tag-f16" text:style-name="Internet_20_link" text:visited-style-name="Visited_20_Internet_20_Link">
aviation</text:a>
</text:span>
 Coalitions. We are invariably approaching this result - to obtaining modern fighters by our military, ”Zelensky said.</text:p>
      <text:p text:style-name="P4">
<text:span text:style-name="T4">
 Read also: </text:span>
 <text:span text:style-name="T4">
 [Solidarity with Ukraine is beneficial for the safety(https://www.ukrinform.ua/rubric-world/3715835-solidarnist-z-ukrainou-vigidna-dla-bezpeki-krain-zahodu-prezidentka-slovaccini.html)</text:span>
</text:p>
      <text:p text:style-name="P4">
The Head of State expressed gratitude to the entire people of the United States, everyone and every state community who supports Ukraine and personally President Joe Baydent to both parties of Congress.</text:p>
      <text:p text:style-name="P4">
He also spoke about talking to representatives of a powerful British Bae Systems defense company. According to him, it is a truly large -scale weapon manufacturer - that we need now and which we will need to continue to guarantee the security of Ukraine and the whole region.</text:p>
      <text:p text:style-name="P4">
"We are working on the creation of a proper base for production and repair in Ukraine. There is a wide range of weapons: from tanks to artillery. We will provide Ukraine, and therefore, all of Europe is such a new foundation of strength, ” - assuming.He thanked the Ukrainian soldiers separately, to all who are now in the Bojuzarad of Ukraine, on combat missions and at combat posts.</text:p>
      <text:p text:style-name="P4">
«Avdiivskyi, Bakhmut, Marinka, mineral direction. Thank you to everyone who protects our positions in Luhansk and Kharkiv region. Thank everyone and everyone who defends Zaporozhye, Kherson. Thank you all who keep our border. Our brigades who are fighting. Our crews who are ready to go forward. Our intelligence. Our security forces. At all directions and at all levels, the enemy should feel that Ukraine has strengthened. Glory to our heroes!Glory to Ukraine!”, - the President said.</text:p>
      <text:p text:style-name="P4">
<text:span text:style-name="T4">
 Read also: </text:span>
 <text:span text:style-name="T4">
 [Rutte: To help Ukraine to defend yourself is not a choice, to make it(https://www.ukrinform.ua/rubric-polytics/3715806-rutte-dopomagati-ukraini-zahisatisa-ce-ne-vibir-ce-potribno-robiti.html)</text:span>
</text:p>
      <text:p text:style-name="P4">
Zelensky reported that Ukraine hopes that South Coal would provide defense military equipment, such as air defense systems for repayment of Russia.</text:p>
      <text:p text:style-name="P4">
News Source: <text:a xlink:type="simple" xlink:href="https://www.ukrinform.ua/rubric-polytics/3716286-v-ukraini-virisuetsa-ci-zberezut-svoboda-ta-civilizovanist-globalne-liderstvo-prezident.html" text:style-name="Internet_20_link" text:visited-style-name="Visited_20_Internet_20_Link">
https://www.ukrinform.ua/rubric-polytics/3716286-v-ukraini-virisuetsa-ci-zberezut-svoboda-ta-civilizovanist-globalne-liderstvo-prezident.html</text:a>
</text:p>
      <!--NEWS-->
      <text:h text:style-name="P10" text:outline-level="1">
<text:span text:style-name="T4">
The Prime Minister of Estonia discussed with the Ministry of Foreign Affairs of the British bringing to the Russian Federation accountable</text:span>
</text:h>
      <text:p text:style-name="P4">
Authors: Ukrinform (Person)</text:p>
      <text:p text:style-name="P4">
Publisher: Укринформ (Organization)</text:p>
      <text:p text:style-name="P4">
Published Time: 2023-05-30T22:55:00+03:00</text:p>
      <text:p text:style-name="P4">
Modified Time: 2023-05-30T22:55:00+03:00</text:p>
      <text:p text:style-name="P4">
Description: Estonia Prime Minister Kai Callas, at a meeting with the Ministry of Foreign Affairs of the UK, James Kleverli in Tallinn, discussed the prosecution of Russia and its leadership for aggression and war crimes, expectations from NATO Summit in Vilnius, as well as bilateral cooperation. - Ukrinform.</text:p>
      <text:p text:style-name="P4">
Images: ['<text:a xlink:type="simple" xlink:href="https://static.ukrinform.com/photos/2023_05/thumb_files/630_360_1685476364-273.jpg" text:style-name="Internet_20_link" text:visited-style-name="Visited_20_Internet_20_Link">
630_360_16854...</text:a>
']</text:p>
      <text:p text:style-name="P4">
Tags: ['Британія', 'Естонія', 'НАТО', 'Війна з Росією']</text:p>
      <text:p text:style-name="P4">
Type: Article</text:p>
      <!--METADATA-->
      <text:p text:style-name="P4">
<draw:frame draw:style-name="fr1" draw:name="Image260" text:anchor-type="as-char" svg:width="6.9236in" svg:height="3.956343in" draw:z-index="0">
<draw:image xlink:href="../Images/yкринформ/2023-05-30T22-55-00-03-00/630_360_1685476364-273.jpg" xlink:type="simple" xlink:show="embed" xlink:actuate="onLoad" draw:mime-type="image/jpeg"/>
</draw:frame>
Estonia Prime Minister Kai Callas, at a meeting with the Ministry of Foreign Affairs of the UK, James-Markleverli in Tallinn, discussed Russia and its reference for aggression and war crimes, expectations from NATO's summit, and bilateral cooperation.</text:p>
      <text:p text:style-name="P4">
About it reports Ukrinform with reference to the Estonian broadcaster <text:a xlink:type="simple" xlink:href="https://rus.err.ee/1608993443/kallas-glave-britanskogo-mid-rossijskoe-rukovodstvo-nado-privlech-k-otvetstvennosti" text:style-name="Internet_20_link" text:visited-style-name="Visited_20_Internet_20_Link">
ERR</text:a>
.</text:p>
      <text:p text:style-name="P4">
“A stable world is impossible without a world order, which is based on respect for dottorial integrity and sovereignty. Also in order to interrupt cyclicals by <text:a xlink:type="simple" xlink:href="https://www.ukrinform.ua/tag-rosia" text:style-name="Internet_20_link" text:visited-style-name="Visited_20_Internet_20_Link">
Russia</text:a>
, it is necessary to bring the country's management responsible for the crime of aggression. No one is uninvited, ”said the head of the Estonian government.</text:p>
      <text:p text:style-name="P4">
She stressed at the meeting that the war unleashed by Russia should end with the impression of the aggressor. At the same time, the best factor in Russia's restraint is strong and membership in the Alliance. “Our region - there is a confirmation. In order to take care of gray zones in Europe, which are constantly serving a source of conflict, it is necessary that Ukraine joins NATO after the war. In Vilnius, Ukraine needs a positive signal in this direction, ”Kallas said.</text:p>
      <text:p text:style-name="P4">
According to her, real collective safety means that the contribution of all allies to their defense capability should increase to a level that allows the effective consumption of defense and restraint throughout the Alliance and the opposition of dangers. “In order to put into place agreed steps to strengthen and continue to support Ukraine, it is very important to carry out in Vilnius an agreement that the costs of all allies for defense will immediately grow up to 2% of GDP and continue to increase to 2.5% by 2030. Estonia has already decided to raise its investments in state defense to 3% of GDP, ”said Pryremier -Minister.</text:p>
      <text:p text:style-name="P4">
<text:span text:style-name="T4">
 Read also: </text:span>
 <text:a xlink:type="simple" xlink:href="https://www.ukrinform.ua/rubric-world/3715824-mzs-estonii-mi-ne-piddamosa-tisku-rosii-v-obse.html" text:style-name="Internet_20_link" text:visited-style-name="Visited_20_Internet_20_Link">
Foreign Ministry <text:span text:style-name="T4">
 Estonia </text:span>
: We will not be subject to Russian pressure in the OSCE</text:a>
The meeting also discussed bilateral cooperation, including the possible expansion of technology partnership.Alliance partners discuss and reconcile their foreign policy positions on the eve of NATO summit in Vilnius on July 11-12.</text:p>
      <text:p text:style-name="P4">
<text:span text:style-name="T5">
Foto: err.ee</text:span>
</text:p>
      <text:p text:style-name="P4">
News Source: <text:a xlink:type="simple" xlink:href="https://www.ukrinform.ua/rubric-world/3716289-premerka-estonii-obgovorila-z-glavou-mzs-britanii-pritagnenna-rf-do-vidpovidalnosti.html" text:style-name="Internet_20_link" text:visited-style-name="Visited_20_Internet_20_Link">
https://www.ukrinform.ua/rubric-world/3716289-premerka-estonii-obgovorila-z-glavou-mzs-britanii-pritagnenna-rf-do-vidpovidalnosti.html</text:a>
</text:p>
      <!--NEWS-->
      <text:h text:style-name="P10" text:outline-level="1">
<text:span text:style-name="T4">
States hope Sweden will become a member of NATO to the summit in Vilnius</text:span>
</text:h>
      <text:p text:style-name="P4">
Authors: Ukrinform (Person)</text:p>
      <text:p text:style-name="P4">
Publisher: Укринформ (Organization)</text:p>
      <text:p text:style-name="P4">
Published Time: 2023-05-30T23:00:00+03:00</text:p>
      <text:p text:style-name="P4">
Modified Time: 2023-05-30T23:00:00+03:00</text:p>
      <text:p text:style-name="P4">
Description: US Secretary of State Anthony Blinken expressed his hope that Sweden would become a full member of the North Atlantic Alliance over the next weeks and called on Turkey and Hungary to accelerate the process of making this decision. - Ukrinform.</text:p>
      <text:p text:style-name="P4">
Images: ['<text:a xlink:type="simple" xlink:href="https://static.ukrinform.com/photos/2023_03/thumb_files/630_360_1678904013-608.jpg" text:style-name="Internet_20_link" text:visited-style-name="Visited_20_Internet_20_Link">
630_360_16789...</text:a>
']</text:p>
      <text:p text:style-name="P4">
Tags: ['НАТО', 'США', 'Швеція', 'Держдеп', 'Блінкен']</text:p>
      <text:p text:style-name="P4">
Type: Article</text:p>
      <!--METADATA-->
      <text:p text:style-name="P4">
<draw:frame draw:style-name="fr1" draw:name="Image261" text:anchor-type="as-char" svg:width="6.9236in" svg:height="3.956343in" draw:z-index="0">
<draw:image xlink:href="../Images/yкринформ/2023-05-30T23-00-00-03-00/630_360_1678904013-608.jpg" xlink:type="simple" xlink:show="embed" xlink:actuate="onLoad" draw:mime-type="image/jpeg"/>
</draw:frame>
US Secretary of State Anthony Blinken expressed his hope that Sweden would be a full -fledged North Atlantic Alliance over the next weeks and to accelerate the process of making this decision.</text:p>
      <text:p text:style-name="P4">
The head of the State Department stated this on Tuesday during a meeting in Sweden with the Prime Minister of this country, Ulf Christerson, reports his own correspondentation.</text:p>
      <text:p text:style-name="P4">
“Turkey has expressed important and legitimate anxiety, Sweden and Finland have responded to these anxiety, so it is time to move forward. We wanted this to happen to the Vilnius Summit, ”the head of American diplomatia said.</text:p>
      <text:p text:style-name="P4">
<text:span text:style-name="T4">
 Read also: </text:span>
 <text:span text:style-name="T4">
 <text:a xlink:type="simple" xlink:href="https://www.ukrinform.ua/rubric-world/3715875-bajden-obgovoriv-z-erdoganom-pitanna-f16-ta-vstup-svecii-v-nato.html" text:style-name="Internet_20_link" text:visited-style-name="Visited_20_Internet_20_Link">
Biden discussed with Erdogan F-16 and NATO introduction</text:a>
</text:span>
</text:p>
      <text:p text:style-name="P4">
He emphasized that in the interests of the entire Alliance, including the United States, have Sweden a full -fledged NATO ally.</text:p>
      <text:p text:style-name="P4">
"We expect this process to be completed in the next weeks," the US Secretary of State.</text:p>
      <text:p text:style-name="P4">
In this connection, he called on Turkey and Hungary, which have not yet ratified the need for Sweden's accession to the Alliance, to complete this process as soon as possible.</text:p>
      <text:p text:style-name="P4">
“There is no reason to postpone it for later. Sweden is ready now. Claiming should be accepted now, ”the US Department of State Department emphasized.</text:p>
      <text:p text:style-name="P4">
<text:span text:style-name="T4">
 Read also: </text:span>
 <text:span text:style-name="T4">
 <text:a xlink:type="simple" xlink:href="https://www.ukrinform.ua/rubric-world/3715770-blinken-ide-v-pivnicnu-evropu-govoritime-pro-vilnuskij-samit-nato-ta-pidtrimku-ukraini.html" text:style-name="Internet_20_link" text:visited-style-name="Visited_20_Internet_20_Link">
Blinken goes to northern Europe - the NATO Summit and support of Ukraine will speak</text:a>
</text:span>
</text:p>
      <text:p text:style-name="P4">
As reported by Ukrinform, after the start of a full -scale Russian invasion of Ukraine, neutral Sweden and Finland have applied for the accession of the Dop -Atlantic Alliance. During the Madrid summit in June 2022, the Ukrainians were invited to join NATO from all 30 members. At the same time, Umadride was signed a tripartite memorandum that reflected the concern of the Supreme Status of Terrorism in Finland and Sweden. On April 4, Finania officially became a member of NATO.</text:p>
      <text:p text:style-name="P4">
<text:span text:style-name="T5">
!(https://www.ukrinform.ua/rubric-world/3715479-nimeccina-rozgorne-sistemu-patriot-u-litvi-dla-zahistu-samitu-nato.html) </text:span>
*</text:p>
      <text:p text:style-name="P4">
News Source: <text:a xlink:type="simple" xlink:href="https://www.ukrinform.ua/rubric-world/3716290-stati-spodivautsa-so-svecia-stane-clenom-nato-do-samitu-v-vilnusi.html" text:style-name="Internet_20_link" text:visited-style-name="Visited_20_Internet_20_Link">
https://www.ukrinform.ua/rubric-world/3716290-stati-spodivautsa-so-svecia-stane-clenom-nato-do-samitu-v-vilnusi.html</text:a>
</text:p>
      <!--NEWS-->
      <text:h text:style-name="P10" text:outline-level="1">
<text:span text:style-name="T4">
Russia has announced Nayev in the "search"</text:span>
</text:h>
      <text:p text:style-name="P4">
Authors: Ukrinform (Person)</text:p>
      <text:p text:style-name="P4">
Publisher: Укринформ (Organization)</text:p>
      <text:p text:style-name="P4">
Published Time: 2023-05-30T23:04:00+03:00</text:p>
      <text:p text:style-name="P4">
Modified Time: 2023-05-30T23:04:00+03:00</text:p>
      <text:p text:style-name="P4">
Description: Russia has announced the "search" of the Commander of the Joint Forces of the Armed Forces of Ukraine. - Ukrinform.</text:p>
      <text:p text:style-name="P4">
Images: ['<text:a xlink:type="simple" xlink:href="https://static.ukrinform.com/photos/2023_05/thumb_files/630_360_1685476658-485.jpg" text:style-name="Internet_20_link" text:visited-style-name="Visited_20_Internet_20_Link">
630_360_16854...</text:a>
']</text:p>
      <text:p text:style-name="P4">
Tags: ['Розшук', 'ЗСУ', 'Сергій Наєв', 'Війна з Росією']</text:p>
      <text:p text:style-name="P4">
Type: Article</text:p>
      <!--METADATA-->
      <text:p text:style-name="P4">
<draw:frame draw:style-name="fr1" draw:name="Image262" text:anchor-type="as-char" svg:width="6.9236in" svg:height="3.956343in" draw:z-index="0">
<draw:image xlink:href="../Images/yкринформ/2023-05-30T23-04-00-03-00/630_360_1685476658-485.jpg" xlink:type="simple" xlink:show="embed" xlink:actuate="onLoad" draw:mime-type="image/jpeg"/>
</draw:frame>
Russia was a good time in the "search" of the Commander of the Joint Forces of the Armed Forces of Ukraine.</text:p>
      <text:p text:style-name="P4">
This was reported by the press service of the United States Command of the Armed Forces of Ukraine in <text:a xlink:type="simple" xlink:href="https://www.facebook.com/100064381853653/posts/pfbid0MKKTyrBqThJ71eDiJFTgfR84XmEuw5EK4pb7Zb9eLutkYvt7rJL3dkLGT1GFMUjSl/" text:style-name="Internet_20_link" text:visited-style-name="Visited_20_Internet_20_Link">
Facebook</text:a>
, reports Ukrinform.</text:p>
      <text:p text:style-name="P4">
“Russia has been declared in <text:a xlink:type="simple" xlink:href="https://www.ukrinform.ua/tag-rozsuk" text:style-name="Internet_20_link" text:visited-style-name="Visited_20_Internet_20_Link">
wanted</text:a>
Commander of the Joint Forces of the Armed Forces of Ukraine Lieutenant General Sergeyev. The information about this appeared on the official website of the Ministry of Internal Affairs of the Russian Federation on Tuesday, May 30. But while the Russian propaganda spends crazy money on children's threats and intimidation, Mandwain that "nothing will stop the idea that has come"!"</text:p>
      <text:p text:style-name="P4">
<text:span text:style-name="T4">
 Read also: </text:span>
 <text:a xlink:type="simple" xlink:href="https://www.ukrinform.ua/rubric-ato/3716274-u-minoboroni-poasnili-motivi-rosii-ogolositi-v-rozsuk-zaluznogo-j-sirskogo.html" text:style-name="Internet_20_link" text:visited-style-name="Visited_20_Internet_20_Link">
in <text:span text:style-name="T4">
 the Ministry of Defense </text:span>
 <text:span text:style-name="T4">
 explained </text:span>
 <text:span text:style-name="T4">
 motifs </text:span>
 <text:span text:style-name="T4">
 </text:span>
 Russia <text:span text:style-name="T4">
<text:span text:style-name="T5">
* to declare </text:span>
* in "</text:span>
 search <text:span text:style-name="T4">
" </text:span>
 Zaluzhny <text:span text:style-name="T4">
 and </text:span>
 and <text:span text:style-name="T4">
 Syrsky </text:span>
</text:a>
As reported by Ukrinform, Russian media <text:a xlink:type="simple" xlink:href="https://zona.media/news/2023/05/30/zalujni" text:style-name="Internet_20_link" text:visited-style-name="Visited_20_Internet_20_Link">
mediason</text:a>
th <text:a xlink:type="simple" xlink:href="https://t.me/tass_agency/194079" text:style-name="Internet_20_link" text:visited-style-name="Visited_20_Internet_20_Link">
TASS</text:a>
In the basis of the search of the Ministry of Internal Affairs of the Russian Federation revealed data on the search of the Commander -in -Chief of the Armed Forces Valery Zaluzhny and commander -in -chief troops of the Armed Forces of the Armed Forces of Ukraine Alexander Sirsky "under the criminal article".</text:p>
      <text:p text:style-name="P4">
<text:span text:style-name="T5">
Foto: Command of the Joint Forces of the Armed Forces of Ukraine</text:span>
</text:p>
      <text:p text:style-name="P4">
News Source: <text:a xlink:type="simple" xlink:href="https://www.ukrinform.ua/rubric-ato/3716292-rosia-ogolosila-naeva-u-rozsuk.html" text:style-name="Internet_20_link" text:visited-style-name="Visited_20_Internet_20_Link">
https://www.ukrinform.ua/rubric-ato/3716292-rosia-ogolosila-naeva-u-rozsuk.html</text:a>
</text:p>
      <!--NEWS-->
      <text:h text:style-name="P10" text:outline-level="1">
<text:span text:style-name="T4">
OP commented on the possibility of negotiations with the Russian Federation</text:span>
</text:h>
      <text:p text:style-name="P4">
Authors: Ukrinform (Person)</text:p>
      <text:p text:style-name="P4">
Publisher: Укринформ (Organization)</text:p>
      <text:p text:style-name="P4">
Published Time: 2023-05-30T23:11:00+03:00</text:p>
      <text:p text:style-name="P4">
Modified Time: 2023-05-30T23:11:00+03:00</text:p>
      <text:p text:style-name="P4">
Description: There is no point in talking about any negotiation processes with Russia. - Ukrinform.</text:p>
      <text:p text:style-name="P4">
Images: ['<text:a xlink:type="simple" xlink:href="https://static.ukrinform.com/photos/2022_08/thumb_files/630_360_1660836873-578.jpg" text:style-name="Internet_20_link" text:visited-style-name="Visited_20_Internet_20_Link">
630_360_16608...</text:a>
']</text:p>
      <text:p text:style-name="P4">
Tags: ['Окупація', 'Переговори', 'Офіс Президента', 'Подоляк', 'Війна з Росією', 'Єдині новини']</text:p>
      <text:p text:style-name="P4">
Type: Article</text:p>
      <!--METADATA-->
      <text:p text:style-name="P4">
<draw:frame draw:style-name="fr1" draw:name="Image263" text:anchor-type="as-char" svg:width="6.9236in" svg:height="3.956343in" draw:z-index="0">
<draw:image xlink:href="../Images/yкринформ/2023-05-30T23-11-00-03-00/630_360_1660836873-578.jpg" xlink:type="simple" xlink:show="embed" xlink:actuate="onLoad" draw:mime-type="image/jpeg"/>
</draw:frame>
It is pointless to talk about some negotiation processes with Russia.</text:p>
      <text:p text:style-name="P4">
The adviser to the head of the office of the Office President Mikhail Podolyak informed about it in the Telector "The only news, Ukrinform correspondent reports.</text:p>
      <text:p text:style-name="P4">
"There is no point in talking about some negotiation processes today," said Podolyak.</text:p>
      <text:p text:style-name="P4">
<text:span text:style-name="T4">
 Read also: </text:span>
 <text:span text:style-name="T4">
 [Ukraine is not related to the attacks(https://www.ukrinform.ua/rubric-polytics/3716275-ukraina-ne-mae-vidnosenna-do-atak-bezpilotnikiv-na-moskvu-podolak.html)</text:span>
</text:p>
      <text:p text:style-name="P4">
He told what President Volodymyr Zelenskyy is stable and why he is inhabited that this war will go on a historically correct route. According to its words, the head of the Ukrainian state always emphasizes: for us there is a formular, which has a number one point - that the Russians will remove all their troops from our territories, and there is no difference - forcibly or voluntarily.</text:p>
      <text:p text:style-name="P4">
Separately, the adviser to the head of the OP noted that the President of Ukraine constantly emphasizes: there is no point in talking to such a subject as Russian President Vladimir Putin, Bota unrealistically, inadequately evaluates himself, Russia, his capabilities, in particular, resource, and so on.</text:p>
      <text:p text:style-name="P4">
"That is, there is no point in wasting time on the fact that it will not be implemented," Podolyak said.</text:p>
      <text:p text:style-name="P4">
<text:span text:style-name="T4">
 Read also: </text:span>
 <text:span text:style-name="T4">
 <text:a xlink:type="simple" xlink:href="https://www.ukrinform.ua/rubric-polytics/3715772-ukraini-potribna-120kilometrova-demilitarizovana-zona-na-teritorii-rosii-podolak.html" text:style-name="Internet_20_link" text:visited-style-name="Visited_20_Internet_20_Link">
Ukraine requires a 120 -kilometer demilitarized zonna territory of Russia - Podolyak</text:a>
</text:span>
</text:p>
      <text:p text:style-name="P4">
He said that several things will be implemented in reality, including the Armed Forces of Ukraine, in particular, forcibly, by reducing the maximum number of Russians. After that, the process of rapid transformation will begin in Russia, and then a number of legal results will be recorded(As for what happened - ed.), informed the adviser to the head of the OP.</text:p>
      <text:p text:style-name="P4">
He focused on the destruction of long -range missiles in Russia, holding an international conference on the control of nuclear arsenal, reparations, the question that all the arrested assets of the Russian Federation have been transmitted accurately and voluntarily Russia.</text:p>
      <text:p text:style-name="P4">
“In addition, for a certain percentage of raw materials, say, we will suggest rent that Russia is paid for 50 years, and so on. That is, there are many points, but allivons begin only from the number one position, the formula of Peace of Zelensky - output to the borders of 1991, ”said the adviser to the head of the OP.Answering the question of what the purpose is that Putin signed a law that allows elections and deported people in temporarily occupied territories, Podolyak expressed the opinion that it was an exclusively information strategy.</text:p>
      <text:p text:style-name="P4">
According to the advisor of the head of the OP, Russia in the territories captured by her.(Located - ed.)solely as <text:span text:style-name="T4">
 <text:a xlink:type="simple" xlink:href="https://www.ukrinform.ua/tag-okupacia" text:style-name="Internet_20_link" text:visited-style-name="Visited_20_Internet_20_Link">
occupation</text:a>
</text:span>
 A administration that cannot tamper any legally any actions that will be recognized as international law.</text:p>
      <text:p text:style-name="P4">
“And let's wait for a large -scale compulsory liberation of all territories with the immigrating in the maximum number of Russians. And then let's talk from the remains of the political political elite, which they meant when they spoke of a legal action. Fictitious legal actions, ”Podolyak said.</text:p>
      <text:p text:style-name="P4">
<text:span text:style-name="T4">
 Read also: </text:span>
 <text:span text:style-name="T4">
 <text:a xlink:type="simple" xlink:href="https://www.ukrinform.ua/rubric-polytics/3715228-rozmova-z-rosianami-pocnetsa-lise-pisla-vivedenna-vijsk-z-ukraini-podolak.html" text:style-name="Internet_20_link" text:visited-style-name="Visited_20_Internet_20_Link">
conversation with the Russians will only start after the Issue from Ukraine - Podolyak</text:a>
</text:span>
</text:p>
      <text:p text:style-name="P4">
He emphasized that there are no new regions of Russia, but there are exclusively -corresponding Russian regions of Ukraine, which were destroyed, destroyed by the Russian army, which, he said, should be destroyed.</text:p>
      <text:p text:style-name="P4">
As it was reported, Putin signed a decree allowing residents to deport the territories of Ukraine who have not taken Russian citizenship.</text:p>
      <text:p text:style-name="P4">
News Source: <text:a xlink:type="simple" xlink:href="https://www.ukrinform.ua/rubric-ato/3716293-u-op-prokomentuvali-mozlivist-peregovoriv-iz-rf.html" text:style-name="Internet_20_link" text:visited-style-name="Visited_20_Internet_20_Link">
https://www.ukrinform.ua/rubric-ato/3716293-u-op-prokomentuvali-mozlivist-peregovoriv-iz-rf.html</text:a>
</text:p>
      <!--NEWS-->
      <text:h text:style-name="P10" text:outline-level="1">
<text:span text:style-name="T4">
OP conducted video evidence with representatives of Political and Security leadership of Poland</text:span>
</text:h>
      <text:p text:style-name="P4">
Authors: Ukrinform (Person)</text:p>
      <text:p text:style-name="P4">
Publisher: Укринформ (Organization)</text:p>
      <text:p text:style-name="P4">
Published Time: 2023-05-30T23:18:00+03:00</text:p>
      <text:p text:style-name="P4">
Modified Time: 2023-05-30T23:18:00+03:00</text:p>
      <text:p text:style-name="P4">
Description: The Presidential Office took a video show with representatives of the Political and Security leadership of Poland. - Ukrinform.</text:p>
      <text:p text:style-name="P4">
Images: ['<text:a xlink:type="simple" xlink:href="https://static.ukrinform.com/photos/2023_05/thumb_files/630_360_1685477644-157.jpeg" text:style-name="Internet_20_link" text:visited-style-name="Visited_20_Internet_20_Link">
630_360_16854...</text:a>
']</text:p>
      <text:p text:style-name="P4">
Tags: ['Польща', 'Україна', 'Офіс Президента']</text:p>
      <text:p text:style-name="P4">
Type: Article</text:p>
      <!--METADATA-->
      <text:p text:style-name="P4">
<draw:frame draw:style-name="fr1" draw:name="Image264" text:anchor-type="as-char" svg:width="6.9236in" svg:height="3.956343in" draw:z-index="0">
<draw:image xlink:href="../Images/yкринформ/2023-05-30T23-18-00-03-00/630_360_1685477644-157.jpeg" xlink:type="simple" xlink:show="embed" xlink:actuate="onLoad" draw:mime-type="image/jpeg"/>
</draw:frame>
The office of the resident took a video show with representatives of Political and Security of Poland.</text:p>
      <text:p text:style-name="P4">
According to Ukrinform, it reports <text:a xlink:type="simple" xlink:href="https://www.president.gov.ua/news/koordinaciya-domovlenostej-prezidenta-ukrayini-vidbulasya-vi-83249" text:style-name="Internet_20_link" text:visited-style-name="Visited_20_Internet_20_Link">
Presidential Office</text:a>
.</text:p>
      <text:p text:style-name="P4">
On behalf of the President of Ukraine and in order to coordinate the executions achieved during the official visit of Vladimir Zelensky Record <text:a xlink:type="simple" xlink:href="https://www.ukrinform.ua/tag-polsa" text:style-name="Internet_20_link" text:visited-style-name="Visited_20_Internet_20_Link">
Poland</text:a>
In early April, the head of the office of the Head of State Andriy Yermak, together with other members of the commander -in -law and the government, conducted a planned video of the State Secretary, Head of the Bureau of International Policy of the Presidential Office of the Republic of Polandamarkin.</text:p>
      <text:p text:style-name="P4">
The Ukrainian side was also attended by: the deputy head of the president Roman Mashovets, Igor Zhovkva, Andriy Sibiga, Deputy Minister of Foreign Affairs Yevgeny Perebinis, First Deputy Minister of Defense of Lieutenant General Oleksandr Pavlyuk, Deputy Minister of Defense Minister Oleg industries are possible and others.</text:p>
      <text:p text:style-name="P4">
On the Polish side were joined by: State Secretary, Head of the National Security Bureau of the Republic of Poland, Jacek Severe and Minister, Member of the Council of Ministers of Poland Michal Dvruchik.</text:p>
      <text:p text:style-name="P4">
Yermak thanked for the effective support from the President and the Government of Poland's defensive capabilities of Ukraine. He also noted the importance of the Leader position of the Republic of Poland in the promotion of the Euro -Atlantic aspiring state.</text:p>
      <text:p text:style-name="P4">
The Polish delegation was informed of the current challenges that are pre -Ukraine due to the invasion of the Russian Federation, the current situation on the front, the actions of Russian -friendly, missile attacks of Russia on civilian infrastructure and citizens of Ukraine. With the use of ballistic missiles. The representatives of the Presidential and Defense Office of Ukraine thoroughly discussed the state of bilateral cooperation with the Popol delegation in the field of defense support of the Armed Forces of Ukraine.Yermak also detailed the vision of the Ukrainian side regarding Ukrainian security guarantees on the way to the Alliance and emphasized the importance of the most ambitious iconic decisions of the NATO summit in Vilnius.</text:p>
      <text:p text:style-name="P4">
During the meeting, there was a substantive exchange of views on the further steps of realizing the formula of the President of Ukraine and preparation for the global summit. The Polish side was acquainted with the results of the participation of the Zamamits of the League of Arab States and the Seven Group.</text:p>
      <text:p text:style-name="P4">
<text:span text:style-name="T4">
 Read also: </text:span>
 <text:a xlink:type="simple" xlink:href="https://www.ukrinform.ua/rubric-ato/3715540-u-polsi-ukrainski-vijskovi-opanovuut-navicki-dopomogi-poranenim.html" text:style-name="Internet_20_link" text:visited-style-name="Visited_20_Internet_20_Link">
in Poland Ukrainian military master the skills of helping the soldered</text:a>
“Ukraine will never go to any compromises for its territories. Non -intervals from the Russian Federation are impossible until it removes its troops from the territory of Ukraine, ” - said the head of the office of the Head of State.</text:p>
      <text:p text:style-name="P4">
According to the results of the meeting, the parties agreed on further close coordination of the Tawamentia between Ukraine and Poland in order to strengthen Ukraine's capabilities of the reference of sovereignty and territorial integrity.</text:p>
      <text:p text:style-name="P4">
As reported <text:a xlink:type="simple" xlink:href="https://www.ukrinform.ua/rubric-polytics/3716237-zelenskij-zustrivsa-iz-delegacieu-atlanticnoi-radi.html" text:style-name="Internet_20_link" text:visited-style-name="Visited_20_Internet_20_Link">
Ukrinform</text:a>
, President of Ukraine Volodymyr Zelensky met with the Atlantic Council delegation.</text:p>
      <text:p text:style-name="P4">
<text:span text:style-name="T5">
Foto: op</text:span>
</text:p>
      <text:p text:style-name="P4">
News Source: <text:a xlink:type="simple" xlink:href="https://www.ukrinform.ua/rubric-polytics/3716295-v-op-proveli-videozustric-iz-predstavnikami-politikobezpekovogo-kerivnictva-polsi.html" text:style-name="Internet_20_link" text:visited-style-name="Visited_20_Internet_20_Link">
https://www.ukrinform.ua/rubric-polytics/3716295-v-op-proveli-videozustric-iz-predstavnikami-politikobezpekovogo-kerivnictva-polsi.html</text:a>
</text:p>
      <!--NEWS-->
      <text:h text:style-name="P10" text:outline-level="1">
<text:span text:style-name="T4">
Гендиректор МАГАТЕ на Радбезі ООН оголосив принципи дотримання ядерної безпеки ЗАЕС</text:span>
</text:h>
      <text:p text:style-name="P4">
Authors: Ukrinform (Person)</text:p>
      <text:p text:style-name="P4">
Publisher: Укринформ (Organization)</text:p>
      <text:p text:style-name="P4">
Published Time: 2023-05-30T23:25:00+03:00</text:p>
      <text:p text:style-name="P4">
Modified Time: 2023-05-30T23:25:00+03:00</text:p>
      <text:p text:style-name="P4">
Description: The CEO Rafael Grosssey has formulated five nuclear security principles, which he said to guarantee nuclear security at the Zaporizhzhia NPP. - Ukrinform.</text:p>
      <text:p text:style-name="P4">
Images: ['<text:a xlink:type="simple" xlink:href="https://static.ukrinform.com/photos/2023_05/thumb_files/630_360_1685477830-172.jpeg" text:style-name="Internet_20_link" text:visited-style-name="Visited_20_Internet_20_Link">
630_360_16854...</text:a>
']</text:p>
      <text:p text:style-name="P4">
Tags: ['МАГАТЕ', 'Окупація', 'Агресія РФ', 'Радбез ООН', 'Запорізька АЕС', 'Війна з Росією']</text:p>
      <text:p text:style-name="P4">
Type: Article</text:p>
      <!--METADATA-->
      <text:p text:style-name="P4">
<draw:frame draw:style-name="fr1" draw:name="Image267" text:anchor-type="as-char" svg:width="6.9236in" svg:height="3.956343in" draw:z-index="0">
<draw:image xlink:href="../Images/yкринформ/2023-05-30T23-25-00-03-00/630_360_1685477830-172.jpeg" xlink:type="simple" xlink:show="embed" xlink:actuate="onLoad" draw:mime-type="image/jpeg"/>
</draw:frame>
The CEO Rafael Grosssey has formulated five nuclear security principles, which, he said, will help guarantee the nuclear security of the Nazaposhi NPP.</text:p>
      <text:p text:style-name="P4">
According to Ukrinform in New York, he announced their insertion during a meeting of the UN Security Council on the ZPP situation.</text:p>
      <text:p text:style-name="P4">
According to Grossi, he defined these principles on the basis of "intensive consultations" with the leadership of Ukraine and the Russian Federation.</text:p>
      <text:p text:style-name="P4">
First of all, "there should be no attacks of any kind from the territory of the station, in particular, aimed at the reactor fuel storage," he said.</text:p>
      <text:p text:style-name="P4">
<text:span text:style-name="T4">
 Read also: </text:span>
 <text:span text:style-name="T4">
 [Russians "knock out" from employees for the consent(https://www.ukrinform.ua/rubric-ato/3716243-rosiani-vibivaut-zi-spivrobitnikiv-zaes-zgodu-na-spivpracu-energoatom.html)</text:span>
</text:p>
      <text:p text:style-name="P4">
The NPP infrastructure should not be used as a repository or base for weapons, such as rocket launchers, artillery systems and ammunition, as well as tanks or military personnel that can be used for attack.</text:p>
      <text:p text:style-name="P4">
Cannot be exposed to electricity supply with <text:span text:style-name="T4">
 <text:a xlink:type="simple" xlink:href="https://www.ukrinform.ua/tag-zaporizka-aes" text:style-name="Internet_20_link" text:visited-style-name="Visited_20_Internet_20_Link">
power plant</text:a>
</text:span>
 outside the object. To this end, it is necessary to make every effort to ensure that external electropolies remain accessible and safe at any time.</text:p>
      <text:p text:style-name="P4">
All structures, systems and components required for the safe operation of the object must be protected from attacks or sabotage.</text:p>
      <text:p text:style-name="P4">
<text:span text:style-name="T4">
 Read also: </text:span>
 <text:span text:style-name="T4">
 [today the UN Council will discuss the situation on Zaporizhzhya)(https://www.ukrinform.ua/rubric-world/3716235-sogodni-radbez-oon-obgovorit-situaciu-na-zaporizkij-aes.html)</text:span>
</text:p>
      <text:p text:style-name="P4">
You should not take any actions that would undermine these principles.</text:p>
      <text:p text:style-name="P4">
Grossi stressed that compliance with these principles is intended to prevent nuclear avalas and ensure the integrity of the station.</text:p>
      <text:p text:style-name="P4">
"I consider these obligations necessary to avoid a threat to the incident," he added.</text:p>
      <text:p text:style-name="P4">
<text:span text:style-name="T4">
 Read also: </text:span>
 <text:span text:style-name="T4">
 <text:a xlink:type="simple" xlink:href="https://www.ukrinform.ua/rubric-ato/3713543-rosiani-oblastuvali-logisticnu-i-vijskovu-bazu-na-troh-energoblokah-zaes-rozvidka.html" text:style-name="Internet_20_link" text:visited-style-name="Visited_20_Internet_20_Link">
Russians have arranged a logistics and military base of solar units of the ZPP - Intelligence</text:a>
</text:span>
</text:p>
      <text:p text:style-name="P4">
It was reported that the ZPP has been captured since the beginning of March 2022. The occupying was transferred to its military base, the station territory and machinery.</text:p>
      <text:p text:style-name="P4">
News Source: <text:a xlink:type="simple" xlink:href="https://www.ukrinform.ua/rubric-economy/3716294-gendirektor-magate-na-radbezi-oon-ogolosiv-principi-dotrimanna-adernoi-bezpeki-zaes.html" text:style-name="Internet_20_link" text:visited-style-name="Visited_20_Internet_20_Link">
https://www.ukrinform.ua/rubric-economy/3716294-gendirektor-magate-na-radbezi-oon-ogolosiv-principi-dotrimanna-adernoi-bezpeki-zaes.html</text:a>
</text:p>
      <!--NEWS-->
      <text:h text:style-name="P10" text:outline-level="1">
<text:span text:style-name="T4">
В ОП провели зустріч із представниками офісу британського прем’єра - про що говорили</text:span>
</text:h>
      <text:p text:style-name="P4">
Authors: Ukrinform (Person)</text:p>
      <text:p text:style-name="P4">
Publisher: Укринформ (Organization)</text:p>
      <text:p text:style-name="P4">
Published Time: 2023-05-30T23:32:00+03:00</text:p>
      <text:p text:style-name="P4">
Modified Time: 2023-05-30T23:32:00+03:00</text:p>
      <text:p text:style-name="P4">
Description: The Presidential Office has held online meetings with representatives of the United Kingdom Prime Minister. - Ukrinform.</text:p>
      <text:p text:style-name="P4">
Images: ['<text:a xlink:type="simple" xlink:href="https://static.ukrinform.com/photos/2023_05/thumb_files/630_360_1685478570-181.jpeg" text:style-name="Internet_20_link" text:visited-style-name="Visited_20_Internet_20_Link">
630_360_16854...</text:a>
']</text:p>
      <text:p text:style-name="P4">
Tags: ['Британія', 'Офіс Президента', 'Ріші Сунак']</text:p>
      <text:p text:style-name="P4">
Type: Article</text:p>
      <!--METADATA-->
      <text:p text:style-name="P4">
<draw:frame draw:style-name="fr1" draw:name="Image268" text:anchor-type="as-char" svg:width="6.9236in" svg:height="3.956343in" draw:z-index="0">
<draw:image xlink:href="../Images/yкринформ/2023-05-30T23-32-00-03-00/630_360_1685478570-181.jpeg" xlink:type="simple" xlink:show="embed" xlink:actuate="onLoad" draw:mime-type="image/jpeg"/>
</draw:frame>
The office resident has an online meeting with representatives of the Prime Minister of Ministry of Ministers.</text:p>
      <text:p text:style-name="P4">
According to Ukrinform, it reports <text:a xlink:type="simple" xlink:href="https://president.gov.ua/news/koordinaciya-domovlenostej-prezidenta-ukrayini-v-ofisi-glavi-83257" text:style-name="Internet_20_link" text:visited-style-name="Visited_20_Internet_20_Link">
Presidential Office</text:a>
.</text:p>
      <text:p text:style-name="P4">
“On the instructions of the Head of State and the Head of the Presidential Office of Ukraine and in order to coordinate the implementation of the agreements reached by Vladimir Zelensky's reserves of negotiations with the Prime Minister <text:a xlink:type="simple" xlink:href="https://www.ukrinform.ua/tag-britania" text:style-name="Internet_20_link" text:visited-style-name="Visited_20_Internet_20_Link">
Great Britain</text:a>
Rishi Sunak within the framework of the visit of the Kingdom and participation in the Samy Group Summit, Presidential Head Igor Zhovkva, Roman Mashovets and Andriy Sibiga held a meeting with a delegation of the United Kingdom, headed Barrow Tanacher Defense Staff and Prime Minister Radakin's Chief Military Advisor, ”the message reads.</text:p>
      <text:p text:style-name="P4">
On the Ukrainian side, the meeting was also attended by: First Deputy Ministry of Defense of Ukraine Lieutenant General Oleksandr Pavlyuk, Deputy Ministers of Defense Oleksandr Polishchuk and Denis Sharapov, First Deputy Minister for strategic industries of Ukraine Oleg Possible and others.</text:p>
      <text:p text:style-name="P4">
The main topic of the conversation was to strengthen the defensive capabilities of Ukraine and to give our country effective security guarantees on the way to NATO membership. Recognizing decisions should be made at the NATO Vilnius Summit in July.</text:p>
      <text:p text:style-name="P4">
Igor Zhovkva thanked for the strong support of Ukraine by the United Kingdom, in particular in military assistance, leadership in the supply of advanced types of arms to strengthen defense, as well as a leading role in the creation of a coalition.</text:p>
      <text:p text:style-name="P4">
"The aviation coalition aimed at the implementation of the Aviation Component of the Ukrainian Concept" Heavenly Shield of Ukraine "should work in the near future: from the preparation of Ukrainian pilots now to receiving the Western model by Ukraine in the most long time," he said.</text:p>
      <text:p text:style-name="P4">
The Deputy Head of the Presidential Office noted an effective dialogue at the highest mammothepam, which managed to establish between Ukraine and the United Kingdom on these issues.</text:p>
      <text:p text:style-name="P4">
<text:span text:style-name="T4">
Читайте також:</text:span>
 <text:a xlink:type="simple" xlink:href="https://www.ukrinform.ua/rubric-polytics/3716237-zelenskij-zustrivsa-iz-delegacieu-atlanticnoi-radi.html" text:style-name="Internet_20_link" text:visited-style-name="Visited_20_Internet_20_Link">
 Зеленський зустрівся із делегацією « <text:span text:style-name="T4">
Атлантичної</text:span>
ради» </text:a>
Separately, the interlocutors discussed the implementation of the Ukrainian formula of peace. The parties agreed that the head of the office of the president Andriy Yermak will in the near future discuss with his colleagues from other countries the format, specific date and place of the Global Peace Summit.</text:p>
      <text:p text:style-name="P4">
The importance of the International Conference on Recovery of Ukraine, which will be held in London in June, was noted. The participants of the meeting agreed that the conference should help attract investments and increase the financial support of Ukraine.</text:p>
      <text:p text:style-name="P4">
As reported <text:a xlink:type="simple" xlink:href="https://www.ukrinform.ua/rubric-polytics/3716295-v-op-proveli-videozustric-iz-predstavnikami-politikobezpekovogo-kerivnictva-polsi.html" text:style-name="Internet_20_link" text:visited-style-name="Visited_20_Internet_20_Link">
Ukrinform</text:a>
, In the office of the President, there was a deployment with representatives of the Political and Chief Security leadership of Poland.</text:p>
      <text:p text:style-name="P4">
<text:span text:style-name="T5">
Foto: op</text:span>
</text:p>
      <text:p text:style-name="P4">
News Source: <text:a xlink:type="simple" xlink:href="https://www.ukrinform.ua/rubric-polytics/3716297-v-op-proveli-zustric-iz-predstavnikami-ofisu-britanskogo-premera-pro-so-govorili.html" text:style-name="Internet_20_link" text:visited-style-name="Visited_20_Internet_20_Link">
https://www.ukrinform.ua/rubric-polytics/3716297-v-op-proveli-zustric-iz-predstavnikami-ofisu-britanskogo-premera-pro-so-govorili.html</text:a>
</text:p>
      <!--NEWS-->
      <text:h text:style-name="P10" text:outline-level="1">
<text:span text:style-name="T4">
The EU has imposed sanctions against seven Russians for action against the sovereignty of Moldova and Ukraine</text:span>
</text:h>
      <text:p text:style-name="P4">
Authors: Ukrinform (Person)</text:p>
      <text:p text:style-name="P4">
Publisher: Укринформ (Organization)</text:p>
      <text:p text:style-name="P4">
Published Time: 2023-05-30T23:47:00+03:00</text:p>
      <text:p text:style-name="P4">
Modified Time: 2023-05-30T23:47:00+03:00</text:p>
      <text:p text:style-name="P4">
Description: The EU Council today has decided to extend restrictive measures to 7 persons at once on two sanctions: for actions aimed at destabilization, undermining or threats of sovereignty and independence of the Republic of Moldova, and for actions aimed at territorial integrity, sovereignty and independence of Ukraine. - Ukrinform.</text:p>
      <text:p text:style-name="P4">
Images: ['<text:a xlink:type="simple" xlink:href="https://static.ukrinform.com/photos/2019_03/thumb_files/630_360_1552317427-848.jpg" text:style-name="Internet_20_link" text:visited-style-name="Visited_20_Internet_20_Link">
630_360_15523...</text:a>
']</text:p>
      <text:p text:style-name="P4">
Tags: ['Антиросійські санкції', 'Євросоюз', 'Молдова', 'Україна', 'Росія']</text:p>
      <text:p text:style-name="P4">
Type: Article</text:p>
      <!--METADATA-->
      <text:p text:style-name="P4">
<draw:frame draw:style-name="fr1" draw:name="Image270" text:anchor-type="as-char" svg:width="6.9236in" svg:height="3.956343in" draw:z-index="0">
<draw:image xlink:href="../Images/yкринформ/2023-05-30T23-47-00-03-00/630_360_1552317427-848.jpg" xlink:type="simple" xlink:show="embed" xlink:actuate="onLoad" draw:mime-type="image/jpeg"/>
</draw:frame>
The Council has made the decision to extend restrictive measures to 7 people at once with sanction regimes: for actions aimed at destabilization, undermining or fogs of sovereignty and independence of the Republic of Moldova, and for actions, directed options from territorial integrity, sovereignty and independence of Ukraine.</text:p>
      <text:p text:style-name="P4">
According to Ukrinform, such information is published today on the site of the European Council.</text:p>
      <text:p text:style-name="P4">
“Moldova is one of the countries that are the most amazing consequences of Russian invasion of Ukraine. There are serious ones, growing tatural attempts to destabilize the country. Today's expansion of the sanction lining sends an important political signal to support Moldova by the EU to the current difficult context. The EU's position remains firm: we will do the offensive on those who destabilize our rectal neighborhood, ”the EU's High Representative Josep Borrel said in this regard.</text:p>
      <text:p text:style-name="P4">
<text:span text:style-name="T4">
 Read also: </text:span>
 <text:span text:style-name="T4">
 [Ukraine will apply sanctions against Iran for 50 years.(https://www.ukrinform.ua/rubric-polytics/3715676-ukraina-zastosue-sankcii-proti-iranu-na-50-rokiv-rada-zatverdila-risenna-rnbo.html)</text:span>
</text:p>
      <text:p text:style-name="P4">
The accepted package is intended for influence and sensitive internal situation to Vomold, connected with attempts to destabilize the country, and at the same time - anti -confident Moldova citizens, which are attached to the efforts of Ukraine's destruction of Ukraine and to support the Russian aggressive war.</text:p>
      <text:p text:style-name="P4">
The updated sanction list includes citizens of Moldova and Russia, who were attached to such destabilizing actions. Some of them were attached to the case of such a "bank fraud", which resulted in the budget of Moldova undergoing losses. Others are involved in the actions directed from Moscow Classes and aimed at organizing manifestations with the use of violence, financing the shares of disobedience, unlawful export of capital and support of the Russian FSB projections. Two of the persons whose sanctions were widespread were supported by Russian troops and to cooperate with the Russian occupation power in the captured territories of Ukraine.</text:p>
      <text:p text:style-name="P4">
<text:span text:style-name="T4">
 Read also: </text:span>
 <text:span text:style-name="T4">
 <text:a xlink:type="simple" xlink:href="https://www.ukrinform.ua/rubric-world/3715669-polsa-zaprovadila-sankcii-proti-365-biloruskih-cinovnikiv-cerez-virok-zurnalistu-pocobutu.html" text:style-name="Internet_20_link" text:visited-style-name="Visited_20_Internet_20_Link">
Poland has imposed sanctions against 365 Belarusian officials through the sentence of the journalist of the Behafts</text:a>
 </text:span>
</text:p>
      <text:p text:style-name="P4">
“The efforts to destabilize the Republic of Moldova have increased significantly since the beginning of Russian aggressive <text:span text:style-name="T4">
 <text:a xlink:type="simple" xlink:href="http://https://www.ukrinform.ua/tag-vijna-z-rosieu" text:style-name="Internet_20_link" text:visited-style-name="Visited_20_Internet_20_Link">
War</text:a>
</text:span>
 Against Ukraine, and pose a direct threat to the stability and safety of the external borders of the EU. The EU remains adamant in the support of Moldova, its resistance, security, stability, economy and energy supply before fact -retestant actions by external actors, ”the message reads.</text:p>
      <text:p text:style-name="P4">
<text:span text:style-name="T4">
 Read also: </text:span>
 <text:span text:style-name="T4">
 <text:a xlink:type="simple" xlink:href="https://www.ukrinform.ua/rubric-world/3714184-sankcii-proti-rf-maut-vikonuvati-vsi-kraini-prezident-kipru.html" text:style-name="Internet_20_link" text:visited-style-name="Visited_20_Internet_20_Link">
Sanctions against Russia should be fulfilled by all Cyprus President</text:a>
</text:span>
</text:p>
      <text:p text:style-name="P4">
As it was reported, tomorrow the President of the European Commission Ursula von Derlyen and the high representative of the EU Josep Borrel will be taken to Chisinau, they will be disstitution with the President of the Republic of Moldova I have Sandu and other official persons. On the same day, May 31, Josep Borrel officially presents the EU's new -aid civil mission for Moldova. On June 1, the 2nd meeting of the European political community will be held in the capital of the country.</text:p>
      <text:p text:style-name="P4">
News Source: <text:a xlink:type="simple" xlink:href="https://www.ukrinform.ua/rubric-world/3716298-es-zaprovadiv-sankcii-proti-se-simoh-rosian-za-dii-proti-suverenitetu-moldovi-j-ukraini.html" text:style-name="Internet_20_link" text:visited-style-name="Visited_20_Internet_20_Link">
https://www.ukrinform.ua/rubric-world/3716298-es-zaprovadiv-sankcii-proti-se-simoh-rosian-za-dii-proti-suverenitetu-moldovi-j-ukraini.html</text:a>
</text:p>
      <!--NEWS-->
      <text:h text:style-name="P10" text:outline-level="1">
<text:span text:style-name="T4">
Twitter can ban in the EU</text:span>
</text:h>
      <text:p text:style-name="P4">
Authors: Ukrinform (Person)</text:p>
      <text:p text:style-name="P4">
Publisher: Укринформ (Organization)</text:p>
      <text:p text:style-name="P4">
Published Time: 2023-05-30T23:58:00+03:00</text:p>
      <text:p text:style-name="P4">
Modified Time: 2023-05-30T23:58:00+03:00</text:p>
      <text:p text:style-name="P4">
Description: The Twitter Ilon Mask platform can potentially be banned in Europe if it does not comply with the rules for combating misinformation. - Ukrinform.</text:p>
      <text:p text:style-name="P4">
Images: ['<text:a xlink:type="simple" xlink:href="https://static.ukrinform.com/photos/2022_10/thumb_files/630_360_1666921831-192.jpg" text:style-name="Internet_20_link" text:visited-style-name="Visited_20_Internet_20_Link">
630_360_16669...</text:a>
']</text:p>
      <text:p text:style-name="P4">
Tags: ['Євросоюз', 'Twitter', 'Заборона', 'Соцмережі']</text:p>
      <text:p text:style-name="P4">
Type: Article</text:p>
      <!--METADATA-->
      <text:p text:style-name="P4">
<draw:frame draw:style-name="fr1" draw:name="Image271" text:anchor-type="as-char" svg:width="6.9236in" svg:height="3.956343in" draw:z-index="0">
<draw:image xlink:href="../Images/yкринформ/2023-05-30T23-58-00-03-00/630_360_1666921831-192.jpg" xlink:type="simple" xlink:show="embed" xlink:actuate="onLoad" draw:mime-type="image/jpeg"/>
</draw:frame>
The platformatwitter Ilon Mask can potentially be banned in Europe if it does not comply with the rules for combating misinformation.</text:p>
      <text:p text:style-name="P4">
About it reports <text:a xlink:type="simple" xlink:href="https://www.politico.eu/article/banned-france-digital-minister-jean-noel-barrot-threatens-twitter-block-follow-eu-rules/" text:style-name="Internet_20_link" text:visited-style-name="Visited_20_Internet_20_Link">
Politico</text:a>
France's statement to the statement of French digital technologies Jean-Note Barro, Ukrinform reports.</text:p>
      <text:p text:style-name="P4">
Barro stated that the US company would prohibit entry to the EU if it is a new European European Digital Services Law, which would come into force throughout the EU at the end of August.</text:p>
      <text:p text:style-name="P4">
<text:span text:style-name="T4">
 Read also: </text:span>
 <text:span text:style-name="T4">
 <text:a xlink:type="simple" xlink:href="https://www.ukrinform.ua/rubric-technology/3714945-twitter-vihodit-iz-dobrovilnoi-ugodi-es-pro-borotbu-z-dezinformacieu.html" text:style-name="Internet_20_link" text:visited-style-name="Visited_20_Internet_20_Link">
Twitter proceeds from the EU voluntary agreement on misinformation</text:a>
</text:span>
</text:p>
      <text:p text:style-name="P4">
"Misinformation is one of the most serious threats to our democracies. <text:span text:style-name="T4">
 <text:a xlink:type="simple" xlink:href="https://www.ukrinform.ua/tag-twitter" text:style-name="Internet_20_link" text:visited-style-name="Visited_20_Internet_20_Link">
Twitter</text:a>
</text:span>
, if it constantly regulates our rules, it will be forbidden to the EU, "Barro said.</text:p>
      <text:p text:style-name="P4">
It is worth noting that the Law on Digital Services prescribes the obligations of technological companies on tracking political advertising, the struggle of melting and the promotion of broader access and participation of outsiders.</text:p>
      <text:p text:style-name="P4">
<text:span text:style-name="T4">
 Read also: </text:span>
 <text:span text:style-name="T4">
 [Twitter accused Microsoft of unauthorized data(https://www.ukrinform.ua/rubric-technology/3711434-twitter-zvinuvativ-microsoft-u-nesankcionovanomu-vikoristanni-danih.html)</text:span>
</text:p>
      <text:p text:style-name="P4">
As reported <text:a xlink:type="simple" xlink:href="https://www.ukrinform.ua/rubric-technology/3714945-twitter-vihodit-iz-dobrovilnoi-ugodi-es-pro-borotbu-z-dezinformacieu.html" text:style-name="Internet_20_link" text:visited-style-name="Visited_20_Internet_20_Link">
Ukrinform</text:a>
, Twitter proceeds from the Voluntary Agreement of the European Union to combat misinformation on the Internet.</text:p>
      <text:p text:style-name="P4">
News Source: <text:a xlink:type="simple" xlink:href="https://www.ukrinform.ua/rubric-technology/3716209-twitter-mozut-zaboroniti-u-es.html" text:style-name="Internet_20_link" text:visited-style-name="Visited_20_Internet_20_Link">
https://www.ukrinform.ua/rubric-technology/3716209-twitter-mozut-zaboroniti-u-es.html</text:a>
</text:p>
      <!--NEWS-->
      <text:h text:style-name="P10" text:outline-level="1">
<text:span text:style-name="T4">
We have the best work in the world - we protect our land</text:span>
</text:h>
      <text:p text:style-name="P4">
Author: ['АРМІЯINFORM']</text:p>
      <text:p text:style-name="P4">
Time: 2023-05-30T28:00:00-04:00</text:p>
      <text:p text:style-name="P4">
Description: Mi Trendya, a schob at the non -chill moment of Viconati Boyfish. Mi Know, ours our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347247411_819560946200062_238263334747459969_n.jpg" text:style-name="Internet_20_link" text:visited-style-name="Visited_20_Internet_20_Link">
347247411_819560946200062_238263334747459969_n.jpg</text:a>
', '<text:a xlink:type="simple" xlink:href="https://armyinform.com.ua/wp-content/uploads/2023/05/347251893_647011313914287_8931495631295986901_n-150x150.jpg" text:style-name="Internet_20_link" text:visited-style-name="Visited_20_Internet_20_Link">
347251893_647011313914287_8931495631295986901_n-150x150.jpg</text:a>
', '<text:a xlink:type="simple" xlink:href="https://armyinform.com.ua/wp-content/uploads/2023/05/347392044_577693864246122_9210650983985713161_n-150x150.jpg" text:style-name="Internet_20_link" text:visited-style-name="Visited_20_Internet_20_Link">
347392044_577693864246122_9210650983985713161_n-150x150.jpg</text:a>
', '<text:a xlink:type="simple" xlink:href="https://armyinform.com.ua/wp-content/uploads/2023/05/347417358_964504247932196_8575774218139307422_n-150x150.jpg" text:style-name="Internet_20_link" text:visited-style-name="Visited_20_Internet_20_Link">
347417358_964504247932196_8575774218139307422_n-150x150.jpg</text:a>
', '<text:a xlink:type="simple" xlink:href="https://armyinform.com.ua/wp-content/uploads/2023/05/347422922_769871368152413_8147313427389118666_n-150x150.jpg" text:style-name="Internet_20_link" text:visited-style-name="Visited_20_Internet_20_Link">
347422922_769871368152413_8147313427389118666_n-150x150.jpg</text:a>
', '<text:a xlink:type="simple" xlink:href="https://armyinform.com.ua/wp-content/uploads/2023/05/347431732_1208831319823914_3980534246402653693_n-150x150.jpg" text:style-name="Internet_20_link" text:visited-style-name="Visited_20_Internet_20_Link">
347431732_1208831319823914_3980534246402653693_n-150x150.jpg</text:a>
', '<text:a xlink:type="simple" xlink:href="https://armyinform.com.ua/wp-content/uploads/2023/05/347855226_781207133409451_4073206383307584858_n-150x150.jpg" text:style-name="Internet_20_link" text:visited-style-name="Visited_20_Internet_20_Link">
347855226_781207133409451_4073206383307584858_n-150x150.jpg</text:a>
', '<text:a xlink:type="simple" xlink:href="https://armyinform.com.ua/wp-content/uploads/2023/05/347233100_3066421850331964_5971063956398374911_n-150x150.jpg" text:style-name="Internet_20_link" text:visited-style-name="Visited_20_Internet_20_Link">
347233100_3066421850331964_5971063956398374911_n-150x150.jpg</text:a>
']</text:p>
      <text:p text:style-name="P4">
Tags: ['STOPRUSSIA', 'АГРЕСІЯ РФ', 'ВІЙНА', 'ВТОРГНЕННЯ РФ']</text:p>
      <text:p text:style-name="P4">
Category: News</text:p>
      <!--METADATA-->
      <text:p text:style-name="P4">
<draw:frame draw:style-name="fr1" draw:name="Image272" text:anchor-type="as-char" svg:width="6.9236in" svg:height="4.613779in" draw:z-index="0">
<draw:image xlink:href="../Images/AРМІЯINFORM/2023-05-30T28-00-00-04-00/347247411_819560946200062_238263334747459969_n.jpg" xlink:type="simple" xlink:show="embed" xlink:actuate="onLoad" draw:mime-type="image/jpeg"/>
</draw:frame>
We train to execute a combat order at the right time. We know that our actions depends on the overcoming of water obstacles by other units of force safety and defense and therefore have no right to bend.</text:p>
      <text:p text:style-name="P4">
<text:a xlink:type="simple" xlink:href="https://armyinform.com.ua/wp-content/uploads/2023/05/347251893_647011313914287_8931495631295986901_n.jpg" text:style-name="Internet_20_link" text:visited-style-name="Visited_20_Internet_20_Link">
!(Images/AРМІЯINFORM/2023-05-30T28-00-00-04-00/347251893_647011313914287_8931495631295986901_n-150x150.jpg)</text:a>
</text:p>
      <text:p text:style-name="P4">
<text:a xlink:type="simple" xlink:href="https://armyinform.com.ua/wp-content/uploads/2023/05/347392044_577693864246122_9210650983985713161_n.jpg" text:style-name="Internet_20_link" text:visited-style-name="Visited_20_Internet_20_Link">
<draw:frame draw:style-name="fr1" draw:name="Image273" text:anchor-type="as-char" svg:width="6.9236in" svg:height="6.9236in" draw:z-index="0">
<draw:image xlink:href="../Images/AРМІЯINFORM/2023-05-30T28-00-00-04-00/347392044_577693864246122_9210650983985713161_n-150x150.jpg" xlink:type="simple" xlink:show="embed" xlink:actuate="onLoad" draw:mime-type="image/jpeg"/>
</draw:frame>
</text:a>
</text:p>
      <text:p text:style-name="P4">
<text:a xlink:type="simple" xlink:href="https://armyinform.com.ua/wp-content/uploads/2023/05/347417358_964504247932196_8575774218139307422_n.jpg" text:style-name="Internet_20_link" text:visited-style-name="Visited_20_Internet_20_Link">
<draw:frame draw:style-name="fr1" draw:name="Image274" text:anchor-type="as-char" svg:width="6.9236in" svg:height="6.9236in" draw:z-index="0">
<draw:image xlink:href="../Images/AРМІЯINFORM/2023-05-30T28-00-00-04-00/347417358_964504247932196_8575774218139307422_n-150x150.jpg" xlink:type="simple" xlink:show="embed" xlink:actuate="onLoad" draw:mime-type="image/jpeg"/>
</draw:frame>
</text:a>
</text:p>
      <text:p text:style-name="P4">
<text:a xlink:type="simple" xlink:href="https://armyinform.com.ua/wp-content/uploads/2023/05/347422922_769871368152413_8147313427389118666_n.jpg" text:style-name="Internet_20_link" text:visited-style-name="Visited_20_Internet_20_Link">
<draw:frame draw:style-name="fr1" draw:name="Image275" text:anchor-type="as-char" svg:width="6.9236in" svg:height="6.9236in" draw:z-index="0">
<draw:image xlink:href="../Images/AРМІЯINFORM/2023-05-30T28-00-00-04-00/347422922_769871368152413_8147313427389118666_n-150x150.jpg" xlink:type="simple" xlink:show="embed" xlink:actuate="onLoad" draw:mime-type="image/jpeg"/>
</draw:frame>
</text:a>
</text:p>
      <text:p text:style-name="P4">
<text:a xlink:type="simple" xlink:href="https://armyinform.com.ua/wp-content/uploads/2023/05/347431732_1208831319823914_3980534246402653693_n.jpg" text:style-name="Internet_20_link" text:visited-style-name="Visited_20_Internet_20_Link">
<draw:frame draw:style-name="fr1" draw:name="Image276" text:anchor-type="as-char" svg:width="6.9236in" svg:height="6.9236in" draw:z-index="0">
<draw:image xlink:href="../Images/AРМІЯINFORM/2023-05-30T28-00-00-04-00/347431732_1208831319823914_3980534246402653693_n-150x150.jpg" xlink:type="simple" xlink:show="embed" xlink:actuate="onLoad" draw:mime-type="image/jpeg"/>
</draw:frame>
</text:a>
</text:p>
      <text:p text:style-name="P4">
<text:a xlink:type="simple" xlink:href="https://armyinform.com.ua/wp-content/uploads/2023/05/347855226_781207133409451_4073206383307584858_n.jpg" text:style-name="Internet_20_link" text:visited-style-name="Visited_20_Internet_20_Link">
<draw:frame draw:style-name="fr1" draw:name="Image277" text:anchor-type="as-char" svg:width="6.9236in" svg:height="6.9236in" draw:z-index="0">
<draw:image xlink:href="../Images/AРМІЯINFORM/2023-05-30T28-00-00-04-00/347855226_781207133409451_4073206383307584858_n-150x150.jpg" xlink:type="simple" xlink:show="embed" xlink:actuate="onLoad" draw:mime-type="image/jpeg"/>
</draw:frame>
</text:a>
</text:p>
      <text:p text:style-name="P4">
<text:a xlink:type="simple" xlink:href="https://armyinform.com.ua/wp-content/uploads/2023/05/347233100_3066421850331964_5971063956398374911_n.jpg" text:style-name="Internet_20_link" text:visited-style-name="Visited_20_Internet_20_Link">
<draw:frame draw:style-name="fr1" draw:name="Image278" text:anchor-type="as-char" svg:width="6.9236in" svg:height="6.9236in" draw:z-index="0">
<draw:image xlink:href="../Images/AРМІЯINFORM/2023-05-30T28-00-00-04-00/347233100_3066421850331964_5971063956398374911_n-150x150.jpg" xlink:type="simple" xlink:show="embed" xlink:actuate="onLoad" draw:mime-type="image/jpeg"/>
</draw:frame>
</text:a>
According to the skillful and coordinated actions of the soldiers, drivers and commanders of one of the military units of the Command of Support forces of the Armed Forces of Ukraine, a daily hard work and considerable experience, which has been hardened while performing combat missions.</text:p>
      <text:p text:style-name="P4">
We have an unrestrained desire to win victory and therefore we are constantly improving!</text:p>
      <text:p text:style-name="P4">
Believe in the Armed Forces of Ukraine!</text:p>
      <text:p text:style-name="P4">
<text:span text:style-name="T4">
 Source: </text:span>
 _ <text:a xlink:type="simple" xlink:href="https://www.facebook.com/KSP.ZSU/posts/pfbid02fBHRVRnV2ETeDjXvucWB3vEaW21dZpWLXAWqmRgxTnudxka8MErL9yyQ8F5N5q3Rl" text:style-name="Internet_20_link" text:visited-style-name="Visited_20_Internet_20_Link">
Service</text:a>
with the public command of the Forces of Support of the Armed Forces of Ukraine_</text:p>
      <text:p text:style-name="P4">
News Source: <text:a xlink:type="simple" xlink:href="https://armyinform.com.ua/2023/05/30/my-vmotyvovani-i-pidgotovleni-u-nas-najkrashha-robota-v-sviti-my-zahyshhayemo-nashu-zemlyu/" text:style-name="Internet_20_link" text:visited-style-name="Visited_20_Internet_20_Link">
https://armyinform.com.ua/2023/05/30/my-vmotyvovani-i-pidgotovleni-u-nas-najkrashha-robota-v-sviti-my-zahyshhayemo-nashu-zemlyu/</text:a>
</text:p>
      <!--NEWS-->
      <text:h text:style-name="P10" text:outline-level="1">
<text:span text:style-name="T4">
Ukrainian State InformResurses are threatened by Russian hackers with constant</text:span>
</text:h>
      <text:p text:style-name="P4">
Author: ['АРМІЯINFORM']</text:p>
      <text:p text:style-name="P4">
Time: 2023-05-30T29:00:00-04:00</text:p>
      <text:p text:style-name="P4">
Description: About Tse Disthadomlya. Derzhspetszv'yazku held a friend in all ... The war with Ukraine 2022, the war with Ukraine is the latest news today, the News War with Ukraine 2022 is the last for today, will there be a war between Ukraine and Russia and when, the war with Ukraine will or not will or not , Will there be a war with Ukraine in the near future, they say, the war with Ukraine, Ukrainian news today, Ukrainian news in Ukrainian media in Russian</text:p>
      <text:p text:style-name="P4">
Images: ['<text:a xlink:type="simple" xlink:href="https://armyinform.com.ua/wp-content/uploads/2021/07/4-2.jpg" text:style-name="Internet_20_link" text:visited-style-name="Visited_20_Internet_20_Link">
4-2.jpg</text:a>
']</text:p>
      <text:p text:style-name="P4">
Tags: ['STOPRUSSIA', 'АГРЕСІЯ РФ', 'ВІЙНА', 'ВТОРГНЕННЯ РФ', 'ДЕРЖСПЕЦЗВ’ЯЗОК']</text:p>
      <text:p text:style-name="P4">
Category: News</text:p>
      <!--METADATA-->
      <text:p text:style-name="P4">
<draw:frame draw:style-name="fr1" draw:name="Image279" text:anchor-type="as-char" svg:width="6.9236in" svg:height="4.32725in" draw:z-index="0">
<draw:image xlink:href="../Images/AРМІЯINFORM/2023-05-30T29-00-00-04-00/4-2.jpg" xlink:type="simple" xlink:show="embed" xlink:actuate="onLoad" draw:mime-type="image/jpeg"/>
</draw:frame>
Illustrative photo</text:p>
      <text:p text:style-name="P4">
About it <text:a xlink:type="simple" xlink:href="https://www.facebook.com/dsszzi/posts/pfbid029n3VPaNzZsfSXbg5G4PtMrahgydCFsvhqEoDXsccVaC5uYzemsKzpJ2SAm7Q4znl" text:style-name="Internet_20_link" text:visited-style-name="Visited_20_Internet_20_Link">
reports</text:a>
State Security.</text:p>
      <text:p text:style-name="P4">
The State Secretariat has conducted second cyber defense training for civil servants "A".</text:p>
      <text:p text:style-name="P4">
State information resources of Ukraine is one of the main targets of Russian characters during the war in Ukraine. In order to enhance the knowledge of the State Sector in the field of cyber defense and to provide practical skills that will help the institutions to be effective in building and managing the organization, the State Secretariat for the second time has conducted an educational course for civil servants "A".</text:p>
      <text:p text:style-name="P4">
The educational course program is focused on executives who should become leader in their cyber defense institutions. Cognitive Ukrainian specialists shared knowledge with employees: representatives of cybersecurity entities of Ukraine-state-specific communications, SBU, cyber police, as well as the National Cybersecurity Center at the NSDC of Ukraine, specialists of the Government Business Production Center of Extraordinary Extraordinary Emergencies. that were involved in interaction within the state-private partnership.</text:p>
      <text:p text:style-name="P4">
“Today, the whole world combines efforts to counteract Russian aggression in Ukiberpysh. It is also important for us to unite efforts within the country: shared knowledge and expertise, interacting when counteracting cyber threats. Such educational programs help experts in cybersecurity and cyber defense of Ukraine to spread the best practices when the country is most likely », - emphasized the deputy head of the State Secretariat of Communications Alexander Poti.</text:p>
      <text:p text:style-name="P4">
The training was conducted with the support of the EU project "Supporting Complex Reform Management in Ukraine"(Had 4 per), The National Agency of Ukraine Civil Service Requisitions(Overnight), as well as the high school of public administration.</text:p>
      <text:p text:style-name="P4">
To find out the details and enroll in a course, cyber -protection experts can contact the State Secret</text:p>
      <text:p text:style-name="P4">
News Source: <text:a xlink:type="simple" xlink:href="https://armyinform.com.ua/2023/05/30/ukrayinski-derzhavni-informaczijni-resursy-pid-postijnoyu-zagrozoyu-rosijski-hakery/" text:style-name="Internet_20_link" text:visited-style-name="Visited_20_Internet_20_Link">
https://armyinform.com.ua/2023/05/30/ukrayinski-derzhavni-informaczijni-resursy-pid-postijnoyu-zagrozoyu-rosijski-hakery/</text:a>
</text:p>
      <!--NEWS-->
      <text:h text:style-name="P10" text:outline-level="1">
<text:span text:style-name="T4">
Repair of dormitories for displaced persons is a more effective investment than the construction of modular towns</text:span>
</text:h>
      <text:p text:style-name="P4">
Author: ['АРМІЯINFORM']</text:p>
      <text:p text:style-name="P4">
Time: 2023-05-30T30:00:00-04:00</text:p>
      <text:p text:style-name="P4">
Description: About CED DOIMLAY MINRINTEGRATIGE. For the words, dosvids of the modulers ... the war with Ukraine 2022, the war with Ukraine is the latest news today, the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rlnul-a9wuyebzsiylwz_i8c6ff5zoia.jpg" text:style-name="Internet_20_link" text:visited-style-name="Visited_20_Internet_20_Link">
rlnul-a9wuyebzsiylwz_i8c6ff5zoia.jpg</text:a>
']</text:p>
      <text:p text:style-name="P4">
Tags: ['STOPRUSSIA', 'АГРЕСІЯ РФ', 'ВІЙНА', 'ВТОРГНЕННЯ РФ', 'ІРИНА ВЕРЕЩУК', 'МІНРЕІНТЕГРАЦІЇ']</text:p>
      <text:p text:style-name="P4">
Category: News</text:p>
      <!--METADATA-->
      <text:p text:style-name="P4">
<draw:frame draw:style-name="fr1" draw:name="Image280" text:anchor-type="as-char" svg:width="6.9236in" svg:height="4.610488in" draw:z-index="0">
<draw:image xlink:href="../Images/AРМІЯINFORM/2023-05-30T30-00-00-04-00/rlnul-a9wuyebzsiylwz_i8c6ff5zoia.jpg" xlink:type="simple" xlink:show="embed" xlink:actuate="onLoad" draw:mime-type="image/jpeg"/>
</draw:frame>
Illustrative photo</text:p>
      <text:p text:style-name="P4">
About it <text:a xlink:type="simple" xlink:href="https://minre.gov.ua/2023/05/29/iryna-vereshhuk-remont-gurtozhytkiv-dlya-pereselencziv-ye-efektyvnishym-vkladennyam-groshej-nizh-budivnycztvo-modulnyh-mistechok/" text:style-name="Internet_20_link" text:visited-style-name="Visited_20_Internet_20_Link">
reports</text:a>
Ministry of Reintegration.</text:p>
      <text:p text:style-name="P4">
According to her, the experience of operating modular towns for IDPs is showing. First, they cannot be built quickly and largely. In the 25 -building modular towns, only about 5 thousand intercesses live, which is discontent with the total number of IDPs, which require high -time housing. Secondly, the maintenance of modular towns is quite costly for local budgets.</text:p>
      <text:p text:style-name="P4">
At the same time, there are a large number of hostel objects in Ukraine. They could be repaired or converted to temporary housing for displaced persons.</text:p>
      <text:p text:style-name="P4">
“This is a simple mathematics. In my opinion, it is more profitable to invest in repair hostels. We have enough objects of this type, ” - summarized Irina Vereshchuk.</text:p>
      <text:p text:style-name="P4">
News Source: <text:a xlink:type="simple" xlink:href="https://armyinform.com.ua/2023/05/30/remont-gurtozhytkiv-dlya-pereselencziv-ye-efektyvnishym-vkladennyam-groshej-nizh-budivnycztvo-modulnyh-mistechok-iryna-vereshhuk/" text:style-name="Internet_20_link" text:visited-style-name="Visited_20_Internet_20_Link">
https://armyinform.com.ua/2023/05/30/remont-gurtozhytkiv-dlya-pereselencziv-ye-efektyvnishym-vkladennyam-groshej-nizh-budivnycztvo-modulnyh-mistechok-iryna-vereshhuk/</text:a>
</text:p>
      <!--NEWS-->
      <text:h text:style-name="P10" text:outline-level="1">
<text:span text:style-name="T4">
Will judge a collaborator who transferred data to the occupants of the location of Ukrainian air defense</text:span>
</text:h>
      <text:p text:style-name="P4">
Author: ['АРМІЯINFORM']</text:p>
      <text:p text:style-name="P4">
Time: 2023-05-30T31:00:00-04:00</text:p>
      <text:p text:style-name="P4">
Description: About CED DOIMLAS OFIC A General Prosecutor. Prosecutors of Donetskoye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50296969_1757684317982180_2020090031011633968_n.jpg" text:style-name="Internet_20_link" text:visited-style-name="Visited_20_Internet_20_Link">
350296969_1757684317982180_2020090031011633968_n.jp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281" text:anchor-type="as-char" svg:width="6.9236in" svg:height="5.1927in" draw:z-index="0">
<draw:image xlink:href="../Images/AРМІЯINFORM/2023-05-30T31-00-00-04-00/350296969_1757684317982180_2020090031011633968_n.jpg" xlink:type="simple" xlink:show="embed" xlink:actuate="onLoad" draw:mime-type="image/jpeg"/>
</draw:frame>
About it <text:a xlink:type="simple" xlink:href="https://www.facebook.com/pgo.gov.ua/posts/pfbid0KC26VLAyp5pEapk7C5QQi2DSemsKDnGi2fpVrfMR54xK1ixhiLRAYe3T5uBmBY1Sl" text:style-name="Internet_20_link" text:visited-style-name="Visited_20_Internet_20_Link">
reports</text:a>
Office of the Prosecutor General.</text:p>
      <text:p text:style-name="P4">
Prosecutors of the Donetsk Regional Prosecutor's Office were sent to court by an indictment of a resident of Kramatorsk district. She is charged with collaboration(Part 7 of Art. 111-1 of the Criminal Code of Ukraine).</text:p>
      <text:p text:style-name="P4">
Досудовим розслідуванням встановлено, що з вересня по листопад 2022 року жінкадобровільно надавала допомогу двом учасникам нзф «днр» у веденні бойових дійпроти Збройних Сил України.</text:p>
      <text:p text:style-name="P4">
Вона збирала й передавала їм через месенджер «Telegram» дані промісцезнаходження українських бійців у населених пунктах Краматорського йПокровського районів. При цьому відправляла як текстові повідомлення, так іскріншоти «Google Maps». На них відмічала точки зосередження особового складуй спеціального військового обладнання ЗСУ.</text:p>
      <text:p text:style-name="P4">
Окупанти дізнавались від неї про прольоти української військової авіації,пункти розвантаження ешелонів військової техніки, місця випробуваннябезпілотних летальних апаратів і розташування комплексів ППО.</text:p>
      <text:p text:style-name="P4">
Крім того, «спостерігачка» акцентувала увагу співрозмовників на часі доби, уякий, на її погляд, краще наносити удари по цих об’єктах. Загалом жінкапередала близько 50 таких повідомлень.</text:p>
      <text:p text:style-name="P4">
Досудове розслідування здійснювало ГУ СБУ в Донецькій та Луганській областях.</text:p>
      <text:p text:style-name="P4">
До ухвалення вироку обвинувачена перебуватиме під вартою. Її долю вирішуватимеОлександрівський районний суд Донецької області.</text:p>
      <text:p text:style-name="P4">
News Source: <text:a xlink:type="simple" xlink:href="https://armyinform.com.ua/2023/05/30/sposterigala-za-ukrayinskoyu-aviacziyeyu-ta-dopovidala-pro-roztashuvannya-system-ppo-sudytymut-navidnyczyu-na-donechchyni/" text:style-name="Internet_20_link" text:visited-style-name="Visited_20_Internet_20_Link">
https://armyinform.com.ua/2023/05/30/sposterigala-za-ukrayinskoyu-aviacziyeyu-ta-dopovidala-pro-roztashuvannya-system-ppo-sudytymut-navidnyczyu-na-donechchyni/</text:a>
</text:p>
      <!--NEWS-->
      <text:h text:style-name="P10" text:outline-level="1">
<text:span text:style-name="T4">
Action sanctions: Ukraine and the world against Russian aggression</text:span>
</text:h>
      <text:p text:style-name="P4">
Author: ['АРМІЯINFORM']</text:p>
      <text:p text:style-name="P4">
Time: 2023-05-30T32:00:00-04:00</text:p>
      <text:p text:style-name="P4">
Description: The Service of Cindlelings of the Rosvіki on his own company Storinzi at Facebook by Rososistil Analiz ... War with Ukraine 2022, War with Ukraine Latest News today,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282" text:anchor-type="as-char" svg:width="6.9236in" svg:height="6.820353in" draw:z-index="0">
<draw:image xlink:href="../Images/AРМІЯINFORM/2023-05-30T32-00-00-04-00/golovna-37.jpg" xlink:type="simple" xlink:show="embed" xlink:actuate="onLoad" draw:mime-type="image/jpeg"/>
</draw:frame>
External Intelligence Service on its official Facebook page <text:a xlink:type="simple" xlink:href="https://www.facebook.com/SZRUkraine/posts/pfbid02JZKkQ1gYSrXyoLj4yrt3YwHuaMik6pJjKaZo3iUYXA8eL9pryCSwzRhyq5gYrhdKl" text:style-name="Internet_20_link" text:visited-style-name="Visited_20_Internet_20_Link">
placed</text:a>
Analysis of publications in the world and domestic media on the effects of sanctions at the Economy Commercial Federation and support of Ukraine by international partners.</text:p>
      <text:p text:style-name="P4">
"In order to ensure peace in Europe, we need Ukraine to become a member of the European Union and NATO," said Estonia Prime Minister Kai Callas. In words, Russia must be defeated and return to its borders.</text:p>
      <text:p text:style-name="P4">
Lithuanian Foreign Minister Gabrielus Landsbergis has stated that Russia was a threat to the whole world as it is in power.</text:p>
      <text:p text:style-name="P4">
Austria allocates 2 million euros for demining in Ukraine.</text:p>
      <text:p text:style-name="P4">
In Congress, the United States is trying to accelerate the supply of Ukraine's weapons for contrast.</text:p>
      <text:p text:style-name="P4">
"My reaction is extremely negative," - US President Joe Biden about the placement of Russian nuclear weapons in the Belarusian territory.</text:p>
      <text:p text:style-name="P4">
"Russia's barbaric attacks continue, killing and terrorizing civilians: an attack on a hospital in the Dnieper, now Kiev at the dawn of Kiev.</text:p>
      <text:p text:style-name="P4">
Poland has already frozen the assets of Russian oligarchs worth more than 1 billion euros. The Seimas of the Seimas took place the second reading of the bill, which adopting the admiration legally to confiscate Russian assets.</text:p>
      <text:p text:style-name="P4">
Syril Ramafos President created a commission to investigate messages a pervasive export of weapons from this African country to Russia.</text:p>
      <text:p text:style-name="P4">
The tension in the relationship between Saudi Arabia and Russia is increasing on the backdrop, which Moscow continues to supply huge volumes of cheaper oil to the market, which undermines Riyadh's efforts to increase energy prices.</text:p>
      <text:p text:style-name="P4">
Instead of the project of the Sila Sibiri-2 gas pipeline, which the Russian authorities are promoting over 7 years, China decided to prioritize the construction of a new Turkmenistan gas pipeline, which will allow to import 30 billion cubic meters of gas annually.</text:p>
      <text:p text:style-name="P4">
For the second year in a row, the land corporation for the organization of the air twenty is undergoing significant losses due to the reduction of flights of foreign airlines: the loss of the enterprise in 2022 was more than 47 % - 25 billion rubles.YouTube has blocked the Russian Information Internet Agency Account Ura.ru.</text:p>
      <text:p text:style-name="P4">
In some regions of Russia, chicken carcasses and fillets have emerged due to the reduction of their production in the Belgorod region, which was a leading manufacturer of NAPF poultry.</text:p>
      <text:p text:style-name="P4">
The Ministry of Defense of the Russian Federation has stated that it would not be released from military service by persons who will diabetes and cardiovascular disease. The Deputy Head of the Military Medicine Management of the Ministry of Defense of the Russian Federation Seryhoventsev also asserted that more than 90 % of Russian servicemen who received injury during a "special operation" against Ukraine are returned to military service after prosthetics.</text:p>
      <text:p text:style-name="P4">
In the Rostov region, 39 armed Russian invaders are looking for, who left the position and fled to the territory of Russia. All the soldiers served in the Storm Z detachment and were former prisoners.</text:p>
      <text:p text:style-name="P4">
The KGB invited information about Belarusians from Belarusian banks that have been drilled since 2021 through PayPal and BUY ME A COFFEE. Each donor is waiting for an individual conversation in the KGB.</text:p>
      <text:p text:style-name="P4">
The Master of Sociology, a researcher of the department of social theory and methodology of the Institute of Sociology of NAS of Belarus Andriyabahanov was detained in Minsk. In 2020, he was one of the scientists who signed the open sheets of mass dismissals of the staff of the Institutes of the Academy of Sciences of Belarus in the event in events against falsification of the election of President of Belarus.</text:p>
      <text:p text:style-name="P4">
News Source: <text:a xlink:type="simple" xlink:href="https://armyinform.com.ua/2023/05/30/ukrayina-i-svit-proty-rosijskoyi-agresiyi-sluzhba-zovnishnoyi-rozvidky-ukrayiny-5/" text:style-name="Internet_20_link" text:visited-style-name="Visited_20_Internet_20_Link">
https://armyinform.com.ua/2023/05/30/ukrayina-i-svit-proty-rosijskoyi-agresiyi-sluzhba-zovnishnoyi-rozvidky-ukrayiny-5/</text:a>
</text:p>
      <!--NEWS-->
      <text:h text:style-name="P10" text:outline-level="1">
<text:span text:style-name="T4">
Nazi philosophy of hatred to the Russians combines the Kiev regime and its American cartridges - a fake from the Russian Federation</text:span>
</text:h>
      <text:p text:style-name="P4">
Author: ['АРМІЯINFORM']</text:p>
      <text:p text:style-name="P4">
Time: 2023-05-30T33:00:00-04:00</text:p>
      <text:p text:style-name="P4">
Description: The Center for the Wizin -Format on its Office Storinzi at Facebook, having wiped up Dobіrku ... War with Ukraine 2022, war with Ukraine Latest News today,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50528325_6125447794241568_9106548251388069576_n.jpg" text:style-name="Internet_20_link" text:visited-style-name="Visited_20_Internet_20_Link">
350528325_6125447794241568_9106548251388069576_n.jpg</text:a>
']</text:p>
      <text:p text:style-name="P4">
Tags: ['STOPRUSSIA', 'ВІЙНА', 'ВТОРГНЕННЯ РФ', 'МАНІПУЛЯЦІЇ РФ', 'ЦПД РНБО']</text:p>
      <text:p text:style-name="P4">
Category: News</text:p>
      <!--METADATA-->
      <text:p text:style-name="P4">
<draw:frame draw:style-name="fr1" draw:name="Image283" text:anchor-type="as-char" svg:width="6.9236in" svg:height="6.9236in" draw:z-index="0">
<draw:image xlink:href="../Images/AРМІЯINFORM/2023-05-30T33-00-00-04-00/350528325_6125447794241568_9106548251388069576_n.jpg" xlink:type="simple" xlink:show="embed" xlink:actuate="onLoad" draw:mime-type="image/jpeg"/>
</draw:frame>
The Center for Combating Misinformation on its official Facebook page published a misinformation, which spread Russia's propaganda media last day.</text:p>
      <text:p text:style-name="P4">
<text:span text:style-name="T4">
<text:span text:style-name="T5">
 misinformation: </text:span>
* Commenting on the incident with the alleged statement by US Senator L. Graham, in the Ministry of Foreign Affairs of the Russian Federation stated: “Nazi philosophy of hatred of the Russians - that's what actually combines the Kiev regime and its American cartridges. Fresh in memory of Russophobic hateful statements of other officials and representatives of political stigma in both Washington and Kiev. ” </text:span>
<text:span text:style-name="T5">
 misinformation: </text:span>
<text:span text:style-name="T5">
 "No Ukrainian soldier will enter the Crimea, but it is impossible to underestimate the Armed Forces, because in fact, the whole collective event is fighting against Russia," - said the head of the occupying power of Crimea. Aksyonov. </text:span>
<text:span text:style-name="T4">
 Manipulation: </text:span>
 Deputy of the State Duma of the Russian Federation in. Milonov urged residents of the border areas of the Russian Federation to stop "hiding under the skirt" and to seize the Kharkiv region on their own: "All the men gathered, came and just will not remain there. The Ukrainians are all in a panic if several million men come with weapons. Russian, angry, ready to kill anyone who attacks their families and homes. "</text:p>
      <text:p text:style-name="P4">
News Source: <text:a xlink:type="simple" xlink:href="https://armyinform.com.ua/2023/05/30/naczystska-filosofiya-nenavysti-do-rosiyan-poyednuye-kyyivskyj-rezhym-ta-jogo-amerykanskyh-patroniv-dezinformacziya-roszmi/" text:style-name="Internet_20_link" text:visited-style-name="Visited_20_Internet_20_Link">
https://armyinform.com.ua/2023/05/30/naczystska-filosofiya-nenavysti-do-rosiyan-poyednuye-kyyivskyj-rezhym-ta-jogo-amerykanskyh-patroniv-dezinformacziya-roszmi/</text:a>
</text:p>
      <!--NEWS-->
      <text:h text:style-name="P10" text:outline-level="1">
<text:span text:style-name="T4">
In Donetsk, the military composition of the invaders flew into the air</text:span>
</text:h>
      <text:p text:style-name="P4">
Author: ['АРМІЯINFORM']</text:p>
      <text:p text:style-name="P4">
Time: 2023-05-30T34:00:00-04:00</text:p>
      <text:p text:style-name="P4">
Description: About the sovereign of the Podkordonna Service Servic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ІЙНА', 'ВТОРГНЕННЯ РФ', 'ДЕРЖПРИКОРДОНСЛУЖБА']</text:p>
      <text:p text:style-name="P4">
Category: News</text:p>
      <!--METADATA-->
      <text:p text:style-name="P4">
About it <text:a xlink:type="simple" xlink:href="https://dpsu.gov.ua/ua/news/%20VIDEO%20-Na-Donechchini-rosiyskiy-viyskoviy-sklad-zletiv-u-povitrya/" text:style-name="Internet_20_link" text:visited-style-name="Visited_20_Internet_20_Link">
reports</text:a>
State Border Service of Ukraine.</text:p>
      <text:p text:style-name="P4">
During the monitoring of the territory of Donetsk region, where the invaders are located, the Air Intelligence of the State Border Service revealed the activity of enemy equipment, main loads.</text:p>
      <text:p text:style-name="P4">
As it turned out, in the forest zone in the Lyman direction enemy warehouse warehouse. Apparently, he hoped that under the dense crowns of trees he would go unnoticed.</text:p>
      <text:p text:style-name="P4">
The border guards with the help of drone adjusted the work of the Armed Forces of the Armed Forces, which worked out the forest logistics center of the invaders. Judging by the detonation, which our aerial reconnaissance was filmed, the racists in this direction is a renewed question: "GDE Belppas?".</text:p>
      <text:p text:style-name="P4">
News Source: <text:a xlink:type="simple" xlink:href="https://armyinform.com.ua/2023/05/30/na-donechchyni-vijskovyj-sklad-okupantiv-zletiv-u-povitrya/" text:style-name="Internet_20_link" text:visited-style-name="Visited_20_Internet_20_Link">
https://armyinform.com.ua/2023/05/30/na-donechchyni-vijskovyj-sklad-okupantiv-zletiv-u-povitrya/</text:a>
</text:p>
      <!--NEWS-->
      <text:h text:style-name="P10" text:outline-level="1">
<text:span text:style-name="T4">
The State Border Service does not restrict traveling abroad of young men under 18 years of age</text:span>
</text:h>
      <text:p text:style-name="P4">
Author: ['АРМІЯINFORM']</text:p>
      <text:p text:style-name="P4">
Time: 2023-05-30T35:00:00-04:00</text:p>
      <text:p text:style-name="P4">
Description: The sovereign of the Prordonna service of Ukraine on his own company Storinzi at Facebook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50477309_1282772349334419_8775703318244584799_n.jpg" text:style-name="Internet_20_link" text:visited-style-name="Visited_20_Internet_20_Link">
350477309_1282772349334419_8775703318244584799_n.jpg</text:a>
']</text:p>
      <text:p text:style-name="P4">
Tags: ['STOPRUSSIA', 'ДПСУ', 'ПЕРЕТИН КОРДОНУ', 'ПРАВИЛА ПЕРЕТИНАННЯ ДЕРЖАВНОГО КОРДОНУ']</text:p>
      <text:p text:style-name="P4">
Category: News</text:p>
      <!--METADATA-->
      <text:p text:style-name="P4">
<draw:frame draw:style-name="fr1" draw:name="Image284" text:anchor-type="as-char" svg:width="6.9236in" svg:height="5.53888in" draw:z-index="0">
<draw:image xlink:href="../Images/AРМІЯINFORM/2023-05-30T35-00-00-04-00/350477309_1282772349334419_8775703318244584799_n.jpg" xlink:type="simple" xlink:show="embed" xlink:actuate="onLoad" draw:mime-type="image/jpeg"/>
</draw:frame>
The State Border Service of Ukraine on its official Facebook page <text:a xlink:type="simple" xlink:href="https://www.facebook.com/DPSUkraine/posts/pfbid0FsvHa5EWeXVyS2td7dA1grHaSXEHi8SFpshKzdVcV9DqNLPDJWX4k6tzaNm3gMsSl" text:style-name="Internet_20_link" text:visited-style-name="Visited_20_Internet_20_Link">
clarification</text:a>
About the emergence of reports on the prohibition of the departure of the Ukraine to 17-year-old boys.</text:p>
      <text:p text:style-name="P4">
“After the introduction of martial law in Ukraine, the departure of Ukrainian citizens aged 18 to 60 is limited to the citizens(In addition to certain exceptions). На17-річних юнаків ці обмеження не розповсюджуються, — йдеться у повідомленні. —Державна прикордонна служба України забезпечує оформлення громадян надержавному кордоні, відповідно до норм законодавства та Правил перетинаннядержавного кордону громадянами України, що затверджені Постановою КабінетуМіністрів України від 27.01.1995 <text:a xlink:type="simple" xlink:href="https://zakon.rada.gov.ua/laws/show/57-95-%D0%BF#Text" text:style-name="Internet_20_link" text:visited-style-name="Visited_20_Internet_20_Link">
№57</text:a>
”.</text:p>
      <text:p text:style-name="P4">
The SPSU also noted that according to Art. 313 of the Civil Code of Ukraine, a natural person who has reached the age of 16, has the right to free independent exit of Ukraine.</text:p>
      <text:p text:style-name="P4">
Only trust official sources of information!- the border guards call.</text:p>
      <text:p text:style-name="P4">
News Source: <text:a xlink:type="simple" xlink:href="https://armyinform.com.ua/2023/05/30/derzhprykordonsluzhba-ne-obmezhuye-vyyizd-za-kordon-yunakiv-do-18-rokiv-2/" text:style-name="Internet_20_link" text:visited-style-name="Visited_20_Internet_20_Link">
https://armyinform.com.ua/2023/05/30/derzhprykordonsluzhba-ne-obmezhuye-vyyizd-za-kordon-yunakiv-do-18-rokiv-2/</text:a>
</text:p>
      <!--NEWS-->
      <text:h text:style-name="P10" text:outline-level="1">
<text:span text:style-name="T4">
How to act if a loved one was captured</text:span>
</text:h>
      <text:p text:style-name="P4">
Author: ['АРМІЯINFORM']</text:p>
      <text:p text:style-name="P4">
Time: 2023-05-30T36:00:00-04:00</text:p>
      <text:p text:style-name="P4">
Description: About CED DOIMLAY MINRINTEGRATIGE. National Foreign Affairs of the Bureau (NIB) at ... War with Ukraine 2022, War with Ukraine Latest News Today, News War with Ukraine 2022 Last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2/05/fejk-poloneni-1.jpg" text:style-name="Internet_20_link" text:visited-style-name="Visited_20_Internet_20_Link">
fejk-poloneni-1.jpg</text:a>
']</text:p>
      <text:p text:style-name="P4">
Tags: ['STOPRUSSIA', 'АГРЕСІЯ РФ', 'ВІЙНА', 'ВІЙСЬКОВОПОЛОНЕНІ', 'ВТОРГНЕННЯ РФ', 'ПОЛОН']</text:p>
      <text:p text:style-name="P4">
Category: News</text:p>
      <!--METADATA-->
      <text:p text:style-name="P4">
<draw:frame draw:style-name="fr1" draw:name="Image285" text:anchor-type="as-char" svg:width="6.9236in" svg:height="3.894525in" draw:z-index="0">
<draw:image xlink:href="../Images/AРМІЯINFORM/2023-05-30T36-00-00-04-00/fejk-poloneni-1.jpg" xlink:type="simple" xlink:show="embed" xlink:actuate="onLoad" draw:mime-type="image/jpeg"/>
</draw:frame>
Illustrative photo</text:p>
      <text:p text:style-name="P4">
About it <text:a xlink:type="simple" xlink:href="https://minre.gov.ua/2023/05/29/yak-diyaty-yakshho-blyzka-lyudyna-potrapyla-v-polon/" text:style-name="Internet_20_link" text:visited-style-name="Visited_20_Internet_20_Link">
reports</text:a>
Ministry of Reintegration.</text:p>
      <text:p text:style-name="P4">
National Information Bureau(NIB)In the Ministry of Reintegration, it resembles an algorithm of action if you learned about getting a loved one in a hostile captivity.</text:p>
      <text:p text:style-name="P4">
First of all, you should try to gather as much information as possible about the circumstances of capturing a person. Including from its brothers, their native or social networks.</text:p>
      <text:p text:style-name="P4">
<text:span text:style-name="T4">
 You should immediately record the data obtained that should be reported exclusively by reference public authorities. In particular, to: </text:span>
</text:p>
      <ul>
        <li>
Branch of the National Police, submitting the relevant application; * Nib on a 24-hour hotline at 16-48(For calls from abroad +38(044)287-81-65)Abo through chat bots in <text:a xlink:type="simple" xlink:href="https://t.me/nib_uncp_bot" text:style-name="Internet_20_link" text:visited-style-name="Visited_20_Internet_20_Link">
Telegram</text:a>
or <text:a xlink:type="simple" xlink:href="https://chats.viber.com/nib_uncp_bot" text:style-name="Internet_20_link" text:visited-style-name="Visited_20_Internet_20_Link">
viber</text:a>
; * Coordination headquarters on the management of prisoners of war: 0 800 300 529; * The Joint Center for Searching for and Release of Prisoners operating at the Security Service of Ukraine by phone:(067)650-83-32 and(098)087-36-01.</li>
      </ul>
      <text:p text:style-name="P4">
However, there are situations where confirmation of a person's stay in Poloninm, but it is no longer communicated.</text:p>
      <text:p text:style-name="P4">
In this case, you can also contact the National Information Bureau. Or call the Ombudsman's hotline, missing out in special circumstances, at: <text:span text:style-name="T4">
 0 800 339 247 </text:span>
. In the original you can send messages to <text:span text:style-name="T4">
 Viber and Telegram to the number:(095)896-04-21.</text:span>
</text:p>
      <text:p text:style-name="P4">
News Source: <text:a xlink:type="simple" xlink:href="https://armyinform.com.ua/2023/05/30/yak-diyaty-yakshho-blyzka-lyudyna-potrapyla-v-polon/" text:style-name="Internet_20_link" text:visited-style-name="Visited_20_Internet_20_Link">
https://armyinform.com.ua/2023/05/30/yak-diyaty-yakshho-blyzka-lyudyna-potrapyla-v-polon/</text:a>
</text:p>
      <!--NEWS-->
      <text:h text:style-name="P10" text:outline-level="1">
<text:span text:style-name="T4">
YouTube has blocked an account of the Russian Information Internet Agency URA.RU</text:span>
</text:h>
      <text:p text:style-name="P4">
Author: ['АРМІЯINFORM']</text:p>
      <text:p text:style-name="P4">
Time: 2023-05-30T37:00:00-04:00</text:p>
      <text:p text:style-name="P4">
Description: About the work of the General Service of the Clane Rosewoods of Ukraine on its own company Storinzi a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30_360_1559542057-408.jpg" text:style-name="Internet_20_link" text:visited-style-name="Visited_20_Internet_20_Link">
630_360_1559542057-408.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286" text:anchor-type="as-char" svg:width="6.9236in" svg:height="3.956343in" draw:z-index="0">
<draw:image xlink:href="../Images/AРМІЯINFORM/2023-05-30T37-00-00-04-00/630_360_1559542057-408.jpg" xlink:type="simple" xlink:show="embed" xlink:actuate="onLoad" draw:mime-type="image/jpeg"/>
</draw:frame>
About it <text:a xlink:type="simple" xlink:href="https://www.facebook.com/SZRUkraine/posts/pfbid02JZKkQ1gYSrXyoLj4yrt3YwHuaMik6pJjKaZo3iUYXA8eL9pryCSwzRhyq5gYrhdKl" text:style-name="Internet_20_link" text:visited-style-name="Visited_20_Internet_20_Link">
reports</text:a>
Ukraine's external intelligence service on its official Facebook page.</text:p>
      <text:p text:style-name="P4">
In some regions of Russia, chicken carcasses and fillets have emerged due to the reduction of their production in the Belgorod region, which was a leading manufacturer of NAPF poultry.</text:p>
      <text:p text:style-name="P4">
The Ministry of Defense of the Russian Federation has stated that it would not be released from military service by persons who will diabetes and cardiovascular disease. The Deputy Head of the Military Medicine Management of the Ministry of Defense of the Russian Federation Seryhoventsev also asserted that more than 90 % of Russian servicemen who received injury during a "special operation" against Ukraine are returned to military service after prosthetics.</text:p>
      <text:p text:style-name="P4">
In the Rostov region, 39 armed Russian invaders are looking for, who left the position and fled to the territory of Russia. All the soldiers served in the Storm Z detachment and were former prisoners.</text:p>
      <text:p text:style-name="P4">
The KGB invited information about Belarusians from Belarusian banks that have been drilled since 2021 through PayPal and BUY ME A COFFEE. Each donor is waiting for an individual conversation in the KGB.</text:p>
      <text:p text:style-name="P4">
The Master of Sociology, a researcher of the department of social theory and methodology of the Institute of Sociology of NAS of Belarus Andriyabahanov was detained in Minsk. In 2020, he was one of the scientists who signed the open sheets of mass dismissals of the staff of the Institutes of the Academy of Sciences of Belarus in the event in events against falsification of the election of President of Belarus.</text:p>
      <text:p text:style-name="P4">
News Source: <text:a xlink:type="simple" xlink:href="https://armyinform.com.ua/2023/05/30/youtube-zablokuvav-oblikovyj-zapys-rosijskogo-informaczijnogo-internet-agentstva-ura-ru/" text:style-name="Internet_20_link" text:visited-style-name="Visited_20_Internet_20_Link">
https://armyinform.com.ua/2023/05/30/youtube-zablokuvav-oblikovyj-zapys-rosijskogo-informaczijnogo-internet-agentstva-ura-ru/</text:a>
</text:p>
      <!--NEWS-->
      <text:h text:style-name="P10" text:outline-level="1">
<text:span text:style-name="T4">
The enemy has struck 62 aircraft blows and made 54 shelling of rocket launchers</text:span>
</text:h>
      <text:p text:style-name="P4">
Author: ['АРМІЯINFORM']</text:p>
      <text:p text:style-name="P4">
Time: 2023-05-30T38:00:00-04:00</text:p>
      <text:p text:style-name="P4">
Description: About the General Headquarters of the Zbroyni forces of Ukraine, the general headquarters at his wound.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obstil.jpeg" text:style-name="Internet_20_link" text:visited-style-name="Visited_20_Internet_20_Link">
obstil.jpeg</text:a>
']</text:p>
      <text:p text:style-name="P4">
Tags: ['STOPRUSSIA', 'АГРЕСІЯ РФ', 'ВІЙНА', 'ВТОРГНЕННЯ РФ', 'ГЕНЕРАЛЬНИЙ ШТАБ ЗС УКРАЇНИ', 'РАНКОВЕ ЗВЕДЕННЯ']</text:p>
      <text:p text:style-name="P4">
Category: News</text:p>
      <!--METADATA-->
      <text:p text:style-name="P4">
<draw:frame draw:style-name="fr1" draw:name="Image287" text:anchor-type="as-char" svg:width="6.9236in" svg:height="4.32725in" draw:z-index="0">
<draw:image xlink:href="../Images/AРМІЯINFORM/2023-05-30T38-00-00-04-00/obstil.jpeg" xlink:type="simple" xlink:show="embed" xlink:actuate="onLoad" draw:mime-type="image/jpeg"/>
</draw:frame>
<text:span text:style-name="T4">
 🔥 Situation on Russian invasion </text:span>
</text:p>
      <text:p text:style-name="P4">
About it <text:a xlink:type="simple" xlink:href="https://www.facebook.com/GeneralStaff.ua/posts/pfbid032pyvQwNFFrHGJttvcosd1aj3Sddo32GbvjeVgeg6LeP4nfzNuF57KAhLjJ9ueQ3bl" text:style-name="Internet_20_link" text:visited-style-name="Visited_20_Internet_20_Link">
reports</text:a>
The General Staff of the Armed Forces of Ukraine in its morning summary.</text:p>
      <text:p text:style-name="P4">
Over the past day, the enemy has struck 62 aircraft strikes and made 54 tunes from rocket launchers. Unfortunately, there are victims of the middle population, damaged private dwellings, other.</text:p>
      <text:p text:style-name="P4">
Information on the consequences of a night attack is currently clarified.</text:p>
      <text:p text:style-name="P4">
The General Staff of the Armed Forces warns that the likelihood of rocket and aviation strikes throughout Ukraine remains high.</text:p>
      <text:p text:style-name="P4">
News Source: <text:a xlink:type="simple" xlink:href="https://armyinform.com.ua/2023/05/30/syly-oborony-znyshhyly-36-iz-40-krylatyh-raket-h-101-h-555-ta-30-iz-38-udarnyh-bpla-shahed/" text:style-name="Internet_20_link" text:visited-style-name="Visited_20_Internet_20_Link">
https://armyinform.com.ua/2023/05/30/syly-oborony-znyshhyly-36-iz-40-krylatyh-raket-h-101-h-555-ta-30-iz-38-udarnyh-bpla-shahed/</text:a>
</text:p>
      <!--NEWS-->
      <text:h text:style-name="P10" text:outline-level="1">
<text:span text:style-name="T4">
The enemy tried to attack only in Kupyansk and Marinsk, unsuccessfully -</text:span>
</text:h>
      <text:p text:style-name="P4">
Author: ['АРМІЯINFORM']</text:p>
      <text:p text:style-name="P4">
Time: 2023-05-30T39:00:00-04:00</text:p>
      <text:p text:style-name="P4">
Description: The enemy is the sinking of Zoedzhuvati basic Zuill at the pursuing of Luhanskoe's pursuing ... War with Ukraine 2022, the war with Ukraine is the latest news today, the News War with Ukraine 2022 is the last for today, whether there will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50517553_203797672574511_2965737970376042437_n.jpg" text:style-name="Internet_20_link" text:visited-style-name="Visited_20_Internet_20_Link">
350517553_203797672574511_2965737970376042437_n.jpg</text:a>
']</text:p>
      <text:p text:style-name="P4">
Tags: ['АГРЕСІЯ РФ', 'ВІЙНА', 'ВТОРГНЕННЯ РФ', 'ГЕНЕРАЛЬНИЙ ШТАБ ЗС УКРАЇНИ', 'ОПЕРАТИВНА СИТУАЦІЯ', 'РАНКОВЕ ЗВЕДЕННЯ']</text:p>
      <text:p text:style-name="P4">
Category: News</text:p>
      <!--METADATA-->
      <text:p text:style-name="P4">
<draw:frame draw:style-name="fr1" draw:name="Image288" text:anchor-type="as-char" svg:width="6.9236in" svg:height="5.466in" draw:z-index="0">
<draw:image xlink:href="../Images/AРМІЯINFORM/2023-05-30T39-00-00-04-00/350517553_203797672574511_2965737970376042437_n.jpg" xlink:type="simple" xlink:show="embed" xlink:actuate="onLoad" draw:mime-type="image/jpeg"/>
</draw:frame>
<text:span text:style-name="T4">
 🔥 Situation on Russian invasion </text:span>
</text:p>
      <text:p text:style-name="P4">
The enemy continues to concentrate the basic efforts on attempts from full occupation of the Luhansk and Donetsk regions. During the last day, the defense units have reflected 27 enemy attacks.</text:p>
      <text:p text:style-name="P4">
About this <text:a xlink:type="simple" xlink:href="https://www.facebook.com/GeneralStaff.ua/posts/pfbid032pyvQwNFFrHGJttvcosd1aj3Sddo32GbvjeVgeg6LeP4nfzNuF57KAhLjJ9ueQ3bl" text:style-name="Internet_20_link" text:visited-style-name="Visited_20_Internet_20_Link">
it is referred</text:a>
In the morning, the General Staff of the Armed Forces of Ukraine posted a official Facebook page.</text:p>
      <text:p text:style-name="P4">
In the <text:span text:style-name="T4">
 Volyn and Polissya directions </text:span>
 Operational situation remains a table, no signs of formation of offensive groups have been detected.</text:p>
      <text:p text:style-name="P4">
In the <text:span text:style-name="T4">
 Siversky and Slobozhansky directions </text:span>
 the enemy continues to retain the military presence in border areas with Ukraine. During the past, the Iviation Stroke in the Milov Kharkiv Region. Made mortar shells of settlements Mid-Buda, Pavlovka, Katerynivka, Shevchenko, Velika Pisarivka of Sumy region, as well as Uda, Sagittar , Varvarivka, Budarki, Zemlyanka, Chugunivka Nakarkivshchyna.</text:p>
      <text:p text:style-name="P4">
In the <text:span text:style-name="T4">
 Kupyansk direction </text:span>
 the enemy during the last day conducted unsuccessful continuing actions in the area of Masyutivka, starch Kharkiv region Tanovoselivske and Stelmakhivka - Lugansk. He struck an aviation strike in rafters. Artillery and mortar shelling of the enemy, Kamianka, Krasne First, Novomlinsk, two -year, Western, Masyutivka, Petropavlivka, Kucherivka, Kislivka, Glushkivka, Berestovo and Boguslavkivkivka region.</text:p>
      <text:p text:style-name="P4">
On the <text:span text:style-name="T4">
 Liman direction </text:span>
 during the last day the enemy was active. Struck a rocket strike in the area of estuary and aviation strikes of the Luhansk region Bigorivka; Siversk and controversial of Donetsk region. The artillery shelling was suffered by Nevskoye, Dibrova, Bigorivka of Lugansk region and controversial Donetsk region.</text:p>
      <text:p text:style-name="P4">
In the <text:span text:style-name="T4">
 Bakhmut direction </text:span>
 during the day, the enemy of offensive actions was not. He struck an aviation strike in the Toretsk district of Donetsk region. Vasyukivka, Kramatorsk, Tikhonivka, Orikhovo-Vasylivka, Bakhmut, Yar, Ivanivske, Predict, White Mountain, Iron Tanya York of Donetsk region were injured.</text:p>
      <text:p text:style-name="P4">
On the <text:span text:style-name="T4">
 Avdeevsky direction </text:span>
 the opponent of offensive actions was not performed.In the <text:span text:style-name="T4">
 Marinsky direction </text:span>
 our defenders repelled 12 enemy attacks in the city of Marinka. The enemy struck in the area of St. George. The same time, the enemy shelling was suffered by Marinka and St. George's Donetsk region.</text:p>
      <text:p text:style-name="P4">
In the <text:span text:style-name="T4">
 Shakhtar direction </text:span>
 the enemy struck in the areas of the man and the precursors. He fired at the settlements of Paraskovka, Novomikhailivka, Khaledar, Novoukrainka, Prychistivka and Shakhtarske.</text:p>
      <text:p text:style-name="P4">
At <text:span text:style-name="T4">
 Zaporizhzhya and Kherson </text:span>
 the enemy continues the Valiorone actions. He struck aviation in the areas of Guliaypole and had a Tokmachkaza region. Fired at the settlements of Uremivka, Zelenopole, Novopol of Donetsk region; Olgivske, Gulyaypole, Mala Tokmachka, Novodanilovka, Orikhiv, Novoandriivka and Stepnogrisk, Zaporizhzhya region; Kachkarkarivka, Milovo, Cossack, Burguna, Lviv, Ivanivka, Antonovka, Komyshana, Dnipro, Kizomis.</text:p>
      <text:p text:style-name="P4">
News Source: <text:a xlink:type="simple" xlink:href="https://armyinform.com.ua/2023/05/30/na-kupyanskomu-napryamku-protyvnyk-bezuspishno-namagavsya-nastupaty-na-bahmutskomu-ta-avdiyivskomu-nastupalnyh-dij-ne-provodyv-na-zaporizkomu-ta/" text:style-name="Internet_20_link" text:visited-style-name="Visited_20_Internet_20_Link">
https://armyinform.com.ua/2023/05/30/na-kupyanskomu-napryamku-protyvnyk-bezuspishno-namagavsya-nastupaty-na-bahmutskomu-ta-avdiyivskomu-nastupalnyh-dij-ne-provodyv-na-zaporizkomu-ta/</text:a>
</text:p>
      <!--NEWS-->
      <text:h text:style-name="P10" text:outline-level="1">
<text:span text:style-name="T4">
The occupiers make raids on the houses and apartments of the occupied Skadovsky district</text:span>
</text:h>
      <text:p text:style-name="P4">
Author: ['АРМІЯINFORM']</text:p>
      <text:p text:style-name="P4">
Time: 2023-05-30T40:00:00-04:00</text:p>
      <text:p text:style-name="P4">
Description: About the General Staff of the ZSU, the General’s headquarters at the own OFITSIYYSIISHENTSI at Facebook. Enemy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rejdy-okupantiv.jpg" text:style-name="Internet_20_link" text:visited-style-name="Visited_20_Internet_20_Link">
rejdy-okupantiv.jpg</text:a>
']</text:p>
      <text:p text:style-name="P4">
Tags: ['STOPRUSSIA', 'АГРЕСІЯ РФ', 'ГЕНЕРАЛЬНИЙ ШТАБ ЗС УКРАЇНИ', 'РАНКОВЕ ЗВЕДЕННЯ', 'РОСІЙСЬКІ ОКУПАНТИ']</text:p>
      <text:p text:style-name="P4">
Category: News</text:p>
      <!--METADATA-->
      <text:p text:style-name="P4">
<draw:frame draw:style-name="fr1" draw:name="Image289" text:anchor-type="as-char" svg:width="6.9236in" svg:height="4.193811in" draw:z-index="0">
<draw:image xlink:href="../Images/AРМІЯINFORM/2023-05-30T40-00-00-04-00/rejdy-okupantiv.jpg" xlink:type="simple" xlink:show="embed" xlink:actuate="onLoad" draw:mime-type="image/jpeg"/>
</draw:frame>
About it <text:a xlink:type="simple" xlink:href="https://www.facebook.com/GeneralStaff.ua/posts/pfbid032pyvQwNFFrHGJttvcosd1aj3Sddo32GbvjeVgeg6LeP4nfzNuF57KAhLjJ9ueQ3bl" text:style-name="Internet_20_link" text:visited-style-name="Visited_20_Internet_20_Link">
reports</text:a>
The General Staff of the Armed Forces on its official Facebook page.</text:p>
      <text:p text:style-name="P4">
The enemy intensified counterintelligence measures in the temporarily captured Skadovsky district of Kherson region. The invaders carry out mass raids of lots and apartments of local residents.</text:p>
      <text:p text:style-name="P4">
Check personal documents and mobile devices. In this way, they occupy to intimidate the local population and to identify those who help Syloborons of Ukraine.</text:p>
      <text:p text:style-name="P4">
News Source: <text:a xlink:type="simple" xlink:href="https://armyinform.com.ua/2023/05/30/okupanty-zdijsnyuyut-rejdy-po-budynkah-ta-kvartyrah-meshkancziv-okupovanogo-skadovskogo-rajonu/" text:style-name="Internet_20_link" text:visited-style-name="Visited_20_Internet_20_Link">
https://armyinform.com.ua/2023/05/30/okupanty-zdijsnyuyut-rejdy-po-budynkah-ta-kvartyrah-meshkancziv-okupovanogo-skadovskogo-rajonu/</text:a>
</text:p>
      <!--NEWS-->
      <text:h text:style-name="P10" text:outline-level="1">
<text:span text:style-name="T4">
The Netherlands will support Ukraine in every possible way-from strengthening air defense systems to the early start of training F-16 pilots</text:span>
</text:h>
      <text:p text:style-name="P4">
Author: ['АРМІЯINFORM']</text:p>
      <text:p text:style-name="P4">
Time: 2023-05-30T41:00:00-04:00</text:p>
      <text:p text:style-name="P4">
Description: About Tse Pre’re-Minigra Nirdlande Mark Rutte, by writing in his Twitter. “Kyiv Snoba has become ... War with Ukraine 2022, the war with Ukraine is the latest news today, the war with Ukraine 2022 is the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5/mark-ryutte.jpg" text:style-name="Internet_20_link" text:visited-style-name="Visited_20_Internet_20_Link">
mark-ryutte.jpg</text:a>
']</text:p>
      <text:p text:style-name="P4">
Tags: ['STOPRUSSIA', 'ВТОРГНЕННЯ РФ', 'ДОПОМОГА УКРАЇНІ', 'МАРК РЮТТЕ']</text:p>
      <text:p text:style-name="P4">
Category: News</text:p>
      <!--METADATA-->
      <text:p text:style-name="P4">
<draw:frame draw:style-name="fr1" draw:name="Image290" text:anchor-type="as-char" svg:width="6.9236in" svg:height="3.894525in" draw:z-index="0">
<draw:image xlink:href="../Images/AРМІЯINFORM/2023-05-30T41-00-00-04-00/mark-ryutte.jpg" xlink:type="simple" xlink:show="embed" xlink:actuate="onLoad" draw:mime-type="image/jpeg"/>
</draw:frame>
The Prime Minister of the Netherlands Mark Rutte wrote about this in his <text:a xlink:type="simple" xlink:href="https://twitter.com/MinPres/status/1663251995350663168" text:style-name="Internet_20_link" text:visited-style-name="Visited_20_Internet_20_Link">
Twitter</text:a>
.</text:p>
      <text:p text:style-name="P4">
«Київ знову став об’єктом варварських авіаударів, на щастя, з обмеженимефектом завдяки ЗРК Patriot. Я щойно говорив з Зеленським і підтвердив, щоНідерланди готові всіляко підтримувати Україну; від посилення системпротиповітряної оборони до якнайшвидшого початку навчання пілотів F-16.Допомагати Україні захищатися — це не вибір, це потрібно робити. Нідерландибудуть продовжувати підтримувати Україну стільки, скільки буде потрібно.Допомога Україні також буде ключовим пунктом порядку денного самітуЄвропейського політичного співтовариства в Кишиневі наступного четверга», —йдеться у повідомленні.</text:p>
      <text:p text:style-name="P4">
News Source: <text:a xlink:type="simple" xlink:href="https://armyinform.com.ua/2023/05/30/niderlandy-gotovi-vsilyako-pidtrymuvaty-ukrayinu-vid-posylennya-system-ppo-do-yaknajshvydshogo-pochatku-navchannya-pilotiv-f-16/" text:style-name="Internet_20_link" text:visited-style-name="Visited_20_Internet_20_Link">
https://armyinform.com.ua/2023/05/30/niderlandy-gotovi-vsilyako-pidtrymuvaty-ukrayinu-vid-posylennya-system-ppo-do-yaknajshvydshogo-pochatku-navchannya-pilotiv-f-16/</text:a>
</text:p>
      <!--NEWS-->
      <text:h text:style-name="P10" text:outline-level="1">
<text:span text:style-name="T4">
Defense forces struck the enemy's concentration areas, destroyed the composition with ammunition and its air defense means</text:span>
</text:h>
      <text:p text:style-name="P4">
Author: ['АРМІЯINFORM']</text:p>
      <text:p text:style-name="P4">
Time: 2023-05-30T42:00:00-04:00</text:p>
      <text:p text:style-name="P4">
Description: Our AvIACIA for DOB was headed by 15 strokes in the areas of Zseridzhennya of a special warehouse that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АГРЕСІЯ РФ', 'ВІЙНА', 'ВТОРГНЕННЯ РФ', 'ГЕНЕРАЛЬНИЙ ШТАБ ЗС УКРАЇНИ', 'РАНКОВЕ ЗВЕДЕННЯ']</text:p>
      <text:p text:style-name="P4">
Category: News</text:p>
      <!--METADATA-->
      <text:p text:style-name="P4">
<draw:frame draw:style-name="fr1" draw:name="Image291" text:anchor-type="as-char" svg:width="6.9236in" svg:height="3.894525in" draw:z-index="0">
<draw:image xlink:href="../Images/AРМІЯINFORM/2023-05-30T42-00-00-04-00/aviacziya-syl-oborony-ukrayiny.jpg" xlink:type="simple" xlink:show="embed" xlink:actuate="onLoad" draw:mime-type="image/jpeg"/>
</draw:frame>
Illustrative Photo <text:span text:style-name="T4">
 🔥 The Situation of Russian Completion </text:span>
</text:p>
      <text:p text:style-name="P4">
Our aviation per day made 15 beats in the areas of concentration of personnel and military equipment of the enemy. Also, the last day destroyed 4 -year reconnaissance UAVs of different types.</text:p>
      <text:p text:style-name="P4">
About it reports the General Staff of the Armed Forces of Ukraine.</text:p>
      <text:p text:style-name="P4">
The missile troops and artillery units were struck by three areas of concentration and military equipment, ammunition composition, three air defense products and three more important goals of the enemy.</text:p>
      <text:p text:style-name="P4">
News Source: <text:a xlink:type="simple" xlink:href="https://armyinform.com.ua/2023/05/30/syly-oborony-urazyly-rajony-zoseredzhennya-protyvnyka-znyshheno-sklad-z-boyeprypasamy-ta-jogo-zasoby-ppo/" text:style-name="Internet_20_link" text:visited-style-name="Visited_20_Internet_20_Link">
https://armyinform.com.ua/2023/05/30/syly-oborony-urazyly-rajony-zoseredzhennya-protyvnyka-znyshheno-sklad-z-boyeprypasamy-ta-jogo-zasoby-ppo/</text:a>
</text:p>
      <!--NEWS-->
      <text:h text:style-name="P10" text:outline-level="1">
<text:span text:style-name="T4">
Defense forces per day eliminated more than 400 invaders, destroyed the tank and 10 artistem</text:span>
</text:h>
      <text:p text:style-name="P4">
Author: ['АРМІЯINFORM']</text:p>
      <text:p text:style-name="P4">
Time: 2023-05-30T43:00:00-04:00</text:p>
      <text:p text:style-name="P4">
Description: Zagalni Boyov, Find the enemy on 02/24/22 to 05/30/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568bd777-fbd6-49bc-844a-3da07790dec3-scaled.jpg" text:style-name="Internet_20_link" text:visited-style-name="Visited_20_Internet_20_Link">
568bd777-fbd6-49bc-844a-3da07790dec3-scaled.jpg</text:a>
']</text:p>
      <text:p text:style-name="P4">
Tags: ['STOPRUSSIA', 'АГРЕСІЯ РФ', 'ВТОРГНЕННЯ РФ', 'ВТРАТИ ВОРОГА', 'ГШ ЗСУ']</text:p>
      <text:p text:style-name="P4">
Category: News</text:p>
      <!--METADATA-->
      <text:p text:style-name="P4">
<draw:frame draw:style-name="fr1" draw:name="Image292" text:anchor-type="as-char" svg:width="6.9236in" svg:height="6.969757in" draw:z-index="0">
<draw:image xlink:href="../Images/AРМІЯINFORM/2023-05-30T43-00-00-04-00/568bd777-fbd6-49bc-844a-3da07790dec3-scaled.jpg" xlink:type="simple" xlink:show="embed" xlink:actuate="onLoad" draw:mime-type="image/jpeg"/>
</draw:frame>
The total combat loss of the enemy from 24.02.22 to 30.05.23 will be assigned to:</text:p>
      <text:p text:style-name="P4">
<text:span text:style-name="T4">
<text:span text:style-name="T5">
 Personnel - </text:span>
* 207440(+410)persons eliminated</text:span>
<text:span text:style-name="T5">
 tanks - </text:span>
<text:span text:style-name="T5">
 3802(+1)</text:span>
<text:span text:style-name="T4">
 combat armored vehicles - </text:span>
 7469(+2)<text:span text:style-name="T4">
<text:span text:style-name="T5">
 Artillery systems - </text:span>
<text:span text:style-name="T5">
 3445(+10)</text:span>
 </text:span>
 RSZV - <text:span text:style-name="T4">
 575(0)</text:span>
<text:span text:style-name="T5">
 air defense - </text:span>
<text:span text:style-name="T5">
 332(+1)</text:span>
<text:span text:style-name="T4">
 aircraft - </text:span>
 313(0)<text:span text:style-name="T4">
<text:span text:style-name="T5">
 helicopters - </text:span>
* 298(0)</text:span>
<text:span text:style-name="T5">
 UAV Operative Tactical Level-</text:span>
<text:span text:style-name="T5">
 3092(+38)</text:span>
<text:span text:style-name="T4">
 Winged missiles - </text:span>
 1107(+51)<text:span text:style-name="T4">
<text:span text:style-name="T5">
 ships / boats - </text:span>
* 18(0)</text:span>
<text:span text:style-name="T5">
 Automobile equipment and tanks - </text:span>
<text:span text:style-name="T5">
 6219(+12)</text:span>
<text:span text:style-name="T4">
 Special Technique - </text:span>
 454(+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30.05.23.</text:p>
      <text:p text:style-name="P4">
News Source: <text:a xlink:type="simple" xlink:href="https://armyinform.com.ua/2023/05/30/syly-oborony-za-dobu-likviduvaly-ponad-400-okupantiv-znyshhyly-tank-i-10-artsystem/" text:style-name="Internet_20_link" text:visited-style-name="Visited_20_Internet_20_Link">
https://armyinform.com.ua/2023/05/30/syly-oborony-za-dobu-likviduvaly-ponad-400-okupantiv-znyshhyly-tank-i-10-artsystem/</text:a>
</text:p>
      <!--NEWS-->
      <text:h text:style-name="P10" text:outline-level="1">
<text:span text:style-name="T4">
Нічна атака на Київ: сили ППО знищили 29 із 31 дронів Shahed-136/131</text:span>
</text:h>
      <text:p text:style-name="P4">
Author: ['АРМІЯINFORM']</text:p>
      <text:p text:style-name="P4">
Time: 2023-05-30T44:00:00-04:00</text:p>
      <text:p text:style-name="P4">
Description: The NICH has a 30 travelence for the stupid forces of the dousers of the ZSU for the mutual resource of the Upovitryan ... War with Ukraine 2022, the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shahed_136_iranskiy_dron_gettyimages_1244030755_1_1300x820_1_1300x820.jpg" text:style-name="Internet_20_link" text:visited-style-name="Visited_20_Internet_20_Link">
shahed_136_iranskiy_dron_gettyimages_1244030755_1_1300x820_1_1300x820.jpg</text:a>
']</text:p>
      <text:p text:style-name="P4">
Tags: ['АТАКА ДРОНІВ', 'ВІЙНА', 'КОМАНДУВАННЯ ПОВІТРЯНИХ СИЛ ЗС УКРАЇНИ', 'ШАХЕДИ']</text:p>
      <text:p text:style-name="P4">
Category: News</text:p>
      <!--METADATA-->
      <text:p text:style-name="P4">
<draw:frame draw:style-name="fr1" draw:name="Image293" text:anchor-type="as-char" svg:width="6.9236in" svg:height="4.367638in" draw:z-index="0">
<draw:image xlink:href="../Images/AРМІЯINFORM/2023-05-30T44-00-00-04-00/shahed_136_iranskiy_dron_gettyimages_1244030755_1_1300x820_1_1300x820.jpg" xlink:type="simple" xlink:show="embed" xlink:actuate="onLoad" draw:mime-type="image/jpeg"/>
</draw:frame>
On the night of May 30, the Armed Forces forces and means of the Air Force in the interaction of other components of the defense forces of Ukraine destroyed 29 schord-136/131 UAVs of Ukraine.</text:p>
      <text:p text:style-name="P4">
About it <text:a xlink:type="simple" xlink:href="https://t.me/kpszsu/2546" text:style-name="Internet_20_link" text:visited-style-name="Visited_20_Internet_20_Link">
reports</text:a>
The press service of the Armed Forces Command.</text:p>
      <text:p text:style-name="P4">
“On the night of May 30, from 23:30 to 4:30, Russian occupation troops rolled Ukraine with Iranian shock drones Shahd-136/131. 31 drones of Kamikadze have been recorded in the north and south, ”the testimony reads.</text:p>
      <text:p text:style-name="P4">
It is noted that almost all drones are amazed on the approaches to the capital and in Nebikiev.</text:p>
      <text:p text:style-name="P4">
News Source: <text:a xlink:type="simple" xlink:href="https://armyinform.com.ua/2023/05/30/nichna-ataka-na-kyyiv-syly-ppo-znyshhyly-29-iz-31-shahediv/" text:style-name="Internet_20_link" text:visited-style-name="Visited_20_Internet_20_Link">
https://armyinform.com.ua/2023/05/30/nichna-ataka-na-kyyiv-syly-ppo-znyshhyly-29-iz-31-shahediv/</text:a>
</text:p>
      <!--NEWS-->
      <text:h text:style-name="P10" text:outline-level="1">
<text:span text:style-name="T4">
Drones components now without duties and VAT - the Verkhovna Rada approved two laws</text:span>
</text:h>
      <text:p text:style-name="P4">
Author: ['АРМІЯINFORM']</text:p>
      <text:p text:style-name="P4">
Time: 2023-05-30T45:00:00-04:00</text:p>
      <text:p text:style-name="P4">
Description: Держава продовжує підтримувати виробництво БПЛА в Україні. Так, у парламенті підтрим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rones.jpg" text:style-name="Internet_20_link" text:visited-style-name="Visited_20_Internet_20_Link">
drones.jpg</text:a>
']</text:p>
      <text:p text:style-name="P4">
Tags: ['БПЛА', 'МІНЦИФРИ']</text:p>
      <text:p text:style-name="P4">
Category: News</text:p>
      <!--METADATA-->
      <text:p text:style-name="P4">
<draw:frame draw:style-name="fr1" draw:name="Image294" text:anchor-type="as-char" svg:width="6.9236in" svg:height="3.894525in" draw:z-index="0">
<draw:image xlink:href="../Images/AРМІЯINFORM/2023-05-30T45-00-00-04-00/drones.jpg" xlink:type="simple" xlink:show="embed" xlink:actuate="onLoad" draw:mime-type="image/jpeg"/>
</draw:frame>
The state continues to support UAV production in Ukraine. Thus, in parliament, the draft laws, which are abolished at the time of martial law, the payment of VAT of the Tavvizna duties. This applies to accessories for drones - materials, units, equipment units and more.</text:p>
      <text:p text:style-name="P4">
About it <text:a xlink:type="simple" xlink:href="https://www.facebook.com/mintsyfra/posts/pfbid02LucqaBENtbXYoLGt3rCf1GGrWqVidnyVZaxjNedoYthgJXKN3tXbm1Nc1aSfHcZbl" text:style-name="Internet_20_link" text:visited-style-name="Visited_20_Internet_20_Link">
reports</text:a>
Ministry of digital transformation of Ukraine.</text:p>
      <text:p text:style-name="P4">
Adopted laws are aimed at creating conditions for the production of unmanned systems, namely:</text:p>
      <ul>
        <li>
№ <text:a xlink:type="simple" xlink:href="https://itd.rada.gov.ua/billInfo/Bills/Card/41887" text:style-name="Internet_20_link" text:visited-style-name="Visited_20_Internet_20_Link">
9275</text:a>
dated 05.05.2023 Project of the Law on Amendments to Section 2 of Section XX "Transitional Provisions" of the Tax Code of Ukraine on exemption from taxation of added value of transactions for the import of goods for the needs of production and/or repair of unmanned systems. * № <text:a xlink:type="simple" xlink:href="https://itd.rada.gov.ua/billInfo/Bills/Card/41888" text:style-name="Internet_20_link" text:visited-style-name="Visited_20_Internet_20_Link">
9276</text:a>
dated 05.05.2023 Project of the Law on Amendments to Section XXI "Final and Transitional Provisions" of the Customs Code of Ukraine on the exemption from the taxation of import duty of goods for the needs of production and/or repair of unmanned systems.</li>
      </ul>
      <text:p text:style-name="P4">
Recall: earlier the government <text:a xlink:type="simple" xlink:href="https://armyinform.com.ua/2023/02/14/fast-track-dlya-droniv-uryad-pryjnyav-postanovu-yaka-pryshvydshyt-vvezennya-v-ukrayinu-vijskovyh-tovariv/" text:style-name="Internet_20_link" text:visited-style-name="Visited_20_Internet_20_Link">
created</text:a>
Fast Track for UAVs and components that allows you to introduce military goods to Ukraine faster.</text:p>
      <text:p text:style-name="P4">
“The drones enhance our military and give the technological advantage of Nafrorot. Therefore, the Ministor continues to work systematically on the development of defense technologies, ”the message reads.</text:p>
      <text:p text:style-name="P4">
News Source: <text:a xlink:type="simple" xlink:href="https://armyinform.com.ua/2023/05/30/komplektuyuchi-dlya-droniv-teper-bez-myta-ta-pdv-verhovna-rada-uhvalyla-dva-zakonoproyekty/" text:style-name="Internet_20_link" text:visited-style-name="Visited_20_Internet_20_Link">
https://armyinform.com.ua/2023/05/30/komplektuyuchi-dlya-droniv-teper-bez-myta-ta-pdv-verhovna-rada-uhvalyla-dva-zakonoproyekty/</text:a>
</text:p>
      <!--NEWS-->
      <text:h text:style-name="P10" text:outline-level="1">
<text:span text:style-name="T4">
In Ukraine a moment of silence</text:span>
</text:h>
      <text:p text:style-name="P4">
Author: ['АРМІЯINFORM']</text:p>
      <text:p text:style-name="P4">
Time: 2023-05-30T46: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95" text:anchor-type="as-char" svg:width="6.9236in" svg:height="3.895992in" draw:z-index="0">
<draw:image xlink:href="../Images/AРМІЯINFORM/2023-05-30T46-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30/v-ukrayini-hvylyna-movchannya/" text:style-name="Internet_20_link" text:visited-style-name="Visited_20_Internet_20_Link">
https://armyinform.com.ua/2023/05/30/v-ukrayini-hvylyna-movchannya/</text:a>
</text:p>
      <!--NEWS-->
      <text:h text:style-name="P10" text:outline-level="1">
<text:span text:style-name="T4">
Ukraine imposes sanctions against Iran for 50 years</text:span>
</text:h>
      <text:p text:style-name="P4">
Author: ['АРМІЯINFORM']</text:p>
      <text:p text:style-name="P4">
Time: 2023-05-30T47:00:00-04:00</text:p>
      <text:p text:style-name="P4">
Description: Verkhovna Rada of Ukraine hardened the rihennya for the sake of National Bezpeki I defendin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e5ff54c04125571f0abf7cefbe42a9ab.jpeg" text:style-name="Internet_20_link" text:visited-style-name="Visited_20_Internet_20_Link">
e5ff54c04125571f0abf7cefbe42a9ab.jpeg</text:a>
']</text:p>
      <text:p text:style-name="P4">
Tags: ['ВРУ', 'САНКЦІЇ ПРОТИ ІРАНУ']</text:p>
      <text:p text:style-name="P4">
Category: News</text:p>
      <!--METADATA-->
      <text:p text:style-name="P4">
<draw:frame draw:style-name="fr1" draw:name="Image296" text:anchor-type="as-char" svg:width="6.9236in" svg:height="4.062086in" draw:z-index="0">
<draw:image xlink:href="../Images/AРМІЯINFORM/2023-05-30T47-00-00-04-00/e5ff54c04125571f0abf7cefbe42a9ab.jpeg" xlink:type="simple" xlink:show="embed" xlink:actuate="onLoad" draw:mime-type="image/jpeg"/>
</draw:frame>
The Verkhovna Rada of Ukraine approved the decision of the National Security Council and Defense for the use of sectoral special economic and other restrictive measures(sanctions)Against the Islamic Republic of Iran.</text:p>
      <text:p text:style-name="P4">
This is stated in the relevant resolution <text:a xlink:type="simple" xlink:href="https://itd.rada.gov.ua/billInfo/Bills/Card/42001" text:style-name="Internet_20_link" text:visited-style-name="Visited_20_Internet_20_Link">
No. 9333,</text:a>
For the adoption of which 328 parliamentarians were drawn.</text:p>
      <text:p text:style-name="P4">
The document provides for a term of 50 years of sanctions against Iran.</text:p>
      <text:p text:style-name="P4">
Restrictive measures, in particular, provide a complete ban on trade operations with Iran, suspension of transit of resources, flights and transportation of Ukraine, as well as preventing the withdrawal of capital by residents of Iranusa of Ukraine.</text:p>
      <text:p text:style-name="P4">
In addition, a ban on the transfer of technology to residents, the rights to intellectual property rights, the exercise of any investment in Iran is envisaged. An electronic payment service is also envisaged(Transfers, cash issuance)Iran's issued residents.</text:p>
      <text:p text:style-name="P4">
News Source: <text:a xlink:type="simple" xlink:href="https://armyinform.com.ua/2023/05/30/ukrayina-vvodyt-sankcziyi-proty-iranu-na-50-rokiv/" text:style-name="Internet_20_link" text:visited-style-name="Visited_20_Internet_20_Link">
https://armyinform.com.ua/2023/05/30/ukrayina-vvodyt-sankcziyi-proty-iranu-na-50-rokiv/</text:a>
</text:p>
      <!--NEWS-->
      <text:h text:style-name="P10" text:outline-level="1">
<text:span text:style-name="T4">
During the day, rescuers went to eliminate the consequences of enemy shelling almost 200 times</text:span>
</text:h>
      <text:p text:style-name="P4">
Author: ['АРМІЯINFORM']</text:p>
      <text:p text:style-name="P4">
Time: 2023-05-30T48:00:00-04:00</text:p>
      <text:p text:style-name="P4">
Description: Lent out, 29 injuries, the Holder Service of Ukraine Zvozvichahi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97" text:anchor-type="as-char" svg:width="6.9236in" svg:height="4.635046in" draw:z-index="0">
<draw:image xlink:href="../Images/AРМІЯINFORM/2023-05-30T48-00-00-04-00/pozhezha-1.jpg" xlink:type="simple" xlink:show="embed" xlink:actuate="onLoad" draw:mime-type="image/jpeg"/>
</draw:frame>
Illustrative photo</text:p>
      <text:p text:style-name="P4">
During the last day, <text:span text:style-name="T4">
 May 29, </text:span>
 Divisions of the Civil Service of Ukraine of Uncertain Situations <text:span text:style-name="T4">
 184 departures </text:span>
 to eliminate the consequences of the occupants of settlements and infrastructure. Eliminated14 fires. Psychological assistance was provided to 109 persons.</text:p>
      <text:p text:style-name="P4">
This is stated in <text:a xlink:type="simple" xlink:href="https://dsns.gov.ua/uk/news/nadzvicaini-podiyi/operativna-informaciia-dsns-shhodo-naslidkiv-vedennia-boiovix-dii-rosiiskoiu-federacijeiu-172" text:style-name="Internet_20_link" text:visited-style-name="Visited_20_Internet_20_Link">
message</text:a>
SES of Ukraine.</text:p>
      <text:p text:style-name="P4">
Since the beginning of large -scale aggression of Russia, the units of the SES of Ukraine made 96 859 departures for the elimination of the consequences of shelling, 14 727 fires have been liquidated, 4072 persons were rescued, 215 694 persons were provided with psychological assistance.</text:p>
      <text:p text:style-name="P4">
News Source: <text:a xlink:type="simple" xlink:href="https://armyinform.com.ua/2023/05/30/za-dobu-ryatuvalnyky-majzhe-200-raziv-vyyizhdzhaly-na-likvidacziyu-naslidkiv-vorozhyh-obstriliv-8/" text:style-name="Internet_20_link" text:visited-style-name="Visited_20_Internet_20_Link">
https://armyinform.com.ua/2023/05/30/za-dobu-ryatuvalnyky-majzhe-200-raziv-vyyizhdzhaly-na-likvidacziyu-naslidkiv-vorozhyh-obstriliv-8/</text:a>
</text:p>
      <!--NEWS-->
      <text:h text:style-name="P10" text:outline-level="1">
<text:span text:style-name="T4">
Giving Ukraine military support for the protection</text:span>
</text:h>
      <text:p text:style-name="P4">
Author: ['АРМІЯINFORM']</text:p>
      <text:p text:style-name="P4">
Time: 2023-05-30T49:00:00-04:00</text:p>
      <text:p text:style-name="P4">
Description: For the EVROPEICIA Union in the priority nadannya Ukrainian piditrims, non -chief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orrell-3.jpg" text:style-name="Internet_20_link" text:visited-style-name="Visited_20_Internet_20_Link">
borrell-3.jpg</text:a>
']</text:p>
      <text:p text:style-name="P4">
Tags: ['ВІЙСЬКОВА ПІДТРИМКА', 'ДОПОМОГА ПАРТНЕРІВ', 'ЄВРОПЕЙСЬКИЙ СОЮЗ', 'ЖОЗЕП БОРРЕЛЬ', 'СВІТ ПІДТРИМУЄ УКРАЇНУ']</text:p>
      <text:p text:style-name="P4">
Category: News</text:p>
      <!--METADATA-->
      <text:p text:style-name="P4">
<draw:frame draw:style-name="fr1" draw:name="Image298" text:anchor-type="as-char" svg:width="6.9236in" svg:height="3.894525in" draw:z-index="0">
<draw:image xlink:href="../Images/AРМІЯINFORM/2023-05-30T49-00-00-04-00/borrell-3.jpg" xlink:type="simple" xlink:show="embed" xlink:actuate="onLoad" draw:mime-type="image/jpeg"/>
</draw:frame>
For the European Union, the priority of providing Ukraine with the military support it needs to protect it.</text:p>
      <text:p text:style-name="P4">
On this <text:a xlink:type="simple" xlink:href="https://www.eeas.europa.eu/eeas/lessons-war-ukraine-future-eu-defence_en" text:style-name="Internet_20_link" text:visited-style-name="Visited_20_Internet_20_Link">
emphasized</text:a>
The high representative of the EU on Foreign Affairs and Security Policy Josep Borrel.</text:p>
      <text:p text:style-name="P4">
“With the invasion of Russia into Ukraine, the usual high -intensity land war came to our borders. We have not seen the war between the nations of such intenability for decades in Europe. And this war continues much more than someone could expect, including Putin. The European Union supports Ukraine in confrontation between Russia's aggression, but Europeans also have to understand the fundamentally changed landscape of security and new threats with which we are coating, and draw the right conclusions about the military resources we needed, ”said Josep Borrel.</text:p>
      <text:p text:style-name="P4">
He noted that one of the greatest lessons that the EU can take out of the war is the wonderful ability of the Ukrainian army to successfully adapt, opposing one of the largest armies in the world.</text:p>
      <text:p text:style-name="P4">
“This once again shows how much success in the battlefield depends on the motivation of tanning training. Only a highly prepared staffing staff can conduct combined operations, based on all opportunities, including infantry, artillery and aviation support. We have seen how Russian commanders have fallen effectively to coordinate their prevailing in number. The professional, educated and trained officers' composition is what a military manner is called a true "enlightenment of power", - the European Diplomat emphasized.</text:p>
      <text:p text:style-name="P4">
Josep Borrel noted the high innovativeness and success of Ukrainian in command and management.</text:p>
      <text:p text:style-name="P4">
“Every day it is becoming more understandable how successfully Ukraine is using the highlardioelectronic struggle to deteriorate radio signals and radars of enemy failure of drones and missiles. Electronic struggle, including a cyber sector, but not limited to it, are becoming more relevant, ”said Josep Borrel.</text:p>
      <text:p text:style-name="P4">
News Source: <text:a xlink:type="simple" xlink:href="https://armyinform.com.ua/2023/05/30/nadannya-ukrayini-vijskovoyi-pidtrymky-dlya-zahystu-suverenitetu-zalyshayetsya-priorytetom-yes-zhozep-borrel/" text:style-name="Internet_20_link" text:visited-style-name="Visited_20_Internet_20_Link">
https://armyinform.com.ua/2023/05/30/nadannya-ukrayini-vijskovoyi-pidtrymky-dlya-zahystu-suverenitetu-zalyshayetsya-priorytetom-yes-zhozep-borrel/</text:a>
</text:p>
      <!--NEWS-->
      <text:h text:style-name="P10" text:outline-level="1">
<text:span text:style-name="T4">
May 30 within an hour of hotline calls will be responsible</text:span>
</text:h>
      <text:p text:style-name="P4">
Author: ['АРМІЯINFORM']</text:p>
      <text:p text:style-name="P4">
Time: 2023-05-30T50:00:00-04:00</text:p>
      <text:p text:style-name="P4">
Description: Syogodnі, 30 injuries, z 13:00 to 14:00 vіskovo forces of the Tro ZSU Tu їkhni Rail ... War with Ukraine 2022, War with Ukraine Latest News today, News War with Ukraine 2022 are the last for today, there will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1-59-1.jpg" text:style-name="Internet_20_link" text:visited-style-name="Visited_20_Internet_20_Link">
1-59-1.jpg</text:a>
']</text:p>
      <text:p text:style-name="P4">
Tags: ['ГАРЯЧА ЛІНІЯ', 'СИЛИ ТЕРИТОРІАЛЬНОЇ ОБОРОНИ', 'ТАНЦЮРА ІГОР']</text:p>
      <text:p text:style-name="P4">
Category: News</text:p>
      <!--METADATA-->
      <text:p text:style-name="P4">
<draw:frame draw:style-name="fr1" draw:name="Image299" text:anchor-type="as-char" svg:width="6.9236in" svg:height="4.615733in" draw:z-index="0">
<draw:image xlink:href="../Images/AРМІЯINFORM/2023-05-30T50-00-00-04-00/1-59-1.jpg" xlink:type="simple" xlink:show="embed" xlink:actuate="onLoad" draw:mime-type="image/jpeg"/>
</draw:frame>
Today, May 30, from 13:00 to 2:00 pm, servicemen of the Forces of the Armed Forces and their generics can communicate with the Commander of the Armed Forces of the Armed Forces of Ukraine Major General Igor Dancer.</text:p>
      <text:p text:style-name="P4">
About it <text:a xlink:type="simple" xlink:href="https://www.facebook.com/TerritorialDefenseForces/posts/pfbid02C4LBpscjPk3GYDCbHAcAyn7qdLe51RSvUk2yi9wedVqmxiTDFbFZLD4XtPmNbDKtl" text:style-name="Internet_20_link" text:visited-style-name="Visited_20_Internet_20_Link">
reports</text:a>
Public Relations Service of the Armed Forces of the Armed Forces.</text:p>
      <text:p text:style-name="P4">
The hotline with the TEP Commander will be held at 0 800 507 028.</text:p>
      <text:p text:style-name="P4">
“Our hotline has been operating daily since the beginning of February 2022. More than 90,000 calls have been received during this time. We try to resolve every issue that we are asking us. It is very important for us to support each of our fighters. You can get a consultation, you can call daily from 7.00 to 20.00 at 0 800 507 028, ”the message reads.</text:p>
      <text:p text:style-name="P4">
News Source: <text:a xlink:type="simple" xlink:href="https://armyinform.com.ua/2023/05/30/30-travnya-protyagom-godyny-na-dzvinky-garyachoyi-liniyi-vidpovidatyme-komanduvach-syl-tro-zsu/" text:style-name="Internet_20_link" text:visited-style-name="Visited_20_Internet_20_Link">
https://armyinform.com.ua/2023/05/30/30-travnya-protyagom-godyny-na-dzvinky-garyachoyi-liniyi-vidpovidatyme-komanduvach-syl-tro-zsu/</text:a>
</text:p>
      <!--NEWS-->
      <text:h text:style-name="P10" text:outline-level="1">
<text:span text:style-name="T4">
In Ukraine, standards of investigation of war crimes have been developed</text:span>
</text:h>
      <text:p text:style-name="P4">
Author: ['АРМІЯINFORM']</text:p>
      <text:p text:style-name="P4">
Time: 2023-05-30T51:00:00-04:00</text:p>
      <text:p text:style-name="P4">
Description: OFIC General Prosecutor SPILLENDED NACSIONALY EXPERS IZ METERN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prestupleniia.jpg" text:style-name="Internet_20_link" text:visited-style-name="Visited_20_Internet_20_Link">
prestupleniia.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00" text:anchor-type="as-char" svg:width="6.9236in" svg:height="3.892186in" draw:z-index="0">
<draw:image xlink:href="../Images/AРМІЯINFORM/2023-05-30T51-00-00-04-00/prestupleniia.jpg" xlink:type="simple" xlink:show="embed" xlink:actuate="onLoad" draw:mime-type="image/jpeg"/>
</draw:frame>
The Office of the Prosecutor General, together with leading national experts in international humanitarian law, developed and presented methodological guides on standards of investigation of war crimes for investigators and prosecutors.</text:p>
      <text:p text:style-name="P4">
About it <text:a xlink:type="simple" xlink:href="https://www.gp.gov.ua/ua/posts/prokurori-ofisu-genprokurora-spilno-z-ekspertami-rozrobili-standarti-rozsliduvannya-vojennix-zlociniv" text:style-name="Internet_20_link" text:visited-style-name="Visited_20_Internet_20_Link">
reports</text:a>
Office of the Prosecutor General of Ukraine.</text:p>
      <text:p text:style-name="P4">
The team of experts and practitioners worked at once two parts of methodological recommendations. The first of these is <text:span text:style-name="T4">
 "Standards for the Investigation of Military Crimes. General part" </text:span>
 - considers all major military crimes that are recorded in Ukraine and offers clear algorithms for procedural actions in these cases.</text:p>
      <text:p text:style-name="P4">
A set of standards concerning a specific type of crime - ** "illegal imprisonment and torture" is also developed. It considers in detail the specificity of such crimes and the rules of work for investigators and prosecutors in accordance with modern world approaches are proposed.</text:p>
      <text:p text:style-name="P4">
“It is one of the first products of this scale and quality in the field of international crimes, developed together with practitioners. Each style of development was accompanied by testing among colleagues who work daily with excise proceedings of this category. I am convinced that these documents will become a non -numerical tool for spreading the best approaches in all the system of law enforcement and prosecutor's office, ”said the Prosecutor General of Ukraine by the Prosecutor of Ukraine.</text:p>
      <text:p text:style-name="P4">
Working on the standards of investigation of other types of military rates is currently underway - the publication of manuals on "Deportation" and "Attacks on Civil Objects" is continued.</text:p>
      <text:p text:style-name="P4">
You can read more about this [link] in more detail with the methodological manuals(https://bit.ly/WarCrimesStandards).</text:p>
      <text:p text:style-name="P4">
News Source: <text:a xlink:type="simple" xlink:href="https://armyinform.com.ua/2023/05/30/v-ukrayini-rozrobleno-standarty-rozsliduvannya-voyennyh-zlochyniv/" text:style-name="Internet_20_link" text:visited-style-name="Visited_20_Internet_20_Link">
https://armyinform.com.ua/2023/05/30/v-ukrayini-rozrobleno-standarty-rozsliduvannya-voyennyh-zlochyniv/</text:a>
</text:p>
      <!--NEWS-->
      <text:h text:style-name="P10" text:outline-level="1">
<text:span text:style-name="T4">
What genus of the Armed Forces of the Russian Federation has the greatest losses</text:span>
</text:h>
      <text:p text:style-name="P4">
Author: ['АРМІЯINFORM']</text:p>
      <text:p text:style-name="P4">
Time: 2023-05-30T52:00:00-04:00</text:p>
      <text:p text:style-name="P4">
Description: Yakimi, Boti, tackle the special warehouse of the RF ZS z 2022 Rock? Yak situy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ВТОРГНЕННЯ РФ', 'ВТРАТИ РФ', 'ДУТА ВЕЛИЧ РОСАРМІЇ', 'ПЕТРО ЧЕРНИК']</text:p>
      <text:p text:style-name="P4">
Category: News</text:p>
      <!--METADATA-->
      <text:p text:style-name="P4">
What can be the total losses of the Russian Armed Forces since 2022? How to prepare Rosarmia tank crews? But what caused the increase in the number of Russian paratroopers in the areas where private military companies fought?</text:p>
      <text:p text:style-name="P4">
The military analyst Petro Chernyk told this specifically for the armyinform.</text:p>
      <text:p text:style-name="P4">
_ Prepared Eugene</text:p>
      <text:p text:style-name="P4">
News Source: <text:a xlink:type="simple" xlink:href="https://armyinform.com.ua/2023/05/30/yakyj-rid-vijsk-zs-rf-maye-najbilshi-vtraty/" text:style-name="Internet_20_link" text:visited-style-name="Visited_20_Internet_20_Link">
https://armyinform.com.ua/2023/05/30/yakyj-rid-vijsk-zs-rf-maye-najbilshi-vtraty/</text:a>
</text:p>
      <!--NEWS-->
      <text:h text:style-name="P10" text:outline-level="1">
<text:span text:style-name="T4">
More than 500 explosive objects were neutralized per day of Pyrotechnics of SESS</text:span>
</text:h>
      <text:p text:style-name="P4">
Author: ['АРМІЯINFORM']</text:p>
      <text:p text:style-name="P4">
Time: 2023-05-30T53:00:00-04:00</text:p>
      <text:p text:style-name="P4">
Description: Lent out, 29 injuries, Pirotechnici PIDRODILILED OF THE POSITIONAL SERVICE OF WORKS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medium.jpg" text:style-name="Internet_20_link" text:visited-style-name="Visited_20_Internet_20_Link">
medium.jpg</text:a>
']</text:p>
      <text:p text:style-name="P4">
Tags: ['STOPRUSSIA', 'АГРЕСІЯ РФ', 'ВІЙНА', 'ВТОРГНЕННЯ РФ', 'ДСНС УКРАЇНИ', 'РОЗМІНУВАННЯ']</text:p>
      <text:p text:style-name="P4">
Category: News</text:p>
      <!--METADATA-->
      <text:p text:style-name="P4">
<draw:frame draw:style-name="fr1" draw:name="Image301" text:anchor-type="as-char" svg:width="6.9236in" svg:height="3.89908in" draw:z-index="0">
<draw:image xlink:href="../Images/AРМІЯINFORM/2023-05-30T53-00-00-04-00/medium.jpg" xlink:type="simple" xlink:show="embed" xlink:actuate="onLoad" draw:mime-type="image/jpeg"/>
</draw:frame>
Ілюстративне фото</text:p>
      <text:p text:style-name="P4">
Протягом минулої доби, <text:span text:style-name="T4">
29 травня</text:span>
 , піротехнічні підрозділи Державноїслужби України з надзвичайних ситуацій <text:span text:style-name="T4">
135 разів</text:span>
 залучалися до виконаннязавдань з розмінування.</text:p>
      <text:p text:style-name="P4">
Про це <text:span text:style-name="T5">
<text:a xlink:type="simple" xlink:href="https://dsns.gov.ua/uk/news/nadzvicaini-podiyi/informaciia-shhodo-diialnosti-pirotexnicnix-pidrozdiliv-dsns-120" text:style-name="Internet_20_link" text:visited-style-name="Visited_20_Internet_20_Link">
повідомляє</text:a>
</text:span>
 SESU Ukraine.</text:p>
      <text:p text:style-name="P4">
Pyrotechnic units found, seized and disposed(cleared)territory over <text:span text:style-name="T4">
 94 hectares </text:span>
.</text:p>
      <text:p text:style-name="P4">
Most often pyrotechnic units worked: in Kharkiv region 18 574 times, Kyiv region - 7816, Donetsk region - 5506, Mykolaiv region - 5011, Kherson region - 5184, Chernihiv - 4650, Sumy - 2086, Cherkasy region - 1111.</text:p>
      <text:p text:style-name="P4">
Reference: 393 660 units have been disposed of since the beginning of large -scale aggression of the Russian Federation of Ukraine. Explosive objects and 2891 kg of explosive, including 2917 units. aviation bombs. A survey of about 87 368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30/za-dobu-pirotehniky-dsns-zneshkodyly-ponad-500-vybuhonebezpechnyh-predmetiv-2/" text:style-name="Internet_20_link" text:visited-style-name="Visited_20_Internet_20_Link">
https://armyinform.com.ua/2023/05/30/za-dobu-pirotehniky-dsns-zneshkodyly-ponad-500-vybuhonebezpechnyh-predmetiv-2/</text:a>
</text:p>
      <!--NEWS-->
      <text:h text:style-name="P10" text:outline-level="1">
<text:span text:style-name="T4">
Spied on the positions of defense forces: Russian informant was detained in Donetsk region</text:span>
</text:h>
      <text:p text:style-name="P4">
Author: ['АРМІЯINFORM']</text:p>
      <text:p text:style-name="P4">
Time: 2023-05-30T54:00:00-04:00</text:p>
      <text:p text:style-name="P4">
Description: На Донеччині затримано ще одного інформатора головного управління генерального штабу 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30_10-06-10-e1685431377848.jpg" text:style-name="Internet_20_link" text:visited-style-name="Visited_20_Internet_20_Link">
photo_2023-05-30_10-06-10-e1685431377848.jpg</text:a>
']</text:p>
      <text:p text:style-name="P4">
Tags: ['STOPRUSSIA', 'АГРЕСІЯ РФ', 'ВТОРГНЕННЯ РФ', 'СБУ']</text:p>
      <text:p text:style-name="P4">
Category: News</text:p>
      <!--METADATA-->
      <text:p text:style-name="P4">
<draw:frame draw:style-name="fr1" draw:name="Image302" text:anchor-type="as-char" svg:width="6.9236in" svg:height="5.1927in" draw:z-index="0">
<draw:image xlink:href="../Images/AРМІЯINFORM/2023-05-30T54-00-00-04-00/photo_2023-05-30_10-06-10-e1685431377848.jpg" xlink:type="simple" xlink:show="embed" xlink:actuate="onLoad" draw:mime-type="image/jpeg"/>
</draw:frame>
</text:p>
      <text:p text:style-name="P4">
На Донеччині затримано ще одного інформатора головного управління генеральногоштабу зс рф (better known as a game). Ворожим поплічником виявився мешканецьзвільненого Лиману, якого дистанційно завербувала російська воєнна розвідка.</text:p>
      <text:p text:style-name="P4">
Він збирав для окупантів розвіддані про місця дислокації та шляхи переміщенняСил оборони в районах Слов’янська, Лиману та Миколаївки.</text:p>
      <text:p text:style-name="P4">
Особливу увагу приділяв маршрутам руху українських військових колон, якіпереправлялись через р. Сіверський Донець у напрямку Бахмута. Також зловмисникпередавав агресору координати місцевих заводів та залізничної інфраструктури.</text:p>
      <text:p text:style-name="P4">
Розвідувальна інформація потрібна була загарбникам для підготовки повітрянихударів по українських об’єктах, зокрема із використанням дронів.</text:p>
      <text:p text:style-name="P4">
Для передачі розвідданих він перебував «на зв’язку» з розвідником штурмовогобатальйону спецназу гру та навідником танкової роти ворожої тактичної групи«купол».</text:p>
      <text:p text:style-name="P4">
Встановлено, що комунікацію підтримували через заборонену соцмережу«одноклассники».</text:p>
      <text:p text:style-name="P4">
Затриманому повідомлено про підозру за вчинений злочин. Фігурант перебуває підвартою. Триває розслідування для встановлення всіх обставин злочину.</text:p>
      <text:p text:style-name="P4">
<text:span text:style-name="T4">
Джерело:</text:span>
 <text:a xlink:type="simple" xlink:href="https://t.me/SBUkr/8468" text:style-name="Internet_20_link" text:visited-style-name="Visited_20_Internet_20_Link">
<text:span text:style-name="T5">
СБУ</text:span>
</text:a>
</text:p>
      <text:p text:style-name="P4">
News Source: <text:a xlink:type="simple" xlink:href="https://armyinform.com.ua/2023/05/30/na-donechchyni-zatrymano-rosijskogo-informatora-yakyj-shpyguvav-za-sylamy-oborony/" text:style-name="Internet_20_link" text:visited-style-name="Visited_20_Internet_20_Link">
https://armyinform.com.ua/2023/05/30/na-donechchyni-zatrymano-rosijskogo-informatora-yakyj-shpyguvav-za-sylamy-oborony/</text:a>
</text:p>
      <!--NEWS-->
      <text:h text:style-name="P10" text:outline-level="1">
<text:span text:style-name="T4">
Briefing in Military Media Center on the condition and prospects of mine reservoirs</text:span>
</text:h>
      <text:p text:style-name="P4">
Author: ['АРМІЯINFORM']</text:p>
      <text:p text:style-name="P4">
Time: 2023-05-30T55:00:00-04:00</text:p>
      <text:p text:style-name="P4">
Description: Briffing at the Military Media Center for the site of the head of Viddil organized Roboti z ...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БРИФІНГ', 'РОЗМІНУВАННЯ']</text:p>
      <text:p text:style-name="P4">
Category: News</text:p>
      <!--METADATA-->
      <text:p text:style-name="P4">
Брифінг у<text:a xlink:type="simple" xlink:href="https://www.facebook.com/permalink.php" text:style-name="Internet_20_link" text:visited-style-name="Visited_20_Internet_20_Link">
 Military MediaCenter</text:a>
with the participation of the head of the department of organization of work on humanitarian demining of the DSSSNS of Ukraine Sergiy Reva on the state and prospects of mine demining of reservoirs of Nakyiv region, Chernihiv region, other deoculated territories.</text:p>
      <text:p text:style-name="P4">
News Source: <text:a xlink:type="simple" xlink:href="https://armyinform.com.ua/2023/05/30/bryfing-u-military-media-center-shhodo-stanu-ta-perspektyv-rozminuvannya-ukrayinskyh-vodojm/" text:style-name="Internet_20_link" text:visited-style-name="Visited_20_Internet_20_Link">
https://armyinform.com.ua/2023/05/30/bryfing-u-military-media-center-shhodo-stanu-ta-perspektyv-rozminuvannya-ukrayinskyh-vodojm/</text:a>
</text:p>
      <!--NEWS-->
      <text:h text:style-name="P10" text:outline-level="1">
<text:span text:style-name="T4">
Army Elizabeth Litvinenko won bronze at the Grand Prix series of judo in Austria</text:span>
</text:h>
      <text:p text:style-name="P4">
Author: ['АРМІЯINFORM']</text:p>
      <text:p text:style-name="P4">
Time: 2023-05-30T56:00:00-04:00</text:p>
      <text:p text:style-name="P4">
Description: Ukrainian judoka, represented by ZSU єizaveta Litvinenko Viborol Bronzov Medal o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a94cc48513443ab9.jpg" text:style-name="Internet_20_link" text:visited-style-name="Visited_20_Internet_20_Link">
a94cc48513443ab9.jpg</text:a>
']</text:p>
      <text:p text:style-name="P4">
Tags: ['АРМІЙСЬКИЙ СПОРТ', 'ВІЙНА', 'ДЗЮДО', 'ТУРНІР ІЗ ДЗЮДО']</text:p>
      <text:p text:style-name="P4">
Category: News</text:p>
      <!--METADATA-->
      <text:p text:style-name="P4">
<draw:frame draw:style-name="fr1" draw:name="Image303" text:anchor-type="as-char" svg:width="6.9236in" svg:height="3.894525in" draw:z-index="0">
<draw:image xlink:href="../Images/AРМІЯINFORM/2023-05-30T56-00-00-04-00/a94cc48513443ab9.jpg" xlink:type="simple" xlink:show="embed" xlink:actuate="onLoad" draw:mime-type="image/jpeg"/>
</draw:frame>
Ukrainian judoine, representative of the Armed Forces of Elizabeth Litvinenko won the Bronzednik at the Upper Austria Grand Prix tournament.</text:p>
      <text:p text:style-name="P4">
About it <text:a xlink:type="simple" xlink:href="https://www.facebook.com/olympicua/posts/pfbid0HcwS6n19EFyw74EJyB4Tv2VAVtJMdnvXdJr2D7TuGRhe72E4SqwacrRNE8kxnXyYl" text:style-name="Internet_20_link" text:visited-style-name="Visited_20_Internet_20_Link">
reports</text:a>
National Olympic Committee of Ukraine.</text:p>
      <text:p text:style-name="P4">
The competition was held in the Austrian Lenza.</text:p>
      <text:p text:style-name="P4">
It is noted that the athlete won the bronze in the weight category up to 78 kg.</text:p>
      <text:p text:style-name="P4">
In addition to Elizabeth Litvinenko, "bronze" in Lenka won Artem Lesiuk(66 kg)Tadarya Bilodid(73 kg), "Silver" - a halmatov(60 kg)tt mihail drill(81 kg).</text:p>
      <text:p text:style-name="P4">
News Source: <text:a xlink:type="simple" xlink:href="https://armyinform.com.ua/2023/05/30/armijka-yelyzaveta-lytvynenko-zdobula-bronzu-na-etapi-seriyi-gran-pri-z-dzyudo-v-avstriyi/" text:style-name="Internet_20_link" text:visited-style-name="Visited_20_Internet_20_Link">
https://armyinform.com.ua/2023/05/30/armijka-yelyzaveta-lytvynenko-zdobula-bronzu-na-etapi-seriyi-gran-pri-z-dzyudo-v-avstriyi/</text:a>
</text:p>
      <!--NEWS-->
      <text:h text:style-name="P10" text:outline-level="1">
<text:span text:style-name="T4">
Up to 15 years of prison threatens the military from the Crimea, which betrayed oath and moved to the side of the enemy</text:span>
</text:h>
      <text:p text:style-name="P4">
Author: ['АРМІЯINFORM']</text:p>
      <text:p text:style-name="P4">
Time: 2023-05-30T57:00:00-04:00</text:p>
      <text:p text:style-name="P4">
Description: In 2014, in the periode of the Timchi payroll of the Russian Federation, Arim Crim Ta, Kolishnya ... War with Ukraine 2022, war with Ukraine Latest news today, News War with Ukraine 2022 is the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naruchnyky-1.jpg" text:style-name="Internet_20_link" text:visited-style-name="Visited_20_Internet_20_Link">
naruchnyky-1.jpg</text:a>
']</text:p>
      <text:p text:style-name="P4">
Tags: ['ДЕРЖАВНА ЗРАДА', 'ОКУПАЦІЯ КРИМУ', 'СПЕЦІАЛІЗОВАНА ПРОКУРАТУРА У ВІЙСЬКОВІЙ ТА ОБОРОННІЙ СФЕР']</text:p>
      <text:p text:style-name="P4">
Category: News</text:p>
      <!--METADATA-->
      <text:p text:style-name="P4">
<draw:frame draw:style-name="fr1" draw:name="Image304" text:anchor-type="as-char" svg:width="6.9236in" svg:height="4.615733in" draw:z-index="0">
<draw:image xlink:href="../Images/AРМІЯINFORM/2023-05-30T57-00-00-04-00/naruchnyky-1.jpg" xlink:type="simple" xlink:show="embed" xlink:actuate="onLoad" draw:mime-type="image/jpeg"/>
</draw:frame>
In 2014, in the period of temporary occupation of the Russian Federation of the Autonomous Republic of Crimea and Sevastopol, the former military service in the military rank of "Starishmatros", having betrayed the military oath, refused to perform the obligation service in the Armed Forces of Ukraine and moved to the side betrayal. She was informed in absentia of suspicion of desertion and state treason.</text:p>
      <text:p text:style-name="P4">
About it <text:a xlink:type="simple" xlink:href="https://vppdr.gp.gov.ua/ua/news.html" text:style-name="Internet_20_link" text:visited-style-name="Visited_20_Internet_20_Link">
reports</text:a>
Specialized Prosecutor's Office in the Southern Region Defense.</text:p>
      <text:p text:style-name="P4">
In the future, she concluded a contract for military service in the military part of the Armed Forces of the Russian Federation, which since March 2014 has been stationed in the Novozerne city of the city of the Autonomous Republic of Crimea.</text:p>
      <text:p text:style-name="P4">
Currently, the Nikolaev Special Prosecutor's Office initiates the issue of pre -trial investigation in the said criminal proceedings in the order(in the absence of).</text:p>
      <text:p text:style-name="P4">
Зрадниці загрожує покарання у виді позбавлення волі на строк від 12 до 15років з конфіскацією майна.</text:p>
      <text:p text:style-name="P4">
News Source: <text:a xlink:type="simple" xlink:href="https://armyinform.com.ua/2023/05/30/do-15-rokiv-tyurmy-zagrozhuye-vijskovij-z-krymu-yaka-zradyla-prysyazi-ta-perejshla-na-bik-voroga/" text:style-name="Internet_20_link" text:visited-style-name="Visited_20_Internet_20_Link">
https://armyinform.com.ua/2023/05/30/do-15-rokiv-tyurmy-zagrozhuye-vijskovij-z-krymu-yaka-zradyla-prysyazi-ta-perejshla-na-bik-voroga/</text:a>
</text:p>
      <!--NEWS-->
      <text:h text:style-name="P10" text:outline-level="1">
<text:span text:style-name="T4">
Almost 140 infrastructure objects were fired by the Russian army per day</text:span>
</text:h>
      <text:p text:style-name="P4">
Author: ['АРМІЯINFORM']</text:p>
      <text:p text:style-name="P4">
Time: 2023-05-30T58:00:00-04:00</text:p>
      <text:p text:style-name="P4">
Description: Протягом минулої доби російські війська обстріляли територію 10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f29e64e-b535-4f49-8d18-fe223c00e114.jpg" text:style-name="Internet_20_link" text:visited-style-name="Visited_20_Internet_20_Link">
2f29e64e-b535-4f49-8d18-fe223c00e114.jpg</text:a>
']</text:p>
      <text:p text:style-name="P4">
Tags: ['STOPRUSSIA', 'АГРЕСІЯ РФ', 'ВТОРГНЕННЯ РФ', 'ОБСТРІЛИ ІНФРАСТРУКТУРИ']</text:p>
      <text:p text:style-name="P4">
Category: News</text:p>
      <!--METADATA-->
      <text:p text:style-name="P4">
<draw:frame draw:style-name="fr1" draw:name="Image305" text:anchor-type="as-char" svg:width="6.9236in" svg:height="4.958235in" draw:z-index="0">
<draw:image xlink:href="../Images/AРМІЯINFORM/2023-05-30T58-00-00-04-00/2f29e64e-b535-4f49-8d18-fe223c00e114.jpg" xlink:type="simple" xlink:show="embed" xlink:actuate="onLoad" draw:mime-type="image/jpeg"/>
</draw:frame>
During the last day, Russian troops fired at the territory of 10 regions of Ukraine.</text:p>
      <text:p text:style-name="P4">
About it <text:a xlink:type="simple" xlink:href="https://t.me/militarymediacenter/2080" text:style-name="Internet_20_link" text:visited-style-name="Visited_20_Internet_20_Link">
reports</text:a>
Military Mediacenter.</text:p>
      <text:p text:style-name="P4">
From different types of weapons(grenade launchers, mortars, tanks, artillery, RSZV, UAV, Iskander, Tactical Aviation)153 settlements of 139 infrastructure sites were fired.</text:p>
      <text:p text:style-name="P4">
There are killed and injured among civilians, the number of victims is clarified.</text:p>
      <text:p text:style-name="P4">
News Source: <text:a xlink:type="simple" xlink:href="https://armyinform.com.ua/2023/05/30/majzhe-140-obyektiv-infrastruktury-obstrilyala-armiya-rf-za-dobu/" text:style-name="Internet_20_link" text:visited-style-name="Visited_20_Internet_20_Link">
https://armyinform.com.ua/2023/05/30/majzhe-140-obyektiv-infrastruktury-obstrilyala-armiya-rf-za-dobu/</text:a>
</text:p>
      <!--NEWS-->
      <text:h text:style-name="P10" text:outline-level="1">
<text:span text:style-name="T4">
About 30% of Ukraine's territories are contaminated with explosive objects - Sergey Reva</text:span>
</text:h>
      <text:p text:style-name="P4">
Author: ['Яна Задубінна']</text:p>
      <text:p text:style-name="P4">
Time: 2023-05-30T59:00:00-04:00</text:p>
      <text:p text:style-name="P4">
Description: The village at the Sogodni Ukrainian was VV to the list of NUBILSH BROURDINED KRAMANI SVITO. Nasy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30-11.28.28.jpg" text:style-name="Internet_20_link" text:visited-style-name="Visited_20_Internet_20_Link">
photo_2023-05-30-11.28.28.jpg</text:a>
']</text:p>
      <text:p text:style-name="P4">
Tags: ['MILITARY MEDIA CENTER', 'ВТОРГНЕННЯ РФ', 'ДСНС УКРАЇНИ', 'РОСІЙСЬКІ МІНИ', 'СЕРГІЙ РЕВА']</text:p>
      <text:p text:style-name="P4">
Category: News</text:p>
      <!--METADATA-->
      <text:p text:style-name="P4">
<draw:frame draw:style-name="fr1" draw:name="Image306" text:anchor-type="as-char" svg:width="6.9236in" svg:height="5.1927in" draw:z-index="0">
<draw:image xlink:href="../Images/AРМІЯINFORM/2023-05-30T59-00-00-04-00/photo_2023-05-30-11.28.28.jpg" xlink:type="simple" xlink:show="embed" xlink:actuate="onLoad" draw:mime-type="image/jpeg"/>
</draw:frame>
As of today, Ukraine has been included in the list of the most polluted countries of the world. Narage total contaminated explosive objects is about 30%, which is about 174,000 <text:span text:style-name="T5">
km</text:span>
 2.</text:p>
      <text:p text:style-name="P4">
This was emphasized by the head of the organization of work on the humanitarian designation of the SES of Ukraine Colonel Sergey Reva during <text:a xlink:type="simple" xlink:href="https://www.youtube.com/watch" text:style-name="Internet_20_link" text:visited-style-name="Visited_20_Internet_20_Link">
briefing</text:a>
"The state and prospects of reservoirs in Kyiv, Chernihiv, other de -industrial territories" in Military Media Center.</text:p>
      <ul>
        <li>
Of these territories, almost 13.5 thousand <text:span text:style-name="T5">
km</text:span>
 2 are waters of water bodies, the Black and Azov seas, of which about 7.300 <text:span text:style-name="T5">
km</text:span>
 2 - on the territories de -occupied. But these are just the preliminary estimates that we can make in the conditions of combat, - he said.</li>
      </ul>
      <text:p text:style-name="P4">
The speaker also noted the factors that affect the timing of the change, including the continuation of active fighting, the density of the change in the nature of the terrain.</text:p>
      <text:p text:style-name="P4">
News Source: <text:a xlink:type="simple" xlink:href="https://armyinform.com.ua/2023/05/30/blyzko-30-terytorij-ukrayiny-zabrudneno-vybuhonebezpechnymy-predmetamy-sergij-reva/" text:style-name="Internet_20_link" text:visited-style-name="Visited_20_Internet_20_Link">
https://armyinform.com.ua/2023/05/30/blyzko-30-terytorij-ukrayiny-zabrudneno-vybuhonebezpechnymy-predmetamy-sergij-reva/</text:a>
</text:p>
      <!--NEWS-->
      <text:h text:style-name="P10" text:outline-level="1">
<text:span text:style-name="T4">
With his air attacks using drones and missiles, the enemy sets several tasks - Yuri Ignat</text:span>
</text:h>
      <text:p text:style-name="P4">
Author: ['Вячеслав Діордієв']</text:p>
      <text:p text:style-name="P4">
Time: 2023-05-30T60:00:00-04:00</text:p>
      <text:p text:style-name="P4">
Description: Kosumentychi at the Eterine TV Marathon “єini Novyi” Nіchnu attack by Rosіyan drones o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SHAHED-136', 'БПЛА', 'ВТОРГНЕННЯ РФ', 'ДРОНИ-КАМІКАДЗЕ', 'ЄДИНІ НОВИНИ', 'ПС ЗСУ', 'РОСІЙСЬКІ АТАКИ', 'ЮРІЙ ІГНАТ']</text:p>
      <text:p text:style-name="P4">
Category: News</text:p>
      <!--METADATA-->
      <text:p text:style-name="P4">
<draw:frame draw:style-name="fr1" draw:name="Image307" text:anchor-type="as-char" svg:width="6.9236in" svg:height="4.612849in" draw:z-index="0">
<draw:image xlink:href="../Images/AРМІЯINFORM/2023-05-30T60-00-00-04-00/rechnyk-ps-zsu-yurij-ignat.jpg" xlink:type="simple" xlink:show="embed" xlink:actuate="onLoad" draw:mime-type="image/jpeg"/>
</draw:frame>
Colonel Ignatius Ignatius Colonel. Illustrative photo</text:p>
      <text:p text:style-name="P4">
Commenting on the Etheri <text:a xlink:type="simple" xlink:href="https://www.youtube.com/watch" text:style-name="Internet_20_link" text:visited-style-name="Visited_20_Internet_20_Link">
TV Marathon</text:a>
The "only news" of the Russians' night -sightlings to Ukraine, in particular to Kiev, the spokesman of the Command of the Armed Forces of the Armed Forces of Ukraine Yuriy Ignat emphasized that in this way he would enemy several tasks at once.</text:p>
      <ul>
        <li>
You see that there are no success on the battlefield in the Russians. Their troops of the noble borders, in particular in the Bakhmut direction, were severely broken by the forces of Ukraine. In fact, the offensive actions of the enemy are terminated. But the Voroutreb about something to tell the inner consumer, who looks at all kinds of propaganda TV channels. Here they are raging and such blows try to get rid of their failures. And another purpose of the attacks, of course, is also to try to tell our objects. And such cases, unfortunately, sometimes take place, - said Ignatius.</li>
      </ul>
      <text:p text:style-name="P4">
In addition, the spokesman for the Air Force Command of Ukraine stated that by attacks of UAVs and winged and ballistic missiles, the enemy tries to panic among civilians and thus force Ukraine to do for some concessions.</text:p>
      <ul>
        <li>
But this, of course, will never happen. With their pressure and terror, the Russian people will not achieve their intentions. In particular, you do not scare Ukraine forces of Ukraine, ”the officer emphasized.</li>
      </ul>
      <text:p text:style-name="P4">
At the same time, highly evaluating the work of air defense forces, which last time destroyed 29 out of 31 drones, most of whom were bulging on the approaches to Kiev, the spokesman for the Air Force Command of the Armed Forces of Ukraine stated that, unfortunately, not all goals are always destroyed in the Air Force. And, according to local authorities, among Ukrainians there is a dead and victims. Therefore, even despite the successful work of our air defense forces, people have always preserve themselves and in the event of air danger to go to shelter.</text:p>
      <text:p text:style-name="P4">
News Source: <text:a xlink:type="simple" xlink:href="https://armyinform.com.ua/2023/05/30/svoyimy-povitryanymy-atakamy-z-vykorystannyam-droniv-ta-raket-vorog-stavyt-odrazu-dekilka-zavdan-yurij-ignat/" text:style-name="Internet_20_link" text:visited-style-name="Visited_20_Internet_20_Link">
https://armyinform.com.ua/2023/05/30/svoyimy-povitryanymy-atakamy-z-vykorystannyam-droniv-ta-raket-vorog-stavyt-odrazu-dekilka-zavdan-yurij-ignat/</text:a>
</text:p>
      <!--NEWS-->
      <text:h text:style-name="P10" text:outline-level="1">
<text:span text:style-name="T4">
Ukraine has returned the bodies of another 79 fallen defenders</text:span>
</text:h>
      <text:p text:style-name="P4">
Author: ['АРМІЯINFORM']</text:p>
      <text:p text:style-name="P4">
Time: 2023-05-30T61:00:00-04:00</text:p>
      <text:p text:style-name="P4">
Description: Soogodnі, 30 herbal, in the way to turn Til 79, bending Ukrainian defense faces, yaki will b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8746.png" text:style-name="Internet_20_link" text:visited-style-name="Visited_20_Internet_20_Link">
8746.png</text:a>
']</text:p>
      <text:p text:style-name="P4">
Tags: ['АГРЕСІЯ РФ', 'ВТОРГНЕННЯ РФ', 'МІНРЕІНТЕГРАЦІЇ', 'ПОВЕРНЕННЯ ТІЛ']</text:p>
      <text:p text:style-name="P4">
Category: News</text:p>
      <!--METADATA-->
      <text:p text:style-name="P4">
<draw:frame draw:style-name="fr1" draw:name="Image308" text:anchor-type="as-char" svg:width="6.9236in" svg:height="3.863325in" draw:z-index="0">
<draw:image xlink:href="../Images/AРМІЯINFORM/2023-05-30T61-00-00-04-00/8746.png" xlink:type="simple" xlink:show="embed" xlink:actuate="onLoad" draw:mime-type="image/png"/>
</draw:frame>
Today, on May 30, the bodies of 79 killed Ukrainian defenders, who will be transferred to their families for a decent burial, managed to return the bodies.</text:p>
      <text:p text:style-name="P4">
About this <text:a xlink:type="simple" xlink:href="https://minre.gov.ua/2023/05/30/ukrayina-povernula-tila-shhe-79-poleglyh-zahysnykiv/" text:style-name="Internet_20_link" text:visited-style-name="Visited_20_Internet_20_Link">
informs</text:a>
Ministry of Reintegration.</text:p>
      <text:p text:style-name="P4">
It should be noted that the transfer of the bodies of the dead military is carried out in accordance with the Norzhenevsky Conventions.</text:p>
      <text:p text:style-name="P4">
Last time, May 5, managed <text:a xlink:type="simple" xlink:href="https://armyinform.com.ua/2023/05/05/ukrayina-povernula-tila-shhe-80-zagyblyh-oboroncziv/" text:style-name="Internet_20_link" text:visited-style-name="Visited_20_Internet_20_Link">
return</text:a>
Home body 80 fallen defenders.</text:p>
      <text:p text:style-name="P4">
We will remind, there is a hotline of the Commissioner from the missing person: 0 800 339247. You can also report the missing personally by the authorized by phone:(099)792-01-26. On weekends you can send a message to Viber and Telegram Nanomer:(095)896-04-21.</text:p>
      <text:p text:style-name="P4">
News Source: <text:a xlink:type="simple" xlink:href="https://armyinform.com.ua/2023/05/30/ukrayina-povernula-tila-shhe-79-poleglyh-zahysnykiv/" text:style-name="Internet_20_link" text:visited-style-name="Visited_20_Internet_20_Link">
https://armyinform.com.ua/2023/05/30/ukrayina-povernula-tila-shhe-79-poleglyh-zahysnykiv/</text:a>
</text:p>
      <!--NEWS-->
      <text:h text:style-name="P10" text:outline-level="1">
<text:span text:style-name="T4">
SESS units neutralized over 390,000 explosive items</text:span>
</text:h>
      <text:p text:style-name="P4">
Author: ['Євген Проворний']</text:p>
      <text:p text:style-name="P4">
Time: 2023-05-30T62:00:00-04:00</text:p>
      <text:p text:style-name="P4">
Description: About the chief of the Viddіla organized Roboti to the Humanitarian Rosinovannya of the DSNS Ukrainian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30110302_tar_5221-scaled.jpg" text:style-name="Internet_20_link" text:visited-style-name="Visited_20_Internet_20_Link">
20230530110302_tar_5221-scaled.jpg</text:a>
']</text:p>
      <text:p text:style-name="P4">
Tags: ['MILITARY MEDIA CENTER', 'ДСНС', 'СЕРГІЙ РЕВА']</text:p>
      <text:p text:style-name="P4">
Category: News</text:p>
      <!--METADATA-->
      <text:p text:style-name="P4">
<draw:frame draw:style-name="fr1" draw:name="Image309" text:anchor-type="as-char" svg:width="6.9236in" svg:height="4.961913in" draw:z-index="0">
<draw:image xlink:href="../Images/AРМІЯINFORM/2023-05-30T62-00-00-04-00/20230530110302_tar_5221-scaled.jpg" xlink:type="simple" xlink:show="embed" xlink:actuate="onLoad" draw:mime-type="image/jpeg"/>
</draw:frame>
Colonel Sergey Reva [reported] about it(https://www.youtube.com/watch?v=cjqKDmLKjSE)During the briefing of Ukraine's security and defense forces in Military Media Center.</text:p>
      <ul>
        <li>
Today, the volume of work performed by our units, compared to the war, has increased tenfold. Today we have already disposed of 390 thousand explosive objects. 78 thousand hectares are exchanged. Currently, the main efforts of the service are concentrated, of course, on the demining of the de -industrial territories - Kharkiv, Kherson, Sumy, Chernihiv and Kyiv regions. The most difficult situation today in the Kharkiv and Kherson regions, because they have been a long time for the enemy. Russian troops had the opportunity to install minefields, special explosive devices with which our pyrotechnics have to work for a day, to dispose of in huge quantities. Our priorities are unchanged in these territories. First of all, it is the mine extent, roads, objects of critical infrastructure, agricultural and submarine mine, - he said.</li>
      </ul>
      <text:p text:style-name="P4">
News Source: <text:a xlink:type="simple" xlink:href="https://armyinform.com.ua/2023/05/30/pidrozdily-dsns-zneshkodyly-ponad-390-tysyach-vybuhonebezpechnyh-predmetiv/" text:style-name="Internet_20_link" text:visited-style-name="Visited_20_Internet_20_Link">
https://armyinform.com.ua/2023/05/30/pidrozdily-dsns-zneshkodyly-ponad-390-tysyach-vybuhonebezpechnyh-predmetiv/</text:a>
</text:p>
      <!--NEWS-->
      <text:h text:style-name="P10" text:outline-level="1">
<text:span text:style-name="T4">
In the waters of lakes, rivers and reservoirs, divers were seized more than 1500 GNP - Sergey Reva</text:span>
</text:h>
      <text:p text:style-name="P4">
Author: ['Яна Задубінна']</text:p>
      <text:p text:style-name="P4">
Time: 2023-05-30T63:00:00-04:00</text:p>
      <text:p text:style-name="P4">
Description: PIDRODILI DSNS NAZARI was circulated 5.800 km LINII EXPROPRECH, 370 km of gas pipeline, 600 ... War with Ukraine 2022, war with Ukraine Latest news today, News War with Ukraine 2022 Last for today, there will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20230530110512_tar_5230-scaled.jpg" text:style-name="Internet_20_link" text:visited-style-name="Visited_20_Internet_20_Link">
20230530110512_tar_5230-scaled.jpg</text:a>
', '<text:a xlink:type="simple" xlink:href="https://armyinform.com.ua/wp-content/uploads/2023/05/20230530104851_tar_5191-scaled.jpg" text:style-name="Internet_20_link" text:visited-style-name="Visited_20_Internet_20_Link">
20230530104851_tar_5191-scaled.jpg</text:a>
']</text:p>
      <text:p text:style-name="P4">
Tags: ['MILITARY MEDIA CENTER', 'БРИФІНГ', 'ВОДОЛАЗИ', 'ДСНС', 'СЕРГІЙ РЕВА']</text:p>
      <text:p text:style-name="P4">
Category: News</text:p>
      <!--METADATA-->
      <text:p text:style-name="P4">
<draw:frame draw:style-name="fr1" draw:name="Image310" text:anchor-type="as-char" svg:width="6.9236in" svg:height="5.336942in" draw:z-index="0">
<draw:image xlink:href="../Images/AРМІЯINFORM/2023-05-30T63-00-00-04-00/20230530110512_tar_5230-scaled.jpg" xlink:type="simple" xlink:show="embed" xlink:actuate="onLoad" draw:mime-type="image/jpeg"/>
</draw:frame>
SESS units have currently surveyed 5.800 km of transmission lines, 370 kmgas -pipelines, 600 km of railways and more than 3,500 km of roads. This work is primarily realized to return the population of de -industrial territories to normal life.</text:p>
      <text:p text:style-name="P4">
The head of the department of organization of work on the humanitarian designation of the SES of Ukraine told this during [briefing].(https://www.youtube.com/watch?v=cjqKDmLKjSE)"The state and prospects of reservoirs in Kyiv, Chernihiv, other de -industrial territories" in Military Media Center.</text:p>
      <text:p text:style-name="P4">
Read also:</text:p>
      <text:p text:style-name="P4">
<text:a xlink:type="simple" xlink:href="https://armyinform.com.ua/2023/05/30/yak-gotuyut-ukrayinskyh-vijskovyh-vodolaziv-saperiv/" text:style-name="Internet_20_link" text:visited-style-name="Visited_20_Internet_20_Link">
How do Ukrainian military divers are preparing</text:a>
- Underwater demining is an integral part of the work, because there is now a increased level of threat due to the approaching of the bathing season: the population to get to go to reservoirs. Our divers are already surveyed than 3000 hectares of watering lakes, rivers, reservoirs, with almost 1,500 GNP destroyed, - the speaker emphasized.</text:p>
      <text:p text:style-name="P4">
<draw:frame draw:style-name="fr1" draw:name="Image311" text:anchor-type="as-char" svg:width="6.9236in" svg:height="4.806132in" draw:z-index="0">
<draw:image xlink:href="../Images/AРМІЯINFORM/2023-05-30T63-00-00-04-00/20230530104851_tar_5191-scaled.jpg" xlink:type="simple" xlink:show="embed" xlink:actuate="onLoad" draw:mime-type="image/jpeg"/>
</draw:frame>
Sergiy Reva also noted that there are currently 22 submarine units, and modern equipment, including Sonobot catamarans and submarines, has been involved in improving their efficiency.</text:p>
      <text:p text:style-name="P4">
News Source: <text:a xlink:type="simple" xlink:href="https://armyinform.com.ua/2023/05/30/v-akvatoriyah-ozer-richok-ta-vodoshovyshh-vodolazy-vyluchyly-ponad-1500-vnp-sergij-reva/" text:style-name="Internet_20_link" text:visited-style-name="Visited_20_Internet_20_Link">
https://armyinform.com.ua/2023/05/30/v-akvatoriyah-ozer-richok-ta-vodoshovyshh-vodolazy-vyluchyly-ponad-1500-vnp-sergij-reva/</text:a>
</text:p>
      <!--NEWS-->
      <text:h text:style-name="P10" text:outline-level="1">
<text:span text:style-name="T4">
More than 14,000 Ukrainian children underwent medical rehabilitation because of the consequences of war</text:span>
</text:h>
      <text:p text:style-name="P4">
Author: ['АРМІЯINFORM']</text:p>
      <text:p text:style-name="P4">
Time: 2023-05-30T64:00:00-04:00</text:p>
      <text:p text:style-name="P4">
Description: Ukrainian Diti Blibos, I have been worried about Vіin in the region, to be hungry for thos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whatsapp-image-2023-05-30-at-10.51.03.jpeg" text:style-name="Internet_20_link" text:visited-style-name="Visited_20_Internet_20_Link">
whatsapp-image-2023-05-30-at-10.51.03.jpeg</text:a>
']</text:p>
      <text:p text:style-name="P4">
Tags: ['ВТОРГНЕННЯ РФ', 'ДІТИ', 'РЕАБІЛІТАЦІЯ']</text:p>
      <text:p text:style-name="P4">
Category: News</text:p>
      <!--METADATA-->
      <text:p text:style-name="P4">
<draw:frame draw:style-name="fr1" draw:name="Image312" text:anchor-type="as-char" svg:width="6.9236in" svg:height="4.796844in" draw:z-index="0">
<draw:image xlink:href="../Images/AРМІЯINFORM/2023-05-30T64-00-00-04-00/whatsapp-image-2023-05-30-at-10.51.03.jpeg" xlink:type="simple" xlink:show="embed" xlink:actuate="onLoad" draw:mime-type="image/jpeg"/>
</draw:frame>
Ukrainian children are painfully experiencing a war in the country, even the smallest you notice what is happening around them. According to a survey conducted by the Sociological Group "Rating", among mothers of Ukrainian children aged 3 to 16 years, 60% of Ukrainian children were witnesses or participants of certain events related to war.</text:p>
      <text:p text:style-name="P4">
The large-scale invasion of Russia also had a negative impact on the health of the baby's parents who were born in the days of the Russian-Ukrainian war.</text:p>
      <text:p text:style-name="P4">
Stress, malnutrition, dehydration, stay in harmful conditions, such as such or cellars - all this often has a negative impact on the course. As a result, some children are born prematurely and/or confident diseases.</text:p>
      <text:p text:style-name="P4">
As <text:a xlink:type="simple" xlink:href="https://www.facebook.com/moz.ukr/posts/pfbid0Yksw2ngGZ8YVXtAJ5RPtGzw7zmhSNjgz18nNLoYJvACYasg5FFiAAVkaaS6ePiZUl" text:style-name="Internet_20_link" text:visited-style-name="Visited_20_Internet_20_Link">
reported</text:a>
On the official Facebook page of the Ministry of Health, within the framework of medical guarantees, the state guarantees packages of free services for rehabilitation of children and babies:</text:p>
      <ul>
        <li>
          <text:p text:style-name="P4">
"Medical rehabilitation of infants who were born prematurely and/or sick during the first three years of life";</text:p>
        </li>
        <li>
          <text:p text:style-name="P4">
"Rehabilitation assistance to adults and children in hospital";</text:p>
        </li>
        <li>
          <text:p text:style-name="P4">
"Rehabilitation assistance to adults and children in outpatient conditions".</text:p>
        </li>
      </ul>
      <text:p text:style-name="P4">
Since the beginning of the year, more than 14 thousand Ukrainian children have passed such rehabilitation. More than 2.5 thousand of them - under the package "Medical rehabilitation of infants, have been prematurely and/or patients, during the first three years of life."</text:p>
      <text:p text:style-name="P4">
As part of this package, assistance is provided not only for babies. Parents or children of children under the age of three can also receive a number of services free of charge, including:</text:p>
      <text:p text:style-name="P4">
· Psychological support;</text:p>
      <text:p text:style-name="P4">
· Training on the peculiarities of baby care and development;</text:p>
      <text:p text:style-name="P4">
· Selection, adaptation of special equipment and means of alternative communication for the child and training for their use.</text:p>
      <text:p text:style-name="P4">
To get children rehabilitation services, parents are enough to have:</text:p>
      <text:p text:style-name="P4">
· Refusion of the primary care physician with whom the declaration is concluded;</text:p>
      <text:p text:style-name="P4">
· Direction from a treating doctor;</text:p>
      <text:p text:style-name="P4">
· Direction to transfer from another medical institution or a hospital unit.</text:p>
      <text:p text:style-name="P4">
For children <text:span text:style-name="T4">
 older than three years </text:span>
 a prerequisite for providing such a service with a multidisciplinary rehabilitation team of a pediatrician is a compulsory service.<text:span text:style-name="T5">
 Prepared Lesia Medvedenko</text:span>
</text:p>
      <text:p text:style-name="P4">
News Source: <text:a xlink:type="simple" xlink:href="https://armyinform.com.ua/2023/05/30/ponad-14-tysyach-ukrayinskyh-ditej-projshly-medychnu-reabilitacziyu-cherez-naslidky-vijny/" text:style-name="Internet_20_link" text:visited-style-name="Visited_20_Internet_20_Link">
https://armyinform.com.ua/2023/05/30/ponad-14-tysyach-ukrayinskyh-ditej-projshly-medychnu-reabilitacziyu-cherez-naslidky-vijny/</text:a>
</text:p>
      <!--NEWS-->
      <text:h text:style-name="P10" text:outline-level="1">
<text:span text:style-name="T4">
The invaders fired at Chernihiv and Sumy region, there is a victim and destruction</text:span>
</text:h>
      <text:p text:style-name="P4">
Author: ['АРМІЯINFORM']</text:p>
      <text:p text:style-name="P4">
Time: 2023-05-30T65:00:00-04:00</text:p>
      <text:p text:style-name="P4">
Description: The village on the wound 30 is the traveler Rosіyskі Vіsyska Chotiri ranged the Prordordon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40b0000-0aff-0242-bf1a-08da2211372a_cx0_cy13_cw75_w1023_r1_s-1-e1679402165761-960x540-1.jpg" text:style-name="Internet_20_link" text:visited-style-name="Visited_20_Internet_20_Link">
040b0000-0aff-0242-bf1a-08da2211372a_cx0_cy13_cw75_w1023_r1_s-1-e1679402165761-960x540-1.jpg</text:a>
']</text:p>
      <text:p text:style-name="P4">
Tags: ['ВІЙНА', 'ВОРОЖІ ОБСТРІЛИ', 'ОБСТРІЛИ РФ', 'ХАРКІВСЬКИЙ ТРИБУНАЛ']</text:p>
      <text:p text:style-name="P4">
Category: News</text:p>
      <!--METADATA-->
      <text:p text:style-name="P4">
<draw:frame draw:style-name="fr1" draw:name="Image313" text:anchor-type="as-char" svg:width="6.9236in" svg:height="3.894525in" draw:z-index="0">
<draw:image xlink:href="../Images/AРМІЯINFORM/2023-05-30T65-00-00-04-00/040b0000-0aff-0242-bf1a-08da2211372a_cx0_cy13_cw75_w1023_r1_s-1-e1679402165761-960x540-1.jpg" xlink:type="simple" xlink:show="embed" xlink:actuate="onLoad" draw:mime-type="image/jpeg"/>
</draw:frame>
As of the morning of May 30, Russian troops fired at borderline and Sumy regions four times.</text:p>
      <text:p text:style-name="P4">
About it <text:a xlink:type="simple" xlink:href="https://t.me/ok_pivnich1/2908" text:style-name="Internet_20_link" text:visited-style-name="Visited_20_Internet_20_Link">
reports</text:a>
Operational Command "North".</text:p>
      <text:p text:style-name="P4">
"From 04:15 to 04:40, nine parish was recorded, probably from the barrel artillery, on the settlement the middle of the Buda," the message reads.</text:p>
      <text:p text:style-name="P4">
The shelling of the apartment building occurred. According to preliminary information, one person was injured as a result of shelling.</text:p>
      <text:p text:style-name="P4">
The enemy from the barrel artillery fired at Kamyanka - 22 parishes were recorded. Triphors were recorded near Karpovichi.</text:p>
      <text:p text:style-name="P4">
It is noted that there was no information about the loss of the local population or damage to civil infrastructure.</text:p>
      <text:p text:style-name="P4">
News Source: <text:a xlink:type="simple" xlink:href="https://armyinform.com.ua/2023/05/30/okupanty-obstrilyaly-chernigivshhynu-ta-sumshhynu-ye-poterpilyj-ta-rujnuvannya/" text:style-name="Internet_20_link" text:visited-style-name="Visited_20_Internet_20_Link">
https://armyinform.com.ua/2023/05/30/okupanty-obstrilyaly-chernigivshhynu-ta-sumshhynu-ye-poterpilyj-ta-rujnuvannya/</text:a>
</text:p>
      <!--NEWS-->
      <text:h text:style-name="P10" text:outline-level="1">
<text:span text:style-name="T4">
The enemy has increased the presence of rocket launchers in the Black Sea, a total volley can reach 24 rockets</text:span>
</text:h>
      <text:p text:style-name="P4">
Author: ['АРМІЯINFORM']</text:p>
      <text:p text:style-name="P4">
Time: 2023-05-30T66:00:00-04:00</text:p>
      <text:p text:style-name="P4">
Description: The village of 30 ADS in Chorny Morin on the Boyal Cherguvanni is excited by the SIM Vorozh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630_360_1454993931-4329-korabli-rf-foto-topwarru-1.jpg" text:style-name="Internet_20_link" text:visited-style-name="Visited_20_Internet_20_Link">
630_360_1454993931-4329-korabli-rf-foto-topwarru-1.jpg</text:a>
']</text:p>
      <text:p text:style-name="P4">
Tags: ['ВІЙНА', 'ВМС ЗС УКРАЇНИ', 'РАКЕТИ «КАЛІБР»', 'ЧОРНЕ ТА АЗОВСЬКЕ МОРЯ']</text:p>
      <text:p text:style-name="P4">
Category: News</text:p>
      <!--METADATA-->
      <text:p text:style-name="P4">
<draw:frame draw:style-name="fr1" draw:name="Image314" text:anchor-type="as-char" svg:width="6.9236in" svg:height="3.956343in" draw:z-index="0">
<draw:image xlink:href="../Images/AРМІЯINFORM/2023-05-30T66-00-00-04-00/630_360_1454993931-4329-korabli-rf-foto-topwarru-1.jpg" xlink:type="simple" xlink:show="embed" xlink:actuate="onLoad" draw:mime-type="image/jpeg"/>
</draw:frame>
As of May 30, the Black Sea is on combat duty, seven ships, of which four carriers of winged missiles "Caliber", a total of 24 rockets.</text:p>
      <text:p text:style-name="P4">
About it <text:a xlink:type="simple" xlink:href="https://www.facebook.com/navy.mil.gov.ua/posts/pfbid02z4DuBfqbLVK5qvMotiTavnBUF3UdCcSqYoxVDutL5h28hioejHwkbGQ63ShgpWQbl" text:style-name="Internet_20_link" text:visited-style-name="Visited_20_Internet_20_Link">
reports</text:a>
Command of the Navy of the Armed Forces of Ukraine.</text:p>
      <text:p text:style-name="P4">
There are 1 enemy ship in the Sea of Azov, up to 7 enemy ships in the Mediterranean, including 1 carpet carrier carriage missiles, a total volley of up to 4 missiles.</text:p>
      <text:p text:style-name="P4">
During the day, in the interests of the Russian Federation, the passage of the Kerch-Yenicral Strait was made:</text:p>
      <ul>
        <li>
to the Azov Sea - 20 vessels, 9 of them continued the movement of the Bosphorus Strait; * To the Black Sea - 18 vessels, 4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30/vorog-narostyv-prysutnist-raketonosiyiv-u-chornomu-mori-zagalnyj-zalp-mozhe-syagaty-24-rakety/" text:style-name="Internet_20_link" text:visited-style-name="Visited_20_Internet_20_Link">
https://armyinform.com.ua/2023/05/30/vorog-narostyv-prysutnist-raketonosiyiv-u-chornomu-mori-zagalnyj-zalp-mozhe-syagaty-24-rakety/</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5-30T6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30052023ua.jpg" text:style-name="Internet_20_link" text:visited-style-name="Visited_20_Internet_20_Link">
warcrime-30052023ua.jpg</text:a>
', '<text:a xlink:type="simple" xlink:href="https://armyinform.com.ua/wp-content/uploads/2023/05/warcrime-30052023en.jpg" text:style-name="Internet_20_link" text:visited-style-name="Visited_20_Internet_20_Link">
warcrime-30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15" text:anchor-type="as-char" svg:width="6.9236in" svg:height="4.448413in" draw:z-index="0">
<draw:image xlink:href="../Images/AРМІЯINFORM/2023-05-30T67-00-00-04-00/warcrime-30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text:span>
 <text:span text:style-name="T4">
 30 </text:span>
 <text:span text:style-name="T4">
 </text:span>
 May ** Registered:</text:p>
      <ul>
        <li>
90 192 Military Crimes, * 17 283 Crimes against National Security of Ukraine.</li>
      </ul>
      <text:p text:style-name="P4">
In addition, according to the official data of juvenile prosecutors, <text:span text:style-name="T4">
 1472 children have become </text:span>
 due to aggression of the Russian Federation, including:</text:p>
      <ul>
        <li>
483 - Children were killed, * 98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16" text:anchor-type="as-char" svg:width="6.9236in" svg:height="4.448413in" draw:z-index="0">
<draw:image xlink:href="../Images/AРМІЯINFORM/2023-05-30T67-00-00-04-00/warcrime-30052023en.jpg" xlink:type="simple" xlink:show="embed" xlink:actuate="onLoad" draw:mime-type="image/jpeg"/>
</draw:frame>
</text:p>
      <text:p text:style-name="P4">
News Source: <text:a xlink:type="simple" xlink:href="https://armyinform.com.ua/2023/05/30/ofis-genprokurora-ukrayiny-zadokumentovano-ponad-17-tysyach-zlochyniv-proty-naczbezpeky-6/" text:style-name="Internet_20_link" text:visited-style-name="Visited_20_Internet_20_Link">
https://armyinform.com.ua/2023/05/30/ofis-genprokurora-ukrayiny-zadokumentovano-ponad-17-tysyach-zlochyniv-proty-naczbezpeky-6/</text:a>
</text:p>
      <!--NEWS-->
      <text:h text:style-name="P10" text:outline-level="1">
<text:span text:style-name="T4">
Ukraine and Portugal have signed a memorandum on social cooperation</text:span>
</text:h>
      <text:p text:style-name="P4">
Author: ['АРМІЯINFORM']</text:p>
      <text:p text:style-name="P4">
Time: 2023-05-30T68:00:00-04:00</text:p>
      <text:p text:style-name="P4">
Description: Social Polivisty Polikyniykh Ukrainian Oksana Zholnovich Ta Miniger Pratsі, Soligadnosti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news_1486547593_589aea89b289a.jpg" text:style-name="Internet_20_link" text:visited-style-name="Visited_20_Internet_20_Link">
news_1486547593_589aea89b289a.jpg</text:a>
']</text:p>
      <text:p text:style-name="P4">
Tags: ['МІНСОЦПОЛІТИКИ', 'СВІТ ПІДТРИМУЄ УКРАЇНУ', 'СОЦІАЛЬНИЙ ЗАХИСТ', 'УКРАЇНА-ПОРТУГАЛІЯ']</text:p>
      <text:p text:style-name="P4">
Category: News</text:p>
      <!--METADATA-->
      <text:p text:style-name="P4">
<draw:frame draw:style-name="fr1" draw:name="Image317" text:anchor-type="as-char" svg:width="6.9236in" svg:height="5.1927in" draw:z-index="0">
<draw:image xlink:href="../Images/AРМІЯINFORM/2023-05-30T68-00-00-04-00/news_1486547593_589aea89b289a.jpg" xlink:type="simple" xlink:show="embed" xlink:actuate="onLoad" draw:mime-type="image/jpeg"/>
</draw:frame>
</text:p>
      <text:p text:style-name="P4">
Міністр соціальної політики України Оксана Жолнович та Міністр праці,солідарності та соціального захисту Португалії Ана Мендес Годіньо уклалиМеморандум про взаєморозуміння між урядами Португалії та України щодоспівпраці у сфері соціальної політики,<text:a xlink:type="simple" xlink:href="https://www.kmu.gov.ua/news/ukraina-ta-portuhaliia-pidpysaly-memorandum-shchodo-spivpratsi-u-sotsialnii-sferi" text:style-name="Internet_20_link" text:visited-style-name="Visited_20_Internet_20_Link">
повідомляє</text:a>
Government portal.</text:p>
      <text:p text:style-name="P4">
The memorandum involves the exchange of knowledge and experience in the fields of social protection groups, providing them with social assistance, in the direction of early childhood, as well as in general in the reform of the social action system.</text:p>
      <text:p text:style-name="P4">
During the meeting, the parties were subject to the directions in which Ukraine andportugal will interact more closely in the social sphere, in particular, it concerns the social support of children and people with disabilities.</text:p>
      <text:p text:style-name="P4">
Anah Mendes Godinho reported that Portugal is working on a "national plan of a child", which has three aspects. The first is the social transfer, which is automatically given to children who are at risk of poverty. The second is robotascular local teams that control that children are provided with all necessary. These children and their parents have priority in accessing services, such as supporting, employment, and more. The third aspect is a special program for children who do not have parents or who are in a bug.</text:p>
      <text:p text:style-name="P4">
In addition, the Minister of Labor, Solidarity and Social Protection of Portugal has been dealing with a project for people with disabilities, which is aimed at identifying disability and timely connecting a specialist in time.</text:p>
      <ul>
        <li>
Now we work in almost all of these areas, so the experience of Portugal is really useful. First of all, we are interested in programs early. We want to build a system of qualitative training in Ukraine in Ukraine, which will work in these areas, web it to all regions. This is an interest in the supervisevizhalgal specialists, - Oksana Zholnovich emphasized.</li>
      </ul>
      <text:p text:style-name="P4">
Anaees Godinho noted that Portugal has centuries -old experience, in particular, in social support for children. She stressed that her country is ready to help with all the directions outlined. The parties have agreed in the near future to coordinate the interaction for the implementation of common initiatives.</text:p>
      <text:p text:style-name="P4">
News Source: <text:a xlink:type="simple" xlink:href="https://armyinform.com.ua/2023/05/30/ukrayina-ta-portugaliya-pidpysaly-memorandum-shhodo-spivpraczi-u-soczialnij-sferi/" text:style-name="Internet_20_link" text:visited-style-name="Visited_20_Internet_20_Link">
https://armyinform.com.ua/2023/05/30/ukrayina-ta-portugaliya-pidpysaly-memorandum-shhodo-spivpraczi-u-soczialnij-sferi/</text:a>
</text:p>
      <!--NEWS-->
      <text:h text:style-name="P10" text:outline-level="1">
<text:span text:style-name="T4">
Petro Chernik: Unrecognized drone over Moscow - a tremendous image blow to the Russian air defense system</text:span>
</text:h>
      <text:p text:style-name="P4">
Author: ['АРМІЯINFORM']</text:p>
      <text:p text:style-name="P4">
Time: 2023-05-30T69:00:00-04:00</text:p>
      <text:p text:style-name="P4">
Description: About the KOMENTER MILITARY MEDIA Center, Having stated VIISKOVY Analik Colonel Petr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30_360_1624149998-169.jpg" text:style-name="Internet_20_link" text:visited-style-name="Visited_20_Internet_20_Link">
630_360_1624149998-169.jpg</text:a>
']</text:p>
      <text:p text:style-name="P4">
Tags: ['MILITARY MEDIA CENTER', 'STOPRUSSIA', 'АГРЕСІЯ РФ', 'ВТОРГНЕННЯ РФ', 'ПЕТРО ЧЕРНИК']</text:p>
      <text:p text:style-name="P4">
Category: News</text:p>
      <!--METADATA-->
      <text:p text:style-name="P4">
<draw:frame draw:style-name="fr1" draw:name="Image318" text:anchor-type="as-char" svg:width="6.9236in" svg:height="3.956343in" draw:z-index="0">
<draw:image xlink:href="../Images/AРМІЯINFORM/2023-05-30T69-00-00-04-00/630_360_1624149998-169.jpg" xlink:type="simple" xlink:show="embed" xlink:actuate="onLoad" draw:mime-type="image/jpeg"/>
</draw:frame>
About it in <text:a xlink:type="simple" xlink:href="https://t.me/militarymediacenter/2083" text:style-name="Internet_20_link" text:visited-style-name="Visited_20_Internet_20_Link">
comment</text:a>
Military Mediacenter was stated by a military analyst Colonel Petro Chernyk.</text:p>
      <text:p text:style-name="P4">
According to the analyst, _ "If drones of unknown origin breaks through the trustee of defense and practically reach the capital of the country that considers the sebenade state, is their weapons have any cost?" _ _ _</text:p>
      <text:p text:style-name="P4">
"That is, their praised, super-stimulating, who have no analogues in the world of C-350" Vityaz ", C-400" Triumph "and others could not intercept the drones that have passed a large-scale,"-said Petro Chernyk.</text:p>
      <text:p text:style-name="P4">
Advisor to the Presidential Office of Ukraine Mikhail Podolyak commented so commented on Moscow: "Perhaps not all drones are ready to attack Ukraine and want to turn to their creators and ask the question accordingly:" What do you send us to beat us on children of Ukraine, in Kiev, etc. "?"</text:p>
      <text:p text:style-name="P4">
News Source: <text:a xlink:type="simple" xlink:href="https://armyinform.com.ua/2023/05/30/petro-chernyk-neopiznani-bezpilotnyky-nad-moskvoyu-kolosalnyj-imidzhevyj-udar-po-rosijskij-systemi-ppo/" text:style-name="Internet_20_link" text:visited-style-name="Visited_20_Internet_20_Link">
https://armyinform.com.ua/2023/05/30/petro-chernyk-neopiznani-bezpilotnyky-nad-moskvoyu-kolosalnyj-imidzhevyj-udar-po-rosijskij-systemi-ppo/</text:a>
</text:p>
      <!--NEWS-->
      <text:h text:style-name="P10" text:outline-level="1">
<text:span text:style-name="T4">
The coordination headquarters took place with the Marines families</text:span>
</text:h>
      <text:p text:style-name="P4">
Author: ['АРМІЯINFORM']</text:p>
      <text:p text:style-name="P4">
Time: 2023-05-30T70:00:00-04:00</text:p>
      <text:p text:style-name="P4">
Description: At the coordinating headquarters of Putin, Zustychovniy Zustychovye Zustychych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kshppv.jpg" text:style-name="Internet_20_link" text:visited-style-name="Visited_20_Internet_20_Link">
kshppv.jpg</text:a>
']</text:p>
      <text:p text:style-name="P4">
Tags: ['STOPRUSSIA', 'АГРЕСІЯ РФ', 'ВІЙНА', 'ВІЙСЬКОВОПОЛОНЕНІ', 'КООРДИНАЦІЙНИЙ ШТАБ']</text:p>
      <text:p text:style-name="P4">
Category: News</text:p>
      <!--METADATA-->
      <text:p text:style-name="P4">
<draw:frame draw:style-name="fr1" draw:name="Image319" text:anchor-type="as-char" svg:width="6.9236in" svg:height="3.900295in" draw:z-index="0">
<draw:image xlink:href="../Images/AРМІЯINFORM/2023-05-30T70-00-00-04-00/kshppv.jpg" xlink:type="simple" xlink:show="embed" xlink:actuate="onLoad" draw:mime-type="image/jpeg"/>
</draw:frame>
The Coordination Headquarters on the Defense of Prisoners of Pursuing took place with the families of defenders of the 36th Separate Brigade of the Marine Infantry Nam Dradmiral Mikhail Bilynsky.</text:p>
      <text:p text:style-name="P4">
Asked by relatives of the captives of Marines answered the representative of the coordination headquarters.</text:p>
      <text:p text:style-name="P4">
One of the questions that was raised during the meeting was to be performed(https://koordshtab.gov.ua/archive/1626)Coordination headquarters of inquiries for the treatment of prisoners of war.</text:p>
      <text:p text:style-name="P4">
According to the headquarters, the Russian Federation does not provide official information about the conditions of detention or the places of maintenance of the military and in the territory of Russia and in the temporarily occupied Ukrainian territories.</text:p>
      <text:p text:style-name="P4">
A similar situation with the provision of medical care and correspondence of captives with their relatives-the aggressor country does not fulfill their obligations, as provided for by the rules of international humanitarian law.</text:p>
      <text:p text:style-name="P4">
It should be noted that the relevant mandate for visits to the places of freedom, derivative of prisoners of war, has the mission of the International Committee of the Chervonolas. However, it can only be implemented if the country that holds the people gives permission.</text:p>
      <text:p text:style-name="P4">
Among other things, they discussed issues concerning the safety in the information space. As the headquarters representative noted, relatives should be careful, giving the commentary or spreading information about the captive defender. Such information can be used by fraudsters, in particular for extorting money or other manipulations.</text:p>
      <text:p text:style-name="P4">
News Source: <text:a xlink:type="simple" xlink:href="https://armyinform.com.ua/2023/05/30/u-koordynaczijnomu-shtabi-vidbulasya-zustrich-z-rodynamy-morpihiv-4/" text:style-name="Internet_20_link" text:visited-style-name="Visited_20_Internet_20_Link">
https://armyinform.com.ua/2023/05/30/u-koordynaczijnomu-shtabi-vidbulasya-zustrich-z-rodynamy-morpihiv-4/</text:a>
</text:p>
      <!--NEWS-->
      <text:h text:style-name="P10" text:outline-level="1">
<text:span text:style-name="T4">
Two Russian spies wanted to arrange a resident of Kiev in the defensive plant of the capital</text:span>
</text:h>
      <text:p text:style-name="P4">
Author: ['АРМІЯINFORM']</text:p>
      <text:p text:style-name="P4">
Time: 2023-05-30T71:00:00-04:00</text:p>
      <text:p text:style-name="P4">
Description: The individuals of the brushes of the Rosіyskiysky Posadovsi, Yaki have reckoned before Rosvіduvalno-Pіdrino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320" text:anchor-type="as-char" svg:width="6.9236in" svg:height="4.367194in" draw:z-index="0">
<draw:image xlink:href="../Images/AРМІЯINFORM/2023-05-30T71-00-00-04-00/a8879da467f5ef3186c59aa101cecbce_id76321_1300x820_141_650x410.jpg" xlink:type="simple" xlink:show="embed" xlink:actuate="onLoad" draw:mime-type="image/jpeg"/>
</draw:frame>
Illustrative photo</text:p>
      <text:p text:style-name="P4">
Persons of two more Russian officials who are involved in reconnaissance and subversive activities against Ukraine are established. One of them is the head of the International Military Cooperation of the Ministry of Defense of the RFPOCLOVER Dmitry Guli. Another Russian spy was the Deputy Director of the Legal Department of the Ministry of Economic Development of the aggressor country Vitaliy Textelev.</text:p>
      <text:p text:style-name="P4">
It was found that at the beginning of a large -scale invasion, they remotely -converted a resident of Kiev. Soon the man got the task of them - to set up in one of the defensive companies in the capital region. The ultimate metati agent is to collect and transfer in the Russian Federation intelligence.</text:p>
      <text:p text:style-name="P4">
In this way, Russian officials tried to obtain secret information of pronal Ukrainian weapons that came to the Front forces.</text:p>
      <text:p text:style-name="P4">
In addition, they were interested in data on the consequences of Russian rocket strokes of the cover infrastructure of Kiev.</text:p>
      <text:p text:style-name="P4">
In February 2023, the Security Service detained the enemy agent and informed him about the state treason.</text:p>
      <text:p text:style-name="P4">
During the investigation, the staff of the Ukrainian special service "split" the detainee - he provided personal data of his "curators" from the Russian Federation.</text:p>
      <text:p text:style-name="P4">
In the case of the capture of Kiev, they promised their agent a loyal attitude from the governors.</text:p>
      <text:p text:style-name="P4">
On the basis of the evidence collected, both Russians were reported suspicion of sandstone committed by prior conspiracy by a group of persons.</text:p>
      <text:p text:style-name="P4">
Investigation is ongoing to establish all the circumstances of the crime and prosecute.</text:p>
      <text:p text:style-name="P4">
<text:span text:style-name="T4">
 Source: </text:span>
 <text:a xlink:type="simple" xlink:href="https://ssu.gov.ua/novyny/sbu-vykryla-dvokh-rosiiskykh-shpyhuniv-yaki-khotily-vlashtuvaty-svoho-ahenta-do-oboronnoho-zavodu-u-kyievi" text:style-name="Internet_20_link" text:visited-style-name="Visited_20_Internet_20_Link">
<text:span text:style-name="T5">
SBU</text:span>
</text:a>
</text:p>
      <text:p text:style-name="P4">
News Source: <text:a xlink:type="simple" xlink:href="https://armyinform.com.ua/2023/05/30/dvoye-rosijskyh-shpyguniv-hotily-vlashtuvaty-kyyanyna-do-oboronnogo-zavodu-stolyczi/" text:style-name="Internet_20_link" text:visited-style-name="Visited_20_Internet_20_Link">
https://armyinform.com.ua/2023/05/30/dvoye-rosijskyh-shpyguniv-hotily-vlashtuvaty-kyyanyna-do-oboronnogo-zavodu-stolyczi/</text:a>
</text:p>
      <!--NEWS-->
      <text:h text:style-name="P10" text:outline-level="1">
<text:span text:style-name="T4">
The Ukrainian military received 500 FPV-Drones of Pegasus</text:span>
</text:h>
      <text:p text:style-name="P4">
Author: ['АРМІЯINFORM']</text:p>
      <text:p text:style-name="P4">
Time: 2023-05-30T72:00:00-04:00</text:p>
      <text:p text:style-name="P4">
Description: The Ukrainian VIISKOVIM was handed over to 500 FPV-Dropas “Pegasus” VID Ukrainian blockchain-compani ...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novyj-proekt-10-768x432-1-1.webp" text:style-name="Internet_20_link" text:visited-style-name="Visited_20_Internet_20_Link">
novyj-proekt-10-768x432-1-1.webp</text:a>
']</text:p>
      <text:p text:style-name="P4">
Tags: ['АРМІЯ ДРОНІВ', 'МИХАЙЛО ФЕДОРОВ']</text:p>
      <text:p text:style-name="P4">
Category: News</text:p>
      <!--METADATA-->
      <text:p text:style-name="P4">
<draw:frame draw:style-name="fr1" draw:name="Image321" text:anchor-type="as-char" svg:width="6.9236in" svg:height="3.894525in" draw:z-index="0">
<draw:image xlink:href="../ConvertedIMGs/AРМІЯINFORM/2023-05-30T72-00-00-04-00/novyj-proekt-10-768x432-1-1.png" xlink:type="simple" xlink:show="embed" xlink:actuate="onLoad" draw:mime-type="image/png"/>
</draw:frame>
The Ukrainian military was transferred to 500 FPV-punks "Pegas" from the Ukrainian blockers-company Everstake.</text:p>
      <text:p text:style-name="P4">
About it <text:a xlink:type="simple" xlink:href="https://t.me/zedigital/3180" text:style-name="Internet_20_link" text:visited-style-name="Visited_20_Internet_20_Link">
reports</text:a>
Viceremier-Minister of Zinnovations, Development of Education, Science and Technology-Minister of Digital Transformation Mikhail Fedorov.</text:p>
      <text:p text:style-name="P4">
“The drones were distributed between 13 units of the Defense Forces of Ukraine. Some of them have already destroyed dozens of hostile objects, ”he said.</text:p>
      <text:p text:style-name="P4">
Mikhail Fedorov noted that FPV-aranies are a competitive advantage on the battlefield. They catch up and destroy almost any goal. And most importantly, they keep the life of our soldiers, who see all the steps of the Russians while in shelter.</text:p>
      <text:p text:style-name="P4">
News Source: <text:a xlink:type="simple" xlink:href="https://armyinform.com.ua/2023/05/30/ukrayinski-vijskovi-otrymaly-500-fpv-droniv-pegas/" text:style-name="Internet_20_link" text:visited-style-name="Visited_20_Internet_20_Link">
https://armyinform.com.ua/2023/05/30/ukrayinski-vijskovi-otrymaly-500-fpv-droniv-pegas/</text:a>
</text:p>
      <!--NEWS-->
      <text:h text:style-name="P10" text:outline-level="1">
<text:span text:style-name="T4">
There are no queues for exchange, we take away all - coordinating headquarters</text:span>
</text:h>
      <text:p text:style-name="P4">
Author: ['АРМІЯINFORM']</text:p>
      <text:p text:style-name="P4">
Time: 2023-05-30T73:00:00-04:00</text:p>
      <text:p text:style-name="P4">
Description: At the coordinating headquarters, Zustinich Zustinch was nyskovo service National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abe27b4c-bba9-48c5-8797-804214fb0876.jpg" text:style-name="Internet_20_link" text:visited-style-name="Visited_20_Internet_20_Link">
abe27b4c-bba9-48c5-8797-804214fb0876.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22" text:anchor-type="as-char" svg:width="6.9236in" svg:height="3.894525in" draw:z-index="0">
<draw:image xlink:href="../Images/AРМІЯINFORM/2023-05-30T73-00-00-04-00/abe27b4c-bba9-48c5-8797-804214fb0876.jpg" xlink:type="simple" xlink:show="embed" xlink:actuate="onLoad" draw:mime-type="image/jpeg"/>
</draw:frame>
The Coordination Headquarters met with the families of the Military State Guard of Ukraine, which was attended by representatives of the coordination plant, the NSU, the Office of the Commissioner of the Verkhovna Rada for Human Rights.</text:p>
      <text:p text:style-name="P4">
About it <text:a xlink:type="simple" xlink:href="https://t.me/Koord_shtab/1148" text:style-name="Internet_20_link" text:visited-style-name="Visited_20_Internet_20_Link">
reports</text:a>
Coordinating headquarters of inquiries for the treatment of prisoners of war.</text:p>
      <text:p text:style-name="P4">
The Ombudsman's office representative noted that all negotiations on the exchange, as well as the return of the bodies of dead heroes are conducted with Russian Federation, even if our defenders are in the temporarily occupied Luhansk and Donetsk regions.</text:p>
      <text:p text:style-name="P4">
The general register with the names of all prisoners, missing and those who are lost, but did not find the bodies, is not regularly served by the aggressor state of exchange-about once a week.</text:p>
      <text:p text:style-name="P4">
"But negotiations can also take categories, for example, about the wounded tachyrs," said NSU representative.</text:p>
      <text:p text:style-name="P4">
“There are no queues for exchange. We distinguish as priority categories of weighted, seriously ill, women. But we take away everyone who agrees to give the enemy, ”the headquarters representative assured.</text:p>
      <text:p text:style-name="P4">
News Source: <text:a xlink:type="simple" xlink:href="https://armyinform.com.ua/2023/05/30/zhodnyh-cherg-na-obmin-ne-isnuye-zabyrayemo-vsih-koordynaczijnyj-shtab/" text:style-name="Internet_20_link" text:visited-style-name="Visited_20_Internet_20_Link">
https://armyinform.com.ua/2023/05/30/zhodnyh-cherg-na-obmin-ne-isnuye-zabyrayemo-vsih-koordynaczijnyj-shtab/</text:a>
</text:p>
      <!--NEWS-->
      <text:h text:style-name="P10" text:outline-level="1">
<text:span text:style-name="T4">
During the day, the enemy did not advance on any of the directions on which the offensive - Anna Malyar</text:span>
</text:h>
      <text:p text:style-name="P4">
Author: ['АРМІЯINFORM']</text:p>
      <text:p text:style-name="P4">
Time: 2023-05-30T74:00:00-04:00</text:p>
      <text:p text:style-name="P4">
Description: SCID FLOSE OF THE EPICenter Boyovikh Die. The voyage is not a polyshad to click on Donetska ... the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11/2022-11-17-12.21.07.jpg" text:style-name="Internet_20_link" text:visited-style-name="Visited_20_Internet_20_Link">
2022-11-17-12.21.07.jpg</text:a>
']</text:p>
      <text:p text:style-name="P4">
Tags: ['АГРЕСІЯ РФ', 'БАХМУТ', 'ВТОРГНЕННЯ РФ', 'ГАННА МАЛЯР', 'КОРДОН З РФ']</text:p>
      <text:p text:style-name="P4">
Category: News</text:p>
      <!--METADATA-->
      <text:p text:style-name="P4">
<draw:frame draw:style-name="fr1" draw:name="Image323" text:anchor-type="as-char" svg:width="6.9236in" svg:height="4.61393in" draw:z-index="0">
<draw:image xlink:href="../Images/AРМІЯINFORM/2023-05-30T74-00-00-04-00/2022-11-17-12.21.07.jpg" xlink:type="simple" xlink:show="embed" xlink:actuate="onLoad" draw:mime-type="image/jpeg"/>
</draw:frame>
Anna painter. Photo: Dmitryurchenko / Armyinform</text:p>
      <text:p text:style-name="P4">
The East remains the epicenter of hostilities. The enemy does not leave the purpose of capture Donetsk and Lugansk regions. The intensity of the enemy's offensive actions is slightly reduced. Instead, the intensity of thauvation strokes is maintained.</text:p>
      <text:p text:style-name="P4">
About it <text:a xlink:type="simple" xlink:href="https://t.me/annamaliar/803" text:style-name="Internet_20_link" text:visited-style-name="Visited_20_Internet_20_Link">
reports</text:a>
Deputy Minister of Defense of Ukraine Anna Malyar.</text:p>
      <text:p text:style-name="P4">
In three directions during the day, the enemy did not take offensive actions. It is said - <text:span text:style-name="T4">
 Liman, Avdiivsky, Shakhtar </text:span>
.</text:p>
      <text:p text:style-name="P4">
In the <text:span text:style-name="T4">
 Kupyansk direction </text:span>
 the enemy has unsuccessful offensive actions.</text:p>
      <text:p text:style-name="P4">
In the <text:span text:style-name="T4">
 Marinsky direction </text:span>
 During the day, our defenders repelled the 12th attack in the city of Marinka.</text:p>
      <text:p text:style-name="P4">
“On the <text:span text:style-name="T4">
 Bakhmut direction </text:span>
 the opponent of offensive actions is not conducting. Also in this direction is the replacement and regrouping of enemy troops. Our troops control Bakhmut's southwestern outskirts. In the north and south, the suburbs of Bakhmut of rolling troops were suspended several days ago for the execution of other military service. Which, in fact, are being done, ”said Anna Malyar.</text:p>
      <text:p text:style-name="P4">
According to the Deputy Minister of Defense of Ukraine, in the <text:span text:style-name="T4">
 south </text:span>
 - the enemy of Vetrone. In the north** :</text:p>
      <ul>
        <li>
On the border with Belarus - the situation is stable. No signs of formation of offensive groups were detected; * On the border with the Russian Federation. In border areas, the enemy continues to maintain military presence. Performs mortar and artillery shelling, causes aviation strikes.</li>
      </ul>
      <text:p text:style-name="P4">
News Source: <text:a xlink:type="simple" xlink:href="https://armyinform.com.ua/2023/05/30/za-dobu-vorog-ne-prosunuvsya-na-zhodnomu-z-napryamkiv-na-yakyh-viv-nastup-ganna-malyar/" text:style-name="Internet_20_link" text:visited-style-name="Visited_20_Internet_20_Link">
https://armyinform.com.ua/2023/05/30/za-dobu-vorog-ne-prosunuvsya-na-zhodnomu-z-napryamkiv-na-yakyh-viv-nastup-ganna-malyar/</text:a>
</text:p>
      <!--NEWS-->
      <text:h text:style-name="P10" text:outline-level="1">
<text:span text:style-name="T4">
Every day of the struggle brings us closer to victory - Volodymyr Zelenskyy</text:span>
</text:h>
      <text:p text:style-name="P4">
Author: ['АРМІЯINFORM']</text:p>
      <text:p text:style-name="P4">
Time: 2023-05-30T75:00:00-04:00</text:p>
      <text:p text:style-name="P4">
Description: President of Ukraine Volodymyr Zelensky Vyzha, Chim Bі more mi Zrobimo Sogodnі, Tim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454386927668153391_y.jpg" text:style-name="Internet_20_link" text:visited-style-name="Visited_20_Internet_20_Link">
photo_5454386927668153391_y.jpg</text:a>
', '<text:a xlink:type="simple" xlink:href="https://armyinform.com.ua/wp-content/uploads/2023/05/photo_5454386927668153393_y-150x150.jpg" text:style-name="Internet_20_link" text:visited-style-name="Visited_20_Internet_20_Link">
photo_5454386927668153393_y-150x150.jpg</text:a>
', '<text:a xlink:type="simple" xlink:href="https://armyinform.com.ua/wp-content/uploads/2023/05/photo_5454386927668153389_y-150x150.jpg" text:style-name="Internet_20_link" text:visited-style-name="Visited_20_Internet_20_Link">
photo_5454386927668153389_y-150x150.jpg</text:a>
', '<text:a xlink:type="simple" xlink:href="https://armyinform.com.ua/wp-content/uploads/2023/05/photo_5454386927668153392_y-150x150.jpg" text:style-name="Internet_20_link" text:visited-style-name="Visited_20_Internet_20_Link">
photo_5454386927668153392_y-150x150.jpg</text:a>
', '<text:a xlink:type="simple" xlink:href="https://armyinform.com.ua/wp-content/uploads/2023/05/photo_5454386927668153390_y-150x150.jpg" text:style-name="Internet_20_link" text:visited-style-name="Visited_20_Internet_20_Link">
photo_5454386927668153390_y-150x150.jpg</text:a>
']</text:p>
      <text:p text:style-name="P4">
Tags: ['ВОЛОДИМИР ЗЕЛЕНСЬКИЙ', 'ПРЕЗИДЕНТ УКРАЇНИ']</text:p>
      <text:p text:style-name="P4">
Category: News</text:p>
      <!--METADATA-->
      <text:p text:style-name="P4">
<draw:frame draw:style-name="fr1" draw:name="Image324" text:anchor-type="as-char" svg:width="6.9236in" svg:height="4.615733in" draw:z-index="0">
<draw:image xlink:href="../Images/AРМІЯINFORM/2023-05-30T75-00-00-04-00/photo_5454386927668153391_y.jpg" xlink:type="simple" xlink:show="embed" xlink:actuate="onLoad" draw:mime-type="image/jpeg"/>
</draw:frame>
President of Ukraine Volodymyr Zelensky believes that the more we will happen, the faster we will finish the war with our victory.</text:p>
      <text:p text:style-name="P4">
The head of state [wrote] about it(https://t.me/V_Zelenskiy_official/6417)DISTRIBUTE telegram channel.</text:p>
      <text:p text:style-name="P4">
"Every day matters," he emphasized.</text:p>
      <text:p text:style-name="P4">
<text:a xlink:type="simple" xlink:href="https://armyinform.com.ua/wp-content/uploads/2023/05/photo_5454386927668153393_y.jpg" text:style-name="Internet_20_link" text:visited-style-name="Visited_20_Internet_20_Link">
!(Images/AРМІЯINFORM/2023-05-30T75-00-00-04-00/photo_5454386927668153393_y-150x150.jpg)</text:a>
</text:p>
      <text:p text:style-name="P4">
<text:a xlink:type="simple" xlink:href="https://armyinform.com.ua/wp-content/uploads/2023/05/photo_5454386927668153389_y.jpg" text:style-name="Internet_20_link" text:visited-style-name="Visited_20_Internet_20_Link">
<draw:frame draw:style-name="fr1" draw:name="Image325" text:anchor-type="as-char" svg:width="6.9236in" svg:height="6.9236in" draw:z-index="0">
<draw:image xlink:href="../Images/AРМІЯINFORM/2023-05-30T75-00-00-04-00/photo_5454386927668153389_y-150x150.jpg" xlink:type="simple" xlink:show="embed" xlink:actuate="onLoad" draw:mime-type="image/jpeg"/>
</draw:frame>
</text:a>
</text:p>
      <text:p text:style-name="P4">
<text:a xlink:type="simple" xlink:href="https://armyinform.com.ua/wp-content/uploads/2023/05/photo_5454386927668153392_y.jpg" text:style-name="Internet_20_link" text:visited-style-name="Visited_20_Internet_20_Link">
<draw:frame draw:style-name="fr1" draw:name="Image326" text:anchor-type="as-char" svg:width="6.9236in" svg:height="6.9236in" draw:z-index="0">
<draw:image xlink:href="../Images/AРМІЯINFORM/2023-05-30T75-00-00-04-00/photo_5454386927668153392_y-150x150.jpg" xlink:type="simple" xlink:show="embed" xlink:actuate="onLoad" draw:mime-type="image/jpeg"/>
</draw:frame>
</text:a>
</text:p>
      <text:p text:style-name="P4">
<text:a xlink:type="simple" xlink:href="https://armyinform.com.ua/wp-content/uploads/2023/05/photo_5454386927668153390_y.jpg" text:style-name="Internet_20_link" text:visited-style-name="Visited_20_Internet_20_Link">
<draw:frame draw:style-name="fr1" draw:name="Image327" text:anchor-type="as-char" svg:width="6.9236in" svg:height="6.9236in" draw:z-index="0">
<draw:image xlink:href="../Images/AРМІЯINFORM/2023-05-30T75-00-00-04-00/photo_5454386927668153390_y-150x150.jpg" xlink:type="simple" xlink:show="embed" xlink:actuate="onLoad" draw:mime-type="image/jpeg"/>
</draw:frame>
</text:a>
</text:p>
      <text:p text:style-name="P4">
News Source: <text:a xlink:type="simple" xlink:href="https://armyinform.com.ua/2023/05/30/kozhen-den-nashoyi-borotby-nablyzhaye-nas-do-peremogy-volodymyr-zelenskyj/" text:style-name="Internet_20_link" text:visited-style-name="Visited_20_Internet_20_Link">
https://armyinform.com.ua/2023/05/30/kozhen-den-nashoyi-borotby-nablyzhaye-nas-do-peremogy-volodymyr-zelenskyj/</text:a>
</text:p>
      <!--NEWS-->
      <text:h text:style-name="P10" text:outline-level="1">
<text:span text:style-name="T4">
Dmytro Kuleba reacted to the night attack of the Russian Federation: the answer is one - an increase in the supply of air defense and ammunition</text:span>
</text:h>
      <text:p text:style-name="P4">
Author: ['АРМІЯINFORM']</text:p>
      <text:p text:style-name="P4">
Time: 2023-05-30T76:00:00-04:00</text:p>
      <text:p text:style-name="P4">
Description: The main of the law enforcement reports of Ukraine Dmitro Kuleba Vidreaguvu on the NICHNU Rosiycu attack 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kuleba.jpeg" text:style-name="Internet_20_link" text:visited-style-name="Visited_20_Internet_20_Link">
kuleba.jpeg</text:a>
']</text:p>
      <text:p text:style-name="P4">
Tags: ['АТАКА ДРОНІВ', 'ДМИТРО КУЛЕБА']</text:p>
      <text:p text:style-name="P4">
Category: News</text:p>
      <!--METADATA-->
      <text:p text:style-name="P4">
<draw:frame draw:style-name="fr1" draw:name="Image328" text:anchor-type="as-char" svg:width="6.9236in" svg:height="4.330592in" draw:z-index="0">
<draw:image xlink:href="../Images/AРМІЯINFORM/2023-05-30T76-00-00-04-00/kuleba.jpeg" xlink:type="simple" xlink:show="embed" xlink:actuate="onLoad" draw:mime-type="image/jpeg"/>
</draw:frame>
Foreign Minister of Ukraine Dmytro Kuleba reacted to the night -Russian attack and noted that the only reaction to the terror of the Russian Federation, which could be the chase of supplies of air defense systems and ammunition.</text:p>
      <text:p text:style-name="P4">
He [wrote] about it(https://twitter.com/DmytroKuleba/status/1663461766045618176?s=20)Obliga Twitter.</text:p>
      <text:p text:style-name="P4">
“There can be only one answer for every Russian attack aimed at depleting Ukrainian prototypical defense: an increase in production and the supply of air defense and ammunition systems with EU Inato partners. And this is what we work on. Together we will defeat another Russian strategy of terror, ”the head of the foreign policy department wrote.</text:p>
      <text:p text:style-name="P4">
It is known that on the night of May 30, Russian occupation troops <text:a xlink:type="simple" xlink:href="https://armyinform.com.ua/2023/05/30/nichna-ataka-na-kyyiv-syly-ppo-znyshhyly-29-iz-31-shahediv/" text:style-name="Internet_20_link" text:visited-style-name="Visited_20_Internet_20_Link">
attacked</text:a>
Shahaneda Ukraine. The forces and means were laid 29 Drones-Kamikadze out of 31.</text:p>
      <text:p text:style-name="P4">
News Source: <text:a xlink:type="simple" xlink:href="https://armyinform.com.ua/2023/05/30/dmytro-kuleba-vidreaguvav-na-nichnu-ataku-rf-vidpovid-odna-zbilshennya-postachannya-ppo-ta-boyeprypasiv/" text:style-name="Internet_20_link" text:visited-style-name="Visited_20_Internet_20_Link">
https://armyinform.com.ua/2023/05/30/dmytro-kuleba-vidreaguvav-na-nichnu-ataku-rf-vidpovid-odna-zbilshennya-postachannya-ppo-ta-boyeprypasiv/</text:a>
</text:p>
      <!--NEWS-->
      <text:h text:style-name="P10" text:outline-level="1">
<text:span text:style-name="T4">
The traitor was convicted of 15 years in prison, who "drained" the place of defense forces in the north of Ukraine</text:span>
</text:h>
      <text:p text:style-name="P4">
Author: ['АРМІЯINFORM']</text:p>
      <text:p text:style-name="P4">
Time: 2023-05-30T77:00:00-04:00</text:p>
      <text:p text:style-name="P4">
Description: The court recognized the Rosiyskiye Agent 15 Rocky Vov'yaznnya for those, ShO VIN, having won Rosviddani about ... War with Ukraine 2022, war with Ukraine Latest news today, News War with Ukraine 2022 is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671eb1be11b9a9d587575baf2a47de62.jpeg" text:style-name="Internet_20_link" text:visited-style-name="Visited_20_Internet_20_Link">
671eb1be11b9a9d587575baf2a47de62.jpeg</text:a>
']</text:p>
      <text:p text:style-name="P4">
Tags: ['АГЕНТ РФ', 'ДЕРЖАВНА ЗРАДА', 'СБУ']</text:p>
      <text:p text:style-name="P4">
Category: News</text:p>
      <!--METADATA-->
      <text:p text:style-name="P4">
<draw:frame draw:style-name="fr1" draw:name="Image329" text:anchor-type="as-char" svg:width="6.9236in" svg:height="4.615733in" draw:z-index="0">
<draw:image xlink:href="../Images/AРМІЯINFORM/2023-05-30T77-00-00-04-00/671eb1be11b9a9d587575baf2a47de62.jpeg" xlink:type="simple" xlink:show="embed" xlink:actuate="onLoad" draw:mime-type="image/jpeg"/>
</draw:frame>
The court appointed Russian agent for 15 years in prison for collecting the defense of the border areas of Chernihiv region. The Vologans were interested in the place of base of the SBU units, the Armed Forces of Ukraine, the State Border Service, the Police and the SES.</text:p>
      <text:p text:style-name="P4">
About it <text:a xlink:type="simple" xlink:href="https://ssu.gov.ua/novyny/za-materialamy-sbu-15-rokiv-tiurmy-otrymav-zradnyk-yakyi-zlyvav-do-rf-dani-pro-oboronu-pivnichnykh-rubezhiv-ukrainy" text:style-name="Internet_20_link" text:visited-style-name="Visited_20_Internet_20_Link">
reports</text:a>
Security Service of Ukraine.</text:p>
      <text:p text:style-name="P4">
Also, the hostile agent planned to hand over to his Russian "curator" the location of one of the district hospitals and the local military-civilian administration. The invaders promised him up to 3 thousand UAH on a bank card.</text:p>
      <text:p text:style-name="P4">
According to investigators, the offender is repeatedly convicted inhabitant, who had previously served his sentence for theft and robbery. A few years ago, the recidivist moved to Chernihiv region as a migrant from East of Ukraine.</text:p>
      <text:p text:style-name="P4">
At the beginning of a large-scale invasion, it was recruited by a representative of the Russian Special Service and identified the task of intelligence and subversive activities. This is a photograph of Ukrainian objects with a attachment to the terrain and their geolocation on electronic maps.</text:p>
      <text:p text:style-name="P4">
On the basis of the evidence collected, the court found the attacker guilty of a state treason, committed in martial law.</text:p>
      <text:p text:style-name="P4">
News Source: <text:a xlink:type="simple" xlink:href="https://armyinform.com.ua/2023/05/30/na-15-rokiv-tyurmy-zasudzheno-zradnyka-yakyj-zlyvav-misczya-bazuvannya-syl-oborony-na-pivnochi-ukrayiny/" text:style-name="Internet_20_link" text:visited-style-name="Visited_20_Internet_20_Link">
https://armyinform.com.ua/2023/05/30/na-15-rokiv-tyurmy-zasudzheno-zradnyka-yakyj-zlyvav-misczya-bazuvannya-syl-oborony-na-pivnochi-ukrayiny/</text:a>
</text:p>
      <!--NEWS-->
      <text:h text:style-name="P10" text:outline-level="1">
<text:span text:style-name="T4">
The Council has reduced the maximum age of military accounting of conscripts from 27 to 25 years</text:span>
</text:h>
      <text:p text:style-name="P4">
Author: ['АРМІЯINFORM']</text:p>
      <text:p text:style-name="P4">
Time: 2023-05-30T78:00:00-04:00</text:p>
      <text:p text:style-name="P4">
Description: Verkhovna Rada of Ukraine praised Zmіni to the Law of Ukraine “About the Vіsyski -like ma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image-8.jpg" text:style-name="Internet_20_link" text:visited-style-name="Visited_20_Internet_20_Link">
image-8.jpg</text:a>
']</text:p>
      <text:p text:style-name="P4">
Tags: ['ВІЙСЬКОВИЙ ОБЛІК', 'ПРИЗОВНИКИ']</text:p>
      <text:p text:style-name="P4">
Category: News</text:p>
      <!--METADATA-->
      <text:p text:style-name="P4">
<draw:frame draw:style-name="fr1" draw:name="Image330" text:anchor-type="as-char" svg:width="6.9236in" svg:height="3.894525in" draw:z-index="0">
<draw:image xlink:href="../Images/AРМІЯINFORM/2023-05-30T78-00-00-04-00/image-8.jpg" xlink:type="simple" xlink:show="embed" xlink:actuate="onLoad" draw:mime-type="image/jpeg"/>
</draw:frame>
The Verkhovna Rada of Ukraine approved amendments to the Law of Ukraine "On Military Occupation and Military Service" and reduced the limit age(Bill <text:a xlink:type="simple" xlink:href="https://itd.rada.gov.ua/billInfo/Bills/Card/41904" text:style-name="Internet_20_link" text:visited-style-name="Visited_20_Internet_20_Link">
No. 9281</text:a>
).</text:p>
      <text:p text:style-name="P4">
Про це <text:a xlink:type="simple" xlink:href="https://www.rada.gov.ua/news/razom/237142.html" text:style-name="Internet_20_link" text:visited-style-name="Visited_20_Internet_20_Link">
повідомляє</text:a>
press service of the Verkhovna Rada of Ukraine.</text:p>
      <text:p text:style-name="P4">
In case of reduction of marginal conscript age to 25 years conscription will be enough time(1-3 years)for the realization of the performance of Ukrainian duty by citizens and conscription for conscript military service.</text:p>
      <text:p text:style-name="P4">
At the same time, the stay of citizens in the military registration of conscripts up to 27 years the need for annual arrival of them to the territorial centers of staffing and social support in order to confirm the right to defer from the call, as well as undergo medical examinations(surveys)leads to significant financial and material costs.</text:p>
      <text:p text:style-name="P4">
"The long -term stay of citizens on military registration of conscripts in the event of a state of war is inappropriate, given that a considerable number of suitable military service of citizens who do not have the status of military service is not possible to be involved in military service during the conscript during mobilization," - noted in the Verkhovna Rada.</text:p>
      <text:p text:style-name="P4">
Thus, the law regulates the replenishment of a mobilization reserve as an integral part of the military reserve of human resources, the structure of which was approved by the Cabinet of Ministers of Ukraine dated November 12, 2014 No. 607, by taking on military accounting for military conscripts, which have reached the age of 25 years of age. military accounting of conscripts.</text:p>
      <text:p text:style-name="P4">
News Source: <text:a xlink:type="simple" xlink:href="https://armyinform.com.ua/2023/05/30/rada-zmenshyla-granychnyj-vik-perebuvannya-na-vijskovomu-obliku-pryzovnykiv-z-27-po-25/" text:style-name="Internet_20_link" text:visited-style-name="Visited_20_Internet_20_Link">
https://armyinform.com.ua/2023/05/30/rada-zmenshyla-granychnyj-vik-perebuvannya-na-vijskovomu-obliku-pryzovnykiv-z-27-po-25/</text:a>
</text:p>
      <!--NEWS-->
      <text:h text:style-name="P10" text:outline-level="1">
<text:span text:style-name="T4">
On June 1, there will be a round table "Children of War. Russia's crimes against Ukrainian children ”</text:span>
</text:h>
      <text:p text:style-name="P4">
Author: ['АРМІЯINFORM']</text:p>
      <text:p text:style-name="P4">
Time: 2023-05-30T79:00:00-04:00</text:p>
      <text:p text:style-name="P4">
Description: 1 worm about 9:00 at the Military Media Center to get out of the circular stir "Diti Vіini. Angry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military-media-center.jpg" text:style-name="Internet_20_link" text:visited-style-name="Visited_20_Internet_20_Link">
military-media-center.jpg</text:a>
']</text:p>
      <text:p text:style-name="P4">
Tags: ['ДІТИ ВІЙНИ', 'КРУГЛИЙ СТІЛ']</text:p>
      <text:p text:style-name="P4">
Category: News</text:p>
      <!--METADATA-->
      <text:p text:style-name="P4">
<draw:frame draw:style-name="fr1" draw:name="Image331" text:anchor-type="as-char" svg:width="6.9236in" svg:height="3.894525in" draw:z-index="0">
<draw:image xlink:href="../Images/AРМІЯINFORM/2023-05-30T79-00-00-04-00/military-media-center.jpg" xlink:type="simple" xlink:show="embed" xlink:actuate="onLoad" draw:mime-type="image/jpeg"/>
</draw:frame>
June 1 at 9:00 in <text:a xlink:type="simple" xlink:href="https://t.me/militarymediacenter/2086" text:style-name="Internet_20_link" text:visited-style-name="Visited_20_Internet_20_Link">
Military Mediacenter</text:a>
 розпочнеться круглий стіл «Дітивійни. Злочини росії проти українських дітей».</text:p>
      <text:p text:style-name="P4">
Під час заходу буде оприлюднено останні дані щодо загиблих і пораненихвнаслідок агресії рф українських дітей, обговорено проблему евакуації дітей іззони бойових дій та складні механізми повернення дітей, депортованих рашистамидо росії. Також йтиметься про перспективи руху у справі Міжнародногокримінального суду проти путіна.</text:p>
      <text:p text:style-name="P4">
Учасники:</text:p>
      <ol>
        <li>
Оксана Димитрієва, начальниця відділу Департаменту захисту інтересів дітей та протидії насильству, Офіс Генерального прокурора України.  2. Василь Богдан, начальник Управління ювенальної превенції Національної поліції України.  3. Наталія Ємець, начальниця відділу аналітики Департаменту захисту прав громадян, постраждалих від збройної агресії, Міністерства з питань реінтеграції тимчасово окупованих територій України.  4. Аксана Філіпішина, юристка Української Гельсинської спілки з прав людини.  5. Дар’я Касьянова, голова правління «Української мережі за права дитини», національна директорка з розвитку програм міжнародної благодійної організації «SOS Дитячі Містечка».</li>
      </ol>
      <text:p text:style-name="P4">
Акредитація представників ЗМІ обов’язкова і триватиме до 19:00 31 травня!</text:p>
      <text:p text:style-name="P4">
Заявки на акредитацію надсилати на електронну адресу: psmodu@post.mil.gov.uaіз зазначенням прізвища, імені та по батькові журналіста, назви видання, номерпрескарти акредитації ЗСУ, контактного телефону.</text:p>
      <text:p text:style-name="P4">
News Source: <text:a xlink:type="simple" xlink:href="https://armyinform.com.ua/2023/05/30/1-chervnya-vidbudetsya-kruglyj-stil-dity-vijny-zlochyny-rosiyi-proty-ukrayinskyh-ditej/" text:style-name="Internet_20_link" text:visited-style-name="Visited_20_Internet_20_Link">
https://armyinform.com.ua/2023/05/30/1-chervnya-vidbudetsya-kruglyj-stil-dity-vijny-zlochyny-rosiyi-proty-ukrayinskyh-ditej/</text:a>
</text:p>
      <!--NEWS-->
      <text:h text:style-name="P10" text:outline-level="1">
<text:span text:style-name="T4">
Demonstration of Russian technique lined is a reminder to Europeans that war is about</text:span>
</text:h>
      <text:p text:style-name="P4">
Author: ['АРМІЯINFORM']</text:p>
      <text:p text:style-name="P4">
Time: 2023-05-30T80:00:00-04:00</text:p>
      <text:p text:style-name="P4">
Description: About the PID Hour Briffing at the Military Media Center, the Timchasovy of the Timchy of Rinsing on the right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454007548911932357_y-e1685452945758.jpg" text:style-name="Internet_20_link" text:visited-style-name="Visited_20_Internet_20_Link">
photo_5454007548911932357_y-e1685452945758.jpg</text:a>
', '<text:a xlink:type="simple" xlink:href="https://armyinform.com.ua/wp-content/uploads/2023/05/tank_groesbeek-photoshop-768x501-2.png" text:style-name="Internet_20_link" text:visited-style-name="Visited_20_Internet_20_Link">
tank_groesbeek-photoshop-768x501-2.png</text:a>
']</text:p>
      <text:p text:style-name="P4">
Tags: ['АГРЕСІЯ РФ', 'АНАТОЛІЙ СОЛОВЕЙ', 'ВИСТАВКА', 'НІДЕРЛАНДИ']</text:p>
      <text:p text:style-name="P4">
Category: News</text:p>
      <!--METADATA-->
      <text:p text:style-name="P4">
<draw:frame draw:style-name="fr1" draw:name="Image332" text:anchor-type="as-char" svg:width="6.9236in" svg:height="3.90669in" draw:z-index="0">
<draw:image xlink:href="../Images/AРМІЯINFORM/2023-05-30T80-00-00-04-00/photo_5454007548911932357_y-e1685452945758.jpg" xlink:type="simple" xlink:show="embed" xlink:actuate="onLoad" draw:mime-type="image/jpeg"/>
</draw:frame>
About it during a briefing in <text:a xlink:type="simple" xlink:href="https://t.me/militarymediacenter/2087" text:style-name="Internet_20_link" text:visited-style-name="Visited_20_Internet_20_Link">
Military Mediacenter</text:a>
Anatoliy Solovey, commented on the show in Amsterdam, reported the temporary attorney of Ukraine in the Netherlands Kingdom of the Netherlands.</text:p>
      <text:p text:style-name="P4">
Last March, the Ukrainian soldiers lined with the Ukrainian Culture Forum and available from May 25 to June 4th last March.</text:p>
      <text:p text:style-name="P4">
“This action is of great importance for the Dutch. Amsterdam has already become a third location, on which this lined Russian tank was exhibited, ”said Anatoly Solovey.</text:p>
      <text:p text:style-name="P4">
According to him, the exhibition is of lively interest.</text:p>
      <text:p text:style-name="P4">
"She is a very important symbolic reminder ... that the war, the watered in-world of the Second World War in Europe, is very, very close, it is in fact," said the Provisional Attorney, "we try to say that Ukraine and its victory in this war. It is extremely important not only for the country and Ukrainians itself, it is important for Europe, for Europeans and for the whole world. Therefore, it is necessary to gather the will in the fist and help Ukraine to win this important victory. "</text:p>
      <text:p text:style-name="P4">
<draw:frame draw:style-name="fr1" draw:name="Image333" text:anchor-type="as-char" svg:width="6.9236in" svg:height="4.516567in" draw:z-index="0">
<draw:image xlink:href="../Images/AРМІЯINFORM/2023-05-30T80-00-00-04-00/tank_groesbeek-photoshop-768x501-2.png" xlink:type="simple" xlink:show="embed" xlink:actuate="onLoad" draw:mime-type="image/png"/>
</draw:frame>
As <text:a xlink:type="simple" xlink:href="https://cultureforum.eu/programme/exposition-tank/" text:style-name="Internet_20_link" text:visited-style-name="Visited_20_Internet_20_Link">
report</text:a>
The organizers of the exhibition, the exhibit is "a symbol of fragility of democracy in Europe." On March 31, 2022, this tank was destroyed by Ukrainian military during the battle for Kiev in the village of Dmitrovka, nearby.</text:p>
      <text:p text:style-name="P4">
News Source: <text:a xlink:type="simple" xlink:href="https://armyinform.com.ua/2023/05/30/demonstracziya-pidbytoyi-rosijskoyi-tehniky-ye-nagaduvannyam-yevropejczyam-shho-vijna-blyzko/" text:style-name="Internet_20_link" text:visited-style-name="Visited_20_Internet_20_Link">
https://armyinform.com.ua/2023/05/30/demonstracziya-pidbytoyi-rosijskoyi-tehniky-ye-nagaduvannyam-yevropejczyam-shho-vijna-blyzko/</text:a>
</text:p>
      <!--NEWS-->
      <text:h text:style-name="P10" text:outline-level="1">
<text:span text:style-name="T4">
Часто повторювати такі вистави не зможуть ― Андрій Юсов про ракетну активізацію росіян</text:span>
</text:h>
      <text:p text:style-name="P4">
Author: ['АРМІЯINFORM']</text:p>
      <text:p text:style-name="P4">
Time: 2023-05-30T81:00:00-04:00</text:p>
      <text:p text:style-name="P4">
Description: I had a failure of the missile Blitzkrihu, the assault on the ears of spring, if Rosіyan is unsuccessfully ... The war with Ukraine 2022, the war with Ukraine is the latest news today, the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023-05-04-11.39.59.jpg" text:style-name="Internet_20_link" text:visited-style-name="Visited_20_Internet_20_Link">
2023-05-04-11.39.59.jpg</text:a>
']</text:p>
      <text:p text:style-name="P4">
Tags: ['STOPRUSSIA', 'АГРЕСІЯ РФ', 'АНДРІЙ ЮСОВ', 'ВТОРГНЕННЯ РФ', 'ГУР МО УКРАЇНИ']</text:p>
      <text:p text:style-name="P4">
Category: News</text:p>
      <!--METADATA-->
      <text:p text:style-name="P4">
<draw:frame draw:style-name="fr1" draw:name="Image334" text:anchor-type="as-char" svg:width="6.9236in" svg:height="4.615733in" draw:z-index="0">
<draw:image xlink:href="../Images/AРМІЯINFORM/2023-05-30T81-00-00-04-00/2023-05-04-11.39.59.jpg" xlink:type="simple" xlink:show="embed" xlink:actuate="onLoad" draw:mime-type="image/jpeg"/>
</draw:frame>
Andriy Yusov. Photo: Dmitryurchenko / Armyinform</text:p>
      <text:p text:style-name="P4">
After the failure of the rocket blitz in the winter and early spring, when the Russian ones tried to destroy Ukraine's energy infrastructure and sowing among society, the aggressor state changed tactics.</text:p>
      <text:p text:style-name="P4">
About it <text:a xlink:type="simple" xlink:href="https://gur.gov.ua/content/chasto-povtoriuvaty-taki-vystavy-rosiiany-ne-zmozhut-predstavnyk-hur-mo-ukrainy-andrii-iusov-pro-raketnu-aktyvizatsiiu-ahresora.html" text:style-name="Internet_20_link" text:visited-style-name="Visited_20_Internet_20_Link">
told</text:a>
Representative of the Main Directorate of Intelligence of Defense of Ukraine Andriy Yusov.</text:p>
      <text:p text:style-name="P4">
“Missile tactics(Russians - ed.)changed. For the most part, it is void to complicate or disrupt the plans of the Ukrainian security forces for further release of the occupied territories, ”Andriyus explained.</text:p>
      <text:p text:style-name="P4">
He added that for terrorist Muscovy remains a priority lesion.</text:p>
      <text:p text:style-name="P4">
“Kiev, which resists that has dropped off the newest horde, remains an indispensable target for the aggressor. Therefore, the danger remains, ” - said the representative of Ukraine's military intelligence.</text:p>
      <text:p text:style-name="P4">
At the same time, Andrei Yusov emphasized that the Air Force of the Armed Forces successfully mastered the remedy partners of the air defense air defense, which actually eliminates the missile invasion of the Russians.</text:p>
      <text:p text:style-name="P4">
“The enemy would like to show that their weapons" Analogue "can do something with a Ukrainian army and Western weapons. But it turns out that no. How many shells are fired - in fact all goals are stuck. Our fighters, air forces, tools will demonstrate the best results, ”Andrey Yusov said.</text:p>
      <text:p text:style-name="P4">
The next wave of rocket terror, he said, the aggressor uses for demonstrative propaganda about the alleged damage of samples of Western weapons.</text:p>
      <text:p text:style-name="P4">
“The attempt is active, mass, unprecedented, but largely, these are showing. So often, with the same intensity and quantity, the Russians will not be able to repeat such players, ” - summed up a representative of the GUR of the Ministry of Defense of Ukraine.</text:p>
      <text:p text:style-name="P4">
News Source: <text:a xlink:type="simple" xlink:href="https://armyinform.com.ua/2023/05/30/chasto-povtoryuvaty-taki-vystavy-ne-zmozhut-%e2%80%95-andrij-yusov-pro-raketnu-aktyvizacziyu-rosiyan/" text:style-name="Internet_20_link" text:visited-style-name="Visited_20_Internet_20_Link">
https://armyinform.com.ua/2023/05/30/chasto-povtoryuvaty-taki-vystavy-ne-zmozhut-%e2%80%95-andrij-yusov-pro-raketnu-aktyvizacziyu-rosiyan/</text:a>
</text:p>
      <!--NEWS-->
      <text:h text:style-name="P10" text:outline-level="1">
<text:span text:style-name="T4">
Lithuanian defense ministers and Poland: we must continue to support Ukraine in confrontation with the Russian Federation</text:span>
</text:h>
      <text:p text:style-name="P4">
Author: ['АРМІЯINFORM']</text:p>
      <text:p text:style-name="P4">
Time: 2023-05-30T82:00:00-04:00</text:p>
      <text:p text:style-name="P4">
Description: Ministra of National Defense of Litvy Arvidas Anusauskas at Zustychi Ziy Polan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lytva_polshha-1.jpg" text:style-name="Internet_20_link" text:visited-style-name="Visited_20_Internet_20_Link">
lytva_polshha-1.jpg</text:a>
']</text:p>
      <text:p text:style-name="P4">
Tags: ['STOPRUSSIA', 'ВТОРГНЕННЯ РФ', 'ДОПОМОГА ПАРТНЕРІВ', 'ЛИТВА', 'ПОЛЬЩА', 'СВІТ ПІДТРИМУЄ УКРАЇНУ']</text:p>
      <text:p text:style-name="P4">
Category: News</text:p>
      <!--METADATA-->
      <text:p text:style-name="P4">
<draw:frame draw:style-name="fr1" draw:name="Image335" text:anchor-type="as-char" svg:width="6.9236in" svg:height="3.894525in" draw:z-index="0">
<draw:image xlink:href="../Images/AРМІЯINFORM/2023-05-30T82-00-00-04-00/lytva_polshha-1.jpg" xlink:type="simple" xlink:show="embed" xlink:actuate="onLoad" draw:mime-type="image/jpeg"/>
</draw:frame>
Lithuanian National Defense Minister Arvulas Anusauskas at a meeting with his Polish colleague Mariusz Blaschka in Warsaw as part of the 4th Council of Ministers of the Defense of Poland and Lithuania, spoke on further support of Ukraine in its fight with Russian aggression.</text:p>
      <text:p text:style-name="P4">
About it <text:a xlink:type="simple" xlink:href="https://twitter.com/MON_GOV_PL/status/1663509097612812289" text:style-name="Internet_20_link" text:visited-style-name="Visited_20_Internet_20_Link">
reports</text:a>
Press Service of the Ministry of National Defense of Poland.</text:p>
      <text:p text:style-name="P4">
“We have to work together in various formats - bilateral and allied - to abuse security. Our goal is to resist Russia that attacked Ukraine. Duty must continue to support Ukraine, ”said Arvidas Anusaususkaspin the signing of a document on the development of further military cooperation for security issues.</text:p>
      <text:p text:style-name="P4">
In addition, one of the topics of talking heads of defense agencies was the interaction in the sphere</text:p>
      <text:p text:style-name="P4">
News Source: <text:a xlink:type="simple" xlink:href="https://armyinform.com.ua/2023/05/30/ministry-oborony-lytvy-ta-polshhi-mayemo-razom-prodovzhuvaty-pidtrymuvaty-ukrayinu-v-protystoyanni-z-rf/" text:style-name="Internet_20_link" text:visited-style-name="Visited_20_Internet_20_Link">
https://armyinform.com.ua/2023/05/30/ministry-oborony-lytvy-ta-polshhi-mayemo-razom-prodovzhuvaty-pidtrymuvaty-ukrayinu-v-protystoyanni-z-rf/</text:a>
</text:p>
      <!--NEWS-->
      <text:h text:style-name="P10" text:outline-level="1">
<text:span text:style-name="T4">
The opening of the exhibition "ArtarMor.Children" was opened in Kiev</text:span>
</text:h>
      <text:p text:style-name="P4">
Author: ['Володимир Загребельний']</text:p>
      <text:p text:style-name="P4">
Time: 2023-05-30T83:00:00-04:00</text:p>
      <text:p text:style-name="P4">
Description: At the National Museum of Istorіya, the friendly vistavka Robit has been at the other hand ... War with Ukraine 2022, the war with Ukraine Latest news today, News War with Ukraine 2022 is the last for today, will there be a war between Ukraine and Russia and when, the war with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rtarmor-01.jpg" text:style-name="Internet_20_link" text:visited-style-name="Visited_20_Internet_20_Link">
artarmor-01.jpg</text:a>
', '<text:a xlink:type="simple" xlink:href="https://armyinform.com.ua/wp-content/uploads/2023/05/artarmor-02-150x150.jpg" text:style-name="Internet_20_link" text:visited-style-name="Visited_20_Internet_20_Link">
artarmor-02-150x150.jpg</text:a>
', '<text:a xlink:type="simple" xlink:href="https://armyinform.com.ua/wp-content/uploads/2023/05/artarmor-03-150x150.jpg" text:style-name="Internet_20_link" text:visited-style-name="Visited_20_Internet_20_Link">
artarmor-03-150x150.jpg</text:a>
', '<text:a xlink:type="simple" xlink:href="https://armyinform.com.ua/wp-content/uploads/2023/05/artarmor-04-150x150.jpg" text:style-name="Internet_20_link" text:visited-style-name="Visited_20_Internet_20_Link">
artarmor-04-150x150.jpg</text:a>
', '<text:a xlink:type="simple" xlink:href="https://armyinform.com.ua/wp-content/uploads/2023/05/artarmor-06-150x150.jpg" text:style-name="Internet_20_link" text:visited-style-name="Visited_20_Internet_20_Link">
artarmor-06-150x150.jpg</text:a>
', '<text:a xlink:type="simple" xlink:href="https://armyinform.com.ua/wp-content/uploads/2023/05/artarmor-08-150x150.jpg" text:style-name="Internet_20_link" text:visited-style-name="Visited_20_Internet_20_Link">
artarmor-08-150x150.jpg</text:a>
', '<text:a xlink:type="simple" xlink:href="https://armyinform.com.ua/wp-content/uploads/2023/05/artarmor-05-150x150.jpg" text:style-name="Internet_20_link" text:visited-style-name="Visited_20_Internet_20_Link">
artarmor-05-150x150.jpg</text:a>
', '<text:a xlink:type="simple" xlink:href="https://armyinform.com.ua/wp-content/uploads/2023/05/artarmor-07-150x150.jpg" text:style-name="Internet_20_link" text:visited-style-name="Visited_20_Internet_20_Link">
artarmor-07-150x150.jpg</text:a>
', '<text:a xlink:type="simple" xlink:href="https://armyinform.com.ua/wp-content/uploads/2023/05/artarmor-09-150x150.jpg" text:style-name="Internet_20_link" text:visited-style-name="Visited_20_Internet_20_Link">
artarmor-09-150x150.jpg</text:a>
']</text:p>
      <text:p text:style-name="P4">
Tags: ['ARTARMOR.ДІТИ', 'ВИСТАВКА']</text:p>
      <text:p text:style-name="P4">
Category: News</text:p>
      <!--METADATA-->
      <text:p text:style-name="P4">
<draw:frame draw:style-name="fr1" draw:name="Image336" text:anchor-type="as-char" svg:width="6.9236in" svg:height="4.615733in" draw:z-index="0">
<draw:image xlink:href="../Images/AРМІЯINFORM/2023-05-30T83-00-00-04-00/artarmor-01.jpg" xlink:type="simple" xlink:show="embed" xlink:actuate="onLoad" draw:mime-type="image/jpeg"/>
</draw:frame>
In the National Museum of History of Ukraine in the Second World War, the exhibition of works of young artists from Rivne region "Victory colors" opened. The event took place in the ARTARMOR.</text:p>
      <text:p text:style-name="P4">
The project enables Ukrainian creative youth to declare their talent, to reveal it in a picture or article, which was reproduced on the armored sprouting, which saved the life of a Ukrainian warrior in battle. "ARTARMOR.Children" is a part of the international charity artist - "Artarmor", which was released in the city of Rivne in the spring of 2022, in which art is not figuratively, abandoned life. The armor continues to protect Ukrainian defenders, but in the form of an art object.</text:p>
      <text:p text:style-name="P4">
<text:a xlink:type="simple" xlink:href="https://armyinform.com.ua/wp-content/uploads/2023/05/artarmor-02.jpg" text:style-name="Internet_20_link" text:visited-style-name="Visited_20_Internet_20_Link">
!(Images/AРМІЯINFORM/2023-05-30T83-00-00-04-00/artarmor-02-150x150.jpg)</text:a>
</text:p>
      <text:p text:style-name="P4">
<text:a xlink:type="simple" xlink:href="https://armyinform.com.ua/wp-content/uploads/2023/05/artarmor-03.jpg" text:style-name="Internet_20_link" text:visited-style-name="Visited_20_Internet_20_Link">
<draw:frame draw:style-name="fr1" draw:name="Image337" text:anchor-type="as-char" svg:width="6.9236in" svg:height="6.9236in" draw:z-index="0">
<draw:image xlink:href="../Images/AРМІЯINFORM/2023-05-30T83-00-00-04-00/artarmor-03-150x150.jpg" xlink:type="simple" xlink:show="embed" xlink:actuate="onLoad" draw:mime-type="image/jpeg"/>
</draw:frame>
</text:a>
</text:p>
      <text:p text:style-name="P4">
<text:a xlink:type="simple" xlink:href="https://armyinform.com.ua/wp-content/uploads/2023/05/artarmor-04.jpg" text:style-name="Internet_20_link" text:visited-style-name="Visited_20_Internet_20_Link">
<draw:frame draw:style-name="fr1" draw:name="Image338" text:anchor-type="as-char" svg:width="6.9236in" svg:height="6.9236in" draw:z-index="0">
<draw:image xlink:href="../Images/AРМІЯINFORM/2023-05-30T83-00-00-04-00/artarmor-04-150x150.jpg" xlink:type="simple" xlink:show="embed" xlink:actuate="onLoad" draw:mime-type="image/jpeg"/>
</draw:frame>
</text:a>
During April, children from the Rivne region worked to create their works. After determining the winners by the competition commission, the paintings were drawn to the armored. At the beginning, it was planned that only the winner would hold the right to move his work to the armored plate, which saved the life of the Ukrainian defender. In the end, such a right was decided to give the "silver" and "bronze" winners of the competition.</text:p>
      <text:p text:style-name="P4">
<text:a xlink:type="simple" xlink:href="https://armyinform.com.ua/wp-content/uploads/2023/05/artarmor-06.jpg" text:style-name="Internet_20_link" text:visited-style-name="Visited_20_Internet_20_Link">
!(Images/AРМІЯINFORM/2023-05-30T83-00-00-04-00/artarmor-06-150x150.jpg)</text:a>
</text:p>
      <text:p text:style-name="P4">
<text:a xlink:type="simple" xlink:href="https://armyinform.com.ua/wp-content/uploads/2023/05/artarmor-08.jpg" text:style-name="Internet_20_link" text:visited-style-name="Visited_20_Internet_20_Link">
<draw:frame draw:style-name="fr1" draw:name="Image339" text:anchor-type="as-char" svg:width="6.9236in" svg:height="6.9236in" draw:z-index="0">
<draw:image xlink:href="../Images/AРМІЯINFORM/2023-05-30T83-00-00-04-00/artarmor-08-150x150.jpg" xlink:type="simple" xlink:show="embed" xlink:actuate="onLoad" draw:mime-type="image/jpeg"/>
</draw:frame>
</text:a>
"This project is aimed at protecting life, these plates from armor rescuing lives," Yuriy Savchuk, director of the National Museum of Ukraine in the Second World War, said during the opening of the exhibition. - And deeply symbolically that we are now in space <text:a xlink:type="simple" xlink:href="https://armyinform.com.ua/2023/02/22/u-kyyevi-prezentuvaly-fotovystavku-zahysnyky/" text:style-name="Internet_20_link" text:visited-style-name="Visited_20_Internet_20_Link">
"defenders"</text:a>
, this is the previous exhibition.</text:p>
      <text:p text:style-name="P4">
Along the perimeter you see our defenders, and the difference is that each of them has this bulletproof vest, has this plate. We deliberately decided to combine these twins, the key to which is the word protection. "</text:p>
      <text:p text:style-name="P4">
<text:a xlink:type="simple" xlink:href="https://armyinform.com.ua/wp-content/uploads/2023/05/artarmor-07.jpg" text:style-name="Internet_20_link" text:visited-style-name="Visited_20_Internet_20_Link">
<draw:frame draw:style-name="fr1" draw:name="Image340" text:anchor-type="as-char" svg:width="6.9236in" svg:height="6.9236in" draw:z-index="0">
<draw:image xlink:href="../Images/AРМІЯINFORM/2023-05-30T83-00-00-04-00/artarmor-07-150x150.jpg" xlink:type="simple" xlink:show="embed" xlink:actuate="onLoad" draw:mime-type="image/jpeg"/>
</draw:frame>
</text:a>
</text:p>
      <text:p text:style-name="P4">
<text:a xlink:type="simple" xlink:href="https://armyinform.com.ua/wp-content/uploads/2023/05/artarmor-09.jpg" text:style-name="Internet_20_link" text:visited-style-name="Visited_20_Internet_20_Link">
<draw:frame draw:style-name="fr1" draw:name="Image341" text:anchor-type="as-char" svg:width="6.9236in" svg:height="6.9236in" draw:z-index="0">
<draw:image xlink:href="../Images/AРМІЯINFORM/2023-05-30T83-00-00-04-00/artarmor-09-150x150.jpg" xlink:type="simple" xlink:show="embed" xlink:actuate="onLoad" draw:mime-type="image/jpeg"/>
</draw:frame>
</text:a>
The armored plants, painted with the hands of Ukrainian children, will in the future be a significant part of the Great International Artist "Artarmor" - an art that will definite life. The work of children will not only take a worthy place in the existing art exposition among the works of well -known Ukrainian and foreign artists, but will demonstrate the world's "children's side" of war and belief in victory.</text:p>
      <text:p text:style-name="P4">
The winners of the competition were greeted by the Minister of Culture and Information Policy of Ukraine Oleksandr Tkachenko.</text:p>
      <text:p text:style-name="P4">
The organizers have timed the opening of the exhibition for the International Children's Day, which is celebrated annually on June 1.</text:p>
      <text:p text:style-name="P4">
News Source: <text:a xlink:type="simple" xlink:href="https://armyinform.com.ua/2023/05/30/u-kyyevi-vidbulos-vidkryttya-vystavky-artarmor-dity/" text:style-name="Internet_20_link" text:visited-style-name="Visited_20_Internet_20_Link">
https://armyinform.com.ua/2023/05/30/u-kyyevi-vidbulos-vidkryttya-vystavky-artarmor-dity/</text:a>
</text:p>
      <!--NEWS-->
      <text:h text:style-name="P10" text:outline-level="1">
<text:span text:style-name="T4">
The Verkhovna Rada approved as a basis a bill on certain issues related to military service during martial law</text:span>
</text:h>
      <text:p text:style-name="P4">
Author: ['АРМІЯINFORM']</text:p>
      <text:p text:style-name="P4">
Time: 2023-05-30T84:00:00-04:00</text:p>
      <text:p text:style-name="P4">
Description: Verkhovna Rada Ukrainian 30 Herbalop 2023 Roku praised the Pershoy Rechitanni on the basis of the proceeding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0/03/verhovna-rada-e1634729714540.jpg" text:style-name="Internet_20_link" text:visited-style-name="Visited_20_Internet_20_Link">
verhovna-rada-e1634729714540.jpg</text:a>
']</text:p>
      <text:p text:style-name="P4">
Tags: ['ВЕРХОВНА РАДА УКРАЇНИ', 'ЗАКОНОДАВЧІ ЗМІНИ']</text:p>
      <text:p text:style-name="P4">
Category: News</text:p>
      <!--METADATA-->
      <text:p text:style-name="P4">
<draw:frame draw:style-name="fr1" draw:name="Image342" text:anchor-type="as-char" svg:width="6.9236in" svg:height="4.880826in" draw:z-index="0">
<draw:image xlink:href="../Images/AРМІЯINFORM/2023-05-30T84-00-00-04-00/verhovna-rada-e1634729714540.jpg" xlink:type="simple" xlink:show="embed" xlink:actuate="onLoad" draw:mime-type="image/jpeg"/>
</draw:frame>
On May 30, 2023, the Verkhovna Rada of Ukraine approved in the first reading as the basis of the law on amendments to certain legislative acts of Ukraine on separate issues related to the passage of military service during the action(register. No. 9342).</text:p>
      <text:p text:style-name="P4">
Метою проєкту Закону про внесення змін до деяких законодавчих актів Українищодо окремих питань, пов’язаних із проходженням військової служби під час діївоєнного стану, є законодавче врегулювання питань виплати щомісячноїдодаткової винагороди під час дії воєнного стану військовослужбовцям, а такожвійськовослужбовцям строкової військової служби, курсантам вищих військовихнавчальних закладів, а також вищих навчальних закладів, які мають у своємускладі військові інститути, факультети військової підготовки, кафедривійськової підготовки,<text:a xlink:type="simple" xlink:href="https://www.rada.gov.ua/news/razom/237143.html" text:style-name="Internet_20_link" text:visited-style-name="Visited_20_Internet_20_Link">
повідомляє</text:a>
press service of the Verkhovna Rada of Ukraine.</text:p>
      <text:p text:style-name="P4">
Also, the task of the bill is to increase the duration of annual leave during martial law to 30 calendar days and to introduce a mandatory sending of citizens of Ukraine called for military service for conscription during mobilization, which have not previously passed military service in the Armed Forces and law enforcement officers, for the course of basic military training and training in a military accounting specialty, the establishment of a duty for commanders about the involvement of involvement in the conduct of combat operations of servicemen was called for military service for conscripts during mobilization, which were not established.</text:p>
      <text:p text:style-name="P4">
In order to resolve these issues, the project proposes changes to the laws of Ukraine "Prosocial and legal protection of servicemen and their families", "Promobilization training and mobilization", "On military duty of the Ivian Service" and the Statute of the Internal Service of the Armed Forces of Ukraine.</text:p>
      <text:p text:style-name="P4">
In addition, amendments to the Law of Ukraine “On Traffic” state separate records of departmental registration and accounting of vehicles of management of state protection.</text:p>
      <text:p text:style-name="P4">
News Source: <text:a xlink:type="simple" xlink:href="https://armyinform.com.ua/2023/05/30/verhovna-rada-pryjnyala-za-osnovu-zakonoproekt-shhodo-okremyh-pytan-povyazanyh-iz-prohodzhennyam-vijskovoyi-sluzhby-pid-chas-diyi-voyennogo-stanu/" text:style-name="Internet_20_link" text:visited-style-name="Visited_20_Internet_20_Link">
https://armyinform.com.ua/2023/05/30/verhovna-rada-pryjnyala-za-osnovu-zakonoproekt-shhodo-okremyh-pytan-povyazanyh-iz-prohodzhennyam-vijskovoyi-sluzhby-pid-chas-diyi-voyennogo-stanu/</text:a>
</text:p>
      <!--NEWS-->
      <text:h text:style-name="P10" text:outline-level="1">
<text:span text:style-name="T4">
In the last day in the Liman-Kupyan direction there were 13 combatants-Sergey Cherevaty</text:span>
</text:h>
      <text:p text:style-name="P4">
Author: ['Вячеслав Діордієв']</text:p>
      <text:p text:style-name="P4">
Time: 2023-05-30T85:00:00-04:00</text:p>
      <text:p text:style-name="P4">
Description: The yak was naked in the Yeter television Marathon “єdini News” the rennet of the scheduled ugl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ІЙНА', 'ВТОРГНЕННЯ РФ', 'СЕРГІЙ ЧЕРЕВАТИЙ']</text:p>
      <text:p text:style-name="P4">
Category: News</text:p>
      <!--METADATA-->
      <text:p text:style-name="P4">
<draw:frame draw:style-name="fr1" draw:name="Image343" text:anchor-type="as-char" svg:width="6.9236in" svg:height="4.61393in" draw:z-index="0">
<draw:image xlink:href="../Images/AРМІЯINFORM/2023-05-30T85-00-00-04-00/cherevatyj-2.jpg" xlink:type="simple" xlink:show="embed" xlink:actuate="onLoad" draw:mime-type="image/jpeg"/>
</draw:frame>
As the Evil [TV Marathon] emphasized(https://www.youtube.com/watch?v=WY8sDvZdWEA)The "only news" of the spokesman of the Armed Forces of Ukraine Sergey Cherevaty, in the last day of the Nalimansk-Kupyansk direction, 13 guns with the enemy forces took place, resulting in Russian troops and departed.</text:p>
      <ul>
        <li>
In particular, the forces of Ukraine's defense destroyed 25 invaders, two hostile combat vehicles, two mortar complexes. Three cars, unmanned drone Kamikadze "Lancet", and the number of injured personnel of the enemy is more than 60 people,-said Sergey Cherevaty.</li>
      </ul>
      <text:p text:style-name="P4">
According to the officer, taking into account the problems of the Russians regarding the staff of the regular parts of the regular parts, at different intervals of the front there is a tendency for the presence there of diverse formations from the "Cadyriv", Cossacks, territorial troops, units "Bars" and "Storm Z".</text:p>
      <ul>
        <li>
As a rule, the same "Storm Z" mouths are completed with people who have problems with law. It is a kind of analogue of Wagner PEC, but probably less successful, they were in a hurry through the military enlistment offices. They are not a powerful military force, which, in particular, is evidenced by the fact that more than 50 of them have recently fled from their positions. And our defense forces are well aware of such units and successfully destroy their combat potential, - summed up Sergiycheriev.</li>
      </ul>
      <text:p text:style-name="P4">
News Source: <text:a xlink:type="simple" xlink:href="https://armyinform.com.ua/2023/05/30/za-mynulu-dobu-na-lymansko-kupyanskomu-napryamku-vidbulosya-13-boyezitknen-sergij-cherevatyj/" text:style-name="Internet_20_link" text:visited-style-name="Visited_20_Internet_20_Link">
https://armyinform.com.ua/2023/05/30/za-mynulu-dobu-na-lymansko-kupyanskomu-napryamku-vidbulosya-13-boyezitknen-sergij-cherevatyj/</text:a>
</text:p>
      <!--NEWS-->
      <text:h text:style-name="P10" text:outline-level="1">
<text:span text:style-name="T4">
The Military-Historical Museum has a number of its exhibits on review abroad</text:span>
</text:h>
      <text:p text:style-name="P4">
Author: ['АРМІЯINFORM']</text:p>
      <text:p text:style-name="P4">
Time: 2023-05-30T86:00:00-04:00</text:p>
      <text:p text:style-name="P4">
Description: About the Briffing at the Military Media Center Rospov, the representation of the National Assembly ... The war with Ukraine 2022, the war with Ukraine is the latest news today, the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ez-nazvy.jpg" text:style-name="Internet_20_link" text:visited-style-name="Visited_20_Internet_20_Link">
bez-nazvy.jpg</text:a>
']</text:p>
      <text:p text:style-name="P4">
Tags: ['STOPRUSSIA', 'НАЦІОНАЛЬНИЙ ВІЙСЬКОВО-ІСТОРИЧНИЙ МУЗЕЙ УКРАЇНИ']</text:p>
      <text:p text:style-name="P4">
Category: News</text:p>
      <!--METADATA-->
      <text:p text:style-name="P4">
<draw:frame draw:style-name="fr1" draw:name="Image344" text:anchor-type="as-char" svg:width="6.9236in" svg:height="4.713818in" draw:z-index="0">
<draw:image xlink:href="../Images/AРМІЯINFORM/2023-05-30T86-00-00-04-00/bez-nazvy.jpg" xlink:type="simple" xlink:show="embed" xlink:actuate="onLoad" draw:mime-type="image/jpeg"/>
</draw:frame>
About it at <text:a xlink:type="simple" xlink:href="https://t.me/militarymediacenter/2088" text:style-name="Internet_20_link" text:visited-style-name="Visited_20_Internet_20_Link">
briefing</text:a>
A representative of the National Museum of History Museum of Ukraine Bilovus told the Military Mediacenter.</text:p>
      <text:p text:style-name="P4">
He noted that such exhibits, among which are mostly the Russian Kitanka T-72 of different modifications, were taken out "specifically to see European citizens to see their lives."</text:p>
      <text:p text:style-name="P4">
_ "To see what an irony looks like a tone every day comes to Ukraine, which destroys our cities and villages that kills our military and civilian citizens" _, - said Yuri Bilovus.</text:p>
      <text:p text:style-name="P4">
He said that each such exhibit weighs about 40 tons.</text:p>
      <text:p text:style-name="P4">
Military equipment is undergoing special deactivation before transportation abroad to carry it safely.</text:p>
      <text:p text:style-name="P4">
In particular, all the remains of the explosive substances that can be found there are removed. After that, the equipment is transferred abroad into the accompaniment of special transport for transportation of such non -non -non -non -detachable and heavy cargoes.</text:p>
      <text:p text:style-name="P4">
Now, within the framework of the European Culture Forum in the capital of the Netherlands, Amsterdamiv has been displayed by a Russian tank, which was lined up by the Ukrainian Ukrainian military in March last year.</text:p>
      <text:p text:style-name="P4">
News Source: <text:a xlink:type="simple" xlink:href="https://armyinform.com.ua/2023/05/30/vijskovo-istorychnyj-muzej-maye-nyzku-svoyih-eksponativ-na-oglyadi-zakordonom/" text:style-name="Internet_20_link" text:visited-style-name="Visited_20_Internet_20_Link">
https://armyinform.com.ua/2023/05/30/vijskovo-istorychnyj-muzej-maye-nyzku-svoyih-eksponativ-na-oglyadi-zakordonom/</text:a>
</text:p>
      <!--NEWS-->
      <text:h text:style-name="P10" text:outline-level="1">
<text:span text:style-name="T4">
In the Bakhmut direction there is a significant decrease in battles - Sergey Cherevaty</text:span>
</text:h>
      <text:p text:style-name="P4">
Author: ['Вячеслав Діордієв']</text:p>
      <text:p text:style-name="P4">
Time: 2023-05-30T87:00:00-04:00</text:p>
      <text:p text:style-name="P4">
Description: Behind the words of the member of the SCIDARICS STICHICKASKAKA SERGIYA CREVATYA, howeve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hoto_5262845048557520009_x.jpg" text:style-name="Internet_20_link" text:visited-style-name="Visited_20_Internet_20_Link">
photo_5262845048557520009_x.jpg</text:a>
']</text:p>
      <text:p text:style-name="P4">
Tags: ['STOPRUSSIA', 'АГРЕСІЯ РФ', 'ВТОРГНЕННЯ РФ', 'СЕРГІЙ ЧЕРЕВАТИЙ']</text:p>
      <text:p text:style-name="P4">
Category: News</text:p>
      <!--METADATA-->
      <text:p text:style-name="P4">
<draw:frame draw:style-name="fr1" draw:name="Image345" text:anchor-type="as-char" svg:width="6.9236in" svg:height="3.956343in" draw:z-index="0">
<draw:image xlink:href="../Images/AРМІЯINFORM/2023-05-30T87-00-00-04-00/photo_5262845048557520009_x.jpg" xlink:type="simple" xlink:show="embed" xlink:actuate="onLoad" draw:mime-type="image/jpeg"/>
</draw:frame>
According to the spokesman of the eastern group of the Armed Forces of Ukraine, Sergei Cherevatya, during the last days there is a significant importation of battles in the Bakhmut direction. He reported this in the Etheri <text:a xlink:type="simple" xlink:href="https://www.youtube.com/watch" text:style-name="Internet_20_link" text:visited-style-name="Visited_20_Internet_20_Link">
TV Marathon</text:a>
"The only news."</text:p>
      <text:p text:style-name="P4">
In particular, the officer emphasized that there are now rotational measures related to the Wagnerzers' stands for regular parts of the Airborne Tamothtile Troops.</text:p>
      <ul>
        <li>
I have to state, and the data we have obtained, the removal of the criminal group "Wagner" is depressing on those who come in an abrupt place, because they have many times participated in hostilities. with Wagner PEC. Moreover, even now, we continue to pour them on the road, resulting in only 80 invaders, five hostile field warehouses with ammunition, BMP, unmanned aircraft, anti -aircraft gun, and 119 Russians were destroyed in the past, - the Ranseworks were injured, - said the Switcher. Ukraine.</li>
      </ul>
      <text:p text:style-name="P4">
According to Sergiy Cherevatya, the retreat of "Wagnerians" is primarily connected by the garoism, courage and professionalism of the Defense Forces of Ukraine, which, as the leading analytical centers of the world recognize, managed to break the combat potential of this coincidence and in essence to destroy it. And now the Wagnets run away the rabbit to keep their remains.</text:p>
      <text:p text:style-name="P4">
At the same time, assessing the potential of the regular units of Rosarmia, which change the peoples in Bakhmut's positions, the spokesman of the Eastern grouping of the Armed Forces of Ukraine emphasized that among what remained in the "Second Army of the World", they are the best in the world army.</text:p>
      <ul>
        <li>
Bakhmut is important to the enemy as a symbol. After ten months, he was enemy for this district center, but he could not capture it. The Irosians are well aware that, in addition to military losses, the city's non -receipt can also be largely reputational losses. Therefore, they throw the best there, - said Sergei Cherevaty.</li>
      </ul>
      <text:p text:style-name="P4">
News Source: <text:a xlink:type="simple" xlink:href="https://armyinform.com.ua/2023/05/30/na-bahmutskomu-napryamku-sposterigayetsya-suttyeve-zmenshennya-boyiv-sergij-cherevatyj/" text:style-name="Internet_20_link" text:visited-style-name="Visited_20_Internet_20_Link">
https://armyinform.com.ua/2023/05/30/na-bahmutskomu-napryamku-sposterigayetsya-suttyeve-zmenshennya-boyiv-sergij-cherevatyj/</text:a>
</text:p>
      <!--NEWS-->
      <text:h text:style-name="P10" text:outline-level="1">
<text:span text:style-name="T4">
Our art has destroyed three management points and enemy HPs</text:span>
</text:h>
      <text:p text:style-name="P4">
Author: ['АРМІЯINFORM']</text:p>
      <text:p text:style-name="P4">
Time: 2023-05-30T88:00:00-04:00</text:p>
      <text:p text:style-name="P4">
Description: Avіaatsіya defense forces for Dob took 8 stri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02-artyleriya.jpg" text:style-name="Internet_20_link" text:visited-style-name="Visited_20_Internet_20_Link">
02-artyleriya.jpg</text:a>
']</text:p>
      <text:p text:style-name="P4">
Tags: ['STOPRUSSIA', 'АГРЕСІЯ РФ', 'ВТОРГНЕННЯ РФ', 'ВТРАТИ ВОРОГА', 'ГШ ЗСУ', 'ХРОНІКА ОБОРОНИ']</text:p>
      <text:p text:style-name="P4">
Category: News</text:p>
      <!--METADATA-->
      <text:p text:style-name="P4">
<draw:frame draw:style-name="fr1" draw:name="Image346" text:anchor-type="as-char" svg:width="6.9236in" svg:height="3.875676in" draw:z-index="0">
<draw:image xlink:href="../Images/AРМІЯINFORM/2023-05-30T88-00-00-04-00/02-artyleriya.jpg" xlink:type="simple" xlink:show="embed" xlink:actuate="onLoad" draw:mime-type="image/jpeg"/>
</draw:frame>
Illustrative Photo <text:span text:style-name="T4">
 🔥 Situation on Russian invasion </text:span>
</text:p>
      <text:p text:style-name="P4">
Aviation of Defense Forces per day struck 8 beats in the areas of concentration of personnel and military equipment of the enemy, <text:a xlink:type="simple" xlink:href="https://www.facebook.com/GeneralStaff.ua/posts/pfbid0ckQS1gMaY7h7GQCgCjutmFjHProVQ6a9pU5CVosi82Vsm3sXsLok6VnmFdVwfkC8l" text:style-name="Internet_20_link" text:visited-style-name="Visited_20_Internet_20_Link">
reports</text:a>
The General Staff of the Armed Forces of Ukraine.</text:p>
      <text:p text:style-name="P4">
Units of missile troops and artillery during the day were struck by 3 points of management, the area of concentration of the enemy's live force, 4 artillery units at fire positions, anti-aircraft missile complex, 3 warehouses of fuel and lubricants and a radio electronic fight station.</text:p>
      <text:p text:style-name="P4">
News Source: <text:a xlink:type="simple" xlink:href="https://armyinform.com.ua/2023/05/30/nasha-arta-znyshhyla-try-punkty-upravlinnya-ta-stancziyu-reb-protyvnyka/" text:style-name="Internet_20_link" text:visited-style-name="Visited_20_Internet_20_Link">
https://armyinform.com.ua/2023/05/30/nasha-arta-znyshhyla-try-punkty-upravlinnya-ta-stancziyu-reb-protyvnyka/</text:a>
</text:p>
      <!--NEWS-->
      <text:h text:style-name="P10" text:outline-level="1">
<text:span text:style-name="T4">
Over the past 24 hours, more than 780 fire tasks have been completed in the Tavriysky direction of missile troops and artillery - Valery Shershen</text:span>
</text:h>
      <text:p text:style-name="P4">
Author: ['Вячеслав Діордієв']</text:p>
      <text:p text:style-name="P4">
Time: 2023-05-30T89:00:00-04:00</text:p>
      <text:p text:style-name="P4">
Description: At the Tavriyskoye, the Vorog is a sinking of the main Zuill on Vedenni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valerij-shershen-1.jpg" text:style-name="Internet_20_link" text:visited-style-name="Visited_20_Internet_20_Link">
valerij-shershen-1.jpg</text:a>
']</text:p>
      <text:p text:style-name="P4">
Tags: ['STOPRUSSIA', 'АГРЕСІЯ РФ', 'ВАЛЕРІЙ ШЕРШЕНЬ', 'ВТОРГНЕННЯ РФ']</text:p>
      <text:p text:style-name="P4">
Category: News</text:p>
      <!--METADATA-->
      <text:p text:style-name="P4">
<draw:frame draw:style-name="fr1" draw:name="Image347" text:anchor-type="as-char" svg:width="6.9236in" svg:height="4.61393in" draw:z-index="0">
<draw:image xlink:href="../Images/AРМІЯINFORM/2023-05-30T89-00-00-04-00/valerij-shershen-1.jpg" xlink:type="simple" xlink:show="embed" xlink:actuate="onLoad" draw:mime-type="image/jpeg"/>
</draw:frame>
In the Tavriysk direction, the enemy continues to focus on the main efforts to take offensive actions in the Marinka area and is actively defense of the Nanova and Orikhovsky directions. About it in the ether <text:a xlink:type="simple" xlink:href="https://www.youtube.com/watch" text:style-name="Internet_20_link" text:visited-style-name="Visited_20_Internet_20_Link">
television marathon</text:a>
The only news is the story of the united Press Center of Defense forces of the Tavriysky direction of Valerian.</text:p>
      <text:p text:style-name="P4">
According to him, during the last day, Russian occupation troops have died 12 times our positions, but the defense forces reliably retain their borders, giving a good repeling to the enemy.</text:p>
      <ul>
        <li>
Firing positions of Ukrainian military and settlements that borders a collision with a collision, the enemy uses tanks, jet systems of volley fire, artillery, as well as to adjust the artillery firefly. In total, more than 360 -waist shellings have been recorded in the zonely responsibility of the Tavriya defense forces, - said Valery Shershen.</li>
      </ul>
      <text:p text:style-name="P4">
The officer also stressed that the most fierce point of the Tavriya direction was marina, where in the last day our defenders repelled 12 attractions. In addition, the enemy inflicted aviation strikes in the areas of the Nizhynna points of Donetsk region, as well as Zaporizhzhia, where his main efforts are made in defense.</text:p>
      <text:p text:style-name="P4">
The spokesman of the United Tavriysky Defense Forces also emphasized that Ukrainian aviation continues to enemy shelling, causing sighting strikes to concentrate the personnel of the invaders, their firearms and command and surgery.</text:p>
      <ul>
        <li>
I would also like to point out the effective work of our units of rocket troops of Taleartillery, who have completed more than 780 fire tasks over the course of the last day, conducting a counter -battery struggle against the enemy and working at his stations of the chchradiolectronic struggle and other previously discovered purposes, - summed up.</li>
      </ul>
      <text:p text:style-name="P4">
News Source: <text:a xlink:type="simple" xlink:href="https://armyinform.com.ua/2023/05/30/za-mynulu-dobu-na-tavrijskomu-napryamku-pidrozdily-raketnyh-vijsk-ta-artyleriyi-vykonaly-ponad-780-vognevyh-zavdan-valerij-shershen/" text:style-name="Internet_20_link" text:visited-style-name="Visited_20_Internet_20_Link">
https://armyinform.com.ua/2023/05/30/za-mynulu-dobu-na-tavrijskomu-napryamku-pidrozdily-raketnyh-vijsk-ta-artyleriyi-vykonaly-ponad-780-vognevyh-zavdan-valerij-shershen/</text:a>
</text:p>
      <!--NEWS-->
      <text:h text:style-name="P10" text:outline-level="1">
<text:span text:style-name="T4">
Ukrainian defenders repelled all racist attacks in the Marine direction</text:span>
</text:h>
      <text:p text:style-name="P4">
Author: ['АРМІЯINFORM']</text:p>
      <text:p text:style-name="P4">
Time: 2023-05-30T90:00:00-04:00</text:p>
      <text:p text:style-name="P4">
Description: Противник продовжує зосереджувати основні зусилля на спробах повної окуп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ijna.jpg" text:style-name="Internet_20_link" text:visited-style-name="Visited_20_Internet_20_Link">
vijna.jpg</text:a>
']</text:p>
      <text:p text:style-name="P4">
Tags: ['STOPRUSSIA', 'АГРЕСІЯ РФ', 'ВІЙНА', 'ВТОРГНЕННЯ РФ', 'ГШ ЗСУ', 'ХРОНІКА ОБОРОНИ']</text:p>
      <text:p text:style-name="P4">
Category: News</text:p>
      <!--METADATA-->
      <text:p text:style-name="P4">
<draw:frame draw:style-name="fr1" draw:name="Image348" text:anchor-type="as-char" svg:width="6.9236in" svg:height="4.615733in" draw:z-index="0">
<draw:image xlink:href="../Images/AРМІЯINFORM/2023-05-30T90-00-00-04-00/vijna.jpg" xlink:type="simple" xlink:show="embed" xlink:actuate="onLoad" draw:mime-type="image/jpeg"/>
</draw:frame>
** 🔥I</text:p>
      <text:p text:style-name="P4">
The enemy continues to concentrate the basic efforts on attempts from full occupation of the Luhansk and Donetsk regions. During the day, the defense units reflected 11 enemy attacks.</text:p>
      <text:p text:style-name="P4">
In the Bakhmut direction during the day, the enemy did not conduct.(https://www.facebook.com/GeneralStaff.ua/posts/pfbid0ckQS1gMaY7h7GQCgCjutmFjHProVQ6a9pU5CVosi82Vsm3sXsLok6VnmFdVwfkC8l?<text:span text:style-name="T4">
cft</text:span>
%5b0%5d=AZVYGrAjzb2y0H523jE_ZPnOpbsAtwSmmX19UDxBmb5sycU1uS7dZKTMrV4ZwcMcrB1VdJXo7mGzwX4jYVWhMicmRU27-Wm7XEMgTDCPzOht_IIM2ndORz3XDKoUNK)The General Staff of the Armed Forces of Ukraine.</text:p>
      <text:p text:style-name="P4">
In the Avdeevsky direction, the enemy conducted offensive actions in the direction of Severny, had no success. He struck aviation in the Avdiivka area. Filling firing of settlements Avdiivka, Orlovka, Pervomaisk, Netaylovo, Donetsk region.</text:p>
      <text:p text:style-name="P4">
In the Mariinsky direction, our defenders reflected all the attacks of the enemy in the Mariinka region, as well as in the direction of the settlements of Pobeda and Novomikhailivka. In the same time, the enemy struck the aviation strike within the settlement .</text:p>
      <text:p text:style-name="P4">
In the mineral direction, the enemy struck an aviation stroke in the area of the Velikovosilka. He fired at the settlements of Kalledar, Novoukrainka, Prychistivka, Golden Niva and Shakhtarske.</text:p>
      <text:p text:style-name="P4">
News Source: <text:a xlink:type="simple" xlink:href="https://armyinform.com.ua/2023/05/30/nashi-zahysnyky-vidbyly-usi-ataky-protyvnyka-na-maryinskomu-napryamku/" text:style-name="Internet_20_link" text:visited-style-name="Visited_20_Internet_20_Link">
https://armyinform.com.ua/2023/05/30/nashi-zahysnyky-vidbyly-usi-ataky-protyvnyka-na-maryinskomu-napryamku/</text:a>
</text:p>
      <!--NEWS-->
      <text:h text:style-name="P10" text:outline-level="1">
<text:span text:style-name="T4">
The President discussed with representatives of the British company Bae Systems Localization of production in Ukraine</text:span>
</text:h>
      <text:p text:style-name="P4">
Author: ['АРМІЯINFORM']</text:p>
      <text:p text:style-name="P4">
Time: 2023-05-30T91:00:00-04:00</text:p>
      <text:p text:style-name="P4">
Description: President of Ukraine Volodymyr Zelensky Zustych at the regime of Video -conference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8357289925214967504ebe24f0b46e75_1685450905_extra_large.jpeg" text:style-name="Internet_20_link" text:visited-style-name="Visited_20_Internet_20_Link">
8357289925214967504ebe24f0b46e75_1685450905_extra_large.jpeg</text:a>
']</text:p>
      <text:p text:style-name="P4">
Tags: ['STOPRUSSIA', 'ВОЛОДИМИР ЗЕЛЕНСЬКИЙ', 'ПРЕЗИДЕНТ УКРАЇНИ', 'СВІТ ПІДТРИМУЄ УКРАЇНУ']</text:p>
      <text:p text:style-name="P4">
Category: News</text:p>
      <!--METADATA-->
      <text:p text:style-name="P4">
<draw:frame draw:style-name="fr1" draw:name="Image349" text:anchor-type="as-char" svg:width="6.9236in" svg:height="4.617948in" draw:z-index="0">
<draw:image xlink:href="../Images/AРМІЯINFORM/2023-05-30T91-00-00-04-00/8357289925214967504ebe24f0b46e75_1685450905_extra_large.jpeg" xlink:type="simple" xlink:show="embed" xlink:actuate="onLoad" draw:mime-type="image/jpeg"/>
</draw:frame>
President of Ukraine Volodymyr Zelensky held a meeting in the regime conference with representatives of British defense company Bae Systems: Executive Director Charles Woodburne, Hebby Director of Gebi Kostigan Ident also(https://www.president.gov.ua/news/prezident-obgovoriv-iz-predstavnikami-britanskoyi-kompaniyi-83233)Office of the President of Ukraine.</text:p>
      <text:p text:style-name="P4">
The participants agreed to start working on the opening of the BAE Systems office in Ukraine, and later - capacity for repair and production of products of the company.</text:p>
      <text:p text:style-name="P4">
-We are interested in direct relationships with your company, without any intermediary-not only now, but also in the long run. We are ready to become a regional hub for the repair and production of various types of products and are interested in more global relations than it is now, - said Volodymyr Zelenskyy.</text:p>
      <text:p text:style-name="P4">
The Head of State noted the importance of strengthening the defensive capabilities of Ukraine during the full -scale invasion of Russia, as well as the supply of our country with new shows and types of weapons.</text:p>
      <text:p text:style-name="P4">
According to the President, Ukraine is interested in increasing its own production operations in cooperation with partners.</text:p>
      <text:p text:style-name="P4">
News Source: <text:a xlink:type="simple" xlink:href="https://armyinform.com.ua/2023/05/30/prezydent-obgovoryv-iz-predstavnykamy-brytanskoyi-kompaniyi-bae-systems-lokalizacziyu-vyrobnycztva-v-ukrayini/" text:style-name="Internet_20_link" text:visited-style-name="Visited_20_Internet_20_Link">
https://armyinform.com.ua/2023/05/30/prezydent-obgovoryv-iz-predstavnykamy-brytanskoyi-kompaniyi-bae-systems-lokalizacziyu-vyrobnycztva-v-ukrayini/</text:a>
</text:p>
      <!--NEWS-->
      <text:h text:style-name="P10" text:outline-level="1">
<text:span text:style-name="T4">
In Kharkiv region, the enemy DRG tried to penetrate the State Border of Ukraine</text:span>
</text:h>
      <text:p text:style-name="P4">
Author: ['АРМІЯINFORM']</text:p>
      <text:p text:style-name="P4">
Time: 2023-05-30T92:00:00-04:00</text:p>
      <text:p text:style-name="P4">
Description: На Волинському та Поліському напрямках оперативна обстановка залишається стал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ezhymo-2.jpg" text:style-name="Internet_20_link" text:visited-style-name="Visited_20_Internet_20_Link">
stezhymo-2.jpg</text:a>
']</text:p>
      <text:p text:style-name="P4">
Tags: ['STOPRUSSIA', 'АГРЕСІЯ РФ', 'ВІЙНА', 'ВТОРГНЕННЯ РФ', 'ГШ ЗСУ']</text:p>
      <text:p text:style-name="P4">
Category: News</text:p>
      <!--METADATA-->
      <text:p text:style-name="P4">
<draw:frame draw:style-name="fr1" draw:name="Image350" text:anchor-type="as-char" svg:width="6.9236in" svg:height="4.32725in" draw:z-index="0">
<draw:image xlink:href="../Images/AРМІЯINFORM/2023-05-30T92-00-00-04-00/stezhymo-2.jpg" xlink:type="simple" xlink:show="embed" xlink:actuate="onLoad" draw:mime-type="image/jpeg"/>
</draw:frame>
** 🔥I</text:p>
      <text:p text:style-name="P4">
In the Volyn and Polissya directions, the operational situation remains a steady, no signs of formation of offensive groups were detected, <text:a xlink:type="simple" xlink:href="https://www.facebook.com/GeneralStaff.ua/posts/pfbid0ckQS1gMaY7h7GQCgCjutmFjHProVQ6a9pU5CVosi82Vsm3sXsLok6VnmFdVwfkC8l" text:style-name="Internet_20_link" text:visited-style-name="Visited_20_Internet_20_Link">
reports</text:a>
The General Staff of the Armed Forces of Ukraine.</text:p>
      <text:p text:style-name="P4">
In the Siversky and Slobozhansky directions, the enemy continues to retain a military presence in border areas with Ukraine. This era of this enemy, an unsuccessful attempt to penetrate DRG through the State Border of Ukraine in the district -populated point of Zelene Kharkiv region. Also, he struck the area of the village of Udi. Carried out mortar and artillery shelling of inhabited Yanzhulivka, Karpovichi of Chernihiv region; Mid-Budda, Photovizh, Velika Pisarivka of Sumy region.</text:p>
      <text:p text:style-name="P4">
In the Kupyansk direction, the enemy during the day led unsuccessful offensives west of Masutivka of Kharkiv region and in the direction of Novoselovsky Luhansk region. Artillery and mortar shelling of the enemy Vodikaminka, Novomlinsk, two -year, Western, Kislivka, Kotlyarivka, Berestovetovekivsky region.</text:p>
      <text:p text:style-name="P4">
News Source: <text:a xlink:type="simple" xlink:href="https://armyinform.com.ua/2023/05/30/na-harkivshhyni-vorozha-drg-namagalasya-pronyknuty-cherez-derzhkordon-ukrayiny/" text:style-name="Internet_20_link" text:visited-style-name="Visited_20_Internet_20_Link">
https://armyinform.com.ua/2023/05/30/na-harkivshhyni-vorozha-drg-namagalasya-pronyknuty-cherez-derzhkordon-ukrayiny/</text:a>
</text:p>
      <!--NEWS-->
      <text:h text:style-name="P10" text:outline-level="1">
<text:span text:style-name="T4">
Russia has announced the search commander of the Armed Forces and the Commander of the Land Forces</text:span>
</text:h>
      <text:p text:style-name="P4">
Author: ['АРМІЯINFORM']</text:p>
      <text:p text:style-name="P4">
Time: 2023-05-30T93:00:00-04:00</text:p>
      <text:p text:style-name="P4">
Description: About Tse, her telegram was written by the intercessor of the Ministan defense of Ukraine Ganna Malel.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Category: News</text:p>
      <!--METADATA-->
      <text:p text:style-name="P4">
<draw:frame draw:style-name="fr1" draw:name="Image351" text:anchor-type="as-char" svg:width="6.9236in" svg:height="4.615733in" draw:z-index="0">
<draw:image xlink:href="../Images/AРМІЯINFORM/2023-05-30T93-00-00-04-00/ganna-malyar.jpg" xlink:type="simple" xlink:show="embed" xlink:actuate="onLoad" draw:mime-type="image/jpeg"/>
</draw:frame>
Anna painter</text:p>
      <text:p text:style-name="P4">
About it in your telegram <text:a xlink:type="simple" xlink:href="https://t.me/annamaliar/804" text:style-name="Internet_20_link" text:visited-style-name="Visited_20_Internet_20_Link">
wrote</text:a>
Deputy Minister of Defense of Ukraine Anna Malyar.</text:p>
      <text:p text:style-name="P4">
“The aggressor country has announced the search of the Syrsky Land Forces Commander-in-Chief. This is one of the techniques of information.</text:p>
      <text:p text:style-name="P4">
In 2014-2015, they also opened criminal proceedings against our commanders and combs. They were accused of committing crimes during hostilities, - the message reads.</text:p>
      <text:p text:style-name="P4">
Anna Malyar noted that this technique aimed at two tasks:</text:p>
      <text:p text:style-name="P4">
Вати Insify the status of Ukraine as a victim of an international crime of aggression and formally to equalize their criminal acts with our defensive ones.</text:p>
      <text:p text:style-name="P4">
✔️ psychological pressure and demoralization of our military</text:p>
      <text:p text:style-name="P4">
"However, the" mission is invalid. " Russia has created this military-toxic reputation and has lost its trust that any accusations of the departed side of our military are perceived as aggravating information. In the second paragraph, everything is clear. Psychologically pressing the commemorations who fight with the enemy, which is much higher than the number of fighters of thabing is unpromising, ”said Anna Malyar.</text:p>
      <text:p text:style-name="P4">
News Source: <text:a xlink:type="simple" xlink:href="https://armyinform.com.ua/2023/05/30/rosiya-ogolosyla-u-rozshuk-golovnokomanduvacha-ta-komanduvacha-suhoputnyh-vijsk-zsu/" text:style-name="Internet_20_link" text:visited-style-name="Visited_20_Internet_20_Link">
https://armyinform.com.ua/2023/05/30/rosiya-ogolosyla-u-rozshuk-golovnokomanduvacha-ta-komanduvacha-suhoputnyh-vijsk-zsu/</text:a>
</text:p>
      <!--NEWS-->
      <text:h text:style-name="P10" text:outline-level="1">
<text:span text:style-name="T4">
The President of Ukraine has accepted the Atlantic Council delegation</text:span>
</text:h>
      <text:p text:style-name="P4">
Author: ['АРМІЯINFORM']</text:p>
      <text:p text:style-name="P4">
Time: 2023-05-30T94:00:00-04:00</text:p>
      <text:p text:style-name="P4">
Description: President of Ukraine Volodymyr Zelensky Zustych Iz delegation Provid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6d3efc00f12d05c137ac03182ee10c8d_1685460286_extra_large2222.jpeg" text:style-name="Internet_20_link" text:visited-style-name="Visited_20_Internet_20_Link">
6d3efc00f12d05c137ac03182ee10c8d_1685460286_extra_large2222.jpeg</text:a>
']</text:p>
      <text:p text:style-name="P4">
Tags: ['ВОЛОДИМИР ЗЕЛЕНСЬКИЙ', 'ПРЕЗИДЕНТ УКРАЇНИ', 'СВІТ ПІДТРИМУЄ УКРАЇНУ']</text:p>
      <text:p text:style-name="P4">
Category: News</text:p>
      <!--METADATA-->
      <text:p text:style-name="P4">
<draw:frame draw:style-name="fr1" draw:name="Image352" text:anchor-type="as-char" svg:width="6.9236in" svg:height="4.617948in" draw:z-index="0">
<draw:image xlink:href="../Images/AРМІЯINFORM/2023-05-30T94-00-00-04-00/6d3efc00f12d05c137ac03182ee10c8d_1685460286_extra_large2222.jpeg" xlink:type="simple" xlink:show="embed" xlink:actuate="onLoad" draw:mime-type="image/jpeg"/>
</draw:frame>
President of Ukraine Volodymyr Zelensky met with a delegation of the leading American non -governmental analytical center "Atlantic Council", headed by Frederick Camp, [reports] <text:a xlink:type="simple" xlink:href="https://www.president.gov.ua/news/prezident-ukrayini-prijnyav-delegaciyu-atlantichnoyi-radi-83241" text:style-name="Internet_20_link" text:visited-style-name="Visited_20_Internet_20_Link">
reports</text:a>
Office of the President of Ukraine.</text:p>
      <text:p text:style-name="P4">
The delegation included members of the Council John Rogers, David Petreus and Jongerbst.</text:p>
      <text:p text:style-name="P4">
The head of state thanked for a visit to Ukraine, which is another important signal support from the United States.</text:p>
      <text:p text:style-name="P4">
“I thank the President of Biden, all over the American people for their strong support from Ukraine since the beginning of Russian aggression. We value bicameral and two -party support from the US Congress, ”Volodymyr Zelenskyy stressed.</text:p>
      <text:p text:style-name="P4">
He noted that Ukraine defends democratic values that divide both entities and our peoples.</text:p>
      <text:p text:style-name="P4">
"It's a struggle for freedom, for the future of the world," the President said.</text:p>
      <text:p text:style-name="P4">
At the request of the Atlantic Council, the Head of State informed their headquarters defense needs of Ukraine. He praised the decision of Presidential Joseph Baiden separately to launch the aviation coalition and the beginning of Ukrainian pilots for modern Western fighters.</text:p>
      <text:p text:style-name="P4">
Volodymyr Zelensky informed about the situation on the forefront and made a forecast of the development of development in the near future. He stressed that during the last days the Russian aggressor significantly intensified rocket terror and causes massive blows of Ukrainian cities, especially in civilian infrastructure and civilians.</text:p>
      <text:p text:style-name="P4">
The meeting raised the issue of Ukraine's expectations from NATO Vilnius. The President emphasized that it is important for Ukraine to get a clear signal about the prospects of membership in the Alliance.</text:p>
      <text:p text:style-name="P4">
"It will become a powerful motivational factor for our army, for all Ukrainian people," Volodymyr Zelenskyy said.</text:p>
      <text:p text:style-name="P4">
He also told the Atlantic Council delegations about the course of reforms in our country, which continue despite Russian aggression.</text:p>
      <text:p text:style-name="P4">
At the end of the meeting, Frederick Camp presented the President of the Citizen's Honors, which the Atlantic Council awards the world leaders who made a significant contribution to the development of transatlantic relations.</text:p>
      <text:p text:style-name="P4">
“This is a distinction for the whole Ukrainian people. For his courage and heroic, ”the head of state emphasized, accepting the award.</text:p>
      <text:p text:style-name="P4">
News Source: <text:a xlink:type="simple" xlink:href="https://armyinform.com.ua/2023/05/30/prezydent-ukrayiny-pryjnyav-delegacziyu-atlantychnoyi-rady/" text:style-name="Internet_20_link" text:visited-style-name="Visited_20_Internet_20_Link">
https://armyinform.com.ua/2023/05/30/prezydent-ukrayiny-pryjnyav-delegacziyu-atlantychnoyi-rady/</text:a>
</text:p>
      <!--NEWS-->
      <text:h text:style-name="P10" text:outline-level="1">
<text:span text:style-name="T4">
The enemy continues to maneuver in the Black Sea, there is a threat of rocket strokes - Natalia Humeniuk</text:span>
</text:h>
      <text:p text:style-name="P4">
Author: ['Вячеслав Діордієв']</text:p>
      <text:p text:style-name="P4">
Time: 2023-05-30T95:00:00-04:00</text:p>
      <text:p text:style-name="P4">
Description: Відповідаючи на запитання ведучої щодо загальної ситуації в Чорному морі та можлив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menyuk2.jpg" text:style-name="Internet_20_link" text:visited-style-name="Visited_20_Internet_20_Link">
gumenyuk2.jpg</text:a>
']</text:p>
      <text:p text:style-name="P4">
Tags: ['STOPRUSSIA', 'АГРЕСІЯ РФ', 'ВІЙНА', 'ВТОРГНЕННЯ РФ']</text:p>
      <text:p text:style-name="P4">
Category: News</text:p>
      <!--METADATA-->
      <text:p text:style-name="P4">
<draw:frame draw:style-name="fr1" draw:name="Image353" text:anchor-type="as-char" svg:width="6.9236in" svg:height="3.4618in" draw:z-index="0">
<draw:image xlink:href="../Images/AРМІЯINFORM/2023-05-30T95-00-00-04-00/gumenyuk2.jpg" xlink:type="simple" xlink:show="embed" xlink:actuate="onLoad" draw:mime-type="image/jpeg"/>
</draw:frame>
Answering the leading question about the general situation in the Black Sea of Tamosyozozozhnosti on the night of the next missile strike in the territory of Ukraine, the head of the united coordination press center of defense forces of southern Ukraine(https://www.youtube.com/watch?v=WY8sDvZdWEA)The only news stressed that such a threat exists. After all, the enemy continues to carry out the shipping group and constantly moves his rocket launchers.</text:p>
      <ul>
        <li>
If in the afternoon we watched two underwater and two -water rocket carriers, tops, one surface rocket launcher returned to the base point, there were three ships from the enemy group, "Natalia Humeniuk left.</li>
      </ul>
      <text:p text:style-name="P4">
She also reminded that for air defense products to detect puside launchers is somewhat more complicated than from the surface, which in its turn will recount that the enemy may resort to a treacherous combined attack by the help of drones and rockets not airy but maritime.</text:p>
      <ul>
        <li>
At the same time, the likelihood of enemy aviation cannot be excluded. After all, the Russians still try to calculate our air defense systems, bypass them and get into the objects they marked as goals, including our air defense. Therefore, given the fact that the enemy enjoys carrying out their own at night, one must be prepared for any development of events,-summed up the head of the united coordination Press Center of Defense Forces of Ukraine.</li>
      </ul>
      <text:p text:style-name="P4">
News Source: <text:a xlink:type="simple" xlink:href="https://armyinform.com.ua/2023/05/30/vorog-prodovzhuye-zdijsnyuvaty-manevruvannya-v-chornomu-mori-zagroza-shhodo-zavdavannya-raketnyh-udariv-isnuye-nataliya-gumenyuk/" text:style-name="Internet_20_link" text:visited-style-name="Visited_20_Internet_20_Link">
https://armyinform.com.ua/2023/05/30/vorog-prodovzhuye-zdijsnyuvaty-manevruvannya-v-chornomu-mori-zagroza-shhodo-zavdavannya-raketnyh-udariv-isnuye-nataliya-gumenyuk/</text:a>
</text:p>
      <!--NEWS-->
      <text:h text:style-name="P10" text:outline-level="1">
<text:span text:style-name="T4">
We continue the consolidation of partners for the Ukrainian air defense to become as effective as possible - the President of Ukraine</text:span>
</text:h>
      <text:p text:style-name="P4">
Author: ['АРМІЯINFORM']</text:p>
      <text:p text:style-name="P4">
Time: 2023-05-30T96:00:00-04:00</text:p>
      <text:p text:style-name="P4">
Description: I am healthy, Shanovna Ukrainian!Short star for a day. Satisfied with the guch da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33e9ce9616029d81ff43d60c98ba4911_1685473416_extra_large5555.png" text:style-name="Internet_20_link" text:visited-style-name="Visited_20_Internet_20_Link">
33e9ce9616029d81ff43d60c98ba4911_1685473416_extra_large5555.png</text:a>
']</text:p>
      <text:p text:style-name="P4">
Tags: ['STOPRUSSIA', 'ВОЛОДИМИР ЗЕЛЕНСЬКИЙ', 'ПРЕЗИДЕНТ УКРАЇНИ']</text:p>
      <text:p text:style-name="P4">
Category: News</text:p>
      <!--METADATA-->
      <text:p text:style-name="P4">
<draw:frame draw:style-name="fr1" draw:name="Image354" text:anchor-type="as-char" svg:width="6.9236in" svg:height="3.888755in" draw:z-index="0">
<draw:image xlink:href="../Images/AРМІЯINFORM/2023-05-30T96-00-00-04-00/33e9ce9616029d81ff43d60c98ba4911_1685473416_extra_large5555.png" xlink:type="simple" xlink:show="embed" xlink:actuate="onLoad" draw:mime-type="image/png"/>
</draw:frame>
<text:span text:style-name="T4">
 _ I wish health, dear Ukrainians!_ </text:span>
</text:p>
      <text:p text:style-name="P4">
A brief report for this day. A fairly loud day.</text:p>
      <text:p text:style-name="P4">
The first is thank you to our air forces and all defenders and defenders of the sky of the other night bloom of Russian drones.</text:p>
      <text:p text:style-name="P4">
Again and again thank our warriors for every shotgun, for every Zabu -Russian missile. Because it is always - saved lives of people, always saved infrastructure.</text:p>
      <text:p text:style-name="P4">
Secondly - unfortunately, there were a hit, unfortunately, there were a falling of debris with the appropriate consequences, unfortunately, there were losses ... my condolences!</text:p>
      <text:p text:style-name="P4">
It is very, very important to consider air alarm and not treat it.</text:p>
      <text:p text:style-name="P4">
And I want me to be heard by all representatives of local authorities, which are heard for specific communities, for a specific territory.</text:p>
      <text:p text:style-name="P4">
City shelters should be available. People need to understand when and how the number and availability of shelters will increase.</text:p>
      <text:p text:style-name="P4">
It is the responsibility of specific officials, and specific responsibility.</text:p>
      <text:p text:style-name="P4">
Third, we continue the consolidation of partners in order for the Ukrainian air defense to be becomes becomes effective. Russian terror should lose daily and every night, in our region, in the sky of every Ukrainian city and village. When any attack of Russian terrorists end with a failure for terrorists, their defeat will be a source of our safety-long-term.</text:p>
      <text:p text:style-name="P4">
He spoke with German Chancellor today, including air defense.</text:p>
      <text:p text:style-name="P4">
He thanked the air defense systems already provided to Ukraine, that is, for our people already rescued by Germany. They also discussed in general the defense situation, our security service.</text:p>
      <text:p text:style-name="P4">
Important international measures that will happen very soon, there are common positions, to common decisions. And I thank Olaf, Mr. Chancellor, a personal determination, who is in many ways the determination of all Europe.</text:p>
      <text:p text:style-name="P4">
Fourth - spoke with representatives of a powerful British defense company Bae Systems. It is a truly large -scale weapon manufacturer - the weapon that is now being necessary and which we will need to guarantee the security of our state and the whole region.</text:p>
      <text:p text:style-name="P4">
We work on the creation of a proper base for production and repair in Ukraine. There is a wide range of weapons: from tanks to artillery.</text:p>
      <text:p text:style-name="P4">
We will provide Ukraine, and therefore, all of Europe is such a new foundation for strength.He informed the representatives of the Atlantic Council about our basic defensive needs for now, now in confrontation. We discussed the steps that bring the creation of a new aviation coalition. We are invariably approaching this result - to receive our warriors of modern fighters. And I thank the people of the United States, everyone and everyone in the political community, who supports, thank President Biden personally and both parties of Congress.</text:p>
      <text:p text:style-name="P4">
Now, in Ukraine, on our earth, in our sky it is decided whether the conservation and civilization will be preserved - global leadership in this century. It is decided, together with America, together with Europe, together with all our allies by partners. Thank you all in the world who helps!</text:p>
      <text:p text:style-name="P4">
And, of course, today, as always, I thank our soldiers. All those who are now for the sake of Ukraine. To all who are on combat missions. At combat posts. Thank you to everyone who protects our positions in Luhansk and Kharkiv region. Thank everyone and everyone who defends Zaporozhye, Kherson. Thank you all who keep our border.</text:p>
      <text:p text:style-name="P4">
Our brigades who are fighting. Our crews who are ready to go forward. And laying. Our security forces. At all directions and at all levels, the enemy should feel that Ukraine has strengthened.</text:p>
      <text:p text:style-name="P4">
<text:span text:style-name="T4">
 _ Glory to our heroes!_ </text:span>
</text:p>
      <text:p text:style-name="P4">
<text:span text:style-name="T4">
<text:span text:style-name="T5">
Glory to Ukraine!</text:span>
</text:span>
</text:p>
      <text:p text:style-name="P4">
Source: <text:a xlink:type="simple" xlink:href="https://www.president.gov.ua/news/prodovzhuyemo-konsolidaciyu-partneriv-dlya-togo-shob-ukrayin-83253" text:style-name="Internet_20_link" text:visited-style-name="Visited_20_Internet_20_Link">
Presidential Office</text:a>
</text:p>
      <text:p text:style-name="P4">
News Source: <text:a xlink:type="simple" xlink:href="https://armyinform.com.ua/2023/05/30/prodovzhuyemo-konsolidacziyu-partneriv-dlya-togo-shhob-ukrayinska-ppo-stala-maksymalno-efektyvnoyu-prezydent-ukrayiny/" text:style-name="Internet_20_link" text:visited-style-name="Visited_20_Internet_20_Link">
https://armyinform.com.ua/2023/05/30/prodovzhuyemo-konsolidacziyu-partneriv-dlya-togo-shhob-ukrayinska-ppo-stala-maksymalno-efektyvnoyu-prezydent-ukrayiny/</text:a>
</text:p>
      <!--NEWS-->
      <text:h text:style-name="P10" text:outline-level="1">
<text:span text:style-name="T4">
Yulia Sviridenko: The Government's priority is a demining of 165 thousand hectares of agricultural land by the end of 2023</text:span>
</text:h>
      <text:p text:style-name="P4">
Author: ['АРМІЯINFORM']</text:p>
      <text:p text:style-name="P4">
Time: 2023-05-30T97:00:00-04:00</text:p>
      <text:p text:style-name="P4">
Description: Humanitarian Roseminovannia s/g of lands є Priotary heads for the unity, Aje Pry Vіin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miny.jpg" text:style-name="Internet_20_link" text:visited-style-name="Visited_20_Internet_20_Link">
miny.jpg</text:a>
']</text:p>
      <text:p text:style-name="P4">
Tags: ['STOPRUSSIA', 'ГУМАНІТАРНЕ РОЗМІНУВАННЯ', 'ЮЛІЯ СВИРИДЕНКО']</text:p>
      <text:p text:style-name="P4">
Category: News</text:p>
      <!--METADATA-->
      <text:p text:style-name="P4">
<draw:frame draw:style-name="fr1" draw:name="Image355" text:anchor-type="as-char" svg:width="6.9236in" svg:height="4.277246in" draw:z-index="0">
<draw:image xlink:href="../Images/AРМІЯINFORM/2023-05-30T97-00-00-04-00/miny.jpg" xlink:type="simple" xlink:show="embed" xlink:actuate="onLoad" draw:mime-type="image/jpeg"/>
</draw:frame>
Humanitarian demining of agricultural land is a priority for the government, as Ukraine remains a guarantee of global food security. Ae purification of polluted land is the most important element of economic restoration of Ukraine and population security, <text:a xlink:type="simple" xlink:href="https://www.me.gov.ua/News/Detail" text:style-name="Internet_20_link" text:visited-style-name="Visited_20_Internet_20_Link">
reports</text:a>
Ministry of Economy of Ukraine.</text:p>
      <text:p text:style-name="P4">
This was noted(FAO)In Ukraine, Pierre Votier, Authorized Representative and Director of the UN World Food Program(WFP)In Ukraine, Matthew Gallingworth and the UN Mine Activities Coordinator in Ukraine Paul Heslop.</text:p>
      <ul>
        <li>
The government mobilizes all resources to form a comprehensive demining policy. The most important is the safety of people. At the same time, Ukraine continues to fulfill the international responsibilities of the guarantor of world food security. Now the main stations are concentrated on: Dnipropetrovsk, Zaporizhia, Kyiv, Mykolaiv, Sumy, Kharkiv, Kherson, Chernihiv and Cherkasy region. With the support of donors and international partners, we put 165 thousand hectares for the economic operation of economic operation by the end of 2023 and 305 thousand hectares by the end of 2024, - said Yulia Sviridenko.</li>
      </ul>
      <text:p text:style-name="P4">
According to SES and DSST, a minimum of 83 mine machines for Ukraine for fast and complex demining of Ukraine. This year, 26 machines are expected to be delivered from European manufacturers. Ukraine also requires 368 cars to transport explosive elements, 50 of which are marked with donors. There is a need for 465 cars for transportation of people who have 110 already purchased donors.</text:p>
      <text:p text:style-name="P4">
The First Vice Prime Minister of Ukraine emphasized the need to develop state institutions that can teach specialists in demining to tassentify private mine operators.During the meeting, the parties discussed specific projects in the field of humanitarian variables, which Ukraine is implementing and plans to implement in the future. Yakubulo has been stated that priority areas of agricultural land have been selected, which undergo relevant examination and purification work, or will be carried out in the short term. In addition, infrastructure in different regions of the country will be surveyed and exposed.</text:p>
      <text:p text:style-name="P4">
Pierre Voteier, for his part, noted that he fully supports Ukraine in its intention to humanitarian mine and confirmed the need to accelerate this process. Separately, he emphasized the need to provide certification operators for demining that would work according to international standards.(FAO)It requires Ukrainian grain and food to overcome famine in the world, and will comprehensive Ukraine in attracting all the necessary resources to mine in self -wrapped territories.</text:p>
      <text:p text:style-name="P4">
Reference: UN Food and Agricultural Organization(FAO)Es specialized institution of the United Nations, which heads international efforts in the fight against warranty. Ukraine has joined FAO in 2003, and since 2015 the organization has worked in two strategic areas: extraordinary humanitarian assistance in the conflict of areas and agricultural development of the country.</text:p>
      <text:p text:style-name="P4">
News Source: <text:a xlink:type="simple" xlink:href="https://armyinform.com.ua/2023/05/30/yuliya-svyrydenko-u-prioryteti-uryadu-rozminuvannya-165-tysyach-gektariv-silskogospodarskyh-zemel-do-kinczya-2023-roku/" text:style-name="Internet_20_link" text:visited-style-name="Visited_20_Internet_20_Link">
https://armyinform.com.ua/2023/05/30/yuliya-svyrydenko-u-prioryteti-uryadu-rozminuvannya-165-tysyach-gektariv-silskogospodarskyh-zemel-do-kinczya-2023-roku/</text:a>
</text:p>
      <!--NEWS-->
      <text:h text:style-name="P10" text:outline-level="1">
<text:span text:style-name="T4">
Ukrainians have purchased bonds for over a billion hryvnias</text:span>
</text:h>
      <text:p text:style-name="P4">
Author: ['АРМІЯINFORM']</text:p>
      <text:p text:style-name="P4">
Time: 2023-05-30T98:00:00-04:00</text:p>
      <text:p text:style-name="P4">
Description: VIISKOVI OBLIGATSIA in DI -I - your off -house at the grinding of Ukraine. The Oater is availabl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obl.jpg" text:style-name="Internet_20_link" text:visited-style-name="Visited_20_Internet_20_Link">
obl.jpg</text:a>
']</text:p>
      <text:p text:style-name="P4">
Tags: ['STOPRUSSIA', 'ВІЙСЬКОВІ ОБЛІГАЦІЇ', 'ДІЯ', 'МИХАЙЛО ФЕДОРОВ']</text:p>
      <text:p text:style-name="P4">
Category: News</text:p>
      <!--METADATA-->
      <text:p text:style-name="P4">
<draw:frame draw:style-name="fr1" draw:name="Image356" text:anchor-type="as-char" svg:width="6.9236in" svg:height="2.867524in" draw:z-index="0">
<draw:image xlink:href="../Images/AРМІЯINFORM/2023-05-30T98-00-00-04-00/obl.jpg" xlink:type="simple" xlink:show="embed" xlink:actuate="onLoad" draw:mime-type="image/jpeg"/>
</draw:frame>
Military bonds in action is your contribution to the victory of Ukraine. The service has accessed the application for 8 months, and during this time Ukrainians have purchased 1 million valuable paper for more than UAH 1 billion. All funds go to the needs of the army and economy of Ukraine, <text:a xlink:type="simple" xlink:href="https://thedigital.gov.ua/news/pidtrimka-armii-ta-ekonomiki-kraini-ukraintsi-pridbali-1-mln-viyskovikh-obligatsiy-u-dii" text:style-name="Internet_20_link" text:visited-style-name="Visited_20_Internet_20_Link">
reports</text:a>
Ministor.</text:p>
      <text:p text:style-name="P4">
By buying military bonds in action, you also make a profitable investment. After all, they work as Donat, only with the return and guaranteed profit. Ukrainian has already received UAH 6.6 million of payments for repayed bonds. Hundreds of securities owners will receive funds after the expiration of the term.</text:p>
      <ul>
        <li>
Military bonds in action is an opportunity to simply and conveniently help the state. After all, each bond is a weapon, equipment and necessary medicines for other defenders and defenders. And also strong support for the Ukrainian economy. During the 19 months of functioning of the service the state received more than UAH 1 billion. It is custom that military bonds in action have become an effective tool that allows everyone to contribute to the victory,-said the Minister of Digital Transformation Mikhail Fedorov, the Minister of Digital Transformation.</li>
      </ul>
      <text:p text:style-name="P4">
Each military bond is called a temporarily occupied Ukrainian city. Yalta, Sevastopol, Donetsk and Mariupol are available. By buying securities, you are approaching the de-occupation of the territories, and you get a unique card-bond card among your documents in action.</text:p>
      <text:p text:style-name="P4">
You can buy military bonds in several clicks from the main scranozostonka. You can make a contribution from any bank card.</text:p>
      <text:p text:style-name="P4">
News Source: <text:a xlink:type="simple" xlink:href="https://armyinform.com.ua/2023/05/30/ukrayinczi-prydbaly-v-diyi-obligaczij-na-ponad-milyard-gryven/" text:style-name="Internet_20_link" text:visited-style-name="Visited_20_Internet_20_Link">
https://armyinform.com.ua/2023/05/30/ukrayinczi-prydbaly-v-diyi-obligaczij-na-ponad-milyard-gryven/</text:a>
</text:p>
      <!--NEWS-->
      <text:h text:style-name="P10" text:outline-level="1">
<text:span text:style-name="T4">
Short. War. Day 461</text:span>
</text:h>
      <text:p text:style-name="P4">
Author: ['АРМІЯINFORM']</text:p>
      <text:p text:style-name="P4">
Time: 2023-05-30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vydeodajj.jpg" text:style-name="Internet_20_link" text:visited-style-name="Visited_20_Internet_20_Link">
vydeodajj.jpg</text:a>
']</text:p>
      <text:p text:style-name="P4">
Tags: ['STOPRUSSIA', 'АГРЕСІЯ РФ', 'ВІЙНА', 'ВТОРГНЕННЯ РФ', 'ГШ ЗСУ']</text:p>
      <text:p text:style-name="P4">
Category: News</text:p>
      <!--METADATA-->
      <text:p text:style-name="P4">
<draw:frame draw:style-name="fr1" draw:name="Image357" text:anchor-type="as-char" svg:width="6.9236in" svg:height="3.421412in" draw:z-index="0">
<draw:image xlink:href="../Images/AРМІЯINFORM/2023-05-30T99-00-00-04-00/vydeodajj.jpg" xlink:type="simple" xlink:show="embed" xlink:actuate="onLoad" draw:mime-type="image/jpeg"/>
</draw:frame>
Source: <text:a xlink:type="simple" xlink:href="https://www.facebook.com/GeneralStaff.ua/videos/749949543523480/" text:style-name="Internet_20_link" text:visited-style-name="Visited_20_Internet_20_Link">
General Staff of the UKRAINE</text:a>
</text:p>
      <text:p text:style-name="P4">
News Source: <text:a xlink:type="simple" xlink:href="https://armyinform.com.ua/2023/05/30/korotko-vijna-den-461/" text:style-name="Internet_20_link" text:visited-style-name="Visited_20_Internet_20_Link">
https://armyinform.com.ua/2023/05/30/korotko-vijna-den-461/</text:a>
</text:p>
      <!--NEWS-->
      <text:h text:style-name="P10" text:outline-level="1">
<text:span text:style-name="T4">
US is preparing new sanctions to deprive Russia of access to technology - Blinken</text:span>
</text:h>
      <text:p text:style-name="P4">
Authors: Ukrinform (Person)</text:p>
      <text:p text:style-name="P4">
Publisher: Укринформ (Organization)</text:p>
      <text:p text:style-name="P4">
Published Time: 2023-05-31T-31:37:00+03:00</text:p>
      <text:p text:style-name="P4">
Modified Time: 2023-05-31T00:37:00+03:00</text:p>
      <text:p text:style-name="P4">
Description: US Secretary of State Anthony Blinken has announced new export control measures aimed at depriving Russia of opportunities to receive technologies, in particular those that were found in Iranian drones. - Ukrinform.</text:p>
      <text:p text:style-name="P4">
Images: ['<text:a xlink:type="simple" xlink:href="https://static.ukrinform.com/photos/2022_10/thumb_files/630_360_1666808912-523.jpg" text:style-name="Internet_20_link" text:visited-style-name="Visited_20_Internet_20_Link">
630_360_16668...</text:a>
']</text:p>
      <text:p text:style-name="P4">
Tags: ['Антиросійські санкції', 'США', 'Держдеп', 'Блінкен']</text:p>
      <text:p text:style-name="P4">
Type: Article</text:p>
      <!--METADATA-->
      <text:p text:style-name="P4">
<draw:frame draw:style-name="fr1" draw:name="Image358" text:anchor-type="as-char" svg:width="6.9236in" svg:height="3.956343in" draw:z-index="0">
<draw:image xlink:href="../Images/yкринформ/2023-05-31T-31-37-00-03-00/630_360_1666808912-523.jpg" xlink:type="simple" xlink:show="embed" xlink:actuate="onLoad" draw:mime-type="image/jpeg"/>
</draw:frame>
US Secretary of State Anthony Blinken has announced new export control measures aimed at depriving Russia of the opportunity to receive technologies, in particular, which were discovered in Iranian drones.</text:p>
      <text:p text:style-name="P4">
He stated this on Tuesday during a press conference in Sweden, Ukrinform's own correspondent reports.</text:p>
      <text:p text:style-name="P4">
"Tomorrow we will announce new measures that will be based on the export control of technologies that have been discovered in Iranian drones, used for strikes in peaceful people in Ukraine and civilian infrastructure,"- said American diplomacy.</text:p>
      <text:p text:style-name="P4">
<text:span text:style-name="T4">
 Read also: </text:span>
 <text:span text:style-name="T4">
 <text:a xlink:type="simple" xlink:href="https://www.ukrinform.ua/rubric-world/3716298-es-zaprovadiv-sankcii-proti-se-simoh-rosian-za-dii-proti-suverenitetu-moldovi-j-ukraini.html" text:style-name="Internet_20_link" text:visited-style-name="Visited_20_Internet_20_Link">
EU imposed sanctions against seven Russians for the actions of the sovereignty of Moldova and Ukraine</text:a>
</text:span>
</text:p>
      <text:p text:style-name="P4">
In addition, he said, the announced US measures will be directed by Russian misinformation, as well as to protect the law for law enforcement agencies.</text:p>
      <text:p text:style-name="P4">
Blinken also stressed that the work that the United States did for the last two years was critical to ensure that the invasion of Russia in Ukraine would remain a strategic failure of the Kremlin.</text:p>
      <text:p text:style-name="P4">
<text:span text:style-name="T4">
 Read also: </text:span>
 <text:span text:style-name="T4">
 [US(https://www.ukrinform.ua/rubric-world/3716230-ssa-zaprovadili-sankcii-proti-desatkiv-osib-ta-organizacij-iz-kitau-ta-meksiki-za-narkotorgivlu.html)</text:span>
</text:p>
      <text:p text:style-name="P4">
According to Ukrinform, the Pentagon announced the allocation of additional defense assistance worth about $ 300 million in Ukraine. The administration is expected to announce on Wednesday to allocate the next package according to the presidential supplements.</text:p>
      <text:p text:style-name="P4">
News Source: <text:a xlink:type="simple" xlink:href="https://www.ukrinform.ua/rubric-world/3716303-ssa-gotuut-novi-sankcii-sobi-pozbaviti-rosiu-dostupu-do-tehnologij-blinken.html" text:style-name="Internet_20_link" text:visited-style-name="Visited_20_Internet_20_Link">
https://www.ukrinform.ua/rubric-world/3716303-ssa-gotuut-novi-sankcii-sobi-pozbaviti-rosiu-dostupu-do-tehnologij-blinken.html</text:a>
</text:p>
      <!--NEWS-->
      <text:h text:style-name="P10" text:outline-level="1">
<text:span text:style-name="T4">
States consider escalation to disconnect the Russians of radiation control at the ZPP</text:span>
</text:h>
      <text:p text:style-name="P4">
Authors: Ukrinform (Person)</text:p>
      <text:p text:style-name="P4">
Publisher: Укринформ (Organization)</text:p>
      <text:p text:style-name="P4">
Published Time: 2023-05-31T-33:23:00+03:00</text:p>
      <text:p text:style-name="P4">
Modified Time: 2023-05-31T00:23:00+03:00</text:p>
      <text:p text:style-name="P4">
Description: The United States stated that the Russian side of radiation monitoring at the Zaporozhye NPP is an escalation by Moscow, directed against the sovereignty of Ukraine, as well as that it threatens nuclear security throughout the region. - Ukrinform.</text:p>
      <text:p text:style-name="P4">
Images: ['<text:a xlink:type="simple" xlink:href="https://static.ukrinform.com/photos/2022_02/thumb_files/630_360_1645674654-338.jpg" text:style-name="Internet_20_link" text:visited-style-name="Visited_20_Internet_20_Link">
630_360_16456...</text:a>
']</text:p>
      <text:p text:style-name="P4">
Tags: ['Ескалація', 'Окупація', 'США', 'Агресія РФ', 'Запорізька АЕС', 'Війна з Росією']</text:p>
      <text:p text:style-name="P4">
Type: Article</text:p>
      <!--METADATA-->
      <text:p text:style-name="P4">
<draw:frame draw:style-name="fr1" draw:name="Image359" text:anchor-type="as-char" svg:width="6.9236in" svg:height="3.956343in" draw:z-index="0">
<draw:image xlink:href="../Images/yкринформ/2023-05-31T-33-23-00-03-00/630_360_1645674654-338.jpg" xlink:type="simple" xlink:show="embed" xlink:actuate="onLoad" draw:mime-type="image/jpeg"/>
</draw:frame>
The United States stated that the Russian side of radiation monitoring at the Zaporizhzhya NPP is an escalation by Moscow, directed by Ukraine, and that it threatens nuclear security throughout the region.</text:p>
      <text:p text:style-name="P4">
The relevant statement was made on Tuesday by the US permanent representative at Ooninda Thomas Greenfield, Ukrinform correspondent reports.</text:p>
      <text:p text:style-name="P4">
“According to recent reports, Moscow has disconnected vital sensors of radiation monitoring in Zaporozhye, which means that data from the station are now being sent to the Russian nuclear regulator. It is a clear escalation of RFFDUDivation of Ukrainian sovereignty and control over the Zaporizhzhya NPP, ”the USA said.</text:p>
      <text:p text:style-name="P4">
<text:span text:style-name="T4">
 Read also: </text:span>
 <text:span text:style-name="T4">
 [Russians "knock out" from employees for the consent(https://www.ukrinform.ua/rubric-ato/3716243-rosiani-vibivaut-zi-spivrobitnikiv-zaes-zgodu-na-spivpracu-energoatom.html)</text:span>
</text:p>
      <text:p text:style-name="P4">
She noted that it undermines the UN confidence in nuclear security at the station.</text:p>
      <text:p text:style-name="P4">
“I will say clearly, <text:span text:style-name="T4">
 <text:a xlink:type="simple" xlink:href="https://www.ukrinform.ua/tag-zaporizka-aes" text:style-name="Internet_20_link" text:visited-style-name="Visited_20_Internet_20_Link">
Zaporizhzhya NPP</text:a>
</text:span>
 It belongs to Ukraine, so its data should be flowing to Ukraine, not to Russia, ”Thomas Grinfield emphasized.</text:p>
      <text:p text:style-name="P4">
She called the actions of the Russian Federation "reckless" and stated that they contrast sharply by the relevant behavior of Ukraine.</text:p>
      <text:p text:style-name="P4">
“During this conflict, CEO(IAEA - ed.)Grossi is clearly understood that Ukraine has fully interacted in the process of implementation of all nuclear facilities, and that the IAEA has found no signs of concern related to nuclear spread in Ukraine, ”the US representative reminded.</text:p>
      <text:p text:style-name="P4">
<text:span text:style-name="T4">
 Read also: </text:span>
 <text:span text:style-name="T4">
 [CEO of the IAEA on the UN Security Council has announced the principle(https://www.ukrinform.ua/rubric-economy/3716294-gendirektor-magate-na-radbezi-oon-ogolosiv-principi-dotrimanna-adernoi-bezpeki-zaes.html)</text:span>
</text:p>
      <text:p text:style-name="P4">
According to her, there is no doubt that "Russia's actions are an attack on a safety and the world, so we must unite and demand that the president Putinify this madness."</text:p>
      <text:p text:style-name="P4">
As reported by Ukrinform, a meeting of the UN Security Council on the Zaporizhzhya Nuclear Power Plant was held on Tuesday. The participants of the meeting were studied by the director of MAEA Rafael Grosssey, who formulated five principles of nuclear safety to guarantee nuclear security at the Zaporizhzhia NPP.</text:p>
      <text:p text:style-name="P4">
News Source: <text:a xlink:type="simple" xlink:href="https://www.ukrinform.ua/rubric-ato/3716301-stati-vvazaut-eskalacieu-vidklucenna-rosianami-datcikiv-radiacijnogo-kontrolu-na-zaes.html" text:style-name="Internet_20_link" text:visited-style-name="Visited_20_Internet_20_Link">
https://www.ukrinform.ua/rubric-ato/3716301-stati-vvazaut-eskalacieu-vidklucenna-rosianami-datcikiv-radiacijnogo-kontrolu-na-zaes.html</text:a>
</text:p>
      <!--NEWS-->
      <text:h text:style-name="P10" text:outline-level="1">
<text:span text:style-name="T4">
UWC President in Berlin discussed the need for teaching Ukrainian in German schools</text:span>
</text:h>
      <text:p text:style-name="P4">
Authors: Ukrinform (Person)</text:p>
      <text:p text:style-name="P4">
Publisher: Укринформ (Organization)</text:p>
      <text:p text:style-name="P4">
Published Time: 2023-05-31T-35:14:00+03:00</text:p>
      <text:p text:style-name="P4">
Modified Time: 2023-05-31T00:14:00+03:00</text:p>
      <text:p text:style-name="P4">
Description: President of the World Congress of Ukrainians Pavel Grod discussed with German deputy Lilia Usyk in Berlin the need to teach Ukrainian language in German schools, as well as the creation of a Ukrainian Center. - Ukrinform.</text:p>
      <text:p text:style-name="P4">
Images: ['<text:a xlink:type="simple" xlink:href="https://static.ukrinform.com/photos/2023_05/thumb_files/630_360_1685471083-979.jpg" text:style-name="Internet_20_link" text:visited-style-name="Visited_20_Internet_20_Link">
630_360_16854...</text:a>
']</text:p>
      <text:p text:style-name="P4">
Tags: ['Діаспора', 'Німеччина', 'СКУ', 'Світовий конгрес українців', 'Українська мова']</text:p>
      <text:p text:style-name="P4">
Type: Article</text:p>
      <!--METADATA-->
      <text:p text:style-name="P4">
<draw:frame draw:style-name="fr1" draw:name="Image360" text:anchor-type="as-char" svg:width="6.9236in" svg:height="3.956343in" draw:z-index="0">
<draw:image xlink:href="../Images/yкринформ/2023-05-31T-35-14-00-03-00/630_360_1685471083-979.jpg" xlink:type="simple" xlink:show="embed" xlink:actuate="onLoad" draw:mime-type="image/jpeg"/>
</draw:frame>
The Presidential Congress of Ukrainians Pavel Grod discussed with the German deputy of the Usyk in Berlin the need to teach Ukrainian language in German schools, as well as the creation of the Ukrainian Center.</text:p>
      <text:p text:style-name="P4">
According to Ukrinform correspondent, Mr. Grod wrote about it on his page on <text:a xlink:type="simple" xlink:href="https://www.facebook.com/paul.grod/posts/pfbid026BVDXajDo2GJebneCTGaSYMepQjQ8avBUVpKqt3QCidWbTigoLB1r2scAc94xGpdl" text:style-name="Internet_20_link" text:visited-style-name="Visited_20_Internet_20_Link">
Facebook</text:a>
.</text:p>
      <text:p text:style-name="P4">
«Мали зустріч із Лілією Усик, депутаткою берлінського парламенту від Партіїхристиянських демократів, щоб обговорити розвиток української освіти таможливість вивчення української мови як іноземної у німецьких школах. Крімтого, ми розглядали можливість створення українського центру в Берліні», –заявив Ґрод.</text:p>
      <text:p text:style-name="P4">
Він додав, що разом з очільниками двох українських громадських організаційНімеччини також зустрівся у Берліні із депутатом партії Зелених Василем Франко«для обговорення подальшої допомоги Україні та українським біженцям».</text:p>
      <text:p text:style-name="P4">
«Під час наших зустрічей з представниками німецьких владних органів, мивисловили щиру вдячність за потужну підтримку Німеччиною українського народу вскладний період. Ми підтвердили нашу постійну співпрацю від імені Світовогоконгресу українців», – наголосив Ґрод.</text:p>
      <text:p text:style-name="P4">
На його переконання, «разом ми зможемо надати підтримку українській спільнотів Німеччині». «Продовжуймо працювати пліч-о-пліч, щоб створити яскравемайбутнє для України та її людей!», – закликав президент СКУ.</text:p>
      <text:p text:style-name="P4">
Нагадаємо, Павло Ґрод зараз <text:a xlink:type="simple" xlink:href="https://www.ukrinform.ua/rubric-diaspora/3715948-prezident-svitovogo-kongresu-ukrainciv-pavlo-grod-vidvidae-pariz-i-rim.html" text:style-name="Internet_20_link" text:visited-style-name="Visited_20_Internet_20_Link">
 перебуває </text:a>
In Europe, as part of a visit called "Support of Ukraine, most of the time." From Berlin he went to Paris, and from there to Rome.</text:p>
      <text:p text:style-name="P4">
<text:span text:style-name="T5">
Foto: Paul Grod / Facebook</text:span>
</text:p>
      <text:p text:style-name="P4">
News Source: <text:a xlink:type="simple" xlink:href="https://www.ukrinform.ua/rubric-diaspora/3716268-prezident-sku-v-berlini-obgovoriv-potrebu-vikladanna-ukrainskoi-movi-v-skolah-nimeccini.html" text:style-name="Internet_20_link" text:visited-style-name="Visited_20_Internet_20_Link">
https://www.ukrinform.ua/rubric-diaspora/3716268-prezident-sku-v-berlini-obgovoriv-potrebu-vikladanna-ukrainskoi-movi-v-skolah-nimeccini.html</text:a>
</text:p>
      <!--NEWS-->
      <text:h text:style-name="P10" text:outline-level="1">
<text:span text:style-name="T4">
UWC President in Berlin discussed the need for teaching Ukrainian in German schools</text:span>
</text:h>
      <text:p text:style-name="P4">
Authors: Ukrinform (Person)</text:p>
      <text:p text:style-name="P4">
Publisher: Укринформ (Organization)</text:p>
      <text:p text:style-name="P4">
Published Time: 2023-05-31T00:14:00+03:00</text:p>
      <text:p text:style-name="P4">
Modified Time: 2023-05-31T00:14:00+03:00</text:p>
      <text:p text:style-name="P4">
Description: President of the World Congress of Ukrainians Pavel Grod discussed with German deputy Lilia Usyk in Berlin the need to teach Ukrainian language in German schools, as well as the creation of a Ukrainian Center. - Ukrinform.</text:p>
      <text:p text:style-name="P4">
Images: ['<text:a xlink:type="simple" xlink:href="https://static.ukrinform.com/photos/2023_05/thumb_files/630_360_1685471083-979.jpg" text:style-name="Internet_20_link" text:visited-style-name="Visited_20_Internet_20_Link">
630_360_16854...</text:a>
']</text:p>
      <text:p text:style-name="P4">
Tags: ['Діаспора', 'Німеччина', 'СКУ', 'Світовий конгрес українців', 'Українська мова']</text:p>
      <text:p text:style-name="P4">
Type: Article</text:p>
      <!--METADATA-->
      <text:p text:style-name="P4">
<draw:frame draw:style-name="fr1" draw:name="Image361" text:anchor-type="as-char" svg:width="6.9236in" svg:height="3.956343in" draw:z-index="0">
<draw:image xlink:href="../Images/yкринформ/2023-05-31T00-14-00-03-00/630_360_1685471083-979.jpg" xlink:type="simple" xlink:show="embed" xlink:actuate="onLoad" draw:mime-type="image/jpeg"/>
</draw:frame>
The Presidential Congress of Ukrainians Pavel Grod discussed with the German deputy of the Usyk in Berlin the need to teach Ukrainian language in German schools, as well as the creation of the Ukrainian Center.</text:p>
      <text:p text:style-name="P4">
According to Ukrinform correspondent, Mr. Grod wrote about it on his page on <text:a xlink:type="simple" xlink:href="https://www.facebook.com/paul.grod/posts/pfbid026BVDXajDo2GJebneCTGaSYMepQjQ8avBUVpKqt3QCidWbTigoLB1r2scAc94xGpdl" text:style-name="Internet_20_link" text:visited-style-name="Visited_20_Internet_20_Link">
Facebook</text:a>
.</text:p>
      <text:p text:style-name="P4">
«Мали зустріч із Лілією Усик, депутаткою берлінського парламенту від Партіїхристиянських демократів, щоб обговорити розвиток української освіти таможливість вивчення української мови як іноземної у німецьких школах. Крімтого, ми розглядали можливість створення українського центру в Берліні», –заявив Ґрод.</text:p>
      <text:p text:style-name="P4">
Він додав, що разом з очільниками двох українських громадських організаційНімеччини також зустрівся у Берліні із депутатом партії Зелених Василем Франко«для обговорення подальшої допомоги Україні та українським біженцям».</text:p>
      <text:p text:style-name="P4">
«Під час наших зустрічей з представниками німецьких владних органів, мивисловили щиру вдячність за потужну підтримку Німеччиною українського народу вскладний період. Ми підтвердили нашу постійну співпрацю від імені Світовогоконгресу українців», – наголосив Ґрод.</text:p>
      <text:p text:style-name="P4">
На його переконання, «разом ми зможемо надати підтримку українській спільнотів Німеччині». «Продовжуймо працювати пліч-о-пліч, щоб створити яскравемайбутнє для України та її людей!», – закликав президент СКУ.</text:p>
      <text:p text:style-name="P4">
Нагадаємо, Павло Ґрод зараз <text:a xlink:type="simple" xlink:href="https://www.ukrinform.ua/rubric-diaspora/3715948-prezident-svitovogo-kongresu-ukrainciv-pavlo-grod-vidvidae-pariz-i-rim.html" text:style-name="Internet_20_link" text:visited-style-name="Visited_20_Internet_20_Link">
 перебуває </text:a>
In Europe, as part of a visit called "Support of Ukraine, most of the time." From Berlin he went to Paris, and from there to Rome.</text:p>
      <text:p text:style-name="P4">
<text:span text:style-name="T5">
Foto: Paul Grod / Facebook</text:span>
</text:p>
      <text:p text:style-name="P4">
News Source: <text:a xlink:type="simple" xlink:href="https://www.ukrinform.ua/rubric-diaspora/3716268-prezident-sku-v-berlini-obgovoriv-potrebu-vikladanna-ukrainskoi-movi-v-skolah-nimeccini.html" text:style-name="Internet_20_link" text:visited-style-name="Visited_20_Internet_20_Link">
https://www.ukrinform.ua/rubric-diaspora/3716268-prezident-sku-v-berlini-obgovoriv-potrebu-vikladanna-ukrainskoi-movi-v-skolah-nimeccini.html</text:a>
</text:p>
      <!--NEWS-->
      <text:h text:style-name="P10" text:outline-level="1">
<text:span text:style-name="T4">
States consider escalation to disconnect the Russians of radiation control at the ZPP</text:span>
</text:h>
      <text:p text:style-name="P4">
Authors: Ukrinform (Person)</text:p>
      <text:p text:style-name="P4">
Publisher: Укринформ (Organization)</text:p>
      <text:p text:style-name="P4">
Published Time: 2023-05-31T00:23:00+03:00</text:p>
      <text:p text:style-name="P4">
Modified Time: 2023-05-31T00:23:00+03:00</text:p>
      <text:p text:style-name="P4">
Description: The United States stated that the Russian side of radiation monitoring at the Zaporozhye NPP is an escalation by Moscow, directed against the sovereignty of Ukraine, as well as that it threatens nuclear security throughout the region. - Ukrinform.</text:p>
      <text:p text:style-name="P4">
Images: ['<text:a xlink:type="simple" xlink:href="https://static.ukrinform.com/photos/2022_02/thumb_files/630_360_1645674654-338.jpg" text:style-name="Internet_20_link" text:visited-style-name="Visited_20_Internet_20_Link">
630_360_16456...</text:a>
']</text:p>
      <text:p text:style-name="P4">
Tags: ['Ескалація', 'Окупація', 'США', 'Агресія РФ', 'Запорізька АЕС', 'Війна з Росією']</text:p>
      <text:p text:style-name="P4">
Type: Article</text:p>
      <!--METADATA-->
      <text:p text:style-name="P4">
<draw:frame draw:style-name="fr1" draw:name="Image362" text:anchor-type="as-char" svg:width="6.9236in" svg:height="3.956343in" draw:z-index="0">
<draw:image xlink:href="../Images/yкринформ/2023-05-31T00-23-00-03-00/630_360_1645674654-338.jpg" xlink:type="simple" xlink:show="embed" xlink:actuate="onLoad" draw:mime-type="image/jpeg"/>
</draw:frame>
The United States stated that the Russian side of radiation monitoring at the Zaporizhzhya NPP is an escalation by Moscow, directed by Ukraine, and that it threatens nuclear security throughout the region.</text:p>
      <text:p text:style-name="P4">
The relevant statement was made on Tuesday by the US permanent representative at Ooninda Thomas Greenfield, Ukrinform correspondent reports.</text:p>
      <text:p text:style-name="P4">
“According to recent reports, Moscow has disconnected vital sensors of radiation monitoring in Zaporozhye, which means that data from the station are now being sent to the Russian nuclear regulator. It is a clear escalation of RFFDUDivation of Ukrainian sovereignty and control over the Zaporizhzhya NPP, ”the USA said.</text:p>
      <text:p text:style-name="P4">
<text:span text:style-name="T4">
 Read also: </text:span>
 <text:span text:style-name="T4">
 [Russians "knock out" from employees for the consent(https://www.ukrinform.ua/rubric-ato/3716243-rosiani-vibivaut-zi-spivrobitnikiv-zaes-zgodu-na-spivpracu-energoatom.html)</text:span>
</text:p>
      <text:p text:style-name="P4">
She noted that it undermines the UN confidence in nuclear security at the station.</text:p>
      <text:p text:style-name="P4">
“I will say clearly, <text:span text:style-name="T4">
 <text:a xlink:type="simple" xlink:href="https://www.ukrinform.ua/tag-zaporizka-aes" text:style-name="Internet_20_link" text:visited-style-name="Visited_20_Internet_20_Link">
Zaporizhzhya NPP</text:a>
</text:span>
 It belongs to Ukraine, so its data should be flowing to Ukraine, not to Russia, ”Thomas Grinfield emphasized.</text:p>
      <text:p text:style-name="P4">
She called the actions of the Russian Federation "reckless" and stated that they contrast sharply by the relevant behavior of Ukraine.</text:p>
      <text:p text:style-name="P4">
“During this conflict, CEO(IAEA - ed.)Grossi is clearly understood that Ukraine has fully interacted in the process of implementation of all nuclear facilities, and that the IAEA has found no signs of concern related to nuclear spread in Ukraine, ”the US representative reminded.</text:p>
      <text:p text:style-name="P4">
<text:span text:style-name="T4">
 Read also: </text:span>
 <text:span text:style-name="T4">
 [CEO of the IAEA on the UN Security Council has announced the principle(https://www.ukrinform.ua/rubric-economy/3716294-gendirektor-magate-na-radbezi-oon-ogolosiv-principi-dotrimanna-adernoi-bezpeki-zaes.html)</text:span>
</text:p>
      <text:p text:style-name="P4">
According to her, there is no doubt that "Russia's actions are an attack on a safety and the world, so we must unite and demand that the president Putinify this madness."</text:p>
      <text:p text:style-name="P4">
As reported by Ukrinform, a meeting of the UN Security Council on the Zaporizhzhya Nuclear Power Plant was held on Tuesday. The participants of the meeting were studied by the director of MAEA Rafael Grosssey, who formulated five principles of nuclear safety to guarantee nuclear security at the Zaporizhzhia NPP.</text:p>
      <text:p text:style-name="P4">
News Source: <text:a xlink:type="simple" xlink:href="https://www.ukrinform.ua/rubric-ato/3716301-stati-vvazaut-eskalacieu-vidklucenna-rosianami-datcikiv-radiacijnogo-kontrolu-na-zaes.html" text:style-name="Internet_20_link" text:visited-style-name="Visited_20_Internet_20_Link">
https://www.ukrinform.ua/rubric-ato/3716301-stati-vvazaut-eskalacieu-vidklucenna-rosianami-datcikiv-radiacijnogo-kontrolu-na-zaes.html</text:a>
</text:p>
      <!--NEWS-->
      <text:h text:style-name="P10" text:outline-level="1">
<text:span text:style-name="T4">
US is preparing new sanctions to deprive Russia of access to technology - Blinken</text:span>
</text:h>
      <text:p text:style-name="P4">
Authors: Ukrinform (Person)</text:p>
      <text:p text:style-name="P4">
Publisher: Укринформ (Organization)</text:p>
      <text:p text:style-name="P4">
Published Time: 2023-05-31T00:37:00+03:00</text:p>
      <text:p text:style-name="P4">
Modified Time: 2023-05-31T00:37:00+03:00</text:p>
      <text:p text:style-name="P4">
Description: US Secretary of State Anthony Blinken has announced new export control measures aimed at depriving Russia of opportunities to receive technologies, in particular those that were found in Iranian drones. - Ukrinform.</text:p>
      <text:p text:style-name="P4">
Images: ['<text:a xlink:type="simple" xlink:href="https://static.ukrinform.com/photos/2022_10/thumb_files/630_360_1666808912-523.jpg" text:style-name="Internet_20_link" text:visited-style-name="Visited_20_Internet_20_Link">
630_360_16668...</text:a>
']</text:p>
      <text:p text:style-name="P4">
Tags: ['Антиросійські санкції', 'США', 'Держдеп', 'Блінкен']</text:p>
      <text:p text:style-name="P4">
Type: Article</text:p>
      <!--METADATA-->
      <text:p text:style-name="P4">
<draw:frame draw:style-name="fr1" draw:name="Image363" text:anchor-type="as-char" svg:width="6.9236in" svg:height="3.956343in" draw:z-index="0">
<draw:image xlink:href="../Images/yкринформ/2023-05-31T00-37-00-03-00/630_360_1666808912-523.jpg" xlink:type="simple" xlink:show="embed" xlink:actuate="onLoad" draw:mime-type="image/jpeg"/>
</draw:frame>
US Secretary of State Anthony Blinken has announced new export control measures aimed at depriving Russia of the opportunity to receive technologies, in particular, which were discovered in Iranian drones.</text:p>
      <text:p text:style-name="P4">
He stated this on Tuesday during a press conference in Sweden, Ukrinform's own correspondent reports.</text:p>
      <text:p text:style-name="P4">
"Tomorrow we will announce new measures that will be based on the export control of technologies that have been discovered in Iranian drones, used for strikes in peaceful people in Ukraine and civilian infrastructure,"- said American diplomacy.</text:p>
      <text:p text:style-name="P4">
<text:span text:style-name="T4">
 Read also: </text:span>
 <text:span text:style-name="T4">
 <text:a xlink:type="simple" xlink:href="https://www.ukrinform.ua/rubric-world/3716298-es-zaprovadiv-sankcii-proti-se-simoh-rosian-za-dii-proti-suverenitetu-moldovi-j-ukraini.html" text:style-name="Internet_20_link" text:visited-style-name="Visited_20_Internet_20_Link">
EU imposed sanctions against seven Russians for the actions of the sovereignty of Moldova and Ukraine</text:a>
</text:span>
</text:p>
      <text:p text:style-name="P4">
In addition, he said, the announced US measures will be directed by Russian misinformation, as well as to protect the law for law enforcement agencies.</text:p>
      <text:p text:style-name="P4">
Blinken also stressed that the work that the United States did for the last two years was critical to ensure that the invasion of Russia in Ukraine would remain a strategic failure of the Kremlin.</text:p>
      <text:p text:style-name="P4">
<text:span text:style-name="T4">
 Read also: </text:span>
 <text:span text:style-name="T4">
 [US(https://www.ukrinform.ua/rubric-world/3716230-ssa-zaprovadili-sankcii-proti-desatkiv-osib-ta-organizacij-iz-kitau-ta-meksiki-za-narkotorgivlu.html)</text:span>
</text:p>
      <text:p text:style-name="P4">
According to Ukrinform, the Pentagon announced the allocation of additional defense assistance worth about $ 300 million in Ukraine. The administration is expected to announce on Wednesday to allocate the next package according to the presidential supplements.</text:p>
      <text:p text:style-name="P4">
News Source: <text:a xlink:type="simple" xlink:href="https://www.ukrinform.ua/rubric-world/3716303-ssa-gotuut-novi-sankcii-sobi-pozbaviti-rosiu-dostupu-do-tehnologij-blinken.html" text:style-name="Internet_20_link" text:visited-style-name="Visited_20_Internet_20_Link">
https://www.ukrinform.ua/rubric-world/3716303-ssa-gotuut-novi-sankcii-sobi-pozbaviti-rosiu-dostupu-do-tehnologij-blinken.html</text:a>
</text:p>
      <!--NEWS-->
      <text:h text:style-name="P10" text:outline-level="1">
<text:span text:style-name="T4">
Our paratroopers learn to win</text:span>
</text:h>
      <text:p text:style-name="P4">
Author: ['АРМІЯINFORM']</text:p>
      <text:p text:style-name="P4">
Time: 2023-05-31T99:00:00-04:00</text:p>
      <text:p text:style-name="P4">
Description: The General Staff of the ZS Ukrainian, publishing the photo of the hoghing "Marunovikh Beretv". Budni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47414700_202011796102268_3778712221459190735_n1111-2.jpg" text:style-name="Internet_20_link" text:visited-style-name="Visited_20_Internet_20_Link">
347414700_202011796102268_3778712221459190735_n1111-2.jpg</text:a>
', '<text:a xlink:type="simple" xlink:href="https://armyinform.com.ua/wp-content/uploads/2023/05/347257777_558536336464306_8440842215017330238_n-2-150x150.jpg" text:style-name="Internet_20_link" text:visited-style-name="Visited_20_Internet_20_Link">
347257777_558536336464306_8440842215017330238_n-2-150x150.jpg</text:a>
', '<text:a xlink:type="simple" xlink:href="https://armyinform.com.ua/wp-content/uploads/2023/05/347260637_1405975436627348_5162577433351783347_n-2-150x150.jpg" text:style-name="Internet_20_link" text:visited-style-name="Visited_20_Internet_20_Link">
347260637_1405975436627348_5162577433351783347_n-2-150x150.jpg</text:a>
', '<text:a xlink:type="simple" xlink:href="https://armyinform.com.ua/wp-content/uploads/2023/05/347265889_1186934192019133_2319446696059550019_n-3-150x150.jpg" text:style-name="Internet_20_link" text:visited-style-name="Visited_20_Internet_20_Link">
347265889_1186934192019133_2319446696059550019_n-3-150x150.jpg</text:a>
', '<text:a xlink:type="simple" xlink:href="https://armyinform.com.ua/wp-content/uploads/2023/05/347428493_1432568087499940_9083553757080190440_n-1-150x150.jpg" text:style-name="Internet_20_link" text:visited-style-name="Visited_20_Internet_20_Link">
347428493_1432568087499940_9083553757080190440_n-1-150x150.jpg</text:a>
', '<text:a xlink:type="simple" xlink:href="https://armyinform.com.ua/wp-content/uploads/2023/05/347550920_158062447114003_6238660827712342632_n-150x150.jpg" text:style-name="Internet_20_link" text:visited-style-name="Visited_20_Internet_20_Link">
347550920_158062447114003_6238660827712342632_n-150x150.jpg</text:a>
']</text:p>
      <text:p text:style-name="P4">
Tags: ['STOPRUSSIA', 'ГШ ЗСУ', 'ДШВ ЗС УКРАЇНИ']</text:p>
      <text:p text:style-name="P4">
Category: News</text:p>
      <!--METADATA-->
      <text:p text:style-name="P4">
<draw:frame draw:style-name="fr1" draw:name="Image364" text:anchor-type="as-char" svg:width="6.9236in" svg:height="3.894525in" draw:z-index="0">
<draw:image xlink:href="../Images/AРМІЯINFORM/2023-05-31T99-00-00-04-00/347414700_202011796102268_3778712221459190735_n1111-2.jpg" xlink:type="simple" xlink:show="embed" xlink:actuate="onLoad" draw:mime-type="image/jpeg"/>
</draw:frame>
The General Staff of the Armed Forces of Ukraine <text:a xlink:type="simple" xlink:href="https://www.facebook.com/GeneralStaff.ua/posts/pfbid02rXVdxcVTpiAtJCFmUAAtdb4XHciJ9bbNCXfUyTUsX5tddeJoe81GZSUUQeUoeeCCl" text:style-name="Internet_20_link" text:visited-style-name="Visited_20_Internet_20_Link">
published</text:a>
Photo from the exercises of "Marun Berets".</text:p>
      <text:p text:style-name="P4">
Western paratroopers consist of constant training, field exits, training shooting, march-casting, tactical preparation, elaboration of assault. The landfills are honed by the skill of each serviceman and the right of actions within the unit.</text:p>
      <text:p text:style-name="P4">
<text:a xlink:type="simple" xlink:href="https://armyinform.com.ua/wp-content/uploads/2023/05/347257777_558536336464306_8440842215017330238_n-2.jpg" text:style-name="Internet_20_link" text:visited-style-name="Visited_20_Internet_20_Link">
!(Images/AРМІЯINFORM/2023-05-31T99-00-00-04-00/347257777_558536336464306_8440842215017330238_n-2-150x150.jpg)</text:a>
</text:p>
      <text:p text:style-name="P4">
<text:a xlink:type="simple" xlink:href="https://armyinform.com.ua/wp-content/uploads/2023/05/347260637_1405975436627348_5162577433351783347_n-2.jpg" text:style-name="Internet_20_link" text:visited-style-name="Visited_20_Internet_20_Link">
<draw:frame draw:style-name="fr1" draw:name="Image365" text:anchor-type="as-char" svg:width="6.9236in" svg:height="6.9236in" draw:z-index="0">
<draw:image xlink:href="../Images/AРМІЯINFORM/2023-05-31T99-00-00-04-00/347260637_1405975436627348_5162577433351783347_n-2-150x150.jpg" xlink:type="simple" xlink:show="embed" xlink:actuate="onLoad" draw:mime-type="image/jpeg"/>
</draw:frame>
</text:a>
</text:p>
      <text:p text:style-name="P4">
<text:a xlink:type="simple" xlink:href="https://armyinform.com.ua/wp-content/uploads/2023/05/347265889_1186934192019133_2319446696059550019_n-3.jpg" text:style-name="Internet_20_link" text:visited-style-name="Visited_20_Internet_20_Link">
<draw:frame draw:style-name="fr1" draw:name="Image366" text:anchor-type="as-char" svg:width="6.9236in" svg:height="6.9236in" draw:z-index="0">
<draw:image xlink:href="../Images/AРМІЯINFORM/2023-05-31T99-00-00-04-00/347265889_1186934192019133_2319446696059550019_n-3-150x150.jpg" xlink:type="simple" xlink:show="embed" xlink:actuate="onLoad" draw:mime-type="image/jpeg"/>
</draw:frame>
</text:a>
</text:p>
      <text:p text:style-name="P4">
<text:a xlink:type="simple" xlink:href="https://armyinform.com.ua/wp-content/uploads/2023/05/347428493_1432568087499940_9083553757080190440_n-1.jpg" text:style-name="Internet_20_link" text:visited-style-name="Visited_20_Internet_20_Link">
<draw:frame draw:style-name="fr1" draw:name="Image367" text:anchor-type="as-char" svg:width="6.9236in" svg:height="6.9236in" draw:z-index="0">
<draw:image xlink:href="../Images/AРМІЯINFORM/2023-05-31T99-00-00-04-00/347428493_1432568087499940_9083553757080190440_n-1-150x150.jpg" xlink:type="simple" xlink:show="embed" xlink:actuate="onLoad" draw:mime-type="image/jpeg"/>
</draw:frame>
</text:a>
</text:p>
      <text:p text:style-name="P4">
<text:a xlink:type="simple" xlink:href="https://armyinform.com.ua/wp-content/uploads/2023/05/347550920_158062447114003_6238660827712342632_n.jpg" text:style-name="Internet_20_link" text:visited-style-name="Visited_20_Internet_20_Link">
<draw:frame draw:style-name="fr1" draw:name="Image368" text:anchor-type="as-char" svg:width="6.9236in" svg:height="6.9236in" draw:z-index="0">
<draw:image xlink:href="../Images/AРМІЯINFORM/2023-05-31T99-00-00-04-00/347550920_158062447114003_6238660827712342632_n-150x150.jpg" xlink:type="simple" xlink:show="embed" xlink:actuate="onLoad" draw:mime-type="image/jpeg"/>
</draw:frame>
</text:a>
So everyone feels the elbow and shoulder of the brother. So the paratroopers learn to go over!</text:p>
      <text:p text:style-name="P4">
News Source: <text:a xlink:type="simple" xlink:href="https://armyinform.com.ua/2023/05/31/nashi-desantnyky-vchatsya-peremagaty/" text:style-name="Internet_20_link" text:visited-style-name="Visited_20_Internet_20_Link">
https://armyinform.com.ua/2023/05/31/nashi-desantnyky-vchatsya-peremagat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